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Hiragino Kaku Gothic ProN" svg:font-family="'Hiragino Kaku Gothic ProN'"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ＭＳ ゴシック" svg:font-family="'ＭＳ ゴシック'"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9cm"/>
    </style:style>
    <style:style style:name="co2" style:family="table-column">
      <style:table-column-properties fo:break-before="auto" style:column-width="2.258cm"/>
    </style:style>
    <style:style style:name="co3" style:family="table-column">
      <style:table-column-properties fo:break-before="auto" style:column-width="1.148cm"/>
    </style:style>
    <style:style style:name="co4" style:family="table-column">
      <style:table-column-properties fo:break-before="auto" style:column-width="4.613cm"/>
    </style:style>
    <style:style style:name="co5" style:family="table-column">
      <style:table-column-properties fo:break-before="auto" style:column-width="3.93cm"/>
    </style:style>
    <style:style style:name="co6" style:family="table-column">
      <style:table-column-properties fo:break-before="auto" style:column-width="4.154cm"/>
    </style:style>
    <style:style style:name="co7" style:family="table-column">
      <style:table-column-properties fo:break-before="auto" style:column-width="2.224cm"/>
    </style:style>
    <style:style style:name="co8" style:family="table-column">
      <style:table-column-properties fo:break-before="auto" style:column-width="8.864cm"/>
    </style:style>
    <style:style style:name="co9" style:family="table-column">
      <style:table-column-properties fo:break-before="auto" style:column-width="10.014cm"/>
    </style:style>
    <style:style style:name="co10" style:family="table-column">
      <style:table-column-properties fo:break-before="auto" style:column-width="2.261cm"/>
    </style:style>
    <style:style style:name="co11" style:family="table-column">
      <style:table-column-properties fo:break-before="auto" style:column-width="2.93cm"/>
    </style:style>
    <style:style style:name="co12" style:family="table-column">
      <style:table-column-properties fo:break-before="auto" style:column-width="3.485cm"/>
    </style:style>
    <style:style style:name="co13" style:family="table-column">
      <style:table-column-properties fo:break-before="auto" style:column-width="6.675cm"/>
    </style:style>
    <style:style style:name="co14" style:family="table-column">
      <style:table-column-properties fo:break-before="auto" style:column-width="1.062cm"/>
    </style:style>
    <style:style style:name="co15" style:family="table-column">
      <style:table-column-properties fo:break-before="auto" style:column-width="4.272cm"/>
    </style:style>
    <style:style style:name="co16" style:family="table-column">
      <style:table-column-properties fo:break-before="auto" style:column-width="4.228cm"/>
    </style:style>
    <style:style style:name="co17" style:family="table-column">
      <style:table-column-properties fo:break-before="auto" style:column-width="4.004cm"/>
    </style:style>
    <style:style style:name="co18" style:family="table-column">
      <style:table-column-properties fo:break-before="auto" style:column-width="2.268cm"/>
    </style:style>
    <style:style style:name="co19" style:family="table-column">
      <style:table-column-properties fo:break-before="auto" style:column-width="12.462cm"/>
    </style:style>
    <style:style style:name="co20" style:family="table-column">
      <style:table-column-properties fo:break-before="auto" style:column-width="16.021cm"/>
    </style:style>
    <style:style style:name="co21" style:family="table-column">
      <style:table-column-properties fo:break-before="auto" style:column-width="2.314cm"/>
    </style:style>
    <style:style style:name="co22" style:family="table-column">
      <style:table-column-properties fo:break-before="auto" style:column-width="2.536cm"/>
    </style:style>
    <style:style style:name="co23" style:family="table-column">
      <style:table-column-properties fo:break-before="auto" style:column-width="3.471cm"/>
    </style:style>
    <style:style style:name="co24" style:family="table-column">
      <style:table-column-properties fo:break-before="auto" style:column-width="5.83cm"/>
    </style:style>
    <style:style style:name="ro1" style:family="table-row">
      <style:table-row-properties style:row-height="0.452cm" fo:break-before="auto" style:use-optimal-row-height="true"/>
    </style:style>
    <style:style style:name="ro2" style:family="table-row">
      <style:table-row-properties style:row-height="0.855cm" fo:break-before="auto" style:use-optimal-row-height="false"/>
    </style:style>
    <style:style style:name="ro3" style:family="table-row">
      <style:table-row-properties style:row-height="1.563cm" fo:break-before="auto" style:use-optimal-row-height="false"/>
    </style:style>
    <style:style style:name="ro4" style:family="table-row">
      <style:table-row-properties style:row-height="0.811cm" fo:break-before="auto" style:use-optimal-row-height="false"/>
    </style:style>
    <style:style style:name="ro5" style:family="table-row">
      <style:table-row-properties style:row-height="0.728cm" fo:break-before="auto" style:use-optimal-row-height="false"/>
    </style:style>
    <style:style style:name="ro6" style:family="table-row">
      <style:table-row-properties style:row-height="0.651cm" fo:break-before="auto" style:use-optimal-row-height="false"/>
    </style:style>
    <style:style style:name="ro7" style:family="table-row">
      <style:table-row-properties style:row-height="3.882cm" fo:break-before="auto" style:use-optimal-row-height="false"/>
    </style:style>
    <style:style style:name="ro8" style:family="table-row">
      <style:table-row-properties style:row-height="2.208cm" fo:break-before="auto" style:use-optimal-row-height="false"/>
    </style:style>
    <style:style style:name="ro9" style:family="table-row">
      <style:table-row-properties style:row-height="2.544cm" fo:break-before="auto" style:use-optimal-row-height="false"/>
    </style:style>
    <style:style style:name="ro10" style:family="table-row">
      <style:table-row-properties style:row-height="4.217cm" fo:break-before="auto" style:use-optimal-row-height="false"/>
    </style:style>
    <style:style style:name="ro11" style:family="table-row">
      <style:table-row-properties style:row-height="2.877cm" fo:break-before="auto" style:use-optimal-row-height="false"/>
    </style:style>
    <style:style style:name="ro12" style:family="table-row">
      <style:table-row-properties style:row-height="1.873cm" fo:break-before="auto" style:use-optimal-row-height="false"/>
    </style:style>
    <style:style style:name="ro13" style:family="table-row">
      <style:table-row-properties style:row-height="1.383cm" fo:break-before="auto" style:use-optimal-row-height="true"/>
    </style:style>
    <style:style style:name="ro14" style:family="table-row">
      <style:table-row-properties style:row-height="2.388cm" fo:break-before="auto" style:use-optimal-row-height="true"/>
    </style:style>
    <style:style style:name="ro15" style:family="table-row">
      <style:table-row-properties style:row-height="2.353cm" fo:break-before="auto" style:use-optimal-row-height="true"/>
    </style:style>
    <style:style style:name="ro16" style:family="table-row">
      <style:table-row-properties style:row-height="2.596cm" fo:break-before="auto" style:use-optimal-row-height="true"/>
    </style:style>
    <style:style style:name="ro17" style:family="table-row">
      <style:table-row-properties style:row-height="1.538cm" fo:break-before="auto" style:use-optimal-row-height="false"/>
    </style:style>
    <style:style style:name="ro18" style:family="table-row">
      <style:table-row-properties style:row-height="4.553cm" fo:break-before="auto" style:use-optimal-row-height="false"/>
    </style:style>
    <style:style style:name="ro19" style:family="table-row">
      <style:table-row-properties style:row-height="7.567cm" fo:break-before="auto" style:use-optimal-row-height="false"/>
    </style:style>
    <style:style style:name="ro20" style:family="table-row">
      <style:table-row-properties style:row-height="5.891cm" fo:break-before="auto" style:use-optimal-row-height="false"/>
    </style:style>
    <style:style style:name="ro21" style:family="table-row">
      <style:table-row-properties style:row-height="5.556cm" fo:break-before="auto" style:use-optimal-row-height="false"/>
    </style:style>
    <style:style style:name="ro22" style:family="table-row">
      <style:table-row-properties style:row-height="4.888cm" fo:break-before="auto" style:use-optimal-row-height="false"/>
    </style:style>
    <style:style style:name="ro23" style:family="table-row">
      <style:table-row-properties style:row-height="2.723cm" fo:break-before="auto" style:use-optimal-row-height="true"/>
    </style:style>
    <style:style style:name="ro24" style:family="table-row">
      <style:table-row-properties style:row-height="5.759cm" fo:break-before="auto" style:use-optimal-row-height="true"/>
    </style:style>
    <style:style style:name="ro25" style:family="table-row">
      <style:table-row-properties style:row-height="6.227cm" fo:break-before="auto" style:use-optimal-row-height="false"/>
    </style:style>
    <style:style style:name="ro26" style:family="table-row">
      <style:table-row-properties style:row-height="5.581cm" fo:break-before="auto" style:use-optimal-row-height="false"/>
    </style:style>
    <style:style style:name="ro27" style:family="table-row">
      <style:table-row-properties style:row-height="0.452cm" fo:break-before="auto" style:use-optimal-row-height="false"/>
    </style:style>
    <style:style style:name="ro28" style:family="table-row">
      <style:table-row-properties style:row-height="15.159cm" fo:break-before="auto" style:use-optimal-row-height="true"/>
    </style:style>
    <style:style style:name="ro29" style:family="table-row">
      <style:table-row-properties style:row-height="3.394cm" fo:break-before="auto" style:use-optimal-row-height="true"/>
    </style:style>
    <style:style style:name="ro30" style:family="table-row">
      <style:table-row-properties style:row-height="2.053cm" fo:break-before="auto" style:use-optimal-row-height="true"/>
    </style:style>
    <style:style style:name="ro31" style:family="table-row">
      <style:table-row-properties style:row-height="2.79cm" fo:break-before="auto" style:use-optimal-row-height="false"/>
    </style:style>
    <style:style style:name="ro32" style:family="table-row">
      <style:table-row-properties style:row-height="4.062cm" fo:break-before="auto" style:use-optimal-row-height="true"/>
    </style:style>
    <style:style style:name="ro33" style:family="table-row">
      <style:table-row-properties style:row-height="1.718cm" fo:break-before="auto" style:use-optimal-row-height="true"/>
    </style:style>
    <style:style style:name="ro34" style:family="table-row">
      <style:table-row-properties style:row-height="0.612cm" fo:break-before="auto" style:use-optimal-row-height="true"/>
    </style:style>
    <style:style style:name="ro35" style:family="table-row">
      <style:table-row-properties style:row-height="0.529cm" fo:break-before="auto" style:use-optimal-row-height="true"/>
    </style:style>
    <style:style style:name="ro36" style:family="table-row">
      <style:table-row-properties style:row-height="4.397cm" fo:break-before="auto" style:use-optimal-row-height="true"/>
    </style:style>
    <style:style style:name="ro37" style:family="table-row">
      <style:table-row-properties style:row-height="7.435cm" fo:break-before="auto" style:use-optimal-row-height="true"/>
    </style:style>
    <style:style style:name="ro38" style:family="table-row">
      <style:table-row-properties style:row-height="3.727cm" fo:break-before="auto" style:use-optimal-row-height="true"/>
    </style:style>
    <style:style style:name="ro39" style:family="table-row">
      <style:table-row-properties style:row-height="5.424cm" fo:break-before="auto" style:use-optimal-row-height="true"/>
    </style:style>
    <style:style style:name="ro40" style:family="table-row">
      <style:table-row-properties style:row-height="4.733cm" fo:break-before="auto" style:use-optimal-row-height="true"/>
    </style:style>
    <style:style style:name="ro41" style:family="table-row">
      <style:table-row-properties style:row-height="1.663cm" fo:break-before="auto" style:use-optimal-row-height="true"/>
    </style:style>
    <style:style style:name="ro42" style:family="table-row">
      <style:table-row-properties style:row-height="1.339cm" fo:break-before="auto" style:use-optimal-row-height="true"/>
    </style:style>
    <style:style style:name="ro43" style:family="table-row">
      <style:table-row-properties style:row-height="2.678cm" fo:break-before="auto" style:use-optimal-row-height="true"/>
    </style:style>
    <style:style style:name="ro44" style:family="table-row">
      <style:table-row-properties style:row-height="5.357cm" fo:break-before="auto" style:use-optimal-row-height="true"/>
    </style:style>
    <style:style style:name="ro45" style:family="table-row">
      <style:table-row-properties style:row-height="3.059cm" fo:break-before="auto" style:use-optimal-row-height="true"/>
    </style:style>
    <style:style style:name="ro46" style:family="table-row">
      <style:table-row-properties style:row-height="2.053cm" fo:break-before="page" style:use-optimal-row-height="true"/>
    </style:style>
    <style:style style:name="ro47" style:family="table-row">
      <style:table-row-properties style:row-height="2.028cm" fo:break-before="auto" style:use-optimal-row-height="true"/>
    </style:style>
    <style:style style:name="ro48" style:family="table-row">
      <style:table-row-properties style:row-height="4.383cm" fo:break-before="auto" style:use-optimal-row-height="true"/>
    </style:style>
    <style:style style:name="ro49" style:family="table-row">
      <style:table-row-properties style:row-height="7.387cm" fo:break-before="auto" style:use-optimal-row-height="true"/>
    </style:style>
    <style:style style:name="ro50" style:family="table-row">
      <style:table-row-properties style:row-height="5.724cm" fo:break-before="auto" style:use-optimal-row-height="true"/>
    </style:style>
    <style:style style:name="ro51" style:family="table-row">
      <style:table-row-properties style:row-height="3.694cm" fo:break-before="auto" style:use-optimal-row-height="true"/>
    </style:style>
    <style:style style:name="ro52" style:family="table-row">
      <style:table-row-properties style:row-height="4.708cm" fo:break-before="auto" style:use-optimal-row-height="true"/>
    </style:style>
    <style:style style:name="ro53" style:family="table-row">
      <style:table-row-properties style:row-height="3.572cm" fo:break-before="auto" style:use-optimal-row-height="true"/>
    </style:style>
    <style:style style:name="ro54" style:family="table-row">
      <style:table-row-properties style:row-height="2.552cm" fo:break-before="auto" style:use-optimal-row-height="false"/>
    </style:style>
    <style:style style:name="ro55" style:family="table-row">
      <style:table-row-properties style:row-height="1.863cm" fo:break-before="auto" style:use-optimal-row-height="false"/>
    </style:style>
    <style:style style:name="ro56" style:family="table-row">
      <style:table-row-properties style:row-height="3.369cm" fo:break-before="auto" style:use-optimal-row-height="true"/>
    </style:style>
    <style:style style:name="ro57" style:family="table-row">
      <style:table-row-properties style:row-height="4.018cm" fo:break-before="auto" style:use-optimal-row-height="true"/>
    </style:style>
    <style:style style:name="ro58" style:family="table-row">
      <style:table-row-properties style:row-height="2.344cm" fo:break-before="auto" style:use-optimal-row-height="true"/>
    </style:style>
    <style:style style:name="ro59" style:family="table-row">
      <style:table-row-properties style:row-height="2.009cm" fo:break-before="auto" style:use-optimal-row-height="true"/>
    </style:style>
    <style:style style:name="ro60" style:family="table-row">
      <style:table-row-properties style:row-height="4.688cm" fo:break-before="auto" style:use-optimal-row-height="true"/>
    </style:style>
    <style:style style:name="ro61" style:family="table-row">
      <style:table-row-properties style:row-height="0.527cm" fo:break-before="auto" style:use-optimal-row-height="false"/>
    </style:style>
    <style:style style:name="ro6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ta2" style:family="table" style:master-page-name="PageStyle_5f_テンプレ">
      <style:table-properties table:display="false" style:writing-mode="lr-tb"/>
    </style:style>
    <style:style style:name="ta3" style:family="table" style:master-page-name="PageStyle_5f_テンプレ">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vertical-align="top"/>
    </style:style>
    <style:style style:name="ce2" style:family="table-cell" style:parent-style-name="Default" style:data-style-name="N84">
      <style:table-cell-properties style:vertical-align="top"/>
    </style:style>
    <style:style style:name="ce3" style:family="table-cell" style:parent-style-name="Default">
      <style:table-cell-properties style:text-align-source="fix" style:repeat-content="false" style:vertical-align="top"/>
      <style:paragraph-properties fo:text-align="center" fo:margin-left="0cm"/>
    </style:style>
    <style:style style:name="ce4" style:family="table-cell" style:parent-style-name="Default">
      <style:table-cell-properties style:vertical-align="top"/>
      <style:text-properties fo:color="#ff3333"/>
    </style:style>
    <style:style style:name="ce5" style:family="table-cell" style:parent-style-name="Default">
      <style:table-cell-properties style:vertical-align="top"/>
      <style:text-properties fo:color="#808080"/>
    </style:style>
    <style:style style:name="ce6" style:family="table-cell" style:parent-style-name="Default">
      <style:table-cell-properties style:rotation-align="non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7" style:family="table-cell" style:parent-style-name="Default">
      <style:text-properties style:use-window-font-color="true" style:font-name="ＭＳ ゴシック" fo:font-size="10pt" style:font-name-asian="ＭＳ ゴシック" style:font-size-asian="10pt" style:font-size-complex="10pt"/>
    </style:style>
    <style:style style:name="ce8"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font-name="ＭＳ ゴシック" fo:font-size="10pt" fo:language="en" fo:country="US" fo:font-style="normal" fo:text-shadow="none" style:text-underline-style="none" fo:font-weight="normal" style:font-name-asian="ＭＳ ゴシック" style:font-size-asian="10pt" style:language-asian="en" style:country-asian="US" style:font-style-asian="normal" style:font-weight-asian="normal" style:font-name-complex="Tahoma" style:font-size-complex="10pt" style:language-complex="en" style:country-complex="US" style:font-style-complex="normal" style:font-weight-complex="normal"/>
    </style:style>
    <style:style style:name="ce10"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rotation-align="none"/>
      <style:text-properties style:use-window-font-color="true" style:font-name="ＭＳ ゴシック" fo:font-size="10pt" style:font-name-asian="ＭＳ ゴシック" style:font-size-asian="10pt" style:font-size-complex="10pt"/>
    </style:style>
    <style:style style:name="ce12" style:family="table-cell" style:parent-style-name="Default">
      <style:table-cell-properties style:rotation-align="none"/>
      <style:text-properties style:use-window-font-color="true" style:text-outline="false" style:text-line-through-style="none" style:text-line-through-typ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13"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ＭＳ ゴシック" fo:font-size="10pt" style:font-name-asian="ＭＳ ゴシック" style:font-size-asian="10pt" style:font-size-complex="10pt"/>
    </style:style>
    <style:style style:name="ce16"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font-name="ＭＳ ゴシック" fo:font-size="10pt" style:font-name-asian="ＭＳ ゴシック" style:font-size-asian="10pt" style:font-size-complex="10pt"/>
    </style:style>
    <style:style style:name="ce17"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font-name="ＭＳ ゴシック" fo:font-size="10pt" style:font-name-asian="ＭＳ ゴシック" style:font-size-asian="10pt" style:font-name-complex="Arial Unicode MS" style:font-size-complex="10pt"/>
    </style:style>
    <style:style style:name="ce18"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9"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fo:font-size="10pt" style:font-name-asian="ＭＳ ゴシック" style:font-size-asian="10pt" style:font-name-complex="Arial Unicode MS" style:font-size-complex="10pt"/>
    </style:style>
    <style:style style:name="ce20"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21"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name-complex="Arial Unicode MS" style:font-size-complex="10pt"/>
    </style:style>
    <style:style style:name="ce2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24" style:family="table-cell" style:parent-style-name="Default">
      <style:text-properties style:use-window-font-color="true" style:font-name="ＭＳ ゴシック" fo:font-size="12pt" style:font-name-asian="ＭＳ ゴシック" style:font-size-asian="12pt" style:font-size-complex="12pt"/>
    </style:style>
    <style:style style:name="ce25" style:family="table-cell" style:parent-style-name="Default" style:data-style-name="N8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6"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27"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28" style:family="table-cell" style:parent-style-name="Default">
      <style:table-cell-properties fo:wrap-option="wrap" style:rotation-align="none"/>
      <style:text-properties style:use-window-font-color="true" style:font-name="ＭＳ ゴシック" fo:font-size="10pt" style:font-name-asian="ＭＳ ゴシック" style:font-size-asian="10pt" style:font-size-complex="10pt"/>
    </style:style>
    <style:style style:name="ce29" style:family="table-cell" style:parent-style-name="Default">
      <style:table-cell-properties fo:wrap-option="wrap"/>
    </style:style>
    <style:style style:name="ce30" style:family="table-cell" style:parent-style-name="Default">
      <style:table-cell-properties fo:wrap-option="no-wrap" style:rotation-align="none"/>
      <style:text-properties style:use-window-font-color="true" style:text-outline="false" style:text-line-through-style="none" style:text-line-through-typ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31" style:family="table-cell" style:parent-style-name="Default">
      <style:table-cell-properties fo:wrap-option="wrap"/>
      <style:text-properties style:use-window-font-color="true" style:font-name="ＭＳ ゴシック" fo:font-size="10pt" style:font-name-asian="ＭＳ ゴシック" style:font-size-asian="10pt" style:font-size-complex="10pt"/>
    </style:style>
    <style:style style:name="ce32"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fo:wrap-option="no-wrap"/>
      <style:text-properties style:use-window-font-color="true" style:font-name="ＭＳ ゴシック" fo:font-size="10pt" style:font-name-asian="ＭＳ ゴシック" style:font-size-asian="10pt" style:font-size-complex="10pt"/>
    </style:style>
    <style:style style:name="ce36"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7"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39"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fo:font-size="10pt" style:font-name-asian="ＭＳ ゴシック" style:font-size-asian="10pt" style:font-size-complex="10pt"/>
    </style:style>
    <style:style style:name="ce40" style:family="table-cell" style:parent-style-name="Default">
      <style:table-cell-properties fo:border-bottom="0.06pt solid #000000"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43" style:family="table-cell" style:parent-style-name="Default">
      <style:table-cell-properties fo:wrap-option="no-wrap" style:vertical-align="middle"/>
      <style:text-properties style:use-window-font-color="true" style:font-name="ＭＳ ゴシック" fo:font-size="12pt" style:font-name-asian="ＭＳ ゴシック" style:font-size-asian="12pt" style:font-size-complex="12pt"/>
    </style:style>
    <style:style style:name="ce44" style:family="table-cell" style:parent-style-name="Default" style:data-style-name="N84">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45" style:family="table-cell" style:parent-style-name="Default">
      <style:table-cell-properties fo:wrap-option="wrap" style:rotation-align="none" style:vertical-align="middle"/>
      <style:text-properties style:use-window-font-color="true" style:font-name="ＭＳ ゴシック" fo:font-size="10pt" style:font-name-asian="ＭＳ ゴシック" style:font-size-asian="10pt" style:font-size-complex="10pt"/>
    </style:style>
    <style:style style:name="ce46" style:family="table-cell" style:parent-style-name="Default">
      <style:table-cell-properties fo:wrap-option="no-wrap"/>
      <style:text-properties style:use-window-font-color="true" style:font-name="ＭＳ ゴシック" fo:font-size="12pt" style:font-name-asian="ＭＳ ゴシック" style:font-size-asian="12pt" style:font-size-complex="12pt"/>
    </style:style>
    <style:style style:name="ce47" style:family="table-cell" style:parent-style-name="Default">
      <style:table-cell-properties fo:wrap-option="no-wrap" style:rotation-align="none"/>
      <style:text-properties style:use-window-font-color="true" style:font-name="ＭＳ ゴシック" fo:font-size="10pt" style:font-name-asian="ＭＳ ゴシック" style:font-size-asian="10pt" style:font-size-complex="10pt"/>
    </style:style>
    <style:style style:name="ce48"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name-complex="Arial Unicode MS" style:font-size-complex="10pt"/>
    </style:style>
    <style:style style:name="ce49" style:family="table-cell" style:parent-style-name="Default">
      <style:table-cell-properties fo:wrap-option="no-wrap"/>
    </style:style>
    <style:style style:name="ce50" style:family="table-cell" style:parent-style-name="Default">
      <style:text-properties style:font-name="ＭＳ ゴシック" style:font-name-asian="ＭＳ ゴシック"/>
    </style:style>
    <style:style style:name="ce51"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style:diagonal-bl-tr="none" style:diagonal-tl-br="none" fo:wrap-option="wrap" fo:border="0.06pt solid #000000" style:rotation-align="non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style:rotation-align="none"/>
      <style:text-properties style:font-name="ＭＳ ゴシック" style:font-name-asian="ＭＳ ゴシック"/>
    </style:style>
    <style:style style:name="ce54"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5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56" style:family="table-cell" style:parent-style-name="Default">
      <style:table-cell-properties style:text-align-source="fix" style:repeat-content="false" fo:wrap-option="wrap" fo:border="0.74pt solid #000000" style:vertical-align="automatic"/>
      <style:paragraph-properties fo:text-align="start" fo:margin-left="0cm"/>
      <style:text-properties style:font-name="ＭＳ ゴシック" style:font-name-asian="ＭＳ ゴシック"/>
    </style:style>
    <style:style style:name="ce57" style:family="table-cell" style:parent-style-name="Default" style:data-style-name="N115">
      <style:table-cell-properties style:rotation-align="none"/>
      <style:text-properties style:font-name="ＭＳ ゴシック" style:font-name-asian="ＭＳ ゴシック"/>
    </style:style>
    <style:style style:name="ce58" style:family="table-cell" style:parent-style-name="Default">
      <style:table-cell-properties fo:wrap-option="wrap" style:vertical-align="automatic"/>
      <style:text-properties style:font-name="ＭＳ ゴシック" style:font-name-asian="ＭＳ ゴシック"/>
    </style:style>
    <style:style style:name="ce5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ＭＳ ゴシック" style:font-name-asian="ＭＳ ゴシック"/>
    </style:style>
    <style:style style:name="ce60"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style:font-name-asian="ＭＳ ゴシック"/>
    </style:style>
    <style:style style:name="ce6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font-name="ＭＳ ゴシック" style:font-name-asian="ＭＳ ゴシック"/>
    </style:style>
    <style:style style:name="ce6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63"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font-name="ＭＳ ゴシック" style:font-name-asian="ＭＳ ゴシック"/>
    </style:style>
    <style:style style:name="ce6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65" style:family="table-cell" style:parent-style-name="Default">
      <style:table-cell-properties style:rotation-align="none"/>
    </style:style>
    <style:style style:name="ce66"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ＭＳ ゴシック" style:font-name-asian="ＭＳ ゴシック"/>
    </style:style>
    <style:style style:name="ce67" style:family="table-cell" style:parent-style-name="Default">
      <style:table-cell-properties style:text-align-source="fix" style:repeat-content="false" style:rotation-align="none" style:vertical-align="top"/>
      <style:paragraph-properties fo:text-align="start" fo:margin-left="0cm"/>
    </style:style>
    <style:style style:name="ce68"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69" style:family="table-cell" style:parent-style-name="Default">
      <style:table-cell-properties style:text-align-source="fix" style:repeat-content="false" style:rotation-align="none" style:vertical-align="top"/>
      <style:paragraph-properties fo:text-align="start" fo:margin-left="0cm"/>
      <style:text-properties style:use-window-font-color="true" style:font-name="ＭＳ ゴシック" fo:font-size="10pt" style:font-name-asian="ＭＳ ゴシック" style:font-size-asian="10pt" style:font-size-complex="10pt"/>
    </style:style>
    <style:style style:name="T1" style:family="text">
      <style:text-properties style:font-name="ＭＳ ゴシック" style:font-name-asian="ＭＳ ゴシック"/>
    </style:style>
    <style:style style:name="T2" style:family="text">
      <style:text-properties style:font-name-asian="ＭＳ ゴシック"/>
    </style:style>
    <style:style style:name="T3" style:family="text">
      <style:text-properties style:font-name="ＭＳ ゴシック" style:font-name-asian="ＭＳ ゴシック" style:font-name-complex="Arial Unicode MS"/>
    </style:style>
    <style:style style:name="T4" style:family="text">
      <style:text-properties style:font-name="ＭＳ ゴシック" style:font-name-asian="ＭＳ ゴシック" style:font-name-complex=""/>
    </style:style>
  </office:automatic-styles>
  <office:body>
    <office:spreadsheet>
      <table:calculation-settings table:case-sensitive="false" table:automatic-find-labels="false" table:use-regular-expressions="false"/>
      <table:table table:name="表紙・伝達事項" table:style-name="ta1">
        <office:forms form:automatic-focus="false" form:apply-design-mode="false"/>
        <table:table-column table:style-name="co1" table:default-cell-style-name="ce1"/>
        <table:table-column table:style-name="co2" table:number-columns-repeated="7" table:default-cell-style-name="ce1"/>
        <table:table-row table:style-name="ro1">
          <table:table-cell table:number-columns-repeated="8"/>
        </table:table-row>
        <table:table-row table:style-name="ro1">
          <table:table-cell/>
          <table:table-cell office:value-type="string" calcext:value-type="string">
            <text:p>DDTFlower会員画面・管理者画面 試験仕様書</text:p>
          </table:table-cell>
          <table:table-cell table:number-columns-repeated="6"/>
        </table:table-row>
        <table:table-row table:style-name="ro1">
          <table:table-cell table:style-name="ce2"/>
          <table:table-cell office:value-type="string" calcext:value-type="string">
            <text:p>応用編</text:p>
          </table:table-cell>
          <table:table-cell table:number-columns-repeated="6"/>
        </table:table-row>
        <table:table-row table:style-name="ro1" table:number-rows-repeated="5">
          <table:table-cell table:style-name="ce2"/>
          <table:table-cell table:number-columns-repeated="7"/>
        </table:table-row>
        <table:table-row table:style-name="ro1" table:number-rows-repeated="3">
          <table:table-cell table:number-columns-repeated="8"/>
        </table:table-row>
        <table:table-row table:style-name="ro1" table:number-rows-repeated="3">
          <table:table-cell/>
          <table:table-cell table:style-name="ce3"/>
          <table:table-cell table:number-columns-repeated="6"/>
        </table:table-row>
        <table:table-row table:style-name="ro1" table:number-rows-repeated="3">
          <table:table-cell table:number-columns-repeated="8"/>
        </table:table-row>
        <table:table-row table:style-name="ro1">
          <table:table-cell/>
          <table:table-cell table:style-name="ce4"/>
          <table:table-cell table:number-columns-repeated="6"/>
        </table:table-row>
        <table:table-row table:style-name="ro1">
          <table:table-cell/>
          <table:table-cell table:style-name="ce5"/>
          <table:table-cell table:number-columns-repeated="6"/>
        </table:table-row>
        <table:table-row table:style-name="ro1" table:number-rows-repeated="6">
          <table:table-cell table:number-columns-repeated="8"/>
        </table:table-row>
        <table:table-row table:style-name="ro2">
          <table:table-cell table:number-columns-repeated="8"/>
        </table:table-row>
        <table:table-row table:style-name="ro1" table:number-rows-repeated="4">
          <table:table-cell table:number-columns-repeated="8"/>
        </table:table-row>
        <table:table-row table:style-name="ro2">
          <table:table-cell table:number-columns-repeated="8"/>
        </table:table-row>
        <table:table-row table:style-name="ro1" table:number-rows-repeated="7">
          <table:table-cell table:number-columns-repeated="8"/>
        </table:table-row>
        <table:table-row table:style-name="ro3">
          <table:table-cell table:number-columns-repeated="8"/>
        </table:table-row>
      </table:table>
      <table:table table:name="フラワースクールトップ画面" table:style-name="ta2" table:print-ranges="フラワースクールトップ画面.A1:フラワースクールトップ画面.L22">
        <office:forms form:automatic-focus="false" form:apply-design-mode="false"/>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12" table:default-cell-style-name="ce11"/>
        <table:table-column table:style-name="co13" table:default-cell-style-name="ce11"/>
        <table:table-column table:style-name="co14" table:number-columns-repeated="973" table:default-cell-style-name="ce11"/>
        <table:table-column table:style-name="co14" table:number-columns-repeated="40" table:default-cell-style-name="Default"/>
        <table:table-row table:style-name="ro4">
          <table:table-cell table:style-name="ce6"/>
          <table:table-cell table:style-name="ce12" office:value-type="string" calcext:value-type="string">
            <text:p>対象画面：通常画面</text:p>
          </table:table-cell>
          <table:table-cell table:style-name="ce7" table:number-columns-repeated="5"/>
          <table:table-cell table:style-name="ce22" office:value-type="string" calcext:value-type="string">
            <text:p>：</text:p>
          </table:table-cell>
          <table:table-cell table:style-name="ce24" table:number-columns-repeated="2"/>
          <table:table-cell table:number-columns-repeated="1014"/>
        </table:table-row>
        <table:table-row table:style-name="ro5">
          <table:table-cell table:style-name="ce7" table:number-columns-repeated="7"/>
          <table:table-cell table:style-name="ce22" office:value-type="string" calcext:value-type="string">
            <text:p>：</text:p>
          </table:table-cell>
          <table:table-cell table:style-name="ce25" table:number-columns-repeated="2"/>
          <table:table-cell table:number-columns-repeated="1014"/>
        </table:table-row>
        <table:table-row table:style-name="ro6">
          <table:table-cell table:style-name="ce8" office:value-type="string" calcext:value-type="string">
            <text:p>NO.</text:p>
          </table:table-cell>
          <table:table-cell table:style-name="ce13" office:value-type="string" calcext:value-type="string">
            <text:p>大分類</text:p>
          </table:table-cell>
          <table:table-cell table:style-name="ce13" office:value-type="string" calcext:value-type="string">
            <text:p>中分類</text:p>
          </table:table-cell>
          <table:table-cell table:style-name="ce13" office:value-type="string" calcext:value-type="string">
            <text:p>小分類</text:p>
          </table:table-cell>
          <table:table-cell table:style-name="ce13" office:value-type="string" calcext:value-type="string">
            <text:p>区分</text:p>
          </table:table-cell>
          <table:table-cell table:style-name="ce13" office:value-type="string" calcext:value-type="string">
            <text:p>試験手順</text:p>
          </table:table-cell>
          <table:table-cell table:style-name="ce13" office:value-type="string" calcext:value-type="string">
            <text:p>期待値</text:p>
          </table:table-cell>
          <table:table-cell table:style-name="ce13" office:value-type="string" calcext:value-type="string">
            <text:p>結果</text:p>
          </table:table-cell>
          <table:table-cell table:style-name="ce13" office:value-type="string" calcext:value-type="string">
            <text:p>確認者</text:p>
          </table:table-cell>
          <table:table-cell table:style-name="ce13" office:value-type="string" calcext:value-type="string">
            <text:p>確認日時</text:p>
          </table:table-cell>
          <table:table-cell table:style-name="ce13"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style-name="ce28" table:number-columns-repeated="972"/>
          <table:table-cell table:style-name="ce29" table:number-columns-repeated="41"/>
        </table:table-row>
        <table:table-row table:style-name="ro7" table:visibility="collapse">
          <table:table-cell table:style-name="ce10" office:value-type="float" office:value="1" calcext:value-type="float">
            <text:p>1</text:p>
          </table:table-cell>
          <table:table-cell table:number-columns-repeated="3" table:style-name="ce14" office:value-type="string" calcext:value-type="string">
            <text:p>ログインボタン</text:p>
          </table:table-cell>
          <table:table-cell table:style-name="ce16" office:value-type="string" calcext:value-type="string">
            <text:p>正常</text:p>
          </table:table-cell>
          <table:table-cell table:style-name="ce18" office:value-type="string" calcext:value-type="string">
            <text:p>1 .ログインボタンを押下する。</text:p>
          </table:table-cell>
          <table:table-cell table:style-name="ce20" office:value-type="string" calcext:value-type="string">
            <text:p>(イ.遷移)</text:p>
            <text:p>1.ログインダイアログが表示される。</text:p>
            <text:p>2.ログインダイアログ内に以下がある。</text:p>
            <text:p> a.ユーザID入力欄</text:p>
            <text:p> b.パスワード入力欄</text:p>
            <text:p> c.ログインボタン</text:p>
            <text:p> d.閉じるボタン</text:p>
            <text:p> e.クローズボックス</text:p>
            <text:p><text:span text:style-name="T1">(ロ.データ)</text:span></text:p>
            <text:p><text:span text:style-name="T1">なし</text:span></text:p>
            <text:p/>
          </table:table-cell>
          <table:table-cell table:style-name="ce23" table:number-columns-repeated="2"/>
          <table:table-cell table:style-name="ce26"/>
          <table:table-cell table:style-name="ce27"/>
          <table:table-cell table:number-columns-repeated="1013"/>
        </table:table-row>
        <table:table-row table:style-name="ro8" table:visibility="collapse">
          <table:table-cell table:style-name="ce10" office:value-type="float" office:value="2" calcext:value-type="float">
            <text:p>2</text:p>
          </table:table-cell>
          <table:table-cell table:style-name="ce14" office:value-type="string" calcext:value-type="string">
            <text:p>ログインダイアログ</text:p>
          </table:table-cell>
          <table:table-cell table:style-name="ce14" office:value-type="string" calcext:value-type="string">
            <text:p>入力要素</text:p>
          </table:table-cell>
          <table:table-cell table:style-name="ce14" office:value-type="string" calcext:value-type="string">
            <text:p>ログインID入力フォーム</text:p>
          </table:table-cell>
          <table:table-cell table:style-name="ce16" office:value-type="string" calcext:value-type="string">
            <text:p>正常</text:p>
          </table:table-cell>
          <table:table-cell table:style-name="ce18" office:value-type="string" calcext:value-type="string">
            <text:p>1. ログインID入力フォームを押下する。</text:p>
            <text:p>2. キーボード入力を行う。</text:p>
          </table:table-cell>
          <table:table-cell table:style-name="ce21" office:value-type="string" calcext:value-type="string">
            <text:p><text:span text:style-name="T1">(イ.遷移)</text:span></text:p>
            <text:p><text:span text:style-name="T1">1. ユーザID入力フォームにカーソルがフォーカスされること。</text:span></text:p>
            <text:p><text:span text:style-name="T1">2. ユーザID入力欄に文字が入力されること。</text:span></text:p>
            <text:p><text:span text:style-name="T1">(ロ.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10" office:value-type="float" office:value="3" calcext:value-type="float">
            <text:p>3</text:p>
          </table:table-cell>
          <table:table-cell table:style-name="ce14" office:value-type="string" calcext:value-type="string">
            <text:p>ログインダイアログ</text:p>
          </table:table-cell>
          <table:table-cell table:style-name="ce14" office:value-type="string" calcext:value-type="string">
            <text:p>入力要素</text:p>
          </table:table-cell>
          <table:table-cell table:style-name="ce14" office:value-type="string" calcext:value-type="string">
            <text:p>パスワード入力フォーム</text:p>
          </table:table-cell>
          <table:table-cell table:style-name="ce16" office:value-type="string" calcext:value-type="string">
            <text:p>正常</text:p>
          </table:table-cell>
          <table:table-cell table:style-name="ce18" office:value-type="string" calcext:value-type="string">
            <text:p>1. パスワード入力フォームを押下する。</text:p>
            <text:p>2. キーボード入力を行う。</text:p>
          </table:table-cell>
          <table:table-cell table:style-name="ce21" office:value-type="string" calcext:value-type="string">
            <text:p><text:span text:style-name="T2">(イ.遷移)</text:span></text:p>
            <text:p><text:span text:style-name="T2">1. ユーザID入力フォームにカーソルがフォーカスされること。</text:span></text:p>
            <text:p><text:span text:style-name="T2">2. パスワード入力フォームに文字が入力されること。また、入力された文字が*で表示されること。</text:span></text:p>
            <text:p><text:span text:style-name="T2">(ロ.データ)</text:span></text:p>
            <text:p><text:span text:style-name="T2">なし</text:span></text:p>
          </table:table-cell>
          <table:table-cell table:style-name="ce23" table:number-columns-repeated="2"/>
          <table:table-cell table:style-name="ce26"/>
          <table:table-cell table:style-name="ce27"/>
          <table:table-cell table:number-columns-repeated="1013"/>
        </table:table-row>
        <table:table-row table:style-name="ro8" table:visibility="collapse">
          <table:table-cell table:style-name="ce10" office:value-type="float" office:value="4" calcext:value-type="float">
            <text:p>4</text:p>
          </table:table-cell>
          <table:table-cell table:style-name="ce14" office:value-type="string" calcext:value-type="string">
            <text:p>ログインダイアログ</text:p>
          </table:table-cell>
          <table:table-cell table:style-name="ce14" office:value-type="string" calcext:value-type="string">
            <text:p>ボタン</text:p>
          </table:table-cell>
          <table:table-cell table:style-name="ce14" office:value-type="string" calcext:value-type="string">
            <text:p>キャンセルボタン</text:p>
          </table:table-cell>
          <table:table-cell table:style-name="ce17" office:value-type="string" calcext:value-type="string">
            <text:p>正常</text:p>
          </table:table-cell>
          <table:table-cell table:style-name="ce18" office:value-type="string" calcext:value-type="string">
            <text:p>1. キャンセルボタンを押下する。</text:p>
          </table:table-cell>
          <table:table-cell table:style-name="ce21" office:value-type="string" calcext:value-type="string">
            <text:p><text:span text:style-name="T1">(イ.遷移)</text:span></text:p>
            <text:p>1. 以下の通りの遷移が行われること。</text:p>
            <text:p> a. ログインダイアログが閉じる。</text:p>
            <text:p> b. フラワースクールトップ画面に遷移する。</text:p>
            <text:p><text:span text:style-name="T1">(ロ.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8" table:visibility="collapse">
          <table:table-cell table:style-name="ce10" office:value-type="float" office:value="5" calcext:value-type="float">
            <text:p>5</text:p>
          </table:table-cell>
          <table:table-cell table:style-name="ce14" office:value-type="string" calcext:value-type="string">
            <text:p>ログインダイアログ</text:p>
          </table:table-cell>
          <table:table-cell table:style-name="ce14" office:value-type="string" calcext:value-type="string">
            <text:p>ボタン</text:p>
          </table:table-cell>
          <table:table-cell table:style-name="ce14" office:value-type="string" calcext:value-type="string">
            <text:p>クローズボックス</text:p>
          </table:table-cell>
          <table:table-cell table:style-name="ce17" office:value-type="string" calcext:value-type="string">
            <text:p>正常</text:p>
          </table:table-cell>
          <table:table-cell table:style-name="ce18" office:value-type="string" calcext:value-type="string">
            <text:p>1. クローズボックスを押下する。</text:p>
          </table:table-cell>
          <table:table-cell table:style-name="ce21" office:value-type="string" calcext:value-type="string">
            <text:p><text:span text:style-name="T1">(イ.遷移)</text:span></text:p>
            <text:p>1. 以下の通りの遷移が行われること。</text:p>
            <text:p> a. ログインダイアログが閉じる。</text:p>
            <text:p> b. フラワースクールトップ画面に遷移する。</text:p>
            <text:p><text:span text:style-name="T1">(ロ.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8" table:visibility="collapse">
          <table:table-cell table:style-name="ce10" office:value-type="float" office:value="6" calcext:value-type="float">
            <text:p>6</text:p>
          </table:table-cell>
          <table:table-cell table:style-name="ce14" office:value-type="string" calcext:value-type="string">
            <text:p>ログインダイアログ</text:p>
          </table:table-cell>
          <table:table-cell table:style-name="ce14" office:value-type="string" calcext:value-type="string">
            <text:p>ボタン</text:p>
          </table:table-cell>
          <table:table-cell table:style-name="ce14" office:value-type="string" calcext:value-type="string">
            <text:p>ログインボタン</text:p>
          </table:table-cell>
          <table:table-cell table:style-name="ce17" office:value-type="string" calcext:value-type="string">
            <text:p>正常</text:p>
          </table:table-cell>
          <table:table-cell table:style-name="ce18" office:value-type="string" calcext:value-type="string">
            <text:p>1. クローズボックスを押下する。</text:p>
          </table:table-cell>
          <table:table-cell table:style-name="ce21" office:value-type="string" calcext:value-type="string">
            <text:p><text:span text:style-name="T1">(イ.遷移)</text:span></text:p>
            <text:p>1. 以下の通りの遷移が行われること。</text:p>
            <text:p> a. ログインダイアログが閉じる。</text:p>
            <text:p> b. フラワースクールトップ画面に遷移する。</text:p>
            <text:p><text:span text:style-name="T1">(ロ.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0" table:visibility="collapse">
          <table:table-cell table:style-name="ce10" office:value-type="float" office:value="7" calcext:value-type="float">
            <text:p>7</text:p>
          </table:table-cell>
          <table:table-cell table:style-name="ce14" office:value-type="string" calcext:value-type="string">
            <text:p>ログインダイアログ</text:p>
          </table:table-cell>
          <table:table-cell table:style-name="ce14" office:value-type="string" calcext:value-type="string">
            <text:p>ボタン</text:p>
          </table:table-cell>
          <table:table-cell table:style-name="ce14" office:value-type="string" calcext:value-type="string">
            <text:p>ログインボタン</text:p>
          </table:table-cell>
          <table:table-cell table:style-name="ce17" office:value-type="string" calcext:value-type="string">
            <text:p>正常</text:p>
          </table:table-cell>
          <table:table-cell table:style-name="ce18" office:value-type="string" calcext:value-type="string">
            <text:p>1. ログインID入力フォームを押下する。</text:p>
            <text:p>2. ログインID入力フォームに会員権限アカウントのログインIDを入力する。</text:p>
            <text:p>3. パスワード入力フォームを押下する。</text:p>
            <text:p>4. パスワード入力フォームにログインIDに対応したパスワードを入力する。</text:p>
            <text:p>5. ログインボタンを押下する。</text:p>
          </table:table-cell>
          <table:table-cell table:style-name="ce21" office:value-type="string" calcext:value-type="string">
            <text:p><text:span text:style-name="T2">(イ.遷移)</text:span></text:p>
            <text:p><text:span text:style-name="T2">5. 会員トップ画面へ遷移する。</text:span></text:p>
            <text:p><text:span text:style-name="T2">(ロ.データ)</text:span></text:p>
            <text:p><text:span text:style-name="T2">2. 会員情報テーブル(user_inf)のレコードのlogin_id列のデータが入力対象となる。</text:span></text:p>
            <text:p><text:span text:style-name="T2">また、会員権限は同テーブルauthority列の値が80以外であることが条件となっている。</text:span></text:p>
            <text:p><text:span text:style-name="T2">4. ロ.データ 2. で対象としたレコードのpassword列の値をsha1で復号した値が入力対象となる。</text:span></text:p>
            <text:p><text:span text:style-name="T2">実行にはweb上のsha1変換ツールを必要とする。</text:span></text:p>
            <text:p><text:span text:style-name="T2">5. ブラウザのcookieを確認し、ユーザIDがuserId、権限の値がauthorityに設定されていること。</text:span></text:p>
          </table:table-cell>
          <table:table-cell table:style-name="ce23" table:number-columns-repeated="2"/>
          <table:table-cell table:style-name="ce26"/>
          <table:table-cell table:style-name="ce27"/>
          <table:table-cell table:number-columns-repeated="1013"/>
        </table:table-row>
        <table:table-row table:style-name="ro10" table:visibility="collapse">
          <table:table-cell table:style-name="ce10" office:value-type="float" office:value="8" calcext:value-type="float">
            <text:p>8</text:p>
          </table:table-cell>
          <table:table-cell table:style-name="ce14" office:value-type="string" calcext:value-type="string">
            <text:p>ログインダイアログ</text:p>
          </table:table-cell>
          <table:table-cell table:style-name="ce14" office:value-type="string" calcext:value-type="string">
            <text:p>ボタン</text:p>
          </table:table-cell>
          <table:table-cell table:style-name="ce14" office:value-type="string" calcext:value-type="string">
            <text:p>ログインボタン</text:p>
          </table:table-cell>
          <table:table-cell table:style-name="ce17" office:value-type="string" calcext:value-type="string">
            <text:p>正常</text:p>
          </table:table-cell>
          <table:table-cell table:style-name="ce18" office:value-type="string" calcext:value-type="string">
            <text:p>1. ログインID入力フォームを押下する。</text:p>
            <text:p>2. ログインID入力フォームに管理者権限アカウントのログインIDを入力する。</text:p>
            <text:p>3. パスワード入力フォームを押下する。</text:p>
            <text:p>4. パスワード入力フォームにログインIDに対応したパスワードを入力する。</text:p>
            <text:p>5. ログインボタンを押下する。</text:p>
          </table:table-cell>
          <table:table-cell table:style-name="ce21" office:value-type="string" calcext:value-type="string">
            <text:p><text:span text:style-name="T2">(イ.遷移)</text:span></text:p>
            <text:p><text:span text:style-name="T2">5. 管理者画面へ遷移する。</text:span></text:p>
            <text:p><text:span text:style-name="T2">(ロ.データ)</text:span></text:p>
            <text:p><text:span text:style-name="T2">2. 会員情報テーブル(user_inf)のレコードのlogin_id列のデータが入力対象となる。</text:span></text:p>
            <text:p><text:span text:style-name="T2">また、会員権限は同テーブルauthority列の値が80であることが条件となっている。</text:span></text:p>
            <text:p><text:span text:style-name="T2">4. ロ.データ 2. で対象としたレコードのpassword列の値をsha1で復号した値が入力対象となる。</text:span></text:p>
            <text:p><text:span text:style-name="T2">実行にはweb上のsha1変換ツールを必要とする。</text:span></text:p>
            <text:p><text:span text:style-name="T2">5. ブラウザのcookieを確認し、ユーザIDがuserId、権限の値がauthorityに設定されていること。</text:span></text:p>
          </table:table-cell>
          <table:table-cell table:style-name="ce23" table:number-columns-repeated="2"/>
          <table:table-cell table:style-name="ce26"/>
          <table:table-cell table:style-name="ce27"/>
          <table:table-cell table:number-columns-repeated="1013"/>
        </table:table-row>
        <table:table-row table:style-name="ro8" table:visibility="collapse">
          <table:table-cell table:style-name="ce10" office:value-type="float" office:value="9" calcext:value-type="float">
            <text:p>9</text:p>
          </table:table-cell>
          <table:table-cell table:style-name="ce14" office:value-type="string" calcext:value-type="string">
            <text:p>ログインダイアログ</text:p>
          </table:table-cell>
          <table:table-cell table:style-name="ce14" office:value-type="string" calcext:value-type="string">
            <text:p>ボタン</text:p>
          </table:table-cell>
          <table:table-cell table:style-name="ce14" office:value-type="string" calcext:value-type="string">
            <text:p>ログインボタン</text:p>
          </table:table-cell>
          <table:table-cell table:style-name="ce17" office:value-type="string" calcext:value-type="string">
            <text:p>異常</text:p>
          </table:table-cell>
          <table:table-cell table:style-name="ce18" office:value-type="string" calcext:value-type="string">
            <text:p>1. ログインID入力フォームを押下する。</text:p>
            <text:p>2. ログインID入力フォームに有効なアカウントのログインIDを入力する。</text:p>
            <text:p>3. パスワード入力フォームを押下する。</text:p>
            <text:p>4. パスワード入力フォームの内容を空白にする。</text:p>
            <text:p>5. ログインボタンを押下する。</text:p>
          </table:table-cell>
          <table:table-cell table:style-name="ce21"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
          </table:table-cell>
          <table:table-cell table:style-name="ce23" table:number-columns-repeated="2"/>
          <table:table-cell table:style-name="ce26"/>
          <table:table-cell table:style-name="ce27"/>
          <table:table-cell table:number-columns-repeated="1013"/>
        </table:table-row>
        <table:table-row table:style-name="ro11" table:visibility="collapse">
          <table:table-cell table:style-name="ce10" office:value-type="float" office:value="10" calcext:value-type="float">
            <text:p>10</text:p>
          </table:table-cell>
          <table:table-cell table:style-name="ce14" office:value-type="string" calcext:value-type="string">
            <text:p>ログインダイアログ</text:p>
          </table:table-cell>
          <table:table-cell table:style-name="ce14" office:value-type="string" calcext:value-type="string">
            <text:p>ボタン</text:p>
          </table:table-cell>
          <table:table-cell table:style-name="ce14" office:value-type="string" calcext:value-type="string">
            <text:p>ログインボタン</text:p>
          </table:table-cell>
          <table:table-cell table:style-name="ce16" office:value-type="string" calcext:value-type="string">
            <text:p>異常</text:p>
          </table:table-cell>
          <table:table-cell table:style-name="ce18" office:value-type="string" calcext:value-type="string">
            <text:p>1. ログインID入力フォームを押下する。</text:p>
            <text:p>2. ログインID入力フォームに有効なアカウントのログインIDと、任意の文字列を入力する。</text:p>
            <text:p>3. パスワード入力フォームを押下する。</text:p>
            <text:p>4. パスワード入力フォームにログインIDに対応したパスワードを入力する。</text:p>
            <text:p>5. ログインボタンを押下する。</text:p>
          </table:table-cell>
          <table:table-cell table:style-name="ce21"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text:span text:style-name="T2">4. ロ.データ 2. で対象としたレコードのpassword列の値をsha1で復号した値が入力対象となる。</text:span></text:p>
            <text:p><text:span text:style-name="T2">実行にはweb上のsha1変換ツールを必要とする。</text:span></text:p>
          </table:table-cell>
          <table:table-cell table:style-name="ce23" table:number-columns-repeated="2"/>
          <table:table-cell table:style-name="ce26"/>
          <table:table-cell table:style-name="ce27"/>
          <table:table-cell table:number-columns-repeated="1013"/>
        </table:table-row>
        <table:table-row table:style-name="ro11" table:visibility="collapse">
          <table:table-cell table:style-name="ce10" office:value-type="float" office:value="11" calcext:value-type="float">
            <text:p>11</text:p>
          </table:table-cell>
          <table:table-cell table:style-name="ce14" office:value-type="string" calcext:value-type="string">
            <text:p>ログインダイアログ</text:p>
          </table:table-cell>
          <table:table-cell table:style-name="ce14" office:value-type="string" calcext:value-type="string">
            <text:p>ボタン</text:p>
          </table:table-cell>
          <table:table-cell table:style-name="ce14" office:value-type="string" calcext:value-type="string">
            <text:p>ログインボタン</text:p>
          </table:table-cell>
          <table:table-cell table:style-name="ce16" office:value-type="string" calcext:value-type="string">
            <text:p>異常</text:p>
          </table:table-cell>
          <table:table-cell table:style-name="ce18" office:value-type="string" calcext:value-type="string">
            <text:p>1. ログインID入力フォームを押下する。</text:p>
            <text:p>2. ログインID入力フォームに有効なアカウントのログインIDを入力する。</text:p>
            <text:p>3. パスワード入力フォームを押下する。</text:p>
            <text:p>4. パスワード入力フォームにログインIDに対応したパスワードt,任意の文字列を入力する。</text:p>
            <text:p>5. ログインボタンを押下する。</text:p>
          </table:table-cell>
          <table:table-cell table:style-name="ce21"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text:span text:style-name="T2">4. ロ.データ 2. で対象としたレコードのpassword列の値をsha1で復号した値が入力対象となる。</text:span></text:p>
            <text:p><text:span text:style-name="T2">実行にはweb上のsha1変換ツールを必要とする。</text:span></text:p>
          </table:table-cell>
          <table:table-cell table:style-name="ce23" table:number-columns-repeated="2"/>
          <table:table-cell table:style-name="ce26"/>
          <table:table-cell table:style-name="ce27"/>
          <table:table-cell table:number-columns-repeated="1013"/>
        </table:table-row>
        <table:table-row table:style-name="ro11" table:visibility="collapse">
          <table:table-cell table:style-name="ce10" office:value-type="float" office:value="12" calcext:value-type="float">
            <text:p>12</text:p>
          </table:table-cell>
          <table:table-cell table:style-name="ce14" office:value-type="string" calcext:value-type="string">
            <text:p>ログインダイアログ</text:p>
          </table:table-cell>
          <table:table-cell table:style-name="ce14" office:value-type="string" calcext:value-type="string">
            <text:p>ボタン</text:p>
          </table:table-cell>
          <table:table-cell table:style-name="ce14" office:value-type="string" calcext:value-type="string">
            <text:p>ログインボタン</text:p>
          </table:table-cell>
          <table:table-cell table:style-name="ce16" office:value-type="string" calcext:value-type="string">
            <text:p>異常</text:p>
          </table:table-cell>
          <table:table-cell table:style-name="ce18" office:value-type="string" calcext:value-type="string">
            <text:p>1. ログインID入力フォームを押下する。</text:p>
            <text:p>2. ログインID入力フォームに有効なアカウントのログインIDを入力する。</text:p>
            <text:p>3. パスワード入力フォームを押下する。</text:p>
            <text:p>4. パスワード入力フォームにログインIDに対応したパスワードt,任意の文字列を入力する。</text:p>
            <text:p>5. ログインボタンを押下する。</text:p>
          </table:table-cell>
          <table:table-cell table:style-name="ce21"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レコードのlogin_id列のデータが入力対象となる。</text:span></text:p>
            <text:p><text:span text:style-name="T2">4. ロ.データ 2. で対象としたレコードのpassword列の値をsha1で復号した値が入力対象となる。</text:span></text:p>
            <text:p><text:span text:style-name="T2">実行にはweb上のsha1変換ツールを必要とする。</text:span></text:p>
          </table:table-cell>
          <table:table-cell table:style-name="ce23" table:number-columns-repeated="2"/>
          <table:table-cell table:style-name="ce26"/>
          <table:table-cell table:style-name="ce27"/>
          <table:table-cell table:number-columns-repeated="1013"/>
        </table:table-row>
        <table:table-row table:style-name="ro11" table:visibility="collapse">
          <table:table-cell table:style-name="ce10" office:value-type="float" office:value="13" calcext:value-type="float">
            <text:p>13</text:p>
          </table:table-cell>
          <table:table-cell table:style-name="ce14" office:value-type="string" calcext:value-type="string">
            <text:p>ログインダイアログ</text:p>
          </table:table-cell>
          <table:table-cell table:style-name="ce14" office:value-type="string" calcext:value-type="string">
            <text:p>ボタン</text:p>
          </table:table-cell>
          <table:table-cell table:style-name="ce14" office:value-type="string" calcext:value-type="string">
            <text:p>ログインボタン</text:p>
          </table:table-cell>
          <table:table-cell table:style-name="ce16" office:value-type="string" calcext:value-type="string">
            <text:p>異常</text:p>
          </table:table-cell>
          <table:table-cell table:style-name="ce18" office:value-type="string" calcext:value-type="string">
            <text:p>1. ログインID入力フォームを押下する。</text:p>
            <text:p>2. ログインID入力フォームにログインIDに対応したパスワードを入力する。</text:p>
            <text:p>3. パスワード入力フォームを押下する。</text:p>
            <text:p>4. パスワード入力フォームに有効なアカウントのログインIDを入力する。</text:p>
            <text:p>5. ログインボタンを押下する。</text:p>
          </table:table-cell>
          <table:table-cell table:style-name="ce21"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2. 会員情報テーブル(user_inf)の任意レコードのpassword列の値をsha1で復号した値が入力対象となる。</text:span></text:p>
            <text:p><text:span text:style-name="T2">実行にはweb上のsha1変換ツールを必要とする。</text:span></text:p>
            <text:p><text:span text:style-name="T2">4. 2. で入力したパスワードに対応する会員情報テーブル(user_inf)のレコードのlogin_id列の値を入力する。</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10" office:value-type="float" office:value="14" calcext:value-type="float">
            <text:p>14</text:p>
          </table:table-cell>
          <table:table-cell table:style-name="ce14" office:value-type="string" calcext:value-type="string">
            <text:p>ログインダイアログ</text:p>
          </table:table-cell>
          <table:table-cell table:style-name="ce14" office:value-type="string" calcext:value-type="string">
            <text:p>ボタン</text:p>
          </table:table-cell>
          <table:table-cell table:style-name="ce14" office:value-type="string" calcext:value-type="string">
            <text:p>ログインボタン</text:p>
          </table:table-cell>
          <table:table-cell table:style-name="ce16" office:value-type="string" calcext:value-type="string">
            <text:p>異常</text:p>
          </table:table-cell>
          <table:table-cell table:style-name="ce18" office:value-type="string" calcext:value-type="string">
            <text:p>1. ログインID入力フォームを押下する。</text:p>
            <text:p>2. ログインID入力フォームの内容を空白にする。</text:p>
            <text:p>3. パスワード入力フォームを押下する。</text:p>
            <text:p>4. パスワード入力フォームの内容を空白にする。</text:p>
            <text:p>5. ログインボタンを押下する。</text:p>
          </table:table-cell>
          <table:table-cell table:style-name="ce21" office:value-type="string" calcext:value-type="string">
            <text:p><text:span text:style-name="T2">(イ.遷移)</text:span></text:p>
            <text:p><text:span text:style-name="T2">5. ログインに失敗しエラーメッセージが表示されること。</text:span></text:p>
            <text:p><text:span text:style-name="T2">(ロ.データ)</text:span></text:p>
            <text:p><text:span text:style-name="T2">なし</text:span></text:p>
          </table:table-cell>
          <table:table-cell table:style-name="ce23" table:number-columns-repeated="2"/>
          <table:table-cell table:style-name="ce26"/>
          <table:table-cell table:style-name="ce27"/>
          <table:table-cell table:number-columns-repeated="1013"/>
        </table:table-row>
        <table:table-row table:style-name="ro6" table:number-rows-repeated="10">
          <table:table-cell table:number-columns-repeated="4"/>
          <table:table-cell table:style-name="ce7"/>
          <table:table-cell table:number-columns-repeated="1019"/>
        </table:table-row>
        <table:table-row table:style-name="ro6" table:number-rows-repeated="1048545">
          <table:table-cell table:number-columns-repeated="1024"/>
        </table:table-row>
        <table:table-row table:style-name="ro6">
          <table:table-cell table:number-columns-repeated="1024"/>
        </table:table-row>
      </table:table>
      <table:table table:name="会員トップ画面" table:style-name="ta3" table:print-ranges="会員トップ画面.A1:会員トップ画面.K52">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会員トップ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9">
          <table:table-cell table:style-name="ce33" office:value-type="float" office:value="1" calcext:value-type="float" table:number-columns-spanned="1" table:number-rows-spanned="3">
            <text:p>1</text:p>
          </table:table-cell>
          <table:table-cell table:style-name="ce14" office:value-type="string" calcext:value-type="string" table:number-columns-spanned="1" table:number-rows-spanned="3">
            <text:p>授業予約</text:p>
          </table:table-cell>
          <table:table-cell table:style-name="ce14" office:value-type="string" calcext:value-type="string">
            <text:p>予約カレンダー</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明るい緑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ること。</text:p>
            <text:p><text:span text:style-name="T1">(ロ. データ)</text:span></text:p>
            <text:p><text:span text:style-name="T1">1.授業テーブル(classwork)に同日の授業データがあること。</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9"/>
          <table:covered-table-cell table:style-name="ce14"/>
          <table:table-cell table:style-name="ce14" office:value-type="string" calcext:value-type="string">
            <text:p>日ごと授業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授業一覧の背景色が白(活性)かつ予約状況が予約可の授業データを押下する。</text:p>
          </table:table-cell>
          <table:table-cell table:style-name="ce39" office:value-type="string" calcext:value-type="string">
            <text:p><text:span text:style-name="T1">(イ. 遷移)</text:span></text:p>
            <text:p><text:span text:style-name="T1">1.授業予約ダイアログが表示される。</text:span></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4">
          <table:covered-table-cell table:style-name="ce9"/>
          <table:covered-table-cell table:style-name="ce14"/>
          <table:table-cell table:style-name="ce14" office:value-type="string" calcext:value-type="string">
            <text:p>授業予約ダイアログ</text:p>
          </table:table-cell>
          <table:table-cell table:style-name="ce14" office:value-type="string" calcext:value-type="string">
            <text:p>はいボタン</text:p>
          </table:table-cell>
          <table:table-cell table:style-name="ce15" office:value-type="string" calcext:value-type="string">
            <text:p>正常</text:p>
          </table:table-cell>
          <table:table-cell table:style-name="ce18" office:value-type="string" calcext:value-type="string">
            <text:p>1.はいボタンを押下する。</text:p>
          </table:table-cell>
          <table:table-cell table:style-name="ce19" office:value-type="string" calcext:value-type="string">
            <text:p><text:span text:style-name="T2">(イ. 遷移)</text:span></text:p>
            <text:p><text:span text:style-name="T2">1.以下の通りとなること。</text:span></text:p>
            <text:p><text:span text:style-name="T2"> a.授業予約ダイアログが閉じられる。</text:span></text:p>
            <text:p><text:span text:style-name="T2"> b.日ごと予約者一覧が更新され、選択した授業データの予約状況が予約済となること。</text:span></text:p>
            <text:p><text:span text:style-name="T2"> c.予約済の授業一覧が更新され、選択した授業データが追加されること。</text:span></text:p>
            <text:p><text:span text:style-name="T2">(ロ. データ)</text:span></text:p>
            <text:p><text:span text:style-name="T2">1.授業予約ダイアログが閉じられること。</text:span></text:p>
          </table:table-cell>
          <table:table-cell table:style-name="ce23" table:number-columns-repeated="2"/>
          <table:table-cell table:style-name="ce26"/>
          <table:table-cell table:style-name="ce27"/>
          <table:table-cell table:number-columns-repeated="1013"/>
        </table:table-row>
        <table:table-row table:style-name="ro9">
          <table:table-cell table:style-name="ce33" office:value-type="float" office:value="2" calcext:value-type="float" table:number-columns-spanned="1" table:number-rows-spanned="3">
            <text:p>2</text:p>
          </table:table-cell>
          <table:table-cell table:style-name="ce14" office:value-type="string" calcext:value-type="string" table:number-columns-spanned="1" table:number-rows-spanned="3">
            <text:p>授業キャンセル</text:p>
          </table:table-cell>
          <table:table-cell table:style-name="ce14" office:value-type="string" calcext:value-type="string">
            <text:p>予約カレンダー</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明るい黄色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ること。</text:p>
            <text:p><text:span text:style-name="T1">(ロ. データ)</text:span></text:p>
            <text:p><text:span text:style-name="T1">1.授業テーブル(classwork)に同日の授業データがあること。</text:span></text:p>
          </table:table-cell>
          <table:table-cell table:style-name="ce23" table:number-columns-repeated="2"/>
          <table:table-cell table:style-name="ce26"/>
          <table:table-cell table:style-name="ce27"/>
          <table:table-cell table:number-columns-repeated="1013"/>
        </table:table-row>
        <table:table-row table:style-name="ro15">
          <table:covered-table-cell table:style-name="ce9"/>
          <table:covered-table-cell table:style-name="ce14"/>
          <table:table-cell table:style-name="ce14" office:value-type="string" calcext:value-type="string">
            <text:p>日ごと授業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 色が黄色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キャンセル済みの授業(本人、管理者操作問わず)の情報が記載されていないこと。</text:p>
            <text:p><text:span text:style-name="T1">1.受講テーブル(user_classwork)に同日のキャンセル済の授業データ(受講状態列(user_work_status)の値が10または11)があること。</text:span></text:p>
          </table:table-cell>
          <table:table-cell table:style-name="ce23" table:number-columns-repeated="2"/>
          <table:table-cell table:style-name="ce26"/>
          <table:table-cell table:style-name="ce27"/>
          <table:table-cell table:number-columns-repeated="1013"/>
        </table:table-row>
        <table:table-row table:style-name="ro16">
          <table:covered-table-cell table:style-name="ce9"/>
          <table:covered-table-cell table:style-name="ce14"/>
          <table:table-cell table:style-name="ce14" office:value-type="string" calcext:value-type="string">
            <text:p>授業キャンセルダイアログ</text:p>
          </table:table-cell>
          <table:table-cell table:style-name="ce14" office:value-type="string" calcext:value-type="string">
            <text:p>はいボタン</text:p>
          </table:table-cell>
          <table:table-cell table:style-name="ce15" office:value-type="string" calcext:value-type="string">
            <text:p>正常</text:p>
          </table:table-cell>
          <table:table-cell table:style-name="ce18" office:value-type="string" calcext:value-type="string">
            <text:p>1.はいボタンを押下する。</text:p>
          </table:table-cell>
          <table:table-cell table:style-name="ce19" office:value-type="string" calcext:value-type="string">
            <text:p><text:span text:style-name="T2">(イ. 遷移)</text:span></text:p>
            <text:p><text:span text:style-name="T2">1.以下の通りとなること。</text:span></text:p>
            <text:p><text:span text:style-name="T2"> a.授業キャンセルダイアログが閉じられる。</text:span></text:p>
            <text:p><text:span text:style-name="T2"> b.日ごと予約者一覧が更新され、選択した授業データの予約状況がキャンセル(本人)となること。</text:span></text:p>
            <text:p><text:span text:style-name="T2"> c.予約済の授業一覧が更新され、選択した授業データが無くなること。</text:span></text:p>
            <text:p><text:span text:style-name="T2">(ロ. データ)</text:span></text:p>
            <text:p><text:span text:style-name="T2">1.授業予約ダイアログが閉じられること。</text:span></text:p>
          </table:table-cell>
          <table:table-cell table:style-name="ce23" table:number-columns-repeated="2"/>
          <table:table-cell table:style-name="ce26"/>
          <table:table-cell table:style-name="ce27"/>
          <table:table-cell table:number-columns-repeated="1013"/>
        </table:table-row>
        <table:table-row table:style-name="ro9">
          <table:table-cell table:style-name="ce33" office:value-type="float" office:value="3" calcext:value-type="float" table:number-columns-spanned="1" table:number-rows-spanned="3">
            <text:p>3</text:p>
          </table:table-cell>
          <table:table-cell table:style-name="ce14" office:value-type="string" calcext:value-type="string" table:number-columns-spanned="1" table:number-rows-spanned="3">
            <text:p>授業再予約</text:p>
          </table:table-cell>
          <table:table-cell table:style-name="ce14" office:value-type="string" calcext:value-type="string">
            <text:p>予約カレンダー</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明るい緑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ること。</text:p>
            <text:p><text:span text:style-name="T1">(ロ. データ)</text:span></text:p>
            <text:p><text:span text:style-name="T1">1.授業テーブル(classwork)に同日の授業データがあること。</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9"/>
          <table:covered-table-cell table:style-name="ce14"/>
          <table:table-cell table:style-name="ce14" office:value-type="string" calcext:value-type="string">
            <text:p>日ごと授業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授業一覧の背景色が白(活性)かつ予約状況がキャンセル(本人)の授業データを押下する。</text:p>
          </table:table-cell>
          <table:table-cell table:style-name="ce39" office:value-type="string" calcext:value-type="string">
            <text:p><text:span text:style-name="T1">(イ. 遷移)</text:span></text:p>
            <text:p><text:span text:style-name="T1">1.授業予約ダイアログが表示される。</text:span></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4">
          <table:covered-table-cell table:style-name="ce9"/>
          <table:covered-table-cell table:style-name="ce14"/>
          <table:table-cell table:style-name="ce14" office:value-type="string" calcext:value-type="string">
            <text:p>授業予約ダイアログ</text:p>
          </table:table-cell>
          <table:table-cell table:style-name="ce14" office:value-type="string" calcext:value-type="string">
            <text:p>はいボタン</text:p>
          </table:table-cell>
          <table:table-cell table:style-name="ce15" office:value-type="string" calcext:value-type="string">
            <text:p>正常</text:p>
          </table:table-cell>
          <table:table-cell table:style-name="ce18" office:value-type="string" calcext:value-type="string">
            <text:p>1.はいボタンを押下する。</text:p>
          </table:table-cell>
          <table:table-cell table:style-name="ce19" office:value-type="string" calcext:value-type="string">
            <text:p><text:span text:style-name="T2">(イ. 遷移)</text:span></text:p>
            <text:p><text:span text:style-name="T2">1.以下の通りとなること。</text:span></text:p>
            <text:p><text:span text:style-name="T2"> a.授業予約ダイアログが閉じられる。</text:span></text:p>
            <text:p><text:span text:style-name="T2"> b.日ごと予約者一覧が更新され、選択した授業データの予約状況が予約済となること。</text:span></text:p>
            <text:p><text:span text:style-name="T2"> c.予約済の授業一覧が更新され、選択した授業データが追加されること。</text:span></text:p>
            <text:p><text:span text:style-name="T2">(ロ. データ)</text:span></text:p>
            <text:p><text:span text:style-name="T2">1.授業予約ダイアログが閉じられること。</text:span></text:p>
          </table:table-cell>
          <table:table-cell table:style-name="ce23" table:number-columns-repeated="2"/>
          <table:table-cell table:style-name="ce26"/>
          <table:table-cell table:style-name="ce27"/>
          <table:table-cell table:number-columns-repeated="1013"/>
        </table:table-row>
        <table:table-row table:style-name="ro1" table:number-rows-repeated="2">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1" calcext:value-type="float">
            <text:p>1</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ユーザ名</text:p>
          </table:table-cell>
          <table:table-cell table:style-name="ce16" office:value-type="string" calcext:value-type="string">
            <text:p>正常</text:p>
          </table:table-cell>
          <table:table-cell table:style-name="ce18" office:value-type="string" calcext:value-type="string">
            <text:p>1. 会員トップ画面へ遷移する。</text:p>
          </table:table-cell>
          <table:table-cell table:style-name="ce21"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2" calcext:value-type="float">
            <text:p>2</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所持ポイント</text:p>
          </table:table-cell>
          <table:table-cell table:style-name="ce16" office:value-type="string" calcext:value-type="string">
            <text:p>正常</text:p>
          </table:table-cell>
          <table:table-cell table:style-name="ce18" office:value-type="string" calcext:value-type="string">
            <text:p>1. 会員トップ画面へ遷移する。</text:p>
          </table:table-cell>
          <table:table-cell table:style-name="ce21"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3" calcext:value-type="float">
            <text:p>3</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フラワースクールトップ画面ボタン</text:p>
          </table:table-cell>
          <table:table-cell table:style-name="ce16" office:value-type="string" calcext:value-type="string">
            <text:p>正常</text:p>
          </table:table-cell>
          <table:table-cell table:style-name="ce38" office:value-type="string" calcext:value-type="string">
            <text:p>1. フラワースクールトップ画面ボタン(ロゴの形式)を押下する。</text:p>
          </table:table-cell>
          <table:table-cell table:style-name="ce21" office:value-type="string" calcext:value-type="string">
            <text:p>(イ. 遷移)</text:p>
            <text:p>通常画面へ遷移する。</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4" calcext:value-type="float">
            <text:p>4</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ログアウトボタン</text:p>
          </table:table-cell>
          <table:table-cell table:style-name="ce16" office:value-type="string" calcext:value-type="string">
            <text:p>正常</text:p>
          </table:table-cell>
          <table:table-cell table:style-name="ce18" office:value-type="string" calcext:value-type="string">
            <text:p>1. ログアウトボタンを押下する。</text:p>
          </table:table-cell>
          <table:table-cell table:style-name="ce20"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8" table:visibility="collapse">
          <table:table-cell table:style-name="ce33" office:value-type="float" office:value="5" calcext:value-type="float">
            <text:p>5</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会員トップ画面ボタン</text:p>
          </table:table-cell>
          <table:table-cell table:style-name="ce16" office:value-type="string" calcext:value-type="string">
            <text:p>正常</text:p>
          </table:table-cell>
          <table:table-cell table:style-name="ce18" office:value-type="string" calcext:value-type="string">
            <text:p>1. 会員トップページボタンを押下する。</text:p>
          </table:table-cell>
          <table:table-cell table:style-name="ce40"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office:value-type="string" calcext:value-type="string">
            <text:p>ロゴ上の名前はmyPageとなっている。</text:p>
          </table:table-cell>
          <table:table-cell table:number-columns-repeated="1013"/>
        </table:table-row>
        <table:table-row table:style-name="ro19" table:visibility="collapse">
          <table:table-cell table:style-name="ce33" office:value-type="float" office:value="6" calcext:value-type="float">
            <text:p>6</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プロフィール変更画面ボタン</text:p>
          </table:table-cell>
          <table:table-cell table:style-name="ce16" office:value-type="string" calcext:value-type="string">
            <text:p>正常</text:p>
          </table:table-cell>
          <table:table-cell table:style-name="ce18" office:value-type="string" calcext:value-type="string">
            <text:p>1. プロフィール変更画面ボタンを押下する。</text:p>
          </table:table-cell>
          <table:table-cell table:style-name="ce20"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20" table:visibility="collapse">
          <table:table-cell table:style-name="ce33" office:value-type="float" office:value="7" calcext:value-type="float">
            <text:p>7</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目安箱画面ボタン</text:p>
          </table:table-cell>
          <table:table-cell table:style-name="ce16" office:value-type="string" calcext:value-type="string">
            <text:p>正常</text:p>
          </table:table-cell>
          <table:table-cell table:style-name="ce18" office:value-type="string" calcext:value-type="string">
            <text:p>1. 目安箱画面ボタンを押下する。</text:p>
          </table:table-cell>
          <table:table-cell table:style-name="ce20"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8" table:visibility="collapse">
          <table:table-cell table:style-name="ce33" office:value-type="float" office:value="8" calcext:value-type="float">
            <text:p>8</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ギャラリー画面ボタン</text:p>
          </table:table-cell>
          <table:table-cell table:style-name="ce16" office:value-type="string" calcext:value-type="string">
            <text:p>正常</text:p>
          </table:table-cell>
          <table:table-cell table:style-name="ce18" office:value-type="string" calcext:value-type="string">
            <text:p>1. ギャラリー画面ボタンを押下する。</text:p>
          </table:table-cell>
          <table:table-cell table:style-name="ce20"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7" table:visibility="collapse">
          <table:table-cell table:style-name="ce33" office:value-type="float" office:value="9" calcext:value-type="float">
            <text:p>9</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ブログ画面ボタン</text:p>
          </table:table-cell>
          <table:table-cell table:style-name="ce16" office:value-type="string" calcext:value-type="string">
            <text:p>正常</text:p>
          </table:table-cell>
          <table:table-cell table:style-name="ce18" office:value-type="string" calcext:value-type="string">
            <text:p>1. ブログ画面ボタンを押下する。</text:p>
          </table:table-cell>
          <table:table-cell table:style-name="ce20"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3" table:number-columns-repeated="2"/>
          <table:table-cell table:style-name="ce26"/>
          <table:table-cell table:style-name="ce27"/>
          <table:table-cell table:number-columns-repeated="1013"/>
        </table:table-row>
        <table:table-row table:style-name="ro21" table:visibility="collapse">
          <table:table-cell table:style-name="ce33" office:value-type="float" office:value="10" calcext:value-type="float">
            <text:p>10</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22" table:visibility="collapse">
          <table:table-cell table:style-name="ce33" office:value-type="float" office:value="11" calcext:value-type="float">
            <text:p>11</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 マイブログ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7" table:visibility="collapse">
          <table:table-cell table:style-name="ce33" office:value-type="float" office:value="12" calcext:value-type="float">
            <text:p>12</text:p>
          </table:table-cell>
          <table:table-cell table:style-name="ce14" office:value-type="string" calcext:value-type="string">
            <text:p>お知らせ</text:p>
          </table:table-cell>
          <table:table-cell table:style-name="ce14" office:value-type="string" calcext:value-type="string">
            <text:p>表示情報</text:p>
          </table:table-cell>
          <table:table-cell table:style-name="ce14" office:value-type="string" calcext:value-type="string">
            <text:p>お知らせ(タイトル、本文)</text:p>
          </table:table-cell>
          <table:table-cell table:style-name="ce16" office:value-type="string" calcext:value-type="string">
            <text:p>正常</text:p>
          </table:table-cell>
          <table:table-cell table:style-name="ce18" office:value-type="string" calcext:value-type="string">
            <text:p>1. 会員トップ画面へ遷移する。</text:p>
          </table:table-cell>
          <table:table-cell table:style-name="ce21" office:value-type="string" calcext:value-type="string">
            <text:p>(イ. 遷移)</text:p>
            <text:p>1.お知らせにお知らせタイトル、お知らせ本文が表示されること。</text:p>
            <text:p>※DBに該当する会員へのお知らせが登録されていない場合、何も表示されない。</text:p>
            <text:p>(ロ. データ)</text:p>
            <text:p>1.参照DB</text:p>
            <text:p>message_infテーブル</text:p>
            <text:p>お知らせタイトル : message_title</text:p>
            <text:p>お知らせ本文 : message_content</text:p>
            <text:p>ユーザIDとの紐付確認</text:p>
            <text:p>message_toテーブル</text:p>
            <text:p>ユーザID : user_key</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13" calcext:value-type="float">
            <text:p>13</text:p>
          </table:table-cell>
          <table:table-cell table:style-name="ce14" office:value-type="string" calcext:value-type="string">
            <text:p>予約カレンダー</text:p>
          </table:table-cell>
          <table:table-cell table:style-name="ce14" office:value-type="string" calcext:value-type="string">
            <text:p>表示情報</text:p>
          </table:table-cell>
          <table:table-cell table:style-name="ce14" office:value-type="string" calcext:value-type="string">
            <text:p>年月表示</text:p>
          </table:table-cell>
          <table:table-cell table:style-name="ce15" office:value-type="string" calcext:value-type="string">
            <text:p>正常</text:p>
          </table:table-cell>
          <table:table-cell table:style-name="ce18" office:value-type="string" calcext:value-type="string">
            <text:p>1. 会員トップ画面へ遷移する。</text:p>
          </table:table-cell>
          <table:table-cell table:style-name="ce39"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3" table:number-columns-repeated="2"/>
          <table:table-cell table:style-name="ce26"/>
          <table:table-cell table:style-name="ce27"/>
          <table:table-cell table:number-columns-repeated="1013"/>
        </table:table-row>
        <table:table-row table:style-name="ro23" table:visibility="collapse">
          <table:table-cell table:style-name="ce33" office:value-type="float" office:value="14" calcext:value-type="float">
            <text:p>14</text:p>
          </table:table-cell>
          <table:table-cell table:style-name="ce14" office:value-type="string" calcext:value-type="string">
            <text:p>予約カレンダー</text:p>
          </table:table-cell>
          <table:table-cell table:style-name="ce14" office:value-type="string" calcext:value-type="string">
            <text:p>ボタン</text:p>
          </table:table-cell>
          <table:table-cell table:style-name="ce14" office:value-type="string" calcext:value-type="string">
            <text:p>矢印ボタン(左)</text:p>
          </table:table-cell>
          <table:table-cell table:style-name="ce15" office:value-type="string" calcext:value-type="string">
            <text:p>正常</text:p>
          </table:table-cell>
          <table:table-cell table:style-name="ce18" office:value-type="string" calcext:value-type="string">
            <text:p>1. カレンダーの現在の年月表示右の矢印ボタンを押下する。(回数は任意)</text:p>
            <text:p/>
          </table:table-cell>
          <table:table-cell table:style-name="ce39" office:value-type="string" calcext:value-type="string">
            <text:p>(イ. 遷移)</text:p>
            <text:p>1.左のボタンを押下して以下の結果が得られること。</text:p>
            <text:p> a.現在の月までカレンダーを切り替えられること。</text:p>
            <text:p> b.現在の月のカレンダーを表示している場合は当該ボタンが非活性となり、押下できなくなること。</text:p>
            <text:p><text:span text:style-name="T1">(ロ. データ)</text:span></text:p>
            <text:p><text:span text:style-name="T1"> 1.現在の月の基準はHTTPサーバのシステム日時であること。</text:span></text:p>
            <text:p><text:span text:style-name="T1"> </text:span></text:p>
          </table:table-cell>
          <table:table-cell table:style-name="ce23" table:number-columns-repeated="2"/>
          <table:table-cell table:style-name="ce26"/>
          <table:table-cell table:style-name="ce27"/>
          <table:table-cell table:number-columns-repeated="1013"/>
        </table:table-row>
        <table:table-row table:style-name="ro23" table:visibility="collapse">
          <table:table-cell table:style-name="ce33" office:value-type="float" office:value="15" calcext:value-type="float">
            <text:p>15</text:p>
          </table:table-cell>
          <table:table-cell table:style-name="ce14" office:value-type="string" calcext:value-type="string">
            <text:p>予約カレンダー</text:p>
          </table:table-cell>
          <table:table-cell table:style-name="ce14" office:value-type="string" calcext:value-type="string">
            <text:p>ボタン</text:p>
          </table:table-cell>
          <table:table-cell table:style-name="ce14" office:value-type="string" calcext:value-type="string">
            <text:p>矢印ボタン(右)</text:p>
          </table:table-cell>
          <table:table-cell table:style-name="ce15" office:value-type="string" calcext:value-type="string">
            <text:p>正常</text:p>
          </table:table-cell>
          <table:table-cell table:style-name="ce18" office:value-type="string" calcext:value-type="string">
            <text:p>1. カレンダーの現在の年月表示右の矢印ボタンを押下する。(回数は任意)</text:p>
          </table:table-cell>
          <table:table-cell table:style-name="ce39" office:value-type="string" calcext:value-type="string">
            <text:p>(イ. 遷移)</text:p>
            <text:p>1.右のボタンを押下して以下の結果が得られること。</text:p>
            <text:p> a.現在の月から最大2ヶ月先までカレンダーを切り替えられること。</text:p>
            <text:p> b.現在の月から2ヶ月先のカレンダーを表示している場合は当該ボタンが非活性となり、押下できなくなること。</text:p>
            <text:p><text:span text:style-name="T1">(ロ. データ)</text:span></text:p>
            <text:p><text:span text:style-name="T1"> 1.現在の月の基準はHTTPサーバのシステム日時であること。</text:span></text:p>
            <text:p/>
          </table:table-cell>
          <table:table-cell table:style-name="ce23" table:number-columns-repeated="2"/>
          <table:table-cell table:style-name="ce26"/>
          <table:table-cell table:style-name="ce27"/>
          <table:table-cell table:number-columns-repeated="1013"/>
        </table:table-row>
        <table:table-row table:style-name="ro24" table:visibility="collapse">
          <table:table-cell table:style-name="ce33" office:value-type="float" office:value="16" calcext:value-type="float">
            <text:p>16</text:p>
          </table:table-cell>
          <table:table-cell table:style-name="ce14" office:value-type="string" calcext:value-type="string">
            <text:p>予約カレンダー</text:p>
          </table:table-cell>
          <table:table-cell table:style-name="ce14" office:value-type="string" calcext:value-type="string">
            <text:p>ボタン</text:p>
          </table:table-cell>
          <table:table-cell table:style-name="ce15"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カレンダーの月が切り替わる。</text:p>
          </table:table-cell>
          <table:table-cell table:style-name="ce39" office:value-type="string" calcext:value-type="string">
            <text:p>(イ. 遷移)</text:p>
            <text:p>1. 日付ボタンの色が以下の通りになっていること。</text:p>
            <text:p> a.本日以前の日付ボタンが非活性(極薄の灰色)となっていること。</text:p>
            <text:p> b.明日以降の日付ボタンが活性(薄い灰色)となっていること。</text:p>
            <text:p> c.授業がある日付ボタンの色が明るい緑色になっていること。</text:p>
            <text:p> d.ユーザ本人、または管理者がキャンセルした授業がある日付ボタンが黄色になっていること。</text:p>
            <text:p> e..ログインユーザが予約した授業がある日付ボタンが明るい水色になっている。</text:p>
            <text:p>※条件が重なっていた場合の優先度は、a &lt; b &lt; c &lt; d &lt; eとなる。</text:p>
            <text:p><text:span text:style-name="T1">(ロ. データ)</text:span></text:p>
            <text:p><text:span text:style-name="T1">1. c 〜 eについては授業時間帯テーブル、受講情報テーブルを参照して状態を確かめている。</text:span></text:p>
            <text:p><text:span text:style-name="T1"> c. 授業時間帯テーブル(time_table_day)の授業日付列(lesson_date)を1月分確認し、存在する日付に対応する日付ボタンをハイライトする。</text:span></text:p>
            <text:p><text:span text:style-name="T1"> d. c.の情報を元に授業情報テーブル(user_classwork)のユーザID(user_key)に紐づくデータ</text:span></text:p>
            <text:p><text:span text:style-name="T1">のみ取得し、予約状況列(user_work_status)の値が1〜3であることを条件とする。</text:span></text:p>
            <text:p><text:span text:style-name="T1"> e. c.の情報を元に授業情報テーブル(user_classwork)のユーザID(user_key)に紐づくデータ</text:span></text:p>
            <text:p><text:span text:style-name="T1">のみ取得し、予約状況列(user_work_status)の値が10〜11であることを条件とする。</text:span></text:p>
            <text:p/>
          </table:table-cell>
          <table:table-cell table:style-name="ce23" table:number-columns-repeated="2"/>
          <table:table-cell table:style-name="ce26"/>
          <table:table-cell table:style-name="ce27"/>
          <table:table-cell table:number-columns-repeated="1013"/>
        </table:table-row>
        <table:table-row table:style-name="ro25" table:visibility="collapse">
          <table:table-cell table:style-name="ce33" office:value-type="float" office:value="17" calcext:value-type="float">
            <text:p>17</text:p>
          </table:table-cell>
          <table:table-cell table:style-name="ce14" office:value-type="string" calcext:value-type="string">
            <text:p>予約カレンダー</text:p>
          </table:table-cell>
          <table:table-cell table:style-name="ce14" office:value-type="string" calcext:value-type="string">
            <text:p>ボタン</text:p>
          </table:table-cell>
          <table:table-cell table:style-name="ce15"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会員トップ画面へ遷移する。</text:p>
          </table:table-cell>
          <table:table-cell table:style-name="ce39" office:value-type="string" calcext:value-type="string">
            <text:p>(イ. 遷移)</text:p>
            <text:p>1. 日付ボタンの色が以下の通りになっていること。</text:p>
            <text:p> a.本日以前の日付ボタンが非活性(極薄の灰色)となっていること。</text:p>
            <text:p> b.明日以降の日付ボタンが活性(薄い灰色)となっていること。</text:p>
            <text:p> c.授業がある日付ボタンの色が明るい緑色になっていること。</text:p>
            <text:p> d.ユーザ本人、または管理者がキャンセルした授業がある日付ボタンが黄色になっていること。</text:p>
            <text:p> e..ログインユーザが予約した授業がある日付ボタンが明るい水色になっている。</text:p>
            <text:p>※条件が重なっていた場合の優先度は、a &lt; b &lt; c &lt; d &lt; eとなる。</text:p>
            <text:p><text:span text:style-name="T1">(ロ. データ)</text:span></text:p>
            <text:p><text:span text:style-name="T1">1. c 〜 eについては授業時間帯テーブル、受講情報テーブルを参照して状態を確かめている。</text:span></text:p>
            <text:p><text:span text:style-name="T1"> c. 授業時間帯テーブル(time_table_day)の授業日付列(lesson_date)を1月分確認し、存在する日付に対応する日付ボタンをハイライトする。</text:span></text:p>
            <text:p><text:span text:style-name="T1"> d. c.の情報を元に授業情報テーブル(user_classwork)のユーザID(user_key)に紐づくデータ</text:span></text:p>
            <text:p><text:span text:style-name="T1">のみ取得し、予約状況列(user_work_status)の値が1〜3であることを条件とする。</text:span></text:p>
            <text:p><text:span text:style-name="T1"> e. c.の情報を元に授業情報テーブル(user_classwork)のユーザID(user_key)に紐づくデータ</text:span></text:p>
            <text:p><text:span text:style-name="T1">のみ取得し、予約状況列(user_work_status)の値が10〜11であることを条件とする。</text:span></text:p>
            <text:p/>
          </table:table-cell>
          <table:table-cell table:style-name="ce23" table:number-columns-repeated="2"/>
          <table:table-cell table:style-name="ce26"/>
          <table:table-cell table:style-name="ce27"/>
          <table:table-cell table:number-columns-repeated="1013"/>
        </table:table-row>
        <table:table-row table:style-name="ro21" table:visibility="collapse">
          <table:table-cell table:style-name="ce33" office:value-type="float" office:value="18" calcext:value-type="float">
            <text:p>18</text:p>
          </table:table-cell>
          <table:table-cell table:style-name="ce14" office:value-type="string" calcext:value-type="string">
            <text:p>予約カレンダー</text:p>
          </table:table-cell>
          <table:table-cell table:style-name="ce14" office:value-type="string" calcext:value-type="string">
            <text:p>ボタン</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薄い灰色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ないこと。</text:p>
            <text:p><text:span text:style-name="T1">(ロ. データ)</text:span></text:p>
            <text:p><text:span text:style-name="T1">1.以下の条件のいずれかが満たされている事。</text:span></text:p>
            <text:p><text:span text:style-name="T1"> a.時間帯テーブル(time_table_day)に同日の時間帯データがないこと。</text:span></text:p>
            <text:p><text:span text:style-name="T1"> b.授業テーブル(classwork)に同日の授業データがないこと。</text:span></text:p>
            <text:p><text:span text:style-name="T1"> c.授業テーブル(classwork)に同日の予約可能な授業データがないこと。予約可能ではない授業の定義は以下の通りとなる。</text:span></text:p>
            <text:p><text:span text:style-name="T1">  c-1.ログインユーザの受講テーマと合致しない授業。</text:span></text:p>
            <text:p><text:span text:style-name="T1">       受講するにはユーザ受講テーブル(user_lesson)テーブルにユーザID(user_key)と受講テーマID(lesson_key)の組み合わせが合致したデータがある必要がある。</text:span></text:p>
            <text:p><text:span text:style-name="T1">  c-2.中止、予約締切、予約不可、満席の授業。</text:span></text:p>
            <text:p><text:span text:style-name="T1">      授業テーブル(classwork)の授業状態(classwork_status)の値が2〜6であること。</text:span></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19" calcext:value-type="float">
            <text:p>19</text:p>
          </table:table-cell>
          <table:table-cell table:style-name="ce14" office:value-type="string" calcext:value-type="string">
            <text:p>予約カレンダー</text:p>
          </table:table-cell>
          <table:table-cell table:style-name="ce14" office:value-type="string" calcext:value-type="string">
            <text:p>ボタン</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明るい緑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ること。</text:p>
            <text:p><text:span text:style-name="T1">(ロ. データ)</text:span></text:p>
            <text:p><text:span text:style-name="T1">1.授業テーブル(classwork)に同日の授業データがあること。</text:span></text:p>
          </table:table-cell>
          <table:table-cell table:style-name="ce23" table:number-columns-repeated="2"/>
          <table:table-cell table:style-name="ce26"/>
          <table:table-cell table:style-name="ce27"/>
          <table:table-cell table:number-columns-repeated="1013"/>
        </table:table-row>
        <table:table-row table:style-name="ro11" table:visibility="collapse">
          <table:table-cell table:style-name="ce33" office:value-type="float" office:value="20" calcext:value-type="float">
            <text:p>20</text:p>
          </table:table-cell>
          <table:table-cell table:style-name="ce14" office:value-type="string" calcext:value-type="string">
            <text:p>予約カレンダー</text:p>
          </table:table-cell>
          <table:table-cell table:style-name="ce14" office:value-type="string" calcext:value-type="string">
            <text:p>ボタン</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明るい水色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予約済みの授業の情報が記載されていること。</text:p>
            <text:p><text:span text:style-name="T1">(ロ. データ)</text:span></text:p>
            <text:p><text:span text:style-name="T1">1.受講テーブル(user_classwork)に同日の予約済の授業データ(受講状態列(user_work_status)の値が1)があること。</text:span></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21" calcext:value-type="float">
            <text:p>21</text:p>
          </table:table-cell>
          <table:table-cell table:style-name="ce14" office:value-type="string" calcext:value-type="string">
            <text:p>予約カレンダー</text:p>
          </table:table-cell>
          <table:table-cell table:style-name="ce14" office:value-type="string" calcext:value-type="string">
            <text:p>ボタン</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黄色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キャンセル済みの授業(本人、管理者操作問わず)の情報が記載されていないこと。</text:p>
            <text:p><text:span text:style-name="T1">1.受講テーブル(user_classwork)に同日のキャンセル済の授業データ(受講状態列(user_work_status)の値が10または11)があること。</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22" calcext:value-type="float">
            <text:p>22</text:p>
          </table:table-cell>
          <table:table-cell table:style-name="ce14" office:value-type="string" calcext:value-type="string">
            <text:p>予約カレンダー</text:p>
          </table:table-cell>
          <table:table-cell table:style-name="ce14" office:value-type="string" calcext:value-type="string">
            <text:p>ボタン</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極薄の灰色(非活性)となっている日付を押下する。</text:p>
          </table:table-cell>
          <table:table-cell table:style-name="ce39" office:value-type="string" calcext:value-type="string">
            <text:p>(イ. 遷移)</text:p>
            <text:p>1.以下の条件を満たす事。</text:p>
            <text:p> a. 日ごと授業一覧ダイアログが表示されない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23" calcext:value-type="float">
            <text:p>23</text:p>
          </table:table-cell>
          <table:table-cell table:style-name="ce14" office:value-type="string" calcext:value-type="string">
            <text:p>授業一覧タブ</text:p>
          </table:table-cell>
          <table:table-cell table:number-columns-repeated="2" table:style-name="ce14" office:value-type="string" calcext:value-type="string">
            <text:p>タブ</text:p>
          </table:table-cell>
          <table:table-cell table:style-name="ce15" office:value-type="string" calcext:value-type="string">
            <text:p>正常</text:p>
          </table:table-cell>
          <table:table-cell table:style-name="ce18" office:value-type="string" calcext:value-type="string">
            <text:p>1. 会員トップ画面へ遷移する。</text:p>
          </table:table-cell>
          <table:table-cell table:style-name="ce39" office:value-type="string" calcext:value-type="string">
            <text:p>(イ. 遷移)</text:p>
            <text:p>以下の条件を満たした授業一覧タブが表示されること。</text:p>
            <text:p>1.授業一覧タブ内に以下のものがある</text:p>
            <text:p>・予約中の授業ボタン</text:p>
            <text:p>・受講済の授業ボタン</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24" calcext:value-type="float">
            <text:p>24</text:p>
          </table:table-cell>
          <table:table-cell table:style-name="ce14" office:value-type="string" calcext:value-type="string">
            <text:p>授業一覧タブ</text:p>
          </table:table-cell>
          <table:table-cell table:style-name="ce14" office:value-type="string" calcext:value-type="string">
            <text:p>タブ</text:p>
          </table:table-cell>
          <table:table-cell table:style-name="ce37" office:value-type="string" calcext:value-type="string">
            <text:p>予約中の授業ボタン</text:p>
          </table:table-cell>
          <table:table-cell table:style-name="ce15" office:value-type="string" calcext:value-type="string">
            <text:p>正常</text:p>
          </table:table-cell>
          <table:table-cell table:style-name="ce18" office:value-type="string" calcext:value-type="string">
            <text:p>1.予約中の授業ボタンを押下する。</text:p>
            <text:p/>
          </table:table-cell>
          <table:table-cell table:style-name="ce39" office:value-type="string" calcext:value-type="string">
            <text:p>(イ. 遷移)</text:p>
            <text:p>1.予約中の授業一覧が表示されること。(会員トップ画面初期表示時は変化なし)</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25" calcext:value-type="float">
            <text:p>25</text:p>
          </table:table-cell>
          <table:table-cell table:style-name="ce14" office:value-type="string" calcext:value-type="string">
            <text:p>授業一覧タブ</text:p>
          </table:table-cell>
          <table:table-cell table:style-name="ce14" office:value-type="string" calcext:value-type="string">
            <text:p>タブ</text:p>
          </table:table-cell>
          <table:table-cell table:style-name="ce14" office:value-type="string" calcext:value-type="string">
            <text:p>受講済の授業ボタン</text:p>
          </table:table-cell>
          <table:table-cell table:style-name="ce15" office:value-type="string" calcext:value-type="string">
            <text:p>正常</text:p>
          </table:table-cell>
          <table:table-cell table:style-name="ce18" office:value-type="string" calcext:value-type="string">
            <text:p>1.受講済の授業ボタンを押下する。</text:p>
            <text:p/>
          </table:table-cell>
          <table:table-cell table:style-name="ce39" office:value-type="string" calcext:value-type="string">
            <text:p>(イ. 遷移)</text:p>
            <text:p>1.受講済の授業一覧が表示され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26" calcext:value-type="float">
            <text:p>26</text:p>
          </table:table-cell>
          <table:table-cell table:style-name="ce14" office:value-type="string" calcext:value-type="string">
            <text:p>予約中の授業一覧</text:p>
          </table:table-cell>
          <table:table-cell table:style-name="ce14" office:value-type="string" calcext:value-type="string">
            <text:p>絞込フォーム</text:p>
          </table:table-cell>
          <table:table-cell table:style-name="ce14" office:value-type="string" calcext:value-type="string">
            <text:p>作品テーマセレクトメニュー</text:p>
          </table:table-cell>
          <table:table-cell table:style-name="ce15" office:value-type="string" calcext:value-type="string">
            <text:p>正常</text:p>
          </table:table-cell>
          <table:table-cell table:style-name="ce18" office:value-type="string" calcext:value-type="string">
            <text:p>1.作品テーマセレクトメニューを押下する</text:p>
            <text:p>2.任意のテーマを押下する。</text:p>
            <text:p>3.テーマを複数選択する。</text:p>
          </table:table-cell>
          <table:table-cell table:style-name="ce39" office:value-type="string" calcext:value-type="string">
            <text:p>(イ. 遷移)</text:p>
            <text:p>1.ユーザが受講可能なテーマが全て表示されていること。</text:p>
            <text:p>2.選択したテーマがハイライトされること。</text:p>
            <text:p>3.選択した全てのテーマがハイライトされること。</text:p>
            <text:p><text:span text:style-name="T1">(ロ. データ)</text:span></text:p>
            <text:p><text:span text:style-name="T1">1.受講可能なテーマはユーザ受講テーブル(user_lesson)テーブルにユーザID(user_key)と受講テーマID(lesson_key)の組み合わせたデータが存在するかで決まる。</text:span></text:p>
          </table:table-cell>
          <table:table-cell table:style-name="ce23" table:number-columns-repeated="2"/>
          <table:table-cell table:style-name="ce26"/>
          <table:table-cell table:style-name="ce48" office:value-type="string" calcext:value-type="string">
            <text:p><text:span text:style-name="T2">プラットフォーム、ブラウザにより選択操作が違うため主な例を以下に記述する。</text:span></text:p>
            <text:p><text:span text:style-name="T2">PC Chrome : テーマをドラッグして複数選択する。</text:span></text:p>
            <text:p><text:span text:style-name="T2">IOS Safari : テーマをタップして複数選択する。</text:span></text:p>
          </table:table-cell>
          <table:table-cell table:number-columns-repeated="1013"/>
        </table:table-row>
        <table:table-row table:style-name="ro9" table:visibility="collapse">
          <table:table-cell table:style-name="ce33" office:value-type="float" office:value="27" calcext:value-type="float">
            <text:p>27</text:p>
          </table:table-cell>
          <table:table-cell table:style-name="ce14" office:value-type="string" calcext:value-type="string">
            <text:p>予約中の授業一覧</text:p>
          </table:table-cell>
          <table:table-cell table:style-name="ce14" office:value-type="string" calcext:value-type="string">
            <text:p>絞込フォーム</text:p>
          </table:table-cell>
          <table:table-cell table:style-name="ce14" office:value-type="string" calcext:value-type="string">
            <text:p>絞込ボタン</text:p>
          </table:table-cell>
          <table:table-cell table:style-name="ce15" office:value-type="string" calcext:value-type="string">
            <text:p>正常</text:p>
          </table:table-cell>
          <table:table-cell table:style-name="ce18" office:value-type="string" calcext:value-type="string">
            <text:p>1. 絞り込みボタンを押下する。</text:p>
          </table:table-cell>
          <table:table-cell table:style-name="ce39" office:value-type="string" calcext:value-type="string">
            <text:p>(イ. 遷移)</text:p>
            <text:p>1.以下の条件に応じた結果が得られること。</text:p>
            <text:p> a.テーマを選択していない場合 : ログインユーザの全ての予約中の授業が表示されること。</text:p>
            <text:p> b.テーマ選択している場合 : ログインユーザの予約中の授業が選択したテーマのもののみ表示されること。</text:p>
            <text:p><text:span text:style-name="T1">(ロ. データ)</text:span></text:p>
            <text:p><text:span text:style-name="T1">1.テーマは授業テーブル(classwork)の授業テーマID(lesson_key)別で絞り込まれる。</text:span></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28" calcext:value-type="float">
            <text:p>28</text:p>
          </table:table-cell>
          <table:table-cell table:style-name="ce14" office:value-type="string" calcext:value-type="string">
            <text:p>予約中の授業一覧</text:p>
          </table:table-cell>
          <table:table-cell table:style-name="ce14" office:value-type="string" calcext:value-type="string">
            <text:p>絞込フォーム</text:p>
          </table:table-cell>
          <table:table-cell table:style-name="ce14" office:value-type="string" calcext:value-type="string">
            <text:p>テーマ絞り込み</text:p>
          </table:table-cell>
          <table:table-cell table:style-name="ce15" office:value-type="string" calcext:value-type="string">
            <text:p>正常</text:p>
          </table:table-cell>
          <table:table-cell table:style-name="ce18" office:value-type="string" calcext:value-type="string">
            <text:p>1. 作品テーマセレクトメニューを押下する</text:p>
            <text:p>2. 任意のテーマを押下する。</text:p>
            <text:p>③テーマを複数選択する。</text:p>
            <text:p>プラットフォーム、ブラウザにより操作方法が違うため主な例を以下に記述する。</text:p>
            <text:p>PC Chrome : テーマをドラッグして複数選択する。</text:p>
            <text:p>IOS Safari : テーマをタップして複数選択する。</text:p>
          </table:table-cell>
          <table:table-cell table:style-name="ce39" office:value-type="string" calcext:value-type="string">
            <text:p>(イ. 遷移)ユーザが受講可能なテーマが全て表示されていること。</text:p>
            <text:p>②選択したテーマが選択状態になること。</text:p>
            <text:p>③選択した全てのテーマが選択状態にな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8" table:visibility="collapse">
          <table:table-cell table:style-name="ce33" office:value-type="float" office:value="29" calcext:value-type="float">
            <text:p>29</text:p>
          </table:table-cell>
          <table:table-cell table:style-name="ce14" office:value-type="string" calcext:value-type="string">
            <text:p>予約中の授業一覧</text:p>
          </table:table-cell>
          <table:table-cell table:style-name="ce14" office:value-type="string" calcext:value-type="string">
            <text:p>絞込フォーム</text:p>
          </table:table-cell>
          <table:table-cell table:style-name="ce14" office:value-type="string" calcext:value-type="string">
            <text:p>絞り込み</text:p>
          </table:table-cell>
          <table:table-cell table:style-name="ce15" office:value-type="string" calcext:value-type="string">
            <text:p>正常</text:p>
          </table:table-cell>
          <table:table-cell table:style-name="ce18" office:value-type="string" calcext:value-type="string">
            <text:p>1. 絞り込みボタンを押下する。</text:p>
          </table:table-cell>
          <table:table-cell table:style-name="ce39" office:value-type="string" calcext:value-type="string">
            <text:p>(イ. 遷移)</text:p>
            <text:p>1.以下の条件に応じた結果が得られること。</text:p>
            <text:p> a.テーマを選択していない場合 : ログインユーザの全ての予約中の授業が表示されること。</text:p>
            <text:p> b.テーマ選択している場合 : ログインユーザの予約中の授業が選択したテーマのもののみ表示されること。</text:p>
            <text:p><text:span text:style-name="T1">(ロ. データ)</text:span></text:p>
            <text:p><text:span text:style-name="T1">1.結果(授業情報)の取得条件は以下の通りとなる。</text:span></text:p>
            <text:p><text:span text:style-name="T1"> a.受講テーブル(user_classwork)のユーザID列(user_key)の値がログインユーザのIDとが一致し、受講状態列(user_work_status)の値が予約(1)となっているデータが取得対象となる。</text:span></text:p>
            <text:p><text:span text:style-name="T1"> b.受講テーブル(user_classwork)のユーザID列(user_key)の値がログインユーザのIDとが一致し、受講状態列(user_work_status)の値が予約(1)となっていてかつ、対応する授業テーブル(classwork)のテーマID(lesson_key)が授業情報テーブル(lesson_inf)のID(id)と取得対一致するテーマの授業データが取得対象となる。</text:span></text:p>
          </table:table-cell>
          <table:table-cell table:style-name="ce23" table:number-columns-repeated="2"/>
          <table:table-cell table:style-name="ce26"/>
          <table:table-cell table:style-name="ce27"/>
          <table:table-cell table:number-columns-repeated="1013"/>
        </table:table-row>
        <table:table-row table:style-name="ro21" table:visibility="collapse">
          <table:table-cell table:style-name="ce33" office:value-type="float" office:value="30" calcext:value-type="float">
            <text:p>30</text:p>
          </table:table-cell>
          <table:table-cell table:style-name="ce14" office:value-type="string" calcext:value-type="string">
            <text:p>予約中の授業一覧</text:p>
          </table:table-cell>
          <table:table-cell table:style-name="ce14" office:value-type="string" calcext:value-type="string">
            <text:p>授業データ</text:p>
          </table:table-cell>
          <table:table-cell table:style-name="ce14" office:value-type="string" calcext:value-type="string">
            <text:p>予約中の授業一覧</text:p>
          </table:table-cell>
          <table:table-cell table:style-name="ce15" office:value-type="string" calcext:value-type="string">
            <text:p>正常</text:p>
          </table:table-cell>
          <table:table-cell table:style-name="ce18" office:value-type="string" calcext:value-type="string">
            <text:p>1. 授業一覧タブの予約中の授業ボタンを押下する。</text:p>
          </table:table-cell>
          <table:table-cell table:style-name="ce39" office:value-type="string" calcext:value-type="string">
            <text:p>(イ. 遷移)</text:p>
            <text:p>1.予約中の授業一覧に予約済の授業のデータが全て表示されること。</text:p>
            <text:p>  また、予約中の授業一覧に以下のデータが表示されること。</text:p>
            <text:p> a.開催日時</text:p>
            <text:p> b.テーマ</text:p>
            <text:p> c.店舗</text:p>
            <text:p> d.料金(円)</text:p>
            <text:p> e.ポイント(その授業を受講することで獲得するポイント)</text:p>
            <text:p><text:span text:style-name="T1">(ロ. データ)</text:span></text:p>
            <text:p><text:span text:style-name="T1">1.データの内訳は以下の通りとなる。</text:span></text:p>
            <text:p><text:span text:style-name="T1"> a.開催日時 : 時間帯テーブル(time_table_day)の授業日付(lesson_date)の値と開始時間列(start_time)の値 + 終了時間列(end_time)の値</text:span></text:p>
            <text:p><text:span text:style-name="T1"> b.テーマ : 授業情報テーブル(lesson_inf)のテーマ名列(lesson_name)の値</text:span></text:p>
            <text:p><text:span text:style-name="T1"> c.店舗 : 店舗情報テーブル(school_inf)の店舗名列(school_name)の値</text:span></text:p>
            <text:p><text:span text:style-name="T1"> d.料金 : 受講テーブル(user_classwork)の受講料列(user_classwork_cost)の値</text:span></text:p>
            <text:p><text:span text:style-name="T1"> e.ポイント : 受講テーブル(user_classwork)の獲得ポイント列(get_point)の値</text:span></text:p>
          </table:table-cell>
          <table:table-cell table:style-name="ce23" table:number-columns-repeated="2"/>
          <table:table-cell table:style-name="ce26"/>
          <table:table-cell table:style-name="ce27"/>
          <table:table-cell table:number-columns-repeated="1013"/>
        </table:table-row>
        <table:table-row table:style-name="ro21" table:visibility="collapse">
          <table:table-cell table:style-name="ce33" office:value-type="float" office:value="31" calcext:value-type="float">
            <text:p>31</text:p>
          </table:table-cell>
          <table:table-cell table:style-name="ce14" office:value-type="string" calcext:value-type="string">
            <text:p>予約中の授業一覧</text:p>
          </table:table-cell>
          <table:table-cell table:style-name="ce14" office:value-type="string" calcext:value-type="string">
            <text:p>授業データ</text:p>
          </table:table-cell>
          <table:table-cell table:style-name="ce14" office:value-type="string" calcext:value-type="string">
            <text:p>予約中の授業一覧</text:p>
          </table:table-cell>
          <table:table-cell table:style-name="ce15" office:value-type="string" calcext:value-type="string">
            <text:p>正常</text:p>
          </table:table-cell>
          <table:table-cell table:style-name="ce18" office:value-type="string" calcext:value-type="string">
            <text:p>1.予約中の授業一覧の任意の授業データを押下する。</text:p>
          </table:table-cell>
          <table:table-cell table:style-name="ce39" office:value-type="string" calcext:value-type="string">
            <text:p>(イ. 遷移)</text:p>
            <text:p>1.授業キャンセルダイアログ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32" calcext:value-type="float">
            <text:p>32</text:p>
          </table:table-cell>
          <table:table-cell table:style-name="ce14" office:value-type="string" calcext:value-type="string">
            <text:p>受講済の授業</text:p>
          </table:table-cell>
          <table:table-cell table:style-name="ce14" office:value-type="string" calcext:value-type="string">
            <text:p>絞込フォーム</text:p>
          </table:table-cell>
          <table:table-cell table:style-name="ce14" office:value-type="string" calcext:value-type="string">
            <text:p>作品テーマセレクトメニュー</text:p>
          </table:table-cell>
          <table:table-cell table:style-name="ce15" office:value-type="string" calcext:value-type="string">
            <text:p>正常</text:p>
          </table:table-cell>
          <table:table-cell table:style-name="ce18" office:value-type="string" calcext:value-type="string">
            <text:p>1.作品テーマセレクトメニューを押下する</text:p>
            <text:p>2.任意のテーマを押下する。</text:p>
            <text:p>3.テーマを複数選択する。</text:p>
          </table:table-cell>
          <table:table-cell table:style-name="ce39" office:value-type="string" calcext:value-type="string">
            <text:p>(イ. 遷移)</text:p>
            <text:p>1.ユーザが受講可能なテーマが全て表示されていること。</text:p>
            <text:p>2.選択したテーマがハイライトされること。</text:p>
            <text:p>3.選択した全てのテーマがハイライトされること。</text:p>
            <text:p><text:span text:style-name="T1">(ロ. データ)</text:span></text:p>
            <text:p><text:span text:style-name="T1">1.受講可能なテーマはユーザ受講テーブル(user_lesson)テーブルにユーザID(user_key)と受講テーマID(lesson_key)の組み合わせたデータが存在するかで決まる。</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33" calcext:value-type="float">
            <text:p>33</text:p>
          </table:table-cell>
          <table:table-cell table:style-name="ce14" office:value-type="string" calcext:value-type="string">
            <text:p>受講済の授業</text:p>
          </table:table-cell>
          <table:table-cell table:style-name="ce14" office:value-type="string" calcext:value-type="string">
            <text:p>絞込フォーム</text:p>
          </table:table-cell>
          <table:table-cell table:style-name="ce14" office:value-type="string" calcext:value-type="string">
            <text:p>受講期間絞込フォーム</text:p>
          </table:table-cell>
          <table:table-cell table:style-name="ce15" office:value-type="string" calcext:value-type="string">
            <text:p>正常</text:p>
          </table:table-cell>
          <table:table-cell table:style-name="ce18" office:value-type="string" calcext:value-type="string">
            <text:p>1. 開始期間(左側)のテキストボックスを押下する。</text:p>
            <text:p>2. 終了期間(右側)のテキストボックスを押下する。</text:p>
          </table:table-cell>
          <table:table-cell table:style-name="ce39" office:value-type="string" calcext:value-type="string">
            <text:p>(イ. 遷移)</text:p>
            <text:p>1.カレンダー、またはドラムロール入力で日付が入力できること。</text:p>
            <text:p>2.カレンダー、またはドラムロール入力で日付が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9" table:visibility="collapse">
          <table:table-cell table:style-name="ce33" office:value-type="float" office:value="34" calcext:value-type="float">
            <text:p>34</text:p>
          </table:table-cell>
          <table:table-cell table:style-name="ce14" office:value-type="string" calcext:value-type="string">
            <text:p>受講済の授業</text:p>
          </table:table-cell>
          <table:table-cell table:style-name="ce14" office:value-type="string" calcext:value-type="string">
            <text:p>絞込フォーム</text:p>
          </table:table-cell>
          <table:table-cell table:style-name="ce14" office:value-type="string" calcext:value-type="string">
            <text:p>絞込ボタン</text:p>
          </table:table-cell>
          <table:table-cell table:style-name="ce15" office:value-type="string" calcext:value-type="string">
            <text:p>正常</text:p>
          </table:table-cell>
          <table:table-cell table:style-name="ce18" office:value-type="string" calcext:value-type="string">
            <text:p>1. 絞り込みボタンを押下する。</text:p>
          </table:table-cell>
          <table:table-cell table:style-name="ce39" office:value-type="string" calcext:value-type="string">
            <text:p>(イ. 遷移)</text:p>
            <text:p>1.以下の条件に応じた結果が得られること。</text:p>
            <text:p> a.テーマを選択していない場合 : ログインユーザの予約中の授業が全てのテーマを対象にして表示されること。</text:p>
            <text:p> b.テーマ選択している場合 : ログインユーザの予約中の授業が選択したテーマのもののみ表示されること。</text:p>
            <text:p> c.受講期間絞り込みの入力を行っていない場合 : デフォルトの期間(本日から1年前まで)の期間のログインユーザの授業が表示されること。</text:p>
            <text:p> d.受講期間絞り込みの入力を行っていない場合 : 入力した期間(本日から1年前まで)の期間のログインユーザの授業が表示されること。</text:p>
            <text:p><text:span text:style-name="T1">(ロ. データ)</text:span></text:p>
            <text:p><text:span text:style-name="T1">1.結果(授業情報)の取得条件は以下の通りとなる。</text:span></text:p>
            <text:p><text:span text:style-name="T1"> a.受講テーブル(user_classwork)のユーザID列(user_key)の値がログインユーザのIDとが一致し、受講状態列(user_work_status)の値が予約(1)となっているデータが取得対象となる。</text:span></text:p>
            <text:p><text:span text:style-name="T1"> b.受講テーブル(user_classwork)のユーザID列(user_key)の値がログインユーザのIDとが一致し、受講状態列(user_work_status)の値が予約(1)となっていてかつ、対応する授業テーブル(classwork)のテーマID(lesson_key)が授業情報テーブル(lesson_inf)のID(id)と取得対一致するテーマの授業データが取得対象となる。</text:span></text:p>
            <text:p><text:span text:style-name="T1"> c.a、bのいずれかの条件に加えて時間帯テーブル(time_table_day)の授業日付(lesson_date)の値が本日より1年以内のデータが取得対象となる。</text:span></text:p>
            <text:p><text:span text:style-name="T1"> d.a、bのいずれかの条件に加えて時間帯テーブル(time_table_day)の授業日付(lesson_date)の値が受講期間絞込フォームで設定した期間のデータが取得対象となる。</text:span></text:p>
          </table:table-cell>
          <table:table-cell table:style-name="ce23" table:number-columns-repeated="2"/>
          <table:table-cell table:style-name="ce26"/>
          <table:table-cell table:style-name="ce27"/>
          <table:table-cell table:number-columns-repeated="1013"/>
        </table:table-row>
        <table:table-row table:style-name="ro20" table:visibility="collapse">
          <table:table-cell table:style-name="ce33" office:value-type="float" office:value="35" calcext:value-type="float">
            <text:p>35</text:p>
          </table:table-cell>
          <table:table-cell table:style-name="ce14" office:value-type="string" calcext:value-type="string">
            <text:p>受講済の授業</text:p>
          </table:table-cell>
          <table:table-cell table:style-name="ce14" office:value-type="string" calcext:value-type="string">
            <text:p>授業データ</text:p>
          </table:table-cell>
          <table:table-cell table:style-name="ce14" office:value-type="string" calcext:value-type="string">
            <text:p>受講済の授業一覧</text:p>
          </table:table-cell>
          <table:table-cell table:style-name="ce15" office:value-type="string" calcext:value-type="string">
            <text:p>正常</text:p>
          </table:table-cell>
          <table:table-cell table:style-name="ce18" office:value-type="string" calcext:value-type="string">
            <text:p>1. 受講済の授業ボタンを押下する。</text:p>
          </table:table-cell>
          <table:table-cell table:style-name="ce39" office:value-type="string" calcext:value-type="string">
            <text:p>(イ. 遷移)</text:p>
            <text:p>1.受講済の授業一覧に受講済の授業のデータが表示されること。</text:p>
            <text:p>  (デフォルトで本日から1年前までの授業データが表示されること。)</text:p>
            <text:p>  また、受講済の授業一覧に以下のデータが表示されること。</text:p>
            <text:p> a.開催日時</text:p>
            <text:p> b.テーマ</text:p>
            <text:p> c.店舗</text:p>
            <text:p> d.料金(円)</text:p>
            <text:p> e.ポイント(その授業を受講して獲得したポイント)</text:p>
            <text:p><text:span text:style-name="T1">(ロ. データ)</text:span></text:p>
            <text:p><text:span text:style-name="T1">1.データの内訳は以下の通りとなる。</text:span></text:p>
            <text:p><text:span text:style-name="T1"> a.開催日時 : 時間帯テーブル(time_table_day)の授業日付(lesson_date)の値と開始時間列(start_time)の値 + 終了時間列(end_time)の値</text:span></text:p>
            <text:p><text:span text:style-name="T1"> b.テーマ : 授業情報テーブル(lesson_inf)のテーマ名列(lesson_name)の値</text:span></text:p>
            <text:p><text:span text:style-name="T1"> c.店舗 : 店舗情報テーブル(school_inf)の店舗名列(school_name)の値</text:span></text:p>
            <text:p><text:span text:style-name="T1"> d.料金 : 受講テーブル(user_classwork)の受講料列(user_classwork_cost)の値</text:span></text:p>
            <text:p><text:span text:style-name="T1"> e.ポイント : 受講テーブル(user_classwork)の獲得ポイント列(get_point)の値</text:span></text:p>
          </table:table-cell>
          <table:table-cell table:style-name="ce23" table:number-columns-repeated="2"/>
          <table:table-cell table:style-name="ce26"/>
          <table:table-cell table:style-name="ce27"/>
          <table:table-cell table:number-columns-repeated="1013"/>
        </table:table-row>
        <table:table-row table:style-name="ro26" table:visibility="collapse">
          <table:table-cell table:style-name="ce33" office:value-type="float" office:value="36" calcext:value-type="float">
            <text:p>36</text:p>
          </table:table-cell>
          <table:table-cell table:style-name="ce14" office:value-type="string" calcext:value-type="string">
            <text:p>受講済の授業</text:p>
          </table:table-cell>
          <table:table-cell table:number-columns-repeated="2" table:style-name="ce14" office:value-type="string" calcext:value-type="string">
            <text:p>ページャ</text:p>
          </table:table-cell>
          <table:table-cell table:style-name="ce16"/>
          <table:table-cell table:style-name="ce38"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20" office:value-type="string" calcext:value-type="string">
            <text:p>(イ. 遷移)</text:p>
            <text:p>1.ページャ「1」がハイライトされ、1ページ目の受講データが表示されること。</text:p>
            <text:p>2.ページャ「2」がハイライトされ、2ページ目の受講データが表示されること。</text:p>
            <text:p>3.ページャ「3」がハイライトされ、3ページ目の受講データが表示されること。</text:p>
            <text:p>4.右端のページャがハイライトされ、該当するページの受講データが表示されること。</text:p>
            <text:p>5.表示中のページャの数字が全てプラス1され、右端のページャがハイライトされること。</text:p>
            <text:p>  また、該当するページの受講データが表示されること。</text:p>
            <text:p>  加えてページャ「2」の左隣に「&lt;」のページャが表示されること。</text:p>
            <text:p>6.ハイライトしていたページャの左隣のページャがハイライトされ、該当するページの受講データが表示されること。</text:p>
            <text:p>7.ページャ「2」がハイライトされ、2ページ目の受講データが表示されること。</text:p>
            <text:p>8.表示中のページャの数字が全てマイナス1され、左端のページャがハイライトされること。</text:p>
            <text:p>  また、該当するページの受講データが表示されること。</text:p>
            <text:p>  加えてページャ「1」の左隣に「&lt;」のページャが表示されない。</text:p>
            <text:p>(ロ. データ)</text:p>
            <text:p>1.</text:p>
          </table:table-cell>
          <table:table-cell table:style-name="ce23" table:number-columns-repeated="2"/>
          <table:table-cell table:style-name="ce26"/>
          <table:table-cell table:style-name="ce27"/>
          <table:table-cell table:number-columns-repeated="1013"/>
        </table:table-row>
        <table:table-row table:style-name="ro6">
          <table:table-cell table:style-name="ce9"/>
          <table:table-cell table:style-name="ce14" table:number-columns-repeated="3"/>
          <table:table-cell table:style-name="ce15"/>
          <table:table-cell table:style-name="ce1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493">
          <table:table-cell table:number-columns-repeated="1024"/>
        </table:table-row>
        <table:table-row table:style-name="ro27" table:number-rows-repeated="31">
          <table:table-cell table:number-columns-repeated="1024"/>
        </table:table-row>
        <table:table-row table:style-name="ro27">
          <table:table-cell table:number-columns-repeated="1024"/>
        </table:table-row>
      </table:table>
      <table:table table:name="日ごと授業一覧ダイアログ" table:style-name="ta2" table:print-ranges="日ごと授業一覧ダイアログ.A1:日ごと授業一覧ダイアログ.K15">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日ごと授業一覧ダイアログ</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11" table:visibility="collapse">
          <table:table-cell table:style-name="ce9" office:value-type="float" office:value="1" calcext:value-type="float">
            <text:p>1</text:p>
          </table:table-cell>
          <table:table-cell table:style-name="ce14" office:value-type="string" calcext:value-type="string">
            <text:p>タイトルバー</text:p>
          </table:table-cell>
          <table:table-cell table:style-name="ce14" office:value-type="string" calcext:value-type="string">
            <text:p>テキスト</text:p>
          </table:table-cell>
          <table:table-cell table:style-name="ce14" office:value-type="string" calcext:value-type="string">
            <text:p>日付</text:p>
          </table:table-cell>
          <table:table-cell table:style-name="ce15" office:value-type="string" calcext:value-type="string">
            <text:p>正常</text:p>
          </table:table-cell>
          <table:table-cell table:style-name="ce18" office:value-type="string" calcext:value-type="string">
            <text:p>1.予約カレンダーの活性となっている日付ボタンを押下する。</text:p>
          </table:table-cell>
          <table:table-cell table:style-name="ce19" office:value-type="string" calcext:value-type="string">
            <text:p><text:span text:style-name="T2">(イ. 遷移)</text:span></text:p>
            <text:p><text:span text:style-name="T2">1.日ごと授業一覧ダイアログを表示すると共に、当該ダイアログ内にタイトルバーが表示されること。</text:span></text:p>
            <text:p><text:span text:style-name="T2">  加えて日付が日本語で年月日曜日の順番で表示されること。</text:span></text:p>
            <text:p><text:span text:style-name="T2">  例)2016年5月7日(土)</text:span></text:p>
            <text:p><text:span text:style-name="T2">(ロ. データ)</text:span></text:p>
            <text:p><text:span text:style-name="T2">1.予約カレンダーの現在の年月、押下された予約カレンダーの日付ボタンに一致した日付がタイトルバーに表示されること。</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2" calcext:value-type="float">
            <text:p>2</text:p>
          </table:table-cell>
          <table:table-cell table:style-name="ce14" office:value-type="string" calcext:value-type="string">
            <text:p>タイトルバー</text:p>
          </table:table-cell>
          <table:table-cell table:style-name="ce14" office:value-type="string" calcext:value-type="string">
            <text:p>ボタン</text:p>
          </table:table-cell>
          <table:table-cell table:style-name="ce14" office:value-type="string" calcext:value-type="string">
            <text:p>クローズボックス</text:p>
          </table:table-cell>
          <table:table-cell table:style-name="ce15" office:value-type="string" calcext:value-type="string">
            <text:p>正常</text:p>
          </table:table-cell>
          <table:table-cell table:style-name="ce18" office:value-type="string" calcext:value-type="string">
            <text:p>1.クローズボックスを押下する。</text:p>
          </table:table-cell>
          <table:table-cell table:style-name="ce19" office:value-type="string" calcext:value-type="string">
            <text:p><text:span text:style-name="T2">(イ. 遷移)</text:span></text:p>
            <text:p><text:span text:style-name="T2">1.日ごと授業一覧ダイアログが閉じられること。</text:span></text:p>
            <text:p><text:span text:style-name="T2">(ロ. データ)</text:span></text:p>
            <text:p><text:span text:style-name="T2">なし</text:span></text:p>
          </table:table-cell>
          <table:table-cell table:style-name="ce23" table:number-columns-repeated="2"/>
          <table:table-cell table:style-name="ce26"/>
          <table:table-cell table:style-name="ce27"/>
          <table:table-cell table:number-columns-repeated="1013"/>
        </table:table-row>
        <table:table-row table:style-name="ro28" table:visibility="collapse">
          <table:table-cell table:style-name="ce9" office:value-type="float" office:value="3" calcext:value-type="float">
            <text:p>3</text:p>
          </table:table-cell>
          <table:table-cell table:style-name="ce14" office:value-type="string" calcext:value-type="string">
            <text:p>日ごと授業一覧</text:p>
          </table:table-cell>
          <table:table-cell table:style-name="ce14" office:value-type="string" calcext:value-type="string">
            <text:p>授業データ</text:p>
          </table:table-cell>
          <table:table-cell table:style-name="ce14" office:value-type="string" calcext:value-type="string">
            <text:p>授業一覧</text:p>
          </table:table-cell>
          <table:table-cell table:style-name="ce15" office:value-type="string" calcext:value-type="string">
            <text:p>正常</text:p>
          </table:table-cell>
          <table:table-cell table:style-name="ce18" office:value-type="string" calcext:value-type="string">
            <text:p>1.予約カレンダーの活性となっている日付ボタンを押下する。</text:p>
          </table:table-cell>
          <table:table-cell table:style-name="ce19" office:value-type="string" calcext:value-type="string">
            <text:p><text:span text:style-name="T2">(イ. 遷移)</text:span></text:p>
            <text:p><text:span text:style-name="T2">1.日ごと授業一覧ダイアログを表示すると共に、当該ダイアログ内に日ごと授業一覧が表示されること。</text:span></text:p>
            <text:p><text:span text:style-name="T2">  加えて、授業一覧が以下の様になっていること。</text:span></text:p>
            <text:p><text:span text:style-name="T2"> a.以下のデータが表示されていること。</text:span></text:p>
            <text:p><text:span text:style-name="T2">  a-1.時間割</text:span></text:p>
            <text:p><text:span text:style-name="T2">  a-2.店舗</text:span></text:p>
            <text:p><text:span text:style-name="T2">  a-3.テーマ</text:span></text:p>
            <text:p><text:span text:style-name="T2">  a-4.料金(円)</text:span></text:p>
            <text:p><text:span text:style-name="T2">  a-5.残席</text:span></text:p>
            <text:p><text:span text:style-name="T2">  a-6.状況</text:span></text:p>
            <text:p><text:span text:style-name="T2"> b.データ内の状況列の値が予約不可、満席、予約締切、中止となっているデータについて、背景色が濃い灰色になっている(選択不可状態)こと。</text:span></text:p>
            <text:p><text:span text:style-name="T2">  また、予約不可である場合は料金(円)列の値がハイフンになっていること。</text:span></text:p>
            <text:p><text:span text:style-name="T2">(ロ. データ)</text:span></text:p>
            <text:p><text:span text:style-name="T2">1. データについて、以下に示す。</text:span></text:p>
            <text:p><text:span text:style-name="T2"> a.データについての内訳は以下の通りとなる。また、授業データのベースは授業情報テーブル(classwork)のデータとなる。</text:span></text:p>
            <text:p><text:span text:style-name="T2">  a-1.時間割 : 授業データに紐づく時間帯情報テーブル(time_table_day)の開始時間列(start_time)の値 + 終了時間列(end_time)列の値</text:span></text:p>
            <text:p><text:span text:style-name="T2">  a-2.店舗 : 授業データに紐づく店舗情報テーブル(school_inf)の店舗名列(school_name)の値</text:span></text:p>
            <text:p><text:span text:style-name="T2">  a-3.テーマ : 授業データに紐づく授業情報テーブル(lesson_inf)の授業名列(lesson_name)の値</text:span></text:p>
            <text:p><text:span text:style-name="T2">  a-4.料金(円) : 授業データから紐づく授業副情報テーブル(lesson_sub)の授業料(level_price)。ユーザが当該授業が受講不可であれば授業料は空で取得する。</text:span></text:p>
            <text:p><text:span text:style-name="T2">  a-5.残席 : 当該授業の残席数に対応したアイコンが表示される。</text:span></text:p>
            <text:p><text:span text:style-name="T2">      残席数とアイコンは以下の通りとなる。</text:span></text:p>
            <text:p><text:span text:style-name="T2">   ①残0席 : ×</text:span></text:p>
            <text:p><text:span text:style-name="T2">   ②残1〜3席 : △</text:span></text:p>
            <text:p><text:span text:style-name="T2">   ③残4〜7席 : ○</text:span></text:p>
            <text:p><text:span text:style-name="T2">   ④残8席以上 : ◎</text:span></text:p>
            <text:p><text:span text:style-name="T2">      残席数の計算は以下の通りとなる。</text:span></text:p>
            <text:p><text:span text:style-name="T2">      最大人数(授業テーブル(classwork)の最大人数列(max_students)の値) - 現在の予約人数(授業テーブル(classwork)の予約数列(order_students)の値)、</text:span></text:p>
            <text:p><text:span text:style-name="T2">      最大人数(時間帯テーブル(time_table_day)の最大人数列(max_num)の値) – 時間帯全体の予約人数(同時間帯の授業テーブル(classwork)の予約数列(order_students)の値の合計)のいずれかの数が少ない側の値</text:span></text:p>
            <text:p><text:span text:style-name="T2">  a-6.状況 : 授業データが以下に示す条件に値すると合致した状況が設定される。</text:span></text:p>
            <text:p><text:span text:style-name="T2">   ①a-5で示した残席計算で残席が0になる場合、または授業テーブル(classwork)の授業状態列(classwork_status)の値が6である場合 : 満席</text:span></text:p>
            <text:p><text:span text:style-name="T2">   ②授業テーブル(classwork)の授業状態列(classwork_status)の値が2、または3である場合 : 中止</text:span></text:p>
            <text:p><text:span text:style-name="T2">   ③ユーザが受講不可となっている授業である場合、または授業テーブル(classwork)の授業状態列(classwork_status)の値が4である場合 : 予約不可</text:span></text:p>
            <text:p><text:span text:style-name="T2">   ④①〜③に当てはまらない場合 : 予約可能</text:span></text:p>
            <text:p><text:span text:style-name="T2"> b.データ内の状況列の値が予約不可、満席、予約締切、中止となっているデータについて、背景色が濃い灰色になっている(選択不可状態)こと。</text:span></text:p>
          </table:table-cell>
          <table:table-cell table:style-name="ce23" table:number-columns-repeated="2"/>
          <table:table-cell table:style-name="ce26"/>
          <table:table-cell table:style-name="ce27"/>
          <table:table-cell table:number-columns-repeated="1013"/>
        </table:table-row>
        <table:table-row table:style-name="ro14" table:visibility="collapse">
          <table:table-cell table:style-name="ce9" office:value-type="float" office:value="4" calcext:value-type="float">
            <text:p>4</text:p>
          </table:table-cell>
          <table:table-cell table:style-name="ce14" office:value-type="string" calcext:value-type="string">
            <text:p>日ごと授業一覧</text:p>
          </table:table-cell>
          <table:table-cell table:style-name="ce14" office:value-type="string" calcext:value-type="string">
            <text:p>授業データ</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授業一覧の背景色が白(活性)の授業データを押下する。</text:p>
          </table:table-cell>
          <table:table-cell table:style-name="ce39" office:value-type="string" calcext:value-type="string">
            <text:p><text:span text:style-name="T1">(イ. 遷移)</text:span></text:p>
            <text:p><text:span text:style-name="T1">1.授業データの予約状況列の値に応じて以下に遷移すること。</text:span></text:p>
            <text:p><text:span text:style-name="T1"> a.予約状況列の値が予約可能である場合 : 授業予約ダイアログが表示される。</text:span></text:p>
            <text:p><text:span text:style-name="T1"> b.予約状況列の値がキャンセル(本人)、またはキャンセル(管理者)である場合 : 授業キャンセルダイアログが表示される。</text:span></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5" calcext:value-type="float">
            <text:p>5</text:p>
          </table:table-cell>
          <table:table-cell table:style-name="ce14" office:value-type="string" calcext:value-type="string">
            <text:p>日ごと授業一覧</text:p>
          </table:table-cell>
          <table:table-cell table:style-name="ce14" office:value-type="string" calcext:value-type="string">
            <text:p>授業データ</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授業一覧の背景色が濃い灰色(非活性)の授業データを押下する。</text:p>
          </table:table-cell>
          <table:table-cell table:style-name="ce19" office:value-type="string" calcext:value-type="string">
            <text:p><text:span text:style-name="T2">(イ. 遷移)</text:span></text:p>
            <text:p><text:span text:style-name="T2">1.何も反応がないこと。</text:span></text:p>
            <text:p><text:span text:style-name="T2">(ロ. データ)</text:span></text:p>
            <text:p><text:span text:style-name="T2">なし</text:span></text:p>
          </table:table-cell>
          <table:table-cell table:style-name="ce23" table:number-columns-repeated="2"/>
          <table:table-cell table:style-name="ce26"/>
          <table:table-cell table:style-name="ce27"/>
          <table:table-cell table:number-columns-repeated="1013"/>
        </table:table-row>
        <table:table-row table:style-name="ro29" table:visibility="collapse">
          <table:table-cell table:style-name="ce9" office:value-type="float" office:value="6" calcext:value-type="float">
            <text:p>6</text:p>
          </table:table-cell>
          <table:table-cell table:style-name="ce14" office:value-type="string" calcext:value-type="string">
            <text:p>日ごと授業一覧</text:p>
          </table:table-cell>
          <table:table-cell table:style-name="ce14" office:value-type="string" calcext:value-type="string">
            <text:p>静的テキスト</text:p>
          </table:table-cell>
          <table:table-cell table:style-name="ce14" office:value-type="string" calcext:value-type="string">
            <text:p>残席アイコン解説</text:p>
          </table:table-cell>
          <table:table-cell table:style-name="ce15" office:value-type="string" calcext:value-type="string">
            <text:p>正常</text:p>
          </table:table-cell>
          <table:table-cell table:style-name="ce18" office:value-type="string" calcext:value-type="string">
            <text:p>1.予約カレンダーの活性となっている日付ボタンを押下する。</text:p>
          </table:table-cell>
          <table:table-cell table:style-name="ce19" office:value-type="string" calcext:value-type="string">
            <text:p><text:span text:style-name="T2">(イ. 遷移)</text:span></text:p>
            <text:p><text:span text:style-name="T2">1.日ごと授業一覧ダイアログを表示すると共に、当該ダイアログ内に残席アイコン解説が表示されること。</text:span></text:p>
            <text:p><text:span text:style-name="T2">  加えて、授業データの残席のアイコン表示について以下の解説がなされていること。</text:span></text:p>
            <text:p><text:span text:style-name="T2"> a.アイコンが◎である場合 : 残席に余裕がある</text:span></text:p>
            <text:p><text:span text:style-name="T2"> b.アイコンが○である場合 : 残席が4席以上ある</text:span></text:p>
            <text:p><text:span text:style-name="T2"> c.アイコンが△である場合 : 残席が残りわずかである</text:span></text:p>
            <text:p><text:span text:style-name="T2"> d.アイコンが×である場合 : 残席なし(満席)である </text:span></text:p>
            <text:p><text:span text:style-name="T2">(ロ. データ)</text:span></text:p>
            <text:p><text:span text:style-name="T2">なし</text:span></text:p>
          </table:table-cell>
          <table:table-cell table:style-name="ce23" table:number-columns-repeated="2"/>
          <table:table-cell table:style-name="ce26"/>
          <table:table-cell table:style-name="ce27"/>
          <table:table-cell table:number-columns-repeated="1013"/>
        </table:table-row>
        <table:table-row table:style-name="ro6" table:visibility="collapse">
          <table:table-cell table:style-name="ce9" office:value-type="float" office:value="7" calcext:value-type="float">
            <text:p>7</text:p>
          </table:table-cell>
          <table:table-cell table:style-name="ce14" table:number-columns-repeated="3"/>
          <table:table-cell table:style-name="ce15"/>
          <table:table-cell table:style-name="ce18"/>
          <table:table-cell table:style-name="ce39"/>
          <table:table-cell table:style-name="ce23" table:number-columns-repeated="2"/>
          <table:table-cell table:style-name="ce26"/>
          <table:table-cell table:style-name="ce27"/>
          <table:table-cell table:number-columns-repeated="1013"/>
        </table:table-row>
        <table:table-row table:style-name="ro6">
          <table:table-cell table:style-name="ce9"/>
          <table:table-cell table:style-name="ce14" table:number-columns-repeated="3"/>
          <table:table-cell table:style-name="ce15"/>
          <table:table-cell table:style-name="ce1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523">
          <table:table-cell table:number-columns-repeated="1024"/>
        </table:table-row>
        <table:table-row table:style-name="ro27" table:number-rows-repeated="38">
          <table:table-cell table:number-columns-repeated="1024"/>
        </table:table-row>
        <table:table-row table:style-name="ro27">
          <table:table-cell table:number-columns-repeated="1024"/>
        </table:table-row>
      </table:table>
      <table:table table:name="授業予約ダイアログ" table:style-name="ta2" table:print-ranges="授業予約ダイアログ.A1:授業予約ダイアログ.K20">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授業予約ダイアログ</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8" table:visibility="collapse">
          <table:table-cell table:style-name="ce9" office:value-type="float" office:value="1" calcext:value-type="float">
            <text:p>1</text:p>
          </table:table-cell>
          <table:table-cell table:style-name="ce14" office:value-type="string" calcext:value-type="string">
            <text:p>タイトルバー</text:p>
          </table:table-cell>
          <table:table-cell table:style-name="ce14" office:value-type="string" calcext:value-type="string">
            <text:p>テキスト</text:p>
          </table:table-cell>
          <table:table-cell table:style-name="ce14" office:value-type="string" calcext:value-type="string">
            <text:p>日付</text:p>
          </table:table-cell>
          <table:table-cell table:style-name="ce15" office:value-type="string" calcext:value-type="string">
            <text:p>正常</text:p>
          </table:table-cell>
          <table:table-cell table:style-name="ce38" office:value-type="string" calcext:value-type="string">
            <text:p>1.日ごと授業一覧の背景色が白(活性)かつ状況列の値が「予約済み」ではない授業データを押下する。</text:p>
          </table:table-cell>
          <table:table-cell table:style-name="ce39" office:value-type="string" calcext:value-type="string">
            <text:p><text:span text:style-name="T1">(イ. 遷移)</text:span></text:p>
            <text:p><text:span text:style-name="T1">1.授業予約ダイアログが表示されること。</text:span></text:p>
            <text:p><text:span text:style-name="T1">  また、タイトルバーに予約を行う授業の日時が日本語で表示されること。</text:span></text:p>
            <text:p><text:span text:style-name="T1">  例)2016年5月7日(土)</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8" table:visibility="collapse">
          <table:table-cell table:style-name="ce9" office:value-type="float" office:value="2" calcext:value-type="float">
            <text:p>2</text:p>
          </table:table-cell>
          <table:table-cell table:style-name="ce14" office:value-type="string" calcext:value-type="string">
            <text:p>タイトルバー</text:p>
          </table:table-cell>
          <table:table-cell table:style-name="ce14" office:value-type="string" calcext:value-type="string">
            <text:p>ボタン</text:p>
          </table:table-cell>
          <table:table-cell table:style-name="ce14" office:value-type="string" calcext:value-type="string">
            <text:p>クローズボックス</text:p>
          </table:table-cell>
          <table:table-cell table:style-name="ce15" office:value-type="string" calcext:value-type="string">
            <text:p>正常</text:p>
          </table:table-cell>
          <table:table-cell table:style-name="ce38" office:value-type="string" calcext:value-type="string">
            <text:p>1.授業予約ダイアログのクローズボックスを押下する。</text:p>
          </table:table-cell>
          <table:table-cell table:style-name="ce19" office:value-type="string" calcext:value-type="string">
            <text:p><text:span text:style-name="T2">(イ. 遷移)</text:span></text:p>
            <text:p><text:span text:style-name="T2">1.授業予約ダイアログが閉じ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3" calcext:value-type="float">
            <text:p>3</text:p>
          </table:table-cell>
          <table:table-cell table:style-name="ce14" office:value-type="string" calcext:value-type="string">
            <text:p>授業情報</text:p>
          </table:table-cell>
          <table:table-cell table:style-name="ce14" office:value-type="string" calcext:value-type="string">
            <text:p>表示情報</text:p>
          </table:table-cell>
          <table:table-cell table:style-name="ce14" office:value-type="string" calcext:value-type="string">
            <text:p>授業時間帯</text:p>
          </table:table-cell>
          <table:table-cell table:style-name="ce15" office:value-type="string" calcext:value-type="string">
            <text:p>正常</text:p>
          </table:table-cell>
          <table:table-cell table:style-name="ce38" office:value-type="string" calcext:value-type="string">
            <text:p>1.日ごと授業一覧の背景色が白(活性)の授業データを押下する。</text:p>
          </table:table-cell>
          <table:table-cell table:style-name="ce19" office:value-type="string" calcext:value-type="string">
            <text:p><text:span text:style-name="T2">(イ. 遷移)</text:span></text:p>
            <text:p><text:span text:style-name="T2">1.予約を行う授業の授業時間帯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4" calcext:value-type="float">
            <text:p>4</text:p>
          </table:table-cell>
          <table:table-cell table:style-name="ce14" office:value-type="string" calcext:value-type="string">
            <text:p>授業情報</text:p>
          </table:table-cell>
          <table:table-cell table:style-name="ce14" office:value-type="string" calcext:value-type="string">
            <text:p>表示情報</text:p>
          </table:table-cell>
          <table:table-cell table:style-name="ce14" office:value-type="string" calcext:value-type="string">
            <text:p>店舗名</text:p>
          </table:table-cell>
          <table:table-cell table:style-name="ce15" office:value-type="string" calcext:value-type="string">
            <text:p>正常</text:p>
          </table:table-cell>
          <table:table-cell table:style-name="ce38" office:value-type="string" calcext:value-type="string">
            <text:p>1.日ごと授業一覧の背景色が白(活性)の授業データを押下する。</text:p>
          </table:table-cell>
          <table:table-cell table:style-name="ce19" office:value-type="string" calcext:value-type="string">
            <text:p><text:span text:style-name="T2">(イ. 遷移)</text:span></text:p>
            <text:p><text:span text:style-name="T2">1.予約を行う授業の店舗名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5" calcext:value-type="float">
            <text:p>5</text:p>
          </table:table-cell>
          <table:table-cell table:style-name="ce14" office:value-type="string" calcext:value-type="string">
            <text:p>授業情報</text:p>
          </table:table-cell>
          <table:table-cell table:style-name="ce14" office:value-type="string" calcext:value-type="string">
            <text:p>表示情報</text:p>
          </table:table-cell>
          <table:table-cell table:style-name="ce14" office:value-type="string" calcext:value-type="string">
            <text:p>テーマ</text:p>
          </table:table-cell>
          <table:table-cell table:style-name="ce15" office:value-type="string" calcext:value-type="string">
            <text:p>正常</text:p>
          </table:table-cell>
          <table:table-cell table:style-name="ce38" office:value-type="string" calcext:value-type="string">
            <text:p>1.日ごと授業一覧の背景色が白(活性)の授業データを押下する。</text:p>
          </table:table-cell>
          <table:table-cell table:style-name="ce19" office:value-type="string" calcext:value-type="string">
            <text:p><text:span text:style-name="T2">(イ. 遷移)</text:span></text:p>
            <text:p><text:span text:style-name="T2">1.予約を行う授業のテーマ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6" calcext:value-type="float">
            <text:p>6</text:p>
          </table:table-cell>
          <table:table-cell table:style-name="ce14" office:value-type="string" calcext:value-type="string">
            <text:p>授業情報</text:p>
          </table:table-cell>
          <table:table-cell table:style-name="ce14" office:value-type="string" calcext:value-type="string">
            <text:p>表示情報</text:p>
          </table:table-cell>
          <table:table-cell table:style-name="ce14" office:value-type="string" calcext:value-type="string">
            <text:p>受講料</text:p>
          </table:table-cell>
          <table:table-cell table:style-name="ce15" office:value-type="string" calcext:value-type="string">
            <text:p>正常</text:p>
          </table:table-cell>
          <table:table-cell table:style-name="ce38" office:value-type="string" calcext:value-type="string">
            <text:p>1.日ごと授業一覧の背景色が白(活性)の授業データを押下する。</text:p>
          </table:table-cell>
          <table:table-cell table:style-name="ce19" office:value-type="string" calcext:value-type="string">
            <text:p><text:span text:style-name="T2">(イ. 遷移)</text:span></text:p>
            <text:p><text:span text:style-name="T2">1.予約を行う授業の受講料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7" calcext:value-type="float">
            <text:p>7</text:p>
          </table:table-cell>
          <table:table-cell table:style-name="ce14" office:value-type="string" calcext:value-type="string">
            <text:p>キャンセル料・加算ポイント説明</text:p>
          </table:table-cell>
          <table:table-cell table:style-name="ce14" office:value-type="string" calcext:value-type="string">
            <text:p>パネル</text:p>
          </table:table-cell>
          <table:table-cell table:style-name="ce14" office:value-type="string" calcext:value-type="string">
            <text:p>パネル開閉テキスト</text:p>
          </table:table-cell>
          <table:table-cell table:style-name="ce15" office:value-type="string" calcext:value-type="string">
            <text:p>正常</text:p>
          </table:table-cell>
          <table:table-cell table:style-name="ce18" office:value-type="string" calcext:value-type="string">
            <text:p>1.パネル開閉テキスト(「キャンセル料率・加算ポイントについて」のテキスト)を押下する。</text:p>
            <text:p>2.パネル開閉テキスト(「キャンセル料率・加算ポイントについて」のテキスト)を押下する。</text:p>
          </table:table-cell>
          <table:table-cell table:style-name="ce39" office:value-type="string" calcext:value-type="string">
            <text:p><text:span text:style-name="T1">(イ. 遷移)</text:span></text:p>
            <text:p><text:span text:style-name="T1">1.キャンセル料率・加算ポイント説明が表示されること。</text:span></text:p>
            <text:p><text:span text:style-name="T1">2.キャンセル料率・加算ポイント説明が非表示とな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8" calcext:value-type="float">
            <text:p>8</text:p>
          </table:table-cell>
          <table:table-cell table:style-name="ce14" office:value-type="string" calcext:value-type="string">
            <text:p>キャンセル料・加算ポイント説明</text:p>
          </table:table-cell>
          <table:table-cell table:style-name="ce14" office:value-type="string" calcext:value-type="string">
            <text:p>表示情報</text:p>
          </table:table-cell>
          <table:table-cell table:style-name="ce14" office:value-type="string" calcext:value-type="string">
            <text:p>キャンセル料率</text:p>
          </table:table-cell>
          <table:table-cell table:style-name="ce15" office:value-type="string" calcext:value-type="string">
            <text:p>正常</text:p>
          </table:table-cell>
          <table:table-cell table:style-name="ce38"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19" office:value-type="string" calcext:value-type="string">
            <text:p><text:span text:style-name="T2">(イ. 遷移)</text:span></text:p>
            <text:p><text:span text:style-name="T2">1.キャンセルを行った際の日時が予約日と何日はなれているかで変動するキャンセル料率の説明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9" calcext:value-type="float">
            <text:p>9</text:p>
          </table:table-cell>
          <table:table-cell table:style-name="ce14" office:value-type="string" calcext:value-type="string">
            <text:p>キャンセル料・加算ポイント説明</text:p>
          </table:table-cell>
          <table:table-cell table:style-name="ce14" office:value-type="string" calcext:value-type="string">
            <text:p>表示情報</text:p>
          </table:table-cell>
          <table:table-cell table:style-name="ce14" office:value-type="string" calcext:value-type="string">
            <text:p>加算ポイント</text:p>
          </table:table-cell>
          <table:table-cell table:style-name="ce15" office:value-type="string" calcext:value-type="string">
            <text:p>正常</text:p>
          </table:table-cell>
          <table:table-cell table:style-name="ce38"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39" office:value-type="string" calcext:value-type="string">
            <text:p><text:span text:style-name="T1">(イ. 遷移)</text:span></text:p>
            <text:p><text:span text:style-name="T1">1.受講することで得られるポイントの説明が表示されること。</text:span></text:p>
            <text:p><text:span text:style-name="T1">  また、受講者に応じた人数に応じた獲得ポイントがそれぞれ表示されてい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10" calcext:value-type="float">
            <text:p>10</text:p>
          </table:table-cell>
          <table:table-cell table:style-name="ce14" office:value-type="string" calcext:value-type="string">
            <text:p>予約ボタン</text:p>
          </table:table-cell>
          <table:table-cell table:number-columns-repeated="2" table:style-name="ce14" office:value-type="string" calcext:value-type="string">
            <text:p>はいボタン</text:p>
          </table:table-cell>
          <table:table-cell table:style-name="ce15" office:value-type="string" calcext:value-type="string">
            <text:p>正常</text:p>
          </table:table-cell>
          <table:table-cell table:style-name="ce18" office:value-type="string" calcext:value-type="string">
            <text:p>1.はいボタンを押下する。</text:p>
          </table:table-cell>
          <table:table-cell table:style-name="ce19" office:value-type="string" calcext:value-type="string">
            <text:p><text:span text:style-name="T2">(イ. 遷移)</text:span></text:p>
            <text:p><text:span text:style-name="T2">1.授業予約ダイアログが閉じられること。</text:span></text:p>
            <text:p><text:span text:style-name="T2">(ロ. データ)</text:span></text:p>
            <text:p><text:span text:style-name="T2">1.授業予約ダイアログが閉じられること。</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11" calcext:value-type="float">
            <text:p>11</text:p>
          </table:table-cell>
          <table:table-cell table:style-name="ce14" office:value-type="string" calcext:value-type="string">
            <text:p>予約ボタン</text:p>
          </table:table-cell>
          <table:table-cell table:number-columns-repeated="2" table:style-name="ce14" office:value-type="string" calcext:value-type="string">
            <text:p>いいえボタン</text:p>
          </table:table-cell>
          <table:table-cell table:style-name="ce15" office:value-type="string" calcext:value-type="string">
            <text:p>正常</text:p>
          </table:table-cell>
          <table:table-cell table:style-name="ce18" office:value-type="string" calcext:value-type="string">
            <text:p>1.いいえボタンを押下する。</text:p>
          </table:table-cell>
          <table:table-cell table:style-name="ce19" office:value-type="string" calcext:value-type="string">
            <text:p><text:span text:style-name="T2">(イ. 遷移)</text:span></text:p>
            <text:p><text:span text:style-name="T2">1.授業予約ダイアログが閉じら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6" table:number-rows-repeated="2">
          <table:table-cell table:style-name="ce9"/>
          <table:table-cell table:style-name="ce14" table:number-columns-repeated="3"/>
          <table:table-cell table:style-name="ce15"/>
          <table:table-cell table:style-name="ce1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555">
          <table:table-cell table:number-columns-repeated="1024"/>
        </table:table-row>
        <table:table-row table:style-name="ro27">
          <table:table-cell table:number-columns-repeated="1024"/>
        </table:table-row>
        <table:table-row table:style-name="ro27">
          <table:table-cell table:number-columns-repeated="1024"/>
        </table:table-row>
      </table:table>
      <table:table table:name="授業キャンセルダイアログ" table:style-name="ta2" table:print-ranges="授業キャンセルダイアログ.A1:授業キャンセルダイアログ.K20">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授業キャンセルダイアログ</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8" table:visibility="collapse">
          <table:table-cell table:style-name="ce9" office:value-type="float" office:value="1" calcext:value-type="float">
            <text:p>1</text:p>
          </table:table-cell>
          <table:table-cell table:style-name="ce14" office:value-type="string" calcext:value-type="string">
            <text:p>タイトルバー</text:p>
          </table:table-cell>
          <table:table-cell table:style-name="ce14" office:value-type="string" calcext:value-type="string">
            <text:p>テキスト</text:p>
          </table:table-cell>
          <table:table-cell table:style-name="ce14" office:value-type="string" calcext:value-type="string">
            <text:p>日付</text:p>
          </table:table-cell>
          <table:table-cell table:style-name="ce15" office:value-type="string" calcext:value-type="string">
            <text:p>正常</text:p>
          </table:table-cell>
          <table:table-cell table:style-name="ce38" office:value-type="string" calcext:value-type="string">
            <text:p>1.日ごと授業一覧の背景色が白(活性)かつ状況列の値が「予約済み」である授業データを押下する。</text:p>
          </table:table-cell>
          <table:table-cell table:style-name="ce39" office:value-type="string" calcext:value-type="string">
            <text:p>(イ. 遷移)</text:p>
            <text:p>1.授業キャンセルダイアログが表示されること。</text:p>
            <text:p>  また、タイトルバーに予約を行う授業の日時が日本語で表示されること。</text:p>
            <text:p>  例)2016年5月7日(土)</text:p>
            <text:p>(ロ. データ)</text:p>
            <text:p>1.</text:p>
          </table:table-cell>
          <table:table-cell table:style-name="ce23" table:number-columns-repeated="2"/>
          <table:table-cell table:style-name="ce26"/>
          <table:table-cell table:style-name="ce27"/>
          <table:table-cell table:number-columns-repeated="1013"/>
        </table:table-row>
        <table:table-row table:style-name="ro8" table:visibility="collapse">
          <table:table-cell table:style-name="ce9" office:value-type="float" office:value="2" calcext:value-type="float">
            <text:p>2</text:p>
          </table:table-cell>
          <table:table-cell table:style-name="ce14" office:value-type="string" calcext:value-type="string">
            <text:p>タイトルバー</text:p>
          </table:table-cell>
          <table:table-cell table:style-name="ce14" office:value-type="string" calcext:value-type="string">
            <text:p>ボタン</text:p>
          </table:table-cell>
          <table:table-cell table:style-name="ce14" office:value-type="string" calcext:value-type="string">
            <text:p>クローズボックス</text:p>
          </table:table-cell>
          <table:table-cell table:style-name="ce15" office:value-type="string" calcext:value-type="string">
            <text:p>正常</text:p>
          </table:table-cell>
          <table:table-cell table:style-name="ce38" office:value-type="string" calcext:value-type="string">
            <text:p>1.授業キャンセルダイアログのクローズボックスを押下する。</text:p>
          </table:table-cell>
          <table:table-cell table:style-name="ce19" office:value-type="string" calcext:value-type="string">
            <text:p><text:span text:style-name="T2">(イ. 遷移)</text:span></text:p>
            <text:p><text:span text:style-name="T2">1.授業キャンセルダイアログが閉じ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3" calcext:value-type="float">
            <text:p>3</text:p>
          </table:table-cell>
          <table:table-cell table:style-name="ce14" office:value-type="string" calcext:value-type="string">
            <text:p>授業情報</text:p>
          </table:table-cell>
          <table:table-cell table:style-name="ce14" office:value-type="string" calcext:value-type="string">
            <text:p>表示情報</text:p>
          </table:table-cell>
          <table:table-cell table:style-name="ce14" office:value-type="string" calcext:value-type="string">
            <text:p>授業時間帯</text:p>
          </table:table-cell>
          <table:table-cell table:style-name="ce15" office:value-type="string" calcext:value-type="string">
            <text:p>正常</text:p>
          </table:table-cell>
          <table:table-cell table:style-name="ce38" office:value-type="string" calcext:value-type="string">
            <text:p>1.日ごと授業一覧の背景色が白(活性)の授業データを押下する。</text:p>
          </table:table-cell>
          <table:table-cell table:style-name="ce19" office:value-type="string" calcext:value-type="string">
            <text:p><text:span text:style-name="T2">(イ. 遷移)</text:span></text:p>
            <text:p><text:span text:style-name="T2">1.予約を行う授業の授業時間帯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4" calcext:value-type="float">
            <text:p>4</text:p>
          </table:table-cell>
          <table:table-cell table:style-name="ce14" office:value-type="string" calcext:value-type="string">
            <text:p>授業情報</text:p>
          </table:table-cell>
          <table:table-cell table:style-name="ce14" office:value-type="string" calcext:value-type="string">
            <text:p>表示情報</text:p>
          </table:table-cell>
          <table:table-cell table:style-name="ce14" office:value-type="string" calcext:value-type="string">
            <text:p>店舗名</text:p>
          </table:table-cell>
          <table:table-cell table:style-name="ce15" office:value-type="string" calcext:value-type="string">
            <text:p>正常</text:p>
          </table:table-cell>
          <table:table-cell table:style-name="ce38" office:value-type="string" calcext:value-type="string">
            <text:p>1.日ごと授業一覧の背景色が白(活性)の授業データを押下する。</text:p>
          </table:table-cell>
          <table:table-cell table:style-name="ce19" office:value-type="string" calcext:value-type="string">
            <text:p><text:span text:style-name="T2">(イ. 遷移)</text:span></text:p>
            <text:p><text:span text:style-name="T2">1.予約を行う授業の店舗名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5" calcext:value-type="float">
            <text:p>5</text:p>
          </table:table-cell>
          <table:table-cell table:style-name="ce14" office:value-type="string" calcext:value-type="string">
            <text:p>授業情報</text:p>
          </table:table-cell>
          <table:table-cell table:style-name="ce14" office:value-type="string" calcext:value-type="string">
            <text:p>表示情報</text:p>
          </table:table-cell>
          <table:table-cell table:style-name="ce14" office:value-type="string" calcext:value-type="string">
            <text:p>テーマ</text:p>
          </table:table-cell>
          <table:table-cell table:style-name="ce15" office:value-type="string" calcext:value-type="string">
            <text:p>正常</text:p>
          </table:table-cell>
          <table:table-cell table:style-name="ce38" office:value-type="string" calcext:value-type="string">
            <text:p>1.日ごと授業一覧の背景色が白(活性)の授業データを押下する。</text:p>
          </table:table-cell>
          <table:table-cell table:style-name="ce19" office:value-type="string" calcext:value-type="string">
            <text:p><text:span text:style-name="T2">(イ. 遷移)</text:span></text:p>
            <text:p><text:span text:style-name="T2">1.予約を行う授業のテーマ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6" calcext:value-type="float">
            <text:p>6</text:p>
          </table:table-cell>
          <table:table-cell table:style-name="ce14" office:value-type="string" calcext:value-type="string">
            <text:p>授業情報</text:p>
          </table:table-cell>
          <table:table-cell table:style-name="ce14" office:value-type="string" calcext:value-type="string">
            <text:p>表示情報</text:p>
          </table:table-cell>
          <table:table-cell table:style-name="ce14" office:value-type="string" calcext:value-type="string">
            <text:p>受講料</text:p>
          </table:table-cell>
          <table:table-cell table:style-name="ce15" office:value-type="string" calcext:value-type="string">
            <text:p>正常</text:p>
          </table:table-cell>
          <table:table-cell table:style-name="ce38" office:value-type="string" calcext:value-type="string">
            <text:p>1.日ごと授業一覧の背景色が白(活性)の授業データを押下する。</text:p>
          </table:table-cell>
          <table:table-cell table:style-name="ce19" office:value-type="string" calcext:value-type="string">
            <text:p><text:span text:style-name="T2">(イ. 遷移)</text:span></text:p>
            <text:p><text:span text:style-name="T2">1.予約を行う授業の受講料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7" calcext:value-type="float">
            <text:p>7</text:p>
          </table:table-cell>
          <table:table-cell table:style-name="ce14" office:value-type="string" calcext:value-type="string">
            <text:p>キャンセル料・加算ポイント説明</text:p>
          </table:table-cell>
          <table:table-cell table:style-name="ce14" office:value-type="string" calcext:value-type="string">
            <text:p>パネル</text:p>
          </table:table-cell>
          <table:table-cell table:style-name="ce14" office:value-type="string" calcext:value-type="string">
            <text:p>パネル開閉テキスト</text:p>
          </table:table-cell>
          <table:table-cell table:style-name="ce15" office:value-type="string" calcext:value-type="string">
            <text:p>正常</text:p>
          </table:table-cell>
          <table:table-cell table:style-name="ce18" office:value-type="string" calcext:value-type="string">
            <text:p>1.パネル開閉テキスト(「キャンセル料率・加算ポイントについて」のテキスト)を押下する。</text:p>
            <text:p>2.パネル開閉テキスト(「キャンセル料率・加算ポイントについて」のテキスト)を押下する。</text:p>
          </table:table-cell>
          <table:table-cell table:style-name="ce39" office:value-type="string" calcext:value-type="string">
            <text:p><text:span text:style-name="T1">(イ. 遷移)</text:span></text:p>
            <text:p><text:span text:style-name="T1">1.キャンセル料率・加算ポイント説明が表示されること。</text:span></text:p>
            <text:p><text:span text:style-name="T1">2.キャンセル料率・加算ポイント説明が非表示とな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8" calcext:value-type="float">
            <text:p>8</text:p>
          </table:table-cell>
          <table:table-cell table:style-name="ce14" office:value-type="string" calcext:value-type="string">
            <text:p>キャンセル料・加算ポイント説明</text:p>
          </table:table-cell>
          <table:table-cell table:style-name="ce14" office:value-type="string" calcext:value-type="string">
            <text:p>表示情報</text:p>
          </table:table-cell>
          <table:table-cell table:style-name="ce14" office:value-type="string" calcext:value-type="string">
            <text:p>キャンセル料率</text:p>
          </table:table-cell>
          <table:table-cell table:style-name="ce15" office:value-type="string" calcext:value-type="string">
            <text:p>正常</text:p>
          </table:table-cell>
          <table:table-cell table:style-name="ce38"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19" office:value-type="string" calcext:value-type="string">
            <text:p><text:span text:style-name="T2">(イ. 遷移)</text:span></text:p>
            <text:p><text:span text:style-name="T2">1.キャンセルを行った際の日時が予約日と何日はなれているかで変動するキャンセル料率の説明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9" calcext:value-type="float">
            <text:p>9</text:p>
          </table:table-cell>
          <table:table-cell table:style-name="ce14" office:value-type="string" calcext:value-type="string">
            <text:p>キャンセル料・加算ポイント説明</text:p>
          </table:table-cell>
          <table:table-cell table:style-name="ce14" office:value-type="string" calcext:value-type="string">
            <text:p>表示情報</text:p>
          </table:table-cell>
          <table:table-cell table:style-name="ce14" office:value-type="string" calcext:value-type="string">
            <text:p>加算ポイント</text:p>
          </table:table-cell>
          <table:table-cell table:style-name="ce15" office:value-type="string" calcext:value-type="string">
            <text:p>正常</text:p>
          </table:table-cell>
          <table:table-cell table:style-name="ce38"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39" office:value-type="string" calcext:value-type="string">
            <text:p><text:span text:style-name="T1">(イ. 遷移)</text:span></text:p>
            <text:p><text:span text:style-name="T1">1.受講することで得られるポイントの説明が表示されること。</text:span></text:p>
            <text:p><text:span text:style-name="T1">  また、受講者に応じた人数に応じた獲得ポイントがそれぞれ表示されてい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10" calcext:value-type="float">
            <text:p>10</text:p>
          </table:table-cell>
          <table:table-cell table:style-name="ce14" office:value-type="string" calcext:value-type="string">
            <text:p>予約ボタン</text:p>
          </table:table-cell>
          <table:table-cell table:number-columns-repeated="2" table:style-name="ce14" office:value-type="string" calcext:value-type="string">
            <text:p>はいボタン</text:p>
          </table:table-cell>
          <table:table-cell table:style-name="ce15" office:value-type="string" calcext:value-type="string">
            <text:p>正常</text:p>
          </table:table-cell>
          <table:table-cell table:style-name="ce18" office:value-type="string" calcext:value-type="string">
            <text:p>1.はいボタンを押下する。</text:p>
          </table:table-cell>
          <table:table-cell table:style-name="ce19" office:value-type="string" calcext:value-type="string">
            <text:p>(イ. 遷移)</text:p>
            <text:p>1.授業キャンセルダイアログが閉じられること。</text:p>
            <text:p>(ロ. データ)</text:p>
            <text:p>1.授業キャンセルダイアログが閉じられること。</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11" calcext:value-type="float">
            <text:p>11</text:p>
          </table:table-cell>
          <table:table-cell table:style-name="ce14" office:value-type="string" calcext:value-type="string">
            <text:p>予約ボタン</text:p>
          </table:table-cell>
          <table:table-cell table:number-columns-repeated="2" table:style-name="ce14" office:value-type="string" calcext:value-type="string">
            <text:p>いいえボタン</text:p>
          </table:table-cell>
          <table:table-cell table:style-name="ce15" office:value-type="string" calcext:value-type="string">
            <text:p>正常</text:p>
          </table:table-cell>
          <table:table-cell table:style-name="ce18" office:value-type="string" calcext:value-type="string">
            <text:p>1.いいえボタンを押下する。</text:p>
          </table:table-cell>
          <table:table-cell table:style-name="ce19" office:value-type="string" calcext:value-type="string">
            <text:p>(イ. 遷移)</text:p>
            <text:p>1.授業キャンセルダイアログが閉じら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6" table:number-rows-repeated="2">
          <table:table-cell table:style-name="ce9"/>
          <table:table-cell table:style-name="ce14" table:number-columns-repeated="3"/>
          <table:table-cell table:style-name="ce15"/>
          <table:table-cell table:style-name="ce1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555">
          <table:table-cell table:number-columns-repeated="1024"/>
        </table:table-row>
        <table:table-row table:style-name="ro27">
          <table:table-cell table:number-columns-repeated="1024"/>
        </table:table-row>
        <table:table-row table:style-name="ro27">
          <table:table-cell table:number-columns-repeated="1024"/>
        </table:table-row>
      </table:table>
      <table:table table:name="プロフィール変更画面" table:style-name="ta2" table:print-ranges="プロフィール変更画面.A1:プロフィール変更画面.K31">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プロフィール変更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1" calcext:value-type="float">
            <text:p>1</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ユーザ名</text:p>
          </table:table-cell>
          <table:table-cell table:style-name="ce16" office:value-type="string" calcext:value-type="string">
            <text:p>正常</text:p>
          </table:table-cell>
          <table:table-cell table:style-name="ce18" office:value-type="string" calcext:value-type="string">
            <text:p>1. プロフィール変更画面へ遷移する。</text:p>
          </table:table-cell>
          <table:table-cell table:style-name="ce21"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2" calcext:value-type="float">
            <text:p>2</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所持ポイント</text:p>
          </table:table-cell>
          <table:table-cell table:style-name="ce16" office:value-type="string" calcext:value-type="string">
            <text:p>正常</text:p>
          </table:table-cell>
          <table:table-cell table:style-name="ce18" office:value-type="string" calcext:value-type="string">
            <text:p>1. プロフィール変更画面へ遷移する。</text:p>
          </table:table-cell>
          <table:table-cell table:style-name="ce21"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3" calcext:value-type="float">
            <text:p>3</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フラワースクールトップ画面ボタン</text:p>
          </table:table-cell>
          <table:table-cell table:style-name="ce16" office:value-type="string" calcext:value-type="string">
            <text:p>正常</text:p>
          </table:table-cell>
          <table:table-cell table:style-name="ce38" office:value-type="string" calcext:value-type="string">
            <text:p>1. フラワースクールトップ画面ボタン(ロゴの形式)を押下する。</text:p>
          </table:table-cell>
          <table:table-cell table:style-name="ce21" office:value-type="string" calcext:value-type="string">
            <text:p>(イ. 遷移)</text:p>
            <text:p>通常画面へ遷移する。</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4" calcext:value-type="float">
            <text:p>4</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ログアウトボタン</text:p>
          </table:table-cell>
          <table:table-cell table:style-name="ce16" office:value-type="string" calcext:value-type="string">
            <text:p>正常</text:p>
          </table:table-cell>
          <table:table-cell table:style-name="ce18" office:value-type="string" calcext:value-type="string">
            <text:p>1. ログアウトボタンを押下する。</text:p>
          </table:table-cell>
          <table:table-cell table:style-name="ce20"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8" table:visibility="collapse">
          <table:table-cell table:style-name="ce33" office:value-type="float" office:value="5" calcext:value-type="float">
            <text:p>5</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会員トップ画面ボタン</text:p>
          </table:table-cell>
          <table:table-cell table:style-name="ce16" office:value-type="string" calcext:value-type="string">
            <text:p>正常</text:p>
          </table:table-cell>
          <table:table-cell table:style-name="ce18" office:value-type="string" calcext:value-type="string">
            <text:p>1. 会員トップページボタンを押下する。</text:p>
          </table:table-cell>
          <table:table-cell table:style-name="ce40"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office:value-type="string" calcext:value-type="string">
            <text:p>ロゴ上の名前はmyPageとなっている。</text:p>
          </table:table-cell>
          <table:table-cell table:number-columns-repeated="1013"/>
        </table:table-row>
        <table:table-row table:style-name="ro19" table:visibility="collapse">
          <table:table-cell table:style-name="ce33" office:value-type="float" office:value="6" calcext:value-type="float">
            <text:p>6</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プロフィール変更画面ボタン</text:p>
          </table:table-cell>
          <table:table-cell table:style-name="ce16" office:value-type="string" calcext:value-type="string">
            <text:p>正常</text:p>
          </table:table-cell>
          <table:table-cell table:style-name="ce18" office:value-type="string" calcext:value-type="string">
            <text:p>1. プロフィール変更画面ボタンを押下する。</text:p>
          </table:table-cell>
          <table:table-cell table:style-name="ce20"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20" table:visibility="collapse">
          <table:table-cell table:style-name="ce33" office:value-type="float" office:value="7" calcext:value-type="float">
            <text:p>7</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目安箱画面ボタン</text:p>
          </table:table-cell>
          <table:table-cell table:style-name="ce16" office:value-type="string" calcext:value-type="string">
            <text:p>正常</text:p>
          </table:table-cell>
          <table:table-cell table:style-name="ce18" office:value-type="string" calcext:value-type="string">
            <text:p>1. 目安箱画面ボタンを押下する。</text:p>
          </table:table-cell>
          <table:table-cell table:style-name="ce20"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8" table:visibility="collapse">
          <table:table-cell table:style-name="ce33" office:value-type="float" office:value="8" calcext:value-type="float">
            <text:p>8</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ギャラリー画面ボタン</text:p>
          </table:table-cell>
          <table:table-cell table:style-name="ce16" office:value-type="string" calcext:value-type="string">
            <text:p>正常</text:p>
          </table:table-cell>
          <table:table-cell table:style-name="ce18" office:value-type="string" calcext:value-type="string">
            <text:p>1. ギャラリー画面ボタンを押下する。</text:p>
          </table:table-cell>
          <table:table-cell table:style-name="ce20"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7" table:visibility="collapse">
          <table:table-cell table:style-name="ce33" office:value-type="float" office:value="9" calcext:value-type="float">
            <text:p>9</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ブログ画面ボタン</text:p>
          </table:table-cell>
          <table:table-cell table:style-name="ce16" office:value-type="string" calcext:value-type="string">
            <text:p>正常</text:p>
          </table:table-cell>
          <table:table-cell table:style-name="ce18" office:value-type="string" calcext:value-type="string">
            <text:p>1. ブログ画面ボタンを押下する。</text:p>
          </table:table-cell>
          <table:table-cell table:style-name="ce20"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3" table:number-columns-repeated="2"/>
          <table:table-cell table:style-name="ce26"/>
          <table:table-cell table:style-name="ce27"/>
          <table:table-cell table:number-columns-repeated="1013"/>
        </table:table-row>
        <table:table-row table:style-name="ro21" table:visibility="collapse">
          <table:table-cell table:style-name="ce33" office:value-type="float" office:value="10" calcext:value-type="float">
            <text:p>10</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22" table:visibility="collapse">
          <table:table-cell table:style-name="ce33" office:value-type="float" office:value="11" calcext:value-type="float">
            <text:p>11</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 マイブログ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7" table:visibility="collapse">
          <table:table-cell table:style-name="ce33" office:value-type="float" office:value="12" calcext:value-type="float">
            <text:p>12</text:p>
          </table:table-cell>
          <table:table-cell table:style-name="ce14" office:value-type="string" calcext:value-type="string">
            <text:p>プロフィール変更フォーム</text:p>
          </table:table-cell>
          <table:table-cell table:style-name="ce14" office:value-type="string" calcext:value-type="string">
            <text:p>プロフィール入力フォーム</text:p>
          </table:table-cell>
          <table:table-cell table:style-name="ce14" office:value-type="string" calcext:value-type="string">
            <text:p>名前入力フォーム</text:p>
          </table:table-cell>
          <table:table-cell table:style-name="ce16"/>
          <table:table-cell table:style-name="ce38" office:value-type="string" calcext:value-type="string">
            <text:p><text:span text:style-name="T2">1.プロフィール変更画面へ遷移する。</text:span></text:p>
            <text:p><text:span text:style-name="T2">2.名前入力フォームを押下し、入力を行う。</text:span></text:p>
          </table:table-cell>
          <table:table-cell table:style-name="ce21" office:value-type="string" calcext:value-type="string">
            <text:p>(イ. 遷移)</text:p>
            <text:p>1.名前入力フォームにログインユーザの名前が入力されていること。</text:p>
            <text:p>2.入力が行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13" calcext:value-type="float">
            <text:p>13</text:p>
          </table:table-cell>
          <table:table-cell table:style-name="ce14" office:value-type="string" calcext:value-type="string">
            <text:p>プロフィール変更フォーム</text:p>
          </table:table-cell>
          <table:table-cell table:style-name="ce14" office:value-type="string" calcext:value-type="string">
            <text:p>プロフィール入力フォーム</text:p>
          </table:table-cell>
          <table:table-cell table:style-name="ce14" office:value-type="string" calcext:value-type="string">
            <text:p>名前(カナ)入力フォーム</text:p>
          </table:table-cell>
          <table:table-cell table:style-name="ce15"/>
          <table:table-cell table:style-name="ce38" office:value-type="string" calcext:value-type="string">
            <text:p>1.プロフィール変更画面へ遷移する。</text:p>
            <text:p>2.名前(カナ)入力フォームを押下し、入力を行う。</text:p>
          </table:table-cell>
          <table:table-cell table:style-name="ce21" office:value-type="string" calcext:value-type="string">
            <text:p>(イ. 遷移)</text:p>
            <text:p>1.名前(カナ)入力フォームにログインユーザの名前(カナ)が入力されていること。</text:p>
            <text:p>2.入力が行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0" table:visibility="collapse">
          <table:table-cell table:style-name="ce33" office:value-type="float" office:value="14" calcext:value-type="float">
            <text:p>14</text:p>
          </table:table-cell>
          <table:table-cell table:style-name="ce14" office:value-type="string" calcext:value-type="string">
            <text:p>プロフィール変更フォーム</text:p>
          </table:table-cell>
          <table:table-cell table:style-name="ce14" office:value-type="string" calcext:value-type="string">
            <text:p>プロフィール入力フォーム</text:p>
          </table:table-cell>
          <table:table-cell table:style-name="ce14" office:value-type="string" calcext:value-type="string">
            <text:p>性別選択セレクトメニュー</text:p>
          </table:table-cell>
          <table:table-cell table:style-name="ce15"/>
          <table:table-cell table:style-name="ce38" office:value-type="string" calcext:value-type="string">
            <text:p>1.プロフィール変更画面へ遷移する。</text:p>
            <text:p>2.性別選択セレクトメニューを押下する。</text:p>
            <text:p>3.項目を選択する。</text:p>
          </table:table-cell>
          <table:table-cell table:style-name="ce21" office:value-type="string" calcext:value-type="string">
            <text:p>(イ. 遷移)</text:p>
            <text:p>1.ログインユーザの性別が性別選択セレクトメニューの項目として選択されていること。</text:p>
            <text:p>2.セレクトメニューが開くこと。</text:p>
            <text:p>3.選択した項目がセレクトメニューに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25" table:visibility="collapse">
          <table:table-cell table:style-name="ce33" office:value-type="float" office:value="15" calcext:value-type="float">
            <text:p>15</text:p>
          </table:table-cell>
          <table:table-cell table:style-name="ce14" office:value-type="string" calcext:value-type="string">
            <text:p>プロフィール変更フォーム</text:p>
          </table:table-cell>
          <table:table-cell table:style-name="ce14" office:value-type="string" calcext:value-type="string">
            <text:p>プロフィール入力フォーム</text:p>
          </table:table-cell>
          <table:table-cell table:style-name="ce15" office:value-type="string" calcext:value-type="string">
            <text:p>生年月日入力フォーム</text:p>
          </table:table-cell>
          <table:table-cell table:style-name="ce15"/>
          <table:table-cell table:style-name="ce38" office:value-type="string" calcext:value-type="string">
            <text:p>1.プロフィール変更画面へ遷移する。</text:p>
            <text:p>2.生年月日入力フォームを押下し、入力を行う。</text:p>
          </table:table-cell>
          <table:table-cell table:style-name="ce21" office:value-type="string" calcext:value-type="string">
            <text:p>(イ. 遷移)</text:p>
            <text:p>1.生年月日入力フォームにログインユーザの生年月日入力が入力されていること。</text:p>
            <text:p>2.日付のみの入力が行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21" table:visibility="collapse">
          <table:table-cell table:style-name="ce33" office:value-type="float" office:value="16" calcext:value-type="float">
            <text:p>16</text:p>
          </table:table-cell>
          <table:table-cell table:style-name="ce14" office:value-type="string" calcext:value-type="string">
            <text:p>プロフィール変更フォーム</text:p>
          </table:table-cell>
          <table:table-cell table:style-name="ce14" office:value-type="string" calcext:value-type="string">
            <text:p>プロフィール入力フォーム</text:p>
          </table:table-cell>
          <table:table-cell table:style-name="ce14" office:value-type="string" calcext:value-type="string">
            <text:p>郵便番号入力フォーム</text:p>
          </table:table-cell>
          <table:table-cell table:style-name="ce15"/>
          <table:table-cell table:style-name="ce38" office:value-type="string" calcext:value-type="string">
            <text:p>1.プロフィール変更画面へ遷移する。</text:p>
            <text:p>2.郵便番号入力フォームを押下し、入力を行う。</text:p>
          </table:table-cell>
          <table:table-cell table:style-name="ce21" office:value-type="string" calcext:value-type="string">
            <text:p>(イ. 遷移)</text:p>
            <text:p>1.郵便番号入力フォームにログインユーザの郵便番号が入力されていること。</text:p>
            <text:p>2.数値、ハイフンのみの入力が行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17" calcext:value-type="float">
            <text:p>17</text:p>
          </table:table-cell>
          <table:table-cell table:style-name="ce14" office:value-type="string" calcext:value-type="string">
            <text:p>プロフィール変更フォーム</text:p>
          </table:table-cell>
          <table:table-cell table:style-name="ce14" office:value-type="string" calcext:value-type="string">
            <text:p>プロフィール入力フォーム</text:p>
          </table:table-cell>
          <table:table-cell table:style-name="ce14" office:value-type="string" calcext:value-type="string">
            <text:p>住所入力フォーム</text:p>
          </table:table-cell>
          <table:table-cell table:style-name="ce15"/>
          <table:table-cell table:style-name="ce38" office:value-type="string" calcext:value-type="string">
            <text:p>1.プロフィール変更画面へ遷移する。</text:p>
            <text:p>2.住所入力フォームを押下し、入力を行う。</text:p>
          </table:table-cell>
          <table:table-cell table:style-name="ce21" office:value-type="string" calcext:value-type="string">
            <text:p>(イ. 遷移)</text:p>
            <text:p>1.住所入力フォームにログインユーザの郵便番号が入力されていること。</text:p>
            <text:p>2.入力が行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1" table:visibility="collapse">
          <table:table-cell table:style-name="ce33" office:value-type="float" office:value="18" calcext:value-type="float">
            <text:p>18</text:p>
          </table:table-cell>
          <table:table-cell table:style-name="ce14" office:value-type="string" calcext:value-type="string">
            <text:p>プロフィール変更フォーム</text:p>
          </table:table-cell>
          <table:table-cell table:style-name="ce14" office:value-type="string" calcext:value-type="string">
            <text:p>プロフィール入力フォーム</text:p>
          </table:table-cell>
          <table:table-cell table:style-name="ce14" office:value-type="string" calcext:value-type="string">
            <text:p>メールアドレス入力フォーム</text:p>
          </table:table-cell>
          <table:table-cell table:style-name="ce15"/>
          <table:table-cell table:style-name="ce38" office:value-type="string" calcext:value-type="string">
            <text:p>1.プロフィール変更画面へ遷移する。</text:p>
            <text:p>2.メールアドレス入力フォームを押下し、入力を行う。</text:p>
          </table:table-cell>
          <table:table-cell table:style-name="ce21" office:value-type="string" calcext:value-type="string">
            <text:p>(イ. 遷移)</text:p>
            <text:p>1.メールアドレス入力フォームにログインユーザのメールアドレスが入力されていること。</text:p>
            <text:p>2.英数字、メールアドレスに対応した記号のみの入力が行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19" calcext:value-type="float">
            <text:p>19</text:p>
          </table:table-cell>
          <table:table-cell table:style-name="ce14" office:value-type="string" calcext:value-type="string">
            <text:p>プロフィール変更フォーム</text:p>
          </table:table-cell>
          <table:table-cell table:style-name="ce14" office:value-type="string" calcext:value-type="string">
            <text:p>プロフィール入力フォーム</text:p>
          </table:table-cell>
          <table:table-cell table:style-name="ce14" office:value-type="string" calcext:value-type="string">
            <text:p>電話番号入力フォーム</text:p>
          </table:table-cell>
          <table:table-cell table:style-name="ce15"/>
          <table:table-cell table:style-name="ce38" office:value-type="string" calcext:value-type="string">
            <text:p>1.プロフィール変更画面へ遷移する。</text:p>
            <text:p>2.電話番号入力フォームを押下し、入力を行う。</text:p>
          </table:table-cell>
          <table:table-cell table:style-name="ce21" office:value-type="string" calcext:value-type="string">
            <text:p>(イ. 遷移)</text:p>
            <text:p>1.電話番号入力フォームにログインユーザの電話番号が入力されていること。</text:p>
            <text:p>2.数字、ハイフンのみの入力が行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20" calcext:value-type="float">
            <text:p>20</text:p>
          </table:table-cell>
          <table:table-cell table:style-name="ce14" office:value-type="string" calcext:value-type="string">
            <text:p>プロフィール変更フォーム</text:p>
          </table:table-cell>
          <table:table-cell table:style-name="ce14" office:value-type="string" calcext:value-type="string">
            <text:p>プロフィール入力フォーム</text:p>
          </table:table-cell>
          <table:table-cell table:style-name="ce14" office:value-type="string" calcext:value-type="string">
            <text:p>緊急番号入力フォーム</text:p>
          </table:table-cell>
          <table:table-cell table:style-name="ce15"/>
          <table:table-cell table:style-name="ce38" office:value-type="string" calcext:value-type="string">
            <text:p>1.プロフィール変更画面へ遷移する。</text:p>
            <text:p>2.緊急番号入力フォームを押下し、入力を行う。</text:p>
          </table:table-cell>
          <table:table-cell table:style-name="ce21" office:value-type="string" calcext:value-type="string">
            <text:p>(イ. 遷移)</text:p>
            <text:p>1.緊急番号入力フォームにログインユーザの緊急番号が入力されていること。</text:p>
            <text:p>2.数字、ハイフンのみの入力が行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21" calcext:value-type="float">
            <text:p>21</text:p>
          </table:table-cell>
          <table:table-cell table:style-name="ce14" office:value-type="string" calcext:value-type="string">
            <text:p>プロフィール変更フォーム</text:p>
          </table:table-cell>
          <table:table-cell table:style-name="ce14" office:value-type="string" calcext:value-type="string">
            <text:p>プロフィール入力フォーム</text:p>
          </table:table-cell>
          <table:table-cell table:style-name="ce14" office:value-type="string" calcext:value-type="string">
            <text:p>メルマガ受信設定ラジオボタン</text:p>
          </table:table-cell>
          <table:table-cell table:style-name="ce15"/>
          <table:table-cell table:style-name="ce38" office:value-type="string" calcext:value-type="string">
            <text:p><text:span text:style-name="T2">1.プロフィール変更画面へ遷移する。</text:span></text:p>
            <text:p><text:span text:style-name="T2">2.「受信する」のラジオボタンを押下する</text:span></text:p>
            <text:p><text:span text:style-name="T2">3.「受信しない」のラジオボタンを押下する。</text:span></text:p>
          </table:table-cell>
          <table:table-cell table:style-name="ce21" office:value-type="string" calcext:value-type="string">
            <text:p>(イ. 遷移)</text:p>
            <text:p>1.メルマガ受信設定ラジオボタンのログインユーザのメルマガ受信設定に対応している側がチェックされていること。</text:p>
            <text:p>2.「受信する」のラジオボタンにチェックが入ること。</text:p>
            <text:p>3.「受信しない」のラジオボタンにチェックが入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22" calcext:value-type="float">
            <text:p>22</text:p>
          </table:table-cell>
          <table:table-cell table:style-name="ce14" office:value-type="string" calcext:value-type="string">
            <text:p>プロフィール変更フォーム</text:p>
          </table:table-cell>
          <table:table-cell table:style-name="ce14" office:value-type="string" calcext:value-type="string">
            <text:p>プロフィール入力フォーム</text:p>
          </table:table-cell>
          <table:table-cell table:style-name="ce37" office:value-type="string" calcext:value-type="string">
            <text:p>パスワード入力フォーム</text:p>
          </table:table-cell>
          <table:table-cell table:style-name="ce15"/>
          <table:table-cell table:style-name="ce38" office:value-type="string" calcext:value-type="string">
            <text:p>1.プロフィール変更画面へ遷移する。</text:p>
            <text:p>2.パスワード入力フォームを押下し、入力を行う。</text:p>
          </table:table-cell>
          <table:table-cell table:style-name="ce21" office:value-type="string" calcext:value-type="string">
            <text:p>(イ. 遷移)</text:p>
            <text:p>1.パスワード入力フォームが空欄となっていること。</text:p>
            <text:p>2.入力が行え、入力した文字が「*」で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23" calcext:value-type="float">
            <text:p>23</text:p>
          </table:table-cell>
          <table:table-cell table:style-name="ce14" office:value-type="string" calcext:value-type="string">
            <text:p>プロフィール変更フォーム</text:p>
          </table:table-cell>
          <table:table-cell table:style-name="ce14" office:value-type="string" calcext:value-type="string">
            <text:p>プロフィール入力フォーム</text:p>
          </table:table-cell>
          <table:table-cell table:style-name="ce37" office:value-type="string" calcext:value-type="string">
            <text:p>パスワード入力確認フォーム</text:p>
          </table:table-cell>
          <table:table-cell table:style-name="ce15"/>
          <table:table-cell table:style-name="ce38" office:value-type="string" calcext:value-type="string">
            <text:p>1.プロフィール変更画面へ遷移する。</text:p>
            <text:p>2.パスワード入力確認フォームを押下し、入力を行う。</text:p>
          </table:table-cell>
          <table:table-cell table:style-name="ce21" office:value-type="string" calcext:value-type="string">
            <text:p>(イ. 遷移)</text:p>
            <text:p>1.パスワード入力確認フォームが空欄となっていること。</text:p>
            <text:p>2.入力が行え、入力した文字が「*」で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24" calcext:value-type="float">
            <text:p>24</text:p>
          </table:table-cell>
          <table:table-cell table:style-name="ce14" office:value-type="string" calcext:value-type="string">
            <text:p>プロフィール変更フォーム</text:p>
          </table:table-cell>
          <table:table-cell table:style-name="ce14" office:value-type="string" calcext:value-type="string">
            <text:p>ボタン</text:p>
          </table:table-cell>
          <table:table-cell table:style-name="ce37" office:value-type="string" calcext:value-type="string">
            <text:p>更新ボタン</text:p>
          </table:table-cell>
          <table:table-cell table:style-name="ce15"/>
          <table:table-cell table:style-name="ce18" office:value-type="string" calcext:value-type="string">
            <text:p>1.更新ボタンを押下する。</text:p>
            <text:p>2.プロフィール変更画面ボタンを押下する。</text:p>
          </table:table-cell>
          <table:table-cell table:style-name="ce21" office:value-type="string" calcext:value-type="string">
            <text:p>(イ. 遷移)</text:p>
            <text:p>1.プロフィール更新完了のメッセージが出ること。</text:p>
            <text:p>2.変更した内容を反映したプロフィール変更画面が表示されること。</text:p>
            <text:p>(ロ. データ)</text:p>
            <text:p>1.</text:p>
          </table:table-cell>
          <table:table-cell table:style-name="ce23" table:number-columns-repeated="2"/>
          <table:table-cell table:style-name="ce26"/>
          <table:table-cell table:style-name="ce48"/>
          <table:table-cell table:number-columns-repeated="1013"/>
        </table:table-row>
        <table:table-row table:style-name="ro9">
          <table:table-cell table:style-name="ce9"/>
          <table:table-cell table:style-name="ce14" table:number-columns-repeated="3"/>
          <table:table-cell table:style-name="ce15"/>
          <table:table-cell table:style-name="ce1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536">
          <table:table-cell table:number-columns-repeated="1024"/>
        </table:table-row>
        <table:table-row table:style-name="ro27" table:number-rows-repeated="8">
          <table:table-cell table:number-columns-repeated="1024"/>
        </table:table-row>
        <table:table-row table:style-name="ro27">
          <table:table-cell table:number-columns-repeated="1024"/>
        </table:table-row>
      </table:table>
      <table:table table:name="目安箱画面" table:style-name="ta2" table:print-ranges="目安箱画面.A1:目安箱画面.K25">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目安箱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1" calcext:value-type="float">
            <text:p>1</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ユーザ名</text:p>
          </table:table-cell>
          <table:table-cell table:style-name="ce16" office:value-type="string" calcext:value-type="string">
            <text:p>正常</text:p>
          </table:table-cell>
          <table:table-cell table:style-name="ce18" office:value-type="string" calcext:value-type="string">
            <text:p>1. 目安箱画面へ遷移する。</text:p>
          </table:table-cell>
          <table:table-cell table:style-name="ce21"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2" calcext:value-type="float">
            <text:p>2</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所持ポイント</text:p>
          </table:table-cell>
          <table:table-cell table:style-name="ce16" office:value-type="string" calcext:value-type="string">
            <text:p>正常</text:p>
          </table:table-cell>
          <table:table-cell table:style-name="ce18" office:value-type="string" calcext:value-type="string">
            <text:p>1. 目安箱画面へ遷移する。</text:p>
          </table:table-cell>
          <table:table-cell table:style-name="ce21"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3" calcext:value-type="float">
            <text:p>3</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フラワースクールトップ画面ボタン</text:p>
          </table:table-cell>
          <table:table-cell table:style-name="ce16" office:value-type="string" calcext:value-type="string">
            <text:p>正常</text:p>
          </table:table-cell>
          <table:table-cell table:style-name="ce38" office:value-type="string" calcext:value-type="string">
            <text:p>1. フラワースクールトップ画面ボタン(ロゴの形式)を押下する。</text:p>
          </table:table-cell>
          <table:table-cell table:style-name="ce21" office:value-type="string" calcext:value-type="string">
            <text:p>(イ. 遷移)</text:p>
            <text:p>通常画面へ遷移する。</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4" calcext:value-type="float">
            <text:p>4</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ログアウトボタン</text:p>
          </table:table-cell>
          <table:table-cell table:style-name="ce16" office:value-type="string" calcext:value-type="string">
            <text:p>正常</text:p>
          </table:table-cell>
          <table:table-cell table:style-name="ce18" office:value-type="string" calcext:value-type="string">
            <text:p>1. ログアウトボタンを押下する。</text:p>
          </table:table-cell>
          <table:table-cell table:style-name="ce20"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8" table:visibility="collapse">
          <table:table-cell table:style-name="ce33" office:value-type="float" office:value="5" calcext:value-type="float">
            <text:p>5</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会員トップ画面ボタン</text:p>
          </table:table-cell>
          <table:table-cell table:style-name="ce16" office:value-type="string" calcext:value-type="string">
            <text:p>正常</text:p>
          </table:table-cell>
          <table:table-cell table:style-name="ce18" office:value-type="string" calcext:value-type="string">
            <text:p>1. 会員トップページボタンを押下する。</text:p>
          </table:table-cell>
          <table:table-cell table:style-name="ce40"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office:value-type="string" calcext:value-type="string">
            <text:p>ロゴ上の名前はmyPageとなっている。</text:p>
          </table:table-cell>
          <table:table-cell table:number-columns-repeated="1013"/>
        </table:table-row>
        <table:table-row table:style-name="ro19" table:visibility="collapse">
          <table:table-cell table:style-name="ce33" office:value-type="float" office:value="6" calcext:value-type="float">
            <text:p>6</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プロフィール変更画面ボタン</text:p>
          </table:table-cell>
          <table:table-cell table:style-name="ce16" office:value-type="string" calcext:value-type="string">
            <text:p>正常</text:p>
          </table:table-cell>
          <table:table-cell table:style-name="ce18" office:value-type="string" calcext:value-type="string">
            <text:p>1. プロフィール変更画面ボタンを押下する。</text:p>
          </table:table-cell>
          <table:table-cell table:style-name="ce20"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20" table:visibility="collapse">
          <table:table-cell table:style-name="ce33" office:value-type="float" office:value="7" calcext:value-type="float">
            <text:p>7</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目安箱画面ボタン</text:p>
          </table:table-cell>
          <table:table-cell table:style-name="ce16" office:value-type="string" calcext:value-type="string">
            <text:p>正常</text:p>
          </table:table-cell>
          <table:table-cell table:style-name="ce18" office:value-type="string" calcext:value-type="string">
            <text:p>1. 目安箱画面ボタンを押下する。</text:p>
          </table:table-cell>
          <table:table-cell table:style-name="ce20"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8" table:visibility="collapse">
          <table:table-cell table:style-name="ce33" office:value-type="float" office:value="8" calcext:value-type="float">
            <text:p>8</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ギャラリー画面ボタン</text:p>
          </table:table-cell>
          <table:table-cell table:style-name="ce16" office:value-type="string" calcext:value-type="string">
            <text:p>正常</text:p>
          </table:table-cell>
          <table:table-cell table:style-name="ce18" office:value-type="string" calcext:value-type="string">
            <text:p>1. ギャラリー画面ボタンを押下する。</text:p>
          </table:table-cell>
          <table:table-cell table:style-name="ce20"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7" table:visibility="collapse">
          <table:table-cell table:style-name="ce33" office:value-type="float" office:value="9" calcext:value-type="float">
            <text:p>9</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ブログ画面ボタン</text:p>
          </table:table-cell>
          <table:table-cell table:style-name="ce16" office:value-type="string" calcext:value-type="string">
            <text:p>正常</text:p>
          </table:table-cell>
          <table:table-cell table:style-name="ce18" office:value-type="string" calcext:value-type="string">
            <text:p>1. ブログ画面ボタンを押下する。</text:p>
          </table:table-cell>
          <table:table-cell table:style-name="ce20"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3" table:number-columns-repeated="2"/>
          <table:table-cell table:style-name="ce26"/>
          <table:table-cell table:style-name="ce27"/>
          <table:table-cell table:number-columns-repeated="1013"/>
        </table:table-row>
        <table:table-row table:style-name="ro21" table:visibility="collapse">
          <table:table-cell table:style-name="ce33" office:value-type="float" office:value="10" calcext:value-type="float">
            <text:p>10</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22" table:visibility="collapse">
          <table:table-cell table:style-name="ce33" office:value-type="float" office:value="11" calcext:value-type="float">
            <text:p>11</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 マイブログ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7" table:visibility="collapse">
          <table:table-cell table:style-name="ce33" office:value-type="float" office:value="12" calcext:value-type="float">
            <text:p>12</text:p>
          </table:table-cell>
          <table:table-cell table:style-name="ce14" office:value-type="string" calcext:value-type="string">
            <text:p>メール送信フォーム</text:p>
          </table:table-cell>
          <table:table-cell table:style-name="ce14" office:value-type="string" calcext:value-type="string">
            <text:p>入力フォーム</text:p>
          </table:table-cell>
          <table:table-cell table:style-name="ce14" office:value-type="string" calcext:value-type="string">
            <text:p>店舗名選択セレクトメニュー</text:p>
          </table:table-cell>
          <table:table-cell table:style-name="ce16" office:value-type="string" calcext:value-type="string">
            <text:p>正常</text:p>
          </table:table-cell>
          <table:table-cell table:style-name="ce38" office:value-type="string" calcext:value-type="string">
            <text:p>1.目安箱画面に遷移する。</text:p>
            <text:p>2.店舗名選択セレクトメニューを押下する。</text:p>
            <text:p>3.項目を選択する。</text:p>
          </table:table-cell>
          <table:table-cell table:style-name="ce20" office:value-type="string" calcext:value-type="string">
            <text:p>(イ. 遷移)</text:p>
            <text:p>1.店舗名選択セレクトメニューの選択項目が「新宿店」となっていること。</text:p>
            <text:p>2.店舗名選択セレクトメニューに全ての店舗名が表示されていること。</text:p>
            <text:p>3.選択した項目が店舗名選択セレクトメニューに表示され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0" table:visibility="collapse">
          <table:table-cell table:style-name="ce33" office:value-type="float" office:value="13" calcext:value-type="float">
            <text:p>13</text:p>
          </table:table-cell>
          <table:table-cell table:style-name="ce14" office:value-type="string" calcext:value-type="string">
            <text:p>メール送信フォーム</text:p>
          </table:table-cell>
          <table:table-cell table:style-name="ce14" office:value-type="string" calcext:value-type="string">
            <text:p>入力フォーム</text:p>
          </table:table-cell>
          <table:table-cell table:style-name="ce14" office:value-type="string" calcext:value-type="string">
            <text:p>メール種別選択セレクトメニュー</text:p>
          </table:table-cell>
          <table:table-cell table:style-name="ce16" office:value-type="string" calcext:value-type="string">
            <text:p>正常</text:p>
          </table:table-cell>
          <table:table-cell table:style-name="ce38" office:value-type="string" calcext:value-type="string">
            <text:p>1.目安箱画面に遷移する。</text:p>
            <text:p>2.メール種別選択セレクトメニューを押下する。</text:p>
            <text:p>3.項目を選択する。</text:p>
          </table:table-cell>
          <table:table-cell table:style-name="ce20" office:value-type="string" calcext:value-type="string">
            <text:p>(イ. 遷移)</text:p>
            <text:p>1.メール種別選択セレクトメニューの選択項目が「意見・種別」となっていること。</text:p>
            <text:p>2.メール種別選択セレクトメニューに全てのメール種別が表示されていること。</text:p>
            <text:p>3.選択した項目がメール種別選択セレクトメニューに表示され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0" table:visibility="collapse">
          <table:table-cell table:style-name="ce33" office:value-type="float" office:value="14" calcext:value-type="float">
            <text:p>14</text:p>
          </table:table-cell>
          <table:table-cell table:style-name="ce14" office:value-type="string" calcext:value-type="string">
            <text:p>メール送信フォーム</text:p>
          </table:table-cell>
          <table:table-cell table:style-name="ce14" office:value-type="string" calcext:value-type="string">
            <text:p>入力フォーム</text:p>
          </table:table-cell>
          <table:table-cell table:style-name="ce14" office:value-type="string" calcext:value-type="string">
            <text:p>タイトル入力フォーム</text:p>
          </table:table-cell>
          <table:table-cell table:style-name="ce16" office:value-type="string" calcext:value-type="string">
            <text:p>正常</text:p>
          </table:table-cell>
          <table:table-cell table:style-name="ce38" office:value-type="string" calcext:value-type="string">
            <text:p>1.タイトル入力フォームを押下する。</text:p>
            <text:p>2.入力を行う。</text:p>
          </table:table-cell>
          <table:table-cell table:style-name="ce20" office:value-type="string" calcext:value-type="string">
            <text:p>(イ. 遷移)</text:p>
            <text:p>1.タイトル入力フォームがフォーカスされること。</text:p>
            <text:p>2.入力が行え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25" table:visibility="collapse">
          <table:table-cell table:style-name="ce33" office:value-type="float" office:value="15" calcext:value-type="float">
            <text:p>15</text:p>
          </table:table-cell>
          <table:table-cell table:style-name="ce14" office:value-type="string" calcext:value-type="string">
            <text:p>メール送信フォーム</text:p>
          </table:table-cell>
          <table:table-cell table:style-name="ce14" office:value-type="string" calcext:value-type="string">
            <text:p>入力フォーム</text:p>
          </table:table-cell>
          <table:table-cell table:style-name="ce15" office:value-type="string" calcext:value-type="string">
            <text:p>お問い合わせ内容入力フォーム</text:p>
          </table:table-cell>
          <table:table-cell table:style-name="ce16" office:value-type="string" calcext:value-type="string">
            <text:p>正常</text:p>
          </table:table-cell>
          <table:table-cell table:style-name="ce38" office:value-type="string" calcext:value-type="string">
            <text:p>1.お問い合わせ内容入力フォームを押下する。</text:p>
            <text:p>2.入力を行う。</text:p>
          </table:table-cell>
          <table:table-cell table:style-name="ce20" office:value-type="string" calcext:value-type="string">
            <text:p>(イ. 遷移)</text:p>
            <text:p>1.お問い合わせ内容入力フォームがフォーカスされること。</text:p>
            <text:p>2.入力が行え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21" table:visibility="collapse">
          <table:table-cell table:style-name="ce33" office:value-type="float" office:value="16" calcext:value-type="float">
            <text:p>16</text:p>
          </table:table-cell>
          <table:table-cell table:style-name="ce14" office:value-type="string" calcext:value-type="string">
            <text:p>メール送信フォーム</text:p>
          </table:table-cell>
          <table:table-cell table:style-name="ce14" office:value-type="string" calcext:value-type="string">
            <text:p>入力フォーム</text:p>
          </table:table-cell>
          <table:table-cell table:style-name="ce14" office:value-type="string" calcext:value-type="string">
            <text:p>宛先選択ラジオボタン</text:p>
          </table:table-cell>
          <table:table-cell table:style-name="ce16" office:value-type="string" calcext:value-type="string">
            <text:p>正常</text:p>
          </table:table-cell>
          <table:table-cell table:style-name="ce38" office:value-type="string" calcext:value-type="string">
            <text:p>1.目安箱画面に遷移する。</text:p>
            <text:p>2.「通常(スタッフへ）」ボタンを押下する。</text:p>
            <text:p>3.「目安箱(オーナーへ))」ボタンを押下する。</text:p>
          </table:table-cell>
          <table:table-cell table:style-name="ce20" office:value-type="string" calcext:value-type="string">
            <text:p>(イ. 遷移)</text:p>
            <text:p>1.「通常(スタッフへ)」ボタンがチェックされていること。</text:p>
            <text:p>2.「通常(スタッフへ)」ボタンがチェックされること。</text:p>
            <text:p>3.「目安箱(オーナーへ)」ボタンがチェックされ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17" calcext:value-type="float">
            <text:p>17</text:p>
          </table:table-cell>
          <table:table-cell table:style-name="ce14" office:value-type="string" calcext:value-type="string">
            <text:p>メール送信フォーム</text:p>
          </table:table-cell>
          <table:table-cell table:style-name="ce14" office:value-type="string" calcext:value-type="string">
            <text:p>ボタン</text:p>
          </table:table-cell>
          <table:table-cell table:style-name="ce14" office:value-type="string" calcext:value-type="string">
            <text:p>送信ボタン</text:p>
          </table:table-cell>
          <table:table-cell table:style-name="ce16" office:value-type="string" calcext:value-type="string">
            <text:p>正常</text:p>
          </table:table-cell>
          <table:table-cell table:style-name="ce38" office:value-type="string" calcext:value-type="string">
            <text:p>1.送信ボタンを押下する。</text:p>
          </table:table-cell>
          <table:table-cell table:style-name="ce20" office:value-type="string" calcext:value-type="string">
            <text:p>(イ. 遷移)</text:p>
            <text:p>1.メール送信フォームの状態により、以下の遷移が行われること。</text:p>
            <text:p> a. メール送信フォームに空欄がある場合 : 空欄への入力を促すメッセージが表示され、メールが送信されない。</text:p>
            <text:p> b.メール送信フォームに空欄がない場合 : 送信完了のメッセージが表示されること。</text:p>
            <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1" table:visibility="collapse">
          <table:table-cell table:style-name="ce33" office:value-type="float" office:value="18" calcext:value-type="float">
            <text:p>18</text:p>
          </table:table-cell>
          <table:table-cell table:style-name="ce14" office:value-type="string" calcext:value-type="string">
            <text:p>メール送信フォーム</text:p>
          </table:table-cell>
          <table:table-cell table:style-name="ce14" office:value-type="string" calcext:value-type="string">
            <text:p>ボタン</text:p>
          </table:table-cell>
          <table:table-cell table:style-name="ce14" office:value-type="string" calcext:value-type="string">
            <text:p>リセットボタン</text:p>
          </table:table-cell>
          <table:table-cell table:style-name="ce16" office:value-type="string" calcext:value-type="string">
            <text:p>正常</text:p>
          </table:table-cell>
          <table:table-cell table:style-name="ce38" office:value-type="string" calcext:value-type="string">
            <text:p>1.リセットボタンを押下する。</text:p>
          </table:table-cell>
          <table:table-cell table:style-name="ce20" office:value-type="string" calcext:value-type="string">
            <text:p>(イ. 遷移)</text:p>
            <text:p>1.メール入力フォームがリセットされ、目安箱画面に遷移した時と同じ状態にな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9">
          <table:table-cell table:style-name="ce9"/>
          <table:table-cell table:style-name="ce14" table:number-columns-repeated="3"/>
          <table:table-cell table:style-name="ce15"/>
          <table:table-cell table:style-name="ce1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536">
          <table:table-cell table:number-columns-repeated="1024"/>
        </table:table-row>
        <table:table-row table:style-name="ro27" table:number-rows-repeated="14">
          <table:table-cell table:number-columns-repeated="1024"/>
        </table:table-row>
        <table:table-row table:style-name="ro27">
          <table:table-cell table:number-columns-repeated="1024"/>
        </table:table-row>
      </table:table>
      <table:table table:name="ギャラリー画面" table:style-name="ta2" table:print-ranges="ギャラリー画面.A1:ギャラリー画面.K35">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ギャラリー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1" calcext:value-type="float">
            <text:p>1</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ユーザ名</text:p>
          </table:table-cell>
          <table:table-cell table:style-name="ce16" office:value-type="string" calcext:value-type="string">
            <text:p>正常</text:p>
          </table:table-cell>
          <table:table-cell table:style-name="ce18" office:value-type="string" calcext:value-type="string">
            <text:p>1. ギャラリー画面へ遷移する。</text:p>
          </table:table-cell>
          <table:table-cell table:style-name="ce21"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2" calcext:value-type="float">
            <text:p>2</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所持ポイント</text:p>
          </table:table-cell>
          <table:table-cell table:style-name="ce16" office:value-type="string" calcext:value-type="string">
            <text:p>正常</text:p>
          </table:table-cell>
          <table:table-cell table:style-name="ce18" office:value-type="string" calcext:value-type="string">
            <text:p>1. ギャラリー画面へ遷移する。</text:p>
          </table:table-cell>
          <table:table-cell table:style-name="ce21"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3" calcext:value-type="float">
            <text:p>3</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フラワースクールトップ画面ボタン</text:p>
          </table:table-cell>
          <table:table-cell table:style-name="ce16" office:value-type="string" calcext:value-type="string">
            <text:p>正常</text:p>
          </table:table-cell>
          <table:table-cell table:style-name="ce38" office:value-type="string" calcext:value-type="string">
            <text:p>1. フラワースクールトップ画面ボタン(ロゴの形式)を押下する。</text:p>
          </table:table-cell>
          <table:table-cell table:style-name="ce21" office:value-type="string" calcext:value-type="string">
            <text:p>(イ. 遷移)</text:p>
            <text:p>通常画面へ遷移する。</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4" calcext:value-type="float">
            <text:p>4</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ログアウトボタン</text:p>
          </table:table-cell>
          <table:table-cell table:style-name="ce16" office:value-type="string" calcext:value-type="string">
            <text:p>正常</text:p>
          </table:table-cell>
          <table:table-cell table:style-name="ce18" office:value-type="string" calcext:value-type="string">
            <text:p>1. ログアウトボタンを押下する。</text:p>
          </table:table-cell>
          <table:table-cell table:style-name="ce20"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8" table:visibility="collapse">
          <table:table-cell table:style-name="ce33" office:value-type="float" office:value="5" calcext:value-type="float">
            <text:p>5</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会員トップ画面ボタン</text:p>
          </table:table-cell>
          <table:table-cell table:style-name="ce16" office:value-type="string" calcext:value-type="string">
            <text:p>正常</text:p>
          </table:table-cell>
          <table:table-cell table:style-name="ce18" office:value-type="string" calcext:value-type="string">
            <text:p>1. 会員トップページボタンを押下する。</text:p>
          </table:table-cell>
          <table:table-cell table:style-name="ce40"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office:value-type="string" calcext:value-type="string">
            <text:p>ロゴ上の名前はmyPageとなっている。</text:p>
          </table:table-cell>
          <table:table-cell table:number-columns-repeated="1013"/>
        </table:table-row>
        <table:table-row table:style-name="ro19" table:visibility="collapse">
          <table:table-cell table:style-name="ce33" office:value-type="float" office:value="6" calcext:value-type="float">
            <text:p>6</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プロフィール変更画面ボタン</text:p>
          </table:table-cell>
          <table:table-cell table:style-name="ce16" office:value-type="string" calcext:value-type="string">
            <text:p>正常</text:p>
          </table:table-cell>
          <table:table-cell table:style-name="ce18" office:value-type="string" calcext:value-type="string">
            <text:p>1. プロフィール変更画面ボタンを押下する。</text:p>
          </table:table-cell>
          <table:table-cell table:style-name="ce20"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20" table:visibility="collapse">
          <table:table-cell table:style-name="ce33" office:value-type="float" office:value="7" calcext:value-type="float">
            <text:p>7</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目安箱画面ボタン</text:p>
          </table:table-cell>
          <table:table-cell table:style-name="ce16" office:value-type="string" calcext:value-type="string">
            <text:p>正常</text:p>
          </table:table-cell>
          <table:table-cell table:style-name="ce18" office:value-type="string" calcext:value-type="string">
            <text:p>1. 目安箱画面ボタンを押下する。</text:p>
          </table:table-cell>
          <table:table-cell table:style-name="ce20"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8" table:visibility="collapse">
          <table:table-cell table:style-name="ce33" office:value-type="float" office:value="8" calcext:value-type="float">
            <text:p>8</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ギャラリー画面ボタン</text:p>
          </table:table-cell>
          <table:table-cell table:style-name="ce16" office:value-type="string" calcext:value-type="string">
            <text:p>正常</text:p>
          </table:table-cell>
          <table:table-cell table:style-name="ce18" office:value-type="string" calcext:value-type="string">
            <text:p>1. ギャラリー画面ボタンを押下する。</text:p>
          </table:table-cell>
          <table:table-cell table:style-name="ce20"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7" table:visibility="collapse">
          <table:table-cell table:style-name="ce33" office:value-type="float" office:value="9" calcext:value-type="float">
            <text:p>9</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ブログ画面ボタン</text:p>
          </table:table-cell>
          <table:table-cell table:style-name="ce16" office:value-type="string" calcext:value-type="string">
            <text:p>正常</text:p>
          </table:table-cell>
          <table:table-cell table:style-name="ce18" office:value-type="string" calcext:value-type="string">
            <text:p>1. ブログ画面ボタンを押下する。</text:p>
          </table:table-cell>
          <table:table-cell table:style-name="ce20"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3" table:number-columns-repeated="2"/>
          <table:table-cell table:style-name="ce26"/>
          <table:table-cell table:style-name="ce27"/>
          <table:table-cell table:number-columns-repeated="1013"/>
        </table:table-row>
        <table:table-row table:style-name="ro21" table:visibility="collapse">
          <table:table-cell table:style-name="ce33" office:value-type="float" office:value="10" calcext:value-type="float">
            <text:p>10</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22" table:visibility="collapse">
          <table:table-cell table:style-name="ce33" office:value-type="float" office:value="11" calcext:value-type="float">
            <text:p>11</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 マイブログ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7" table:visibility="collapse">
          <table:table-cell table:style-name="ce33" office:value-type="float" office:value="12" calcext:value-type="float">
            <text:p>12</text:p>
          </table:table-cell>
          <table:table-cell table:style-name="ce14" office:value-type="string" calcext:value-type="string">
            <text:p>ギャラリー一覧</text:p>
          </table:table-cell>
          <table:table-cell table:number-columns-repeated="2" table:style-name="ce14" office:value-type="string" calcext:value-type="string">
            <text:p>ギャラリー記事</text:p>
          </table:table-cell>
          <table:table-cell table:style-name="ce16"/>
          <table:table-cell table:style-name="ce38" office:value-type="string" calcext:value-type="string">
            <text:p>1.ギャラリー画面に遷移する。</text:p>
          </table:table-cell>
          <table:table-cell table:style-name="ce20" office:value-type="string" calcext:value-type="string">
            <text:p>(イ. 遷移)</text:p>
            <text:p>1.公開されている全ユーザのギャラリー記事が表示されること。</text:p>
            <text:p>  また、1ページにつき最大6記事まで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1" table:visibility="collapse">
          <table:table-cell table:style-name="ce33" office:value-type="float" office:value="13" calcext:value-type="float">
            <text:p>13</text:p>
          </table:table-cell>
          <table:table-cell table:style-name="ce14" office:value-type="string" calcext:value-type="string">
            <text:p>ギャラリー一覧</text:p>
          </table:table-cell>
          <table:table-cell table:style-name="ce14" office:value-type="string" calcext:value-type="string">
            <text:p>ギャラリー記事</text:p>
          </table:table-cell>
          <table:table-cell table:style-name="ce14" office:value-type="string" calcext:value-type="string">
            <text:p>投稿日付</text:p>
          </table:table-cell>
          <table:table-cell table:style-name="ce16"/>
          <table:table-cell table:style-name="ce38" office:value-type="string" calcext:value-type="string">
            <text:p>1.ギャラリー画面に遷移する。</text:p>
          </table:table-cell>
          <table:table-cell table:style-name="ce20" office:value-type="string" calcext:value-type="string">
            <text:p>(イ. 遷移)</text:p>
            <text:p>1.ギャラリー記事に投稿日付が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1" table:visibility="collapse">
          <table:table-cell table:style-name="ce33" office:value-type="float" office:value="14" calcext:value-type="float">
            <text:p>14</text:p>
          </table:table-cell>
          <table:table-cell table:style-name="ce14" office:value-type="string" calcext:value-type="string">
            <text:p>ギャラリー一覧</text:p>
          </table:table-cell>
          <table:table-cell table:style-name="ce14" office:value-type="string" calcext:value-type="string">
            <text:p>ギャラリー記事</text:p>
          </table:table-cell>
          <table:table-cell table:style-name="ce14" office:value-type="string" calcext:value-type="string">
            <text:p>写真</text:p>
          </table:table-cell>
          <table:table-cell table:style-name="ce16"/>
          <table:table-cell table:style-name="ce38" office:value-type="string" calcext:value-type="string">
            <text:p>1.ギャラリー画面に遷移する。</text:p>
            <text:p>2.ギャラリー記事の写真を押下する。</text:p>
          </table:table-cell>
          <table:table-cell table:style-name="ce20" office:value-type="string" calcext:value-type="string">
            <text:p>(イ. 遷移)</text:p>
            <text:p>1.ギャラリー記事に写真が表示されていること。</text:p>
            <text:p>2.写真が原寸大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2" table:visibility="collapse">
          <table:table-cell table:style-name="ce33" office:value-type="float" office:value="15" calcext:value-type="float">
            <text:p>15</text:p>
          </table:table-cell>
          <table:table-cell table:style-name="ce14" office:value-type="string" calcext:value-type="string">
            <text:p>ギャラリー一覧</text:p>
          </table:table-cell>
          <table:table-cell table:style-name="ce37" office:value-type="string" calcext:value-type="string">
            <text:p>ギャラリー記事</text:p>
          </table:table-cell>
          <table:table-cell table:style-name="ce14" office:value-type="string" calcext:value-type="string">
            <text:p>写真(原寸大表示)</text:p>
          </table:table-cell>
          <table:table-cell table:style-name="ce16"/>
          <table:table-cell table:style-name="ce38"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20" office:value-type="string" calcext:value-type="string">
            <text:p>(イ. 遷移)</text:p>
            <text:p>1.右隣のギャラリー記事の写真(右隣がなければ次の段の一番左のギャラリー記事の写真、それもなければ一番左上のギャラリー記事の写真)が原寸大表示され、押下した原寸大表示された写真が見えなくなること。(ギャラリー記事が1記事しか表示されていない場合は同じ写真が再度原寸大表示される。)</text:p>
            <text:p>2.左隣のギャラリー記事の写真(左隣がなければ1つ上の段の一番右のギャラリー記事の写真、それもなければ一番右下のギャラリー記事の写真)が原寸大表示され、押下した原寸大表示された写真が見えなくなること。(ギャラリー記事が1記事しか表示されていない場合は同じ写真が再度原寸大表示される。)</text:p>
            <text:p>3.原寸大表示された写真が見えなくな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0" table:visibility="collapse">
          <table:table-cell table:style-name="ce33" office:value-type="float" office:value="16" calcext:value-type="float">
            <text:p>16</text:p>
          </table:table-cell>
          <table:table-cell table:style-name="ce14" office:value-type="string" calcext:value-type="string">
            <text:p>ギャラリー一覧</text:p>
          </table:table-cell>
          <table:table-cell table:style-name="ce14" office:value-type="string" calcext:value-type="string">
            <text:p>ギャラリー記事</text:p>
          </table:table-cell>
          <table:table-cell table:style-name="ce14" office:value-type="string" calcext:value-type="string">
            <text:p>タイトル</text:p>
          </table:table-cell>
          <table:table-cell table:style-name="ce16"/>
          <table:table-cell table:style-name="ce38" office:value-type="string" calcext:value-type="string">
            <text:p>1.ギャラリー画面に遷移する。</text:p>
          </table:table-cell>
          <table:table-cell table:style-name="ce20" office:value-type="string" calcext:value-type="string">
            <text:p>(イ. 遷移)</text:p>
            <text:p>1.ギャラリー記事にタイトルが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25" table:visibility="collapse">
          <table:table-cell table:style-name="ce33" office:value-type="float" office:value="17" calcext:value-type="float">
            <text:p>17</text:p>
          </table:table-cell>
          <table:table-cell table:style-name="ce14" office:value-type="string" calcext:value-type="string">
            <text:p>ギャラリー一覧</text:p>
          </table:table-cell>
          <table:table-cell table:style-name="ce14" office:value-type="string" calcext:value-type="string">
            <text:p>ギャラリー記事</text:p>
          </table:table-cell>
          <table:table-cell table:style-name="ce15" office:value-type="string" calcext:value-type="string">
            <text:p>投稿者名</text:p>
          </table:table-cell>
          <table:table-cell table:style-name="ce16"/>
          <table:table-cell table:style-name="ce38" office:value-type="string" calcext:value-type="string">
            <text:p>1.ギャラリー画面に遷移する。</text:p>
          </table:table-cell>
          <table:table-cell table:style-name="ce20" office:value-type="string" calcext:value-type="string">
            <text:p>(イ. 遷移)</text:p>
            <text:p>1.ギャラリー記事に投稿者名が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21" table:visibility="collapse">
          <table:table-cell table:style-name="ce33" office:value-type="float" office:value="18" calcext:value-type="float">
            <text:p>18</text:p>
          </table:table-cell>
          <table:table-cell table:style-name="ce14" office:value-type="string" calcext:value-type="string">
            <text:p>ギャラリー一覧</text:p>
          </table:table-cell>
          <table:table-cell table:style-name="ce14" office:value-type="string" calcext:value-type="string">
            <text:p>ギャラリー記事</text:p>
          </table:table-cell>
          <table:table-cell table:style-name="ce14" office:value-type="string" calcext:value-type="string">
            <text:p>コメント</text:p>
          </table:table-cell>
          <table:table-cell table:style-name="ce16"/>
          <table:table-cell table:style-name="ce38" office:value-type="string" calcext:value-type="string">
            <text:p>1.ギャラリー画面に遷移する。</text:p>
          </table:table-cell>
          <table:table-cell table:style-name="ce20" office:value-type="string" calcext:value-type="string">
            <text:p>(イ. 遷移)</text:p>
            <text:p>1.ギャラリー記事にコメントが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26" table:visibility="collapse">
          <table:table-cell table:style-name="ce33" office:value-type="float" office:value="19" calcext:value-type="float">
            <text:p>19</text:p>
          </table:table-cell>
          <table:table-cell table:style-name="ce14" office:value-type="string" calcext:value-type="string">
            <text:p>ギャラリー一覧</text:p>
          </table:table-cell>
          <table:table-cell table:number-columns-repeated="2" table:style-name="ce14" office:value-type="string" calcext:value-type="string">
            <text:p>ページャ</text:p>
          </table:table-cell>
          <table:table-cell table:style-name="ce16"/>
          <table:table-cell table:style-name="ce38"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20" office:value-type="string" calcext:value-type="string">
            <text:p>(イ. 遷移)</text:p>
            <text:p><text:span text:style-name="T1">1.ページャ「1」がハイライトされ、1ページ目のギャラリー記事が表示されること。</text:span></text:p>
            <text:p><text:span text:style-name="T1">2.ページャ「2」がハイライトされ、2ページ目のギャラリー記事が表示されること。</text:span></text:p>
            <text:p><text:span text:style-name="T1">3.ページャ「3」がハイライトされ、3ページ目のギャラリー記事が表示されること。</text:span></text:p>
            <text:p><text:span text:style-name="T1">4.右端のページャがハイライトされ、該当するページのギャラリー記事が表示されること。</text:span></text:p>
            <text:p><text:span text:style-name="T1">5.表示中のページャの数字が全てプラス1され、右端のページャがハイライトされること。</text:span></text:p>
            <text:p><text:span text:style-name="T1">  また、該当するページのギャラリー記事が表示されること。</text:span></text:p>
            <text:p><text:span text:style-name="T1">  加えてページャ「2」の左隣に「&lt;」のページャが表示されること。</text:span></text:p>
            <text:p><text:span text:style-name="T1">6.ハイライトしていたページャの左隣のページャがハイライトされ、該当するページのギャラリー記事が表示されること。</text:span></text:p>
            <text:p><text:span text:style-name="T1">7.ページャ「2」がハイライトされ、2ページ目のギャラリー記事が表示されること。</text:span></text:p>
            <text:p><text:span text:style-name="T1">8.表示中のページャの数字が全てマイナス1され、左端のページャがハイライトされること。</text:span></text:p>
            <text:p><text:span text:style-name="T1">  また、該当するページのギャラリー記事が表示されること。</text:span></text:p>
            <text:p><text:span text:style-name="T1">  加えてページャ「1」の左隣に「&lt;」のページャが表示されない。</text:span></text:p>
            <text:p><text:span text:style-name="T1">(ロ. データ)</text:span></text:p>
            <text:p>1.</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20" calcext:value-type="float">
            <text:p>20</text:p>
          </table:table-cell>
          <table:table-cell table:style-name="ce14" office:value-type="string" calcext:value-type="string">
            <text:p>ギャラリーカレンダー</text:p>
          </table:table-cell>
          <table:table-cell table:style-name="ce14" office:value-type="string" calcext:value-type="string">
            <text:p>表示情報</text:p>
          </table:table-cell>
          <table:table-cell table:style-name="ce14" office:value-type="string" calcext:value-type="string">
            <text:p>年月表示</text:p>
          </table:table-cell>
          <table:table-cell table:style-name="ce15" office:value-type="string" calcext:value-type="string">
            <text:p>正常</text:p>
          </table:table-cell>
          <table:table-cell table:style-name="ce38" office:value-type="string" calcext:value-type="string">
            <text:p>1.ギャラリー画面に遷移する。</text:p>
          </table:table-cell>
          <table:table-cell table:style-name="ce39"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33" office:value-type="float" office:value="21" calcext:value-type="float">
            <text:p>21</text:p>
          </table:table-cell>
          <table:table-cell table:style-name="ce14" office:value-type="string" calcext:value-type="string">
            <text:p>ギャラリーカレンダー</text:p>
          </table:table-cell>
          <table:table-cell table:style-name="ce14" office:value-type="string" calcext:value-type="string">
            <text:p>ボタン</text:p>
          </table:table-cell>
          <table:table-cell table:style-name="ce14" office:value-type="string" calcext:value-type="string">
            <text:p>矢印ボタン(左)</text:p>
          </table:table-cell>
          <table:table-cell table:style-name="ce15" office:value-type="string" calcext:value-type="string">
            <text:p>正常</text:p>
          </table:table-cell>
          <table:table-cell table:style-name="ce18" office:value-type="string" calcext:value-type="string">
            <text:p>1. カレンダーの現在の年月表示右の矢印ボタンを押下する。(回数は任意)</text:p>
            <text:p/>
          </table:table-cell>
          <table:table-cell table:style-name="ce39" office:value-type="string" calcext:value-type="string">
            <text:p>(イ. 遷移)</text:p>
            <text:p>1.カレンダーの月が次の月へ変わること。</text:p>
            <text:p><text:span text:style-name="T1">(ロ. データ)</text:span></text:p>
            <text:p><text:span text:style-name="T1"> なし</text:span></text:p>
            <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33" office:value-type="float" office:value="22" calcext:value-type="float">
            <text:p>22</text:p>
          </table:table-cell>
          <table:table-cell table:style-name="ce14" office:value-type="string" calcext:value-type="string">
            <text:p>ギャラリーカレンダー</text:p>
          </table:table-cell>
          <table:table-cell table:style-name="ce14" office:value-type="string" calcext:value-type="string">
            <text:p>ボタン</text:p>
          </table:table-cell>
          <table:table-cell table:style-name="ce14" office:value-type="string" calcext:value-type="string">
            <text:p>矢印ボタン(右)</text:p>
          </table:table-cell>
          <table:table-cell table:style-name="ce15" office:value-type="string" calcext:value-type="string">
            <text:p>正常</text:p>
          </table:table-cell>
          <table:table-cell table:style-name="ce18" office:value-type="string" calcext:value-type="string">
            <text:p>1. カレンダーの現在の年月表示右の矢印ボタンを押下する。(回数は任意)</text:p>
          </table:table-cell>
          <table:table-cell table:style-name="ce39" office:value-type="string" calcext:value-type="string">
            <text:p>(イ. 遷移)</text:p>
            <text:p>1.カレンダーの月が前の月へ変わること。</text:p>
            <text:p><text:span text:style-name="T1">(ロ. データ)</text:span></text:p>
            <text:p><text:span text:style-name="T1"> なし</text:span></text:p>
            <text:p/>
          </table:table-cell>
          <table:table-cell table:style-name="ce23" table:number-columns-repeated="2"/>
          <table:table-cell table:style-name="ce26"/>
          <table:table-cell table:style-name="ce27"/>
          <table:table-cell table:number-columns-repeated="1013"/>
        </table:table-row>
        <table:table-row table:style-name="ro23" table:visibility="collapse">
          <table:table-cell table:style-name="ce33" office:value-type="float" office:value="23" calcext:value-type="float">
            <text:p>23</text:p>
          </table:table-cell>
          <table:table-cell table:style-name="ce14" office:value-type="string" calcext:value-type="string">
            <text:p>ギャラリーカレンダー</text:p>
          </table:table-cell>
          <table:table-cell table:style-name="ce14" office:value-type="string" calcext:value-type="string">
            <text:p>ボタン</text:p>
          </table:table-cell>
          <table:table-cell table:style-name="ce15"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カレンダーの月が切り替わる。</text:p>
          </table:table-cell>
          <table:table-cell table:style-name="ce39"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25" table:visibility="collapse">
          <table:table-cell table:style-name="ce33" office:value-type="float" office:value="24" calcext:value-type="float">
            <text:p>24</text:p>
          </table:table-cell>
          <table:table-cell table:style-name="ce14" office:value-type="string" calcext:value-type="string">
            <text:p>ギャラリーカレンダー</text:p>
          </table:table-cell>
          <table:table-cell table:style-name="ce14" office:value-type="string" calcext:value-type="string">
            <text:p>ボタン</text:p>
          </table:table-cell>
          <table:table-cell table:style-name="ce15" office:value-type="string" calcext:value-type="string">
            <text:p>日付ボタン</text:p>
          </table:table-cell>
          <table:table-cell table:style-name="ce15" office:value-type="string" calcext:value-type="string">
            <text:p>正常</text:p>
          </table:table-cell>
          <table:table-cell table:style-name="ce38" office:value-type="string" calcext:value-type="string">
            <text:p>1.ギャラリー画面に遷移する。</text:p>
          </table:table-cell>
          <table:table-cell table:style-name="ce39"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21" table:visibility="collapse">
          <table:table-cell table:style-name="ce33" office:value-type="float" office:value="25" calcext:value-type="float">
            <text:p>25</text:p>
          </table:table-cell>
          <table:table-cell table:style-name="ce14" office:value-type="string" calcext:value-type="string">
            <text:p>ギャラリーカレンダー</text:p>
          </table:table-cell>
          <table:table-cell table:style-name="ce14" office:value-type="string" calcext:value-type="string">
            <text:p>ボタン</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背景色が白(活性)となっている日付を押下する。</text:p>
          </table:table-cell>
          <table:table-cell table:style-name="ce39" office:value-type="string" calcext:value-type="string">
            <text:p>(イ. 遷移)</text:p>
            <text:p>1.押下した日付と同じ投稿日時のギャラリー記事のみが表示され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26" calcext:value-type="float">
            <text:p>26</text:p>
          </table:table-cell>
          <table:table-cell table:style-name="ce14" office:value-type="string" calcext:value-type="string">
            <text:p>ギャラリーカレンダー</text:p>
          </table:table-cell>
          <table:table-cell table:style-name="ce14" office:value-type="string" calcext:value-type="string">
            <text:p>ボタン</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背景色が灰色(非活性)となっている日付を押下する。</text:p>
          </table:table-cell>
          <table:table-cell table:style-name="ce39" office:value-type="string" calcext:value-type="string">
            <text:p>(イ. 遷移)</text:p>
            <text:p>1.何も反応がない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9"/>
          <table:table-cell table:style-name="ce14" table:number-columns-repeated="3"/>
          <table:table-cell table:style-name="ce15"/>
          <table:table-cell table:style-name="ce1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531">
          <table:table-cell table:number-columns-repeated="1024"/>
        </table:table-row>
        <table:table-row table:style-name="ro27" table:number-rows-repeated="11">
          <table:table-cell table:number-columns-repeated="1024"/>
        </table:table-row>
        <table:table-row table:style-name="ro27">
          <table:table-cell table:number-columns-repeated="1024"/>
        </table:table-row>
      </table:table>
      <table:table table:name="ブログ画面" table:style-name="ta2" table:print-ranges="ブログ画面.A1:ブログ画面.K37">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34">
          <table:table-cell table:style-name="ce30"/>
          <table:table-cell table:style-name="ce30" office:value-type="string" calcext:value-type="string">
            <text:p>対象画面：ブログ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3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1" calcext:value-type="float">
            <text:p>1</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ユーザ名</text:p>
          </table:table-cell>
          <table:table-cell table:style-name="ce16" office:value-type="string" calcext:value-type="string">
            <text:p>正常</text:p>
          </table:table-cell>
          <table:table-cell table:style-name="ce18" office:value-type="string" calcext:value-type="string">
            <text:p>1. ブログ画面へ遷移する。</text:p>
          </table:table-cell>
          <table:table-cell table:style-name="ce21"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2" calcext:value-type="float">
            <text:p>2</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所持ポイント</text:p>
          </table:table-cell>
          <table:table-cell table:style-name="ce16" office:value-type="string" calcext:value-type="string">
            <text:p>正常</text:p>
          </table:table-cell>
          <table:table-cell table:style-name="ce18" office:value-type="string" calcext:value-type="string">
            <text:p>1. ブログ画面へ遷移する。</text:p>
          </table:table-cell>
          <table:table-cell table:style-name="ce21"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3" calcext:value-type="float">
            <text:p>3</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フラワースクールトップ画面ボタン</text:p>
          </table:table-cell>
          <table:table-cell table:style-name="ce16" office:value-type="string" calcext:value-type="string">
            <text:p>正常</text:p>
          </table:table-cell>
          <table:table-cell table:style-name="ce38" office:value-type="string" calcext:value-type="string">
            <text:p>1. フラワースクールトップ画面ボタン(ロゴの形式)を押下する。</text:p>
          </table:table-cell>
          <table:table-cell table:style-name="ce21" office:value-type="string" calcext:value-type="string">
            <text:p>(イ. 遷移)</text:p>
            <text:p>通常画面へ遷移する。</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4" table:visibility="collapse">
          <table:table-cell table:style-name="ce33" office:value-type="float" office:value="4" calcext:value-type="float">
            <text:p>4</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ログアウトボタン</text:p>
          </table:table-cell>
          <table:table-cell table:style-name="ce16" office:value-type="string" calcext:value-type="string">
            <text:p>正常</text:p>
          </table:table-cell>
          <table:table-cell table:style-name="ce18" office:value-type="string" calcext:value-type="string">
            <text:p>1. ログアウトボタンを押下する。</text:p>
          </table:table-cell>
          <table:table-cell table:style-name="ce20"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6" table:visibility="collapse">
          <table:table-cell table:style-name="ce33" office:value-type="float" office:value="5" calcext:value-type="float">
            <text:p>5</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会員トップ画面ボタン</text:p>
          </table:table-cell>
          <table:table-cell table:style-name="ce16" office:value-type="string" calcext:value-type="string">
            <text:p>正常</text:p>
          </table:table-cell>
          <table:table-cell table:style-name="ce18" office:value-type="string" calcext:value-type="string">
            <text:p>1. 会員トップページボタンを押下する。</text:p>
          </table:table-cell>
          <table:table-cell table:style-name="ce40"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office:value-type="string" calcext:value-type="string">
            <text:p>ロゴ上の名前はmyPageとなっている。</text:p>
          </table:table-cell>
          <table:table-cell table:number-columns-repeated="1013"/>
        </table:table-row>
        <table:table-row table:style-name="ro37" table:visibility="collapse">
          <table:table-cell table:style-name="ce33" office:value-type="float" office:value="6" calcext:value-type="float">
            <text:p>6</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プロフィール変更画面ボタン</text:p>
          </table:table-cell>
          <table:table-cell table:style-name="ce16" office:value-type="string" calcext:value-type="string">
            <text:p>正常</text:p>
          </table:table-cell>
          <table:table-cell table:style-name="ce18" office:value-type="string" calcext:value-type="string">
            <text:p>1. プロフィール変更画面ボタンを押下する。</text:p>
          </table:table-cell>
          <table:table-cell table:style-name="ce20"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24" table:visibility="collapse">
          <table:table-cell table:style-name="ce33" office:value-type="float" office:value="7" calcext:value-type="float">
            <text:p>7</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目安箱画面ボタン</text:p>
          </table:table-cell>
          <table:table-cell table:style-name="ce16" office:value-type="string" calcext:value-type="string">
            <text:p>正常</text:p>
          </table:table-cell>
          <table:table-cell table:style-name="ce18" office:value-type="string" calcext:value-type="string">
            <text:p>1. 目安箱画面ボタンを押下する。</text:p>
          </table:table-cell>
          <table:table-cell table:style-name="ce20"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6" table:visibility="collapse">
          <table:table-cell table:style-name="ce33" office:value-type="float" office:value="8" calcext:value-type="float">
            <text:p>8</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ギャラリー画面ボタン</text:p>
          </table:table-cell>
          <table:table-cell table:style-name="ce16" office:value-type="string" calcext:value-type="string">
            <text:p>正常</text:p>
          </table:table-cell>
          <table:table-cell table:style-name="ce18" office:value-type="string" calcext:value-type="string">
            <text:p>1. ギャラリー画面ボタンを押下する。</text:p>
          </table:table-cell>
          <table:table-cell table:style-name="ce20"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8" table:visibility="collapse">
          <table:table-cell table:style-name="ce33" office:value-type="float" office:value="9" calcext:value-type="float">
            <text:p>9</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ブログ画面ボタン</text:p>
          </table:table-cell>
          <table:table-cell table:style-name="ce16" office:value-type="string" calcext:value-type="string">
            <text:p>正常</text:p>
          </table:table-cell>
          <table:table-cell table:style-name="ce18" office:value-type="string" calcext:value-type="string">
            <text:p>1. ブログ画面ボタンを押下する。</text:p>
          </table:table-cell>
          <table:table-cell table:style-name="ce20"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3" table:number-columns-repeated="2"/>
          <table:table-cell table:style-name="ce26"/>
          <table:table-cell table:style-name="ce27"/>
          <table:table-cell table:number-columns-repeated="1013"/>
        </table:table-row>
        <table:table-row table:style-name="ro39" table:visibility="collapse">
          <table:table-cell table:style-name="ce33" office:value-type="float" office:value="10" calcext:value-type="float">
            <text:p>10</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0" table:visibility="collapse">
          <table:table-cell table:style-name="ce33" office:value-type="float" office:value="11" calcext:value-type="float">
            <text:p>11</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 マイブログ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33" office:value-type="float" office:value="12" calcext:value-type="float">
            <text:p>12</text:p>
          </table:table-cell>
          <table:table-cell table:style-name="ce14" office:value-type="string" calcext:value-type="string">
            <text:p>ブログ一覧</text:p>
          </table:table-cell>
          <table:table-cell table:number-columns-repeated="2" table:style-name="ce14" office:value-type="string" calcext:value-type="string">
            <text:p>ブログ記事</text:p>
          </table:table-cell>
          <table:table-cell table:style-name="ce15" office:value-type="string" calcext:value-type="string">
            <text:p>正常</text:p>
          </table:table-cell>
          <table:table-cell table:style-name="ce38" office:value-type="string" calcext:value-type="string">
            <text:p>1.ブログ画面に遷移する。</text:p>
          </table:table-cell>
          <table:table-cell table:style-name="ce20" office:value-type="string" calcext:value-type="string">
            <text:p>(イ. 遷移)</text:p>
            <text:p>1.公開されている全ユーザのブログ記事が表示されること。</text:p>
            <text:p>  また、1ページにつき最大30記事まで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13" calcext:value-type="float">
            <text:p>13</text:p>
          </table:table-cell>
          <table:table-cell table:style-name="ce14" office:value-type="string" calcext:value-type="string">
            <text:p>ブログ一覧</text:p>
          </table:table-cell>
          <table:table-cell table:style-name="ce14" office:value-type="string" calcext:value-type="string">
            <text:p>ブログ記事</text:p>
          </table:table-cell>
          <table:table-cell table:style-name="ce14" office:value-type="string" calcext:value-type="string">
            <text:p>投稿日付</text:p>
          </table:table-cell>
          <table:table-cell table:style-name="ce15" office:value-type="string" calcext:value-type="string">
            <text:p>正常</text:p>
          </table:table-cell>
          <table:table-cell table:style-name="ce38" office:value-type="string" calcext:value-type="string">
            <text:p>1.ブログ画面に遷移する。</text:p>
          </table:table-cell>
          <table:table-cell table:style-name="ce20" office:value-type="string" calcext:value-type="string">
            <text:p>(イ. 遷移)</text:p>
            <text:p>1.ブログ記事に投稿日付が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33" office:value-type="float" office:value="14" calcext:value-type="float">
            <text:p>14</text:p>
          </table:table-cell>
          <table:table-cell table:style-name="ce14" office:value-type="string" calcext:value-type="string">
            <text:p>ブログ一覧</text:p>
          </table:table-cell>
          <table:table-cell table:style-name="ce14" office:value-type="string" calcext:value-type="string">
            <text:p>ブログ記事</text:p>
          </table:table-cell>
          <table:table-cell table:style-name="ce14" office:value-type="string" calcext:value-type="string">
            <text:p>写真</text:p>
          </table:table-cell>
          <table:table-cell table:style-name="ce15" office:value-type="string" calcext:value-type="string">
            <text:p>正常</text:p>
          </table:table-cell>
          <table:table-cell table:style-name="ce38" office:value-type="string" calcext:value-type="string">
            <text:p>1.ブログ画面に遷移する。</text:p>
            <text:p>2.ブログ記事の写真を押下する。</text:p>
          </table:table-cell>
          <table:table-cell table:style-name="ce20" office:value-type="string" calcext:value-type="string">
            <text:p>(イ. 遷移)</text:p>
            <text:p>1.ブログ記事に写真が表示されていること。(1記事につき最大3枚)</text:p>
            <text:p>2.写真が原寸大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3" table:visibility="collapse">
          <table:table-cell table:style-name="ce33" office:value-type="float" office:value="15" calcext:value-type="float">
            <text:p>15</text:p>
          </table:table-cell>
          <table:table-cell table:style-name="ce14" office:value-type="string" calcext:value-type="string">
            <text:p>ブログ一覧</text:p>
          </table:table-cell>
          <table:table-cell table:style-name="ce37" office:value-type="string" calcext:value-type="string">
            <text:p>ブログ記事</text:p>
          </table:table-cell>
          <table:table-cell table:style-name="ce14" office:value-type="string" calcext:value-type="string">
            <text:p>写真(原寸大表示)</text:p>
          </table:table-cell>
          <table:table-cell table:style-name="ce15" office:value-type="string" calcext:value-type="string">
            <text:p>正常</text:p>
          </table:table-cell>
          <table:table-cell table:style-name="ce38"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20" office:value-type="string" calcext:value-type="string">
            <text:p>(イ. 遷移)</text:p>
            <text:p>1.次のブログ記事の写真が原寸大表示され、押下した原寸大表示された写真が見えなくなること。(ブログ記事が1記事しか表示されていない場合は同じ写真が再度原寸大表示される。)</text:p>
            <text:p>2.前のブログ記事の写真が原寸大表示され、押下した原寸大表示された写真が見えなくなること。(ブログ記事が1記事しか表示されていない場合は同じ写真が再度原寸大表示される。)</text:p>
            <text:p>3.原寸大表示された写真が見えなくな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16" calcext:value-type="float">
            <text:p>16</text:p>
          </table:table-cell>
          <table:table-cell table:style-name="ce14" office:value-type="string" calcext:value-type="string">
            <text:p>ブログ一覧</text:p>
          </table:table-cell>
          <table:table-cell table:style-name="ce14" office:value-type="string" calcext:value-type="string">
            <text:p>ブログ記事</text:p>
          </table:table-cell>
          <table:table-cell table:style-name="ce14" office:value-type="string" calcext:value-type="string">
            <text:p>タイトル</text:p>
          </table:table-cell>
          <table:table-cell table:style-name="ce15" office:value-type="string" calcext:value-type="string">
            <text:p>正常</text:p>
          </table:table-cell>
          <table:table-cell table:style-name="ce38" office:value-type="string" calcext:value-type="string">
            <text:p>1.ブログ画面に遷移する。</text:p>
          </table:table-cell>
          <table:table-cell table:style-name="ce20" office:value-type="string" calcext:value-type="string">
            <text:p>(イ. 遷移)</text:p>
            <text:p>1.ブログ記事にタイトルが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17" calcext:value-type="float">
            <text:p>17</text:p>
          </table:table-cell>
          <table:table-cell table:style-name="ce14" office:value-type="string" calcext:value-type="string">
            <text:p>ブログ一覧</text:p>
          </table:table-cell>
          <table:table-cell table:style-name="ce14" office:value-type="string" calcext:value-type="string">
            <text:p>ブログ記事</text:p>
          </table:table-cell>
          <table:table-cell table:style-name="ce15" office:value-type="string" calcext:value-type="string">
            <text:p>投稿者名</text:p>
          </table:table-cell>
          <table:table-cell table:style-name="ce15" office:value-type="string" calcext:value-type="string">
            <text:p>正常</text:p>
          </table:table-cell>
          <table:table-cell table:style-name="ce38" office:value-type="string" calcext:value-type="string">
            <text:p>1.ブログ画面に遷移する。</text:p>
          </table:table-cell>
          <table:table-cell table:style-name="ce20" office:value-type="string" calcext:value-type="string">
            <text:p>(イ. 遷移)</text:p>
            <text:p>1.ブログ記事に投稿者名が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18" calcext:value-type="float">
            <text:p>18</text:p>
          </table:table-cell>
          <table:table-cell table:style-name="ce14" office:value-type="string" calcext:value-type="string">
            <text:p>ブログ一覧</text:p>
          </table:table-cell>
          <table:table-cell table:style-name="ce14" office:value-type="string" calcext:value-type="string">
            <text:p>ブログ記事</text:p>
          </table:table-cell>
          <table:table-cell table:style-name="ce14" office:value-type="string" calcext:value-type="string">
            <text:p>本文</text:p>
          </table:table-cell>
          <table:table-cell table:style-name="ce15" office:value-type="string" calcext:value-type="string">
            <text:p>正常</text:p>
          </table:table-cell>
          <table:table-cell table:style-name="ce38" office:value-type="string" calcext:value-type="string">
            <text:p>1.ブログ画面に遷移する。</text:p>
          </table:table-cell>
          <table:table-cell table:style-name="ce20" office:value-type="string" calcext:value-type="string">
            <text:p>(イ. 遷移)</text:p>
            <text:p>1.ブログ記事に本文が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4" table:visibility="collapse">
          <table:table-cell table:style-name="ce33" office:value-type="float" office:value="19" calcext:value-type="float">
            <text:p>19</text:p>
          </table:table-cell>
          <table:table-cell table:style-name="ce14" office:value-type="string" calcext:value-type="string">
            <text:p>ブログ一覧</text:p>
          </table:table-cell>
          <table:table-cell table:number-columns-repeated="2" table:style-name="ce14" office:value-type="string" calcext:value-type="string">
            <text:p>ページャ</text:p>
          </table:table-cell>
          <table:table-cell table:style-name="ce15" office:value-type="string" calcext:value-type="string">
            <text:p>正常</text:p>
          </table:table-cell>
          <table:table-cell table:style-name="ce38"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20" office:value-type="string" calcext:value-type="string">
            <text:p>(イ. 遷移)</text:p>
            <text:p>1.ページャ「1」がハイライトされ、1ページ目のブログ記事が表示されること。</text:p>
            <text:p>2.ページャ「2」がハイライトされ、2ページ目のブログ記事が表示されること。</text:p>
            <text:p>3.ページャ「3」がハイライトされ、3ページ目のブログ記事が表示されること。</text:p>
            <text:p>4.右端のページャがハイライトされ、該当するページのブログ記事が表示されること。</text:p>
            <text:p>5.表示中のページャの数字が全てプラス1され、右端のページャがハイライトされること。</text:p>
            <text:p>  また、該当するページのブログ記事が表示されること。</text:p>
            <text:p>  加えてページャ「2」の左隣に「&lt;」のページャが表示されること。</text:p>
            <text:p>6.ハイライトしていたページャの左隣のページャがハイライトされ、該当するページのブログ記事が表示されること。</text:p>
            <text:p>7.ページャ「2」がハイライトされ、2ページ目のブログ記事が表示されること。</text:p>
            <text:p>8.表示中のページャの数字が全てマイナス1され、左端のページャがハイライトされること。</text:p>
            <text:p>  また、該当するページのブログ記事が表示されること。</text:p>
            <text:p>  加えてページャ「1」の左隣に「&lt;」のページャが表示されない。</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20" calcext:value-type="float">
            <text:p>20</text:p>
          </table:table-cell>
          <table:table-cell table:style-name="ce14" office:value-type="string" calcext:value-type="string">
            <text:p>ブログカレンダー</text:p>
          </table:table-cell>
          <table:table-cell table:style-name="ce14" office:value-type="string" calcext:value-type="string">
            <text:p>表示情報</text:p>
          </table:table-cell>
          <table:table-cell table:style-name="ce14" office:value-type="string" calcext:value-type="string">
            <text:p>年月表示</text:p>
          </table:table-cell>
          <table:table-cell table:style-name="ce15" office:value-type="string" calcext:value-type="string">
            <text:p>正常</text:p>
          </table:table-cell>
          <table:table-cell table:style-name="ce38" office:value-type="string" calcext:value-type="string">
            <text:p>1.ブログ画面に遷移する。</text:p>
          </table:table-cell>
          <table:table-cell table:style-name="ce39"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33" office:value-type="float" office:value="21" calcext:value-type="float">
            <text:p>21</text:p>
          </table:table-cell>
          <table:table-cell table:style-name="ce14" office:value-type="string" calcext:value-type="string">
            <text:p>ブログカレンダー</text:p>
          </table:table-cell>
          <table:table-cell table:style-name="ce14" office:value-type="string" calcext:value-type="string">
            <text:p>ボタン</text:p>
          </table:table-cell>
          <table:table-cell table:style-name="ce14" office:value-type="string" calcext:value-type="string">
            <text:p>矢印ボタン(左)</text:p>
          </table:table-cell>
          <table:table-cell table:style-name="ce15" office:value-type="string" calcext:value-type="string">
            <text:p>正常</text:p>
          </table:table-cell>
          <table:table-cell table:style-name="ce18" office:value-type="string" calcext:value-type="string">
            <text:p>1. カレンダーの現在の年月表示右の矢印ボタンを押下する。(回数は任意)</text:p>
            <text:p/>
          </table:table-cell>
          <table:table-cell table:style-name="ce39" office:value-type="string" calcext:value-type="string">
            <text:p>(イ. 遷移)</text:p>
            <text:p>1.カレンダーの月が次の月へ変わること。</text:p>
            <text:p><text:span text:style-name="T1">(ロ. データ)</text:span></text:p>
            <text:p><text:span text:style-name="T1"> なし</text:span></text:p>
            <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33" office:value-type="float" office:value="22" calcext:value-type="float">
            <text:p>22</text:p>
          </table:table-cell>
          <table:table-cell table:style-name="ce14" office:value-type="string" calcext:value-type="string">
            <text:p>ブログカレンダー</text:p>
          </table:table-cell>
          <table:table-cell table:style-name="ce14" office:value-type="string" calcext:value-type="string">
            <text:p>ボタン</text:p>
          </table:table-cell>
          <table:table-cell table:style-name="ce14" office:value-type="string" calcext:value-type="string">
            <text:p>矢印ボタン(右)</text:p>
          </table:table-cell>
          <table:table-cell table:style-name="ce15" office:value-type="string" calcext:value-type="string">
            <text:p>正常</text:p>
          </table:table-cell>
          <table:table-cell table:style-name="ce18" office:value-type="string" calcext:value-type="string">
            <text:p>1. カレンダーの現在の年月表示右の矢印ボタンを押下する。(回数は任意)</text:p>
          </table:table-cell>
          <table:table-cell table:style-name="ce39" office:value-type="string" calcext:value-type="string">
            <text:p>(イ. 遷移)</text:p>
            <text:p>1.カレンダーの月が前の月へ変わること。</text:p>
            <text:p><text:span text:style-name="T1">(ロ. データ)</text:span></text:p>
            <text:p><text:span text:style-name="T1"> なし</text:span></text:p>
            <text:p/>
          </table:table-cell>
          <table:table-cell table:style-name="ce23" table:number-columns-repeated="2"/>
          <table:table-cell table:style-name="ce26"/>
          <table:table-cell table:style-name="ce27"/>
          <table:table-cell table:number-columns-repeated="1013"/>
        </table:table-row>
        <table:table-row table:style-name="ro14" table:visibility="collapse">
          <table:table-cell table:style-name="ce33" office:value-type="float" office:value="23" calcext:value-type="float">
            <text:p>23</text:p>
          </table:table-cell>
          <table:table-cell table:style-name="ce14" office:value-type="string" calcext:value-type="string">
            <text:p>ブログカレンダー</text:p>
          </table:table-cell>
          <table:table-cell table:style-name="ce14" office:value-type="string" calcext:value-type="string">
            <text:p>ボタン</text:p>
          </table:table-cell>
          <table:table-cell table:style-name="ce15"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カレンダーの月が切り替わる。</text:p>
          </table:table-cell>
          <table:table-cell table:style-name="ce39"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4" table:visibility="collapse">
          <table:table-cell table:style-name="ce33" office:value-type="float" office:value="24" calcext:value-type="float">
            <text:p>24</text:p>
          </table:table-cell>
          <table:table-cell table:style-name="ce14" office:value-type="string" calcext:value-type="string">
            <text:p>ブログカレンダー</text:p>
          </table:table-cell>
          <table:table-cell table:style-name="ce14" office:value-type="string" calcext:value-type="string">
            <text:p>ボタン</text:p>
          </table:table-cell>
          <table:table-cell table:style-name="ce15" office:value-type="string" calcext:value-type="string">
            <text:p>日付ボタン</text:p>
          </table:table-cell>
          <table:table-cell table:style-name="ce15" office:value-type="string" calcext:value-type="string">
            <text:p>正常</text:p>
          </table:table-cell>
          <table:table-cell table:style-name="ce38" office:value-type="string" calcext:value-type="string">
            <text:p>1.ブログ画面に遷移する。</text:p>
          </table:table-cell>
          <table:table-cell table:style-name="ce39"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25" calcext:value-type="float">
            <text:p>25</text:p>
          </table:table-cell>
          <table:table-cell table:style-name="ce14" office:value-type="string" calcext:value-type="string">
            <text:p>ブログカレンダー</text:p>
          </table:table-cell>
          <table:table-cell table:style-name="ce14" office:value-type="string" calcext:value-type="string">
            <text:p>ボタン</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背景色が白(活性)となっている日付を押下する。</text:p>
          </table:table-cell>
          <table:table-cell table:style-name="ce39" office:value-type="string" calcext:value-type="string">
            <text:p>(イ. 遷移)</text:p>
            <text:p>1.押下した日付と同じ投稿日時のブログ記事のみが表示される。</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26" calcext:value-type="float">
            <text:p>26</text:p>
          </table:table-cell>
          <table:table-cell table:style-name="ce14" office:value-type="string" calcext:value-type="string">
            <text:p>ブログカレンダー</text:p>
          </table:table-cell>
          <table:table-cell table:style-name="ce14" office:value-type="string" calcext:value-type="string">
            <text:p>ボタン</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背景色が灰色(非活性)となっている日付を押下する。</text:p>
          </table:table-cell>
          <table:table-cell table:style-name="ce39" office:value-type="string" calcext:value-type="string">
            <text:p>(イ. 遷移)</text:p>
            <text:p>1.何も反応がない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33" office:value-type="float" office:value="27" calcext:value-type="float">
            <text:p>27</text:p>
          </table:table-cell>
          <table:table-cell table:style-name="ce14" office:value-type="string" calcext:value-type="string">
            <text:p>最新記事一覧</text:p>
          </table:table-cell>
          <table:table-cell table:style-name="ce14" office:value-type="string" calcext:value-type="string">
            <text:p>最新記事</text:p>
          </table:table-cell>
          <table:table-cell table:style-name="ce14" office:value-type="string" calcext:value-type="string">
            <text:p>投稿日付</text:p>
          </table:table-cell>
          <table:table-cell table:style-name="ce15" office:value-type="string" calcext:value-type="string">
            <text:p>正常</text:p>
          </table:table-cell>
          <table:table-cell table:style-name="ce38" office:value-type="string" calcext:value-type="string">
            <text:p>1.ブログ画面に遷移する。</text:p>
            <text:p>2.投稿日付を押下する。</text:p>
          </table:table-cell>
          <table:table-cell table:style-name="ce39" office:value-type="string" calcext:value-type="string">
            <text:p>(イ. 遷移)</text:p>
            <text:p>1.最新記事一覧の投稿日付が表示されていること。(最大5件まで表示する。)</text:p>
            <text:p>2.押下したブログ記事のみが表示される。</text:p>
            <text:p><text:span text:style-name="T1">(ロ. データ)</text:span></text:p>
            <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33" office:value-type="float" office:value="28" calcext:value-type="float">
            <text:p>28</text:p>
          </table:table-cell>
          <table:table-cell table:style-name="ce14" office:value-type="string" calcext:value-type="string">
            <text:p>最新記事一覧</text:p>
          </table:table-cell>
          <table:table-cell table:style-name="ce14" office:value-type="string" calcext:value-type="string">
            <text:p>最新記事</text:p>
          </table:table-cell>
          <table:table-cell table:style-name="ce14" office:value-type="string" calcext:value-type="string">
            <text:p>投稿者名</text:p>
          </table:table-cell>
          <table:table-cell table:style-name="ce15" office:value-type="string" calcext:value-type="string">
            <text:p>正常</text:p>
          </table:table-cell>
          <table:table-cell table:style-name="ce38" office:value-type="string" calcext:value-type="string">
            <text:p>1.ブログ画面に遷移する。</text:p>
            <text:p>2.投稿者名を押下する。</text:p>
          </table:table-cell>
          <table:table-cell table:style-name="ce39" office:value-type="string" calcext:value-type="string">
            <text:p>(イ. 遷移)</text:p>
            <text:p>1.最新記事一覧の投稿者名が表示されていること。(最大5件まで表示する。)</text:p>
            <text:p><text:span text:style-name="T1">2.押下したブログ記事のみが表示される。</text:span></text:p>
            <text:p><text:span text:style-name="T1">(ロ. データ)</text:span></text:p>
            <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33" office:value-type="float" office:value="29" calcext:value-type="float">
            <text:p>29</text:p>
          </table:table-cell>
          <table:table-cell table:style-name="ce14" office:value-type="string" calcext:value-type="string">
            <text:p>最新記事一覧</text:p>
          </table:table-cell>
          <table:table-cell table:style-name="ce14" office:value-type="string" calcext:value-type="string">
            <text:p>最新記事</text:p>
          </table:table-cell>
          <table:table-cell table:style-name="ce14" office:value-type="string" calcext:value-type="string">
            <text:p>タイトル</text:p>
          </table:table-cell>
          <table:table-cell table:style-name="ce15" office:value-type="string" calcext:value-type="string">
            <text:p>正常</text:p>
          </table:table-cell>
          <table:table-cell table:style-name="ce38" office:value-type="string" calcext:value-type="string">
            <text:p>1.ブログ画面に遷移する。</text:p>
            <text:p>2.タイトルを押下する。</text:p>
          </table:table-cell>
          <table:table-cell table:style-name="ce39" office:value-type="string" calcext:value-type="string">
            <text:p>(イ. 遷移)</text:p>
            <text:p>1.最新記事一覧のタイトルが表示されていること。(最大5件まで表示する。)</text:p>
            <text:p><text:span text:style-name="T1">2.押下したブログ記事のみが表示される。</text:span></text:p>
            <text:p><text:span text:style-name="T1">(ロ. データ)</text:span></text:p>
            <text:p/>
          </table:table-cell>
          <table:table-cell table:style-name="ce23" table:number-columns-repeated="2"/>
          <table:table-cell table:style-name="ce26"/>
          <table:table-cell table:style-name="ce27"/>
          <table:table-cell table:number-columns-repeated="1013"/>
        </table:table-row>
        <table:table-row table:style-name="ro1" table:number-rows-repeated="1048540">
          <table:table-cell table:number-columns-repeated="1024"/>
        </table:table-row>
        <table:table-row table:style-name="ro1">
          <table:table-cell table:number-columns-repeated="1024"/>
        </table:table-row>
      </table:table>
      <table:table table:name="マイギャラリー画面" table:style-name="ta3" table:print-ranges="マイギャラリー画面.A1:マイギャラリー画面.K123">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34">
          <table:table-cell table:style-name="ce30"/>
          <table:table-cell table:style-name="ce30" office:value-type="string" calcext:value-type="string">
            <text:p>対象画面：マイギャラリー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3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33">
          <table:table-cell table:style-name="ce9" office:value-type="float" office:value="1" calcext:value-type="float" table:number-columns-spanned="1" table:number-rows-spanned="3">
            <text:p>1</text:p>
          </table:table-cell>
          <table:table-cell table:style-name="ce14" office:value-type="string" calcext:value-type="string" table:number-columns-spanned="1" table:number-rows-spanned="3">
            <text:p>ギャラリー削除(先頭)</text:p>
          </table:table-cell>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先頭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
          </table:table-cell>
          <table:table-cell table:style-name="ce23" table:number-columns-repeated="2"/>
          <table:table-cell table:style-name="ce26"/>
          <table:table-cell table:style-name="ce27"/>
          <table:table-cell table:number-columns-repeated="1013"/>
        </table:table-row>
        <table:table-row table:style-name="ro43">
          <table:covered-table-cell table:style-name="ce33"/>
          <table:covered-table-cell table:style-name="ce14"/>
          <table:table-cell table:style-name="ce14" office:value-type="string" calcext:value-type="string">
            <text:p>ギャラリー編集</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先頭のギャラリー記事にチェックを入れ、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記事が削除された旨のメッセージが表示され、ギャラリー一覧からチェックを入れた記事が消えること。</text:p>
            <text:p>4ロ. データ)</text:p>
            <text:p>1.</text:p>
            <text:p><text:span text:style-name="T3">(ハ.前提条件)</text:span></text:p>
            <text:p><text:span text:style-name="T3">1.予めギャラリー一覧に10件以上記事が表示されるように準備しておくこと。</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削除対象にしたギャラリー記事が無く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2" calcext:value-type="float" table:number-columns-spanned="1" table:number-rows-spanned="3">
            <text:p>2</text:p>
          </table:table-cell>
          <table:table-cell table:style-name="ce14" office:value-type="string" calcext:value-type="string" table:number-columns-spanned="1" table:number-rows-spanned="3">
            <text:p>ギャラリー削除(最後尾)</text:p>
          </table:table-cell>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最後尾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ハ.前提条件)</text:p>
            <text:p>1.予めギャラリー一覧に10件以上記事が表示されるように準備しておくこと。</text:p>
          </table:table-cell>
          <table:table-cell table:style-name="ce23" table:number-columns-repeated="2"/>
          <table:table-cell table:style-name="ce26"/>
          <table:table-cell table:style-name="ce27"/>
          <table:table-cell table:number-columns-repeated="1013"/>
        </table:table-row>
        <table:table-row table:style-name="ro43">
          <table:covered-table-cell table:style-name="ce33"/>
          <table:covered-table-cell table:style-name="ce14"/>
          <table:table-cell table:style-name="ce14" office:value-type="string" calcext:value-type="string">
            <text:p>ギャラリー編集</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
            <text:p>1.任意のギャラリー記事にチェックを入れ、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記事が削除された旨のメッセージが表示され、ギャラリー一覧からチェックを入れた記事が消えること。</text:p>
            <text:p>4ロ. データ)</text:p>
            <text:p>1.</text:p>
            <text:p><text:span text:style-name="T3">(ハ.前提条件)</text:span></text:p>
            <text:p><text:span text:style-name="T3">1.予めギャラリー一覧に10件以上記事が表示されるように準備しておくこと。</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削除対象にしたギャラリー記事が無く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3" calcext:value-type="float" table:number-columns-spanned="1" table:number-rows-spanned="3">
            <text:p>3</text:p>
          </table:table-cell>
          <table:table-cell table:style-name="ce14" office:value-type="string" calcext:value-type="string" table:number-columns-spanned="1" table:number-rows-spanned="3">
            <text:p>ギャラリー削除(中心)</text:p>
          </table:table-cell>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中心あたり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ハ.前提条件)</text:p>
            <text:p>1.予めギャラリー一覧に10件以上記事が表示されるように準備しておくこと。</text:p>
          </table:table-cell>
          <table:table-cell table:style-name="ce23" table:number-columns-repeated="2"/>
          <table:table-cell table:style-name="ce26"/>
          <table:table-cell table:style-name="ce27"/>
          <table:table-cell table:number-columns-repeated="1013"/>
        </table:table-row>
        <table:table-row table:style-name="ro43">
          <table:covered-table-cell table:style-name="ce33"/>
          <table:covered-table-cell table:style-name="ce14"/>
          <table:table-cell table:style-name="ce14" office:value-type="string" calcext:value-type="string">
            <text:p>ギャラリー編集</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
            <text:p>1.任意のギャラリー記事にチェックを入れ、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記事が削除された旨のメッセージが表示され、ギャラリー一覧からチェックを入れた記事が消えること。</text:p>
            <text:p>4ロ. データ)</text:p>
            <text:p>1.</text:p>
            <text:p><text:span text:style-name="T3">(ハ.前提条件)</text:span></text:p>
            <text:p><text:span text:style-name="T3">1.予めギャラリー一覧に10件以上記事が表示されるように準備しておくこと。</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削除対象にしたギャラリー記事が無く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4" calcext:value-type="float" table:number-columns-spanned="1" table:number-rows-spanned="5">
            <text:p>4</text:p>
          </table:table-cell>
          <table:table-cell table:style-name="ce14" office:value-type="string" calcext:value-type="string" table:number-columns-spanned="1" table:number-rows-spanned="5">
            <text:p>ギャラリー削除(3点)</text:p>
          </table:table-cell>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先頭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ハ.前提条件)</text:p>
            <text:p>1.予めギャラリー一覧に10件以上記事が表示されるように準備しておくこと。</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9"/>
          <table:covered-table-cell table:style-name="ce14"/>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最後尾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9"/>
          <table:covered-table-cell table:style-name="ce14"/>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中心あたり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33"/>
          <table:covered-table-cell table:style-name="ce14"/>
          <table:table-cell table:style-name="ce14" office:value-type="string" calcext:value-type="string">
            <text:p>ギャラリー編集</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
            <text:p>1.任意のギャラリー記事にチェックを入れ、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記事が削除された旨のメッセージが表示され、ギャラリー一覧からチェックを入れた記事が消えること。</text:p>
            <text:p>4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9"/>
          <table:covered-table-cell table:style-name="ce14"/>
          <table:table-cell table:style-name="ce14" office:value-type="string" calcext:value-type="string">
            <text:p>上部メニュー部分</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削除対象にしたギャラリー記事が無く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5" calcext:value-type="float" table:number-columns-spanned="1" table:number-rows-spanned="5">
            <text:p>5</text:p>
          </table:table-cell>
          <table:table-cell table:style-name="ce14" office:value-type="string" calcext:value-type="string" table:number-columns-spanned="1" table:number-rows-spanned="5">
            <text:p>ページング後のギャラリー削除(先頭)</text:p>
          </table:table-cell>
          <table:table-cell table:style-name="ce14" office:value-type="string" calcext:value-type="string">
            <text:p>ギャラリー一覧</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ページャ「2」がハイライトされ、2ページ目のギャラリーデータが表示されること。</text:p>
            <text:p>(ロ. データ)</text:p>
            <text:p>1.</text:p>
            <text:p><text:span text:style-name="T1">(ハ.前提条件)</text:span></text:p>
            <text:p><text:span text:style-name="T1">1.予めブログ一覧に20件以上記事が表示されるように準備しておくこと。</text:span></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9" office:value-type="float" office:value="1" calcext:value-type="float">
            <text:p>1</text:p>
          </table:covered-table-cell>
          <table:covered-table-cell table:style-name="ce14" office:value-type="string" calcext:value-type="string">
            <text:p>ギャラリー削除(先頭)</text:p>
          </table:covered-table-cell>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先頭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
          </table:table-cell>
          <table:table-cell table:style-name="ce23" table:number-columns-repeated="2"/>
          <table:table-cell table:style-name="ce26"/>
          <table:table-cell table:style-name="ce27"/>
          <table:table-cell table:number-columns-repeated="1013"/>
        </table:table-row>
        <table:table-row table:style-name="ro23">
          <table:covered-table-cell table:style-name="ce33"/>
          <table:covered-table-cell table:style-name="ce14"/>
          <table:table-cell table:style-name="ce14" office:value-type="string" calcext:value-type="string">
            <text:p>ギャラリー編集</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先頭のギャラリー記事にチェックを入れ、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記事が削除された旨のメッセージが表示され、ギャラリー一覧からチェックを入れた記事が消えること。</text:p>
            <text:p>4ロ. データ)</text:p>
            <text:p>1.</text:p>
            <text:p><text:span text:style-name="T3">(ハ.前提条件)</text:span></text:p>
            <text:p><text:span text:style-name="T3">1.予めギャラリー一覧に10件以上記事が表示されるように準備しておくこと。</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削除対象にしたギャラリー記事が無く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4">
          <table:covered-table-cell table:style-name="ce9"/>
          <table:covered-table-cell table:style-name="ce14"/>
          <table:table-cell table:style-name="ce14" office:value-type="string" calcext:value-type="string">
            <text:p>ギャラリー一覧</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以下を満たすこと。</text:p>
            <text:p> a.ページャ「2」がハイライトされ、2ページ目のギャラリーデータが表示されること。</text:p>
            <text:p> b.削除を行った記事が削除されていること。</text:p>
            <text:p>(ロ. データ)</text:p>
            <text:p>1.</text:p>
            <text:p><text:span text:style-name="T1"/></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6" calcext:value-type="float" table:number-columns-spanned="1" table:number-rows-spanned="5">
            <text:p>6</text:p>
          </table:table-cell>
          <table:table-cell table:style-name="ce14" office:value-type="string" calcext:value-type="string" table:number-columns-spanned="1" table:number-rows-spanned="5">
            <text:p>ページング後のギャラリー削除(最後尾)</text:p>
          </table:table-cell>
          <table:table-cell table:style-name="ce14" office:value-type="string" calcext:value-type="string">
            <text:p>ギャラリー一覧</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ページャ「2」がハイライトされ、2ページ目のギャラリーデータが表示されること。</text:p>
            <text:p>(ロ. データ)</text:p>
            <text:p>1.</text:p>
            <text:p><text:span text:style-name="T1">(ハ.前提条件)</text:span></text:p>
            <text:p><text:span text:style-name="T1">1.予めブログ一覧に20件以上記事が表示されるように準備しておくこと。</text:span></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9" office:value-type="float" office:value="1" calcext:value-type="float">
            <text:p>1</text:p>
          </table:covered-table-cell>
          <table:covered-table-cell table:style-name="ce14" office:value-type="string" calcext:value-type="string">
            <text:p>ギャラリー削除(先頭)</text:p>
          </table:covered-table-cell>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先頭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
          </table:table-cell>
          <table:table-cell table:style-name="ce23" table:number-columns-repeated="2"/>
          <table:table-cell table:style-name="ce26"/>
          <table:table-cell table:style-name="ce27"/>
          <table:table-cell table:number-columns-repeated="1013"/>
        </table:table-row>
        <table:table-row table:style-name="ro43">
          <table:covered-table-cell table:style-name="ce33"/>
          <table:covered-table-cell table:style-name="ce14"/>
          <table:table-cell table:style-name="ce14" office:value-type="string" calcext:value-type="string">
            <text:p>ギャラリー編集</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最後尾のギャラリー記事にチェックを入れ、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記事が削除された旨のメッセージが表示され、ギャラリー一覧からチェックを入れた記事が消えること。</text:p>
            <text:p>4ロ. データ)</text:p>
            <text:p>1.</text:p>
            <text:p><text:span text:style-name="T3">(ハ.前提条件)</text:span></text:p>
            <text:p><text:span text:style-name="T3">1.予めギャラリー一覧に10件以上記事が表示されるように準備しておくこと。</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削除対象にしたギャラリー記事が無く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4">
          <table:covered-table-cell table:style-name="ce9"/>
          <table:covered-table-cell table:style-name="ce14"/>
          <table:table-cell table:style-name="ce14" office:value-type="string" calcext:value-type="string">
            <text:p>ギャラリー一覧</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以下を満たすこと。</text:p>
            <text:p> a.ページャ「2」がハイライトされ、2ページ目のギャラリーデータが表示されること。</text:p>
            <text:p> b.削除を行った記事が削除されていること。</text:p>
            <text:p>(ロ. データ)</text:p>
            <text:p>1.</text:p>
            <text:p><text:span text:style-name="T1"/></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7" calcext:value-type="float" table:number-columns-spanned="1" table:number-rows-spanned="5">
            <text:p>7</text:p>
          </table:table-cell>
          <table:table-cell table:style-name="ce14" office:value-type="string" calcext:value-type="string" table:number-columns-spanned="1" table:number-rows-spanned="5">
            <text:p>ページング後のギャラリー削除(中心)</text:p>
          </table:table-cell>
          <table:table-cell table:style-name="ce14" office:value-type="string" calcext:value-type="string">
            <text:p>ギャラリー一覧</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ページャ「2」がハイライトされ、2ページ目のギャラリーデータが表示されること。</text:p>
            <text:p>(ロ. データ)</text:p>
            <text:p>1.</text:p>
            <text:p><text:span text:style-name="T1">(ハ.前提条件)</text:span></text:p>
            <text:p><text:span text:style-name="T1">1.予めブログ一覧に20件以上記事が表示されるように準備しておくこと。</text:span></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9" office:value-type="float" office:value="1" calcext:value-type="float">
            <text:p>1</text:p>
          </table:covered-table-cell>
          <table:covered-table-cell table:style-name="ce14" office:value-type="string" calcext:value-type="string">
            <text:p>ギャラリー削除(先頭)</text:p>
          </table:covered-table-cell>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中心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
          </table:table-cell>
          <table:table-cell table:style-name="ce23" table:number-columns-repeated="2"/>
          <table:table-cell table:style-name="ce26"/>
          <table:table-cell table:style-name="ce27"/>
          <table:table-cell table:number-columns-repeated="1013"/>
        </table:table-row>
        <table:table-row table:style-name="ro43">
          <table:covered-table-cell table:style-name="ce33"/>
          <table:covered-table-cell table:style-name="ce14"/>
          <table:table-cell table:style-name="ce14" office:value-type="string" calcext:value-type="string">
            <text:p>ギャラリー編集</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中心のギャラリー記事にチェックを入れ、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記事が削除された旨のメッセージが表示され、ギャラリー一覧からチェックを入れた記事が消えること。</text:p>
            <text:p>4ロ. データ)</text:p>
            <text:p>1.</text:p>
            <text:p><text:span text:style-name="T3">(ハ.前提条件)</text:span></text:p>
            <text:p><text:span text:style-name="T3">1.予めギャラリー一覧に10件以上記事が表示されるように準備しておくこと。</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削除対象にしたギャラリー記事が無く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5">
          <table:covered-table-cell table:style-name="ce9"/>
          <table:covered-table-cell table:style-name="ce14"/>
          <table:table-cell table:style-name="ce14" office:value-type="string" calcext:value-type="string">
            <text:p>ギャラリー一覧</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以下を満たすこと。</text:p>
            <text:p> a.ページャ「2」がハイライトされ、2ページ目のギャラリーデータが表示されること。</text:p>
            <text:p> b.削除を行った記事が削除されていること。</text:p>
            <text:p>(ロ. データ)</text:p>
            <text:p>1.</text:p>
            <text:p><text:span text:style-name="T1"/></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8" calcext:value-type="float" table:number-columns-spanned="1" table:number-rows-spanned="7">
            <text:p>8</text:p>
          </table:table-cell>
          <table:table-cell table:style-name="ce14" office:value-type="string" calcext:value-type="string" table:number-columns-spanned="1" table:number-rows-spanned="7">
            <text:p>ページング後のギャラリー削除(3点)</text:p>
          </table:table-cell>
          <table:table-cell table:style-name="ce14" office:value-type="string" calcext:value-type="string">
            <text:p>ギャラリー一覧</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ページャ「2」がハイライトされ、2ページ目のギャラリーデータが表示されること。</text:p>
            <text:p>(ロ. データ)</text:p>
            <text:p>1.</text:p>
            <text:p><text:span text:style-name="T1">(ハ.前提条件)</text:span></text:p>
            <text:p><text:span text:style-name="T1">1.予めブログ一覧に20件以上記事が表示されるように準備しておくこと。</text:span></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9" office:value-type="float" office:value="1" calcext:value-type="float">
            <text:p>1</text:p>
          </table:covered-table-cell>
          <table:covered-table-cell table:style-name="ce14" office:value-type="string" calcext:value-type="string">
            <text:p>ギャラリー削除(先頭)</text:p>
          </table:covered-table-cell>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先頭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9"/>
          <table:covered-table-cell table:style-name="ce14"/>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最後尾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9"/>
          <table:covered-table-cell table:style-name="ce14"/>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中心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
          </table:table-cell>
          <table:table-cell table:style-name="ce23" table:number-columns-repeated="2"/>
          <table:table-cell table:style-name="ce26"/>
          <table:table-cell table:style-name="ce27"/>
          <table:table-cell table:number-columns-repeated="1013"/>
        </table:table-row>
        <table:table-row table:style-name="ro23">
          <table:covered-table-cell table:style-name="ce33"/>
          <table:covered-table-cell table:style-name="ce14"/>
          <table:table-cell table:style-name="ce14" office:value-type="string" calcext:value-type="string">
            <text:p>ギャラリー編集</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中心のギャラリー記事にチェックを入れ、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記事が削除された旨のメッセージが表示され、ギャラリー一覧からチェックを入れた記事が消えること。</text:p>
            <text:p>4ロ. データ)</text:p>
            <text:p>1.</text:p>
            <text:p><text:span text:style-name="T3">(ハ.前提条件)</text:span></text:p>
            <text:p><text:span text:style-name="T3">1.予めギャラリー一覧に10件以上記事が表示されるように準備しておくこと。</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削除対象にしたギャラリー記事が無く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4">
          <table:covered-table-cell table:style-name="ce9"/>
          <table:covered-table-cell table:style-name="ce14"/>
          <table:table-cell table:style-name="ce14" office:value-type="string" calcext:value-type="string">
            <text:p>ギャラリー一覧</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以下を満たすこと。</text:p>
            <text:p> a.ページャ「2」がハイライトされ、2ページ目のギャラリーデータが表示されること。</text:p>
            <text:p> b.削除を行った記事が削除されていること。</text:p>
            <text:p>(ロ. データ)</text:p>
            <text:p>1.</text:p>
            <text:p><text:span text:style-name="T1"/></text:p>
          </table:table-cell>
          <table:table-cell table:style-name="ce23" table:number-columns-repeated="2"/>
          <table:table-cell table:style-name="ce26"/>
          <table:table-cell table:style-name="ce27"/>
          <table:table-cell table:number-columns-repeated="1013"/>
        </table:table-row>
        <table:table-row table:style-name="ro45">
          <table:table-cell table:style-name="ce9" office:value-type="float" office:value="9" calcext:value-type="float" table:number-columns-spanned="1" table:number-rows-spanned="2">
            <text:p>9</text:p>
          </table:table-cell>
          <table:table-cell table:style-name="ce14" office:value-type="string" calcext:value-type="string" table:number-columns-spanned="1" table:number-rows-spanned="2">
            <text:p>ギャラリー記事削除(全削除)</text:p>
          </table:table-cell>
          <table:table-cell table:style-name="ce14" office:value-type="string" calcext:value-type="string">
            <text:p>ギャラリー編集</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先頭のギャラリー記事にチェックを入れ、削除ボタンを押下する。</text:p>
            <text:p>2.確認ダイアログの「はい」ボタンを押下する。</text:p>
            <text:p>3.全ての記事が削除されるまで1〜2を繰り返す。</text:p>
          </table:table-cell>
          <table:table-cell table:style-name="ce20" office:value-type="string" calcext:value-type="string">
            <text:p>(イ. 遷移)</text:p>
            <text:p>1.確認ダイアログが表示される。</text:p>
            <text:p>2.選択した記事が削除された旨のメッセージが表示され、ギャラリー一覧からチェックを入れた記事が消えること。</text:p>
            <text:p>3.全ての記事が削除されること。</text:p>
            <text:p>4ロ. データ)</text:p>
            <text:p>1.</text:p>
            <text:p><text:span text:style-name="T3">(ハ.前提条件)</text:span></text:p>
            <text:p><text:span text:style-name="T3">1.予めギャラリー一覧に10件以上記事が表示されるように準備しておくこと。</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9"/>
          <table:covered-table-cell table:style-name="ce14"/>
          <table:table-cell table:style-name="ce14" office:value-type="string" calcext:value-type="string">
            <text:p>上部メニュー部分</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削除対象にしたギャラリー記事が無く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6">
          <table:table-cell table:style-name="ce9" office:value-type="float" office:value="10" calcext:value-type="float" table:number-columns-spanned="1" table:number-rows-spanned="4">
            <text:p>10</text:p>
          </table:table-cell>
          <table:table-cell table:style-name="ce14" office:value-type="string" calcext:value-type="string" table:number-columns-spanned="1" table:number-rows-spanned="4">
            <text:p>ギャラリー更新(先頭)</text:p>
          </table:table-cell>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先頭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ハ.前提条件)</text:p>
            <text:p>1.予めギャラリー一覧に10件以上記事が表示されるように準備しておくこと。</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office:value-type="float" office:value="21" calcext:value-type="float">
            <text:p>21</text:p>
          </table:covered-table-cell>
          <table:covered-table-cell table:style-name="ce14" office:value-type="string" calcext:value-type="string">
            <text:p>ギャラリー一覧</text:p>
          </table:covered-table-cell>
          <table:table-cell table:style-name="ce14" office:value-type="string" calcext:value-type="string">
            <text:p>ギャラリー記事</text:p>
          </table:table-cell>
          <table:table-cell table:style-name="ce14" office:value-type="string" calcext:value-type="string">
            <text:p>コメント</text:p>
          </table:table-cell>
          <table:table-cell table:style-name="ce16" office:value-type="string" calcext:value-type="string">
            <text:p>正常</text:p>
          </table:table-cell>
          <table:table-cell table:style-name="ce38" office:value-type="string" calcext:value-type="string">
            <text:p>1.直近でチェックを入れた記事のコメントをダブルクリック(またはダブルタップ)する。</text:p>
            <text:p>2.コメントを編集後、コメントの外を押下する。</text:p>
          </table:table-cell>
          <table:table-cell table:style-name="ce20" office:value-type="string" calcext:value-type="string">
            <text:p>(イ. 遷移)</text:p>
            <text:p>1.コメントがテキストエリアになり、編集できること。</text:p>
            <text:p>2.テキストエリアがなくなり、編集したエリアが反映されること。</text:p>
            <text:p>(ロ. データ)</text:p>
            <text:p>1.</text:p>
          </table:table-cell>
          <table:table-cell table:style-name="ce23" table:number-columns-repeated="2"/>
          <table:table-cell table:style-name="ce26"/>
          <table:table-cell table:style-name="ce27" office:value-type="string" calcext:value-type="string">
            <text:p>更新ボタンで更新を行う事で編集の反映を確定する。</text:p>
          </table:table-cell>
          <table:table-cell table:number-columns-repeated="1013"/>
        </table:table-row>
        <table:table-row table:style-name="ro42">
          <table:covered-table-cell table:style-name="ce33"/>
          <table:covered-table-cell table:style-name="ce14"/>
          <table:table-cell table:style-name="ce14" office:value-type="string" calcext:value-type="string">
            <text:p>ギャラリー編集</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18" office:value-type="string" calcext:value-type="string">
            <text:p>1.更新ボタンを押下する。</text:p>
          </table:table-cell>
          <table:table-cell table:style-name="ce20" office:value-type="string" calcext:value-type="string">
            <text:p>(イ. 遷移)</text:p>
            <text:p>1.選択した記事が更新された旨の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更新対象にしたギャラリー記事が更新を行った時と同じ内容に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11" calcext:value-type="float" table:number-columns-spanned="1" table:number-rows-spanned="4">
            <text:p>11</text:p>
          </table:table-cell>
          <table:table-cell table:style-name="ce14" office:value-type="string" calcext:value-type="string" table:number-columns-spanned="1" table:number-rows-spanned="4">
            <text:p>ギャラリー更新(最後尾)</text:p>
          </table:table-cell>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最後尾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ハ.前提条件)</text:p>
            <text:p>1.予めギャラリー一覧に10件以上記事が表示されるように準備しておくこと。</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office:value-type="float" office:value="21" calcext:value-type="float">
            <text:p>21</text:p>
          </table:covered-table-cell>
          <table:covered-table-cell table:style-name="ce14" office:value-type="string" calcext:value-type="string">
            <text:p>ギャラリー一覧</text:p>
          </table:covered-table-cell>
          <table:table-cell table:style-name="ce14" office:value-type="string" calcext:value-type="string">
            <text:p>ギャラリー記事</text:p>
          </table:table-cell>
          <table:table-cell table:style-name="ce14" office:value-type="string" calcext:value-type="string">
            <text:p>コメント</text:p>
          </table:table-cell>
          <table:table-cell table:style-name="ce16" office:value-type="string" calcext:value-type="string">
            <text:p>正常</text:p>
          </table:table-cell>
          <table:table-cell table:style-name="ce38" office:value-type="string" calcext:value-type="string">
            <text:p>1.直近でチェックを入れた記事のコメントをダブルクリック(またはダブルタップ)する。</text:p>
            <text:p>2.コメントを編集後、コメントの外を押下する。</text:p>
          </table:table-cell>
          <table:table-cell table:style-name="ce20" office:value-type="string" calcext:value-type="string">
            <text:p>(イ. 遷移)</text:p>
            <text:p>1.コメントがテキストエリアになり、編集できること。</text:p>
            <text:p>2.テキストエリアがなくなり、編集したエリアが反映されること。</text:p>
            <text:p>(ロ. データ)</text:p>
            <text:p>1.</text:p>
          </table:table-cell>
          <table:table-cell table:style-name="ce23" table:number-columns-repeated="2"/>
          <table:table-cell table:style-name="ce26"/>
          <table:table-cell table:style-name="ce27" office:value-type="string" calcext:value-type="string">
            <text:p>更新ボタンで更新を行う事で編集の反映を確定する。</text:p>
          </table:table-cell>
          <table:table-cell table:number-columns-repeated="1013"/>
        </table:table-row>
        <table:table-row table:style-name="ro13">
          <table:covered-table-cell table:style-name="ce33"/>
          <table:covered-table-cell table:style-name="ce14"/>
          <table:table-cell table:style-name="ce14" office:value-type="string" calcext:value-type="string">
            <text:p>ギャラリー編集</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18" office:value-type="string" calcext:value-type="string">
            <text:p>1.更新ボタンを押下する。</text:p>
          </table:table-cell>
          <table:table-cell table:style-name="ce20" office:value-type="string" calcext:value-type="string">
            <text:p>(イ. 遷移)</text:p>
            <text:p>1.選択した記事が更新された旨の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更新対象にしたギャラリー記事が更新を行った時と同じ内容に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12" calcext:value-type="float" table:number-columns-spanned="1" table:number-rows-spanned="4">
            <text:p>12</text:p>
          </table:table-cell>
          <table:table-cell table:style-name="ce14" office:value-type="string" calcext:value-type="string" table:number-columns-spanned="1" table:number-rows-spanned="4">
            <text:p>ギャラリー更新(中心)</text:p>
          </table:table-cell>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中心あたり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ハ.前提条件)</text:p>
            <text:p>1.予めギャラリー一覧に10件以上記事が表示されるように準備しておくこと。</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office:value-type="float" office:value="21" calcext:value-type="float">
            <text:p>21</text:p>
          </table:covered-table-cell>
          <table:covered-table-cell table:style-name="ce14" office:value-type="string" calcext:value-type="string">
            <text:p>ギャラリー一覧</text:p>
          </table:covered-table-cell>
          <table:table-cell table:style-name="ce14" office:value-type="string" calcext:value-type="string">
            <text:p>ギャラリー記事</text:p>
          </table:table-cell>
          <table:table-cell table:style-name="ce14" office:value-type="string" calcext:value-type="string">
            <text:p>コメント</text:p>
          </table:table-cell>
          <table:table-cell table:style-name="ce16" office:value-type="string" calcext:value-type="string">
            <text:p>正常</text:p>
          </table:table-cell>
          <table:table-cell table:style-name="ce38" office:value-type="string" calcext:value-type="string">
            <text:p>1.直近でチェックを入れた記事のコメントをダブルクリック(またはダブルタップ)する。</text:p>
            <text:p>2.コメントを編集後、コメントの外を押下する。</text:p>
          </table:table-cell>
          <table:table-cell table:style-name="ce20" office:value-type="string" calcext:value-type="string">
            <text:p>(イ. 遷移)</text:p>
            <text:p>1.コメントがテキストエリアになり、編集できること。</text:p>
            <text:p>2.テキストエリアがなくなり、編集したエリアが反映されること。</text:p>
            <text:p>(ロ. データ)</text:p>
            <text:p>1.</text:p>
          </table:table-cell>
          <table:table-cell table:style-name="ce23" table:number-columns-repeated="2"/>
          <table:table-cell table:style-name="ce26"/>
          <table:table-cell table:style-name="ce27" office:value-type="string" calcext:value-type="string">
            <text:p>更新ボタンで更新を行う事で編集の反映を確定する。</text:p>
          </table:table-cell>
          <table:table-cell table:number-columns-repeated="1013"/>
        </table:table-row>
        <table:table-row table:style-name="ro13">
          <table:covered-table-cell table:style-name="ce33"/>
          <table:covered-table-cell table:style-name="ce14"/>
          <table:table-cell table:style-name="ce14" office:value-type="string" calcext:value-type="string">
            <text:p>ギャラリー編集</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18" office:value-type="string" calcext:value-type="string">
            <text:p>1.更新ボタンを押下する。</text:p>
          </table:table-cell>
          <table:table-cell table:style-name="ce20" office:value-type="string" calcext:value-type="string">
            <text:p>(イ. 遷移)</text:p>
            <text:p>1.選択した記事が更新された旨の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更新対象にしたギャラリー記事が更新を行った時と同じ内容に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13" calcext:value-type="float" table:number-columns-spanned="1" table:number-rows-spanned="8">
            <text:p>13</text:p>
          </table:table-cell>
          <table:table-cell table:style-name="ce14" office:value-type="string" calcext:value-type="string" table:number-columns-spanned="1" table:number-rows-spanned="8">
            <text:p>ギャラリー更新(3点)</text:p>
          </table:table-cell>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先頭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ハ.前提条件)</text:p>
            <text:p>1.予めギャラリー一覧に10件以上記事が表示されるように準備しておくこと。</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office:value-type="float" office:value="21" calcext:value-type="float">
            <text:p>21</text:p>
          </table:covered-table-cell>
          <table:covered-table-cell table:style-name="ce14" office:value-type="string" calcext:value-type="string">
            <text:p>ギャラリー一覧</text:p>
          </table:covered-table-cell>
          <table:table-cell table:style-name="ce14" office:value-type="string" calcext:value-type="string">
            <text:p>ギャラリー記事</text:p>
          </table:table-cell>
          <table:table-cell table:style-name="ce14" office:value-type="string" calcext:value-type="string">
            <text:p>コメント</text:p>
          </table:table-cell>
          <table:table-cell table:style-name="ce16" office:value-type="string" calcext:value-type="string">
            <text:p>正常</text:p>
          </table:table-cell>
          <table:table-cell table:style-name="ce38" office:value-type="string" calcext:value-type="string">
            <text:p>1.直近でチェックを入れた記事のコメントをダブルクリック(またはダブルタップ)する。</text:p>
            <text:p>2.コメントを編集後、コメントの外を押下する。</text:p>
          </table:table-cell>
          <table:table-cell table:style-name="ce20" office:value-type="string" calcext:value-type="string">
            <text:p>(イ. 遷移)</text:p>
            <text:p>1.コメントがテキストエリアになり、編集できること。</text:p>
            <text:p>2.テキストエリアがなくなり、編集したエリアが反映されること。</text:p>
            <text:p>(ロ. データ)</text:p>
            <text:p>1.</text:p>
          </table:table-cell>
          <table:table-cell table:style-name="ce23" table:number-columns-repeated="2"/>
          <table:table-cell table:style-name="ce26"/>
          <table:table-cell table:style-name="ce27" office:value-type="string" calcext:value-type="string">
            <text:p>更新ボタンで更新を行う事で編集の反映を確定する。</text:p>
          </table:table-cell>
          <table:table-cell table:number-columns-repeated="1013"/>
        </table:table-row>
        <table:table-row table:style-name="ro33">
          <table:covered-table-cell table:style-name="ce9"/>
          <table:covered-table-cell table:style-name="ce14"/>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最後尾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office:value-type="float" office:value="21" calcext:value-type="float">
            <text:p>21</text:p>
          </table:covered-table-cell>
          <table:covered-table-cell table:style-name="ce14" office:value-type="string" calcext:value-type="string">
            <text:p>ギャラリー一覧</text:p>
          </table:covered-table-cell>
          <table:table-cell table:style-name="ce14" office:value-type="string" calcext:value-type="string">
            <text:p>ギャラリー記事</text:p>
          </table:table-cell>
          <table:table-cell table:style-name="ce14" office:value-type="string" calcext:value-type="string">
            <text:p>コメント</text:p>
          </table:table-cell>
          <table:table-cell table:style-name="ce16" office:value-type="string" calcext:value-type="string">
            <text:p>正常</text:p>
          </table:table-cell>
          <table:table-cell table:style-name="ce38" office:value-type="string" calcext:value-type="string">
            <text:p>1.直近でチェックを入れた記事のコメントをダブルクリック(またはダブルタップ)する。</text:p>
            <text:p>2.コメントを編集後、コメントの外を押下する。</text:p>
          </table:table-cell>
          <table:table-cell table:style-name="ce20" office:value-type="string" calcext:value-type="string">
            <text:p>(イ. 遷移)</text:p>
            <text:p>1.コメントがテキストエリアになり、編集できること。</text:p>
            <text:p>2.テキストエリアがなくなり、編集したエリアが反映されること。</text:p>
            <text:p>(ロ. データ)</text:p>
            <text:p>1.</text:p>
          </table:table-cell>
          <table:table-cell table:style-name="ce23" table:number-columns-repeated="2"/>
          <table:table-cell table:style-name="ce26"/>
          <table:table-cell table:style-name="ce27" office:value-type="string" calcext:value-type="string">
            <text:p>更新ボタンで更新を行う事で編集の反映を確定する。</text:p>
          </table:table-cell>
          <table:table-cell table:number-columns-repeated="1013"/>
        </table:table-row>
        <table:table-row table:style-name="ro33">
          <table:covered-table-cell table:style-name="ce9"/>
          <table:covered-table-cell table:style-name="ce14"/>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中心あたり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office:value-type="float" office:value="21" calcext:value-type="float">
            <text:p>21</text:p>
          </table:covered-table-cell>
          <table:covered-table-cell table:style-name="ce14" office:value-type="string" calcext:value-type="string">
            <text:p>ギャラリー一覧</text:p>
          </table:covered-table-cell>
          <table:table-cell table:style-name="ce14" office:value-type="string" calcext:value-type="string">
            <text:p>ギャラリー記事</text:p>
          </table:table-cell>
          <table:table-cell table:style-name="ce14" office:value-type="string" calcext:value-type="string">
            <text:p>コメント</text:p>
          </table:table-cell>
          <table:table-cell table:style-name="ce16" office:value-type="string" calcext:value-type="string">
            <text:p>正常</text:p>
          </table:table-cell>
          <table:table-cell table:style-name="ce38" office:value-type="string" calcext:value-type="string">
            <text:p>1.直近でチェックを入れた記事のコメントをダブルクリック(またはダブルタップ)する。</text:p>
            <text:p>2.コメントを編集後、コメントの外を押下する。</text:p>
          </table:table-cell>
          <table:table-cell table:style-name="ce20" office:value-type="string" calcext:value-type="string">
            <text:p>(イ. 遷移)</text:p>
            <text:p>1.コメントがテキストエリアになり、編集できること。</text:p>
            <text:p>2.テキストエリアがなくなり、編集したエリアが反映されること。</text:p>
            <text:p>(ロ. データ)</text:p>
            <text:p>1.</text:p>
          </table:table-cell>
          <table:table-cell table:style-name="ce23" table:number-columns-repeated="2"/>
          <table:table-cell table:style-name="ce26"/>
          <table:table-cell table:style-name="ce27" office:value-type="string" calcext:value-type="string">
            <text:p>更新ボタンで更新を行う事で編集の反映を確定する。</text:p>
          </table:table-cell>
          <table:table-cell table:number-columns-repeated="1013"/>
        </table:table-row>
        <table:table-row table:style-name="ro13">
          <table:covered-table-cell table:style-name="ce33"/>
          <table:covered-table-cell table:style-name="ce14"/>
          <table:table-cell table:style-name="ce14" office:value-type="string" calcext:value-type="string">
            <text:p>ギャラリー編集</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18" office:value-type="string" calcext:value-type="string">
            <text:p>1.更新ボタンを押下する。</text:p>
          </table:table-cell>
          <table:table-cell table:style-name="ce20" office:value-type="string" calcext:value-type="string">
            <text:p>(イ. 遷移)</text:p>
            <text:p>1.選択した記事が更新された旨の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9"/>
          <table:covered-table-cell table:style-name="ce14"/>
          <table:table-cell table:style-name="ce14" office:value-type="string" calcext:value-type="string">
            <text:p>上部メニュー部分</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更新対象にしたギャラリー記事が更新を行った時と同じ内容に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6">
          <table:table-cell table:style-name="ce9" office:value-type="float" office:value="14" calcext:value-type="float" table:number-columns-spanned="1" table:number-rows-spanned="6">
            <text:p>14</text:p>
          </table:table-cell>
          <table:table-cell table:style-name="ce14" office:value-type="string" calcext:value-type="string" table:number-columns-spanned="1" table:number-rows-spanned="6">
            <text:p>ページング後のギャラリー更新(先頭)</text:p>
          </table:table-cell>
          <table:table-cell table:style-name="ce14" office:value-type="string" calcext:value-type="string">
            <text:p>ギャラリー一覧</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ページャ「2」がハイライトされ、2ページ目のギャラリーデータが表示されること。</text:p>
            <text:p>(ロ. データ)</text:p>
            <text:p>1.</text:p>
            <text:p><text:span text:style-name="T1">(ハ.前提条件)</text:span></text:p>
            <text:p><text:span text:style-name="T1">1.予めブログ一覧に20件以上記事が表示されるように準備しておくこと。</text:span></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9" office:value-type="float" office:value="9" calcext:value-type="float">
            <text:p>9</text:p>
          </table:covered-table-cell>
          <table:covered-table-cell table:style-name="ce14" office:value-type="string" calcext:value-type="string">
            <text:p>ギャラリー一覧</text:p>
          </table:covered-table-cell>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先頭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ハ.前提条件)</text:p>
            <text:p>1.予めギャラリー一覧に10件以上記事が表示されるように準備しておくこと。</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33" office:value-type="float" office:value="21" calcext:value-type="float">
            <text:p>21</text:p>
          </table:covered-table-cell>
          <table:covered-table-cell table:style-name="ce14"/>
          <table:table-cell table:style-name="ce14" office:value-type="string" calcext:value-type="string">
            <text:p>ギャラリー記事</text:p>
          </table:table-cell>
          <table:table-cell table:style-name="ce14" office:value-type="string" calcext:value-type="string">
            <text:p>コメント</text:p>
          </table:table-cell>
          <table:table-cell table:style-name="ce16" office:value-type="string" calcext:value-type="string">
            <text:p>正常</text:p>
          </table:table-cell>
          <table:table-cell table:style-name="ce38" office:value-type="string" calcext:value-type="string">
            <text:p>1.直近でチェックを入れた記事のコメントをダブルクリック(またはダブルタップ)する。</text:p>
            <text:p>2.コメントを編集後、コメントの外を押下する。</text:p>
          </table:table-cell>
          <table:table-cell table:style-name="ce20" office:value-type="string" calcext:value-type="string">
            <text:p>(イ. 遷移)</text:p>
            <text:p>1.コメントがテキストエリアになり、編集できること。</text:p>
            <text:p>2.テキストエリアがなくなり、編集したエリアが反映されること。</text:p>
            <text:p>(ロ. データ)</text:p>
            <text:p>1.</text:p>
          </table:table-cell>
          <table:table-cell table:style-name="ce23" table:number-columns-repeated="2"/>
          <table:table-cell table:style-name="ce26"/>
          <table:table-cell table:style-name="ce27" office:value-type="string" calcext:value-type="string">
            <text:p>更新ボタンで更新を行う事で編集の反映を確定する。</text:p>
          </table:table-cell>
          <table:table-cell table:number-columns-repeated="1013"/>
        </table:table-row>
        <table:table-row table:style-name="ro13">
          <table:covered-table-cell table:style-name="ce33"/>
          <table:covered-table-cell table:style-name="ce14"/>
          <table:table-cell table:style-name="ce14" office:value-type="string" calcext:value-type="string">
            <text:p>ギャラリー編集</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18" office:value-type="string" calcext:value-type="string">
            <text:p>1.更新ボタンを押下する。</text:p>
          </table:table-cell>
          <table:table-cell table:style-name="ce20" office:value-type="string" calcext:value-type="string">
            <text:p>(イ. 遷移)</text:p>
            <text:p>1.選択した記事が更新された旨の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更新対象にしたギャラリー記事が更新を行った時と同じ内容に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4">
          <table:covered-table-cell table:style-name="ce9"/>
          <table:covered-table-cell table:style-name="ce14"/>
          <table:table-cell table:style-name="ce14" office:value-type="string" calcext:value-type="string">
            <text:p>ギャラリー一覧</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以下を満たすこと。</text:p>
            <text:p> a.ページャ「2」がハイライトされ、2ページ目のギャラリーデータが表示されること。</text:p>
            <text:p> b.削除を行った記事が削除されていること。</text:p>
            <text:p>(ロ. データ)</text:p>
            <text:p>1.</text:p>
            <text:p><text:span text:style-name="T1"/></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15" calcext:value-type="float" table:number-columns-spanned="1" table:number-rows-spanned="6">
            <text:p>15</text:p>
          </table:table-cell>
          <table:table-cell table:style-name="ce14" office:value-type="string" calcext:value-type="string" table:number-columns-spanned="1" table:number-rows-spanned="6">
            <text:p>ページング後のギャラリー更新(最後尾)</text:p>
          </table:table-cell>
          <table:table-cell table:style-name="ce14" office:value-type="string" calcext:value-type="string">
            <text:p>ギャラリー一覧</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ページャ「2」がハイライトされ、2ページ目のギャラリーデータが表示されること。</text:p>
            <text:p>(ロ. データ)</text:p>
            <text:p>1.</text:p>
            <text:p><text:span text:style-name="T1">(ハ.前提条件)</text:span></text:p>
            <text:p><text:span text:style-name="T1">1.予めブログ一覧に20件以上記事が表示されるように準備しておくこと。</text:span></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9" office:value-type="float" office:value="9" calcext:value-type="float">
            <text:p>9</text:p>
          </table:covered-table-cell>
          <table:covered-table-cell table:style-name="ce14" office:value-type="string" calcext:value-type="string">
            <text:p>ギャラリー一覧</text:p>
          </table:covered-table-cell>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最後尾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ハ.前提条件)</text:p>
            <text:p>1.予めギャラリー一覧に10件以上記事が表示されるように準備しておくこと。</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office:value-type="float" office:value="21" calcext:value-type="float">
            <text:p>21</text:p>
          </table:covered-table-cell>
          <table:covered-table-cell table:style-name="ce14"/>
          <table:table-cell table:style-name="ce14" office:value-type="string" calcext:value-type="string">
            <text:p>ギャラリー記事</text:p>
          </table:table-cell>
          <table:table-cell table:style-name="ce14" office:value-type="string" calcext:value-type="string">
            <text:p>コメント</text:p>
          </table:table-cell>
          <table:table-cell table:style-name="ce16" office:value-type="string" calcext:value-type="string">
            <text:p>正常</text:p>
          </table:table-cell>
          <table:table-cell table:style-name="ce38" office:value-type="string" calcext:value-type="string">
            <text:p>1.直近でチェックを入れた記事のコメントをダブルクリック(またはダブルタップ)する。</text:p>
            <text:p>2.コメントを編集後、コメントの外を押下する。</text:p>
          </table:table-cell>
          <table:table-cell table:style-name="ce20" office:value-type="string" calcext:value-type="string">
            <text:p>(イ. 遷移)</text:p>
            <text:p>1.コメントがテキストエリアになり、編集できること。</text:p>
            <text:p>2.テキストエリアがなくなり、編集したエリアが反映されること。</text:p>
            <text:p>(ロ. データ)</text:p>
            <text:p>1.</text:p>
          </table:table-cell>
          <table:table-cell table:style-name="ce23" table:number-columns-repeated="2"/>
          <table:table-cell table:style-name="ce26"/>
          <table:table-cell table:style-name="ce27" office:value-type="string" calcext:value-type="string">
            <text:p>更新ボタンで更新を行う事で編集の反映を確定する。</text:p>
          </table:table-cell>
          <table:table-cell table:number-columns-repeated="1013"/>
        </table:table-row>
        <table:table-row table:style-name="ro42">
          <table:covered-table-cell table:style-name="ce33"/>
          <table:covered-table-cell table:style-name="ce14"/>
          <table:table-cell table:style-name="ce14" office:value-type="string" calcext:value-type="string">
            <text:p>ギャラリー編集</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18" office:value-type="string" calcext:value-type="string">
            <text:p>1.更新ボタンを押下する。</text:p>
          </table:table-cell>
          <table:table-cell table:style-name="ce20" office:value-type="string" calcext:value-type="string">
            <text:p>(イ. 遷移)</text:p>
            <text:p>1.選択した記事が更新された旨の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更新対象にしたギャラリー記事が更新を行った時と同じ内容に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5">
          <table:covered-table-cell table:style-name="ce9"/>
          <table:covered-table-cell table:style-name="ce14"/>
          <table:table-cell table:style-name="ce14" office:value-type="string" calcext:value-type="string">
            <text:p>ギャラリー一覧</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以下を満たすこと。</text:p>
            <text:p> a.ページャ「2」がハイライトされ、2ページ目のギャラリーデータが表示されること。</text:p>
            <text:p> b.削除を行った記事が削除されていること。</text:p>
            <text:p>(ロ. データ)</text:p>
            <text:p>1.</text:p>
            <text:p><text:span text:style-name="T1"/></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16" calcext:value-type="float" table:number-columns-spanned="1" table:number-rows-spanned="6">
            <text:p>16</text:p>
          </table:table-cell>
          <table:table-cell table:style-name="ce14" office:value-type="string" calcext:value-type="string" table:number-columns-spanned="1" table:number-rows-spanned="6">
            <text:p>ページング後のギャラリー更新(中心)</text:p>
          </table:table-cell>
          <table:table-cell table:style-name="ce14" office:value-type="string" calcext:value-type="string">
            <text:p>ギャラリー一覧</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ページャ「2」がハイライトされ、2ページ目のギャラリーデータが表示されること。</text:p>
            <text:p>(ロ. データ)</text:p>
            <text:p>1.</text:p>
            <text:p><text:span text:style-name="T1">(ハ.前提条件)</text:span></text:p>
            <text:p><text:span text:style-name="T1">1.予めブログ一覧に20件以上記事が表示されるように準備しておくこと。</text:span></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9" office:value-type="float" office:value="9" calcext:value-type="float">
            <text:p>9</text:p>
          </table:covered-table-cell>
          <table:covered-table-cell table:style-name="ce14" office:value-type="string" calcext:value-type="string">
            <text:p>ギャラリー一覧</text:p>
          </table:covered-table-cell>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中心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ハ.前提条件)</text:p>
            <text:p>1.予めギャラリー一覧に10件以上記事が表示されるように準備しておくこと。</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office:value-type="float" office:value="21" calcext:value-type="float">
            <text:p>21</text:p>
          </table:covered-table-cell>
          <table:covered-table-cell table:style-name="ce14"/>
          <table:table-cell table:style-name="ce14" office:value-type="string" calcext:value-type="string">
            <text:p>ギャラリー記事</text:p>
          </table:table-cell>
          <table:table-cell table:style-name="ce14" office:value-type="string" calcext:value-type="string">
            <text:p>コメント</text:p>
          </table:table-cell>
          <table:table-cell table:style-name="ce16" office:value-type="string" calcext:value-type="string">
            <text:p>正常</text:p>
          </table:table-cell>
          <table:table-cell table:style-name="ce38" office:value-type="string" calcext:value-type="string">
            <text:p>1.直近でチェックを入れた記事のコメントをダブルクリック(またはダブルタップ)する。</text:p>
            <text:p>2.コメントを編集後、コメントの外を押下する。</text:p>
          </table:table-cell>
          <table:table-cell table:style-name="ce20" office:value-type="string" calcext:value-type="string">
            <text:p>(イ. 遷移)</text:p>
            <text:p>1.コメントがテキストエリアになり、編集できること。</text:p>
            <text:p>2.テキストエリアがなくなり、編集したエリアが反映されること。</text:p>
            <text:p>(ロ. データ)</text:p>
            <text:p>1.</text:p>
          </table:table-cell>
          <table:table-cell table:style-name="ce23" table:number-columns-repeated="2"/>
          <table:table-cell table:style-name="ce26"/>
          <table:table-cell table:style-name="ce27" office:value-type="string" calcext:value-type="string">
            <text:p>更新ボタンで更新を行う事で編集の反映を確定する。</text:p>
          </table:table-cell>
          <table:table-cell table:number-columns-repeated="1013"/>
        </table:table-row>
        <table:table-row table:style-name="ro42">
          <table:covered-table-cell table:style-name="ce33"/>
          <table:covered-table-cell table:style-name="ce14"/>
          <table:table-cell table:style-name="ce14" office:value-type="string" calcext:value-type="string">
            <text:p>ギャラリー編集</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18" office:value-type="string" calcext:value-type="string">
            <text:p>1.更新ボタンを押下する。</text:p>
          </table:table-cell>
          <table:table-cell table:style-name="ce20" office:value-type="string" calcext:value-type="string">
            <text:p>(イ. 遷移)</text:p>
            <text:p>1.選択した記事が更新された旨の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更新対象にしたギャラリー記事が更新を行った時と同じ内容に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5">
          <table:covered-table-cell table:style-name="ce9"/>
          <table:covered-table-cell table:style-name="ce14"/>
          <table:table-cell table:style-name="ce14" office:value-type="string" calcext:value-type="string">
            <text:p>ギャラリー一覧</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以下を満たすこと。</text:p>
            <text:p> a.ページャ「2」がハイライトされ、2ページ目のギャラリーデータが表示されること。</text:p>
            <text:p> b.削除を行った記事が削除されていること。</text:p>
            <text:p>(ロ. データ)</text:p>
            <text:p>1.</text:p>
            <text:p><text:span text:style-name="T1"/></text:p>
          </table:table-cell>
          <table:table-cell table:style-name="ce23" table:number-columns-repeated="2"/>
          <table:table-cell table:style-name="ce26"/>
          <table:table-cell table:style-name="ce27"/>
          <table:table-cell table:number-columns-repeated="1013"/>
        </table:table-row>
        <table:table-row table:style-name="ro46">
          <table:table-cell table:style-name="ce9" office:value-type="float" office:value="17" calcext:value-type="float" table:number-columns-spanned="1" table:number-rows-spanned="10">
            <text:p>17</text:p>
          </table:table-cell>
          <table:table-cell table:style-name="ce14" office:value-type="string" calcext:value-type="string" table:number-columns-spanned="1" table:number-rows-spanned="10">
            <text:p>ページング後のギャラリー更新(3点)</text:p>
          </table:table-cell>
          <table:table-cell table:style-name="ce14" office:value-type="string" calcext:value-type="string">
            <text:p>ギャラリー一覧</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ページャ「2」がハイライトされ、2ページ目のギャラリーデータが表示されること。</text:p>
            <text:p>(ロ. データ)</text:p>
            <text:p>1.</text:p>
            <text:p><text:span text:style-name="T1">(ハ.前提条件)</text:span></text:p>
            <text:p><text:span text:style-name="T1">1.予めブログ一覧に20件以上記事が表示されるように準備しておくこと。</text:span></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9"/>
          <table:covered-table-cell table:style-name="ce14" office:value-type="string" calcext:value-type="string">
            <text:p>ギャラリー更新(3点)</text:p>
          </table:covered-table-cell>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先頭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ハ.前提条件)</text:p>
            <text:p>1.予めギャラリー一覧に10件以上記事が表示されるように準備しておくこと。</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33"/>
          <table:covered-table-cell table:style-name="ce14" office:value-type="string" calcext:value-type="string">
            <text:p>ギャラリー一覧</text:p>
          </table:covered-table-cell>
          <table:table-cell table:style-name="ce14" office:value-type="string" calcext:value-type="string">
            <text:p>ギャラリー記事</text:p>
          </table:table-cell>
          <table:table-cell table:style-name="ce14" office:value-type="string" calcext:value-type="string">
            <text:p>S</text:p>
          </table:table-cell>
          <table:table-cell table:style-name="ce16" office:value-type="string" calcext:value-type="string">
            <text:p>正常</text:p>
          </table:table-cell>
          <table:table-cell table:style-name="ce38" office:value-type="string" calcext:value-type="string">
            <text:p>1.直近でチェックを入れた記事のコメントをダブルクリック(またはダブルタップ)する。</text:p>
            <text:p>2.コメントを編集後、コメントの外を押下する。</text:p>
          </table:table-cell>
          <table:table-cell table:style-name="ce20" office:value-type="string" calcext:value-type="string">
            <text:p>(イ. 遷移)</text:p>
            <text:p>1.コメントがテキストエリアになり、編集できること。</text:p>
            <text:p>2.テキストエリアがなくなり、編集したエリアが反映されること。</text:p>
            <text:p>(ロ. データ)</text:p>
            <text:p>1.</text:p>
          </table:table-cell>
          <table:table-cell table:style-name="ce23" table:number-columns-repeated="2"/>
          <table:table-cell table:style-name="ce26"/>
          <table:table-cell table:style-name="ce27" office:value-type="string" calcext:value-type="string">
            <text:p>更新ボタンで更新を行う事で編集の反映を確定する。</text:p>
          </table:table-cell>
          <table:table-cell table:number-columns-repeated="1013"/>
        </table:table-row>
        <table:table-row table:style-name="ro33">
          <table:covered-table-cell table:style-name="ce9"/>
          <table:covered-table-cell table:style-name="ce14"/>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最後尾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33"/>
          <table:covered-table-cell table:style-name="ce14" office:value-type="string" calcext:value-type="string">
            <text:p>ギャラリー一覧</text:p>
          </table:covered-table-cell>
          <table:table-cell table:style-name="ce14" office:value-type="string" calcext:value-type="string">
            <text:p>ギャラリー記事</text:p>
          </table:table-cell>
          <table:table-cell table:style-name="ce14" office:value-type="string" calcext:value-type="string">
            <text:p>コメント</text:p>
          </table:table-cell>
          <table:table-cell table:style-name="ce16" office:value-type="string" calcext:value-type="string">
            <text:p>正常</text:p>
          </table:table-cell>
          <table:table-cell table:style-name="ce38" office:value-type="string" calcext:value-type="string">
            <text:p>1.直近でチェックを入れた記事のコメントをダブルクリック(またはダブルタップ)する。</text:p>
            <text:p>2.コメントを編集後、コメントの外を押下する。</text:p>
          </table:table-cell>
          <table:table-cell table:style-name="ce20" office:value-type="string" calcext:value-type="string">
            <text:p>(イ. 遷移)</text:p>
            <text:p>1.コメントがテキストエリアになり、編集できること。</text:p>
            <text:p>2.テキストエリアがなくなり、編集したエリアが反映されること。</text:p>
            <text:p>(ロ. データ)</text:p>
            <text:p>1.</text:p>
          </table:table-cell>
          <table:table-cell table:style-name="ce23" table:number-columns-repeated="2"/>
          <table:table-cell table:style-name="ce26"/>
          <table:table-cell table:style-name="ce27" office:value-type="string" calcext:value-type="string">
            <text:p>更新ボタンで更新を行う事で編集の反映を確定する。</text:p>
          </table:table-cell>
          <table:table-cell table:number-columns-repeated="1013"/>
        </table:table-row>
        <table:table-row table:style-name="ro33">
          <table:covered-table-cell table:style-name="ce9"/>
          <table:covered-table-cell table:style-name="ce14"/>
          <table:table-cell table:style-name="ce14" office:value-type="string" calcext:value-type="string">
            <text:p>ギャラリー一覧</text:p>
          </table:table-cell>
          <table:table-cell table:style-name="ce14" office:value-type="string" calcext:value-type="string">
            <text:p>チェックボックス</text:p>
          </table:table-cell>
          <table:table-cell table:style-name="ce16" office:value-type="string" calcext:value-type="string">
            <text:p>正常</text:p>
          </table:table-cell>
          <table:table-cell table:style-name="ce38" office:value-type="string" calcext:value-type="string">
            <text:p>1.中心あたりのギャラリー記事のチェックボックスを押下する。</text:p>
            <text:p/>
          </table:table-cell>
          <table:table-cell table:style-name="ce20" office:value-type="string" calcext:value-type="string">
            <text:p>(イ. 遷移)</text:p>
            <text:p>1.チェックボックスにチェックが入ること。</text:p>
            <text:p>(ロ. データ)</text:p>
            <text:p>1.</text:p>
            <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33"/>
          <table:covered-table-cell table:style-name="ce14" office:value-type="string" calcext:value-type="string">
            <text:p>ギャラリー一覧</text:p>
          </table:covered-table-cell>
          <table:table-cell table:style-name="ce14" office:value-type="string" calcext:value-type="string">
            <text:p>ギャラリー記事</text:p>
          </table:table-cell>
          <table:table-cell table:style-name="ce14" office:value-type="string" calcext:value-type="string">
            <text:p>コメント</text:p>
          </table:table-cell>
          <table:table-cell table:style-name="ce16" office:value-type="string" calcext:value-type="string">
            <text:p>正常</text:p>
          </table:table-cell>
          <table:table-cell table:style-name="ce38" office:value-type="string" calcext:value-type="string">
            <text:p>1.直近でチェックを入れた記事のコメントをダブルクリック(またはダブルタップ)する。</text:p>
            <text:p>2.コメントを編集後、コメントの外を押下する。</text:p>
          </table:table-cell>
          <table:table-cell table:style-name="ce20" office:value-type="string" calcext:value-type="string">
            <text:p>(イ. 遷移)</text:p>
            <text:p>1.コメントがテキストエリアになり、編集できること。</text:p>
            <text:p>2.テキストエリアがなくなり、編集したエリアが反映されること。</text:p>
            <text:p>(ロ. データ)</text:p>
            <text:p>1.</text:p>
          </table:table-cell>
          <table:table-cell table:style-name="ce23" table:number-columns-repeated="2"/>
          <table:table-cell table:style-name="ce26"/>
          <table:table-cell table:style-name="ce27" office:value-type="string" calcext:value-type="string">
            <text:p>更新ボタンで更新を行う事で編集の反映を確定する。</text:p>
          </table:table-cell>
          <table:table-cell table:number-columns-repeated="1013"/>
        </table:table-row>
        <table:table-row table:style-name="ro13">
          <table:covered-table-cell table:style-name="ce33"/>
          <table:covered-table-cell table:style-name="ce14"/>
          <table:table-cell table:style-name="ce14" office:value-type="string" calcext:value-type="string">
            <text:p>ギャラリー編集</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18" office:value-type="string" calcext:value-type="string">
            <text:p>1.更新ボタンを押下する。</text:p>
          </table:table-cell>
          <table:table-cell table:style-name="ce20" office:value-type="string" calcext:value-type="string">
            <text:p>(イ. 遷移)</text:p>
            <text:p>1.選択した記事が更新された旨の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9"/>
          <table:covered-table-cell table:style-name="ce14"/>
          <table:table-cell table:style-name="ce14" office:value-type="string" calcext:value-type="string">
            <text:p>上部メニュー部分</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更新対象にしたギャラリー記事が更新を行った時と同じ内容に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4">
          <table:covered-table-cell table:style-name="ce9"/>
          <table:covered-table-cell table:style-name="ce14"/>
          <table:table-cell table:style-name="ce14" office:value-type="string" calcext:value-type="string">
            <text:p>ギャラリー一覧</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以下を満たすこと。</text:p>
            <text:p> a.ページャ「2」がハイライトされ、2ページ目のギャラリーデータが表示されること。</text:p>
            <text:p> b.削除を行った記事が削除されていること。</text:p>
            <text:p>(ロ. データ)</text:p>
            <text:p>1.</text:p>
            <text:p><text:span text:style-name="T1"/></text:p>
          </table:table-cell>
          <table:table-cell table:style-name="ce23" table:number-columns-repeated="2"/>
          <table:table-cell table:style-name="ce26"/>
          <table:table-cell table:style-name="ce27"/>
          <table:table-cell table:number-columns-repeated="1013"/>
        </table:table-row>
        <table:table-row table:style-name="ro1">
          <table:table-cell table:style-name="ce33"/>
          <table:table-cell table:style-name="ce14" table:number-columns-repeated="2"/>
          <table:table-cell table:style-name="ce36"/>
          <table:table-cell table:style-name="ce16"/>
          <table:table-cell table:style-name="ce18"/>
          <table:table-cell table:style-name="ce20"/>
          <table:table-cell table:style-name="ce23" table:number-columns-repeated="2"/>
          <table:table-cell table:style-name="ce26"/>
          <table:table-cell table:style-name="ce27"/>
          <table:table-cell table:number-columns-repeated="1013"/>
        </table:table-row>
        <table:table-row table:style-name="ro1">
          <table:table-cell table:style-name="ce9"/>
          <table:table-cell table:style-name="ce14" table:number-columns-repeated="3"/>
          <table:table-cell table:style-name="ce16"/>
          <table:table-cell table:style-name="ce38"/>
          <table:table-cell table:style-name="ce20"/>
          <table:table-cell table:style-name="ce23" table:number-columns-repeated="2"/>
          <table:table-cell table:style-name="ce26"/>
          <table:table-cell table:style-name="ce27"/>
          <table:table-cell table:number-columns-repeated="1013"/>
        </table:table-row>
        <table:table-row table:style-name="ro1" table:visibility="collapse">
          <table:table-cell table:style-name="ce33" office:value-type="float" office:value="1" calcext:value-type="float">
            <text:p>1</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ユーザ名</text:p>
          </table:table-cell>
          <table:table-cell table:style-name="ce16" office:value-type="string" calcext:value-type="string">
            <text:p>正常</text:p>
          </table:table-cell>
          <table:table-cell table:style-name="ce18" office:value-type="string" calcext:value-type="string">
            <text:p>1. ギャラリー画面へ遷移する。</text:p>
          </table:table-cell>
          <table:table-cell table:style-name="ce21" office:value-type="string" calcext:value-type="string">
            <text:p>　</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2" calcext:value-type="float">
            <text:p>2</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所持ポイント</text:p>
          </table:table-cell>
          <table:table-cell table:style-name="ce16" office:value-type="string" calcext:value-type="string">
            <text:p>正常</text:p>
          </table:table-cell>
          <table:table-cell table:style-name="ce18" office:value-type="string" calcext:value-type="string">
            <text:p>1. ギャラリー画面へ遷移する。</text:p>
          </table:table-cell>
          <table:table-cell table:style-name="ce21"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3" calcext:value-type="float">
            <text:p>3</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フラワースクールトップ画面ボタン</text:p>
          </table:table-cell>
          <table:table-cell table:style-name="ce16" office:value-type="string" calcext:value-type="string">
            <text:p>正常</text:p>
          </table:table-cell>
          <table:table-cell table:style-name="ce38" office:value-type="string" calcext:value-type="string">
            <text:p>1. フラワースクールトップ画面ボタン(ロゴの形式)を押下する。</text:p>
          </table:table-cell>
          <table:table-cell table:style-name="ce21" office:value-type="string" calcext:value-type="string">
            <text:p>(イ. 遷移)</text:p>
            <text:p>通常画面へ遷移する。</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4" table:visibility="collapse">
          <table:table-cell table:style-name="ce33" office:value-type="float" office:value="4" calcext:value-type="float">
            <text:p>4</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ログアウトボタン</text:p>
          </table:table-cell>
          <table:table-cell table:style-name="ce16" office:value-type="string" calcext:value-type="string">
            <text:p>正常</text:p>
          </table:table-cell>
          <table:table-cell table:style-name="ce18" office:value-type="string" calcext:value-type="string">
            <text:p>1. ログアウトボタンを押下する。</text:p>
          </table:table-cell>
          <table:table-cell table:style-name="ce20"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6" table:visibility="collapse">
          <table:table-cell table:style-name="ce33" office:value-type="float" office:value="5" calcext:value-type="float">
            <text:p>5</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会員トップ画面ボタン</text:p>
          </table:table-cell>
          <table:table-cell table:style-name="ce16" office:value-type="string" calcext:value-type="string">
            <text:p>正常</text:p>
          </table:table-cell>
          <table:table-cell table:style-name="ce18" office:value-type="string" calcext:value-type="string">
            <text:p>1. 会員トップページボタンを押下する。</text:p>
          </table:table-cell>
          <table:table-cell table:style-name="ce40"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office:value-type="string" calcext:value-type="string">
            <text:p>ロゴ上の名前はmyPageとなっている。</text:p>
          </table:table-cell>
          <table:table-cell table:number-columns-repeated="1013"/>
        </table:table-row>
        <table:table-row table:style-name="ro37" table:visibility="collapse">
          <table:table-cell table:style-name="ce33" office:value-type="float" office:value="6" calcext:value-type="float">
            <text:p>6</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プロフィール変更画面ボタン</text:p>
          </table:table-cell>
          <table:table-cell table:style-name="ce16" office:value-type="string" calcext:value-type="string">
            <text:p>正常</text:p>
          </table:table-cell>
          <table:table-cell table:style-name="ce18" office:value-type="string" calcext:value-type="string">
            <text:p>1. プロフィール変更画面ボタンを押下する。</text:p>
          </table:table-cell>
          <table:table-cell table:style-name="ce20"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24" table:visibility="collapse">
          <table:table-cell table:style-name="ce33" office:value-type="float" office:value="7" calcext:value-type="float">
            <text:p>7</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目安箱画面ボタン</text:p>
          </table:table-cell>
          <table:table-cell table:style-name="ce16" office:value-type="string" calcext:value-type="string">
            <text:p>正常</text:p>
          </table:table-cell>
          <table:table-cell table:style-name="ce18" office:value-type="string" calcext:value-type="string">
            <text:p>1. 目安箱画面ボタンを押下する。</text:p>
          </table:table-cell>
          <table:table-cell table:style-name="ce20"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6" table:visibility="collapse">
          <table:table-cell table:style-name="ce33" office:value-type="float" office:value="8" calcext:value-type="float">
            <text:p>8</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ギャラリー画面ボタン</text:p>
          </table:table-cell>
          <table:table-cell table:style-name="ce16" office:value-type="string" calcext:value-type="string">
            <text:p>正常</text:p>
          </table:table-cell>
          <table:table-cell table:style-name="ce18" office:value-type="string" calcext:value-type="string">
            <text:p>1. ギャラリー画面ボタンを押下する。</text:p>
          </table:table-cell>
          <table:table-cell table:style-name="ce20"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8" table:visibility="collapse">
          <table:table-cell table:style-name="ce33" office:value-type="float" office:value="9" calcext:value-type="float">
            <text:p>9</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ブログ画面ボタン</text:p>
          </table:table-cell>
          <table:table-cell table:style-name="ce16" office:value-type="string" calcext:value-type="string">
            <text:p>正常</text:p>
          </table:table-cell>
          <table:table-cell table:style-name="ce18" office:value-type="string" calcext:value-type="string">
            <text:p>1. ブログ画面ボタンを押下する。</text:p>
          </table:table-cell>
          <table:table-cell table:style-name="ce20"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3" table:number-columns-repeated="2"/>
          <table:table-cell table:style-name="ce26"/>
          <table:table-cell table:style-name="ce27"/>
          <table:table-cell table:number-columns-repeated="1013"/>
        </table:table-row>
        <table:table-row table:style-name="ro39" table:visibility="collapse">
          <table:table-cell table:style-name="ce33" office:value-type="float" office:value="10" calcext:value-type="float">
            <text:p>10</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0" table:visibility="collapse">
          <table:table-cell table:style-name="ce33" office:value-type="float" office:value="11" calcext:value-type="float">
            <text:p>11</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 マイブログ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29" table:visibility="collapse">
          <table:table-cell table:style-name="ce33" office:value-type="float" office:value="12" calcext:value-type="float">
            <text:p>12</text:p>
          </table:table-cell>
          <table:table-cell table:style-name="ce14" office:value-type="string" calcext:value-type="string">
            <text:p>ギャラリー編集</text:p>
          </table:table-cell>
          <table:table-cell table:style-name="ce36" office:value-type="string" calcext:value-type="string">
            <text:p>ボタン</text:p>
          </table:table-cell>
          <table:table-cell table:style-name="ce14" office:value-type="string" calcext:value-type="string">
            <text:p>新規ボタン</text:p>
          </table:table-cell>
          <table:table-cell table:style-name="ce16" office:value-type="string" calcext:value-type="string">
            <text:p>正常</text:p>
          </table:table-cell>
          <table:table-cell table:style-name="ce18" office:value-type="string" calcext:value-type="string">
            <text:p>1.新規ボタンを押下する。</text:p>
            <text:p>2.任意の画像ファイルを選択する。</text:p>
          </table:table-cell>
          <table:table-cell table:style-name="ce20" office:value-type="string" calcext:value-type="string">
            <text:p>(イ. 遷移)</text:p>
            <text:p>1.ファイルエクスプローラーが立ち上がること。</text:p>
            <text:p>2.以下の条件を満たしている事。</text:p>
            <text:p> a.ギャラリー一覧の先頭に新規記事が追加され、ギャラリー一覧の最後尾にあった記事が見えなくなっていること。</text:p>
            <text:p> b.ギャラリー一覧に追加された新規記事に選択した画像が表示されていること。</text:p>
            <text:p> c.ギャラリー一覧に追加された新規記事のタイトルが空白になっていること。</text:p>
            <text:p> d.ギャラリー一覧に追加された新規記事のコメントに「コメントを入力」と表示されていること。</text:p>
            <text:p>(ロ. データ)</text:p>
            <text:p>1.</text:p>
          </table:table-cell>
          <table:table-cell table:style-name="ce23" table:number-columns-repeated="2"/>
          <table:table-cell table:style-name="ce26"/>
          <table:table-cell table:style-name="ce27"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30" table:visibility="collapse">
          <table:table-cell table:style-name="ce33" office:value-type="float" office:value="13" calcext:value-type="float">
            <text:p>13</text:p>
          </table:table-cell>
          <table:table-cell table:style-name="ce14" office:value-type="string" calcext:value-type="string">
            <text:p>ギャラリー編集</text:p>
          </table:table-cell>
          <table:table-cell table:style-name="ce36" office:value-type="string" calcext:value-type="string">
            <text:p>ボタン</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18" office:value-type="string" calcext:value-type="string">
            <text:p>1.ギャラリー記事に1つもチェックを入れずに更新ボタンを押下する。</text:p>
            <text:p>2.任意のギャラリー記事にチェックを入れ、更新ボタンを押下する。</text:p>
            <text:p><text:span text:style-name="T1">3. マイブログ画面ボタンを押下する。</text:span></text:p>
          </table:table-cell>
          <table:table-cell table:style-name="ce20" office:value-type="string" calcext:value-type="string">
            <text:p>(イ. 遷移)</text:p>
            <text:p>1.「記事を1個以上選択する必要がある」旨のメッセージが表示され、記事が更新されないこと。</text:p>
            <text:p>2.選択した記事が更新された旨のメッセージが表示されること。</text:p>
            <text:p>3.更新を行った記事が更新直前と同じ内容となっ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23" table:visibility="collapse">
          <table:table-cell table:style-name="ce33" office:value-type="float" office:value="14" calcext:value-type="float">
            <text:p>14</text:p>
          </table:table-cell>
          <table:table-cell table:style-name="ce14" office:value-type="string" calcext:value-type="string">
            <text:p>ギャラリー編集</text:p>
          </table:table-cell>
          <table:table-cell table:style-name="ce36" office:value-type="string" calcext:value-type="string">
            <text:p>ボタン</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ギャラリー記事に1つもチェックを入れずに削除ボタンを押下する。</text:p>
            <text:p>2.任意のギャラリー記事にチェックを入れ、削除ボタンを押下する。</text:p>
            <text:p>3.確認ダイアログの「はい」ボタンを押下する。</text:p>
            <text:p><text:span text:style-name="T1">4. マイブログ画面ボタンを押下する。</text:span></text:p>
          </table:table-cell>
          <table:table-cell table:style-name="ce20" office:value-type="string" calcext:value-type="string">
            <text:p>(イ. 遷移)</text:p>
            <text:p>1.「記事を1個以上選択する必要がある」旨のメッセージが表示され、記事が削除されないこと。</text:p>
            <text:p>2.確認ダイアログが表示される。</text:p>
            <text:p>3.選択した記事が削除された旨のメッセージが表示され、ギャラリー一覧からチェックを入れた記事が消えること。</text:p>
            <text:p>4.削除された記事が表示されない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33" office:value-type="float" office:value="15" calcext:value-type="float">
            <text:p>15</text:p>
          </table:table-cell>
          <table:table-cell table:style-name="ce14" office:value-type="string" calcext:value-type="string">
            <text:p>ギャラリー一覧</text:p>
          </table:table-cell>
          <table:table-cell table:number-columns-repeated="2" table:style-name="ce14" office:value-type="string" calcext:value-type="string">
            <text:p>ギャラリー記事</text:p>
          </table:table-cell>
          <table:table-cell table:style-name="ce16"/>
          <table:table-cell table:style-name="ce38" office:value-type="string" calcext:value-type="string">
            <text:p>1.ギャラリー画面に遷移する。</text:p>
          </table:table-cell>
          <table:table-cell table:style-name="ce20" office:value-type="string" calcext:value-type="string">
            <text:p>(イ. 遷移)</text:p>
            <text:p>1.ログインユーザのギャラリー記事が表示されること。</text:p>
            <text:p>  また、1ページにつき最大6記事まで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16" calcext:value-type="float">
            <text:p>16</text:p>
          </table:table-cell>
          <table:table-cell table:style-name="ce14" office:value-type="string" calcext:value-type="string">
            <text:p>ギャラリー一覧</text:p>
          </table:table-cell>
          <table:table-cell table:style-name="ce14" office:value-type="string" calcext:value-type="string">
            <text:p>ギャラリー記事</text:p>
          </table:table-cell>
          <table:table-cell table:style-name="ce14" office:value-type="string" calcext:value-type="string">
            <text:p>投稿日付</text:p>
          </table:table-cell>
          <table:table-cell table:style-name="ce16"/>
          <table:table-cell table:style-name="ce38" office:value-type="string" calcext:value-type="string">
            <text:p>1.ギャラリー画面に遷移する。</text:p>
          </table:table-cell>
          <table:table-cell table:style-name="ce20" office:value-type="string" calcext:value-type="string">
            <text:p>(イ. 遷移)</text:p>
            <text:p>1.ギャラリー記事に投稿日付が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33" office:value-type="float" office:value="17" calcext:value-type="float">
            <text:p>17</text:p>
          </table:table-cell>
          <table:table-cell table:style-name="ce14" office:value-type="string" calcext:value-type="string">
            <text:p>ギャラリー一覧</text:p>
          </table:table-cell>
          <table:table-cell table:style-name="ce14" office:value-type="string" calcext:value-type="string">
            <text:p>ギャラリー記事</text:p>
          </table:table-cell>
          <table:table-cell table:style-name="ce14" office:value-type="string" calcext:value-type="string">
            <text:p>写真</text:p>
          </table:table-cell>
          <table:table-cell table:style-name="ce16"/>
          <table:table-cell table:style-name="ce38" office:value-type="string" calcext:value-type="string">
            <text:p>1.ギャラリー画面に遷移する。</text:p>
            <text:p>2.ギャラリー記事の写真を押下する。</text:p>
          </table:table-cell>
          <table:table-cell table:style-name="ce20" office:value-type="string" calcext:value-type="string">
            <text:p>(イ. 遷移)</text:p>
            <text:p>1.ギャラリー記事に写真が表示されていること。</text:p>
            <text:p>2.写真が原寸大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2" table:visibility="collapse">
          <table:table-cell table:style-name="ce33" office:value-type="float" office:value="18" calcext:value-type="float">
            <text:p>18</text:p>
          </table:table-cell>
          <table:table-cell table:style-name="ce14" office:value-type="string" calcext:value-type="string">
            <text:p>ギャラリー一覧</text:p>
          </table:table-cell>
          <table:table-cell table:style-name="ce37" office:value-type="string" calcext:value-type="string">
            <text:p>ギャラリー記事</text:p>
          </table:table-cell>
          <table:table-cell table:style-name="ce14" office:value-type="string" calcext:value-type="string">
            <text:p>写真(原寸大表示)</text:p>
          </table:table-cell>
          <table:table-cell table:style-name="ce16"/>
          <table:table-cell table:style-name="ce38"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20" office:value-type="string" calcext:value-type="string">
            <text:p>(イ. 遷移)</text:p>
            <text:p>1.右隣のギャラリー記事の写真(右隣がなければ次の段の一番左のギャラリー記事の写真、それもなければ一番左上のギャラリー記事の写真)が原寸大表示され、押下した原寸大表示された写真が見えなくなること。(ギャラリー記事が1記事しか表示されていない場合は同じ写真が再度原寸大表示される。)</text:p>
            <text:p>2.左隣のギャラリー記事の写真(左隣がなければ1つ上の段の一番右のギャラリー記事の写真、それもなければ一番右下のギャラリー記事の写真)が原寸大表示され、押下した原寸大表示された写真が見えなくなること。(ギャラリー記事が1記事しか表示されていない場合は同じ写真が再度原寸大表示される。)</text:p>
            <text:p>3.原寸大表示された写真が見えなくな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0" table:visibility="collapse">
          <table:table-cell table:style-name="ce33" office:value-type="float" office:value="19" calcext:value-type="float">
            <text:p>19</text:p>
          </table:table-cell>
          <table:table-cell table:style-name="ce14" office:value-type="string" calcext:value-type="string">
            <text:p>ギャラリー一覧</text:p>
          </table:table-cell>
          <table:table-cell table:style-name="ce14" office:value-type="string" calcext:value-type="string">
            <text:p>ギャラリー記事</text:p>
          </table:table-cell>
          <table:table-cell table:style-name="ce14" office:value-type="string" calcext:value-type="string">
            <text:p>タイトル</text:p>
          </table:table-cell>
          <table:table-cell table:style-name="ce16"/>
          <table:table-cell table:style-name="ce38" office:value-type="string" calcext:value-type="string">
            <text:p>1.ギャラリー画面に遷移する。</text:p>
            <text:p>2.タイトルをダブルクリック(またはダブルタップ)する。</text:p>
            <text:p>3.タイトルを編集後、タイトルの外を押下する。</text:p>
          </table:table-cell>
          <table:table-cell table:style-name="ce20" office:value-type="string" calcext:value-type="string">
            <text:p>(イ. 遷移)</text:p>
            <text:p>1.ギャラリー記事にタイトルが表示されていること。</text:p>
            <text:p>2.タイトルがテキストボックスになり、編集できること。</text:p>
            <text:p>3.テキストボックスがなくなり、編集したタイトルが反映されること。</text:p>
            <text:p>(ロ. データ)</text:p>
            <text:p>1.</text:p>
          </table:table-cell>
          <table:table-cell table:style-name="ce23" table:number-columns-repeated="2"/>
          <table:table-cell table:style-name="ce26"/>
          <table:table-cell table:style-name="ce27" office:value-type="string" calcext:value-type="string">
            <text:p>更新ボタンで更新を行う事で編集の反映を確定する。</text:p>
          </table:table-cell>
          <table:table-cell table:number-columns-repeated="1013"/>
        </table:table-row>
        <table:table-row table:style-name="ro13" table:visibility="collapse">
          <table:table-cell table:style-name="ce33" office:value-type="float" office:value="20" calcext:value-type="float">
            <text:p>20</text:p>
          </table:table-cell>
          <table:table-cell table:style-name="ce14" office:value-type="string" calcext:value-type="string">
            <text:p>ギャラリー一覧</text:p>
          </table:table-cell>
          <table:table-cell table:style-name="ce14" office:value-type="string" calcext:value-type="string">
            <text:p>ギャラリー記事</text:p>
          </table:table-cell>
          <table:table-cell table:style-name="ce15" office:value-type="string" calcext:value-type="string">
            <text:p>投稿者名</text:p>
          </table:table-cell>
          <table:table-cell table:style-name="ce16"/>
          <table:table-cell table:style-name="ce38" office:value-type="string" calcext:value-type="string">
            <text:p>1.ギャラリー画面に遷移する。</text:p>
          </table:table-cell>
          <table:table-cell table:style-name="ce20" office:value-type="string" calcext:value-type="string">
            <text:p>(イ. 遷移)</text:p>
            <text:p>1.ギャラリー記事に投稿者名が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0" table:visibility="collapse">
          <table:table-cell table:style-name="ce33" office:value-type="float" office:value="21" calcext:value-type="float">
            <text:p>21</text:p>
          </table:table-cell>
          <table:table-cell table:style-name="ce14" office:value-type="string" calcext:value-type="string">
            <text:p>ギャラリー一覧</text:p>
          </table:table-cell>
          <table:table-cell table:style-name="ce14" office:value-type="string" calcext:value-type="string">
            <text:p>ギャラリー記事</text:p>
          </table:table-cell>
          <table:table-cell table:style-name="ce14" office:value-type="string" calcext:value-type="string">
            <text:p>コメント</text:p>
          </table:table-cell>
          <table:table-cell table:style-name="ce16"/>
          <table:table-cell table:style-name="ce38" office:value-type="string" calcext:value-type="string">
            <text:p>1.ギャラリー画面に遷移する。</text:p>
            <text:p>2.コメントをダブルクリック(またはダブルタップ)する。</text:p>
            <text:p>3.コメントを編集後、コメントの外を押下する。</text:p>
          </table:table-cell>
          <table:table-cell table:style-name="ce20" office:value-type="string" calcext:value-type="string">
            <text:p>(イ. 遷移)</text:p>
            <text:p>1.ギャラリー記事にコメントが表示されていること。</text:p>
            <text:p>2.コメントがテキストエリアになり、編集できること。</text:p>
            <text:p>3.テキストエリアがなくなり、編集したエリアが反映されること。</text:p>
            <text:p>(ロ. データ)</text:p>
            <text:p>1.</text:p>
          </table:table-cell>
          <table:table-cell table:style-name="ce23" table:number-columns-repeated="2"/>
          <table:table-cell table:style-name="ce26"/>
          <table:table-cell table:style-name="ce27" office:value-type="string" calcext:value-type="string">
            <text:p>更新ボタンで更新を行う事で編集の反映を確定する。</text:p>
          </table:table-cell>
          <table:table-cell table:number-columns-repeated="1013"/>
        </table:table-row>
        <table:table-row table:style-name="ro33" table:visibility="collapse">
          <table:table-cell table:style-name="ce33" office:value-type="float" office:value="22" calcext:value-type="float">
            <text:p>22</text:p>
          </table:table-cell>
          <table:table-cell table:style-name="ce14" office:value-type="string" calcext:value-type="string">
            <text:p>ギャラリー一覧</text:p>
          </table:table-cell>
          <table:table-cell table:style-name="ce14" office:value-type="string" calcext:value-type="string">
            <text:p>ギャラリー記事</text:p>
          </table:table-cell>
          <table:table-cell table:style-name="ce14" office:value-type="string" calcext:value-type="string">
            <text:p>チェックボックス</text:p>
          </table:table-cell>
          <table:table-cell table:style-name="ce16"/>
          <table:table-cell table:style-name="ce38" office:value-type="string" calcext:value-type="string">
            <text:p>1.チェックボックスを押下する。</text:p>
            <text:p>2.チェックボックスを押下する。</text:p>
          </table:table-cell>
          <table:table-cell table:style-name="ce20" office:value-type="string" calcext:value-type="string">
            <text:p>(イ. 遷移)</text:p>
            <text:p>1.チェックボックスにチェックが入ること。</text:p>
            <text:p>2.チェックボックスからチェックが外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9" table:visibility="collapse">
          <table:table-cell table:style-name="ce33" office:value-type="float" office:value="23" calcext:value-type="float">
            <text:p>23</text:p>
          </table:table-cell>
          <table:table-cell table:style-name="ce14" office:value-type="string" calcext:value-type="string">
            <text:p>ギャラリー一覧</text:p>
          </table:table-cell>
          <table:table-cell table:number-columns-repeated="2" table:style-name="ce14" office:value-type="string" calcext:value-type="string">
            <text:p>ページャ</text:p>
          </table:table-cell>
          <table:table-cell table:style-name="ce16"/>
          <table:table-cell table:style-name="ce38"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20" office:value-type="string" calcext:value-type="string">
            <text:p>(イ. 遷移)</text:p>
            <text:p><text:span text:style-name="T1">1.ページャ「1」がハイライトされ、1ページ目のギャラリー記事が表示されること。</text:span></text:p>
            <text:p><text:span text:style-name="T1">2.ページャ「2」がハイライトされ、2ページ目のギャラリー記事が表示されること。</text:span></text:p>
            <text:p><text:span text:style-name="T1">3.ページャ「3」がハイライトされ、3ページ目のギャラリー記事が表示されること。</text:span></text:p>
            <text:p><text:span text:style-name="T1">4.右端のページャがハイライトされ、該当するページのギャラリー記事が表示されること。</text:span></text:p>
            <text:p><text:span text:style-name="T1">5.表示中のページャの数字が全てプラス1され、右端のページャがハイライトされること。</text:span></text:p>
            <text:p><text:span text:style-name="T1">  また、該当するページのギャラリー記事が表示されること。</text:span></text:p>
            <text:p><text:span text:style-name="T1">  加えてページャ「2」の左隣に「&lt;」のページャが表示されること。</text:span></text:p>
            <text:p><text:span text:style-name="T1">6.ハイライトしていたページャの左隣のページャがハイライトされ、該当するページのギャラリー記事が表示されること。</text:span></text:p>
            <text:p><text:span text:style-name="T1">7.ページャ「2」がハイライトされ、2ページ目のギャラリー記事が表示されること。</text:span></text:p>
            <text:p><text:span text:style-name="T1">8.表示中のページャの数字が全てマイナス1され、左端のページャがハイライトされること。</text:span></text:p>
            <text:p><text:span text:style-name="T1">  また、該当するページのギャラリー記事が表示されること。</text:span></text:p>
            <text:p><text:span text:style-name="T1">  加えてページャ「1」の左隣に「&lt;」のページャが表示されない。</text:span></text:p>
            <text:p><text:span text:style-name="T1">(ロ. データ)</text:span></text:p>
            <text:p>1.</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24" calcext:value-type="float">
            <text:p>24</text:p>
          </table:table-cell>
          <table:table-cell table:style-name="ce14" office:value-type="string" calcext:value-type="string">
            <text:p>ギャラリーカレンダー</text:p>
          </table:table-cell>
          <table:table-cell table:style-name="ce14" office:value-type="string" calcext:value-type="string">
            <text:p>表示情報</text:p>
          </table:table-cell>
          <table:table-cell table:style-name="ce14" office:value-type="string" calcext:value-type="string">
            <text:p>年月表示</text:p>
          </table:table-cell>
          <table:table-cell table:style-name="ce15" office:value-type="string" calcext:value-type="string">
            <text:p>正常</text:p>
          </table:table-cell>
          <table:table-cell table:style-name="ce38" office:value-type="string" calcext:value-type="string">
            <text:p>1.ギャラリー画面に遷移する。</text:p>
          </table:table-cell>
          <table:table-cell table:style-name="ce39"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33" office:value-type="float" office:value="25" calcext:value-type="float">
            <text:p>25</text:p>
          </table:table-cell>
          <table:table-cell table:style-name="ce14" office:value-type="string" calcext:value-type="string">
            <text:p>ギャラリーカレンダー</text:p>
          </table:table-cell>
          <table:table-cell table:style-name="ce14" office:value-type="string" calcext:value-type="string">
            <text:p>ボタン</text:p>
          </table:table-cell>
          <table:table-cell table:style-name="ce14" office:value-type="string" calcext:value-type="string">
            <text:p>矢印ボタン(左)</text:p>
          </table:table-cell>
          <table:table-cell table:style-name="ce15" office:value-type="string" calcext:value-type="string">
            <text:p>正常</text:p>
          </table:table-cell>
          <table:table-cell table:style-name="ce18" office:value-type="string" calcext:value-type="string">
            <text:p>1. カレンダーの現在の年月表示右の矢印ボタンを押下する。(回数は任意)</text:p>
            <text:p/>
          </table:table-cell>
          <table:table-cell table:style-name="ce39" office:value-type="string" calcext:value-type="string">
            <text:p>(イ. 遷移)</text:p>
            <text:p>1.カレンダーの月が次の月へ変わること。</text:p>
            <text:p><text:span text:style-name="T1">(ロ. データ)</text:span></text:p>
            <text:p><text:span text:style-name="T1"> なし</text:span></text:p>
            <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33" office:value-type="float" office:value="26" calcext:value-type="float">
            <text:p>26</text:p>
          </table:table-cell>
          <table:table-cell table:style-name="ce14" office:value-type="string" calcext:value-type="string">
            <text:p>ギャラリーカレンダー</text:p>
          </table:table-cell>
          <table:table-cell table:style-name="ce14" office:value-type="string" calcext:value-type="string">
            <text:p>ボタン</text:p>
          </table:table-cell>
          <table:table-cell table:style-name="ce14" office:value-type="string" calcext:value-type="string">
            <text:p>矢印ボタン(右)</text:p>
          </table:table-cell>
          <table:table-cell table:style-name="ce15" office:value-type="string" calcext:value-type="string">
            <text:p>正常</text:p>
          </table:table-cell>
          <table:table-cell table:style-name="ce18" office:value-type="string" calcext:value-type="string">
            <text:p>1. カレンダーの現在の年月表示右の矢印ボタンを押下する。(回数は任意)</text:p>
          </table:table-cell>
          <table:table-cell table:style-name="ce39" office:value-type="string" calcext:value-type="string">
            <text:p>(イ. 遷移)</text:p>
            <text:p>1.カレンダーの月が前の月へ変わること。</text:p>
            <text:p><text:span text:style-name="T1">(ロ. データ)</text:span></text:p>
            <text:p><text:span text:style-name="T1"> なし</text:span></text:p>
            <text:p/>
          </table:table-cell>
          <table:table-cell table:style-name="ce23" table:number-columns-repeated="2"/>
          <table:table-cell table:style-name="ce26"/>
          <table:table-cell table:style-name="ce27"/>
          <table:table-cell table:number-columns-repeated="1013"/>
        </table:table-row>
        <table:table-row table:style-name="ro23" table:visibility="collapse">
          <table:table-cell table:style-name="ce33" office:value-type="float" office:value="27" calcext:value-type="float">
            <text:p>27</text:p>
          </table:table-cell>
          <table:table-cell table:style-name="ce14" office:value-type="string" calcext:value-type="string">
            <text:p>ギャラリーカレンダー</text:p>
          </table:table-cell>
          <table:table-cell table:style-name="ce14" office:value-type="string" calcext:value-type="string">
            <text:p>ボタン</text:p>
          </table:table-cell>
          <table:table-cell table:style-name="ce15"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カレンダーの月が切り替わる。</text:p>
          </table:table-cell>
          <table:table-cell table:style-name="ce39"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23" table:visibility="collapse">
          <table:table-cell table:style-name="ce33" office:value-type="float" office:value="28" calcext:value-type="float">
            <text:p>28</text:p>
          </table:table-cell>
          <table:table-cell table:style-name="ce14" office:value-type="string" calcext:value-type="string">
            <text:p>ギャラリーカレンダー</text:p>
          </table:table-cell>
          <table:table-cell table:style-name="ce14" office:value-type="string" calcext:value-type="string">
            <text:p>ボタン</text:p>
          </table:table-cell>
          <table:table-cell table:style-name="ce15" office:value-type="string" calcext:value-type="string">
            <text:p>日付ボタン</text:p>
          </table:table-cell>
          <table:table-cell table:style-name="ce15" office:value-type="string" calcext:value-type="string">
            <text:p>正常</text:p>
          </table:table-cell>
          <table:table-cell table:style-name="ce38" office:value-type="string" calcext:value-type="string">
            <text:p>1.ギャラリー画面に遷移する。</text:p>
          </table:table-cell>
          <table:table-cell table:style-name="ce39"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29" calcext:value-type="float">
            <text:p>29</text:p>
          </table:table-cell>
          <table:table-cell table:style-name="ce14" office:value-type="string" calcext:value-type="string">
            <text:p>ギャラリーカレンダー</text:p>
          </table:table-cell>
          <table:table-cell table:style-name="ce14" office:value-type="string" calcext:value-type="string">
            <text:p>ボタン</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背景色が白(活性)となっている日付を押下する。</text:p>
          </table:table-cell>
          <table:table-cell table:style-name="ce39" office:value-type="string" calcext:value-type="string">
            <text:p>(イ. 遷移)</text:p>
            <text:p>1.押下した日付と同じ投稿日時のギャラリー記事のみが表示され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30" calcext:value-type="float">
            <text:p>30</text:p>
          </table:table-cell>
          <table:table-cell table:style-name="ce14" office:value-type="string" calcext:value-type="string">
            <text:p>ギャラリーカレンダー</text:p>
          </table:table-cell>
          <table:table-cell table:style-name="ce14" office:value-type="string" calcext:value-type="string">
            <text:p>ボタン</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背景色が灰色(非活性)となっている日付を押下する。</text:p>
          </table:table-cell>
          <table:table-cell table:style-name="ce39" office:value-type="string" calcext:value-type="string">
            <text:p>(イ. 遷移)</text:p>
            <text:p>1.何も反応がない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 table:number-rows-repeated="1048454">
          <table:table-cell table:number-columns-repeated="1024"/>
        </table:table-row>
        <table:table-row table:style-name="ro1">
          <table:table-cell table:number-columns-repeated="1024"/>
        </table:table-row>
      </table:table>
      <table:table table:name="マイブログ画面" table:style-name="ta3" table:print-ranges="マイブログ画面.A1:マイブログ画面.K57">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34">
          <table:table-cell table:style-name="ce30"/>
          <table:table-cell table:style-name="ce30" office:value-type="string" calcext:value-type="string">
            <text:p>対象画面：マイブログ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3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43">
          <table:table-cell table:style-name="ce33" office:value-type="float" office:value="1" calcext:value-type="float" table:number-columns-spanned="1" table:number-rows-spanned="2">
            <text:p>1</text:p>
          </table:table-cell>
          <table:table-cell table:style-name="ce14" office:value-type="string" calcext:value-type="string" table:number-columns-spanned="1" table:number-rows-spanned="2">
            <text:p>ブログ削除(先頭)</text:p>
          </table:table-cell>
          <table:table-cell table:style-name="ce14" office:value-type="string" calcext:value-type="string">
            <text:p>ブログ編集</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先頭の記事の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記事が削除された旨のメッセージが表示され、ブログ一覧からチェックを入れた記事が消えること。</text:p>
            <text:p>4ロ. データ)</text:p>
            <text:p>1.</text:p>
            <text:p><text:span text:style-name="T1">(ハ.前提条件)</text:span></text:p>
            <text:p><text:span text:style-name="T1">1.予めブログ一覧に70件以上記事が表示されるように準備しておくこと。</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マイブログ画面ボタンを押下する。</text:p>
          </table:table-cell>
          <table:table-cell table:style-name="ce20" office:value-type="string" calcext:value-type="string">
            <text:p>(イ. 遷移)</text:p>
            <text:p>1.削除対象にしたブログ記事が無く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3">
          <table:table-cell table:style-name="ce33" office:value-type="float" office:value="2" calcext:value-type="float" table:number-columns-spanned="1" table:number-rows-spanned="2">
            <text:p>2</text:p>
          </table:table-cell>
          <table:table-cell table:style-name="ce14" office:value-type="string" calcext:value-type="string" table:number-columns-spanned="1" table:number-rows-spanned="2">
            <text:p>ブログ削除(最後尾)</text:p>
          </table:table-cell>
          <table:table-cell table:style-name="ce14" office:value-type="string" calcext:value-type="string">
            <text:p>ブログ編集</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最後尾の記事の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記事が削除された旨のメッセージが表示され、ブログ一覧からチェックを入れた記事が消えること。</text:p>
            <text:p>4ロ. データ)</text:p>
            <text:p>1.</text:p>
            <text:p><text:span text:style-name="T1">(ハ.前提条件)</text:span></text:p>
            <text:p><text:span text:style-name="T1">1.予めブログ一覧に70件以上記事が表示されるように準備しておくこと。</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マイブログ画面ボタンを押下する。</text:p>
          </table:table-cell>
          <table:table-cell table:style-name="ce20" office:value-type="string" calcext:value-type="string">
            <text:p>(イ. 遷移)</text:p>
            <text:p>1.削除対象にしたブログ記事が無く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3">
          <table:table-cell table:style-name="ce33" office:value-type="float" office:value="3" calcext:value-type="float" table:number-columns-spanned="1" table:number-rows-spanned="2">
            <text:p>3</text:p>
          </table:table-cell>
          <table:table-cell table:style-name="ce14" office:value-type="string" calcext:value-type="string" table:number-columns-spanned="1" table:number-rows-spanned="2">
            <text:p>ブログ削除(中心)</text:p>
          </table:table-cell>
          <table:table-cell table:style-name="ce14" office:value-type="string" calcext:value-type="string">
            <text:p>ブログ編集</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中心の記事の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記事が削除された旨のメッセージが表示され、ブログ一覧からチェックを入れた記事が消えること。</text:p>
            <text:p>4ロ. データ)</text:p>
            <text:p>1.</text:p>
            <text:p><text:span text:style-name="T1">(ハ.前提条件)</text:span></text:p>
            <text:p><text:span text:style-name="T1">1.予めブログ一覧に70件以上記事が表示されるように準備しておくこと。</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マイブログ画面ボタンを押下する。</text:p>
          </table:table-cell>
          <table:table-cell table:style-name="ce20" office:value-type="string" calcext:value-type="string">
            <text:p>(イ. 遷移)</text:p>
            <text:p>1.削除対象にしたブログ記事が無くなっ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7">
          <table:table-cell table:style-name="ce33" office:value-type="float" office:value="4" calcext:value-type="float" table:number-columns-spanned="1" table:number-rows-spanned="4">
            <text:p>4</text:p>
          </table:table-cell>
          <table:table-cell table:style-name="ce14" office:value-type="string" calcext:value-type="string" table:number-columns-spanned="1" table:number-rows-spanned="4">
            <text:p>ページング後のブログ削除(先頭)</text:p>
          </table:table-cell>
          <table:table-cell table:style-name="ce14" office:value-type="string" calcext:value-type="string">
            <text:p>ブログ編集</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ページャ「2」がハイライトされ、2ページ目のブログデータが表示されること。</text:p>
            <text:p>(ロ. データ)</text:p>
            <text:p>1.</text:p>
            <text:p><text:span text:style-name="T1">(ハ.前提条件)</text:span></text:p>
            <text:p><text:span text:style-name="T1">1.予めブログ一覧に70件以上記事が表示されるように準備しておくこと。</text:span></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33"/>
          <table:covered-table-cell table:style-name="ce14"/>
          <table:table-cell table:style-name="ce14" office:value-type="string" calcext:value-type="string">
            <text:p>ブログ編集</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先頭の記事の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記事が削除された旨のメッセージが表示され、ブログ一覧からチェックを入れた記事が消えること。</text:p>
            <text:p>4ロ. データ)</text:p>
            <text:p>1.</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マイブログ画面ボタンを押下する。</text:p>
          </table:table-cell>
          <table:table-cell table:style-name="ce20" office:value-type="string" calcext:value-type="string">
            <text:p>(イ. 遷移)</text:p>
            <text:p>1.マイブログ画面に遷移すること。</text:p>
            <text:p>2.ブログ記事に遷移</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33"/>
          <table:covered-table-cell table:style-name="ce14"/>
          <table:table-cell table:style-name="ce14" office:value-type="string" calcext:value-type="string">
            <text:p>ブログ編集</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以下を満たすこと。</text:p>
            <text:p> a.ページャ「2」がハイライトされ、2ページ目のブログデータが表示されること。</text:p>
            <text:p> b.削除した記事が表示されていない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7">
          <table:table-cell table:style-name="ce33" office:value-type="float" office:value="5" calcext:value-type="float" table:number-columns-spanned="1" table:number-rows-spanned="4">
            <text:p>5</text:p>
          </table:table-cell>
          <table:table-cell table:style-name="ce14" office:value-type="string" calcext:value-type="string" table:number-columns-spanned="1" table:number-rows-spanned="4">
            <text:p>ページング後のブログ削除(最後尾)</text:p>
          </table:table-cell>
          <table:table-cell table:style-name="ce14" office:value-type="string" calcext:value-type="string">
            <text:p>ブログ編集</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ページャ「2」がハイライトされ、2ページ目のブログデータが表示されること。</text:p>
            <text:p>(ロ. データ)</text:p>
            <text:p>1.</text:p>
            <text:p><text:span text:style-name="T1">(ハ.前提条件)</text:span></text:p>
            <text:p><text:span text:style-name="T1">1.予めブログ一覧に70件以上記事が表示されるように準備しておくこと。</text:span></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33"/>
          <table:covered-table-cell table:style-name="ce14"/>
          <table:table-cell table:style-name="ce14" office:value-type="string" calcext:value-type="string">
            <text:p>ブログ編集</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最後尾の記事の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記事が削除された旨のメッセージが表示され、ブログ一覧からチェックを入れた記事が消えること。</text:p>
            <text:p>4ロ. データ)</text:p>
            <text:p>1.</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マイブログ画面ボタンを押下する。</text:p>
          </table:table-cell>
          <table:table-cell table:style-name="ce20" office:value-type="string" calcext:value-type="string">
            <text:p>(イ. 遷移)</text:p>
            <text:p>1.マイブログ画面に遷移すること。</text:p>
            <text:p>2.ブログ記事に遷移</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33"/>
          <table:covered-table-cell table:style-name="ce14"/>
          <table:table-cell table:style-name="ce14" office:value-type="string" calcext:value-type="string">
            <text:p>ブログ編集</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以下を満たすこと。</text:p>
            <text:p> a.ページャ「2」がハイライトされ、2ページ目のブログデータが表示されること。</text:p>
            <text:p> b.削除した記事が表示されていない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7">
          <table:table-cell table:style-name="ce33" office:value-type="float" office:value="6" calcext:value-type="float" table:number-columns-spanned="1" table:number-rows-spanned="4">
            <text:p>6</text:p>
          </table:table-cell>
          <table:table-cell table:style-name="ce14" office:value-type="string" calcext:value-type="string" table:number-columns-spanned="1" table:number-rows-spanned="4">
            <text:p>ページング後のブログ削除(中心)</text:p>
          </table:table-cell>
          <table:table-cell table:style-name="ce14" office:value-type="string" calcext:value-type="string">
            <text:p>ブログ編集</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ページャ「2」がハイライトされ、2ページ目のブログデータが表示されること。</text:p>
            <text:p>(ロ. データ)</text:p>
            <text:p>1.</text:p>
            <text:p><text:span text:style-name="T1">(ハ.前提条件)</text:span></text:p>
            <text:p><text:span text:style-name="T1">1.予めブログ一覧に70件以上記事が表示されるように準備しておくこと。</text:span></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33"/>
          <table:covered-table-cell table:style-name="ce14"/>
          <table:table-cell table:style-name="ce14" office:value-type="string" calcext:value-type="string">
            <text:p>ブログ編集</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中心の記事の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記事が削除された旨のメッセージが表示され、ブログ一覧からチェックを入れた記事が消えること。</text:p>
            <text:p>4ロ. データ)</text:p>
            <text:p>1.</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マイブログ画面ボタンを押下する。</text:p>
          </table:table-cell>
          <table:table-cell table:style-name="ce20" office:value-type="string" calcext:value-type="string">
            <text:p>(イ. 遷移)</text:p>
            <text:p>1.マイブログ画面に遷移すること。</text:p>
            <text:p>2.ブログ記事に遷移</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33"/>
          <table:covered-table-cell table:style-name="ce14"/>
          <table:table-cell table:style-name="ce14" office:value-type="string" calcext:value-type="string">
            <text:p>ブログ編集</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以下を満たすこと。</text:p>
            <text:p> a.ページャ「2」がハイライトされ、2ページ目のブログデータが表示されること。</text:p>
            <text:p> b.削除した記事が表示されていない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23">
          <table:table-cell table:style-name="ce33" office:value-type="float" office:value="7" calcext:value-type="float" table:number-columns-spanned="1" table:number-rows-spanned="2">
            <text:p>7</text:p>
          </table:table-cell>
          <table:table-cell table:style-name="ce14" office:value-type="string" calcext:value-type="string" table:number-columns-spanned="1" table:number-rows-spanned="2">
            <text:p>ブログ削除(全削除)</text:p>
          </table:table-cell>
          <table:table-cell table:style-name="ce14" office:value-type="string" calcext:value-type="string">
            <text:p>ブログ編集</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中心の記事の削除ボタンを押下する。</text:p>
            <text:p>2.確認ダイアログの「はい」ボタンを押下する。</text:p>
            <text:p>3.全ての記事が削除されるまで1、2を繰り返す。</text:p>
          </table:table-cell>
          <table:table-cell table:style-name="ce20" office:value-type="string" calcext:value-type="string">
            <text:p>(イ. 遷移)</text:p>
            <text:p>1.確認ダイアログが表示される。</text:p>
            <text:p>2.選択した記事が削除された旨のメッセージが表示され、ブログ一覧からチェックを入れた記事が消えること。</text:p>
            <text:p>3.全ての記事が削除されること。</text:p>
            <text:p>4ロ. データ)</text:p>
            <text:p>1.</text:p>
            <text:p/>
          </table:table-cell>
          <table:table-cell table:style-name="ce23" table:number-columns-repeated="2"/>
          <table:table-cell table:style-name="ce26"/>
          <table:table-cell table:style-name="ce27"/>
          <table:table-cell table:number-columns-repeated="1013"/>
        </table:table-row>
        <table:table-row table:style-name="ro14">
          <table:covered-table-cell table:style-name="ce33"/>
          <table:covered-table-cell table:style-name="ce14"/>
          <table:table-cell table:style-name="ce14" office:value-type="string" calcext:value-type="string">
            <text:p>上部メニュー部分</text:p>
          </table:table-cell>
          <table:table-cell table:style-name="ce36"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マイブログ画面ボタンを押下する。</text:p>
          </table:table-cell>
          <table:table-cell table:style-name="ce20" office:value-type="string" calcext:value-type="string">
            <text:p>(イ. 遷移)</text:p>
            <text:p>1.以下を満たすこと。</text:p>
            <text:p> a.マイブログ画面に遷移すること。</text:p>
            <text:p> b.記事が表示されないこと。</text:p>
            <text:p>2.ブログ記事に遷移</text:p>
            <text:p>(ロ. データ)</text:p>
            <text:p/>
          </table:table-cell>
          <table:table-cell table:style-name="ce23" table:number-columns-repeated="2"/>
          <table:table-cell table:style-name="ce26"/>
          <table:table-cell table:style-name="ce27"/>
          <table:table-cell table:number-columns-repeated="1013"/>
        </table:table-row>
        <table:table-row table:style-name="ro1">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1" calcext:value-type="float">
            <text:p>1</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ユーザ名</text:p>
          </table:table-cell>
          <table:table-cell table:style-name="ce16" office:value-type="string" calcext:value-type="string">
            <text:p>正常</text:p>
          </table:table-cell>
          <table:table-cell table:style-name="ce18" office:value-type="string" calcext:value-type="string">
            <text:p>1. マイブログ画面へ遷移する。</text:p>
          </table:table-cell>
          <table:table-cell table:style-name="ce21"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2" calcext:value-type="float">
            <text:p>2</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所持ポイント</text:p>
          </table:table-cell>
          <table:table-cell table:style-name="ce16" office:value-type="string" calcext:value-type="string">
            <text:p>正常</text:p>
          </table:table-cell>
          <table:table-cell table:style-name="ce18" office:value-type="string" calcext:value-type="string">
            <text:p>1. マイブログ画面へ遷移する。</text:p>
          </table:table-cell>
          <table:table-cell table:style-name="ce21"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3" calcext:value-type="float">
            <text:p>3</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フラワースクールトップ画面ボタン</text:p>
          </table:table-cell>
          <table:table-cell table:style-name="ce16" office:value-type="string" calcext:value-type="string">
            <text:p>正常</text:p>
          </table:table-cell>
          <table:table-cell table:style-name="ce38" office:value-type="string" calcext:value-type="string">
            <text:p>1. フラワースクールトップ画面ボタン(ロゴの形式)を押下する。</text:p>
          </table:table-cell>
          <table:table-cell table:style-name="ce21" office:value-type="string" calcext:value-type="string">
            <text:p>(イ. 遷移)</text:p>
            <text:p>通常画面へ遷移する。</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5" table:visibility="collapse">
          <table:table-cell table:style-name="ce33" office:value-type="float" office:value="4" calcext:value-type="float">
            <text:p>4</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ログアウトボタン</text:p>
          </table:table-cell>
          <table:table-cell table:style-name="ce16" office:value-type="string" calcext:value-type="string">
            <text:p>正常</text:p>
          </table:table-cell>
          <table:table-cell table:style-name="ce18" office:value-type="string" calcext:value-type="string">
            <text:p>1. ログアウトボタンを押下する。</text:p>
          </table:table-cell>
          <table:table-cell table:style-name="ce20"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8" table:visibility="collapse">
          <table:table-cell table:style-name="ce33" office:value-type="float" office:value="5" calcext:value-type="float">
            <text:p>5</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会員トップ画面ボタン</text:p>
          </table:table-cell>
          <table:table-cell table:style-name="ce16" office:value-type="string" calcext:value-type="string">
            <text:p>正常</text:p>
          </table:table-cell>
          <table:table-cell table:style-name="ce18" office:value-type="string" calcext:value-type="string">
            <text:p>1. 会員トップページボタンを押下する。</text:p>
          </table:table-cell>
          <table:table-cell table:style-name="ce40"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office:value-type="string" calcext:value-type="string">
            <text:p>ロゴ上の名前はmyPageとなっている。</text:p>
          </table:table-cell>
          <table:table-cell table:number-columns-repeated="1013"/>
        </table:table-row>
        <table:table-row table:style-name="ro49" table:visibility="collapse">
          <table:table-cell table:style-name="ce33" office:value-type="float" office:value="6" calcext:value-type="float">
            <text:p>6</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プロフィール変更画面ボタン</text:p>
          </table:table-cell>
          <table:table-cell table:style-name="ce16" office:value-type="string" calcext:value-type="string">
            <text:p>正常</text:p>
          </table:table-cell>
          <table:table-cell table:style-name="ce18" office:value-type="string" calcext:value-type="string">
            <text:p>1. プロフィール変更画面ボタンを押下する。</text:p>
          </table:table-cell>
          <table:table-cell table:style-name="ce20"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50" table:visibility="collapse">
          <table:table-cell table:style-name="ce33" office:value-type="float" office:value="7" calcext:value-type="float">
            <text:p>7</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目安箱画面ボタン</text:p>
          </table:table-cell>
          <table:table-cell table:style-name="ce16" office:value-type="string" calcext:value-type="string">
            <text:p>正常</text:p>
          </table:table-cell>
          <table:table-cell table:style-name="ce18" office:value-type="string" calcext:value-type="string">
            <text:p>1. 目安箱画面ボタンを押下する。</text:p>
          </table:table-cell>
          <table:table-cell table:style-name="ce20"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8" table:visibility="collapse">
          <table:table-cell table:style-name="ce33" office:value-type="float" office:value="8" calcext:value-type="float">
            <text:p>8</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ギャラリー画面ボタン</text:p>
          </table:table-cell>
          <table:table-cell table:style-name="ce16" office:value-type="string" calcext:value-type="string">
            <text:p>正常</text:p>
          </table:table-cell>
          <table:table-cell table:style-name="ce18" office:value-type="string" calcext:value-type="string">
            <text:p>1. ギャラリー画面ボタンを押下する。</text:p>
          </table:table-cell>
          <table:table-cell table:style-name="ce20"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51" table:visibility="collapse">
          <table:table-cell table:style-name="ce33" office:value-type="float" office:value="9" calcext:value-type="float">
            <text:p>9</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ブログ画面ボタン</text:p>
          </table:table-cell>
          <table:table-cell table:style-name="ce16" office:value-type="string" calcext:value-type="string">
            <text:p>正常</text:p>
          </table:table-cell>
          <table:table-cell table:style-name="ce18" office:value-type="string" calcext:value-type="string">
            <text:p>1. ブログ画面ボタンを押下する。</text:p>
          </table:table-cell>
          <table:table-cell table:style-name="ce20"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3" table:number-columns-repeated="2"/>
          <table:table-cell table:style-name="ce26"/>
          <table:table-cell table:style-name="ce27"/>
          <table:table-cell table:number-columns-repeated="1013"/>
        </table:table-row>
        <table:table-row table:style-name="ro44" table:visibility="collapse">
          <table:table-cell table:style-name="ce33" office:value-type="float" office:value="10" calcext:value-type="float">
            <text:p>10</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52" table:visibility="collapse">
          <table:table-cell table:style-name="ce33" office:value-type="float" office:value="11" calcext:value-type="float">
            <text:p>11</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 マイブログ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33" office:value-type="float" office:value="12" calcext:value-type="float">
            <text:p>12</text:p>
          </table:table-cell>
          <table:table-cell table:style-name="ce14" office:value-type="string" calcext:value-type="string">
            <text:p>ブログ一覧</text:p>
          </table:table-cell>
          <table:table-cell table:number-columns-repeated="2" table:style-name="ce14" office:value-type="string" calcext:value-type="string">
            <text:p>ブログ記事</text:p>
          </table:table-cell>
          <table:table-cell table:style-name="ce16"/>
          <table:table-cell table:style-name="ce38" office:value-type="string" calcext:value-type="string">
            <text:p>1.ブログ画面に遷移する。</text:p>
          </table:table-cell>
          <table:table-cell table:style-name="ce20" office:value-type="string" calcext:value-type="string">
            <text:p>(イ. 遷移)</text:p>
            <text:p>1.ログインユーザのブログ記事が表示されること。</text:p>
            <text:p>  また、1ページにつき最大30記事まで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13" calcext:value-type="float">
            <text:p>13</text:p>
          </table:table-cell>
          <table:table-cell table:style-name="ce14" office:value-type="string" calcext:value-type="string">
            <text:p>ブログ一覧</text:p>
          </table:table-cell>
          <table:table-cell table:style-name="ce14" office:value-type="string" calcext:value-type="string">
            <text:p>ブログ記事</text:p>
          </table:table-cell>
          <table:table-cell table:style-name="ce14" office:value-type="string" calcext:value-type="string">
            <text:p>投稿日付</text:p>
          </table:table-cell>
          <table:table-cell table:style-name="ce16"/>
          <table:table-cell table:style-name="ce38" office:value-type="string" calcext:value-type="string">
            <text:p>1.ブログ画面に遷移する。</text:p>
          </table:table-cell>
          <table:table-cell table:style-name="ce20" office:value-type="string" calcext:value-type="string">
            <text:p>(イ. 遷移)</text:p>
            <text:p>1.ブログ記事に投稿日付が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33" office:value-type="float" office:value="14" calcext:value-type="float">
            <text:p>14</text:p>
          </table:table-cell>
          <table:table-cell table:style-name="ce14" office:value-type="string" calcext:value-type="string">
            <text:p>ブログ一覧</text:p>
          </table:table-cell>
          <table:table-cell table:style-name="ce14" office:value-type="string" calcext:value-type="string">
            <text:p>ブログ記事</text:p>
          </table:table-cell>
          <table:table-cell table:style-name="ce14" office:value-type="string" calcext:value-type="string">
            <text:p>写真</text:p>
          </table:table-cell>
          <table:table-cell table:style-name="ce16"/>
          <table:table-cell table:style-name="ce38" office:value-type="string" calcext:value-type="string">
            <text:p>1.ブログ画面に遷移する。</text:p>
            <text:p>2.ブログ記事の写真を押下する。</text:p>
          </table:table-cell>
          <table:table-cell table:style-name="ce20" office:value-type="string" calcext:value-type="string">
            <text:p>(イ. 遷移)</text:p>
            <text:p>1.ブログ記事に写真が表示されていること。(1記事につき最大3枚)</text:p>
            <text:p>2.写真が原寸大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3" table:visibility="collapse">
          <table:table-cell table:style-name="ce33" office:value-type="float" office:value="15" calcext:value-type="float">
            <text:p>15</text:p>
          </table:table-cell>
          <table:table-cell table:style-name="ce14" office:value-type="string" calcext:value-type="string">
            <text:p>ブログ一覧</text:p>
          </table:table-cell>
          <table:table-cell table:style-name="ce37" office:value-type="string" calcext:value-type="string">
            <text:p>ブログ記事</text:p>
          </table:table-cell>
          <table:table-cell table:style-name="ce14" office:value-type="string" calcext:value-type="string">
            <text:p>写真(原寸大表示)</text:p>
          </table:table-cell>
          <table:table-cell table:style-name="ce16"/>
          <table:table-cell table:style-name="ce38"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20" office:value-type="string" calcext:value-type="string">
            <text:p>(イ. 遷移)</text:p>
            <text:p>1.次のブログ記事の写真が原寸大表示され、押下した原寸大表示された写真が見えなくなること。(ブログ記事が1記事しか表示されていない場合は同じ写真が再度原寸大表示される。)</text:p>
            <text:p>2.前のブログ記事の写真が原寸大表示され、押下した原寸大表示された写真が見えなくなること。(ブログ記事が1記事しか表示されていない場合は同じ写真が再度原寸大表示される。)</text:p>
            <text:p>3.原寸大表示された写真が見えなくな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16" calcext:value-type="float">
            <text:p>16</text:p>
          </table:table-cell>
          <table:table-cell table:style-name="ce14" office:value-type="string" calcext:value-type="string">
            <text:p>ブログ一覧</text:p>
          </table:table-cell>
          <table:table-cell table:style-name="ce14" office:value-type="string" calcext:value-type="string">
            <text:p>ブログ記事</text:p>
          </table:table-cell>
          <table:table-cell table:style-name="ce14" office:value-type="string" calcext:value-type="string">
            <text:p>タイトル</text:p>
          </table:table-cell>
          <table:table-cell table:style-name="ce16"/>
          <table:table-cell table:style-name="ce38" office:value-type="string" calcext:value-type="string">
            <text:p>1.ブログ画面に遷移する。</text:p>
          </table:table-cell>
          <table:table-cell table:style-name="ce20" office:value-type="string" calcext:value-type="string">
            <text:p>(イ. 遷移)</text:p>
            <text:p>1.ブログ記事にタイトルが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17" calcext:value-type="float">
            <text:p>17</text:p>
          </table:table-cell>
          <table:table-cell table:style-name="ce14" office:value-type="string" calcext:value-type="string">
            <text:p>ブログ一覧</text:p>
          </table:table-cell>
          <table:table-cell table:style-name="ce14" office:value-type="string" calcext:value-type="string">
            <text:p>ブログ記事</text:p>
          </table:table-cell>
          <table:table-cell table:style-name="ce15" office:value-type="string" calcext:value-type="string">
            <text:p>投稿者名</text:p>
          </table:table-cell>
          <table:table-cell table:style-name="ce16"/>
          <table:table-cell table:style-name="ce38" office:value-type="string" calcext:value-type="string">
            <text:p>1.ブログ画面に遷移する。</text:p>
          </table:table-cell>
          <table:table-cell table:style-name="ce20" office:value-type="string" calcext:value-type="string">
            <text:p>(イ. 遷移)</text:p>
            <text:p>1.ブログ記事に投稿者名が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18" calcext:value-type="float">
            <text:p>18</text:p>
          </table:table-cell>
          <table:table-cell table:style-name="ce14" office:value-type="string" calcext:value-type="string">
            <text:p>ブログ一覧</text:p>
          </table:table-cell>
          <table:table-cell table:style-name="ce14" office:value-type="string" calcext:value-type="string">
            <text:p>ブログ記事</text:p>
          </table:table-cell>
          <table:table-cell table:style-name="ce14" office:value-type="string" calcext:value-type="string">
            <text:p>本文</text:p>
          </table:table-cell>
          <table:table-cell table:style-name="ce16"/>
          <table:table-cell table:style-name="ce38" office:value-type="string" calcext:value-type="string">
            <text:p>1.ブログ画面に遷移する。</text:p>
          </table:table-cell>
          <table:table-cell table:style-name="ce20" office:value-type="string" calcext:value-type="string">
            <text:p>(イ. 遷移)</text:p>
            <text:p>1.ブログ記事に本文が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19" calcext:value-type="float">
            <text:p>19</text:p>
          </table:table-cell>
          <table:table-cell table:style-name="ce14" office:value-type="string" calcext:value-type="string">
            <text:p>ブログ一覧</text:p>
          </table:table-cell>
          <table:table-cell table:style-name="ce14" office:value-type="string" calcext:value-type="string">
            <text:p>ブログ記事</text:p>
          </table:table-cell>
          <table:table-cell table:style-name="ce14" office:value-type="string" calcext:value-type="string">
            <text:p>編集ボタン</text:p>
          </table:table-cell>
          <table:table-cell table:style-name="ce16"/>
          <table:table-cell table:style-name="ce38" office:value-type="string" calcext:value-type="string">
            <text:p>1.編集ボタンを押下する。</text:p>
          </table:table-cell>
          <table:table-cell table:style-name="ce20" office:value-type="string" calcext:value-type="string">
            <text:p>(イ. 遷移)</text:p>
            <text:p>1.ブログ編集画面へ遷移す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7" table:visibility="collapse">
          <table:table-cell table:style-name="ce33" office:value-type="float" office:value="20" calcext:value-type="float">
            <text:p>20</text:p>
          </table:table-cell>
          <table:table-cell table:style-name="ce14" office:value-type="string" calcext:value-type="string">
            <text:p>ブログ一覧</text:p>
          </table:table-cell>
          <table:table-cell table:style-name="ce14" office:value-type="string" calcext:value-type="string">
            <text:p>ブログ記事</text:p>
          </table:table-cell>
          <table:table-cell table:style-name="ce14" office:value-type="string" calcext:value-type="string">
            <text:p>削除ボタン</text:p>
          </table:table-cell>
          <table:table-cell table:style-name="ce16"/>
          <table:table-cell table:style-name="ce38" office:value-type="string" calcext:value-type="string">
            <text:p>1.削除ボタンを押下する。</text:p>
            <text:p>2.確認ダイアログの「はい」ボタンを選択する。</text:p>
            <text:p>3.マイブログ画面ボタンを押下する。</text:p>
          </table:table-cell>
          <table:table-cell table:style-name="ce20" office:value-type="string" calcext:value-type="string">
            <text:p>(イ. 遷移)</text:p>
            <text:p>1.確認ダイアログが表示されること。</text:p>
            <text:p>2.ブログ記事が削除され、消えること。</text:p>
            <text:p>3.削除したブログ記事が表示されない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4" table:visibility="collapse">
          <table:table-cell table:style-name="ce33" office:value-type="float" office:value="21" calcext:value-type="float">
            <text:p>21</text:p>
          </table:table-cell>
          <table:table-cell table:style-name="ce14" office:value-type="string" calcext:value-type="string">
            <text:p>ブログ一覧</text:p>
          </table:table-cell>
          <table:table-cell table:number-columns-repeated="2" table:style-name="ce14" office:value-type="string" calcext:value-type="string">
            <text:p>ページャ</text:p>
          </table:table-cell>
          <table:table-cell table:style-name="ce16"/>
          <table:table-cell table:style-name="ce38"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20" office:value-type="string" calcext:value-type="string">
            <text:p>(イ. 遷移)</text:p>
            <text:p>1.ページャ「1」がハイライトされ、1ページ目のブログ記事が表示されること。</text:p>
            <text:p>2.ページャ「2」がハイライトされ、2ページ目のブログ記事が表示されること。</text:p>
            <text:p>3.ページャ「3」がハイライトされ、3ページ目のブログ記事が表示されること。</text:p>
            <text:p>4.右端のページャがハイライトされ、該当するページのブログ記事が表示されること。</text:p>
            <text:p>5.表示中のページャの数字が全てプラス1され、右端のページャがハイライトされること。</text:p>
            <text:p>  また、該当するページのブログ記事が表示されること。</text:p>
            <text:p>  加えてページャ「2」の左隣に「&lt;」のページャが表示されること。</text:p>
            <text:p>6.ハイライトしていたページャの左隣のページャがハイライトされ、該当するページのブログ記事が表示されること。</text:p>
            <text:p>7.ページャ「2」がハイライトされ、2ページ目のブログ記事が表示されること。</text:p>
            <text:p>8.表示中のページャの数字が全てマイナス1され、左端のページャがハイライトされること。</text:p>
            <text:p>  また、該当するページのブログ記事が表示されること。</text:p>
            <text:p>  加えてページャ「1」の左隣に「&lt;」のページャが表示されない。</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22" calcext:value-type="float">
            <text:p>22</text:p>
          </table:table-cell>
          <table:table-cell table:style-name="ce14" office:value-type="string" calcext:value-type="string">
            <text:p>ブログカレンダー</text:p>
          </table:table-cell>
          <table:table-cell table:style-name="ce14" office:value-type="string" calcext:value-type="string">
            <text:p>表示情報</text:p>
          </table:table-cell>
          <table:table-cell table:style-name="ce14" office:value-type="string" calcext:value-type="string">
            <text:p>年月表示</text:p>
          </table:table-cell>
          <table:table-cell table:style-name="ce15" office:value-type="string" calcext:value-type="string">
            <text:p>正常</text:p>
          </table:table-cell>
          <table:table-cell table:style-name="ce38" office:value-type="string" calcext:value-type="string">
            <text:p>1.ブログ画面に遷移する。</text:p>
          </table:table-cell>
          <table:table-cell table:style-name="ce39"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33" office:value-type="float" office:value="23" calcext:value-type="float">
            <text:p>23</text:p>
          </table:table-cell>
          <table:table-cell table:style-name="ce14" office:value-type="string" calcext:value-type="string">
            <text:p>ブログカレンダー</text:p>
          </table:table-cell>
          <table:table-cell table:style-name="ce14" office:value-type="string" calcext:value-type="string">
            <text:p>ボタン</text:p>
          </table:table-cell>
          <table:table-cell table:style-name="ce14" office:value-type="string" calcext:value-type="string">
            <text:p>矢印ボタン(左)</text:p>
          </table:table-cell>
          <table:table-cell table:style-name="ce15" office:value-type="string" calcext:value-type="string">
            <text:p>正常</text:p>
          </table:table-cell>
          <table:table-cell table:style-name="ce18" office:value-type="string" calcext:value-type="string">
            <text:p>1. カレンダーの現在の年月表示右の矢印ボタンを押下する。(回数は任意)</text:p>
            <text:p/>
          </table:table-cell>
          <table:table-cell table:style-name="ce39" office:value-type="string" calcext:value-type="string">
            <text:p>(イ. 遷移)</text:p>
            <text:p>1.カレンダーの月が次の月へ変わること。</text:p>
            <text:p><text:span text:style-name="T1">(ロ. データ)</text:span></text:p>
            <text:p><text:span text:style-name="T1"> なし</text:span></text:p>
            <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33" office:value-type="float" office:value="24" calcext:value-type="float">
            <text:p>24</text:p>
          </table:table-cell>
          <table:table-cell table:style-name="ce14" office:value-type="string" calcext:value-type="string">
            <text:p>ブログカレンダー</text:p>
          </table:table-cell>
          <table:table-cell table:style-name="ce14" office:value-type="string" calcext:value-type="string">
            <text:p>ボタン</text:p>
          </table:table-cell>
          <table:table-cell table:style-name="ce14" office:value-type="string" calcext:value-type="string">
            <text:p>矢印ボタン(右)</text:p>
          </table:table-cell>
          <table:table-cell table:style-name="ce15" office:value-type="string" calcext:value-type="string">
            <text:p>正常</text:p>
          </table:table-cell>
          <table:table-cell table:style-name="ce18" office:value-type="string" calcext:value-type="string">
            <text:p>1. カレンダーの現在の年月表示右の矢印ボタンを押下する。(回数は任意)</text:p>
          </table:table-cell>
          <table:table-cell table:style-name="ce39" office:value-type="string" calcext:value-type="string">
            <text:p>(イ. 遷移)</text:p>
            <text:p>1.カレンダーの月が前の月へ変わること。</text:p>
            <text:p><text:span text:style-name="T1">(ロ. データ)</text:span></text:p>
            <text:p><text:span text:style-name="T1"> なし</text:span></text:p>
            <text:p/>
          </table:table-cell>
          <table:table-cell table:style-name="ce23" table:number-columns-repeated="2"/>
          <table:table-cell table:style-name="ce26"/>
          <table:table-cell table:style-name="ce27"/>
          <table:table-cell table:number-columns-repeated="1013"/>
        </table:table-row>
        <table:table-row table:style-name="ro15" table:visibility="collapse">
          <table:table-cell table:style-name="ce33" office:value-type="float" office:value="25" calcext:value-type="float">
            <text:p>25</text:p>
          </table:table-cell>
          <table:table-cell table:style-name="ce14" office:value-type="string" calcext:value-type="string">
            <text:p>ブログカレンダー</text:p>
          </table:table-cell>
          <table:table-cell table:style-name="ce14" office:value-type="string" calcext:value-type="string">
            <text:p>ボタン</text:p>
          </table:table-cell>
          <table:table-cell table:style-name="ce15"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カレンダーの月が切り替わる。</text:p>
          </table:table-cell>
          <table:table-cell table:style-name="ce39"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5" table:visibility="collapse">
          <table:table-cell table:style-name="ce33" office:value-type="float" office:value="26" calcext:value-type="float">
            <text:p>26</text:p>
          </table:table-cell>
          <table:table-cell table:style-name="ce14" office:value-type="string" calcext:value-type="string">
            <text:p>ブログカレンダー</text:p>
          </table:table-cell>
          <table:table-cell table:style-name="ce14" office:value-type="string" calcext:value-type="string">
            <text:p>ボタン</text:p>
          </table:table-cell>
          <table:table-cell table:style-name="ce15" office:value-type="string" calcext:value-type="string">
            <text:p>日付ボタン</text:p>
          </table:table-cell>
          <table:table-cell table:style-name="ce15" office:value-type="string" calcext:value-type="string">
            <text:p>正常</text:p>
          </table:table-cell>
          <table:table-cell table:style-name="ce38" office:value-type="string" calcext:value-type="string">
            <text:p>1.ブログ画面に遷移する。</text:p>
          </table:table-cell>
          <table:table-cell table:style-name="ce39"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27" calcext:value-type="float">
            <text:p>27</text:p>
          </table:table-cell>
          <table:table-cell table:style-name="ce14" office:value-type="string" calcext:value-type="string">
            <text:p>ブログカレンダー</text:p>
          </table:table-cell>
          <table:table-cell table:style-name="ce14" office:value-type="string" calcext:value-type="string">
            <text:p>ボタン</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背景色が白(活性)となっている日付を押下する。</text:p>
          </table:table-cell>
          <table:table-cell table:style-name="ce39" office:value-type="string" calcext:value-type="string">
            <text:p>(イ. 遷移)</text:p>
            <text:p>1.押下した日付と同じ投稿日時のブログ記事のみが表示される。</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28" calcext:value-type="float">
            <text:p>28</text:p>
          </table:table-cell>
          <table:table-cell table:style-name="ce14" office:value-type="string" calcext:value-type="string">
            <text:p>ブログカレンダー</text:p>
          </table:table-cell>
          <table:table-cell table:style-name="ce14" office:value-type="string" calcext:value-type="string">
            <text:p>ボタン</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背景色が灰色(非活性)となっている日付を押下する。</text:p>
          </table:table-cell>
          <table:table-cell table:style-name="ce39" office:value-type="string" calcext:value-type="string">
            <text:p>(イ. 遷移)</text:p>
            <text:p>1.何も反応がない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29" calcext:value-type="float">
            <text:p>29</text:p>
          </table:table-cell>
          <table:table-cell table:number-columns-repeated="3" table:style-name="ce14" office:value-type="string" calcext:value-type="string">
            <text:p>新規ボタン</text:p>
          </table:table-cell>
          <table:table-cell table:style-name="ce16" office:value-type="string" calcext:value-type="string">
            <text:p>正常</text:p>
          </table:table-cell>
          <table:table-cell table:style-name="ce38" office:value-type="string" calcext:value-type="string">
            <text:p>1.新規ボタンを押下する。</text:p>
            <text:p/>
          </table:table-cell>
          <table:table-cell table:style-name="ce20" office:value-type="string" calcext:value-type="string">
            <text:p>(イ. 遷移)</text:p>
            <text:p>1.ブログ編集画面へ遷移す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 table:number-rows-repeated="2">
          <table:table-cell table:style-name="ce9"/>
          <table:table-cell table:style-name="ce14" table:number-columns-repeated="3"/>
          <table:table-cell table:style-name="ce15"/>
          <table:table-cell table:style-name="ce38"/>
          <table:table-cell table:style-name="ce39"/>
          <table:table-cell table:style-name="ce23" table:number-columns-repeated="2"/>
          <table:table-cell table:style-name="ce26"/>
          <table:table-cell table:style-name="ce27"/>
          <table:table-cell table:number-columns-repeated="1013"/>
        </table:table-row>
        <table:table-row table:style-name="ro1" table:number-rows-repeated="1048520">
          <table:table-cell table:number-columns-repeated="1024"/>
        </table:table-row>
        <table:table-row table:style-name="ro1">
          <table:table-cell table:number-columns-repeated="1024"/>
        </table:table-row>
      </table:table>
      <table:table table:name="ブログ編集画面" table:style-name="ta3" table:print-ranges="ブログ編集画面.A1:ブログ編集画面.K62">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34">
          <table:table-cell table:style-name="ce30"/>
          <table:table-cell table:style-name="ce30" office:value-type="string" calcext:value-type="string">
            <text:p>対象画面：ブログ編集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3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5">
          <table:table-cell table:style-name="ce33" office:value-type="float" office:value="1" calcext:value-type="float" table:number-columns-spanned="1" table:number-rows-spanned="7">
            <text:p>1</text:p>
          </table:table-cell>
          <table:table-cell table:style-name="ce14" office:value-type="string" calcext:value-type="string" table:number-columns-spanned="1" table:number-rows-spanned="7">
            <text:p>全入力で記事作成</text:p>
          </table:table-cell>
          <table:table-cell table:style-name="ce14" office:value-type="string" calcext:value-type="string">
            <text:p>タイトル編集</text:p>
          </table:table-cell>
          <table:table-cell table:style-name="ce14" office:value-type="string" calcext:value-type="string">
            <text:p>タイトル入力フォーム</text:p>
          </table:table-cell>
          <table:table-cell table:style-name="ce16" office:value-type="string" calcext:value-type="string">
            <text:p>正常</text:p>
          </table:table-cell>
          <table:table-cell table:style-name="ce18" office:value-type="string" calcext:value-type="string">
            <text:p>1.タイトル入力フォームを押下する。</text:p>
            <text:p>2.入力を行う。</text:p>
          </table:table-cell>
          <table:table-cell table:style-name="ce20" office:value-type="string" calcext:value-type="string">
            <text:p>(イ. 遷移)</text:p>
            <text:p>1.タイトル入力フォームへのフォーカスが行われる事。</text:p>
            <text:p>2.入力が行えること。</text:p>
            <text:p>(ロ. データ)</text:p>
            <text:p>1.</text:p>
            <text:p>(ハ. 前提条件)</text:p>
            <text:p>1.マイブログ画面で新規ボタンを押してブログ編集画面を表示する。</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33" office:value-type="float" office:value="2" calcext:value-type="float">
            <text:p>2</text:p>
          </table:covered-table-cell>
          <table:covered-table-cell table:style-name="ce14"/>
          <table:table-cell table:style-name="ce14" office:value-type="string" calcext:value-type="string">
            <text:p>本文編集</text:p>
          </table:table-cell>
          <table:table-cell table:style-name="ce14" office:value-type="string" calcext:value-type="string">
            <text:p>本文入力フォーム</text:p>
          </table:table-cell>
          <table:table-cell table:style-name="ce16" office:value-type="string" calcext:value-type="string">
            <text:p>正常</text:p>
          </table:table-cell>
          <table:table-cell table:style-name="ce18" office:value-type="string" calcext:value-type="string">
            <text:p><text:span text:style-name="T1">1.本文入力フォームを押下する。</text:span></text:p>
            <text:p><text:span text:style-name="T1">2.入力を行う。</text:span></text:p>
          </table:table-cell>
          <table:table-cell table:style-name="ce20" office:value-type="string" calcext:value-type="string">
            <text:p>(イ. 遷移)</text:p>
            <text:p>1.本文入力フォームへのフォーカスが行われる事。</text:p>
            <text:p><text:span text:style-name="T1">2.入力が行えること。</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14">
          <table:covered-table-cell table:style-name="ce33" office:value-type="float" office:value="3" calcext:value-type="float">
            <text:p>3</text:p>
          </table:covered-table-cell>
          <table:covered-table-cell table:style-name="ce14"/>
          <table:table-cell table:style-name="ce14" office:value-type="string" calcext:value-type="string">
            <text:p>画像編集</text:p>
          </table:table-cell>
          <table:table-cell table:style-name="ce14" office:value-type="string" calcext:value-type="string">
            <text:p>選択ボタン</text:p>
          </table:table-cell>
          <table:table-cell table:style-name="ce16" office:value-type="string" calcext:value-type="string">
            <text:p>正常</text:p>
          </table:table-cell>
          <table:table-cell table:style-name="ce18" office:value-type="string" calcext:value-type="string">
            <text:p>1.1つ目の選択ボタンを押下する。</text:p>
            <text:p>2.任意の画像ファイルを選択する。</text:p>
          </table:table-cell>
          <table:table-cell table:style-name="ce20"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23" table:number-columns-repeated="2"/>
          <table:table-cell table:style-name="ce26"/>
          <table:table-cell table:style-name="ce27"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14">
          <table:covered-table-cell table:style-name="ce33" office:value-type="float" office:value="4" calcext:value-type="float">
            <text:p>4</text:p>
          </table:covered-table-cell>
          <table:covered-table-cell table:style-name="ce14"/>
          <table:table-cell table:style-name="ce14" office:value-type="string" calcext:value-type="string">
            <text:p>画像編集</text:p>
          </table:table-cell>
          <table:table-cell table:style-name="ce14" office:value-type="string" calcext:value-type="string">
            <text:p>選択ボタン</text:p>
          </table:table-cell>
          <table:table-cell table:style-name="ce16" office:value-type="string" calcext:value-type="string">
            <text:p>正常</text:p>
          </table:table-cell>
          <table:table-cell table:style-name="ce18" office:value-type="string" calcext:value-type="string">
            <text:p>1.2つ目の選択ボタンを押下する。</text:p>
            <text:p>2.任意の画像ファイルを選択する。</text:p>
          </table:table-cell>
          <table:table-cell table:style-name="ce20"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23" table:number-columns-repeated="2"/>
          <table:table-cell table:style-name="ce26"/>
          <table:table-cell table:style-name="ce27"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14">
          <table:covered-table-cell table:style-name="ce33" office:value-type="float" office:value="16" calcext:value-type="float">
            <text:p>16</text:p>
          </table:covered-table-cell>
          <table:covered-table-cell table:style-name="ce14"/>
          <table:table-cell table:style-name="ce14" office:value-type="string" calcext:value-type="string">
            <text:p>画像編集</text:p>
          </table:table-cell>
          <table:table-cell table:style-name="ce14" office:value-type="string" calcext:value-type="string">
            <text:p>選択ボタン</text:p>
          </table:table-cell>
          <table:table-cell table:style-name="ce16" office:value-type="string" calcext:value-type="string">
            <text:p>正常</text:p>
          </table:table-cell>
          <table:table-cell table:style-name="ce18" office:value-type="string" calcext:value-type="string">
            <text:p>1.3つ目の選択ボタンを押下する。</text:p>
            <text:p>2.任意の画像ファイルを選択する。</text:p>
          </table:table-cell>
          <table:table-cell table:style-name="ce20"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23" table:number-columns-repeated="2"/>
          <table:table-cell table:style-name="ce26"/>
          <table:table-cell table:style-name="ce27"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30">
          <table:covered-table-cell table:style-name="ce33" office:value-type="float" office:value="22" calcext:value-type="float">
            <text:p>22</text:p>
          </table:covered-table-cell>
          <table:covered-table-cell table:style-name="ce14"/>
          <table:table-cell table:style-name="ce14" office:value-type="string" calcext:value-type="string">
            <text:p>ボタン</text:p>
          </table:table-cell>
          <table:table-cell table:style-name="ce14" office:value-type="string" calcext:value-type="string">
            <text:p>編集ボタン</text:p>
          </table:table-cell>
          <table:table-cell table:style-name="ce16" office:value-type="string" calcext:value-type="string">
            <text:p>正常</text:p>
          </table:table-cell>
          <table:table-cell table:style-name="ce38" office:value-type="string" calcext:value-type="string">
            <text:p>1.タイトル編集フォーム、本文編集フォームそれぞれに内容が入力されている状態で編集ボタンを押下する。</text:p>
          </table:table-cell>
          <table:table-cell table:style-name="ce20" office:value-type="string" calcext:value-type="string">
            <text:p>(イ. 遷移)</text:p>
            <text:p>1.以下を満たすこと</text:p>
            <text:p> a.マイブログ画面へ遷移すること。</text:p>
            <text:p> b.編集を行った記事が表示され、入力した内容が全て反映され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33" office:value-type="float" office:value="19" calcext:value-type="float">
            <text:p>19</text:p>
          </table:covered-table-cell>
          <table:covered-table-cell table:style-name="ce14"/>
          <table:table-cell table:style-name="ce14" office:value-type="string" calcext:value-type="string">
            <text:p>ブログ記事</text:p>
          </table:table-cell>
          <table:table-cell table:style-name="ce14" office:value-type="string" calcext:value-type="string">
            <text:p>編集ボタン</text:p>
          </table:table-cell>
          <table:table-cell table:style-name="ce16" office:value-type="string" calcext:value-type="string">
            <text:p>正常</text:p>
          </table:table-cell>
          <table:table-cell table:style-name="ce38" office:value-type="string" calcext:value-type="string">
            <text:p>1.編集を行った記事の編集ボタンを押下する。</text:p>
          </table:table-cell>
          <table:table-cell table:style-name="ce20" office:value-type="string" calcext:value-type="string">
            <text:p>(イ. 遷移)</text:p>
            <text:p>1.以下を満たすこと。</text:p>
            <text:p> a.ブログ編集画面へ遷移すること。</text:p>
            <text:p> b.入力した内容が全て反映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29">
          <table:table-cell table:style-name="ce33" office:value-type="float" office:value="2" calcext:value-type="float" table:number-columns-spanned="1" table:number-rows-spanned="7">
            <text:p>2</text:p>
          </table:table-cell>
          <table:table-cell table:style-name="ce14" office:value-type="string" calcext:value-type="string" table:number-columns-spanned="1" table:number-rows-spanned="7">
            <text:p>全入力で記事編集</text:p>
          </table:table-cell>
          <table:table-cell table:style-name="ce14" office:value-type="string" calcext:value-type="string">
            <text:p>タイトル編集</text:p>
          </table:table-cell>
          <table:table-cell table:style-name="ce14" office:value-type="string" calcext:value-type="string">
            <text:p>タイトル入力フォーム</text:p>
          </table:table-cell>
          <table:table-cell table:style-name="ce16" office:value-type="string" calcext:value-type="string">
            <text:p>正常</text:p>
          </table:table-cell>
          <table:table-cell table:style-name="ce18" office:value-type="string" calcext:value-type="string">
            <text:p>1.タイトル入力フォームを押下する。</text:p>
            <text:p>2.入力を行う。</text:p>
          </table:table-cell>
          <table:table-cell table:style-name="ce20" office:value-type="string" calcext:value-type="string">
            <text:p>(イ. 遷移)</text:p>
            <text:p>1.タイトル入力フォームへのフォーカスが行われる事。</text:p>
            <text:p>2.入力が行えること。</text:p>
            <text:p>(ロ. データ)</text:p>
            <text:p>1.</text:p>
            <text:p>(ハ. 前提条件)</text:p>
            <text:p>1.以下の前提条件を満たしていること。</text:p>
            <text:p> a.マイブログ画面で新規ボタンを押してブログ編集画面を表示する。</text:p>
            <text:p> b.画像がないブログ記事を選択すること。なければあらかじめ作成しておく。</text:p>
            <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office:value-type="float" office:value="2" calcext:value-type="float">
            <text:p>2</text:p>
          </table:covered-table-cell>
          <table:covered-table-cell table:style-name="ce14"/>
          <table:table-cell table:style-name="ce14" office:value-type="string" calcext:value-type="string">
            <text:p>本文編集</text:p>
          </table:table-cell>
          <table:table-cell table:style-name="ce14" office:value-type="string" calcext:value-type="string">
            <text:p>本文入力フォーム</text:p>
          </table:table-cell>
          <table:table-cell table:style-name="ce16" office:value-type="string" calcext:value-type="string">
            <text:p>正常</text:p>
          </table:table-cell>
          <table:table-cell table:style-name="ce18" office:value-type="string" calcext:value-type="string">
            <text:p><text:span text:style-name="T1">1.本文入力フォームを押下する。</text:span></text:p>
            <text:p><text:span text:style-name="T1">2.入力を行う。</text:span></text:p>
          </table:table-cell>
          <table:table-cell table:style-name="ce20" office:value-type="string" calcext:value-type="string">
            <text:p>(イ. 遷移)</text:p>
            <text:p>1.本文入力フォームへのフォーカスが行われる事。</text:p>
            <text:p><text:span text:style-name="T1">2.入力が行えること。</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15">
          <table:covered-table-cell table:style-name="ce33" office:value-type="float" office:value="3" calcext:value-type="float">
            <text:p>3</text:p>
          </table:covered-table-cell>
          <table:covered-table-cell table:style-name="ce14"/>
          <table:table-cell table:style-name="ce14" office:value-type="string" calcext:value-type="string">
            <text:p>画像編集</text:p>
          </table:table-cell>
          <table:table-cell table:style-name="ce14" office:value-type="string" calcext:value-type="string">
            <text:p>選択ボタン</text:p>
          </table:table-cell>
          <table:table-cell table:style-name="ce16" office:value-type="string" calcext:value-type="string">
            <text:p>正常</text:p>
          </table:table-cell>
          <table:table-cell table:style-name="ce18" office:value-type="string" calcext:value-type="string">
            <text:p>1.1つ目の選択ボタンを押下する。</text:p>
            <text:p>2.任意の画像ファイルを選択する。</text:p>
          </table:table-cell>
          <table:table-cell table:style-name="ce20"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23" table:number-columns-repeated="2"/>
          <table:table-cell table:style-name="ce26"/>
          <table:table-cell table:style-name="ce27"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15">
          <table:covered-table-cell table:style-name="ce33" office:value-type="float" office:value="4" calcext:value-type="float">
            <text:p>4</text:p>
          </table:covered-table-cell>
          <table:covered-table-cell table:style-name="ce14"/>
          <table:table-cell table:style-name="ce14" office:value-type="string" calcext:value-type="string">
            <text:p>画像編集</text:p>
          </table:table-cell>
          <table:table-cell table:style-name="ce14" office:value-type="string" calcext:value-type="string">
            <text:p>選択ボタン</text:p>
          </table:table-cell>
          <table:table-cell table:style-name="ce16" office:value-type="string" calcext:value-type="string">
            <text:p>正常</text:p>
          </table:table-cell>
          <table:table-cell table:style-name="ce18" office:value-type="string" calcext:value-type="string">
            <text:p>1.2つ目の選択ボタンを押下する。</text:p>
            <text:p>2.任意の画像ファイルを選択する。</text:p>
          </table:table-cell>
          <table:table-cell table:style-name="ce20"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23" table:number-columns-repeated="2"/>
          <table:table-cell table:style-name="ce26"/>
          <table:table-cell table:style-name="ce27"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15">
          <table:covered-table-cell table:style-name="ce33" office:value-type="float" office:value="16" calcext:value-type="float">
            <text:p>16</text:p>
          </table:covered-table-cell>
          <table:covered-table-cell table:style-name="ce14"/>
          <table:table-cell table:style-name="ce14" office:value-type="string" calcext:value-type="string">
            <text:p>画像編集</text:p>
          </table:table-cell>
          <table:table-cell table:style-name="ce14" office:value-type="string" calcext:value-type="string">
            <text:p>選択ボタン</text:p>
          </table:table-cell>
          <table:table-cell table:style-name="ce16" office:value-type="string" calcext:value-type="string">
            <text:p>正常</text:p>
          </table:table-cell>
          <table:table-cell table:style-name="ce18" office:value-type="string" calcext:value-type="string">
            <text:p>1.3つ目の選択ボタンを押下する。</text:p>
            <text:p>2.任意の画像ファイルを選択する。</text:p>
          </table:table-cell>
          <table:table-cell table:style-name="ce20"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23" table:number-columns-repeated="2"/>
          <table:table-cell table:style-name="ce26"/>
          <table:table-cell table:style-name="ce27"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47">
          <table:covered-table-cell table:style-name="ce33" office:value-type="float" office:value="22" calcext:value-type="float">
            <text:p>22</text:p>
          </table:covered-table-cell>
          <table:covered-table-cell table:style-name="ce14"/>
          <table:table-cell table:style-name="ce14" office:value-type="string" calcext:value-type="string">
            <text:p>ボタン</text:p>
          </table:table-cell>
          <table:table-cell table:style-name="ce14" office:value-type="string" calcext:value-type="string">
            <text:p>編集ボタン</text:p>
          </table:table-cell>
          <table:table-cell table:style-name="ce16" office:value-type="string" calcext:value-type="string">
            <text:p>正常</text:p>
          </table:table-cell>
          <table:table-cell table:style-name="ce38" office:value-type="string" calcext:value-type="string">
            <text:p>1.タイトル編集フォーム、本文編集フォームそれぞれに内容が入力されている状態で編集ボタンを押下する。</text:p>
          </table:table-cell>
          <table:table-cell table:style-name="ce20" office:value-type="string" calcext:value-type="string">
            <text:p>(イ. 遷移)</text:p>
            <text:p>1.以下を満たすこと</text:p>
            <text:p> a.マイブログ画面へ遷移すること。</text:p>
            <text:p> b.編集を行った記事が表示され、入力した内容が全て反映され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33" office:value-type="float" office:value="19" calcext:value-type="float">
            <text:p>19</text:p>
          </table:covered-table-cell>
          <table:covered-table-cell table:style-name="ce14"/>
          <table:table-cell table:style-name="ce14" office:value-type="string" calcext:value-type="string">
            <text:p>ブログ記事</text:p>
          </table:table-cell>
          <table:table-cell table:style-name="ce14" office:value-type="string" calcext:value-type="string">
            <text:p>編集ボタン</text:p>
          </table:table-cell>
          <table:table-cell table:style-name="ce16" office:value-type="string" calcext:value-type="string">
            <text:p>正常</text:p>
          </table:table-cell>
          <table:table-cell table:style-name="ce38" office:value-type="string" calcext:value-type="string">
            <text:p>1.編集を行った記事の編集ボタンを押下する。</text:p>
          </table:table-cell>
          <table:table-cell table:style-name="ce20" office:value-type="string" calcext:value-type="string">
            <text:p>(イ. 遷移)</text:p>
            <text:p>1.以下を満たすこと。</text:p>
            <text:p> a.ブログ編集画面へ遷移すること。</text:p>
            <text:p> b.入力した内容が全て反映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5">
          <table:table-cell table:style-name="ce33" office:value-type="float" office:value="3" calcext:value-type="float" table:number-columns-spanned="1" table:number-rows-spanned="3">
            <text:p>3</text:p>
          </table:table-cell>
          <table:table-cell table:style-name="ce14" office:value-type="string" calcext:value-type="string" table:number-columns-spanned="1" table:number-rows-spanned="3">
            <text:p>画像削除(1番目)</text:p>
          </table:table-cell>
          <table:table-cell table:style-name="ce14" office:value-type="string" calcext:value-type="string">
            <text:p>画像編集</text:p>
          </table:table-cell>
          <table:table-cell table:style-name="ce15" office:value-type="string" calcext:value-type="string">
            <text:p>削除ボタン</text:p>
          </table:table-cell>
          <table:table-cell table:style-name="ce16"/>
          <table:table-cell table:style-name="ce18" office:value-type="string" calcext:value-type="string">
            <text:p>1.1番目のの削除ボタンを押下する。</text:p>
            <text:p>2.確認ダイアログの「はい」ボタンを押下する。</text:p>
          </table:table-cell>
          <table:table-cell table:style-name="ce20" office:value-type="string" calcext:value-type="string">
            <text:p>(イ. 遷移)</text:p>
            <text:p>1.確認ダイアログが表示されること。</text:p>
            <text:p>2.選択した削除ボタンの左のサムネイル画像の内容が空白となること。</text:p>
            <text:p>(ロ. データ)</text:p>
            <text:p>1.</text:p>
            <text:p><text:span text:style-name="T4">(ハ. 前提条件)</text:span></text:p>
            <text:p><text:span text:style-name="T4">1.以下の前提条件を満たしていること。</text:span></text:p>
            <text:p><text:span text:style-name="T4"> a.マイブログ画面で新規ボタンを押してブログ編集画面を表示する。</text:span></text:p>
            <text:p><text:span text:style-name="T4"> b.画像が全て入っているブログ記事を選択すること。なければあらかじめ作成しておく。</text:span></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33" office:value-type="float" office:value="22" calcext:value-type="float">
            <text:p>22</text:p>
          </table:covered-table-cell>
          <table:covered-table-cell table:style-name="ce14"/>
          <table:table-cell table:style-name="ce14" office:value-type="string" calcext:value-type="string">
            <text:p>ボタン</text:p>
          </table:table-cell>
          <table:table-cell table:style-name="ce14" office:value-type="string" calcext:value-type="string">
            <text:p>編集ボタン</text:p>
          </table:table-cell>
          <table:table-cell table:style-name="ce16" office:value-type="string" calcext:value-type="string">
            <text:p>正常</text:p>
          </table:table-cell>
          <table:table-cell table:style-name="ce38" office:value-type="string" calcext:value-type="string">
            <text:p>1.タイトル編集フォーム、本文編集フォームそれぞれに内容が入力されている状態で編集ボタンを押下する。</text:p>
          </table:table-cell>
          <table:table-cell table:style-name="ce20" office:value-type="string" calcext:value-type="string">
            <text:p>(イ. 遷移)</text:p>
            <text:p>1.以下を満たすこと</text:p>
            <text:p> a.マイブログ画面へ遷移すること。</text:p>
            <text:p> b.編集を行った記事が表示され、入力した内容が全て反映され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33" office:value-type="float" office:value="19" calcext:value-type="float">
            <text:p>19</text:p>
          </table:covered-table-cell>
          <table:covered-table-cell table:style-name="ce14"/>
          <table:table-cell table:style-name="ce14" office:value-type="string" calcext:value-type="string">
            <text:p>ブログ記事</text:p>
          </table:table-cell>
          <table:table-cell table:style-name="ce14" office:value-type="string" calcext:value-type="string">
            <text:p>編集ボタン</text:p>
          </table:table-cell>
          <table:table-cell table:style-name="ce16" office:value-type="string" calcext:value-type="string">
            <text:p>正常</text:p>
          </table:table-cell>
          <table:table-cell table:style-name="ce38" office:value-type="string" calcext:value-type="string">
            <text:p>1.編集を行った記事の編集ボタンを押下する。</text:p>
          </table:table-cell>
          <table:table-cell table:style-name="ce20" office:value-type="string" calcext:value-type="string">
            <text:p>(イ. 遷移)</text:p>
            <text:p>1.以下を満たすこと。</text:p>
            <text:p> a.ブログ編集画面へ遷移すること。</text:p>
            <text:p> b.削除した画像のサムネイルが空になっ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5">
          <table:table-cell table:style-name="ce33" office:value-type="float" office:value="3" calcext:value-type="float" table:number-columns-spanned="1" table:number-rows-spanned="3">
            <text:p>3</text:p>
          </table:table-cell>
          <table:table-cell table:style-name="ce14" office:value-type="string" calcext:value-type="string" table:number-columns-spanned="1" table:number-rows-spanned="3">
            <text:p>画像削除(2番目)</text:p>
          </table:table-cell>
          <table:table-cell table:style-name="ce14" office:value-type="string" calcext:value-type="string">
            <text:p>画像編集</text:p>
          </table:table-cell>
          <table:table-cell table:style-name="ce15"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2番目の削除ボタンを押下する。</text:p>
            <text:p>2.確認ダイアログの「はい」ボタンを押下する。</text:p>
          </table:table-cell>
          <table:table-cell table:style-name="ce20" office:value-type="string" calcext:value-type="string">
            <text:p>(イ. 遷移)</text:p>
            <text:p>1.確認ダイアログが表示されること。</text:p>
            <text:p>2.選択した削除ボタンの左のサムネイル画像の内容が空白となること。</text:p>
            <text:p>(ロ. データ)</text:p>
            <text:p>1.</text:p>
            <text:p><text:span text:style-name="T4">(ハ. 前提条件)</text:span></text:p>
            <text:p><text:span text:style-name="T4">1.以下の前提条件を満たしていること。</text:span></text:p>
            <text:p><text:span text:style-name="T4"> a.マイブログ画面で新規ボタンを押してブログ編集画面を表示する。</text:span></text:p>
            <text:p><text:span text:style-name="T4"> b.画像が全て入っているブログ記事を選択すること。なければあらかじめ作成しておく。</text:span></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33" office:value-type="float" office:value="22" calcext:value-type="float">
            <text:p>22</text:p>
          </table:covered-table-cell>
          <table:covered-table-cell table:style-name="ce14"/>
          <table:table-cell table:style-name="ce14" office:value-type="string" calcext:value-type="string">
            <text:p>ボタン</text:p>
          </table:table-cell>
          <table:table-cell table:style-name="ce14" office:value-type="string" calcext:value-type="string">
            <text:p>編集ボタン</text:p>
          </table:table-cell>
          <table:table-cell table:style-name="ce16" office:value-type="string" calcext:value-type="string">
            <text:p>正常</text:p>
          </table:table-cell>
          <table:table-cell table:style-name="ce38" office:value-type="string" calcext:value-type="string">
            <text:p>1.タイトル編集フォーム、本文編集フォームそれぞれに内容が入力されている状態で編集ボタンを押下する。</text:p>
          </table:table-cell>
          <table:table-cell table:style-name="ce20" office:value-type="string" calcext:value-type="string">
            <text:p>(イ. 遷移)</text:p>
            <text:p>1.以下を満たすこと</text:p>
            <text:p> a.マイブログ画面へ遷移すること。</text:p>
            <text:p> b.編集を行った記事が表示され、入力した内容が全て反映され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33" office:value-type="float" office:value="19" calcext:value-type="float">
            <text:p>19</text:p>
          </table:covered-table-cell>
          <table:covered-table-cell table:style-name="ce14"/>
          <table:table-cell table:style-name="ce14" office:value-type="string" calcext:value-type="string">
            <text:p>ブログ記事</text:p>
          </table:table-cell>
          <table:table-cell table:style-name="ce14" office:value-type="string" calcext:value-type="string">
            <text:p>編集ボタン</text:p>
          </table:table-cell>
          <table:table-cell table:style-name="ce16" office:value-type="string" calcext:value-type="string">
            <text:p>正常</text:p>
          </table:table-cell>
          <table:table-cell table:style-name="ce38" office:value-type="string" calcext:value-type="string">
            <text:p>1.編集を行った記事の編集ボタンを押下する。</text:p>
          </table:table-cell>
          <table:table-cell table:style-name="ce20" office:value-type="string" calcext:value-type="string">
            <text:p>(イ. 遷移)</text:p>
            <text:p>1.以下を満たすこと。</text:p>
            <text:p> a.ブログ編集画面へ遷移すること。</text:p>
            <text:p> b.削除した画像のサムネイルが空になっ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5">
          <table:table-cell table:style-name="ce33" office:value-type="float" office:value="4" calcext:value-type="float" table:number-columns-spanned="1" table:number-rows-spanned="3">
            <text:p>4</text:p>
          </table:table-cell>
          <table:table-cell table:style-name="ce14" office:value-type="string" calcext:value-type="string" table:number-columns-spanned="1" table:number-rows-spanned="3">
            <text:p>画像削除(3番目)</text:p>
          </table:table-cell>
          <table:table-cell table:style-name="ce14" office:value-type="string" calcext:value-type="string">
            <text:p>画像編集</text:p>
          </table:table-cell>
          <table:table-cell table:style-name="ce15"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3番目の削除ボタンを押下する。</text:p>
            <text:p>2.確認ダイアログの「はい」ボタンを押下する。</text:p>
          </table:table-cell>
          <table:table-cell table:style-name="ce20" office:value-type="string" calcext:value-type="string">
            <text:p>(イ. 遷移)</text:p>
            <text:p>1.確認ダイアログが表示されること。</text:p>
            <text:p>2.選択した削除ボタンの左のサムネイル画像の内容が空白となること。</text:p>
            <text:p>(ロ. データ)</text:p>
            <text:p>1.</text:p>
            <text:p><text:span text:style-name="T4">(ハ. 前提条件)</text:span></text:p>
            <text:p><text:span text:style-name="T4">1.以下の前提条件を満たしていること。</text:span></text:p>
            <text:p><text:span text:style-name="T4"> a.マイブログ画面で新規ボタンを押してブログ編集画面を表示する。</text:span></text:p>
            <text:p><text:span text:style-name="T4"> b.画像が全て入っているブログ記事を選択すること。なければあらかじめ作成しておく。</text:span></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33" office:value-type="float" office:value="22" calcext:value-type="float">
            <text:p>22</text:p>
          </table:covered-table-cell>
          <table:covered-table-cell table:style-name="ce14"/>
          <table:table-cell table:style-name="ce14" office:value-type="string" calcext:value-type="string">
            <text:p>ボタン</text:p>
          </table:table-cell>
          <table:table-cell table:style-name="ce14" office:value-type="string" calcext:value-type="string">
            <text:p>編集ボタン</text:p>
          </table:table-cell>
          <table:table-cell table:style-name="ce16" office:value-type="string" calcext:value-type="string">
            <text:p>正常</text:p>
          </table:table-cell>
          <table:table-cell table:style-name="ce38" office:value-type="string" calcext:value-type="string">
            <text:p>1.タイトル編集フォーム、本文編集フォームそれぞれに内容が入力されている状態で編集ボタンを押下する。</text:p>
          </table:table-cell>
          <table:table-cell table:style-name="ce20" office:value-type="string" calcext:value-type="string">
            <text:p>(イ. 遷移)</text:p>
            <text:p>1.以下を満たすこと</text:p>
            <text:p> a.マイブログ画面へ遷移すること。</text:p>
            <text:p> b.編集を行った記事が表示され、入力した内容が全て反映され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33" office:value-type="float" office:value="19" calcext:value-type="float">
            <text:p>19</text:p>
          </table:covered-table-cell>
          <table:covered-table-cell table:style-name="ce14"/>
          <table:table-cell table:style-name="ce14" office:value-type="string" calcext:value-type="string">
            <text:p>ブログ記事</text:p>
          </table:table-cell>
          <table:table-cell table:style-name="ce14" office:value-type="string" calcext:value-type="string">
            <text:p>編集ボタン</text:p>
          </table:table-cell>
          <table:table-cell table:style-name="ce16" office:value-type="string" calcext:value-type="string">
            <text:p>正常</text:p>
          </table:table-cell>
          <table:table-cell table:style-name="ce38" office:value-type="string" calcext:value-type="string">
            <text:p>1.編集を行った記事の編集ボタンを押下する。</text:p>
          </table:table-cell>
          <table:table-cell table:style-name="ce20" office:value-type="string" calcext:value-type="string">
            <text:p>(イ. 遷移)</text:p>
            <text:p>1.以下を満たすこと。</text:p>
            <text:p> a.ブログ編集画面へ遷移すること。</text:p>
            <text:p> b.削除した画像のサムネイルが空になっ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5">
          <table:table-cell table:style-name="ce33" office:value-type="float" office:value="5" calcext:value-type="float" table:number-columns-spanned="1" table:number-rows-spanned="5">
            <text:p>5</text:p>
          </table:table-cell>
          <table:table-cell table:style-name="ce14" office:value-type="string" calcext:value-type="string" table:number-columns-spanned="1" table:number-rows-spanned="5">
            <text:p>画像削除(全削除)</text:p>
          </table:table-cell>
          <table:table-cell table:style-name="ce14" office:value-type="string" calcext:value-type="string">
            <text:p>画像編集</text:p>
          </table:table-cell>
          <table:table-cell table:style-name="ce15"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1番目の削除ボタンを押下する。</text:p>
            <text:p>2.確認ダイアログの「はい」ボタンを押下する。</text:p>
          </table:table-cell>
          <table:table-cell table:style-name="ce20" office:value-type="string" calcext:value-type="string">
            <text:p>(イ. 遷移)</text:p>
            <text:p>1.確認ダイアログが表示されること。</text:p>
            <text:p>2.選択した削除ボタンの左のサムネイル画像の内容が空白となること。</text:p>
            <text:p>(ロ. データ)</text:p>
            <text:p>1.</text:p>
            <text:p><text:span text:style-name="T4">(ハ. 前提条件)</text:span></text:p>
            <text:p><text:span text:style-name="T4">1.以下の前提条件を満たしていること。</text:span></text:p>
            <text:p><text:span text:style-name="T4"> a.マイブログ画面で新規ボタンを押してブログ編集画面を表示する。</text:span></text:p>
            <text:p><text:span text:style-name="T4"> b.画像が全て入っているブログ記事を選択すること。なければあらかじめ作成しておく。</text:span></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33"/>
          <table:covered-table-cell table:style-name="ce14"/>
          <table:table-cell table:style-name="ce14" office:value-type="string" calcext:value-type="string">
            <text:p>画像編集</text:p>
          </table:table-cell>
          <table:table-cell table:style-name="ce15"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2番目の削除ボタンを押下する。</text:p>
            <text:p>2.確認ダイアログの「はい」ボタンを押下する。</text:p>
          </table:table-cell>
          <table:table-cell table:style-name="ce20" office:value-type="string" calcext:value-type="string">
            <text:p>(イ. 遷移)</text:p>
            <text:p>1.確認ダイアログが表示されること。</text:p>
            <text:p>2.選択した削除ボタンの左のサムネイル画像の内容が空白となること。</text:p>
            <text:p>(ロ. データ)</text:p>
            <text:p>1.</text:p>
            <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33"/>
          <table:covered-table-cell table:style-name="ce14"/>
          <table:table-cell table:style-name="ce14" office:value-type="string" calcext:value-type="string">
            <text:p>画像編集</text:p>
          </table:table-cell>
          <table:table-cell table:style-name="ce15"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3番目の削除ボタンを押下する。</text:p>
            <text:p>2.確認ダイアログの「はい」ボタンを押下する。</text:p>
          </table:table-cell>
          <table:table-cell table:style-name="ce20" office:value-type="string" calcext:value-type="string">
            <text:p>(イ. 遷移)</text:p>
            <text:p>1.確認ダイアログが表示されること。</text:p>
            <text:p>2.選択した削除ボタンの左のサムネイル画像の内容が空白となること。</text:p>
            <text:p>(ロ. データ)</text:p>
            <text:p>1.</text:p>
            <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33" office:value-type="float" office:value="22" calcext:value-type="float">
            <text:p>22</text:p>
          </table:covered-table-cell>
          <table:covered-table-cell table:style-name="ce14"/>
          <table:table-cell table:style-name="ce14" office:value-type="string" calcext:value-type="string">
            <text:p>ボタン</text:p>
          </table:table-cell>
          <table:table-cell table:style-name="ce14" office:value-type="string" calcext:value-type="string">
            <text:p>編集ボタン</text:p>
          </table:table-cell>
          <table:table-cell table:style-name="ce16" office:value-type="string" calcext:value-type="string">
            <text:p>正常</text:p>
          </table:table-cell>
          <table:table-cell table:style-name="ce38" office:value-type="string" calcext:value-type="string">
            <text:p>1.タイトル編集フォーム、本文編集フォームそれぞれに内容が入力されている状態で編集ボタンを押下する。</text:p>
          </table:table-cell>
          <table:table-cell table:style-name="ce20" office:value-type="string" calcext:value-type="string">
            <text:p>(イ. 遷移)</text:p>
            <text:p>1.以下を満たすこと</text:p>
            <text:p> a.マイブログ画面へ遷移すること。</text:p>
            <text:p> b.編集を行った記事が表示され、入力した内容が全て反映され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33" office:value-type="float" office:value="19" calcext:value-type="float">
            <text:p>19</text:p>
          </table:covered-table-cell>
          <table:covered-table-cell table:style-name="ce14"/>
          <table:table-cell table:style-name="ce14" office:value-type="string" calcext:value-type="string">
            <text:p>ブログ記事</text:p>
          </table:table-cell>
          <table:table-cell table:style-name="ce14" office:value-type="string" calcext:value-type="string">
            <text:p>編集ボタン</text:p>
          </table:table-cell>
          <table:table-cell table:style-name="ce16" office:value-type="string" calcext:value-type="string">
            <text:p>正常</text:p>
          </table:table-cell>
          <table:table-cell table:style-name="ce38" office:value-type="string" calcext:value-type="string">
            <text:p>1.編集を行った記事の編集ボタンを押下する。</text:p>
          </table:table-cell>
          <table:table-cell table:style-name="ce20" office:value-type="string" calcext:value-type="string">
            <text:p>(イ. 遷移)</text:p>
            <text:p>1.以下を満たすこと。</text:p>
            <text:p> a.ブログ編集画面へ遷移すること。</text:p>
            <text:p> b.削除した画像のサムネイルが空になっ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1" calcext:value-type="float">
            <text:p>1</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ユーザ名</text:p>
          </table:table-cell>
          <table:table-cell table:style-name="ce16" office:value-type="string" calcext:value-type="string">
            <text:p>正常</text:p>
          </table:table-cell>
          <table:table-cell table:style-name="ce18" office:value-type="string" calcext:value-type="string">
            <text:p>1. ブログ編集画面へ遷移する。</text:p>
          </table:table-cell>
          <table:table-cell table:style-name="ce21"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2" calcext:value-type="float">
            <text:p>2</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所持ポイント</text:p>
          </table:table-cell>
          <table:table-cell table:style-name="ce16" office:value-type="string" calcext:value-type="string">
            <text:p>正常</text:p>
          </table:table-cell>
          <table:table-cell table:style-name="ce18" office:value-type="string" calcext:value-type="string">
            <text:p>1. ブログ編集画面へ遷移する。</text:p>
          </table:table-cell>
          <table:table-cell table:style-name="ce21"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3" calcext:value-type="float">
            <text:p>3</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フラワースクールトップ画面ボタン</text:p>
          </table:table-cell>
          <table:table-cell table:style-name="ce16" office:value-type="string" calcext:value-type="string">
            <text:p>正常</text:p>
          </table:table-cell>
          <table:table-cell table:style-name="ce38" office:value-type="string" calcext:value-type="string">
            <text:p>1. フラワースクールトップ画面ボタン(ロゴの形式)を押下する。</text:p>
          </table:table-cell>
          <table:table-cell table:style-name="ce21" office:value-type="string" calcext:value-type="string">
            <text:p>(イ. 遷移)</text:p>
            <text:p>通常画面へ遷移する。</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5" table:visibility="collapse">
          <table:table-cell table:style-name="ce33" office:value-type="float" office:value="4" calcext:value-type="float">
            <text:p>4</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ログアウトボタン</text:p>
          </table:table-cell>
          <table:table-cell table:style-name="ce16" office:value-type="string" calcext:value-type="string">
            <text:p>正常</text:p>
          </table:table-cell>
          <table:table-cell table:style-name="ce18" office:value-type="string" calcext:value-type="string">
            <text:p>1. ログアウトボタンを押下する。</text:p>
          </table:table-cell>
          <table:table-cell table:style-name="ce20"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8" table:visibility="collapse">
          <table:table-cell table:style-name="ce33" office:value-type="float" office:value="5" calcext:value-type="float">
            <text:p>5</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会員トップ画面ボタン</text:p>
          </table:table-cell>
          <table:table-cell table:style-name="ce16" office:value-type="string" calcext:value-type="string">
            <text:p>正常</text:p>
          </table:table-cell>
          <table:table-cell table:style-name="ce18" office:value-type="string" calcext:value-type="string">
            <text:p>1. 会員トップページボタンを押下する。</text:p>
          </table:table-cell>
          <table:table-cell table:style-name="ce40"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office:value-type="string" calcext:value-type="string">
            <text:p>ロゴ上の名前はmyPageとなっている。</text:p>
          </table:table-cell>
          <table:table-cell table:number-columns-repeated="1013"/>
        </table:table-row>
        <table:table-row table:style-name="ro49" table:visibility="collapse">
          <table:table-cell table:style-name="ce33" office:value-type="float" office:value="6" calcext:value-type="float">
            <text:p>6</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プロフィール変更画面ボタン</text:p>
          </table:table-cell>
          <table:table-cell table:style-name="ce16" office:value-type="string" calcext:value-type="string">
            <text:p>正常</text:p>
          </table:table-cell>
          <table:table-cell table:style-name="ce18" office:value-type="string" calcext:value-type="string">
            <text:p>1. プロフィール変更画面ボタンを押下する。</text:p>
          </table:table-cell>
          <table:table-cell table:style-name="ce20"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50" table:visibility="collapse">
          <table:table-cell table:style-name="ce33" office:value-type="float" office:value="7" calcext:value-type="float">
            <text:p>7</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目安箱画面ボタン</text:p>
          </table:table-cell>
          <table:table-cell table:style-name="ce16" office:value-type="string" calcext:value-type="string">
            <text:p>正常</text:p>
          </table:table-cell>
          <table:table-cell table:style-name="ce18" office:value-type="string" calcext:value-type="string">
            <text:p>1. 目安箱画面ボタンを押下する。</text:p>
          </table:table-cell>
          <table:table-cell table:style-name="ce20"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8" table:visibility="collapse">
          <table:table-cell table:style-name="ce33" office:value-type="float" office:value="8" calcext:value-type="float">
            <text:p>8</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ギャラリー画面ボタン</text:p>
          </table:table-cell>
          <table:table-cell table:style-name="ce16" office:value-type="string" calcext:value-type="string">
            <text:p>正常</text:p>
          </table:table-cell>
          <table:table-cell table:style-name="ce18" office:value-type="string" calcext:value-type="string">
            <text:p>1. ギャラリー画面ボタンを押下する。</text:p>
          </table:table-cell>
          <table:table-cell table:style-name="ce20"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51" table:visibility="collapse">
          <table:table-cell table:style-name="ce33" office:value-type="float" office:value="9" calcext:value-type="float">
            <text:p>9</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ブログ画面ボタン</text:p>
          </table:table-cell>
          <table:table-cell table:style-name="ce16" office:value-type="string" calcext:value-type="string">
            <text:p>正常</text:p>
          </table:table-cell>
          <table:table-cell table:style-name="ce18" office:value-type="string" calcext:value-type="string">
            <text:p>1. ブログ画面ボタンを押下する。</text:p>
          </table:table-cell>
          <table:table-cell table:style-name="ce20"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3" table:number-columns-repeated="2"/>
          <table:table-cell table:style-name="ce26"/>
          <table:table-cell table:style-name="ce27"/>
          <table:table-cell table:number-columns-repeated="1013"/>
        </table:table-row>
        <table:table-row table:style-name="ro44" table:visibility="collapse">
          <table:table-cell table:style-name="ce33" office:value-type="float" office:value="10" calcext:value-type="float">
            <text:p>10</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 マイギャラリー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52" table:visibility="collapse">
          <table:table-cell table:style-name="ce33" office:value-type="float" office:value="11" calcext:value-type="float">
            <text:p>11</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 マイブログ画面ボタンを押下する。</text:p>
          </table:table-cell>
          <table:table-cell table:style-name="ce20"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5" table:visibility="collapse">
          <table:table-cell table:style-name="ce33" office:value-type="float" office:value="12" calcext:value-type="float">
            <text:p>12</text:p>
          </table:table-cell>
          <table:table-cell table:style-name="ce14" office:value-type="string" calcext:value-type="string">
            <text:p>ブログ編集フォーム</text:p>
          </table:table-cell>
          <table:table-cell table:style-name="ce14" office:value-type="string" calcext:value-type="string">
            <text:p>タイトル編集</text:p>
          </table:table-cell>
          <table:table-cell table:style-name="ce14" office:value-type="string" calcext:value-type="string">
            <text:p>タイトル入力フォーム</text:p>
          </table:table-cell>
          <table:table-cell table:style-name="ce16"/>
          <table:table-cell table:style-name="ce18" office:value-type="string" calcext:value-type="string">
            <text:p>1. マイブログ画面で新規ボタンを押下する。</text:p>
            <text:p>2.タイトル入力フォームを押下する。</text:p>
            <text:p>3.入力を行う。</text:p>
          </table:table-cell>
          <table:table-cell table:style-name="ce20" office:value-type="string" calcext:value-type="string">
            <text:p>(イ. 遷移)</text:p>
            <text:p>1.ブログ編集画面へ遷移すること。</text:p>
            <text:p>  また、タイトル入力フォームが空となっていること。</text:p>
            <text:p>2.タイトル入力フォームへのフォーカスが行われる事。</text:p>
            <text:p>3.入力が行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5" table:visibility="collapse">
          <table:table-cell table:style-name="ce33" office:value-type="float" office:value="13" calcext:value-type="float">
            <text:p>13</text:p>
          </table:table-cell>
          <table:table-cell table:style-name="ce14" office:value-type="string" calcext:value-type="string">
            <text:p>ブログ編集フォーム</text:p>
          </table:table-cell>
          <table:table-cell table:style-name="ce14" office:value-type="string" calcext:value-type="string">
            <text:p>タイトル編集</text:p>
          </table:table-cell>
          <table:table-cell table:style-name="ce14" office:value-type="string" calcext:value-type="string">
            <text:p>タイトル入力フォーム</text:p>
          </table:table-cell>
          <table:table-cell table:style-name="ce16"/>
          <table:table-cell table:style-name="ce18" office:value-type="string" calcext:value-type="string">
            <text:p>1. マイブログ画面で任意の編集ボタンを押下する。</text:p>
            <text:p><text:span text:style-name="T1">2.タイトル入力フォームを押下する。</text:span></text:p>
            <text:p><text:span text:style-name="T1">3.入力を行う。</text:span></text:p>
          </table:table-cell>
          <table:table-cell table:style-name="ce20" office:value-type="string" calcext:value-type="string">
            <text:p>(イ. 遷移)</text:p>
            <text:p>1.ブログ編集画面へ遷移すること。</text:p>
            <text:p>  また、タイトル入力フォームに選択した編集ボタンの記事のタイトルが入っていること。</text:p>
            <text:p>2.タイトル入力フォームへのフォーカスが行われる事。</text:p>
            <text:p><text:span text:style-name="T1">3.入力が行えること。</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33" office:value-type="float" office:value="14" calcext:value-type="float">
            <text:p>14</text:p>
          </table:table-cell>
          <table:table-cell table:style-name="ce14" office:value-type="string" calcext:value-type="string">
            <text:p>ブログ編集フォーム</text:p>
          </table:table-cell>
          <table:table-cell table:style-name="ce14" office:value-type="string" calcext:value-type="string">
            <text:p>画像編集</text:p>
          </table:table-cell>
          <table:table-cell table:style-name="ce14" office:value-type="string" calcext:value-type="string">
            <text:p>サムネイル画像</text:p>
          </table:table-cell>
          <table:table-cell table:style-name="ce16"/>
          <table:table-cell table:style-name="ce18" office:value-type="string" calcext:value-type="string">
            <text:p>1. マイブログ画面で新規ボタンを押下する。</text:p>
          </table:table-cell>
          <table:table-cell table:style-name="ce20" office:value-type="string" calcext:value-type="string">
            <text:p>(イ. 遷移)</text:p>
            <text:p>1.ブログ編集画面へ遷移すること。</text:p>
            <text:p><text:span text:style-name="T1">  また、サムネイル画像に画像がセットされていないこと。(3枚全て)</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33" office:value-type="float" office:value="15" calcext:value-type="float">
            <text:p>15</text:p>
          </table:table-cell>
          <table:table-cell table:style-name="ce14" office:value-type="string" calcext:value-type="string">
            <text:p>ブログ編集フォーム</text:p>
          </table:table-cell>
          <table:table-cell table:style-name="ce14" office:value-type="string" calcext:value-type="string">
            <text:p>画像編集</text:p>
          </table:table-cell>
          <table:table-cell table:style-name="ce14" office:value-type="string" calcext:value-type="string">
            <text:p>サムネイル画像</text:p>
          </table:table-cell>
          <table:table-cell table:style-name="ce16"/>
          <table:table-cell table:style-name="ce18" office:value-type="string" calcext:value-type="string">
            <text:p>1. マイブログ画面で任意の編集ボタンを押下する。</text:p>
          </table:table-cell>
          <table:table-cell table:style-name="ce20" office:value-type="string" calcext:value-type="string">
            <text:p>(イ. 遷移)</text:p>
            <text:p>1.ブログ編集画面へ遷移すること。</text:p>
            <text:p><text:span text:style-name="T1">  また、サムネイル画像に選択した編集ボタンの記事の画像がセットされていること。(最大3枚)</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15" table:visibility="collapse">
          <table:table-cell table:style-name="ce33" office:value-type="float" office:value="16" calcext:value-type="float">
            <text:p>16</text:p>
          </table:table-cell>
          <table:table-cell table:style-name="ce14" office:value-type="string" calcext:value-type="string">
            <text:p>ブログ編集フォーム</text:p>
          </table:table-cell>
          <table:table-cell table:style-name="ce14" office:value-type="string" calcext:value-type="string">
            <text:p>画像編集</text:p>
          </table:table-cell>
          <table:table-cell table:style-name="ce14" office:value-type="string" calcext:value-type="string">
            <text:p>選択ボタン</text:p>
          </table:table-cell>
          <table:table-cell table:style-name="ce16"/>
          <table:table-cell table:style-name="ce18" office:value-type="string" calcext:value-type="string">
            <text:p>1.任意の選択ボタンを押下する。</text:p>
            <text:p>2.任意の画像ファイルを選択する。</text:p>
          </table:table-cell>
          <table:table-cell table:style-name="ce20"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23" table:number-columns-repeated="2"/>
          <table:table-cell table:style-name="ce26"/>
          <table:table-cell table:style-name="ce27"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41" table:visibility="collapse">
          <table:table-cell table:style-name="ce33" office:value-type="float" office:value="17" calcext:value-type="float">
            <text:p>17</text:p>
          </table:table-cell>
          <table:table-cell table:style-name="ce14" office:value-type="string" calcext:value-type="string">
            <text:p>ブログ編集フォーム</text:p>
          </table:table-cell>
          <table:table-cell table:style-name="ce14" office:value-type="string" calcext:value-type="string">
            <text:p>画像編集</text:p>
          </table:table-cell>
          <table:table-cell table:style-name="ce15" office:value-type="string" calcext:value-type="string">
            <text:p>削除ボタン</text:p>
          </table:table-cell>
          <table:table-cell table:style-name="ce16"/>
          <table:table-cell table:style-name="ce18" office:value-type="string" calcext:value-type="string">
            <text:p>1.任意の削除ボタンを押下する。</text:p>
            <text:p>2.確認ダイアログの「はい」ボタンを押下する。</text:p>
          </table:table-cell>
          <table:table-cell table:style-name="ce20" office:value-type="string" calcext:value-type="string">
            <text:p>(イ. 遷移)</text:p>
            <text:p>1.確認ダイアログが表示されること。</text:p>
            <text:p>2.選択した削除ボタンの左のサムネイル画像の内容が空白とな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5" table:visibility="collapse">
          <table:table-cell table:style-name="ce33" office:value-type="float" office:value="18" calcext:value-type="float">
            <text:p>18</text:p>
          </table:table-cell>
          <table:table-cell table:style-name="ce14" office:value-type="string" calcext:value-type="string">
            <text:p>ブログ編集フォーム</text:p>
          </table:table-cell>
          <table:table-cell table:style-name="ce14" office:value-type="string" calcext:value-type="string">
            <text:p>本文編集</text:p>
          </table:table-cell>
          <table:table-cell table:style-name="ce14" office:value-type="string" calcext:value-type="string">
            <text:p>本文入力フォーム</text:p>
          </table:table-cell>
          <table:table-cell table:style-name="ce16"/>
          <table:table-cell table:style-name="ce18" office:value-type="string" calcext:value-type="string">
            <text:p>1. マイブログ画面で新規ボタンを押下する。</text:p>
            <text:p><text:span text:style-name="T1">2.本文入力フォームを押下する。</text:span></text:p>
            <text:p><text:span text:style-name="T1">3.入力を行う。</text:span></text:p>
          </table:table-cell>
          <table:table-cell table:style-name="ce20" office:value-type="string" calcext:value-type="string">
            <text:p>(イ. 遷移)</text:p>
            <text:p>1.ブログ編集画面へ遷移すること。</text:p>
            <text:p>  また、本文入力フォームが空であること。</text:p>
            <text:p>2.本文入力フォームへのフォーカスが行われる事。</text:p>
            <text:p><text:span text:style-name="T1">3.入力が行えること。</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15" table:visibility="collapse">
          <table:table-cell table:style-name="ce33" office:value-type="float" office:value="19" calcext:value-type="float">
            <text:p>19</text:p>
          </table:table-cell>
          <table:table-cell table:style-name="ce14" office:value-type="string" calcext:value-type="string">
            <text:p>ブログ編集フォーム</text:p>
          </table:table-cell>
          <table:table-cell table:style-name="ce14" office:value-type="string" calcext:value-type="string">
            <text:p>本文編集</text:p>
          </table:table-cell>
          <table:table-cell table:style-name="ce14" office:value-type="string" calcext:value-type="string">
            <text:p>本文入力フォーム</text:p>
          </table:table-cell>
          <table:table-cell table:style-name="ce16"/>
          <table:table-cell table:style-name="ce18" office:value-type="string" calcext:value-type="string">
            <text:p>1. マイブログ画面で任意の編集ボタンを押下する。</text:p>
            <text:p><text:span text:style-name="T1">2.本文入力フォームを押下する。</text:span></text:p>
            <text:p><text:span text:style-name="T1">3.入力を行う。</text:span></text:p>
          </table:table-cell>
          <table:table-cell table:style-name="ce20" office:value-type="string" calcext:value-type="string">
            <text:p>(イ. 遷移)</text:p>
            <text:p>1.ブログ編集画面へ遷移すること。</text:p>
            <text:p>  また、本文入力フォームに選択した編集ボタンの記事の本文が入っていること。</text:p>
            <text:p>2.本文入力フォームへのフォーカスが行われる事。</text:p>
            <text:p><text:span text:style-name="T1">3.入力が行えること。</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33" office:value-type="float" office:value="20" calcext:value-type="float">
            <text:p>20</text:p>
          </table:table-cell>
          <table:table-cell table:style-name="ce14" office:value-type="string" calcext:value-type="string">
            <text:p>ブログ編集フォーム</text:p>
          </table:table-cell>
          <table:table-cell table:style-name="ce14" office:value-type="string" calcext:value-type="string">
            <text:p>公開設定編集</text:p>
          </table:table-cell>
          <table:table-cell table:style-name="ce14" office:value-type="string" calcext:value-type="string">
            <text:p>公開設定ラジオボタン</text:p>
          </table:table-cell>
          <table:table-cell table:style-name="ce16"/>
          <table:table-cell table:style-name="ce18" office:value-type="string" calcext:value-type="string">
            <text:p>1. マイブログ画面で新規ボタンを押下する。</text:p>
          </table:table-cell>
          <table:table-cell table:style-name="ce20" office:value-type="string" calcext:value-type="string">
            <text:p>(イ. 遷移)</text:p>
            <text:p>1.ブログ編集画面へ遷移すること。</text:p>
            <text:p>  また、公開設定ラジオボタンのうち「公開」ラジオボタンにチェックが入っ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7" table:visibility="collapse">
          <table:table-cell table:style-name="ce33" office:value-type="float" office:value="21" calcext:value-type="float">
            <text:p>21</text:p>
          </table:table-cell>
          <table:table-cell table:style-name="ce14" office:value-type="string" calcext:value-type="string">
            <text:p>ブログ編集フォーム</text:p>
          </table:table-cell>
          <table:table-cell table:style-name="ce14" office:value-type="string" calcext:value-type="string">
            <text:p>公開設定編集</text:p>
          </table:table-cell>
          <table:table-cell table:style-name="ce14" office:value-type="string" calcext:value-type="string">
            <text:p>公開設定ラジオボタン</text:p>
          </table:table-cell>
          <table:table-cell table:style-name="ce16"/>
          <table:table-cell table:style-name="ce18" office:value-type="string" calcext:value-type="string">
            <text:p>1. マイブログ画面で任意の編集ボタンを押下する。</text:p>
            <text:p/>
          </table:table-cell>
          <table:table-cell table:style-name="ce20" office:value-type="string" calcext:value-type="string">
            <text:p>(イ. 遷移)</text:p>
            <text:p>1.ブログ編集画面へ遷移すること。</text:p>
            <text:p>  また、公開設定ラジオボタンのうち前回の編集時にチェックを入れて編集を確定したラジオボタンにチェックが入っ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table:table-cell table:style-name="ce14" office:value-type="string" calcext:value-type="string">
            <text:p>ブログ編集フォーム</text:p>
          </table:table-cell>
          <table:table-cell table:style-name="ce14" office:value-type="string" calcext:value-type="string">
            <text:p>公開設定編集</text:p>
          </table:table-cell>
          <table:table-cell table:style-name="ce14" office:value-type="string" calcext:value-type="string">
            <text:p>公開設定ラジオボタン</text:p>
          </table:table-cell>
          <table:table-cell table:style-name="ce16"/>
          <table:table-cell table:style-name="ce18" office:value-type="string" calcext:value-type="string">
            <text:p>1.公開設定ラジオボタンのうち公開のラジオボタンを押下する。</text:p>
            <text:p/>
          </table:table-cell>
          <table:table-cell table:style-name="ce20" office:value-type="string" calcext:value-type="string">
            <text:p>(イ. 遷移)</text:p>
            <text:p>1.公開のラジオボタンにチェックが入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table:table-cell table:style-name="ce14" office:value-type="string" calcext:value-type="string">
            <text:p>ブログ編集フォーム</text:p>
          </table:table-cell>
          <table:table-cell table:style-name="ce14" office:value-type="string" calcext:value-type="string">
            <text:p>公開設定編集</text:p>
          </table:table-cell>
          <table:table-cell table:style-name="ce14" office:value-type="string" calcext:value-type="string">
            <text:p>公開設定ラジオボタン</text:p>
          </table:table-cell>
          <table:table-cell table:style-name="ce16"/>
          <table:table-cell table:style-name="ce18" office:value-type="string" calcext:value-type="string">
            <text:p>1.公開設定ラジオボタンのうち非公開のラジオボタンを押下する。</text:p>
            <text:p/>
          </table:table-cell>
          <table:table-cell table:style-name="ce20" office:value-type="string" calcext:value-type="string">
            <text:p>(イ. 遷移)</text:p>
            <text:p>1.非公開のラジオボタンにチェックが入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22" calcext:value-type="float">
            <text:p>22</text:p>
          </table:table-cell>
          <table:table-cell table:style-name="ce14" office:value-type="string" calcext:value-type="string">
            <text:p>ブログ編集フォーム</text:p>
          </table:table-cell>
          <table:table-cell table:style-name="ce14" office:value-type="string" calcext:value-type="string">
            <text:p>ボタン</text:p>
          </table:table-cell>
          <table:table-cell table:style-name="ce14" office:value-type="string" calcext:value-type="string">
            <text:p>編集ボタン</text:p>
          </table:table-cell>
          <table:table-cell table:style-name="ce15"/>
          <table:table-cell table:style-name="ce38" office:value-type="string" calcext:value-type="string">
            <text:p>1.タイトル編集フォーム、本文編集フォームそれぞれに内容が入力されている状態で編集ボタンを押下する。</text:p>
          </table:table-cell>
          <table:table-cell table:style-name="ce20" office:value-type="string" calcext:value-type="string">
            <text:p>(イ. 遷移)</text:p>
            <text:p>1.マイブログ画面へ遷移す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23" calcext:value-type="float">
            <text:p>23</text:p>
          </table:table-cell>
          <table:table-cell table:style-name="ce14" office:value-type="string" calcext:value-type="string">
            <text:p>ブログ編集フォーム</text:p>
          </table:table-cell>
          <table:table-cell table:style-name="ce14" office:value-type="string" calcext:value-type="string">
            <text:p>ボタン</text:p>
          </table:table-cell>
          <table:table-cell table:style-name="ce14" office:value-type="string" calcext:value-type="string">
            <text:p>キャンセルボタン</text:p>
          </table:table-cell>
          <table:table-cell table:style-name="ce15"/>
          <table:table-cell table:style-name="ce18" office:value-type="string" calcext:value-type="string">
            <text:p>1.キャンセルボタンを押下する。</text:p>
          </table:table-cell>
          <table:table-cell table:style-name="ce20" office:value-type="string" calcext:value-type="string">
            <text:p>(イ. 遷移)</text:p>
            <text:p>1.マイブログ画面へ遷移す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
          <table:table-cell table:style-name="ce9"/>
          <table:table-cell table:style-name="ce14" table:number-columns-repeated="3"/>
          <table:table-cell table:style-name="ce15"/>
          <table:table-cell table:style-name="ce38"/>
          <table:table-cell table:style-name="ce39"/>
          <table:table-cell table:style-name="ce23" table:number-columns-repeated="2"/>
          <table:table-cell table:style-name="ce26"/>
          <table:table-cell table:style-name="ce27"/>
          <table:table-cell table:number-columns-repeated="1013"/>
        </table:table-row>
        <table:table-row table:style-name="ro1" table:number-rows-repeated="1048515">
          <table:table-cell table:number-columns-repeated="1024"/>
        </table:table-row>
        <table:table-row table:style-name="ro1">
          <table:table-cell table:number-columns-repeated="1024"/>
        </table:table-row>
      </table:table>
      <table:table table:name="管理者画面" table:style-name="ta2" table:print-ranges="管理者画面.A1:管理者画面.K19">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管理者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1" calcext:value-type="float">
            <text:p>1</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ユーザ名</text:p>
          </table:table-cell>
          <table:table-cell table:style-name="ce16" office:value-type="string" calcext:value-type="string">
            <text:p>正常</text:p>
          </table:table-cell>
          <table:table-cell table:style-name="ce18" office:value-type="string" calcext:value-type="string">
            <text:p>1.管理者画面へ遷移する。</text:p>
          </table:table-cell>
          <table:table-cell table:style-name="ce21"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2" calcext:value-type="float">
            <text:p>2</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フラワースクールトップ画面ボタン</text:p>
          </table:table-cell>
          <table:table-cell table:style-name="ce16" office:value-type="string" calcext:value-type="string">
            <text:p>正常</text:p>
          </table:table-cell>
          <table:table-cell table:style-name="ce38" office:value-type="string" calcext:value-type="string">
            <text:p>1. フラワースクールトップ画面ボタン(ロゴの形式)を押下する。</text:p>
          </table:table-cell>
          <table:table-cell table:style-name="ce21" office:value-type="string" calcext:value-type="string">
            <text:p>(イ. 遷移)</text:p>
            <text:p>通常画面へ遷移する。</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3" calcext:value-type="float">
            <text:p>3</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ログアウトボタン</text:p>
          </table:table-cell>
          <table:table-cell table:style-name="ce16" office:value-type="string" calcext:value-type="string">
            <text:p>正常</text:p>
          </table:table-cell>
          <table:table-cell table:style-name="ce18" office:value-type="string" calcext:value-type="string">
            <text:p>1. ログアウトボタンを押下する。</text:p>
          </table:table-cell>
          <table:table-cell table:style-name="ce20"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4" calcext:value-type="float">
            <text:p>4</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日ごと予約者一覧</text:p>
          </table:table-cell>
          <table:table-cell table:style-name="ce16" office:value-type="string" calcext:value-type="string">
            <text:p>正常</text:p>
          </table:table-cell>
          <table:table-cell table:style-name="ce38" office:value-type="string" calcext:value-type="string">
            <text:p>1.日ごと予約者一覧のタブインデックスを押下する。</text:p>
          </table:table-cell>
          <table:table-cell table:style-name="ce20" office:value-type="string" calcext:value-type="string">
            <text:p>(イ. 遷移)</text:p>
            <text:p>1.タブパネルに日ごと予約者一覧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5" calcext:value-type="float">
            <text:p>5</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受講承認</text:p>
          </table:table-cell>
          <table:table-cell table:style-name="ce16" office:value-type="string" calcext:value-type="string">
            <text:p>正常</text:p>
          </table:table-cell>
          <table:table-cell table:style-name="ce38" office:value-type="string" calcext:value-type="string">
            <text:p>1.受講承認のタブインデックスを押下する。</text:p>
          </table:table-cell>
          <table:table-cell table:style-name="ce20"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6" calcext:value-type="float">
            <text:p>6</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ユーザ一覧</text:p>
          </table:table-cell>
          <table:table-cell table:style-name="ce16" office:value-type="string" calcext:value-type="string">
            <text:p>正常</text:p>
          </table:table-cell>
          <table:table-cell table:style-name="ce38" office:value-type="string" calcext:value-type="string">
            <text:p>1.ユーザ一覧のタブインデックスを押下する。</text:p>
          </table:table-cell>
          <table:table-cell table:style-name="ce20"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7" calcext:value-type="float">
            <text:p>7</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授業詳細</text:p>
          </table:table-cell>
          <table:table-cell table:style-name="ce16" office:value-type="string" calcext:value-type="string">
            <text:p>正常</text:p>
          </table:table-cell>
          <table:table-cell table:style-name="ce38" office:value-type="string" calcext:value-type="string">
            <text:p>1.授業詳細のタブインデックスを押下する。</text:p>
          </table:table-cell>
          <table:table-cell table:style-name="ce20"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8" calcext:value-type="float">
            <text:p>8</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メルマガ</text:p>
          </table:table-cell>
          <table:table-cell table:style-name="ce16" office:value-type="string" calcext:value-type="string">
            <text:p>正常</text:p>
          </table:table-cell>
          <table:table-cell table:style-name="ce38" office:value-type="string" calcext:value-type="string">
            <text:p>1.メルマガのタブインデックスを押下する。</text:p>
          </table:table-cell>
          <table:table-cell table:style-name="ce20"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9" calcext:value-type="float">
            <text:p>9</text:p>
          </table:table-cell>
          <table:table-cell table:style-name="ce14" office:value-type="string" calcext:value-type="string">
            <text:p>管理者画面タブ</text:p>
          </table:table-cell>
          <table:table-cell table:number-columns-repeated="2" table:style-name="ce14" office:value-type="string" calcext:value-type="string">
            <text:p>タブパネル</text:p>
          </table:table-cell>
          <table:table-cell table:style-name="ce16" office:value-type="string" calcext:value-type="string">
            <text:p>正常</text:p>
          </table:table-cell>
          <table:table-cell table:style-name="ce38" office:value-type="string" calcext:value-type="string">
            <text:p>1.管理者画面へ遷移する。</text:p>
            <text:p>2.任意の管理者タブのタブインデックスを押下する。</text:p>
          </table:table-cell>
          <table:table-cell table:style-name="ce20" office:value-type="string" calcext:value-type="string">
            <text:p>(イ. 遷移)</text:p>
            <text:p><text:span text:style-name="T1">1.タブパネルに日ごと予約者一覧画面が表示されること。</text:span></text:p>
            <text:p>1.押下したタブインデックスに対応した画面がタブパネルに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number-rows-repeated="2">
          <table:table-cell table:style-name="ce9"/>
          <table:table-cell table:style-name="ce14" table:number-columns-repeated="3"/>
          <table:table-cell table:style-name="ce15"/>
          <table:table-cell table:style-name="ce3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519">
          <table:table-cell table:number-columns-repeated="1024"/>
        </table:table-row>
        <table:table-row table:style-name="ro27" table:number-rows-repeated="39">
          <table:table-cell table:number-columns-repeated="1024"/>
        </table:table-row>
        <table:table-row table:style-name="ro27">
          <table:table-cell table:number-columns-repeated="1024"/>
        </table:table-row>
      </table:table>
      <table:table table:name="日ごと予約者一覧画面" table:style-name="ta3" table:print-ranges="日ごと予約者一覧画面.A1:日ごと予約者一覧画面.K80">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日ごと予約者一覧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42">
          <table:table-cell table:style-name="ce33" office:value-type="float" office:value="1" calcext:value-type="float" table:number-columns-spanned="1" table:number-rows-spanned="4">
            <text:p>1</text:p>
          </table:table-cell>
          <table:table-cell table:style-name="ce14" office:value-type="string" calcext:value-type="string" table:number-columns-spanned="1" table:number-rows-spanned="4">
            <text:p>会員画面への管理者ログインと授業予約</text:p>
          </table:table-cell>
          <table:table-cell table:style-name="ce14" office:value-type="string" calcext:value-type="string">
            <text:p>日ごと予約者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1.選択したユーザとして会員トップ画面へ遷移す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9">
          <table:covered-table-cell table:style-name="ce33"/>
          <table:covered-table-cell table:style-name="ce14"/>
          <table:table-cell table:style-name="ce14" office:value-type="string" calcext:value-type="string">
            <text:p>予約カレンダー</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明るい緑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ること。</text:p>
            <text:p><text:span text:style-name="T1">(ロ. データ)</text:span></text:p>
            <text:p><text:span text:style-name="T1">1.授業テーブル(classwork)に同日の授業データがあること。</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9"/>
          <table:covered-table-cell table:style-name="ce14"/>
          <table:table-cell table:style-name="ce14" office:value-type="string" calcext:value-type="string">
            <text:p>日ごと授業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授業一覧の背景色が白(活性)かつ予約状況が予約可の授業データを押下する。</text:p>
          </table:table-cell>
          <table:table-cell table:style-name="ce39" office:value-type="string" calcext:value-type="string">
            <text:p><text:span text:style-name="T1">(イ. 遷移)</text:span></text:p>
            <text:p><text:span text:style-name="T1">1.授業予約ダイアログが表示される。</text:span></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5">
          <table:covered-table-cell table:style-name="ce9"/>
          <table:covered-table-cell table:style-name="ce14"/>
          <table:table-cell table:style-name="ce14" office:value-type="string" calcext:value-type="string">
            <text:p>授業予約ダイアログ</text:p>
          </table:table-cell>
          <table:table-cell table:style-name="ce14" office:value-type="string" calcext:value-type="string">
            <text:p>はいボタン</text:p>
          </table:table-cell>
          <table:table-cell table:style-name="ce15" office:value-type="string" calcext:value-type="string">
            <text:p>正常</text:p>
          </table:table-cell>
          <table:table-cell table:style-name="ce18" office:value-type="string" calcext:value-type="string">
            <text:p>1.はいボタンを押下する。</text:p>
          </table:table-cell>
          <table:table-cell table:style-name="ce19" office:value-type="string" calcext:value-type="string">
            <text:p><text:span text:style-name="T2">(イ. 遷移)</text:span></text:p>
            <text:p><text:span text:style-name="T2">1.以下の通りとなること。</text:span></text:p>
            <text:p><text:span text:style-name="T2"> a.授業予約ダイアログが閉じられる。</text:span></text:p>
            <text:p><text:span text:style-name="T2"> b.日ごと予約者一覧が更新され、選択した授業データの予約状況が予約済となること。</text:span></text:p>
            <text:p><text:span text:style-name="T2"> c.予約済の授業一覧が更新され、選択した授業データが追加されること。</text:span></text:p>
            <text:p><text:span text:style-name="T2">(ロ. データ)</text:span></text:p>
            <text:p><text:span text:style-name="T2">1.授業予約ダイアログが閉じられること。</text:span></text:p>
          </table:table-cell>
          <table:table-cell table:style-name="ce23" table:number-columns-repeated="2"/>
          <table:table-cell table:style-name="ce26"/>
          <table:table-cell table:style-name="ce27"/>
          <table:table-cell table:number-columns-repeated="1013"/>
        </table:table-row>
        <table:table-row table:style-name="ro13">
          <table:table-cell table:style-name="ce33" office:value-type="float" office:value="2" calcext:value-type="float" table:number-columns-spanned="1" table:number-rows-spanned="4">
            <text:p>2</text:p>
          </table:table-cell>
          <table:table-cell table:style-name="ce14" office:value-type="string" calcext:value-type="string" table:number-columns-spanned="1" table:number-rows-spanned="4">
            <text:p>会員画面への管理者ログインと授業キャンセル</text:p>
          </table:table-cell>
          <table:table-cell table:style-name="ce14" office:value-type="string" calcext:value-type="string">
            <text:p>日ごと予約者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1.選択したユーザとして会員トップ画面へ遷移す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9">
          <table:covered-table-cell table:style-name="ce33"/>
          <table:covered-table-cell table:style-name="ce14"/>
          <table:table-cell table:style-name="ce14" office:value-type="string" calcext:value-type="string">
            <text:p>予約カレンダー</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明るい黄色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ること。</text:p>
            <text:p><text:span text:style-name="T1">(ロ. データ)</text:span></text:p>
            <text:p><text:span text:style-name="T1">1.授業テーブル(classwork)に同日の授業データがあること。</text:span></text:p>
          </table:table-cell>
          <table:table-cell table:style-name="ce23" table:number-columns-repeated="2"/>
          <table:table-cell table:style-name="ce26"/>
          <table:table-cell table:style-name="ce27"/>
          <table:table-cell table:number-columns-repeated="1013"/>
        </table:table-row>
        <table:table-row table:style-name="ro15">
          <table:covered-table-cell table:style-name="ce9"/>
          <table:covered-table-cell table:style-name="ce14"/>
          <table:table-cell table:style-name="ce14" office:value-type="string" calcext:value-type="string">
            <text:p>日ごと授業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 色が黄色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キャンセル済みの授業(本人、管理者操作問わず)の情報が記載されていないこと。</text:p>
            <text:p><text:span text:style-name="T1">1.受講テーブル(user_classwork)に同日のキャンセル済の授業データ(受講状態列(user_work_status)の値が10または11)があること。</text:span></text:p>
          </table:table-cell>
          <table:table-cell table:style-name="ce23" table:number-columns-repeated="2"/>
          <table:table-cell table:style-name="ce26"/>
          <table:table-cell table:style-name="ce27"/>
          <table:table-cell table:number-columns-repeated="1013"/>
        </table:table-row>
        <table:table-row table:style-name="ro43">
          <table:covered-table-cell table:style-name="ce9"/>
          <table:covered-table-cell table:style-name="ce14"/>
          <table:table-cell table:style-name="ce14" office:value-type="string" calcext:value-type="string">
            <text:p>授業キャンセルダイアログ</text:p>
          </table:table-cell>
          <table:table-cell table:style-name="ce14" office:value-type="string" calcext:value-type="string">
            <text:p>はいボタン</text:p>
          </table:table-cell>
          <table:table-cell table:style-name="ce15" office:value-type="string" calcext:value-type="string">
            <text:p>正常</text:p>
          </table:table-cell>
          <table:table-cell table:style-name="ce18" office:value-type="string" calcext:value-type="string">
            <text:p>1.はいボタンを押下する。</text:p>
          </table:table-cell>
          <table:table-cell table:style-name="ce19" office:value-type="string" calcext:value-type="string">
            <text:p><text:span text:style-name="T2">(イ. 遷移)</text:span></text:p>
            <text:p><text:span text:style-name="T2">1.以下の通りとなること。</text:span></text:p>
            <text:p><text:span text:style-name="T2"> a.授業キャンセルダイアログが閉じられる。</text:span></text:p>
            <text:p><text:span text:style-name="T2"> b.日ごと予約者一覧が更新され、選択した授業データの予約状況がキャンセル(管理者)となること。</text:span></text:p>
            <text:p><text:span text:style-name="T2"> c.予約済の授業一覧が更新され、選択した授業データが無くなること。</text:span></text:p>
            <text:p><text:span text:style-name="T2">(ロ. データ)</text:span></text:p>
            <text:p><text:span text:style-name="T2">1.授業予約ダイアログが閉じられること。</text:span></text:p>
          </table:table-cell>
          <table:table-cell table:style-name="ce23" table:number-columns-repeated="2"/>
          <table:table-cell table:style-name="ce26"/>
          <table:table-cell table:style-name="ce27"/>
          <table:table-cell table:number-columns-repeated="1013"/>
        </table:table-row>
        <table:table-row table:style-name="ro13">
          <table:table-cell table:style-name="ce33" office:value-type="float" office:value="3" calcext:value-type="float" table:number-columns-spanned="1" table:number-rows-spanned="4">
            <text:p>3</text:p>
          </table:table-cell>
          <table:table-cell table:style-name="ce14" office:value-type="string" calcext:value-type="string" table:number-columns-spanned="1" table:number-rows-spanned="4">
            <text:p>会員画面への管理者ログインと授業予約(キャンセル済の授業に対して)</text:p>
          </table:table-cell>
          <table:table-cell table:style-name="ce14" office:value-type="string" calcext:value-type="string">
            <text:p>日ごと予約者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1.選択したユーザとして会員トップ画面へ遷移す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9">
          <table:covered-table-cell table:style-name="ce33"/>
          <table:covered-table-cell table:style-name="ce14"/>
          <table:table-cell table:style-name="ce14" office:value-type="string" calcext:value-type="string">
            <text:p>予約カレンダー</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明るい緑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ること。</text:p>
            <text:p><text:span text:style-name="T1">(ロ. データ)</text:span></text:p>
            <text:p><text:span text:style-name="T1">1.授業テーブル(classwork)に同日の授業データがあること。</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9"/>
          <table:covered-table-cell table:style-name="ce14"/>
          <table:table-cell table:style-name="ce14" office:value-type="string" calcext:value-type="string">
            <text:p>日ごと授業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授業一覧の背景色が白(活性)かつ予約状況がキャンセル(管理者)の授業データを押下する。</text:p>
          </table:table-cell>
          <table:table-cell table:style-name="ce39" office:value-type="string" calcext:value-type="string">
            <text:p><text:span text:style-name="T1">(イ. 遷移)</text:span></text:p>
            <text:p><text:span text:style-name="T1">1.授業予約ダイアログが表示される。</text:span></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5">
          <table:covered-table-cell table:style-name="ce9"/>
          <table:covered-table-cell table:style-name="ce14"/>
          <table:table-cell table:style-name="ce14" office:value-type="string" calcext:value-type="string">
            <text:p>授業予約ダイアログ</text:p>
          </table:table-cell>
          <table:table-cell table:style-name="ce14" office:value-type="string" calcext:value-type="string">
            <text:p>はいボタン</text:p>
          </table:table-cell>
          <table:table-cell table:style-name="ce15" office:value-type="string" calcext:value-type="string">
            <text:p>正常</text:p>
          </table:table-cell>
          <table:table-cell table:style-name="ce18" office:value-type="string" calcext:value-type="string">
            <text:p>1.はいボタンを押下する。</text:p>
          </table:table-cell>
          <table:table-cell table:style-name="ce19" office:value-type="string" calcext:value-type="string">
            <text:p><text:span text:style-name="T2">(イ. 遷移)</text:span></text:p>
            <text:p><text:span text:style-name="T2">1.以下の通りとなること。</text:span></text:p>
            <text:p><text:span text:style-name="T2"> a.授業予約ダイアログが閉じられる。</text:span></text:p>
            <text:p><text:span text:style-name="T2"> b.日ごと予約者一覧が更新され、選択した授業データの予約状況が予約済となること。</text:span></text:p>
            <text:p><text:span text:style-name="T2"> c.予約済の授業一覧が更新され、選択した授業データが追加されること。</text:span></text:p>
            <text:p><text:span text:style-name="T2">(ロ. データ)</text:span></text:p>
            <text:p><text:span text:style-name="T2">1.授業予約ダイアログが閉じられること。</text:span></text:p>
          </table:table-cell>
          <table:table-cell table:style-name="ce23" table:number-columns-repeated="2"/>
          <table:table-cell table:style-name="ce26"/>
          <table:table-cell table:style-name="ce27"/>
          <table:table-cell table:number-columns-repeated="1013"/>
        </table:table-row>
        <table:table-row table:style-name="ro13">
          <table:table-cell table:style-name="ce9" office:value-type="float" office:value="4" calcext:value-type="float" table:number-columns-spanned="1" table:number-rows-spanned="9">
            <text:p>4</text:p>
          </table:table-cell>
          <table:table-cell table:style-name="ce14" office:value-type="string" calcext:value-type="string" table:number-columns-spanned="1" table:number-rows-spanned="9">
            <text:p>会員画面への管理者ログインとブログ記事作成</text:p>
          </table:table-cell>
          <table:table-cell table:style-name="ce14" office:value-type="string" calcext:value-type="string">
            <text:p>日ごと予約者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1.選択したユーザとして会員トップ画面へ遷移す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office:value-type="float" office:value="11" calcext:value-type="float">
            <text:p>11</text:p>
          </table:covered-table-cell>
          <table:covered-table-cell table:style-name="ce14"/>
          <table:table-cell table:style-name="ce36" office:value-type="string" calcext:value-type="string">
            <text:p>ボタン</text:p>
          </table:table-cell>
          <table:table-cell table:style-name="ce14"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 マイブログ画面ボタンを押下する。</text:p>
          </table:table-cell>
          <table:table-cell table:style-name="ce20" office:value-type="string" calcext:value-type="string">
            <text:p>(イ. 遷移)</text:p>
            <text:p>1.マイブログ画面に遷移す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office:value-type="float" office:value="29" calcext:value-type="float">
            <text:p>29</text:p>
          </table:covered-table-cell>
          <table:covered-table-cell table:style-name="ce14"/>
          <table:table-cell table:number-columns-repeated="2" table:style-name="ce14" office:value-type="string" calcext:value-type="string">
            <text:p>新規ボタン</text:p>
          </table:table-cell>
          <table:table-cell table:style-name="ce16" office:value-type="string" calcext:value-type="string">
            <text:p>正常</text:p>
          </table:table-cell>
          <table:table-cell table:style-name="ce38" office:value-type="string" calcext:value-type="string">
            <text:p>1.新規ボタンを押下する。</text:p>
            <text:p/>
          </table:table-cell>
          <table:table-cell table:style-name="ce20" office:value-type="string" calcext:value-type="string">
            <text:p>(イ. 遷移)</text:p>
            <text:p>1.ブログ編集画面へ遷移す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office:value-type="float" office:value="2" calcext:value-type="float">
            <text:p>2</text:p>
          </table:covered-table-cell>
          <table:covered-table-cell table:style-name="ce14"/>
          <table:table-cell table:style-name="ce14" office:value-type="string" calcext:value-type="string">
            <text:p>タイトル編集</text:p>
          </table:table-cell>
          <table:table-cell table:style-name="ce14" office:value-type="string" calcext:value-type="string">
            <text:p>タイトル入力フォーム</text:p>
          </table:table-cell>
          <table:table-cell table:style-name="ce16" office:value-type="string" calcext:value-type="string">
            <text:p>正常</text:p>
          </table:table-cell>
          <table:table-cell table:style-name="ce18" office:value-type="string" calcext:value-type="string">
            <text:p>1.タイトル入力フォームを押下する。</text:p>
            <text:p>2.入力を行う。</text:p>
          </table:table-cell>
          <table:table-cell table:style-name="ce20" office:value-type="string" calcext:value-type="string">
            <text:p>(イ. 遷移)</text:p>
            <text:p>1.タイトル入力フォームへのフォーカスが行われる事。</text:p>
            <text:p>2.入力が行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table:covered-table-cell table:style-name="ce14"/>
          <table:table-cell table:style-name="ce14" office:value-type="string" calcext:value-type="string">
            <text:p>タイトル編集</text:p>
          </table:table-cell>
          <table:table-cell table:style-name="ce14" office:value-type="string" calcext:value-type="string">
            <text:p>タイトル入力フォーム</text:p>
          </table:table-cell>
          <table:table-cell table:style-name="ce16" office:value-type="string" calcext:value-type="string">
            <text:p>正常</text:p>
          </table:table-cell>
          <table:table-cell table:style-name="ce18" office:value-type="string" calcext:value-type="string">
            <text:p>1.タイトル入力フォームを押下する。</text:p>
            <text:p>2.入力を行う。</text:p>
          </table:table-cell>
          <table:table-cell table:style-name="ce20" office:value-type="string" calcext:value-type="string">
            <text:p>(イ. 遷移)</text:p>
            <text:p>1.タイトル入力フォームへのフォーカスが行われる事。</text:p>
            <text:p>2.入力が行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table:covered-table-cell table:style-name="ce14"/>
          <table:table-cell table:style-name="ce14" office:value-type="string" calcext:value-type="string">
            <text:p>画像編集</text:p>
          </table:table-cell>
          <table:table-cell table:style-name="ce14" office:value-type="string" calcext:value-type="string">
            <text:p>選択ボタン</text:p>
          </table:table-cell>
          <table:table-cell table:style-name="ce16" office:value-type="string" calcext:value-type="string">
            <text:p>正常</text:p>
          </table:table-cell>
          <table:table-cell table:style-name="ce18" office:value-type="string" calcext:value-type="string">
            <text:p>1.任意の選択ボタンを押下する。</text:p>
            <text:p>2.任意の画像ファイルを選択する。</text:p>
          </table:table-cell>
          <table:table-cell table:style-name="ce20"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table:covered-table-cell table:style-name="ce14"/>
          <table:table-cell table:style-name="ce14" office:value-type="string" calcext:value-type="string">
            <text:p>本文編集</text:p>
          </table:table-cell>
          <table:table-cell table:style-name="ce14" office:value-type="string" calcext:value-type="string">
            <text:p>本文入力フォーム</text:p>
          </table:table-cell>
          <table:table-cell table:style-name="ce16" office:value-type="string" calcext:value-type="string">
            <text:p>正常</text:p>
          </table:table-cell>
          <table:table-cell table:style-name="ce18" office:value-type="string" calcext:value-type="string">
            <text:p><text:span text:style-name="T1">1.本文入力フォームを押下する。</text:span></text:p>
            <text:p><text:span text:style-name="T1">2.入力を行う。</text:span></text:p>
          </table:table-cell>
          <table:table-cell table:style-name="ce20" office:value-type="string" calcext:value-type="string">
            <text:p>(イ. 遷移)</text:p>
            <text:p>1.本文入力フォームへのフォーカスが行われる事。</text:p>
            <text:p><text:span text:style-name="T1">2.入力が行えること。</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table:table-cell table:style-name="ce14" office:value-type="string" calcext:value-type="string">
            <text:p>公開設定編集</text:p>
          </table:table-cell>
          <table:table-cell table:style-name="ce14" office:value-type="string" calcext:value-type="string">
            <text:p>公開設定ラジオボタン</text:p>
          </table:table-cell>
          <table:table-cell table:style-name="ce16" office:value-type="string" calcext:value-type="string">
            <text:p>正常</text:p>
          </table:table-cell>
          <table:table-cell table:style-name="ce18" office:value-type="string" calcext:value-type="string">
            <text:p>1.公開設定ラジオボタンのうち公開のラジオボタンを押下する。</text:p>
            <text:p/>
          </table:table-cell>
          <table:table-cell table:style-name="ce20" office:value-type="string" calcext:value-type="string">
            <text:p>(イ. 遷移)</text:p>
            <text:p>1.公開のラジオボタンにチェックが入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33"/>
          <table:covered-table-cell table:style-name="ce14"/>
          <table:table-cell table:style-name="ce14" office:value-type="string" calcext:value-type="string">
            <text:p>ボタン</text:p>
          </table:table-cell>
          <table:table-cell table:style-name="ce14" office:value-type="string" calcext:value-type="string">
            <text:p>編集ボタン</text:p>
          </table:table-cell>
          <table:table-cell table:style-name="ce16" office:value-type="string" calcext:value-type="string">
            <text:p>正常</text:p>
          </table:table-cell>
          <table:table-cell table:style-name="ce38" office:value-type="string" calcext:value-type="string">
            <text:p>1.タイトル編集フォーム、本文編集フォームそれぞれに内容が入力されている状態で編集ボタンを押下する。</text:p>
          </table:table-cell>
          <table:table-cell table:style-name="ce20" office:value-type="string" calcext:value-type="string">
            <text:p>(イ. 遷移)</text:p>
            <text:p>1.以下を満たすこと。</text:p>
            <text:p> a.マイブログ画面へ遷移すること。</text:p>
            <text:p> b.入力した内容で記事が作成され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3">
          <table:table-cell table:style-name="ce9" office:value-type="float" office:value="5" calcext:value-type="float" table:number-columns-spanned="1" table:number-rows-spanned="9">
            <text:p>5</text:p>
          </table:table-cell>
          <table:table-cell table:style-name="ce14" office:value-type="string" calcext:value-type="string" table:number-columns-spanned="1" table:number-rows-spanned="9">
            <text:p>会員画面への管理者ログインとブログ記事編集</text:p>
          </table:table-cell>
          <table:table-cell table:style-name="ce14" office:value-type="string" calcext:value-type="string">
            <text:p>日ごと予約者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1.選択したユーザとして会員トップ画面へ遷移す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office:value-type="float" office:value="11" calcext:value-type="float">
            <text:p>11</text:p>
          </table:covered-table-cell>
          <table:covered-table-cell table:style-name="ce14"/>
          <table:table-cell table:style-name="ce36" office:value-type="string" calcext:value-type="string">
            <text:p>ボタン</text:p>
          </table:table-cell>
          <table:table-cell table:style-name="ce14"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 マイブログ画面ボタンを押下する。</text:p>
          </table:table-cell>
          <table:table-cell table:style-name="ce20" office:value-type="string" calcext:value-type="string">
            <text:p>(イ. 遷移)</text:p>
            <text:p>1.マイブログ画面に遷移す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office:value-type="float" office:value="29" calcext:value-type="float">
            <text:p>29</text:p>
          </table:covered-table-cell>
          <table:covered-table-cell table:style-name="ce14"/>
          <table:table-cell table:number-columns-repeated="2" table:style-name="ce14" office:value-type="string" calcext:value-type="string">
            <text:p>新規ボタン</text:p>
          </table:table-cell>
          <table:table-cell table:style-name="ce16" office:value-type="string" calcext:value-type="string">
            <text:p>正常</text:p>
          </table:table-cell>
          <table:table-cell table:style-name="ce38" office:value-type="string" calcext:value-type="string">
            <text:p>1.新規ボタンを押下する。</text:p>
            <text:p/>
          </table:table-cell>
          <table:table-cell table:style-name="ce20" office:value-type="string" calcext:value-type="string">
            <text:p>(イ. 遷移)</text:p>
            <text:p>1.ブログ編集画面へ遷移す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office:value-type="float" office:value="2" calcext:value-type="float">
            <text:p>2</text:p>
          </table:covered-table-cell>
          <table:covered-table-cell table:style-name="ce14"/>
          <table:table-cell table:style-name="ce14" office:value-type="string" calcext:value-type="string">
            <text:p>タイトル編集</text:p>
          </table:table-cell>
          <table:table-cell table:style-name="ce14" office:value-type="string" calcext:value-type="string">
            <text:p>タイトル入力フォーム</text:p>
          </table:table-cell>
          <table:table-cell table:style-name="ce16" office:value-type="string" calcext:value-type="string">
            <text:p>正常</text:p>
          </table:table-cell>
          <table:table-cell table:style-name="ce18" office:value-type="string" calcext:value-type="string">
            <text:p>1.タイトル入力フォームを押下する。</text:p>
            <text:p>2.入力を行う。</text:p>
          </table:table-cell>
          <table:table-cell table:style-name="ce20" office:value-type="string" calcext:value-type="string">
            <text:p>(イ. 遷移)</text:p>
            <text:p>1.タイトル入力フォームへのフォーカスが行われる事。</text:p>
            <text:p>2.入力が行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table:covered-table-cell table:style-name="ce14"/>
          <table:table-cell table:style-name="ce14" office:value-type="string" calcext:value-type="string">
            <text:p>タイトル編集</text:p>
          </table:table-cell>
          <table:table-cell table:style-name="ce14" office:value-type="string" calcext:value-type="string">
            <text:p>タイトル入力フォーム</text:p>
          </table:table-cell>
          <table:table-cell table:style-name="ce16" office:value-type="string" calcext:value-type="string">
            <text:p>正常</text:p>
          </table:table-cell>
          <table:table-cell table:style-name="ce18" office:value-type="string" calcext:value-type="string">
            <text:p>1.タイトル入力フォームを押下する。</text:p>
            <text:p>2.入力を行う。</text:p>
          </table:table-cell>
          <table:table-cell table:style-name="ce20" office:value-type="string" calcext:value-type="string">
            <text:p>(イ. 遷移)</text:p>
            <text:p>1.タイトル入力フォームへのフォーカスが行われる事。</text:p>
            <text:p>2.入力が行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table:covered-table-cell table:style-name="ce14"/>
          <table:table-cell table:style-name="ce14" office:value-type="string" calcext:value-type="string">
            <text:p>画像編集</text:p>
          </table:table-cell>
          <table:table-cell table:style-name="ce14" office:value-type="string" calcext:value-type="string">
            <text:p>選択ボタン</text:p>
          </table:table-cell>
          <table:table-cell table:style-name="ce16" office:value-type="string" calcext:value-type="string">
            <text:p>正常</text:p>
          </table:table-cell>
          <table:table-cell table:style-name="ce18" office:value-type="string" calcext:value-type="string">
            <text:p>1.任意の選択ボタンを押下する。</text:p>
            <text:p>2.任意の画像ファイルを選択する。</text:p>
          </table:table-cell>
          <table:table-cell table:style-name="ce20"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table:covered-table-cell table:style-name="ce14"/>
          <table:table-cell table:style-name="ce14" office:value-type="string" calcext:value-type="string">
            <text:p>本文編集</text:p>
          </table:table-cell>
          <table:table-cell table:style-name="ce14" office:value-type="string" calcext:value-type="string">
            <text:p>本文入力フォーム</text:p>
          </table:table-cell>
          <table:table-cell table:style-name="ce16" office:value-type="string" calcext:value-type="string">
            <text:p>正常</text:p>
          </table:table-cell>
          <table:table-cell table:style-name="ce18" office:value-type="string" calcext:value-type="string">
            <text:p><text:span text:style-name="T1">1.本文入力フォームを押下する。</text:span></text:p>
            <text:p><text:span text:style-name="T1">2.入力を行う。</text:span></text:p>
          </table:table-cell>
          <table:table-cell table:style-name="ce20" office:value-type="string" calcext:value-type="string">
            <text:p>(イ. 遷移)</text:p>
            <text:p>1.本文入力フォームへのフォーカスが行われる事。</text:p>
            <text:p><text:span text:style-name="T1">2.入力が行えること。</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table:table-cell table:style-name="ce14" office:value-type="string" calcext:value-type="string">
            <text:p>公開設定編集</text:p>
          </table:table-cell>
          <table:table-cell table:style-name="ce14" office:value-type="string" calcext:value-type="string">
            <text:p>公開設定ラジオボタン</text:p>
          </table:table-cell>
          <table:table-cell table:style-name="ce16" office:value-type="string" calcext:value-type="string">
            <text:p>正常</text:p>
          </table:table-cell>
          <table:table-cell table:style-name="ce18" office:value-type="string" calcext:value-type="string">
            <text:p>1.公開設定ラジオボタンのうち公開のラジオボタンを押下する。</text:p>
            <text:p/>
          </table:table-cell>
          <table:table-cell table:style-name="ce20" office:value-type="string" calcext:value-type="string">
            <text:p>(イ. 遷移)</text:p>
            <text:p>1.公開のラジオボタンにチェックが入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33"/>
          <table:covered-table-cell table:style-name="ce14"/>
          <table:table-cell table:style-name="ce14" office:value-type="string" calcext:value-type="string">
            <text:p>ボタン</text:p>
          </table:table-cell>
          <table:table-cell table:style-name="ce14" office:value-type="string" calcext:value-type="string">
            <text:p>編集ボタン</text:p>
          </table:table-cell>
          <table:table-cell table:style-name="ce16" office:value-type="string" calcext:value-type="string">
            <text:p>正常</text:p>
          </table:table-cell>
          <table:table-cell table:style-name="ce38" office:value-type="string" calcext:value-type="string">
            <text:p>1.タイトル編集フォーム、本文編集フォームそれぞれに内容が入力されている状態で編集ボタンを押下する。</text:p>
          </table:table-cell>
          <table:table-cell table:style-name="ce20" office:value-type="string" calcext:value-type="string">
            <text:p>(イ. 遷移)</text:p>
            <text:p>1.以下を満たすこと。</text:p>
            <text:p> a.マイブログ画面へ遷移すること。</text:p>
            <text:p> b.入力した内容で記事が作成され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3">
          <table:table-cell table:style-name="ce33" office:value-type="float" office:value="6" calcext:value-type="float" table:number-columns-spanned="1" table:number-rows-spanned="4">
            <text:p>6</text:p>
          </table:table-cell>
          <table:table-cell table:style-name="ce14" office:value-type="string" calcext:value-type="string" table:number-columns-spanned="1" table:number-rows-spanned="4">
            <text:p>会員画面への管理者ログインとブログ記事削除</text:p>
          </table:table-cell>
          <table:table-cell table:style-name="ce14" office:value-type="string" calcext:value-type="string">
            <text:p>日ごと予約者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1.選択したユーザとして会員トップ画面へ遷移す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table:table-cell table:style-name="ce36" office:value-type="string" calcext:value-type="string">
            <text:p>ボタン</text:p>
          </table:table-cell>
          <table:table-cell table:style-name="ce14"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 マイブログ画面ボタンを押下する。</text:p>
          </table:table-cell>
          <table:table-cell table:style-name="ce20" office:value-type="string" calcext:value-type="string">
            <text:p>(イ. 遷移)</text:p>
            <text:p>1.マイブログ画面に遷移す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5">
          <table:covered-table-cell table:style-name="ce33"/>
          <table:covered-table-cell table:style-name="ce14"/>
          <table:table-cell table:style-name="ce14" office:value-type="string" calcext:value-type="string">
            <text:p>ブログ編集</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任意の記事の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記事が削除された旨のメッセージが表示され、ブログ一覧からチェックを入れた記事が消えること。</text:p>
            <text:p>(ロ. データ)</text:p>
            <text:p>1.</text:p>
            <text:p><text:span text:style-name="T1"/></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33"/>
          <table:covered-table-cell table:style-name="ce14"/>
          <table:table-cell table:style-name="ce36" office:value-type="string" calcext:value-type="string">
            <text:p>ボタン</text:p>
          </table:table-cell>
          <table:table-cell table:style-name="ce14"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 マイブログ画面ボタンを押下する。</text:p>
          </table:table-cell>
          <table:table-cell table:style-name="ce20" office:value-type="string" calcext:value-type="string">
            <text:p>(イ. 遷移)</text:p>
            <text:p>1.以下を満たすこと。</text:p>
            <text:p> a.マイブログ画面に遷移すること。</text:p>
            <text:p> b.削除を行った記事が表示されていない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3">
          <table:table-cell table:style-name="ce33" office:value-type="float" office:value="7" calcext:value-type="float" table:number-columns-spanned="1" table:number-rows-spanned="4">
            <text:p>7</text:p>
          </table:table-cell>
          <table:table-cell table:style-name="ce14" office:value-type="string" calcext:value-type="string" table:number-columns-spanned="1" table:number-rows-spanned="4">
            <text:p>会員画面への管理者ログインとギャラリー記事作成</text:p>
          </table:table-cell>
          <table:table-cell table:style-name="ce14" office:value-type="string" calcext:value-type="string">
            <text:p>日ごと予約者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1.選択したユーザとして会員トップ画面へ遷移す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table:table-cell table:style-name="ce36" office:value-type="string" calcext:value-type="string">
            <text:p>ボタン</text:p>
          </table:table-cell>
          <table:table-cell table:style-name="ce14"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マイギャラリー画面ボタンを押下する。</text:p>
          </table:table-cell>
          <table:table-cell table:style-name="ce20" office:value-type="string" calcext:value-type="string">
            <text:p>(イ. 遷移)</text:p>
            <text:p>1.マイギャラリー画面に遷移す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53">
          <table:covered-table-cell table:style-name="ce33"/>
          <table:covered-table-cell table:style-name="ce14"/>
          <table:table-cell table:style-name="ce36" office:value-type="string" calcext:value-type="string">
            <text:p>ボタン</text:p>
          </table:table-cell>
          <table:table-cell table:style-name="ce14" office:value-type="string" calcext:value-type="string">
            <text:p>新規ボタン</text:p>
          </table:table-cell>
          <table:table-cell table:style-name="ce16" office:value-type="string" calcext:value-type="string">
            <text:p>正常</text:p>
          </table:table-cell>
          <table:table-cell table:style-name="ce18" office:value-type="string" calcext:value-type="string">
            <text:p>1.新規ボタンを押下する。</text:p>
            <text:p>2.任意の画像ファイルを選択する。</text:p>
          </table:table-cell>
          <table:table-cell table:style-name="ce20" office:value-type="string" calcext:value-type="string">
            <text:p>(イ. 遷移)</text:p>
            <text:p>1.ファイルエクスプローラーが立ち上がること。</text:p>
            <text:p>2.以下の条件を満たしている事。</text:p>
            <text:p> a.ギャラリー一覧の先頭に新規記事が追加され、ギャラリー一覧の最後尾にあった記事が見えなくなっていること。</text:p>
            <text:p> b.ギャラリー一覧に追加された新規記事に選択した画像が表示されていること。</text:p>
            <text:p> c.ギャラリー一覧に追加された新規記事のタイトルが空白になっていること。</text:p>
            <text:p> d.ギャラリー一覧に追加された新規記事のコメントに「コメントを入力」と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33"/>
          <table:covered-table-cell table:style-name="ce14"/>
          <table:table-cell table:style-name="ce36" office:value-type="string" calcext:value-type="string">
            <text:p>ボタン</text:p>
          </table:table-cell>
          <table:table-cell table:style-name="ce14"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マイギャラリー画面ボタンを押下する。</text:p>
          </table:table-cell>
          <table:table-cell table:style-name="ce20" office:value-type="string" calcext:value-type="string">
            <text:p>(イ. 遷移)</text:p>
            <text:p>1.以下を満たすこと。</text:p>
            <text:p> a.マイギャラリー画面に遷移すること。</text:p>
            <text:p> b.作成した記事が表示され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3">
          <table:table-cell table:style-name="ce33" office:value-type="float" office:value="8" calcext:value-type="float" table:number-columns-spanned="1" table:number-rows-spanned="3">
            <text:p>8</text:p>
          </table:table-cell>
          <table:table-cell table:style-name="ce14" office:value-type="string" calcext:value-type="string" table:number-columns-spanned="1" table:number-rows-spanned="3">
            <text:p>会員画面への管理者ログインとギャラリー記事編集</text:p>
          </table:table-cell>
          <table:table-cell table:style-name="ce14" office:value-type="string" calcext:value-type="string">
            <text:p>日ごと予約者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1.選択したユーザとして会員トップ画面へ遷移す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table:table-cell table:style-name="ce36" office:value-type="string" calcext:value-type="string">
            <text:p>ボタン</text:p>
          </table:table-cell>
          <table:table-cell table:style-name="ce14"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マイギャラリー画面ボタンを押下する。</text:p>
          </table:table-cell>
          <table:table-cell table:style-name="ce20" office:value-type="string" calcext:value-type="string">
            <text:p>(イ. 遷移)</text:p>
            <text:p>1.マイギャラリー画面に遷移す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52">
          <table:covered-table-cell table:style-name="ce33" office:value-type="float" office:value="2" calcext:value-type="float">
            <text:p>2</text:p>
          </table:covered-table-cell>
          <table:covered-table-cell table:style-name="ce14" office:value-type="string" calcext:value-type="string">
            <text:p>ギャラリー記事</text:p>
          </table:covered-table-cell>
          <table:table-cell table:number-columns-repeated="2" table:style-name="ce36" office:value-type="string" calcext:value-type="string">
            <text:p>記事更新</text:p>
          </table:table-cell>
          <table:table-cell table:style-name="ce16" office:value-type="string" calcext:value-type="string">
            <text:p>正常</text:p>
          </table:table-cell>
          <table:table-cell table:style-name="ce38" office:value-type="string" calcext:value-type="string">
            <text:p><text:span text:style-name="T2">1.タイトルをダブルクリック(またはダブルタップ)する。</text:span></text:p>
            <text:p><text:span text:style-name="T2">2.タイトルを編集後、タイトルの外を押下する。</text:span></text:p>
            <text:p><text:span text:style-name="T2">3.コメントをダブルクリック(またはダブルタップ)する。</text:span></text:p>
            <text:p>4.コメントを編集後、コメントの外を押下する。</text:p>
            <text:p>5.チェックボックスを押下する。</text:p>
            <text:p>6.更新ボタンを押下する。</text:p>
            <text:p><text:span text:style-name="T1">7.マイギャラリー画面ボタンを押下する。</text:span></text:p>
          </table:table-cell>
          <table:table-cell table:style-name="ce20" office:value-type="string" calcext:value-type="string">
            <text:p>(イ. 遷移)</text:p>
            <text:p>1.タイトルがテキストボックスになり、編集できること。</text:p>
            <text:p>2.テキストボックスがなくなり、編集したタイトルが反映されること。</text:p>
            <text:p><text:span text:style-name="T1">3.コメントがテキストエリアになり、編集できること。</text:span></text:p>
            <text:p><text:span text:style-name="T1">4.テキストエリアがなくなり、編集したエリアが反映されること。</text:span></text:p>
            <text:p><text:span text:style-name="T1">5.チェックボックスにチェックが入ること。</text:span></text:p>
            <text:p><text:span text:style-name="T1">6.選択した記事が更新された旨のメッセージが表示されること。</text:span></text:p>
            <text:p><text:span text:style-name="T1">7.更新を行った記事が更新直前と同じ内容となっていること。</text:span></text:p>
            <text:p>(ロ. データ)</text:p>
            <text:p>6.ギャラリーテーブル(user_image)テーブルのレコードのIDを指定して更新を行う。</text:p>
            <text:p>  更新列とセットする値は以下の通りとなる。</text:p>
            <text:p>  a.タイトル(title) : 編集した更新対象の記事のタイトル </text:p>
            <text:p>  b.本文(content) : 編集した更新対象の記事の本文 </text:p>
            <text:p>  c.更新日時(update_timestamp) : 更新を行った時刻</text:p>
          </table:table-cell>
          <table:table-cell table:style-name="ce23" table:number-columns-repeated="2"/>
          <table:table-cell table:style-name="ce26"/>
          <table:table-cell table:style-name="ce27"/>
          <table:table-cell table:number-columns-repeated="1013"/>
        </table:table-row>
        <table:table-row table:style-name="ro13">
          <table:table-cell table:style-name="ce33" office:value-type="float" office:value="9" calcext:value-type="float" table:number-columns-spanned="1" table:number-rows-spanned="4">
            <text:p>9</text:p>
          </table:table-cell>
          <table:table-cell table:style-name="ce14" office:value-type="string" calcext:value-type="string" table:number-columns-spanned="1" table:number-rows-spanned="4">
            <text:p>会員画面への管理者ログインとギャラリー記事削除</text:p>
          </table:table-cell>
          <table:table-cell table:style-name="ce14" office:value-type="string" calcext:value-type="string">
            <text:p>日ごと予約者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1.選択したユーザとして会員トップ画面へ遷移す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table:table-cell table:style-name="ce36" office:value-type="string" calcext:value-type="string">
            <text:p>ボタン</text:p>
          </table:table-cell>
          <table:table-cell table:style-name="ce14"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マイギャラリー画面ボタンを押下する。</text:p>
          </table:table-cell>
          <table:table-cell table:style-name="ce20" office:value-type="string" calcext:value-type="string">
            <text:p>(イ. 遷移)</text:p>
            <text:p>1.マイギャラリー画面に遷移す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52">
          <table:covered-table-cell table:style-name="ce33" office:value-type="float" office:value="2" calcext:value-type="float">
            <text:p>2</text:p>
          </table:covered-table-cell>
          <table:covered-table-cell table:style-name="ce14"/>
          <table:table-cell table:number-columns-repeated="2" table:style-name="ce36" office:value-type="string" calcext:value-type="string">
            <text:p>記事更新</text:p>
          </table:table-cell>
          <table:table-cell table:style-name="ce16" office:value-type="string" calcext:value-type="string">
            <text:p>正常</text:p>
          </table:table-cell>
          <table:table-cell table:style-name="ce38" office:value-type="string" calcext:value-type="string">
            <text:p><text:span text:style-name="T2">1.タイトルをダブルクリック(またはダブルタップ)する。</text:span></text:p>
            <text:p><text:span text:style-name="T2">2.タイトルを編集後、タイトルの外を押下する。</text:span></text:p>
            <text:p><text:span text:style-name="T2">3.コメントをダブルクリック(またはダブルタップ)する。</text:span></text:p>
            <text:p>4.コメントを編集後、コメントの外を押下する。</text:p>
            <text:p>5.チェックボックスを押下する。</text:p>
            <text:p>6.更新ボタンを押下する。</text:p>
            <text:p><text:span text:style-name="T1">7.マイギャラリー画面ボタンを押下する。</text:span></text:p>
          </table:table-cell>
          <table:table-cell table:style-name="ce20" office:value-type="string" calcext:value-type="string">
            <text:p>(イ. 遷移)</text:p>
            <text:p>1.タイトルがテキストボックスになり、編集できること。</text:p>
            <text:p>2.テキストボックスがなくなり、編集したタイトルが反映されること。</text:p>
            <text:p><text:span text:style-name="T1">3.コメントがテキストエリアになり、編集できること。</text:span></text:p>
            <text:p><text:span text:style-name="T1">4.テキストエリアがなくなり、編集したエリアが反映されること。</text:span></text:p>
            <text:p><text:span text:style-name="T1">5.チェックボックスにチェックが入ること。</text:span></text:p>
            <text:p><text:span text:style-name="T1">6.選択した記事が更新された旨のメッセージが表示されること。</text:span></text:p>
            <text:p><text:span text:style-name="T1">7.更新を行った記事が更新直前と同じ内容となっていること。</text:span></text:p>
            <text:p>(ロ. データ)</text:p>
            <text:p>6.ギャラリーテーブル(user_image)テーブルのレコードのIDを指定して更新を行う。</text:p>
            <text:p>  更新列とセットする値は以下の通りとなる。</text:p>
            <text:p>  a.タイトル(title) : 編集した更新対象の記事のタイトル </text:p>
            <text:p>  b.本文(content) : 編集した更新対象の記事の本文 </text:p>
            <text:p>  c.更新日時(update_timestamp) : 更新を行った時刻</text:p>
          </table:table-cell>
          <table:table-cell table:style-name="ce23" table:number-columns-repeated="2"/>
          <table:table-cell table:style-name="ce26"/>
          <table:table-cell table:style-name="ce27"/>
          <table:table-cell table:number-columns-repeated="1013"/>
        </table:table-row>
        <table:table-row table:style-name="ro15">
          <table:covered-table-cell table:style-name="ce33" office:value-type="float" office:value="14" calcext:value-type="float">
            <text:p>14</text:p>
          </table:covered-table-cell>
          <table:covered-table-cell table:style-name="ce14"/>
          <table:table-cell table:style-name="ce36" office:value-type="string" calcext:value-type="string">
            <text:p>ボタン</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任意のギャラリー記事にチェックを入れ、削除ボタンを押下する。</text:p>
            <text:p>2.確認ダイアログの「はい」ボタンを押下する。</text:p>
            <text:p><text:span text:style-name="T1">3. マイギャラリー画面ボタンを押下する。</text:span></text:p>
          </table:table-cell>
          <table:table-cell table:style-name="ce20" office:value-type="string" calcext:value-type="string">
            <text:p>(イ. 遷移)</text:p>
            <text:p>1.確認ダイアログが表示される。</text:p>
            <text:p>2.選択した記事が削除された旨のメッセージが表示され、ギャラリー一覧からチェックを入れた記事が消えること。</text:p>
            <text:p>3.削除された記事が表示されない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table-cell table:style-name="ce33" office:value-type="float" office:value="10" calcext:value-type="float" table:number-columns-spanned="1" table:number-rows-spanned="3">
            <text:p>10</text:p>
          </table:table-cell>
          <table:table-cell table:style-name="ce14" office:value-type="string" calcext:value-type="string" table:number-columns-spanned="1" table:number-rows-spanned="3">
            <text:p>会員画面への管理者ログインとプロフィール更新</text:p>
          </table:table-cell>
          <table:table-cell table:style-name="ce14" office:value-type="string" calcext:value-type="string">
            <text:p>日ごと予約者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1.選択したユーザとして会員トップ画面へ遷移す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table:table-cell table:style-name="ce36" office:value-type="string" calcext:value-type="string">
            <text:p>ボタン</text:p>
          </table:table-cell>
          <table:table-cell table:style-name="ce14" office:value-type="string" calcext:value-type="string">
            <text:p>プロフィール変更画面ボタン</text:p>
          </table:table-cell>
          <table:table-cell table:style-name="ce16" office:value-type="string" calcext:value-type="string">
            <text:p>正常</text:p>
          </table:table-cell>
          <table:table-cell table:style-name="ce18" office:value-type="string" calcext:value-type="string">
            <text:p>1.プロフィール変更画面ボタンを押下する。</text:p>
          </table:table-cell>
          <table:table-cell table:style-name="ce20" office:value-type="string" calcext:value-type="string">
            <text:p>(イ. 遷移)</text:p>
            <text:p>1.プロフィール変更画面に遷移す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50">
          <table:covered-table-cell table:style-name="ce33" office:value-type="float" office:value="2" calcext:value-type="float">
            <text:p>2</text:p>
          </table:covered-table-cell>
          <table:covered-table-cell table:style-name="ce14" office:value-type="string" calcext:value-type="string">
            <text:p>プロフィール変更フォーム</text:p>
          </table:covered-table-cell>
          <table:table-cell table:number-columns-repeated="2" table:style-name="ce14" office:value-type="string" calcext:value-type="string">
            <text:p>プロフィール変更</text:p>
          </table:table-cell>
          <table:table-cell table:style-name="ce16" office:value-type="string" calcext:value-type="string">
            <text:p>正常</text:p>
          </table:table-cell>
          <table:table-cell table:style-name="ce38" office:value-type="string" calcext:value-type="string">
            <text:p>1.名前入力フォームを押下し、任意の内容で入力を行う。</text:p>
            <text:p>2.名前(カナ)入力フォームを押下し、任意のカタカナでの入力を行う。</text:p>
            <text:p>3.性別選択セレクトメニューを押下し、任意の項目を選択する。</text:p>
            <text:p>4.生年月日入力フォームを押下し、任意の日付の入力を行う。</text:p>
            <text:p>5.郵便番号入力フォームを押下し、任意の郵便番号の入力を行う。</text:p>
            <text:p>6.住所入力フォームを押下し、任意の内容で入力を行う。</text:p>
            <text:p>7.メールアドレス入力フォームを押下し、任意のメールアドレスの入力を行う。</text:p>
            <text:p>8.電話番号入力フォームを押下し、任意の電話番号の入力を行う。</text:p>
            <text:p>9.緊急番号入力フォームを押下し、任意の電話番号の入力を行う。</text:p>
            <text:p>10.任意の受信設定のラジオボタンを押下する。</text:p>
            <text:p>11.パスワード入力フォームを押下し、任意のパスワードの入力を行う。</text:p>
            <text:p>12.パスワード入力確認フォームを押下し、パスワード入力フォームと同じ内容で入力を行う。</text:p>
            <text:p><text:span text:style-name="T1">13.更新ボタンを押下する。</text:span></text:p>
            <text:p><text:span text:style-name="T1">14.プロフィール変更画面ボタンを押下する。</text:span></text:p>
            <text:p/>
          </table:table-cell>
          <table:table-cell table:style-name="ce21" office:value-type="string" calcext:value-type="string">
            <text:p>(イ. 遷移)</text:p>
            <text:p>1. 〜 12.入力、選択が行えること。</text:p>
            <text:p><text:span text:style-name="T1">13.プロフィール更新完了のメッセージが出ること。</text:span></text:p>
            <text:p><text:span text:style-name="T1">14.変更した内容を反映したプロフィール変更画面が表示されること。</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1" calcext:value-type="float">
            <text:p>1</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ユーザ名</text:p>
          </table:table-cell>
          <table:table-cell table:style-name="ce16" office:value-type="string" calcext:value-type="string">
            <text:p>正常</text:p>
          </table:table-cell>
          <table:table-cell table:style-name="ce18" office:value-type="string" calcext:value-type="string">
            <text:p>1.管理者画面へ遷移する。</text:p>
          </table:table-cell>
          <table:table-cell table:style-name="ce21"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2" calcext:value-type="float">
            <text:p>2</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フラワースクールトップ画面ボタン</text:p>
          </table:table-cell>
          <table:table-cell table:style-name="ce16" office:value-type="string" calcext:value-type="string">
            <text:p>正常</text:p>
          </table:table-cell>
          <table:table-cell table:style-name="ce38" office:value-type="string" calcext:value-type="string">
            <text:p>1. フラワースクールトップ画面ボタン(ロゴの形式)を押下する。</text:p>
          </table:table-cell>
          <table:table-cell table:style-name="ce21" office:value-type="string" calcext:value-type="string">
            <text:p>(イ. 遷移)</text:p>
            <text:p>通常画面へ遷移する。</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3" calcext:value-type="float">
            <text:p>3</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ログアウトボタン</text:p>
          </table:table-cell>
          <table:table-cell table:style-name="ce16" office:value-type="string" calcext:value-type="string">
            <text:p>正常</text:p>
          </table:table-cell>
          <table:table-cell table:style-name="ce18" office:value-type="string" calcext:value-type="string">
            <text:p>1. ログアウトボタンを押下する。</text:p>
          </table:table-cell>
          <table:table-cell table:style-name="ce20"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4" calcext:value-type="float">
            <text:p>4</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日ごと予約者一覧</text:p>
          </table:table-cell>
          <table:table-cell table:style-name="ce16" office:value-type="string" calcext:value-type="string">
            <text:p>正常</text:p>
          </table:table-cell>
          <table:table-cell table:style-name="ce38" office:value-type="string" calcext:value-type="string">
            <text:p>1.日ごと予約者一覧のタブインデックスを押下する。</text:p>
          </table:table-cell>
          <table:table-cell table:style-name="ce20" office:value-type="string" calcext:value-type="string">
            <text:p>(イ. 遷移)</text:p>
            <text:p>1.タブパネルに日ごと予約者一覧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5" calcext:value-type="float">
            <text:p>5</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受講承認</text:p>
          </table:table-cell>
          <table:table-cell table:style-name="ce16" office:value-type="string" calcext:value-type="string">
            <text:p>正常</text:p>
          </table:table-cell>
          <table:table-cell table:style-name="ce38" office:value-type="string" calcext:value-type="string">
            <text:p>1.受講承認のタブインデックスを押下する。</text:p>
          </table:table-cell>
          <table:table-cell table:style-name="ce20"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6" calcext:value-type="float">
            <text:p>6</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ユーザ一覧</text:p>
          </table:table-cell>
          <table:table-cell table:style-name="ce16" office:value-type="string" calcext:value-type="string">
            <text:p>正常</text:p>
          </table:table-cell>
          <table:table-cell table:style-name="ce38" office:value-type="string" calcext:value-type="string">
            <text:p>1.ユーザ一覧のタブインデックスを押下する。</text:p>
          </table:table-cell>
          <table:table-cell table:style-name="ce20"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7" calcext:value-type="float">
            <text:p>7</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授業詳細</text:p>
          </table:table-cell>
          <table:table-cell table:style-name="ce16" office:value-type="string" calcext:value-type="string">
            <text:p>正常</text:p>
          </table:table-cell>
          <table:table-cell table:style-name="ce38" office:value-type="string" calcext:value-type="string">
            <text:p>1.授業詳細のタブインデックスを押下する。</text:p>
          </table:table-cell>
          <table:table-cell table:style-name="ce20"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8" calcext:value-type="float">
            <text:p>8</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メルマガ</text:p>
          </table:table-cell>
          <table:table-cell table:style-name="ce16" office:value-type="string" calcext:value-type="string">
            <text:p>正常</text:p>
          </table:table-cell>
          <table:table-cell table:style-name="ce38" office:value-type="string" calcext:value-type="string">
            <text:p>1.メルマガのタブインデックスを押下する。</text:p>
          </table:table-cell>
          <table:table-cell table:style-name="ce20"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9" calcext:value-type="float">
            <text:p>9</text:p>
          </table:table-cell>
          <table:table-cell table:style-name="ce14" office:value-type="string" calcext:value-type="string">
            <text:p>管理者画面タブ</text:p>
          </table:table-cell>
          <table:table-cell table:number-columns-repeated="2" table:style-name="ce14" office:value-type="string" calcext:value-type="string">
            <text:p>タブパネル</text:p>
          </table:table-cell>
          <table:table-cell table:style-name="ce16" office:value-type="string" calcext:value-type="string">
            <text:p>正常</text:p>
          </table:table-cell>
          <table:table-cell table:style-name="ce38" office:value-type="string" calcext:value-type="string">
            <text:p>1.任意の管理者画面タブのタブインデックスを押下する。</text:p>
          </table:table-cell>
          <table:table-cell table:style-name="ce20"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10" calcext:value-type="float">
            <text:p>10</text:p>
          </table:table-cell>
          <table:table-cell table:style-name="ce14" office:value-type="string" calcext:value-type="string">
            <text:p>日付選択フォーム</text:p>
          </table:table-cell>
          <table:table-cell table:style-name="ce14" office:value-type="string" calcext:value-type="string">
            <text:p>ボタン</text:p>
          </table:table-cell>
          <table:table-cell table:style-name="ce14" office:value-type="string" calcext:value-type="string">
            <text:p>2日前ボタン</text:p>
          </table:table-cell>
          <table:table-cell table:style-name="ce16" office:value-type="string" calcext:value-type="string">
            <text:p>正常</text:p>
          </table:table-cell>
          <table:table-cell table:style-name="ce38" office:value-type="string" calcext:value-type="string">
            <text:p>1.2日前ボタンを押下する。</text:p>
          </table:table-cell>
          <table:table-cell table:style-name="ce20" office:value-type="string" calcext:value-type="string">
            <text:p>(イ. 遷移)</text:p>
            <text:p>1.以下の条件を満たすこと。</text:p>
            <text:p> a.日ごと予約者一覧に2日前の予約者データが表示されること。</text:p>
            <text:p> b.「現在の日付」が2日前の日付に変更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11" calcext:value-type="float">
            <text:p>11</text:p>
          </table:table-cell>
          <table:table-cell table:style-name="ce14" office:value-type="string" calcext:value-type="string">
            <text:p>日付選択フォーム</text:p>
          </table:table-cell>
          <table:table-cell table:style-name="ce14" office:value-type="string" calcext:value-type="string">
            <text:p>ボタン</text:p>
          </table:table-cell>
          <table:table-cell table:style-name="ce14" office:value-type="string" calcext:value-type="string">
            <text:p>1日前ボタン</text:p>
          </table:table-cell>
          <table:table-cell table:style-name="ce16" office:value-type="string" calcext:value-type="string">
            <text:p>正常</text:p>
          </table:table-cell>
          <table:table-cell table:style-name="ce38" office:value-type="string" calcext:value-type="string">
            <text:p>1.1日前ボタンを押下する。</text:p>
          </table:table-cell>
          <table:table-cell table:style-name="ce20" office:value-type="string" calcext:value-type="string">
            <text:p>(イ. 遷移)</text:p>
            <text:p>1.以下の条件を満たすこと。</text:p>
            <text:p> a.日ごと予約者一覧に1日前の予約者データが表示されること。</text:p>
            <text:p> b.「現在の日付」が1日前の日付に変更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12" calcext:value-type="float">
            <text:p>12</text:p>
          </table:table-cell>
          <table:table-cell table:style-name="ce14" office:value-type="string" calcext:value-type="string">
            <text:p>日付選択フォーム</text:p>
          </table:table-cell>
          <table:table-cell table:style-name="ce14" office:value-type="string" calcext:value-type="string">
            <text:p>ボタン</text:p>
          </table:table-cell>
          <table:table-cell table:style-name="ce14" office:value-type="string" calcext:value-type="string">
            <text:p>1日後ボタン</text:p>
          </table:table-cell>
          <table:table-cell table:style-name="ce16" office:value-type="string" calcext:value-type="string">
            <text:p>正常</text:p>
          </table:table-cell>
          <table:table-cell table:style-name="ce38" office:value-type="string" calcext:value-type="string">
            <text:p>1.1日後ボタンを押下する。</text:p>
          </table:table-cell>
          <table:table-cell table:style-name="ce20" office:value-type="string" calcext:value-type="string">
            <text:p>(イ. 遷移)</text:p>
            <text:p>1.以下の条件を満たすこと。</text:p>
            <text:p> a.日ごと予約者一覧に1日後の予約者データが表示されること。</text:p>
            <text:p> b.「現在の日付」が1日後の日付に変更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13" calcext:value-type="float">
            <text:p>13</text:p>
          </table:table-cell>
          <table:table-cell table:style-name="ce14" office:value-type="string" calcext:value-type="string">
            <text:p>日付選択フォーム</text:p>
          </table:table-cell>
          <table:table-cell table:style-name="ce14" office:value-type="string" calcext:value-type="string">
            <text:p>ボタン</text:p>
          </table:table-cell>
          <table:table-cell table:style-name="ce14" office:value-type="string" calcext:value-type="string">
            <text:p>2日後ボタン</text:p>
          </table:table-cell>
          <table:table-cell table:style-name="ce16" office:value-type="string" calcext:value-type="string">
            <text:p>正常</text:p>
          </table:table-cell>
          <table:table-cell table:style-name="ce38" office:value-type="string" calcext:value-type="string">
            <text:p>1.2日後ボタンを押下する。</text:p>
          </table:table-cell>
          <table:table-cell table:style-name="ce20" office:value-type="string" calcext:value-type="string">
            <text:p>(イ. 遷移)</text:p>
            <text:p>1.以下の条件を満たすこと。</text:p>
            <text:p> a.日ごと予約者一覧に2日後の予約者データが表示されること。</text:p>
            <text:p> b.「現在の日付」が2日後の日付に変更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14" calcext:value-type="float">
            <text:p>14</text:p>
          </table:table-cell>
          <table:table-cell table:style-name="ce14" office:value-type="string" calcext:value-type="string">
            <text:p>日付選択フォーム</text:p>
          </table:table-cell>
          <table:table-cell table:style-name="ce14" office:value-type="string" calcext:value-type="string">
            <text:p>表示情報</text:p>
          </table:table-cell>
          <table:table-cell table:style-name="ce14" office:value-type="string" calcext:value-type="string">
            <text:p>現在の日付</text:p>
          </table:table-cell>
          <table:table-cell table:style-name="ce16" office:value-type="string" calcext:value-type="string">
            <text:p>正常</text:p>
          </table:table-cell>
          <table:table-cell table:style-name="ce38" office:value-type="string" calcext:value-type="string">
            <text:p>1.日ごと予約者一覧画面に遷移する。</text:p>
          </table:table-cell>
          <table:table-cell table:style-name="ce20" office:value-type="string" calcext:value-type="string">
            <text:p>(イ. 遷移)</text:p>
            <text:p>1.「現在の日付」にHTTPサーバで設定されている現在日付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15" calcext:value-type="float">
            <text:p>15</text:p>
          </table:table-cell>
          <table:table-cell table:style-name="ce14" office:value-type="string" calcext:value-type="string">
            <text:p>日付指定選択フォーム</text:p>
          </table:table-cell>
          <table:table-cell table:number-columns-repeated="2" table:style-name="ce14" office:value-type="string" calcext:value-type="string">
            <text:p>日付入力フォーム</text:p>
          </table:table-cell>
          <table:table-cell table:style-name="ce16" office:value-type="string" calcext:value-type="string">
            <text:p>正常</text:p>
          </table:table-cell>
          <table:table-cell table:style-name="ce38" office:value-type="string" calcext:value-type="string">
            <text:p>1.日ごと予約者一覧画面に遷移する。</text:p>
            <text:p>2.日付入力フォームを押下する。</text:p>
          </table:table-cell>
          <table:table-cell table:style-name="ce20" office:value-type="string" calcext:value-type="string">
            <text:p>(イ. 遷移)</text:p>
            <text:p>1.日付入力フォームにHTTPサーバで設定されている現在日付が入力されること。</text:p>
            <text:p><text:span text:style-name="T1">2.カレンダー、またはドラムロール入力で日付が入力でき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16" calcext:value-type="float">
            <text:p>16</text:p>
          </table:table-cell>
          <table:table-cell table:style-name="ce14" office:value-type="string" calcext:value-type="string">
            <text:p>日付指定選択フォーム</text:p>
          </table:table-cell>
          <table:table-cell table:style-name="ce14" office:value-type="string" calcext:value-type="string">
            <text:p>ボタン</text:p>
          </table:table-cell>
          <table:table-cell table:style-name="ce14" office:value-type="string" calcext:value-type="string">
            <text:p>検索ボタン</text:p>
          </table:table-cell>
          <table:table-cell table:style-name="ce16" office:value-type="string" calcext:value-type="string">
            <text:p>正常</text:p>
          </table:table-cell>
          <table:table-cell table:style-name="ce38" office:value-type="string" calcext:value-type="string">
            <text:p>1.検索ボタンを押下する。</text:p>
          </table:table-cell>
          <table:table-cell table:style-name="ce20" office:value-type="string" calcext:value-type="string">
            <text:p>(イ. 遷移)</text:p>
            <text:p>1.日付入力フォームの日付の予約者データを日ごと予約者一覧に表示す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29" table:visibility="collapse">
          <table:table-cell table:style-name="ce33" office:value-type="float" office:value="17" calcext:value-type="float">
            <text:p>17</text:p>
          </table:table-cell>
          <table:table-cell table:style-name="ce14" office:value-type="string" calcext:value-type="string">
            <text:p>日ごと予約者一覧</text:p>
          </table:table-cell>
          <table:table-cell table:style-name="ce14" office:value-type="string" calcext:value-type="string">
            <text:p>行</text:p>
          </table:table-cell>
          <table:table-cell table:style-name="ce14" office:value-type="string" calcext:value-type="string">
            <text:p>見出し行</text:p>
          </table:table-cell>
          <table:table-cell table:style-name="ce16" office:value-type="string" calcext:value-type="string">
            <text:p>正常</text:p>
          </table:table-cell>
          <table:table-cell table:style-name="ce38" office:value-type="string" calcext:value-type="string">
            <text:p>1.日ごと予約者一覧画面を表示する。</text:p>
          </table:table-cell>
          <table:table-cell table:style-name="ce20" office:value-type="string" calcext:value-type="string">
            <text:p>(イ. 遷移)</text:p>
            <text:p>1.日ごと予約者一覧の見出し行に以下の列が存在すること。</text:p>
            <text:p> a.No.</text:p>
            <text:p> b.開始</text:p>
            <text:p> c.終了</text:p>
            <text:p> d.テーマ</text:p>
            <text:p> e.名前</text:p>
            <text:p> f.ステータス</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38" table:visibility="collapse">
          <table:table-cell table:style-name="ce33" office:value-type="float" office:value="18" calcext:value-type="float">
            <text:p>18</text:p>
          </table:table-cell>
          <table:table-cell table:style-name="ce14" office:value-type="string" calcext:value-type="string">
            <text:p>日ごと予約者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日ごと予約者一覧画面を表示する。</text:p>
            <text:p>2.任意のデータ行をダブルクリック(ダブルタップ)する。</text:p>
          </table:table-cell>
          <table:table-cell table:style-name="ce20" office:value-type="string" calcext:value-type="string">
            <text:p>(イ. 遷移)</text:p>
            <text:p>1.日ごと予約者一覧のデータ行に以下の列が存在すること。</text:p>
            <text:p> a.No.</text:p>
            <text:p> b.開始</text:p>
            <text:p> c.終了</text:p>
            <text:p> d.テーマ</text:p>
            <text:p> e.名前</text:p>
            <text:p> f.ステータス</text:p>
            <text:p>2.選択したユーザとして会員トップ画面へ遷移す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18" calcext:value-type="float">
            <text:p>18</text:p>
          </table:table-cell>
          <table:table-cell table:style-name="ce14" office:value-type="string" calcext:value-type="string">
            <text:p>日ごと予約者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1.選択したユーザとして会員トップ画面へ遷移す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19" calcext:value-type="float">
            <text:p>19</text:p>
          </table:table-cell>
          <table:table-cell table:style-name="ce14" office:value-type="string" calcext:value-type="string">
            <text:p>日ごと予約者一覧</text:p>
          </table:table-cell>
          <table:table-cell table:style-name="ce14" office:value-type="string" calcext:value-type="string">
            <text:p>列</text:p>
          </table:table-cell>
          <table:table-cell table:style-name="ce14" office:value-type="string" calcext:value-type="string">
            <text:p>No.</text:p>
          </table:table-cell>
          <table:table-cell table:style-name="ce16" office:value-type="string" calcext:value-type="string">
            <text:p>正常</text:p>
          </table:table-cell>
          <table:table-cell table:style-name="ce38" office:value-type="string" calcext:value-type="string">
            <text:p>1.日ごと予約者一覧画面を表示する。</text:p>
          </table:table-cell>
          <table:table-cell table:style-name="ce20" office:value-type="string" calcext:value-type="string">
            <text:p>(イ. 遷移)</text:p>
            <text:p>1.日ごと予約者一覧のデータ行のNo.列に行単位の連番が振られ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20" calcext:value-type="float">
            <text:p>20</text:p>
          </table:table-cell>
          <table:table-cell table:style-name="ce14" office:value-type="string" calcext:value-type="string">
            <text:p>日ごと予約者一覧</text:p>
          </table:table-cell>
          <table:table-cell table:style-name="ce14" office:value-type="string" calcext:value-type="string">
            <text:p>列</text:p>
          </table:table-cell>
          <table:table-cell table:style-name="ce14" office:value-type="string" calcext:value-type="string">
            <text:p>開始</text:p>
          </table:table-cell>
          <table:table-cell table:style-name="ce16" office:value-type="string" calcext:value-type="string">
            <text:p>正常</text:p>
          </table:table-cell>
          <table:table-cell table:style-name="ce38" office:value-type="string" calcext:value-type="string">
            <text:p>1.日ごと予約者一覧画面を表示する。</text:p>
          </table:table-cell>
          <table:table-cell table:style-name="ce20" office:value-type="string" calcext:value-type="string">
            <text:p>(イ. 遷移)</text:p>
            <text:p>1.日ごと予約者一覧のデータ行の開始列に予約対象の授業の開始時間が入力され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21" calcext:value-type="float">
            <text:p>21</text:p>
          </table:table-cell>
          <table:table-cell table:style-name="ce14" office:value-type="string" calcext:value-type="string">
            <text:p>日ごと予約者一覧</text:p>
          </table:table-cell>
          <table:table-cell table:style-name="ce14" office:value-type="string" calcext:value-type="string">
            <text:p>列</text:p>
          </table:table-cell>
          <table:table-cell table:style-name="ce14" office:value-type="string" calcext:value-type="string">
            <text:p>終了</text:p>
          </table:table-cell>
          <table:table-cell table:style-name="ce16" office:value-type="string" calcext:value-type="string">
            <text:p>正常</text:p>
          </table:table-cell>
          <table:table-cell table:style-name="ce38" office:value-type="string" calcext:value-type="string">
            <text:p>1.日ごと予約者一覧画面を表示する。</text:p>
          </table:table-cell>
          <table:table-cell table:style-name="ce20" office:value-type="string" calcext:value-type="string">
            <text:p>(イ. 遷移)</text:p>
            <text:p>1.日ごと予約者一覧のデータ行の終了列に予約対象の授業の終了時間が入力され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22" calcext:value-type="float">
            <text:p>22</text:p>
          </table:table-cell>
          <table:table-cell table:style-name="ce14" office:value-type="string" calcext:value-type="string">
            <text:p>日ごと予約者一覧</text:p>
          </table:table-cell>
          <table:table-cell table:style-name="ce14" office:value-type="string" calcext:value-type="string">
            <text:p>列</text:p>
          </table:table-cell>
          <table:table-cell table:style-name="ce14" office:value-type="string" calcext:value-type="string">
            <text:p>テーマ</text:p>
          </table:table-cell>
          <table:table-cell table:style-name="ce16" office:value-type="string" calcext:value-type="string">
            <text:p>正常</text:p>
          </table:table-cell>
          <table:table-cell table:style-name="ce38" office:value-type="string" calcext:value-type="string">
            <text:p>1.日ごと予約者一覧画面を表示する。</text:p>
          </table:table-cell>
          <table:table-cell table:style-name="ce20" office:value-type="string" calcext:value-type="string">
            <text:p>(イ. 遷移)</text:p>
            <text:p>1.日ごと予約者一覧のデータ行のテーマ列に予約対象の授業のテーマが入力され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23" calcext:value-type="float">
            <text:p>23</text:p>
          </table:table-cell>
          <table:table-cell table:style-name="ce14" office:value-type="string" calcext:value-type="string">
            <text:p>日ごと予約者一覧</text:p>
          </table:table-cell>
          <table:table-cell table:style-name="ce14" office:value-type="string" calcext:value-type="string">
            <text:p>列</text:p>
          </table:table-cell>
          <table:table-cell table:style-name="ce14" office:value-type="string" calcext:value-type="string">
            <text:p>名前</text:p>
          </table:table-cell>
          <table:table-cell table:style-name="ce16" office:value-type="string" calcext:value-type="string">
            <text:p>正常</text:p>
          </table:table-cell>
          <table:table-cell table:style-name="ce38" office:value-type="string" calcext:value-type="string">
            <text:p>1.日ごと予約者一覧画面を表示する。</text:p>
          </table:table-cell>
          <table:table-cell table:style-name="ce20" office:value-type="string" calcext:value-type="string">
            <text:p>(イ. 遷移)</text:p>
            <text:p>1.日ごと予約者一覧のデータ行の名前列に予約者の名前が入力され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24" calcext:value-type="float">
            <text:p>24</text:p>
          </table:table-cell>
          <table:table-cell table:style-name="ce14" office:value-type="string" calcext:value-type="string">
            <text:p>日ごと予約者一覧</text:p>
          </table:table-cell>
          <table:table-cell table:style-name="ce14" office:value-type="string" calcext:value-type="string">
            <text:p>列</text:p>
          </table:table-cell>
          <table:table-cell table:style-name="ce14" office:value-type="string" calcext:value-type="string">
            <text:p>ステータス</text:p>
          </table:table-cell>
          <table:table-cell table:style-name="ce16" office:value-type="string" calcext:value-type="string">
            <text:p>正常</text:p>
          </table:table-cell>
          <table:table-cell table:style-name="ce38" office:value-type="string" calcext:value-type="string">
            <text:p>1.日ごと予約者一覧画面を表示する。</text:p>
          </table:table-cell>
          <table:table-cell table:style-name="ce20" office:value-type="string" calcext:value-type="string">
            <text:p>(イ. 遷移)</text:p>
            <text:p>1.日ごと予約者一覧のデータ行のステータス列に予約対象の授業に対するユーザの受講ステータスが入力され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6" table:number-rows-repeated="1048446">
          <table:table-cell table:number-columns-repeated="1024"/>
        </table:table-row>
        <table:table-row table:style-name="ro27" table:number-rows-repeated="50">
          <table:table-cell table:number-columns-repeated="1024"/>
        </table:table-row>
        <table:table-row table:style-name="ro27">
          <table:table-cell table:number-columns-repeated="1024"/>
        </table:table-row>
      </table:table>
      <table:table table:name="受講承認タブ" table:style-name="ta2" table:print-ranges="受講承認タブ.A1:受講承認タブ.K11">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受講承認タブ</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12" table:visibility="collapse">
          <table:table-cell table:style-name="ce9" office:value-type="float" office:value="1" calcext:value-type="float">
            <text:p>1</text:p>
          </table:table-cell>
          <table:table-cell table:style-name="ce14" office:value-type="string" calcext:value-type="string">
            <text:p>受講承認タブ</text:p>
          </table:table-cell>
          <table:table-cell table:style-name="ce14" office:value-type="string" calcext:value-type="string">
            <text:p>タブインデックス</text:p>
          </table:table-cell>
          <table:table-cell table:style-name="ce14" office:value-type="string" calcext:value-type="string">
            <text:p>承認タブ</text:p>
          </table:table-cell>
          <table:table-cell table:style-name="ce16" office:value-type="string" calcext:value-type="string">
            <text:p>正常</text:p>
          </table:table-cell>
          <table:table-cell table:style-name="ce38" office:value-type="string" calcext:value-type="string">
            <text:p>1.承認タブのタブインデックスを押下する。</text:p>
          </table:table-cell>
          <table:table-cell table:style-name="ce20" office:value-type="string" calcext:value-type="string">
            <text:p>(イ. 遷移)</text:p>
            <text:p>1.タブパネルに承認タブ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9" office:value-type="float" office:value="2" calcext:value-type="float">
            <text:p>2</text:p>
          </table:table-cell>
          <table:table-cell table:style-name="ce14" office:value-type="string" calcext:value-type="string">
            <text:p>受講承認タブ</text:p>
          </table:table-cell>
          <table:table-cell table:style-name="ce14" office:value-type="string" calcext:value-type="string">
            <text:p>タブインデックス</text:p>
          </table:table-cell>
          <table:table-cell table:style-name="ce14" office:value-type="string" calcext:value-type="string">
            <text:p>承認一覧タブ</text:p>
          </table:table-cell>
          <table:table-cell table:style-name="ce16" office:value-type="string" calcext:value-type="string">
            <text:p>正常</text:p>
          </table:table-cell>
          <table:table-cell table:style-name="ce38" office:value-type="string" calcext:value-type="string">
            <text:p>1.承認一覧タブのタブインデックスを押下する。</text:p>
          </table:table-cell>
          <table:table-cell table:style-name="ce20" office:value-type="string" calcext:value-type="string">
            <text:p>(イ. 遷移)</text:p>
            <text:p>1.タブパネルに承認一覧タブ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9" office:value-type="float" office:value="3" calcext:value-type="float">
            <text:p>3</text:p>
          </table:table-cell>
          <table:table-cell table:style-name="ce14" office:value-type="string" calcext:value-type="string">
            <text:p>受講承認タブ</text:p>
          </table:table-cell>
          <table:table-cell table:number-columns-repeated="2" table:style-name="ce14" office:value-type="string" calcext:value-type="string">
            <text:p>タブパネル</text:p>
          </table:table-cell>
          <table:table-cell table:style-name="ce16" office:value-type="string" calcext:value-type="string">
            <text:p>正常</text:p>
          </table:table-cell>
          <table:table-cell table:style-name="ce38" office:value-type="string" calcext:value-type="string">
            <text:p>1.任意の受講承認タブのタブインデックスを押下する。</text:p>
          </table:table-cell>
          <table:table-cell table:style-name="ce20"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6">
          <table:table-cell table:number-columns-repeated="2"/>
          <table:table-cell table:style-name="ce14" table:number-columns-repeated="2"/>
          <table:table-cell table:number-columns-repeated="1020"/>
        </table:table-row>
        <table:table-row table:style-name="ro6" table:number-rows-repeated="1048518">
          <table:table-cell table:number-columns-repeated="1024"/>
        </table:table-row>
        <table:table-row table:style-name="ro27" table:number-rows-repeated="47">
          <table:table-cell table:number-columns-repeated="1024"/>
        </table:table-row>
        <table:table-row table:style-name="ro27">
          <table:table-cell table:number-columns-repeated="1024"/>
        </table:table-row>
      </table:table>
      <table:table table:name="承認タブ" table:style-name="ta2" table:print-ranges="承認タブ.A1:承認タブ.K12">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承認タブ</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12" table:visibility="collapse">
          <table:table-cell table:style-name="ce9" office:value-type="float" office:value="1" calcext:value-type="float">
            <text:p>1</text:p>
          </table:table-cell>
          <table:table-cell table:style-name="ce14" office:value-type="string" calcext:value-type="string">
            <text:p>承認タブ</text:p>
          </table:table-cell>
          <table:table-cell table:style-name="ce14" office:value-type="string" calcext:value-type="string">
            <text:p>タブインデックス</text:p>
          </table:table-cell>
          <table:table-cell table:style-name="ce14" office:value-type="string" calcext:value-type="string">
            <text:p>受講承認</text:p>
          </table:table-cell>
          <table:table-cell table:style-name="ce16" office:value-type="string" calcext:value-type="string">
            <text:p>正常</text:p>
          </table:table-cell>
          <table:table-cell table:style-name="ce38" office:value-type="string" calcext:value-type="string">
            <text:p>1.受講承認画面のタブインデックスを押下する。</text:p>
          </table:table-cell>
          <table:table-cell table:style-name="ce20" office:value-type="string" calcext:value-type="string">
            <text:p>(イ. 遷移)</text:p>
            <text:p>1.タブパネルに受講承認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9" office:value-type="float" office:value="2" calcext:value-type="float">
            <text:p>2</text:p>
          </table:table-cell>
          <table:table-cell table:style-name="ce14" office:value-type="string" calcext:value-type="string">
            <text:p>承認タブ</text:p>
          </table:table-cell>
          <table:table-cell table:style-name="ce14" office:value-type="string" calcext:value-type="string">
            <text:p>タブインデックス</text:p>
          </table:table-cell>
          <table:table-cell table:style-name="ce14" office:value-type="string" calcext:value-type="string">
            <text:p>商品購入承認</text:p>
          </table:table-cell>
          <table:table-cell table:style-name="ce16" office:value-type="string" calcext:value-type="string">
            <text:p>正常</text:p>
          </table:table-cell>
          <table:table-cell table:style-name="ce38" office:value-type="string" calcext:value-type="string">
            <text:p>1.商品購入承認のタブインデックスを押下する。</text:p>
          </table:table-cell>
          <table:table-cell table:style-name="ce20" office:value-type="string" calcext:value-type="string">
            <text:p>(イ. 遷移)</text:p>
            <text:p>1.タブパネルに商品購入承認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9" office:value-type="float" office:value="3" calcext:value-type="float">
            <text:p>3</text:p>
          </table:table-cell>
          <table:table-cell table:style-name="ce14" office:value-type="string" calcext:value-type="string">
            <text:p>承認タブ</text:p>
          </table:table-cell>
          <table:table-cell table:number-columns-repeated="2" table:style-name="ce14" office:value-type="string" calcext:value-type="string">
            <text:p>タブパネル</text:p>
          </table:table-cell>
          <table:table-cell table:style-name="ce16" office:value-type="string" calcext:value-type="string">
            <text:p>正常</text:p>
          </table:table-cell>
          <table:table-cell table:style-name="ce38" office:value-type="string" calcext:value-type="string">
            <text:p>1.任意の承認タブのタブインデックスを押下する。</text:p>
          </table:table-cell>
          <table:table-cell table:style-name="ce20"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6" table:number-rows-repeated="1048520">
          <table:table-cell table:number-columns-repeated="1024"/>
        </table:table-row>
        <table:table-row table:style-name="ro27" table:number-rows-repeated="46">
          <table:table-cell table:number-columns-repeated="1024"/>
        </table:table-row>
        <table:table-row table:style-name="ro27">
          <table:table-cell table:number-columns-repeated="1024"/>
        </table:table-row>
      </table:table>
      <table:table table:name="受講承認画面" table:style-name="ta3" table:print-ranges="受講承認画面.A1:受講承認画面.K53">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受講承認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54">
          <table:table-cell table:style-name="ce9" office:value-type="float" office:value="1" calcext:value-type="float" table:number-columns-spanned="1" table:number-rows-spanned="5">
            <text:p>1</text:p>
          </table:table-cell>
          <table:table-cell table:style-name="ce14" office:value-type="string" calcext:value-type="string" table:number-columns-spanned="1" table:number-rows-spanned="5">
            <text:p>受講承認(追加)</text:p>
          </table:table-cell>
          <table:table-cell table:style-name="ce14" office:value-type="string" calcext:value-type="string">
            <text:p>ボタン</text:p>
          </table:table-cell>
          <table:table-cell table:style-name="ce14" office:value-type="string" calcext:value-type="string">
            <text:p>追加ボタン</text:p>
          </table:table-cell>
          <table:table-cell table:style-name="ce16" office:value-type="string" calcext:value-type="string">
            <text:p>正常</text:p>
          </table:table-cell>
          <table:table-cell table:style-name="ce38" office:value-type="string" calcext:value-type="string">
            <text:p>1.追加ボタンを押下する。</text:p>
          </table:table-cell>
          <table:table-cell table:style-name="ce20" office:value-type="string" calcext:value-type="string">
            <text:p>(イ. 遷移)</text:p>
            <text:p>1.ユーザ一覧画面へ遷移す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33"/>
          <table:covered-table-cell table:style-name="ce14" office:value-type="string" calcext:value-type="string">
            <text:p>ユーザ一覧</text:p>
          </table:covered-table-cell>
          <table:table-cell table:style-name="ce14" office:value-type="string" calcext:value-type="string">
            <text:p>ユーザ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33"/>
          <table:covered-table-cell table:style-name="ce14" office:value-type="string" calcext:value-type="string">
            <text:p>メール・お知らせ</text:p>
          </table:covered-table-cell>
          <table:table-cell table:style-name="ce14" office:value-type="string" calcext:value-type="string">
            <text:p>ボタン</text:p>
          </table:table-cell>
          <table:table-cell table:style-name="ce14" office:value-type="string" calcext:value-type="string">
            <text:p>選択ボタン</text:p>
          </table:table-cell>
          <table:table-cell table:style-name="ce16" office:value-type="string" calcext:value-type="string">
            <text:p>正常</text:p>
          </table:table-cell>
          <table:table-cell table:style-name="ce38" office:value-type="string" calcext:value-type="string">
            <text:p>1.選択しているデータ行が無い状態で選択ボタンを押下する。</text:p>
            <text:p>2.1行以上データ行を選択した状態で選択ボタンを押下する。</text:p>
          </table:table-cell>
          <table:table-cell table:style-name="ce20" office:value-type="string" calcext:value-type="string">
            <text:p>(イ. 遷移)</text:p>
            <text:p>1.1行以上データ行を選択する必要があるという旨のメッセージが表示され、画面が遷移しない。</text:p>
            <text:p>2.ユーザ選択機能を利用した画面に遷移する。</text:p>
            <text:p><text:span text:style-name="T1">(ロ. データ)</text:span></text:p>
            <text:p><text:span text:style-name="T1">1.</text:span></text:p>
          </table:table-cell>
          <table:table-cell table:number-columns-repeated="3"/>
          <table:table-cell table:style-name="ce27" office:value-type="string" calcext:value-type="string">
            <text:p>直接ユーザ一覧画面を表示した場合は非活性となり、ユーザ選択機能で表示された場合は活性となる。</text:p>
          </table:table-cell>
          <table:table-cell table:number-columns-repeated="1013"/>
        </table:table-row>
        <table:table-row table:style-name="ro13">
          <table:covered-table-cell table:style-name="ce9"/>
          <table:covered-table-cell table:style-name="ce14" office:value-type="string" calcext:value-type="string">
            <text:p>受講承認情報一覧</text:p>
          </table:covered-table-cell>
          <table:table-cell table:style-name="ce14" office:value-type="string" calcext:value-type="string">
            <text:p>受講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ユーザ一覧から追加したデータ行を押下する。</text:p>
          </table:table-cell>
          <table:table-cell table:style-name="ce20" office:value-type="string" calcext:value-type="string">
            <text:p>(イ. 遷移)</text:p>
            <text:p>1.選択したデータ行の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5">
          <table:covered-table-cell table:style-name="ce9"/>
          <table:covered-table-cell table:style-name="ce14" office:value-type="string" calcext:value-type="string">
            <text:p>受講承認編集</text:p>
          </table:covered-table-cell>
          <table:table-cell table:style-name="ce14" office:value-type="string" calcext:value-type="string">
            <text:p>ボタン</text:p>
          </table:table-cell>
          <table:table-cell table:style-name="ce14" office:value-type="string" calcext:value-type="string">
            <text:p>承認ボタン</text:p>
          </table:table-cell>
          <table:table-cell table:style-name="ce16" office:value-type="string" calcext:value-type="string">
            <text:p>正常</text:p>
          </table:table-cell>
          <table:table-cell table:style-name="ce38" office:value-type="string" calcext:value-type="string">
            <text:p>1.受講承認情報一覧の受講承認データが1つ以上選択された状態で承認ボタンを押下する。</text:p>
          </table:table-cell>
          <table:table-cell table:style-name="ce20" office:value-type="string" calcext:value-type="string">
            <text:p>(イ. 遷移)</text:p>
            <text:p><text:span text:style-name="T1">1.受講承認が行われた旨のメッセージが表示され、選択した受講承認データが消え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3">
          <table:table-cell table:style-name="ce33" office:value-type="float" office:value="2" calcext:value-type="float" table:number-columns-spanned="1" table:number-rows-spanned="15">
            <text:p>2</text:p>
          </table:table-cell>
          <table:table-cell table:style-name="ce14" office:value-type="string" calcext:value-type="string" table:number-columns-spanned="1" table:number-rows-spanned="15">
            <text:p>受講承認(検索をしてから追加)</text:p>
          </table:table-cell>
          <table:table-cell table:style-name="ce14" office:value-type="string" calcext:value-type="string">
            <text:p>ボタン</text:p>
          </table:table-cell>
          <table:table-cell table:style-name="ce14" office:value-type="string" calcext:value-type="string">
            <text:p>追加ボタン</text:p>
          </table:table-cell>
          <table:table-cell table:style-name="ce16" office:value-type="string" calcext:value-type="string">
            <text:p>正常</text:p>
          </table:table-cell>
          <table:table-cell table:style-name="ce38" office:value-type="string" calcext:value-type="string">
            <text:p>1.追加ボタンを押下する。</text:p>
          </table:table-cell>
          <table:table-cell table:style-name="ce20" office:value-type="string" calcext:value-type="string">
            <text:p>(イ. 遷移)</text:p>
            <text:p>1.ユーザ一覧画面へ遷移す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covered-table-cell table:style-name="ce33" office:value-type="float" office:value="1" calcext:value-type="float">
            <text:p>1</text:p>
          </table:covered-table-cell>
          <table:covered-table-cell table:style-name="ce14" office:value-type="string" calcext:value-type="string">
            <text:p>ユーザ検索(ユーザ絞込ダイアログから)</text:p>
          </table:covered-table-cell>
          <table:table-cell table:style-name="ce14" office:value-type="string" calcext:value-type="string">
            <text:p>ボタン</text:p>
          </table:table-cell>
          <table:table-cell table:style-name="ce14" office:value-type="string" calcext:value-type="string">
            <text:p>絞込ボタン</text:p>
          </table:table-cell>
          <table:table-cell table:style-name="ce16" office:value-type="string" calcext:value-type="string">
            <text:p>正常</text:p>
          </table:table-cell>
          <table:table-cell table:style-name="ce38" office:value-type="string" calcext:value-type="string">
            <text:p>1.絞込ボタンを押下する。</text:p>
          </table:table-cell>
          <table:table-cell table:style-name="ce20" office:value-type="string" calcext:value-type="string">
            <text:p>(イ. 遷移)</text:p>
            <text:p>1.ユーザ絞込ダイアログ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9" office:value-type="float" office:value="3" calcext:value-type="float">
            <text:p>3</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氏名(カナ)入力フォーム</text:p>
          </table:table-cell>
          <table:table-cell table:style-name="ce15" office:value-type="string" calcext:value-type="string">
            <text:p>正常</text:p>
          </table:table-cell>
          <table:table-cell table:style-name="ce18" office:value-type="string" calcext:value-type="string">
            <text:p>1. 氏名(カナ)入力フォームを押下する。</text:p>
            <text:p>2.入力を行う。</text:p>
          </table:table-cell>
          <table:table-cell table:style-name="ce39"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36" table:number-columns-repeated="3"/>
          <table:table-cell table:style-name="ce27"/>
          <table:table-cell table:number-columns-repeated="1013"/>
        </table:table-row>
        <table:table-row table:style-name="ro12">
          <table:covered-table-cell table:style-name="ce9" office:value-type="float" office:value="4" calcext:value-type="float">
            <text:p>4</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氏名入力フォーム</text:p>
          </table:table-cell>
          <table:table-cell table:style-name="ce15" office:value-type="string" calcext:value-type="string">
            <text:p>正常</text:p>
          </table:table-cell>
          <table:table-cell table:style-name="ce18" office:value-type="string" calcext:value-type="string">
            <text:p>1. 氏名入力フォームを押下する。</text:p>
            <text:p>2.入力を行う。</text:p>
          </table:table-cell>
          <table:table-cell table:style-name="ce39"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9" office:value-type="float" office:value="5" calcext:value-type="float">
            <text:p>5</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電話番号入力フォーム</text:p>
          </table:table-cell>
          <table:table-cell table:style-name="ce15" office:value-type="string" calcext:value-type="string">
            <text:p>正常</text:p>
          </table:table-cell>
          <table:table-cell table:style-name="ce18" office:value-type="string" calcext:value-type="string">
            <text:p>1. 電話番号入力フォームを押下する。</text:p>
            <text:p>2.入力を行う。</text:p>
          </table:table-cell>
          <table:table-cell table:style-name="ce39" office:value-type="string" calcext:value-type="string">
            <text:p>(イ. 遷移)</text:p>
            <text:p>1.電話番号入力フォームがフォーカスされること。</text:p>
            <text:p>2.数字、ハイフンのみ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6" calcext:value-type="float">
            <text:p>6</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メールアドレスフォーム</text:p>
          </table:table-cell>
          <table:table-cell table:style-name="ce15" office:value-type="string" calcext:value-type="string">
            <text:p>正常</text:p>
          </table:table-cell>
          <table:table-cell table:style-name="ce18" office:value-type="string" calcext:value-type="string">
            <text:p>1. メールアドレス入力フォームを押下する。</text:p>
            <text:p>2.入力を行う。</text:p>
          </table:table-cell>
          <table:table-cell table:style-name="ce39" office:value-type="string" calcext:value-type="string">
            <text:p>(イ. 遷移)</text:p>
            <text:p>1.氏名(カナ)入力フォームがフォーカスされること。</text:p>
            <text:p>2.英数字とメール対応記号のみ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7" calcext:value-type="float">
            <text:p>7</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ID入力フォーム</text:p>
          </table:table-cell>
          <table:table-cell table:style-name="ce15" office:value-type="string" calcext:value-type="string">
            <text:p>正常</text:p>
          </table:table-cell>
          <table:table-cell table:style-name="ce18" office:value-type="string" calcext:value-type="string">
            <text:p>1. ID入力フォームを押下する。</text:p>
            <text:p>2.入力を行う。</text:p>
          </table:table-cell>
          <table:table-cell table:style-name="ce39" office:value-type="string" calcext:value-type="string">
            <text:p>(イ. 遷移)</text:p>
            <text:p>1.ID入力フォームがフォーカスされること。</text:p>
            <text:p>2.数値のみが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8" calcext:value-type="float">
            <text:p>8</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テーマ入力フォーム</text:p>
          </table:table-cell>
          <table:table-cell table:style-name="ce15" office:value-type="string" calcext:value-type="string">
            <text:p>正常</text:p>
          </table:table-cell>
          <table:table-cell table:style-name="ce18" office:value-type="string" calcext:value-type="string">
            <text:p>1. テーマ入力フォームを押下する。</text:p>
            <text:p>2.入力を行う。</text:p>
          </table:table-cell>
          <table:table-cell table:style-name="ce39" office:value-type="string" calcext:value-type="string">
            <text:p>(イ. 遷移)</text:p>
            <text:p>1.テーマ入力フォームがフォーカスされること。</text:p>
            <text:p>2.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9" calcext:value-type="float">
            <text:p>9</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絞込開始期間入力フォーム</text:p>
          </table:table-cell>
          <table:table-cell table:style-name="ce15" office:value-type="string" calcext:value-type="string">
            <text:p>正常</text:p>
          </table:table-cell>
          <table:table-cell table:style-name="ce18" office:value-type="string" calcext:value-type="string">
            <text:p>1. 開始期間(左側)のテキストボックスを押下する。</text:p>
          </table:table-cell>
          <table:table-cell table:style-name="ce39"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10" calcext:value-type="float">
            <text:p>10</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絞込終了期間入力フォーム</text:p>
          </table:table-cell>
          <table:table-cell table:style-name="ce15" office:value-type="string" calcext:value-type="string">
            <text:p>正常</text:p>
          </table:table-cell>
          <table:table-cell table:style-name="ce18" office:value-type="string" calcext:value-type="string">
            <text:p>1.終了期間(右側)のテキストボックスを押下する。</text:p>
          </table:table-cell>
          <table:table-cell table:style-name="ce39"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56">
          <table:covered-table-cell table:style-name="ce9" office:value-type="float" office:value="11" calcext:value-type="float">
            <text:p>11</text:p>
          </table:covered-table-cell>
          <table:covered-table-cell table:style-name="ce14" office:value-type="string" calcext:value-type="string">
            <text:p>ユーザ絞込フォーム</text:p>
          </table:covered-table-cell>
          <table:table-cell table:style-name="ce14" office:value-type="string" calcext:value-type="string">
            <text:p>ボタン</text:p>
          </table:table-cell>
          <table:table-cell table:style-name="ce14" office:value-type="string" calcext:value-type="string">
            <text:p>検索ボタン</text:p>
          </table:table-cell>
          <table:table-cell table:style-name="ce15" office:value-type="string" calcext:value-type="string">
            <text:p>正常</text:p>
          </table:table-cell>
          <table:table-cell table:style-name="ce18" office:value-type="string" calcext:value-type="string">
            <text:p>1.検索ボタンを押下する。</text:p>
          </table:table-cell>
          <table:table-cell table:style-name="ce39" office:value-type="string" calcext:value-type="string">
            <text:p>(イ. 遷移)</text:p>
            <text:p>1.以下の条件を満たす事。</text:p>
            <text:p> a.ユーザ一覧にユーザ絞込フォームで入力した内容を元に絞り込まれたユーザデータが表示されること。</text:p>
            <text:p> b.ユーザ絞込ダイアログが閉じられること。</text:p>
            <text:p> c.ユーザ一覧画面のユーザ検索フォームに、入力が行われたユーザ絞込フォームの入力フォームが全て追加されること。</text:p>
            <text:p>(ロ. データ)</text:p>
            <text:p>1.</text:p>
            <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office:value-type="string" calcext:value-type="string">
            <text:p>ユーザ一覧</text:p>
          </table:covered-table-cell>
          <table:table-cell table:style-name="ce14" office:value-type="string" calcext:value-type="string">
            <text:p>ユーザ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table:covered-table-cell table:style-name="ce14" office:value-type="string" calcext:value-type="string">
            <text:p>メール・お知らせ</text:p>
          </table:covered-table-cell>
          <table:table-cell table:style-name="ce14" office:value-type="string" calcext:value-type="string">
            <text:p>ボタン</text:p>
          </table:table-cell>
          <table:table-cell table:style-name="ce14" office:value-type="string" calcext:value-type="string">
            <text:p>選択ボタン</text:p>
          </table:table-cell>
          <table:table-cell table:style-name="ce16" office:value-type="string" calcext:value-type="string">
            <text:p>正常</text:p>
          </table:table-cell>
          <table:table-cell table:style-name="ce38" office:value-type="string" calcext:value-type="string">
            <text:p>1.選択しているデータ行が無い状態で選択ボタンを押下する。</text:p>
            <text:p>2.1行以上データ行を選択した状態で選択ボタンを押下する。</text:p>
          </table:table-cell>
          <table:table-cell table:style-name="ce20" office:value-type="string" calcext:value-type="string">
            <text:p>(イ. 遷移)</text:p>
            <text:p>1.1行以上データ行を選択する必要があるという旨のメッセージが表示され、画面が遷移しない。</text:p>
            <text:p>2.ユーザ選択機能を利用した画面に遷移する。</text:p>
            <text:p><text:span text:style-name="T1">(ロ. データ)</text:span></text:p>
            <text:p><text:span text:style-name="T1">1.</text:span></text:p>
          </table:table-cell>
          <table:table-cell table:number-columns-repeated="3"/>
          <table:table-cell table:style-name="ce27" office:value-type="string" calcext:value-type="string">
            <text:p>直接ユーザ一覧画面を表示した場合は非活性となり、ユーザ選択機能で表示された場合は活性となる。</text:p>
          </table:table-cell>
          <table:table-cell table:number-columns-repeated="1013"/>
        </table:table-row>
        <table:table-row table:style-name="ro42">
          <table:covered-table-cell table:style-name="ce9"/>
          <table:covered-table-cell table:style-name="ce14" office:value-type="string" calcext:value-type="string">
            <text:p>受講承認情報一覧</text:p>
          </table:covered-table-cell>
          <table:table-cell table:style-name="ce14" office:value-type="string" calcext:value-type="string">
            <text:p>受講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ユーザ一覧から追加したデータ行を押下する。</text:p>
          </table:table-cell>
          <table:table-cell table:style-name="ce20" office:value-type="string" calcext:value-type="string">
            <text:p>(イ. 遷移)</text:p>
            <text:p>1.選択したデータ行の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5">
          <table:covered-table-cell table:style-name="ce9"/>
          <table:covered-table-cell table:style-name="ce14" office:value-type="string" calcext:value-type="string">
            <text:p>受講承認編集</text:p>
          </table:covered-table-cell>
          <table:table-cell table:style-name="ce14" office:value-type="string" calcext:value-type="string">
            <text:p>ボタン</text:p>
          </table:table-cell>
          <table:table-cell table:style-name="ce14" office:value-type="string" calcext:value-type="string">
            <text:p>承認ボタン</text:p>
          </table:table-cell>
          <table:table-cell table:style-name="ce16" office:value-type="string" calcext:value-type="string">
            <text:p>正常</text:p>
          </table:table-cell>
          <table:table-cell table:style-name="ce38" office:value-type="string" calcext:value-type="string">
            <text:p>1.受講承認情報一覧の受講承認データが1つ以上選択された状態で承認ボタンを押下する。</text:p>
          </table:table-cell>
          <table:table-cell table:style-name="ce20" office:value-type="string" calcext:value-type="string">
            <text:p>(イ. 遷移)</text:p>
            <text:p><text:span text:style-name="T1">1.受講承認が行われた旨のメッセージが表示され、選択した受講承認データが消え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4">
          <table:table-cell table:style-name="ce9" office:value-type="float" office:value="3" calcext:value-type="float" table:number-columns-spanned="1" table:number-rows-spanned="2">
            <text:p>3</text:p>
          </table:table-cell>
          <table:table-cell table:style-name="ce14" office:value-type="string" calcext:value-type="string" table:number-columns-spanned="1" table:number-rows-spanned="2">
            <text:p>受講承認データ削除後の承認(先頭)</text:p>
          </table:table-cell>
          <table:table-cell table:style-name="ce14" office:value-type="string" calcext:value-type="string">
            <text:p>受講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先頭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ext:p><text:span text:style-name="T1">(ハ.前提条件)</text:span></text:p>
            <text:p><text:span text:style-name="T1">1.承認データを予め10件以上表示されるように準備しておく。</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33" office:value-type="float" office:value="14" calcext:value-type="float">
            <text:p>14</text:p>
          </table:covered-table-cell>
          <table:covered-table-cell table:style-name="ce14" office:value-type="string" calcext:value-type="string">
            <text:p>ユーザ一覧</text:p>
          </table:covered-table-cell>
          <table:table-cell table:style-name="ce14" office:value-type="string" calcext:value-type="string">
            <text:p>ボタン</text:p>
          </table:table-cell>
          <table:table-cell table:style-name="ce14" office:value-type="string" calcext:value-type="string">
            <text:p>承認ボタン</text:p>
          </table:table-cell>
          <table:table-cell table:style-name="ce16" office:value-type="string" calcext:value-type="string">
            <text:p>正常</text:p>
          </table:table-cell>
          <table:table-cell table:style-name="ce38" office:value-type="string" calcext:value-type="string">
            <text:p>1.受講承認情報一覧の受講承認データが1つ以上選択された状態で承認ボタンを押下する。</text:p>
          </table:table-cell>
          <table:table-cell table:style-name="ce20" office:value-type="string" calcext:value-type="string">
            <text:p>(イ. 遷移)</text:p>
            <text:p><text:span text:style-name="T1">1.受講承認が行われた旨のメッセージが表示され、選択した受講承認データが消え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4">
          <table:table-cell table:style-name="ce9" office:value-type="float" office:value="4" calcext:value-type="float" table:number-columns-spanned="1" table:number-rows-spanned="2">
            <text:p>4</text:p>
          </table:table-cell>
          <table:table-cell table:style-name="ce14" office:value-type="string" calcext:value-type="string" table:number-columns-spanned="1" table:number-rows-spanned="2">
            <text:p>受講承認データ削除後の承認(最後尾)</text:p>
          </table:table-cell>
          <table:table-cell table:style-name="ce14" office:value-type="string" calcext:value-type="string">
            <text:p>受講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最後尾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ext:p><text:span text:style-name="T1">(ハ.前提条件)</text:span></text:p>
            <text:p><text:span text:style-name="T1">1.承認データを予め10件以上表示されるように準備しておく。</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office:value-type="float" office:value="14" calcext:value-type="float">
            <text:p>14</text:p>
          </table:covered-table-cell>
          <table:covered-table-cell table:style-name="ce14" office:value-type="string" calcext:value-type="string">
            <text:p>ユーザ一覧</text:p>
          </table:covered-table-cell>
          <table:table-cell table:style-name="ce14" office:value-type="string" calcext:value-type="string">
            <text:p>ボタン</text:p>
          </table:table-cell>
          <table:table-cell table:style-name="ce14" office:value-type="string" calcext:value-type="string">
            <text:p>承認ボタン</text:p>
          </table:table-cell>
          <table:table-cell table:style-name="ce16" office:value-type="string" calcext:value-type="string">
            <text:p>正常</text:p>
          </table:table-cell>
          <table:table-cell table:style-name="ce38" office:value-type="string" calcext:value-type="string">
            <text:p>1.受講承認情報一覧の受講承認データが1つ以上選択された状態で承認ボタンを押下する。</text:p>
          </table:table-cell>
          <table:table-cell table:style-name="ce20" office:value-type="string" calcext:value-type="string">
            <text:p>(イ. 遷移)</text:p>
            <text:p><text:span text:style-name="T1">1.受講承認が行われた旨のメッセージが表示され、選択した受講承認データが消え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4">
          <table:table-cell table:style-name="ce9" office:value-type="float" office:value="5" calcext:value-type="float" table:number-columns-spanned="1" table:number-rows-spanned="2">
            <text:p>5</text:p>
          </table:table-cell>
          <table:table-cell table:style-name="ce14" office:value-type="string" calcext:value-type="string" table:number-columns-spanned="1" table:number-rows-spanned="2">
            <text:p>受講承認データ削除後の承認(中心)</text:p>
          </table:table-cell>
          <table:table-cell table:style-name="ce14" office:value-type="string" calcext:value-type="string">
            <text:p>受講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中心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ext:p><text:span text:style-name="T1">(ハ.前提条件)</text:span></text:p>
            <text:p><text:span text:style-name="T1">1.承認データを予め10件以上表示されるように準備しておく。</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office:value-type="float" office:value="14" calcext:value-type="float">
            <text:p>14</text:p>
          </table:covered-table-cell>
          <table:covered-table-cell table:style-name="ce14" office:value-type="string" calcext:value-type="string">
            <text:p>ユーザ一覧</text:p>
          </table:covered-table-cell>
          <table:table-cell table:style-name="ce14" office:value-type="string" calcext:value-type="string">
            <text:p>ボタン</text:p>
          </table:table-cell>
          <table:table-cell table:style-name="ce14" office:value-type="string" calcext:value-type="string">
            <text:p>承認ボタン</text:p>
          </table:table-cell>
          <table:table-cell table:style-name="ce16" office:value-type="string" calcext:value-type="string">
            <text:p>正常</text:p>
          </table:table-cell>
          <table:table-cell table:style-name="ce38" office:value-type="string" calcext:value-type="string">
            <text:p>1.受講承認情報一覧の受講承認データが1つ以上選択された状態で承認ボタンを押下する。</text:p>
          </table:table-cell>
          <table:table-cell table:style-name="ce20" office:value-type="string" calcext:value-type="string">
            <text:p>(イ. 遷移)</text:p>
            <text:p><text:span text:style-name="T1">1.受講承認が行われた旨のメッセージが表示され、選択した受講承認データが消え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4">
          <table:table-cell table:style-name="ce9" office:value-type="float" office:value="6" calcext:value-type="float" table:number-columns-spanned="1" table:number-rows-spanned="4">
            <text:p>6</text:p>
          </table:table-cell>
          <table:table-cell table:style-name="ce14" office:value-type="string" calcext:value-type="string" table:number-columns-spanned="1" table:number-rows-spanned="4">
            <text:p>受講承認データ削除後の承認(3点)</text:p>
          </table:table-cell>
          <table:table-cell table:style-name="ce14" office:value-type="string" calcext:value-type="string">
            <text:p>受講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先頭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ext:p><text:span text:style-name="T1">(ハ.前提条件)</text:span></text:p>
            <text:p><text:span text:style-name="T1">1.承認データを予め10件以上表示されるように準備しておく。</text:span></text:p>
          </table:table-cell>
          <table:table-cell table:style-name="ce23" table:number-columns-repeated="2"/>
          <table:table-cell table:style-name="ce26"/>
          <table:table-cell table:style-name="ce27"/>
          <table:table-cell table:number-columns-repeated="1013"/>
        </table:table-row>
        <table:table-row table:style-name="ro54">
          <table:covered-table-cell table:style-name="ce9"/>
          <table:covered-table-cell table:style-name="ce14"/>
          <table:table-cell table:style-name="ce14" office:value-type="string" calcext:value-type="string">
            <text:p>受講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最後尾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4">
          <table:covered-table-cell table:style-name="ce9"/>
          <table:covered-table-cell table:style-name="ce14"/>
          <table:table-cell table:style-name="ce14" office:value-type="string" calcext:value-type="string">
            <text:p>受講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中心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33" office:value-type="float" office:value="14" calcext:value-type="float">
            <text:p>14</text:p>
          </table:covered-table-cell>
          <table:covered-table-cell table:style-name="ce14" office:value-type="string" calcext:value-type="string">
            <text:p>ユーザ一覧</text:p>
          </table:covered-table-cell>
          <table:table-cell table:style-name="ce14" office:value-type="string" calcext:value-type="string">
            <text:p>ボタン</text:p>
          </table:table-cell>
          <table:table-cell table:style-name="ce14" office:value-type="string" calcext:value-type="string">
            <text:p>承認ボタン</text:p>
          </table:table-cell>
          <table:table-cell table:style-name="ce16" office:value-type="string" calcext:value-type="string">
            <text:p>正常</text:p>
          </table:table-cell>
          <table:table-cell table:style-name="ce38" office:value-type="string" calcext:value-type="string">
            <text:p>1.受講承認情報一覧の受講承認データが1つ以上選択された状態で承認ボタンを押下する。</text:p>
          </table:table-cell>
          <table:table-cell table:style-name="ce20" office:value-type="string" calcext:value-type="string">
            <text:p>(イ. 遷移)</text:p>
            <text:p><text:span text:style-name="T1">1.受講承認が行われた旨のメッセージが表示され、選択した受講承認データが消え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1" calcext:value-type="float">
            <text:p>1</text:p>
          </table:table-cell>
          <table:table-cell table:style-name="ce14" office:value-type="string" calcext:value-type="string">
            <text:p>受講承認編集</text:p>
          </table:table-cell>
          <table:table-cell table:style-name="ce14" office:value-type="string" calcext:value-type="string">
            <text:p>ボタン</text:p>
          </table:table-cell>
          <table:table-cell table:style-name="ce14" office:value-type="string" calcext:value-type="string">
            <text:p>全選択ボタン</text:p>
          </table:table-cell>
          <table:table-cell table:style-name="ce16" office:value-type="string" calcext:value-type="string">
            <text:p>正常</text:p>
          </table:table-cell>
          <table:table-cell table:style-name="ce38" office:value-type="string" calcext:value-type="string">
            <text:p>1.全選択ボタンを押下する。</text:p>
          </table:table-cell>
          <table:table-cell table:style-name="ce20" office:value-type="string" calcext:value-type="string">
            <text:p>(イ. 遷移)</text:p>
            <text:p>1.受講承認情報一覧の全ての受講承認データがハイライトされ、選択状態とな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2" calcext:value-type="float">
            <text:p>2</text:p>
          </table:table-cell>
          <table:table-cell table:style-name="ce14" office:value-type="string" calcext:value-type="string">
            <text:p>受講承認編集</text:p>
          </table:table-cell>
          <table:table-cell table:style-name="ce14" office:value-type="string" calcext:value-type="string">
            <text:p>ボタン</text:p>
          </table:table-cell>
          <table:table-cell table:style-name="ce14" office:value-type="string" calcext:value-type="string">
            <text:p>全解除ボタン</text:p>
          </table:table-cell>
          <table:table-cell table:style-name="ce16" office:value-type="string" calcext:value-type="string">
            <text:p>正常</text:p>
          </table:table-cell>
          <table:table-cell table:style-name="ce38" office:value-type="string" calcext:value-type="string">
            <text:p>1.全解除ボタンを押下する。</text:p>
          </table:table-cell>
          <table:table-cell table:style-name="ce20" office:value-type="string" calcext:value-type="string">
            <text:p>(イ. 遷移)</text:p>
            <text:p>1.受講承認情報一覧の全ての受講承認データのハイライトが消えて、選択解除状態とな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5" table:visibility="collapse">
          <table:table-cell table:style-name="ce9" office:value-type="float" office:value="3" calcext:value-type="float">
            <text:p>3</text:p>
          </table:table-cell>
          <table:table-cell table:style-name="ce14" office:value-type="string" calcext:value-type="string">
            <text:p>受講承認編集</text:p>
          </table:table-cell>
          <table:table-cell table:style-name="ce14" office:value-type="string" calcext:value-type="string">
            <text:p>ボタン</text:p>
          </table:table-cell>
          <table:table-cell table:style-name="ce14" office:value-type="string" calcext:value-type="string">
            <text:p>承認ボタン</text:p>
          </table:table-cell>
          <table:table-cell table:style-name="ce16" office:value-type="string" calcext:value-type="string">
            <text:p>正常</text:p>
          </table:table-cell>
          <table:table-cell table:style-name="ce38" office:value-type="string" calcext:value-type="string">
            <text:p>1.受講承認情報一覧の受講承認データが1つも選択されていない状態で承認ボタンを押下する。</text:p>
            <text:p>2.受講承認情報一覧の受講承認データが1つ以上選択された状態で承認ボタンを押下する。</text:p>
          </table:table-cell>
          <table:table-cell table:style-name="ce20" office:value-type="string" calcext:value-type="string">
            <text:p>(イ. 遷移)</text:p>
            <text:p><text:span text:style-name="T1">1.受講承認データが選択されていない旨のメッセージが表示され、受講承認が行われないこと。</text:span></text:p>
            <text:p><text:span text:style-name="T1">2.受講承認が行われた旨のメッセージが表示され、選択した受講承認データが消え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4" table:visibility="collapse">
          <table:table-cell table:style-name="ce9" office:value-type="float" office:value="4" calcext:value-type="float">
            <text:p>4</text:p>
          </table:table-cell>
          <table:table-cell table:style-name="ce14" office:value-type="string" calcext:value-type="string">
            <text:p>受講承認編集</text:p>
          </table:table-cell>
          <table:table-cell table:style-name="ce14" office:value-type="string" calcext:value-type="string">
            <text:p>ボタン</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38" office:value-type="string" calcext:value-type="string">
            <text:p>1.受講承認情報一覧の受講承認データが1つも選択されていない状態で承認ボタンを押下する。</text:p>
            <text:p>2.受講承認情報一覧の受講承認データが1つ以上選択された状態で承認ボタンを押下する。</text:p>
            <text:p>3.確認ダイアログの「はい」ボタンを押下すること。</text:p>
          </table:table-cell>
          <table:table-cell table:style-name="ce20" office:value-type="string" calcext:value-type="string">
            <text:p>(イ. 遷移)</text:p>
            <text:p><text:span text:style-name="T1">1.受講承認データが選択されていない旨のメッセージが表示され、削除が行われないこと。</text:span></text:p>
            <text:p><text:span text:style-name="T1">2.確認ダイアログが表示されること。</text:span></text:p>
            <text:p><text:span text:style-name="T1">3.選択した受講承認データが削除された旨のメッセージが表示され、選択した受講承認データが消え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4" table:visibility="collapse">
          <table:table-cell table:style-name="ce9" office:value-type="float" office:value="5" calcext:value-type="float">
            <text:p>5</text:p>
          </table:table-cell>
          <table:table-cell table:style-name="ce14" office:value-type="string" calcext:value-type="string">
            <text:p>受講承認編集</text:p>
          </table:table-cell>
          <table:table-cell table:style-name="ce14" office:value-type="string" calcext:value-type="string">
            <text:p>ボタン</text:p>
          </table:table-cell>
          <table:table-cell table:style-name="ce14" office:value-type="string" calcext:value-type="string">
            <text:p>追加ボタン</text:p>
          </table:table-cell>
          <table:table-cell table:style-name="ce16" office:value-type="string" calcext:value-type="string">
            <text:p>正常</text:p>
          </table:table-cell>
          <table:table-cell table:style-name="ce38" office:value-type="string" calcext:value-type="string">
            <text:p>1.追加ボタンを押下する。</text:p>
          </table:table-cell>
          <table:table-cell table:style-name="ce20" office:value-type="string" calcext:value-type="string">
            <text:p>(イ. 遷移)</text:p>
            <text:p>1.ユーザ一覧画面へ遷移す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1" table:visibility="collapse">
          <table:table-cell table:style-name="ce9" office:value-type="float" office:value="6" calcext:value-type="float">
            <text:p>6</text:p>
          </table:table-cell>
          <table:table-cell table:style-name="ce14" office:value-type="string" calcext:value-type="string">
            <text:p>受講承認情報一覧</text:p>
          </table:table-cell>
          <table:table-cell table:style-name="ce14" office:value-type="string" calcext:value-type="string">
            <text:p>行</text:p>
          </table:table-cell>
          <table:table-cell table:style-name="ce14" office:value-type="string" calcext:value-type="string">
            <text:p>見出し行</text:p>
          </table:table-cell>
          <table:table-cell table:style-name="ce16" office:value-type="string" calcext:value-type="string">
            <text:p>正常</text:p>
          </table:table-cell>
          <table:table-cell table:style-name="ce38" office:value-type="string" calcext:value-type="string">
            <text:p>1.受講承認画面を表示する。</text:p>
          </table:table-cell>
          <table:table-cell table:style-name="ce20" office:value-type="string" calcext:value-type="string">
            <text:p>(イ. 遷移)</text:p>
            <text:p>1.受講承認情報一覧の見出し行に以下の列が存在すること。</text:p>
            <text:p><text:span text:style-name="T1"> a.No.</text:span></text:p>
            <text:p><text:span text:style-name="T1"> b.日時</text:span></text:p>
            <text:p><text:span text:style-name="T1"> c.名前</text:span></text:p>
            <text:p><text:span text:style-name="T1"> d.所持pt</text:span></text:p>
            <text:p><text:span text:style-name="T1"> e.内容</text:span></text:p>
            <text:p><text:span text:style-name="T1"> f.使用ポイント</text:span></text:p>
            <text:p><text:span text:style-name="T1"> g.受講料</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1" table:visibility="collapse">
          <table:table-cell table:style-name="ce9" office:value-type="float" office:value="7" calcext:value-type="float">
            <text:p>7</text:p>
          </table:table-cell>
          <table:table-cell table:style-name="ce14" office:value-type="string" calcext:value-type="string">
            <text:p>受講承認情報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受講承認画面を表示する。</text:p>
          </table:table-cell>
          <table:table-cell table:style-name="ce20" office:value-type="string" calcext:value-type="string">
            <text:p>(イ. 遷移)</text:p>
            <text:p>1.受講承認情報一覧のデータ行に以下の列が存在すること。</text:p>
            <text:p> a.No.</text:p>
            <text:p> b.日時</text:p>
            <text:p> c.名前</text:p>
            <text:p> d.所持pt</text:p>
            <text:p> e.内容</text:p>
            <text:p> f.使用ポイント</text:p>
            <text:p> g.受講料</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9"/>
          <table:table-cell table:style-name="ce14" office:value-type="string" calcext:value-type="string">
            <text:p>受講承認情報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9"/>
          <table:table-cell table:style-name="ce14" office:value-type="string" calcext:value-type="string">
            <text:p>受講承認情報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選択状態ののデータ行を押下する。</text:p>
          </table:table-cell>
          <table:table-cell table:style-name="ce20" office:value-type="string" calcext:value-type="string">
            <text:p>(イ. 遷移)</text:p>
            <text:p>1.選択したデータ行のハイライトが消え、非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9" office:value-type="float" office:value="8" calcext:value-type="float">
            <text:p>8</text:p>
          </table:table-cell>
          <table:table-cell table:style-name="ce14" office:value-type="string" calcext:value-type="string">
            <text:p>受講承認情報一覧</text:p>
          </table:table-cell>
          <table:table-cell table:style-name="ce14" office:value-type="string" calcext:value-type="string">
            <text:p>列</text:p>
          </table:table-cell>
          <table:table-cell table:style-name="ce14" office:value-type="string" calcext:value-type="string">
            <text:p>No.</text:p>
          </table:table-cell>
          <table:table-cell table:style-name="ce16" office:value-type="string" calcext:value-type="string">
            <text:p>正常</text:p>
          </table:table-cell>
          <table:table-cell table:style-name="ce38" office:value-type="string" calcext:value-type="string">
            <text:p>1.受講承認画面を表示する。</text:p>
          </table:table-cell>
          <table:table-cell table:style-name="ce20" office:value-type="string" calcext:value-type="string">
            <text:p>(イ. 遷移)</text:p>
            <text:p>1.受講承認情報一覧のデータ行のNo.列に行単位の連番が振られ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4" table:visibility="collapse">
          <table:table-cell table:style-name="ce9" office:value-type="float" office:value="9" calcext:value-type="float">
            <text:p>9</text:p>
          </table:table-cell>
          <table:table-cell table:style-name="ce14" office:value-type="string" calcext:value-type="string">
            <text:p>受講承認情報一覧</text:p>
          </table:table-cell>
          <table:table-cell table:style-name="ce14" office:value-type="string" calcext:value-type="string">
            <text:p>列</text:p>
          </table:table-cell>
          <table:table-cell table:style-name="ce14" office:value-type="string" calcext:value-type="string">
            <text:p>日時</text:p>
          </table:table-cell>
          <table:table-cell table:style-name="ce16" office:value-type="string" calcext:value-type="string">
            <text:p>正常</text:p>
          </table:table-cell>
          <table:table-cell table:style-name="ce38" office:value-type="string" calcext:value-type="string">
            <text:p>1.受講承認画面を表示する。</text:p>
          </table:table-cell>
          <table:table-cell table:style-name="ce20" office:value-type="string" calcext:value-type="string">
            <text:p>(イ. 遷移)</text:p>
            <text:p>1.受講承認情報一覧のデータ行の日時列に受講承認を行う授業の日時が入力され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4" table:visibility="collapse">
          <table:table-cell table:style-name="ce9" office:value-type="float" office:value="10" calcext:value-type="float">
            <text:p>10</text:p>
          </table:table-cell>
          <table:table-cell table:style-name="ce14" office:value-type="string" calcext:value-type="string">
            <text:p>受講承認情報一覧</text:p>
          </table:table-cell>
          <table:table-cell table:style-name="ce14" office:value-type="string" calcext:value-type="string">
            <text:p>列</text:p>
          </table:table-cell>
          <table:table-cell table:style-name="ce14" office:value-type="string" calcext:value-type="string">
            <text:p>名前</text:p>
          </table:table-cell>
          <table:table-cell table:style-name="ce16" office:value-type="string" calcext:value-type="string">
            <text:p>正常</text:p>
          </table:table-cell>
          <table:table-cell table:style-name="ce38" office:value-type="string" calcext:value-type="string">
            <text:p>1.受講承認画面を表示する。</text:p>
          </table:table-cell>
          <table:table-cell table:style-name="ce20" office:value-type="string" calcext:value-type="string">
            <text:p>(イ. 遷移)</text:p>
            <text:p>1.受講承認情報一覧のデータ行の名前列に受講承認を行うユーザの名前が入力され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9" office:value-type="float" office:value="11" calcext:value-type="float">
            <text:p>11</text:p>
          </table:table-cell>
          <table:table-cell table:style-name="ce14" office:value-type="string" calcext:value-type="string">
            <text:p>受講承認情報一覧</text:p>
          </table:table-cell>
          <table:table-cell table:style-name="ce14" office:value-type="string" calcext:value-type="string">
            <text:p>列</text:p>
          </table:table-cell>
          <table:table-cell table:style-name="ce14" office:value-type="string" calcext:value-type="string">
            <text:p>所持pt</text:p>
          </table:table-cell>
          <table:table-cell table:style-name="ce16" office:value-type="string" calcext:value-type="string">
            <text:p>正常</text:p>
          </table:table-cell>
          <table:table-cell table:style-name="ce38" office:value-type="string" calcext:value-type="string">
            <text:p>1.受講承認画面を表示する。</text:p>
          </table:table-cell>
          <table:table-cell table:style-name="ce20" office:value-type="string" calcext:value-type="string">
            <text:p>(イ. 遷移)</text:p>
            <text:p>1.受講承認情報一覧のデータ行の所持pt列に受講承認を行うユーザの所持ポイントが入力され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9" office:value-type="float" office:value="12" calcext:value-type="float">
            <text:p>12</text:p>
          </table:table-cell>
          <table:table-cell table:style-name="ce14" office:value-type="string" calcext:value-type="string">
            <text:p>受講承認情報一覧</text:p>
          </table:table-cell>
          <table:table-cell table:style-name="ce14" office:value-type="string" calcext:value-type="string">
            <text:p>列</text:p>
          </table:table-cell>
          <table:table-cell table:style-name="ce14" office:value-type="string" calcext:value-type="string">
            <text:p>内容</text:p>
          </table:table-cell>
          <table:table-cell table:style-name="ce16" office:value-type="string" calcext:value-type="string">
            <text:p>正常</text:p>
          </table:table-cell>
          <table:table-cell table:style-name="ce38" office:value-type="string" calcext:value-type="string">
            <text:p>1.受講承認画面を表示する。</text:p>
          </table:table-cell>
          <table:table-cell table:style-name="ce20" office:value-type="string" calcext:value-type="string">
            <text:p>(イ. 遷移)</text:p>
            <text:p>1.受講承認情報一覧のデータ行の内容列に受講承認を行う授業の内容(テーマ)が入力されていること。</text:p>
            <text:p><text:span text:style-name="T1">(ロ. データ)</text:span></text:p>
            <text:p><text:span text:style-name="T1">1.</text:span></text:p>
          </table:table-cell>
          <table:table-cell table:number-columns-repeated="1017"/>
        </table:table-row>
        <table:table-row table:style-name="ro14" table:visibility="collapse">
          <table:table-cell table:style-name="ce9" office:value-type="float" office:value="13" calcext:value-type="float">
            <text:p>13</text:p>
          </table:table-cell>
          <table:table-cell table:style-name="ce14" office:value-type="string" calcext:value-type="string">
            <text:p>受講承認情報一覧</text:p>
          </table:table-cell>
          <table:table-cell table:style-name="ce14" office:value-type="string" calcext:value-type="string">
            <text:p>列</text:p>
          </table:table-cell>
          <table:table-cell table:style-name="ce14" office:value-type="string" calcext:value-type="string">
            <text:p>使用pt</text:p>
          </table:table-cell>
          <table:table-cell table:style-name="ce16" office:value-type="string" calcext:value-type="string">
            <text:p>正常</text:p>
          </table:table-cell>
          <table:table-cell table:style-name="ce38" office:value-type="string" calcext:value-type="string">
            <text:p>1.受講承認画面を表示する。</text:p>
            <text:p>2.使用ptのテキストボックスを押下する。</text:p>
            <text:p>3.入力を行う。</text:p>
          </table:table-cell>
          <table:table-cell table:style-name="ce20" office:value-type="string" calcext:value-type="string">
            <text:p>(イ. 遷移)</text:p>
            <text:p>1.受講承認情報一覧のデータ行の使用pt列がテキストボックスとなっており、受講承認対象のユーザが使用するポイントが入力されていること。</text:p>
            <text:p>2.使用ptのテキストボックスをフォーカスすることができること。</text:p>
            <text:p>3.0以上の値のみ入力できること。</text:p>
            <text:p><text:span text:style-name="T1">(ロ. データ)</text:span></text:p>
            <text:p><text:span text:style-name="T1">1.</text:span></text:p>
          </table:table-cell>
          <table:table-cell table:number-columns-repeated="1017"/>
        </table:table-row>
        <table:table-row table:style-name="ro14" table:visibility="collapse">
          <table:table-cell table:style-name="ce9" office:value-type="float" office:value="14" calcext:value-type="float">
            <text:p>14</text:p>
          </table:table-cell>
          <table:table-cell table:style-name="ce14" office:value-type="string" calcext:value-type="string">
            <text:p>受講承認情報一覧</text:p>
          </table:table-cell>
          <table:table-cell table:style-name="ce14" office:value-type="string" calcext:value-type="string">
            <text:p>列</text:p>
          </table:table-cell>
          <table:table-cell table:style-name="ce14" office:value-type="string" calcext:value-type="string">
            <text:p>受講料</text:p>
          </table:table-cell>
          <table:table-cell table:style-name="ce16" office:value-type="string" calcext:value-type="string">
            <text:p>正常</text:p>
          </table:table-cell>
          <table:table-cell table:style-name="ce38" office:value-type="string" calcext:value-type="string">
            <text:p>1.受講承認画面を表示する。</text:p>
            <text:p>2.受講料のテキストボックスを押下する。</text:p>
            <text:p>3.入力を行う。</text:p>
          </table:table-cell>
          <table:table-cell table:style-name="ce20" office:value-type="string" calcext:value-type="string">
            <text:p>(イ. 遷移)</text:p>
            <text:p>1.受講承認情報一覧のデータ行の受講料列がテキストボックスとなっており、受講承認対象のユーザが支払う受講料が入力されていること。</text:p>
            <text:p><text:span text:style-name="T1">2.受講料のテキストボックスをフォーカスすることができること。</text:span></text:p>
            <text:p><text:span text:style-name="T1">3.0以上の値のみ入力できること。</text:span></text:p>
            <text:p><text:span text:style-name="T1">(ロ. データ)</text:span></text:p>
            <text:p><text:span text:style-name="T1">1.</text:span></text:p>
          </table:table-cell>
          <table:table-cell table:number-columns-repeated="1017"/>
        </table:table-row>
        <table:table-row table:style-name="ro6" table:number-rows-repeated="1048509">
          <table:table-cell table:number-columns-repeated="1024"/>
        </table:table-row>
        <table:table-row table:style-name="ro27" table:number-rows-repeated="17">
          <table:table-cell table:number-columns-repeated="1024"/>
        </table:table-row>
        <table:table-row table:style-name="ro27">
          <table:table-cell table:number-columns-repeated="1024"/>
        </table:table-row>
      </table:table>
      <table:table table:name="商品購入承認画面" table:style-name="ta3" table:print-ranges="商品購入承認画面.A1:商品購入承認画面.K59">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商品購入承認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54">
          <table:table-cell table:style-name="ce9" office:value-type="float" office:value="1" calcext:value-type="float" table:number-columns-spanned="1" table:number-rows-spanned="5">
            <text:p>1</text:p>
          </table:table-cell>
          <table:table-cell table:style-name="ce14" office:value-type="string" calcext:value-type="string" table:number-columns-spanned="1" table:number-rows-spanned="5">
            <text:p>商品購入承認(追加)</text:p>
          </table:table-cell>
          <table:table-cell table:style-name="ce14" office:value-type="string" calcext:value-type="string">
            <text:p>ボタン</text:p>
          </table:table-cell>
          <table:table-cell table:style-name="ce14" office:value-type="string" calcext:value-type="string">
            <text:p>追加ボタン</text:p>
          </table:table-cell>
          <table:table-cell table:style-name="ce16" office:value-type="string" calcext:value-type="string">
            <text:p>正常</text:p>
          </table:table-cell>
          <table:table-cell table:style-name="ce38" office:value-type="string" calcext:value-type="string">
            <text:p>1.追加ボタンを押下する。</text:p>
          </table:table-cell>
          <table:table-cell table:style-name="ce20" office:value-type="string" calcext:value-type="string">
            <text:p>(イ. 遷移)</text:p>
            <text:p>1.ユーザ一覧画面へ遷移す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office:value-type="string" calcext:value-type="string">
            <text:p>ユーザ一覧</text:p>
          </table:covered-table-cell>
          <table:table-cell table:style-name="ce14" office:value-type="string" calcext:value-type="string">
            <text:p>ユーザ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table:covered-table-cell table:style-name="ce14" office:value-type="string" calcext:value-type="string">
            <text:p>メール・お知らせ</text:p>
          </table:covered-table-cell>
          <table:table-cell table:style-name="ce14" office:value-type="string" calcext:value-type="string">
            <text:p>ボタン</text:p>
          </table:table-cell>
          <table:table-cell table:style-name="ce14" office:value-type="string" calcext:value-type="string">
            <text:p>選択ボタン</text:p>
          </table:table-cell>
          <table:table-cell table:style-name="ce16" office:value-type="string" calcext:value-type="string">
            <text:p>正常</text:p>
          </table:table-cell>
          <table:table-cell table:style-name="ce38" office:value-type="string" calcext:value-type="string">
            <text:p>1.選択しているデータ行が無い状態で選択ボタンを押下する。</text:p>
            <text:p>2.1行以上データ行を選択した状態で選択ボタンを押下する。</text:p>
          </table:table-cell>
          <table:table-cell table:style-name="ce20" office:value-type="string" calcext:value-type="string">
            <text:p>(イ. 遷移)</text:p>
            <text:p>1.1行以上データ行を選択する必要があるという旨のメッセージが表示され、画面が遷移しない。</text:p>
            <text:p>2.ユーザ選択機能を利用した画面に遷移する。</text:p>
            <text:p><text:span text:style-name="T1">(ロ. データ)</text:span></text:p>
            <text:p><text:span text:style-name="T1">1.</text:span></text:p>
          </table:table-cell>
          <table:table-cell table:number-columns-repeated="3"/>
          <table:table-cell table:style-name="ce27" office:value-type="string" calcext:value-type="string">
            <text:p>直接ユーザ一覧画面を表示した場合は非活性となり、ユーザ選択機能で表示された場合は活性となる。</text:p>
          </table:table-cell>
          <table:table-cell table:number-columns-repeated="1013"/>
        </table:table-row>
        <table:table-row table:style-name="ro42">
          <table:covered-table-cell table:style-name="ce9"/>
          <table:covered-table-cell table:style-name="ce14" office:value-type="string" calcext:value-type="string">
            <text:p>商品購入承認情報一覧</text:p>
          </table:covered-table-cell>
          <table:table-cell table:style-name="ce14" office:value-type="string" calcext:value-type="string">
            <text:p>商品購入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ユーザ一覧から追加したデータ行を押下する。</text:p>
          </table:table-cell>
          <table:table-cell table:style-name="ce20" office:value-type="string" calcext:value-type="string">
            <text:p>(イ. 遷移)</text:p>
            <text:p>1.選択したデータ行の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5">
          <table:covered-table-cell table:style-name="ce9"/>
          <table:covered-table-cell table:style-name="ce14" office:value-type="string" calcext:value-type="string">
            <text:p>商品購入承認編集</text:p>
          </table:covered-table-cell>
          <table:table-cell table:style-name="ce14" office:value-type="string" calcext:value-type="string">
            <text:p>ボタン</text:p>
          </table:table-cell>
          <table:table-cell table:style-name="ce14" office:value-type="string" calcext:value-type="string">
            <text:p>承認ボタン</text:p>
          </table:table-cell>
          <table:table-cell table:style-name="ce16" office:value-type="string" calcext:value-type="string">
            <text:p>正常</text:p>
          </table:table-cell>
          <table:table-cell table:style-name="ce38" office:value-type="string" calcext:value-type="string">
            <text:p>1.商品購入承認情報一覧の商品購入承認データが1つ以上選択された状態で承認ボタンを押下する。</text:p>
          </table:table-cell>
          <table:table-cell table:style-name="ce20" office:value-type="string" calcext:value-type="string">
            <text:p>(イ. 遷移)</text:p>
            <text:p>1.商品購入承認が行われた旨のメッセージが表示され、選択した商品購入承認データが消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table-cell table:style-name="ce33" office:value-type="float" office:value="2" calcext:value-type="float" table:number-columns-spanned="1" table:number-rows-spanned="15">
            <text:p>2</text:p>
          </table:table-cell>
          <table:table-cell table:style-name="ce14" office:value-type="string" calcext:value-type="string" table:number-columns-spanned="1" table:number-rows-spanned="15">
            <text:p>商品購入承認(検索をしてから追加)</text:p>
          </table:table-cell>
          <table:table-cell table:style-name="ce14" office:value-type="string" calcext:value-type="string">
            <text:p>ボタン</text:p>
          </table:table-cell>
          <table:table-cell table:style-name="ce14" office:value-type="string" calcext:value-type="string">
            <text:p>追加ボタン</text:p>
          </table:table-cell>
          <table:table-cell table:style-name="ce16" office:value-type="string" calcext:value-type="string">
            <text:p>正常</text:p>
          </table:table-cell>
          <table:table-cell table:style-name="ce38" office:value-type="string" calcext:value-type="string">
            <text:p>1.追加ボタンを押下する。</text:p>
          </table:table-cell>
          <table:table-cell table:style-name="ce20" office:value-type="string" calcext:value-type="string">
            <text:p>(イ. 遷移)</text:p>
            <text:p>1.ユーザ一覧画面へ遷移す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covered-table-cell table:style-name="ce33" office:value-type="float" office:value="1" calcext:value-type="float">
            <text:p>1</text:p>
          </table:covered-table-cell>
          <table:covered-table-cell table:style-name="ce14" office:value-type="string" calcext:value-type="string">
            <text:p>ユーザ検索(ユーザ絞込ダイアログから)</text:p>
          </table:covered-table-cell>
          <table:table-cell table:style-name="ce14" office:value-type="string" calcext:value-type="string">
            <text:p>ボタン</text:p>
          </table:table-cell>
          <table:table-cell table:style-name="ce14" office:value-type="string" calcext:value-type="string">
            <text:p>絞込ボタン</text:p>
          </table:table-cell>
          <table:table-cell table:style-name="ce16" office:value-type="string" calcext:value-type="string">
            <text:p>正常</text:p>
          </table:table-cell>
          <table:table-cell table:style-name="ce38" office:value-type="string" calcext:value-type="string">
            <text:p>1.絞込ボタンを押下する。</text:p>
          </table:table-cell>
          <table:table-cell table:style-name="ce20" office:value-type="string" calcext:value-type="string">
            <text:p>(イ. 遷移)</text:p>
            <text:p>1.ユーザ絞込ダイアログ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9" office:value-type="float" office:value="3" calcext:value-type="float">
            <text:p>3</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氏名(カナ)入力フォーム</text:p>
          </table:table-cell>
          <table:table-cell table:style-name="ce15" office:value-type="string" calcext:value-type="string">
            <text:p>正常</text:p>
          </table:table-cell>
          <table:table-cell table:style-name="ce18" office:value-type="string" calcext:value-type="string">
            <text:p>1. 氏名(カナ)入力フォームを押下する。</text:p>
            <text:p>2.入力を行う。</text:p>
          </table:table-cell>
          <table:table-cell table:style-name="ce39"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36" table:number-columns-repeated="3"/>
          <table:table-cell table:style-name="ce27"/>
          <table:table-cell table:number-columns-repeated="1013"/>
        </table:table-row>
        <table:table-row table:style-name="ro12">
          <table:covered-table-cell table:style-name="ce9" office:value-type="float" office:value="4" calcext:value-type="float">
            <text:p>4</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氏名入力フォーム</text:p>
          </table:table-cell>
          <table:table-cell table:style-name="ce15" office:value-type="string" calcext:value-type="string">
            <text:p>正常</text:p>
          </table:table-cell>
          <table:table-cell table:style-name="ce18" office:value-type="string" calcext:value-type="string">
            <text:p>1. 氏名入力フォームを押下する。</text:p>
            <text:p>2.入力を行う。</text:p>
          </table:table-cell>
          <table:table-cell table:style-name="ce39"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9" office:value-type="float" office:value="5" calcext:value-type="float">
            <text:p>5</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電話番号入力フォーム</text:p>
          </table:table-cell>
          <table:table-cell table:style-name="ce15" office:value-type="string" calcext:value-type="string">
            <text:p>正常</text:p>
          </table:table-cell>
          <table:table-cell table:style-name="ce18" office:value-type="string" calcext:value-type="string">
            <text:p>1. 電話番号入力フォームを押下する。</text:p>
            <text:p>2.入力を行う。</text:p>
          </table:table-cell>
          <table:table-cell table:style-name="ce39" office:value-type="string" calcext:value-type="string">
            <text:p>(イ. 遷移)</text:p>
            <text:p>1.電話番号入力フォームがフォーカスされること。</text:p>
            <text:p>2.数字、ハイフンのみ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6" calcext:value-type="float">
            <text:p>6</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メールアドレスフォーム</text:p>
          </table:table-cell>
          <table:table-cell table:style-name="ce15" office:value-type="string" calcext:value-type="string">
            <text:p>正常</text:p>
          </table:table-cell>
          <table:table-cell table:style-name="ce18" office:value-type="string" calcext:value-type="string">
            <text:p>1. メールアドレス入力フォームを押下する。</text:p>
            <text:p>2.入力を行う。</text:p>
          </table:table-cell>
          <table:table-cell table:style-name="ce39" office:value-type="string" calcext:value-type="string">
            <text:p>(イ. 遷移)</text:p>
            <text:p>1.氏名(カナ)入力フォームがフォーカスされること。</text:p>
            <text:p>2.英数字とメール対応記号のみ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7" calcext:value-type="float">
            <text:p>7</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ID入力フォーム</text:p>
          </table:table-cell>
          <table:table-cell table:style-name="ce15" office:value-type="string" calcext:value-type="string">
            <text:p>正常</text:p>
          </table:table-cell>
          <table:table-cell table:style-name="ce18" office:value-type="string" calcext:value-type="string">
            <text:p>1. ID入力フォームを押下する。</text:p>
            <text:p>2.入力を行う。</text:p>
          </table:table-cell>
          <table:table-cell table:style-name="ce39" office:value-type="string" calcext:value-type="string">
            <text:p>(イ. 遷移)</text:p>
            <text:p>1.ID入力フォームがフォーカスされること。</text:p>
            <text:p>2.数値のみが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8" calcext:value-type="float">
            <text:p>8</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テーマ入力フォーム</text:p>
          </table:table-cell>
          <table:table-cell table:style-name="ce15" office:value-type="string" calcext:value-type="string">
            <text:p>正常</text:p>
          </table:table-cell>
          <table:table-cell table:style-name="ce18" office:value-type="string" calcext:value-type="string">
            <text:p>1. テーマ入力フォームを押下する。</text:p>
            <text:p>2.入力を行う。</text:p>
          </table:table-cell>
          <table:table-cell table:style-name="ce39" office:value-type="string" calcext:value-type="string">
            <text:p>(イ. 遷移)</text:p>
            <text:p>1.テーマ入力フォームがフォーカスされること。</text:p>
            <text:p>2.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9" calcext:value-type="float">
            <text:p>9</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絞込開始期間入力フォーム</text:p>
          </table:table-cell>
          <table:table-cell table:style-name="ce15" office:value-type="string" calcext:value-type="string">
            <text:p>正常</text:p>
          </table:table-cell>
          <table:table-cell table:style-name="ce18" office:value-type="string" calcext:value-type="string">
            <text:p>1. 開始期間(左側)のテキストボックスを押下する。</text:p>
          </table:table-cell>
          <table:table-cell table:style-name="ce39"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10" calcext:value-type="float">
            <text:p>10</text:p>
          </table:covered-table-cell>
          <table:covered-table-cell table:style-name="ce14" office:value-type="string" calcext:value-type="string">
            <text:p>ユーザ絞込フォーム</text:p>
          </table:covered-table-cell>
          <table:table-cell table:style-name="ce14" office:value-type="string" calcext:value-type="string">
            <text:p>入力フォーム</text:p>
          </table:table-cell>
          <table:table-cell table:style-name="ce14" office:value-type="string" calcext:value-type="string">
            <text:p>絞込終了期間入力フォーム</text:p>
          </table:table-cell>
          <table:table-cell table:style-name="ce15" office:value-type="string" calcext:value-type="string">
            <text:p>正常</text:p>
          </table:table-cell>
          <table:table-cell table:style-name="ce18" office:value-type="string" calcext:value-type="string">
            <text:p>1.終了期間(右側)のテキストボックスを押下する。</text:p>
          </table:table-cell>
          <table:table-cell table:style-name="ce39"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56">
          <table:covered-table-cell table:style-name="ce9" office:value-type="float" office:value="11" calcext:value-type="float">
            <text:p>11</text:p>
          </table:covered-table-cell>
          <table:covered-table-cell table:style-name="ce14" office:value-type="string" calcext:value-type="string">
            <text:p>ユーザ絞込フォーム</text:p>
          </table:covered-table-cell>
          <table:table-cell table:style-name="ce14" office:value-type="string" calcext:value-type="string">
            <text:p>ボタン</text:p>
          </table:table-cell>
          <table:table-cell table:style-name="ce14" office:value-type="string" calcext:value-type="string">
            <text:p>検索ボタン</text:p>
          </table:table-cell>
          <table:table-cell table:style-name="ce15" office:value-type="string" calcext:value-type="string">
            <text:p>正常</text:p>
          </table:table-cell>
          <table:table-cell table:style-name="ce18" office:value-type="string" calcext:value-type="string">
            <text:p>1.検索ボタンを押下する。</text:p>
          </table:table-cell>
          <table:table-cell table:style-name="ce39" office:value-type="string" calcext:value-type="string">
            <text:p>(イ. 遷移)</text:p>
            <text:p>1.以下の条件を満たす事。</text:p>
            <text:p> a.ユーザ一覧にユーザ絞込フォームで入力した内容を元に絞り込まれたユーザデータが表示されること。</text:p>
            <text:p> b.ユーザ絞込ダイアログが閉じられること。</text:p>
            <text:p> c.ユーザ一覧画面のユーザ検索フォームに、入力が行われたユーザ絞込フォームの入力フォームが全て追加されること。</text:p>
            <text:p>(ロ. データ)</text:p>
            <text:p>1.</text:p>
            <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office:value-type="string" calcext:value-type="string">
            <text:p>ユーザ一覧</text:p>
          </table:covered-table-cell>
          <table:table-cell table:style-name="ce14" office:value-type="string" calcext:value-type="string">
            <text:p>ユーザ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table:covered-table-cell table:style-name="ce14" office:value-type="string" calcext:value-type="string">
            <text:p>メール・お知らせ</text:p>
          </table:covered-table-cell>
          <table:table-cell table:style-name="ce14" office:value-type="string" calcext:value-type="string">
            <text:p>ボタン</text:p>
          </table:table-cell>
          <table:table-cell table:style-name="ce14" office:value-type="string" calcext:value-type="string">
            <text:p>選択ボタン</text:p>
          </table:table-cell>
          <table:table-cell table:style-name="ce16" office:value-type="string" calcext:value-type="string">
            <text:p>正常</text:p>
          </table:table-cell>
          <table:table-cell table:style-name="ce38" office:value-type="string" calcext:value-type="string">
            <text:p>1.選択しているデータ行が無い状態で選択ボタンを押下する。</text:p>
            <text:p>2.1行以上データ行を選択した状態で選択ボタンを押下する。</text:p>
          </table:table-cell>
          <table:table-cell table:style-name="ce20" office:value-type="string" calcext:value-type="string">
            <text:p>(イ. 遷移)</text:p>
            <text:p>1.1行以上データ行を選択する必要があるという旨のメッセージが表示され、画面が遷移しない。</text:p>
            <text:p>2.ユーザ選択機能を利用した画面に遷移する。</text:p>
            <text:p><text:span text:style-name="T1">(ロ. データ)</text:span></text:p>
            <text:p><text:span text:style-name="T1">1.</text:span></text:p>
          </table:table-cell>
          <table:table-cell table:number-columns-repeated="3"/>
          <table:table-cell table:style-name="ce27" office:value-type="string" calcext:value-type="string">
            <text:p>直接ユーザ一覧画面を表示した場合は非活性となり、ユーザ選択機能で表示された場合は活性となる。</text:p>
          </table:table-cell>
          <table:table-cell table:number-columns-repeated="1013"/>
        </table:table-row>
        <table:table-row table:style-name="ro42">
          <table:covered-table-cell table:style-name="ce9"/>
          <table:covered-table-cell table:style-name="ce14" office:value-type="string" calcext:value-type="string">
            <text:p>商品購入承認情報一覧</text:p>
          </table:covered-table-cell>
          <table:table-cell table:style-name="ce14" office:value-type="string" calcext:value-type="string">
            <text:p>商品購入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ユーザ一覧から追加したデータ行を押下する。</text:p>
          </table:table-cell>
          <table:table-cell table:style-name="ce20" office:value-type="string" calcext:value-type="string">
            <text:p>(イ. 遷移)</text:p>
            <text:p>1.選択したデータ行の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5">
          <table:covered-table-cell table:style-name="ce9"/>
          <table:covered-table-cell table:style-name="ce14" office:value-type="string" calcext:value-type="string">
            <text:p>商品購入承認編集</text:p>
          </table:covered-table-cell>
          <table:table-cell table:style-name="ce14" office:value-type="string" calcext:value-type="string">
            <text:p>ボタン</text:p>
          </table:table-cell>
          <table:table-cell table:style-name="ce14" office:value-type="string" calcext:value-type="string">
            <text:p>承認ボタン</text:p>
          </table:table-cell>
          <table:table-cell table:style-name="ce16" office:value-type="string" calcext:value-type="string">
            <text:p>正常</text:p>
          </table:table-cell>
          <table:table-cell table:style-name="ce38" office:value-type="string" calcext:value-type="string">
            <text:p>1.商品購入承認情報一覧の商品購入承認データが1つ以上選択された状態で承認ボタンを押下する。</text:p>
          </table:table-cell>
          <table:table-cell table:style-name="ce20" office:value-type="string" calcext:value-type="string">
            <text:p>(イ. 遷移)</text:p>
            <text:p>1.商品購入承認が行われた旨のメッセージが表示され、選択した商品購入承認データが消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4">
          <table:table-cell table:style-name="ce9" office:value-type="float" office:value="2" calcext:value-type="float" table:number-columns-spanned="1" table:number-rows-spanned="4">
            <text:p>2</text:p>
          </table:table-cell>
          <table:table-cell table:style-name="ce14" office:value-type="string" calcext:value-type="string" table:number-columns-spanned="1" table:number-rows-spanned="4">
            <text:p>商品購入承認データ削除後の承認(先頭)</text:p>
          </table:table-cell>
          <table:table-cell table:style-name="ce14" office:value-type="string" calcext:value-type="string">
            <text:p>商品購入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先頭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ext:p><text:span text:style-name="T1">(ハ.前提条件)</text:span></text:p>
            <text:p><text:span text:style-name="T1">1.承認データを予め10件以上表示されるように準備しておく。</text:span></text:p>
          </table:table-cell>
          <table:table-cell table:style-name="ce23" table:number-columns-repeated="2"/>
          <table:table-cell table:style-name="ce26"/>
          <table:table-cell table:style-name="ce27"/>
          <table:table-cell table:number-columns-repeated="1013"/>
        </table:table-row>
        <table:table-row table:style-name="ro54">
          <table:covered-table-cell table:style-name="ce9"/>
          <table:covered-table-cell table:style-name="ce14"/>
          <table:table-cell table:style-name="ce14" office:value-type="string" calcext:value-type="string">
            <text:p>ボタン</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38" office:value-type="string" calcext:value-type="string">
            <text:p>1.商品購入承認情報一覧の商品購入承認データが1つも選択されていない状態で承認ボタンを押下する。</text:p>
            <text:p>2.商品購入承認情報一覧の商品購入承認データが1つ以上選択された状態で承認ボタンを押下する。</text:p>
            <text:p>3.確認ダイアログの「はい」ボタンを押下すること。</text:p>
          </table:table-cell>
          <table:table-cell table:style-name="ce20" office:value-type="string" calcext:value-type="string">
            <text:p>(イ. 遷移)</text:p>
            <text:p>1.商品購入承認データが選択されていない旨のメッセージが表示され、削除が行われないこと。</text:p>
            <text:p>2.確認ダイアログが表示されること。</text:p>
            <text:p>3.選択した商品購入承認データが削除された旨のメッセージが表示され、選択した商品購入承認データが消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4">
          <table:covered-table-cell table:style-name="ce9"/>
          <table:covered-table-cell table:style-name="ce14"/>
          <table:table-cell table:style-name="ce14" office:value-type="string" calcext:value-type="string">
            <text:p>商品購入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先頭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33" office:value-type="float" office:value="14" calcext:value-type="float">
            <text:p>14</text:p>
          </table:covered-table-cell>
          <table:covered-table-cell table:style-name="ce14" office:value-type="string" calcext:value-type="string">
            <text:p>ユーザ一覧</text:p>
          </table:covered-table-cell>
          <table:table-cell table:style-name="ce14" office:value-type="string" calcext:value-type="string">
            <text:p>ボタン</text:p>
          </table:table-cell>
          <table:table-cell table:style-name="ce14" office:value-type="string" calcext:value-type="string">
            <text:p>承認ボタン</text:p>
          </table:table-cell>
          <table:table-cell table:style-name="ce16" office:value-type="string" calcext:value-type="string">
            <text:p>正常</text:p>
          </table:table-cell>
          <table:table-cell table:style-name="ce38" office:value-type="string" calcext:value-type="string">
            <text:p>1.商品購入承認情報一覧の商品購入承認データが1つ以上選択された状態で承認ボタンを押下する。</text:p>
          </table:table-cell>
          <table:table-cell table:style-name="ce20" office:value-type="string" calcext:value-type="string">
            <text:p>(イ. 遷移)</text:p>
            <text:p>1.商品購入承認が行われた旨のメッセージが表示され、選択した商品購入承認データが消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4">
          <table:table-cell table:style-name="ce9" office:value-type="float" office:value="3" calcext:value-type="float" table:number-columns-spanned="1" table:number-rows-spanned="2">
            <text:p>3</text:p>
          </table:table-cell>
          <table:table-cell table:style-name="ce14" office:value-type="string" calcext:value-type="string" table:number-columns-spanned="1" table:number-rows-spanned="2">
            <text:p>商品購入承認データ削除後の承認(最後尾)</text:p>
          </table:table-cell>
          <table:table-cell table:style-name="ce14" office:value-type="string" calcext:value-type="string">
            <text:p>商品購入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最後尾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ext:p><text:span text:style-name="T1">(ハ.前提条件)</text:span></text:p>
            <text:p><text:span text:style-name="T1">1.承認データを予め10件以上表示されるように準備しておく。</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office:value-type="float" office:value="14" calcext:value-type="float">
            <text:p>14</text:p>
          </table:covered-table-cell>
          <table:covered-table-cell table:style-name="ce14" office:value-type="string" calcext:value-type="string">
            <text:p>ユーザ一覧</text:p>
          </table:covered-table-cell>
          <table:table-cell table:style-name="ce14" office:value-type="string" calcext:value-type="string">
            <text:p>ボタン</text:p>
          </table:table-cell>
          <table:table-cell table:style-name="ce14" office:value-type="string" calcext:value-type="string">
            <text:p>承認ボタン</text:p>
          </table:table-cell>
          <table:table-cell table:style-name="ce16" office:value-type="string" calcext:value-type="string">
            <text:p>正常</text:p>
          </table:table-cell>
          <table:table-cell table:style-name="ce38" office:value-type="string" calcext:value-type="string">
            <text:p>1.商品購入承認情報一覧の商品購入承認データが1つ以上選択された状態で承認ボタンを押下する。</text:p>
          </table:table-cell>
          <table:table-cell table:style-name="ce20" office:value-type="string" calcext:value-type="string">
            <text:p>(イ. 遷移)</text:p>
            <text:p>1.商品購入承認が行われた旨のメッセージが表示され、選択した商品購入承認データが消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4">
          <table:table-cell table:style-name="ce9" office:value-type="float" office:value="4" calcext:value-type="float" table:number-columns-spanned="1" table:number-rows-spanned="2">
            <text:p>4</text:p>
          </table:table-cell>
          <table:table-cell table:style-name="ce14" office:value-type="string" calcext:value-type="string" table:number-columns-spanned="1" table:number-rows-spanned="2">
            <text:p>商品購入承認データ削除後の承認(中心)</text:p>
          </table:table-cell>
          <table:table-cell table:style-name="ce14" office:value-type="string" calcext:value-type="string">
            <text:p>商品購入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中心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ext:p><text:span text:style-name="T1">(ハ.前提条件)</text:span></text:p>
            <text:p><text:span text:style-name="T1">1.承認データを予め10件以上表示されるように準備しておく。</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office:value-type="float" office:value="14" calcext:value-type="float">
            <text:p>14</text:p>
          </table:covered-table-cell>
          <table:covered-table-cell table:style-name="ce14" office:value-type="string" calcext:value-type="string">
            <text:p>ユーザ一覧</text:p>
          </table:covered-table-cell>
          <table:table-cell table:style-name="ce14" office:value-type="string" calcext:value-type="string">
            <text:p>ボタン</text:p>
          </table:table-cell>
          <table:table-cell table:style-name="ce14" office:value-type="string" calcext:value-type="string">
            <text:p>承認ボタン</text:p>
          </table:table-cell>
          <table:table-cell table:style-name="ce16" office:value-type="string" calcext:value-type="string">
            <text:p>正常</text:p>
          </table:table-cell>
          <table:table-cell table:style-name="ce38" office:value-type="string" calcext:value-type="string">
            <text:p>1.商品購入承認情報一覧の商品購入承認データが1つ以上選択された状態で承認ボタンを押下する。</text:p>
          </table:table-cell>
          <table:table-cell table:style-name="ce20" office:value-type="string" calcext:value-type="string">
            <text:p>(イ. 遷移)</text:p>
            <text:p>1.商品購入承認が行われた旨のメッセージが表示され、選択した商品購入承認データが消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4">
          <table:table-cell table:style-name="ce9" office:value-type="float" office:value="5" calcext:value-type="float" table:number-columns-spanned="1" table:number-rows-spanned="4">
            <text:p>5</text:p>
          </table:table-cell>
          <table:table-cell table:style-name="ce14" office:value-type="string" calcext:value-type="string" table:number-columns-spanned="1" table:number-rows-spanned="4">
            <text:p>商品購入承認データ削除後の承認(3点)</text:p>
          </table:table-cell>
          <table:table-cell table:style-name="ce14" office:value-type="string" calcext:value-type="string">
            <text:p>商品購入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先頭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ext:p><text:span text:style-name="T1">(ハ.前提条件)</text:span></text:p>
            <text:p><text:span text:style-name="T1">1.承認データを予め10件以上表示されるように準備しておく。</text:span></text:p>
          </table:table-cell>
          <table:table-cell table:style-name="ce23" table:number-columns-repeated="2"/>
          <table:table-cell table:style-name="ce26"/>
          <table:table-cell table:style-name="ce27"/>
          <table:table-cell table:number-columns-repeated="1013"/>
        </table:table-row>
        <table:table-row table:style-name="ro54">
          <table:covered-table-cell table:style-name="ce9"/>
          <table:covered-table-cell table:style-name="ce14"/>
          <table:table-cell table:style-name="ce14" office:value-type="string" calcext:value-type="string">
            <text:p>商品購入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最後尾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4">
          <table:covered-table-cell table:style-name="ce9"/>
          <table:covered-table-cell table:style-name="ce14"/>
          <table:table-cell table:style-name="ce14" office:value-type="string" calcext:value-type="string">
            <text:p>商品購入承認情報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中心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office:value-type="float" office:value="14" calcext:value-type="float">
            <text:p>14</text:p>
          </table:covered-table-cell>
          <table:covered-table-cell table:style-name="ce14" office:value-type="string" calcext:value-type="string">
            <text:p>ユーザ一覧</text:p>
          </table:covered-table-cell>
          <table:table-cell table:style-name="ce14" office:value-type="string" calcext:value-type="string">
            <text:p>ボタン</text:p>
          </table:table-cell>
          <table:table-cell table:style-name="ce14" office:value-type="string" calcext:value-type="string">
            <text:p>承認ボタン</text:p>
          </table:table-cell>
          <table:table-cell table:style-name="ce16" office:value-type="string" calcext:value-type="string">
            <text:p>正常</text:p>
          </table:table-cell>
          <table:table-cell table:style-name="ce38" office:value-type="string" calcext:value-type="string">
            <text:p>1.商品購入承認情報一覧の商品購入承認データが1つ以上選択された状態で承認ボタンを押下する。</text:p>
          </table:table-cell>
          <table:table-cell table:style-name="ce20" office:value-type="string" calcext:value-type="string">
            <text:p>(イ. 遷移)</text:p>
            <text:p>1.商品購入承認が行われた旨のメッセージが表示され、選択した商品購入承認データが消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 table:number-rows-repeated="2">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1" calcext:value-type="float">
            <text:p>1</text:p>
          </table:table-cell>
          <table:table-cell table:style-name="ce14" office:value-type="string" calcext:value-type="string">
            <text:p>商品購入承認編集</text:p>
          </table:table-cell>
          <table:table-cell table:style-name="ce14" office:value-type="string" calcext:value-type="string">
            <text:p>ボタン</text:p>
          </table:table-cell>
          <table:table-cell table:style-name="ce14" office:value-type="string" calcext:value-type="string">
            <text:p>全選択ボタン</text:p>
          </table:table-cell>
          <table:table-cell table:style-name="ce16" office:value-type="string" calcext:value-type="string">
            <text:p>正常</text:p>
          </table:table-cell>
          <table:table-cell table:style-name="ce38" office:value-type="string" calcext:value-type="string">
            <text:p>1.全選択ボタンを押下する。</text:p>
          </table:table-cell>
          <table:table-cell table:style-name="ce20" office:value-type="string" calcext:value-type="string">
            <text:p>(イ. 遷移)</text:p>
            <text:p>1.商品購入承認情報一覧の全ての商品購入承認データがハイライトされ、選択状態とな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2" calcext:value-type="float">
            <text:p>2</text:p>
          </table:table-cell>
          <table:table-cell table:style-name="ce14" office:value-type="string" calcext:value-type="string">
            <text:p>商品購入承認編集</text:p>
          </table:table-cell>
          <table:table-cell table:style-name="ce14" office:value-type="string" calcext:value-type="string">
            <text:p>ボタン</text:p>
          </table:table-cell>
          <table:table-cell table:style-name="ce14" office:value-type="string" calcext:value-type="string">
            <text:p>全解除ボタン</text:p>
          </table:table-cell>
          <table:table-cell table:style-name="ce16" office:value-type="string" calcext:value-type="string">
            <text:p>正常</text:p>
          </table:table-cell>
          <table:table-cell table:style-name="ce38" office:value-type="string" calcext:value-type="string">
            <text:p>1.全解除ボタンを押下する。</text:p>
          </table:table-cell>
          <table:table-cell table:style-name="ce20" office:value-type="string" calcext:value-type="string">
            <text:p>(イ. 遷移)</text:p>
            <text:p>1.商品購入承認情報一覧の全ての商品購入承認データのハイライトが消えて、選択解除状態とな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5" table:visibility="collapse">
          <table:table-cell table:style-name="ce9" office:value-type="float" office:value="3" calcext:value-type="float">
            <text:p>3</text:p>
          </table:table-cell>
          <table:table-cell table:style-name="ce14" office:value-type="string" calcext:value-type="string">
            <text:p>商品購入承認編集</text:p>
          </table:table-cell>
          <table:table-cell table:style-name="ce14" office:value-type="string" calcext:value-type="string">
            <text:p>ボタン</text:p>
          </table:table-cell>
          <table:table-cell table:style-name="ce14" office:value-type="string" calcext:value-type="string">
            <text:p>承認ボタン</text:p>
          </table:table-cell>
          <table:table-cell table:style-name="ce16" office:value-type="string" calcext:value-type="string">
            <text:p>正常</text:p>
          </table:table-cell>
          <table:table-cell table:style-name="ce38" office:value-type="string" calcext:value-type="string">
            <text:p>1.商品購入承認情報一覧の商品購入承認データが1つも選択されていない状態で商品購入承認ボタンを押下する。</text:p>
            <text:p>2.商品購入承認情報一覧の商品購入承認データが1つ以上選択された状態で商品購入承認ボタンを押下する。</text:p>
          </table:table-cell>
          <table:table-cell table:style-name="ce20" office:value-type="string" calcext:value-type="string">
            <text:p>(イ. 遷移)</text:p>
            <text:p>1.商品購入承認データが選択されていない旨のメッセージが表示され、商品購入承認が行われないこと。</text:p>
            <text:p>2.商品購入承認が行われた旨のメッセージが表示され、選択した商品購入承認データが消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4" table:visibility="collapse">
          <table:table-cell table:style-name="ce9" office:value-type="float" office:value="4" calcext:value-type="float">
            <text:p>4</text:p>
          </table:table-cell>
          <table:table-cell table:style-name="ce14" office:value-type="string" calcext:value-type="string">
            <text:p>商品購入承認編集</text:p>
          </table:table-cell>
          <table:table-cell table:style-name="ce14" office:value-type="string" calcext:value-type="string">
            <text:p>ボタン</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38" office:value-type="string" calcext:value-type="string">
            <text:p>1.商品購入承認情報一覧の商品購入承認データが1つも選択されていない状態で承認ボタンを押下する。</text:p>
            <text:p>2.商品購入承認情報一覧の商品購入承認データが1つ以上選択された状態で承認ボタンを押下する。</text:p>
            <text:p>3.確認ダイアログの「はい」ボタンを押下すること。</text:p>
          </table:table-cell>
          <table:table-cell table:style-name="ce20" office:value-type="string" calcext:value-type="string">
            <text:p>(イ. 遷移)</text:p>
            <text:p>1.商品購入承認データが選択されていない旨のメッセージが表示され、削除が行われないこと。</text:p>
            <text:p>2.確認ダイアログが表示されること。</text:p>
            <text:p>3.選択した商品購入承認データが削除された旨のメッセージが表示され、選択した商品購入承認データが消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4" table:visibility="collapse">
          <table:table-cell table:style-name="ce9" office:value-type="float" office:value="5" calcext:value-type="float">
            <text:p>5</text:p>
          </table:table-cell>
          <table:table-cell table:style-name="ce14" office:value-type="string" calcext:value-type="string">
            <text:p>商品購入承認編集</text:p>
          </table:table-cell>
          <table:table-cell table:style-name="ce14" office:value-type="string" calcext:value-type="string">
            <text:p>ボタン</text:p>
          </table:table-cell>
          <table:table-cell table:style-name="ce14" office:value-type="string" calcext:value-type="string">
            <text:p>追加ボタン</text:p>
          </table:table-cell>
          <table:table-cell table:style-name="ce16" office:value-type="string" calcext:value-type="string">
            <text:p>正常</text:p>
          </table:table-cell>
          <table:table-cell table:style-name="ce38" office:value-type="string" calcext:value-type="string">
            <text:p>1.追加ボタンを押下する。</text:p>
          </table:table-cell>
          <table:table-cell table:style-name="ce20" office:value-type="string" calcext:value-type="string">
            <text:p>(イ. 遷移)</text:p>
            <text:p>1.ユーザ一覧画面へ遷移す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6" table:visibility="collapse">
          <table:table-cell table:style-name="ce9" office:value-type="float" office:value="6" calcext:value-type="float">
            <text:p>6</text:p>
          </table:table-cell>
          <table:table-cell table:style-name="ce14" office:value-type="string" calcext:value-type="string">
            <text:p>商品購入承認情報一覧</text:p>
          </table:table-cell>
          <table:table-cell table:style-name="ce14" office:value-type="string" calcext:value-type="string">
            <text:p>行</text:p>
          </table:table-cell>
          <table:table-cell table:style-name="ce14" office:value-type="string" calcext:value-type="string">
            <text:p>見出し行</text:p>
          </table:table-cell>
          <table:table-cell table:style-name="ce16" office:value-type="string" calcext:value-type="string">
            <text:p>正常</text:p>
          </table:table-cell>
          <table:table-cell table:style-name="ce38" office:value-type="string" calcext:value-type="string">
            <text:p>1.商品購入承認画面を表示する。</text:p>
          </table:table-cell>
          <table:table-cell table:style-name="ce20" office:value-type="string" calcext:value-type="string">
            <text:p>(イ. 遷移)</text:p>
            <text:p>1.商品購入承認情報一覧の見出し行に以下の列が存在すること。</text:p>
            <text:p> a.No.</text:p>
            <text:p> b.名前</text:p>
            <text:p> c.所持ポイント</text:p>
            <text:p> d.会員番号</text:p>
            <text:p> e.商品名</text:p>
            <text:p> f.単価</text:p>
            <text:p> g.個数</text:p>
            <text:p> h.使用ポイント</text:p>
            <text:p> I.合計</text:p>
            <text:p>(ロ. データ)</text:p>
            <text:p>1.</text:p>
          </table:table-cell>
          <table:table-cell table:style-name="ce23" table:number-columns-repeated="2"/>
          <table:table-cell table:style-name="ce26"/>
          <table:table-cell table:style-name="ce27"/>
          <table:table-cell table:number-columns-repeated="1013"/>
        </table:table-row>
        <table:table-row table:style-name="ro48" table:visibility="collapse">
          <table:table-cell table:style-name="ce9" office:value-type="float" office:value="7" calcext:value-type="float">
            <text:p>7</text:p>
          </table:table-cell>
          <table:table-cell table:style-name="ce14" office:value-type="string" calcext:value-type="string">
            <text:p>商品購入承認情報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商品購入承認画面を表示する。</text:p>
            <text:p/>
          </table:table-cell>
          <table:table-cell table:style-name="ce20" office:value-type="string" calcext:value-type="string">
            <text:p>(イ. 遷移)</text:p>
            <text:p>1.商品購入承認情報一覧のデータ行に以下の列が存在すること。</text:p>
            <text:p><text:span text:style-name="T1"> a.No.</text:span></text:p>
            <text:p><text:span text:style-name="T1"> b.名前</text:span></text:p>
            <text:p><text:span text:style-name="T1"> c.所持ポイント</text:span></text:p>
            <text:p><text:span text:style-name="T1"> d.会員番号</text:span></text:p>
            <text:p><text:span text:style-name="T1"> e.商品名</text:span></text:p>
            <text:p><text:span text:style-name="T1"> f.単価</text:span></text:p>
            <text:p><text:span text:style-name="T1"> g.個数</text:span></text:p>
            <text:p><text:span text:style-name="T1"> h.使用ポイント</text:span></text:p>
            <text:p><text:span text:style-name="T1"> I.合計</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9"/>
          <table:table-cell table:style-name="ce14" office:value-type="string" calcext:value-type="string">
            <text:p>商品購入承認情報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9"/>
          <table:table-cell table:style-name="ce14" office:value-type="string" calcext:value-type="string">
            <text:p>商品購入承認情報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選択状態ののデータ行を押下する。</text:p>
          </table:table-cell>
          <table:table-cell table:style-name="ce20" office:value-type="string" calcext:value-type="string">
            <text:p>(イ. 遷移)</text:p>
            <text:p>1.選択したデータ行のハイライトが消え、非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9" office:value-type="float" office:value="8" calcext:value-type="float">
            <text:p>8</text:p>
          </table:table-cell>
          <table:table-cell table:style-name="ce14" office:value-type="string" calcext:value-type="string">
            <text:p>商品購入承認情報一覧</text:p>
          </table:table-cell>
          <table:table-cell table:style-name="ce14" office:value-type="string" calcext:value-type="string">
            <text:p>列</text:p>
          </table:table-cell>
          <table:table-cell table:style-name="ce14" office:value-type="string" calcext:value-type="string">
            <text:p>No.</text:p>
          </table:table-cell>
          <table:table-cell table:style-name="ce16" office:value-type="string" calcext:value-type="string">
            <text:p>正常</text:p>
          </table:table-cell>
          <table:table-cell table:style-name="ce38" office:value-type="string" calcext:value-type="string">
            <text:p>1.商品購入承認画面を表示する。</text:p>
          </table:table-cell>
          <table:table-cell table:style-name="ce20" office:value-type="string" calcext:value-type="string">
            <text:p>(イ. 遷移)</text:p>
            <text:p>1.商品購入承認情報一覧のデータ行のNo.列に行単位の連番が振ら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4" table:visibility="collapse">
          <table:table-cell table:style-name="ce9" office:value-type="float" office:value="9" calcext:value-type="float">
            <text:p>9</text:p>
          </table:table-cell>
          <table:table-cell table:style-name="ce14" office:value-type="string" calcext:value-type="string">
            <text:p>商品購入承認情報一覧</text:p>
          </table:table-cell>
          <table:table-cell table:style-name="ce14" office:value-type="string" calcext:value-type="string">
            <text:p>列</text:p>
          </table:table-cell>
          <table:table-cell table:style-name="ce14" office:value-type="string" calcext:value-type="string">
            <text:p>名前</text:p>
          </table:table-cell>
          <table:table-cell table:style-name="ce16" office:value-type="string" calcext:value-type="string">
            <text:p>正常</text:p>
          </table:table-cell>
          <table:table-cell table:style-name="ce38" office:value-type="string" calcext:value-type="string">
            <text:p>1.商品購入承認画面を表示する。</text:p>
          </table:table-cell>
          <table:table-cell table:style-name="ce20" office:value-type="string" calcext:value-type="string">
            <text:p>(イ. 遷移)</text:p>
            <text:p>1.商品購入承認情報一覧のデータ行の名前列に商品購入承認を行うユーザの名前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9" office:value-type="float" office:value="10" calcext:value-type="float">
            <text:p>10</text:p>
          </table:table-cell>
          <table:table-cell table:style-name="ce14" office:value-type="string" calcext:value-type="string">
            <text:p>商品購入承認情報一覧</text:p>
          </table:table-cell>
          <table:table-cell table:style-name="ce14" office:value-type="string" calcext:value-type="string">
            <text:p>列</text:p>
          </table:table-cell>
          <table:table-cell table:style-name="ce14" office:value-type="string" calcext:value-type="string">
            <text:p>所持ポイント</text:p>
          </table:table-cell>
          <table:table-cell table:style-name="ce16" office:value-type="string" calcext:value-type="string">
            <text:p>正常</text:p>
          </table:table-cell>
          <table:table-cell table:style-name="ce38" office:value-type="string" calcext:value-type="string">
            <text:p>1.商品購入承認画面を表示する。</text:p>
          </table:table-cell>
          <table:table-cell table:style-name="ce20" office:value-type="string" calcext:value-type="string">
            <text:p>(イ. 遷移)</text:p>
            <text:p>1.商品購入承認情報一覧のデータ行の所持ポイント列に商品購入承認を行うユーザの所持ポイント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9" office:value-type="float" office:value="11" calcext:value-type="float">
            <text:p>11</text:p>
          </table:table-cell>
          <table:table-cell table:style-name="ce14" office:value-type="string" calcext:value-type="string">
            <text:p>商品購入承認情報一覧</text:p>
          </table:table-cell>
          <table:table-cell table:style-name="ce14" office:value-type="string" calcext:value-type="string">
            <text:p>列</text:p>
          </table:table-cell>
          <table:table-cell table:style-name="ce14" office:value-type="string" calcext:value-type="string">
            <text:p>会員番号</text:p>
          </table:table-cell>
          <table:table-cell table:style-name="ce16" office:value-type="string" calcext:value-type="string">
            <text:p>正常</text:p>
          </table:table-cell>
          <table:table-cell table:style-name="ce38" office:value-type="string" calcext:value-type="string">
            <text:p>1.商品購入承認画面を表示する。</text:p>
          </table:table-cell>
          <table:table-cell table:style-name="ce20" office:value-type="string" calcext:value-type="string">
            <text:p>(イ. 遷移)</text:p>
            <text:p>1.商品購入承認情報一覧のデータ行の所持ポイント列に商品購入承認を行うユーザの会員番号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4" table:visibility="collapse">
          <table:table-cell table:style-name="ce9" office:value-type="float" office:value="12" calcext:value-type="float">
            <text:p>12</text:p>
          </table:table-cell>
          <table:table-cell table:style-name="ce14" office:value-type="string" calcext:value-type="string">
            <text:p>商品購入承認情報一覧</text:p>
          </table:table-cell>
          <table:table-cell table:style-name="ce14" office:value-type="string" calcext:value-type="string">
            <text:p>列</text:p>
          </table:table-cell>
          <table:table-cell table:style-name="ce14" office:value-type="string" calcext:value-type="string">
            <text:p>商品名</text:p>
          </table:table-cell>
          <table:table-cell table:style-name="ce16" office:value-type="string" calcext:value-type="string">
            <text:p>正常</text:p>
          </table:table-cell>
          <table:table-cell table:style-name="ce38" office:value-type="string" calcext:value-type="string">
            <text:p>1.商品購入承認画面を表示する。</text:p>
            <text:p>2.商品名のセレクトメニューを押下する。</text:p>
            <text:p>3.任意の項目を押下する。</text:p>
          </table:table-cell>
          <table:table-cell table:style-name="ce20" office:value-type="string" calcext:value-type="string">
            <text:p>(イ. 遷移)</text:p>
            <text:p>1.商品購入承認情報一覧のデータ行の商品名列がセレクトメニューとなっており、商品購入承認対象の商品名が選択されていること。</text:p>
            <text:p>2.購入できる商品の一覧が表示されること。</text:p>
            <text:p>3.選択した項目が商品名のセレクトメニューに表示されること。</text:p>
            <text:p>(ロ. データ)</text:p>
            <text:p>1.</text:p>
          </table:table-cell>
          <table:table-cell table:number-columns-repeated="1017"/>
        </table:table-row>
        <table:table-row table:style-name="ro14" table:visibility="collapse">
          <table:table-cell table:style-name="ce9" office:value-type="float" office:value="13" calcext:value-type="float">
            <text:p>13</text:p>
          </table:table-cell>
          <table:table-cell table:style-name="ce14" office:value-type="string" calcext:value-type="string">
            <text:p>商品購入承認情報一覧</text:p>
          </table:table-cell>
          <table:table-cell table:style-name="ce14" office:value-type="string" calcext:value-type="string">
            <text:p>列</text:p>
          </table:table-cell>
          <table:table-cell table:style-name="ce14" office:value-type="string" calcext:value-type="string">
            <text:p>単価</text:p>
          </table:table-cell>
          <table:table-cell table:style-name="ce16" office:value-type="string" calcext:value-type="string">
            <text:p>正常</text:p>
          </table:table-cell>
          <table:table-cell table:style-name="ce38" office:value-type="string" calcext:value-type="string">
            <text:p>1.商品購入承認画面を表示する。</text:p>
            <text:p>2.単価のテキストボックスを押下する。</text:p>
            <text:p>3.入力を行う。</text:p>
          </table:table-cell>
          <table:table-cell table:style-name="ce20" office:value-type="string" calcext:value-type="string">
            <text:p>(イ. 遷移)</text:p>
            <text:p>1.商品購入承認情報一覧のデータ行の単価列がテキストボックスとなっており、商品購入承認対象の商品の単価が入力されていること。</text:p>
            <text:p>2.商品購入料のテキストボックスをフォーカスすることができること。</text:p>
            <text:p>3.0以上の値のみ入力できること。</text:p>
            <text:p>(ロ. データ)</text:p>
            <text:p>1.</text:p>
          </table:table-cell>
          <table:table-cell table:number-columns-repeated="1017"/>
        </table:table-row>
        <table:table-row table:style-name="ro14" table:visibility="collapse">
          <table:table-cell table:style-name="ce9" office:value-type="float" office:value="14" calcext:value-type="float">
            <text:p>14</text:p>
          </table:table-cell>
          <table:table-cell table:style-name="ce14" office:value-type="string" calcext:value-type="string">
            <text:p>商品購入承認情報一覧</text:p>
          </table:table-cell>
          <table:table-cell table:style-name="ce14" office:value-type="string" calcext:value-type="string">
            <text:p>列</text:p>
          </table:table-cell>
          <table:table-cell table:style-name="ce14" office:value-type="string" calcext:value-type="string">
            <text:p>個数</text:p>
          </table:table-cell>
          <table:table-cell table:style-name="ce16" office:value-type="string" calcext:value-type="string">
            <text:p>正常</text:p>
          </table:table-cell>
          <table:table-cell table:style-name="ce38" office:value-type="string" calcext:value-type="string">
            <text:p>1.商品購入承認画面を表示する。</text:p>
            <text:p>2.個数のテキストボックスを押下する。</text:p>
            <text:p>3.入力を行う。</text:p>
          </table:table-cell>
          <table:table-cell table:style-name="ce20" office:value-type="string" calcext:value-type="string">
            <text:p>(イ. 遷移)</text:p>
            <text:p>1.商品購入承認情報一覧のデータ行の個数列がテキストボックスとなっており、商品購入承認対象の商品の購入個数が入力されていること。</text:p>
            <text:p>2.商品購入料のテキストボックスをフォーカスすることができること。</text:p>
            <text:p>3.0以上の値のみ入力できること。</text:p>
            <text:p>(ロ. データ)</text:p>
            <text:p>1.</text:p>
          </table:table-cell>
          <table:table-cell table:number-columns-repeated="1017"/>
        </table:table-row>
        <table:table-row table:style-name="ro14" table:visibility="collapse">
          <table:table-cell table:style-name="ce9" office:value-type="float" office:value="15" calcext:value-type="float">
            <text:p>15</text:p>
          </table:table-cell>
          <table:table-cell table:style-name="ce14" office:value-type="string" calcext:value-type="string">
            <text:p>商品購入承認情報一覧</text:p>
          </table:table-cell>
          <table:table-cell table:style-name="ce14" office:value-type="string" calcext:value-type="string">
            <text:p>列</text:p>
          </table:table-cell>
          <table:table-cell table:style-name="ce14" office:value-type="string" calcext:value-type="string">
            <text:p>使用ポイント</text:p>
          </table:table-cell>
          <table:table-cell table:style-name="ce16" office:value-type="string" calcext:value-type="string">
            <text:p>正常</text:p>
          </table:table-cell>
          <table:table-cell table:style-name="ce38" office:value-type="string" calcext:value-type="string">
            <text:p>1.商品購入承認画面を表示する。</text:p>
            <text:p>2.使用ptのテキストボックスを押下する。</text:p>
            <text:p>3.入力を行う。</text:p>
          </table:table-cell>
          <table:table-cell table:style-name="ce20" office:value-type="string" calcext:value-type="string">
            <text:p>(イ. 遷移)</text:p>
            <text:p>1.商品購入承認情報一覧のデータ行の使用ポイント列がテキストボックスとなっており、商品購入承認対象のユーザが使用するポイントが入力されていること。</text:p>
            <text:p>2.使用ポイントのテキストボックスをフォーカスすることができること。</text:p>
            <text:p>3.0以上の値のみ入力できること。</text:p>
            <text:p>(ロ. データ)</text:p>
            <text:p>1.</text:p>
          </table:table-cell>
          <table:table-cell table:number-columns-repeated="1017"/>
        </table:table-row>
        <table:table-row table:style-name="ro30" table:visibility="collapse">
          <table:table-cell table:style-name="ce9" office:value-type="float" office:value="16" calcext:value-type="float">
            <text:p>16</text:p>
          </table:table-cell>
          <table:table-cell table:style-name="ce14" office:value-type="string" calcext:value-type="string">
            <text:p>商品購入承認情報一覧</text:p>
          </table:table-cell>
          <table:table-cell table:style-name="ce14" office:value-type="string" calcext:value-type="string">
            <text:p>列</text:p>
          </table:table-cell>
          <table:table-cell table:style-name="ce14" office:value-type="string" calcext:value-type="string">
            <text:p>合計</text:p>
          </table:table-cell>
          <table:table-cell table:style-name="ce16" office:value-type="string" calcext:value-type="string">
            <text:p>正常</text:p>
          </table:table-cell>
          <table:table-cell table:style-name="ce38" office:value-type="string" calcext:value-type="string">
            <text:p>1.商品購入承認画面を表示する。</text:p>
            <text:p>2.合計のテキストボックスを押下する。</text:p>
          </table:table-cell>
          <table:table-cell table:style-name="ce20" office:value-type="string" calcext:value-type="string">
            <text:p>(イ. 遷移)</text:p>
            <text:p>1.商品購入承認情報一覧のデータ行の合計列がテキストボックスとなっており、商品購入承認対象の商品の単価と購入する個数の合計が入力されていること。</text:p>
            <text:p>2.商品購入料のテキストボックスをフォーカスすることができないこと。</text:p>
            <text:p>(ロ. データ)</text:p>
            <text:p>1.</text:p>
          </table:table-cell>
          <table:table-cell table:number-columns-repeated="1017"/>
        </table:table-row>
        <table:table-row table:style-name="ro6" table:number-rows-repeated="1048511">
          <table:table-cell table:number-columns-repeated="1024"/>
        </table:table-row>
        <table:table-row table:style-name="ro27" table:number-rows-repeated="9">
          <table:table-cell table:number-columns-repeated="1024"/>
        </table:table-row>
        <table:table-row table:style-name="ro27">
          <table:table-cell table:number-columns-repeated="1024"/>
        </table:table-row>
      </table:table>
      <table:table table:name="承認一覧タブ" table:style-name="ta2" table:print-ranges="承認一覧タブ.A1:承認一覧タブ.K10">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承認一覧タブ</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2" table:visibility="collapse">
          <table:table-cell table:style-name="ce9" office:value-type="float" office:value="1" calcext:value-type="float">
            <text:p>1</text:p>
          </table:table-cell>
          <table:table-cell table:style-name="ce14" office:value-type="string" calcext:value-type="string">
            <text:p>承認一覧タブ</text:p>
          </table:table-cell>
          <table:table-cell table:style-name="ce14" office:value-type="string" calcext:value-type="string">
            <text:p>タブインデックス</text:p>
          </table:table-cell>
          <table:table-cell table:style-name="ce14" office:value-type="string" calcext:value-type="string">
            <text:p>受講承認一覧</text:p>
          </table:table-cell>
          <table:table-cell table:style-name="ce16" office:value-type="string" calcext:value-type="string">
            <text:p>正常</text:p>
          </table:table-cell>
          <table:table-cell table:style-name="ce38" office:value-type="string" calcext:value-type="string">
            <text:p>1.受講承認一覧画面のタブインデックスを押下する。</text:p>
          </table:table-cell>
          <table:table-cell table:style-name="ce20" office:value-type="string" calcext:value-type="string">
            <text:p>(イ. 遷移)</text:p>
            <text:p>1.タブパネルに受講承認一覧画面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9" office:value-type="float" office:value="2" calcext:value-type="float">
            <text:p>2</text:p>
          </table:table-cell>
          <table:table-cell table:style-name="ce14" office:value-type="string" calcext:value-type="string">
            <text:p>承認一覧タブ</text:p>
          </table:table-cell>
          <table:table-cell table:style-name="ce14" office:value-type="string" calcext:value-type="string">
            <text:p>タブインデックス</text:p>
          </table:table-cell>
          <table:table-cell table:style-name="ce14" office:value-type="string" calcext:value-type="string">
            <text:p>商品購入承認一覧</text:p>
          </table:table-cell>
          <table:table-cell table:style-name="ce16" office:value-type="string" calcext:value-type="string">
            <text:p>正常</text:p>
          </table:table-cell>
          <table:table-cell table:style-name="ce38" office:value-type="string" calcext:value-type="string">
            <text:p>1.商品購入承認一覧のタブインデックスを押下する。</text:p>
          </table:table-cell>
          <table:table-cell table:style-name="ce20" office:value-type="string" calcext:value-type="string">
            <text:p>(イ. 遷移)</text:p>
            <text:p>1.タブパネルに商品購入承認一覧画面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9" office:value-type="float" office:value="3" calcext:value-type="float">
            <text:p>3</text:p>
          </table:table-cell>
          <table:table-cell table:style-name="ce14" office:value-type="string" calcext:value-type="string">
            <text:p>承認一覧タブ</text:p>
          </table:table-cell>
          <table:table-cell table:number-columns-repeated="2" table:style-name="ce14" office:value-type="string" calcext:value-type="string">
            <text:p>タブパネル</text:p>
          </table:table-cell>
          <table:table-cell table:style-name="ce16" office:value-type="string" calcext:value-type="string">
            <text:p>正常</text:p>
          </table:table-cell>
          <table:table-cell table:style-name="ce38" office:value-type="string" calcext:value-type="string">
            <text:p>1.任意の承認一覧タブのタブインデックスを押下する。</text:p>
          </table:table-cell>
          <table:table-cell table:style-name="ce20"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number-rows-repeated="2">
          <table:table-cell table:style-name="ce9"/>
          <table:table-cell table:style-name="ce14" table:number-columns-repeated="3"/>
          <table:table-cell table:style-name="ce15"/>
          <table:table-cell table:style-name="ce3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519">
          <table:table-cell table:number-columns-repeated="1024"/>
        </table:table-row>
        <table:table-row table:style-name="ro27" table:number-rows-repeated="48">
          <table:table-cell table:number-columns-repeated="1024"/>
        </table:table-row>
        <table:table-row table:style-name="ro27">
          <table:table-cell table:number-columns-repeated="1024"/>
        </table:table-row>
      </table:table>
      <table:table table:name="受講承認一覧画面" table:style-name="ta3" table:print-ranges="受講承認一覧画面.A1:受講承認一覧画面.K41">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受講承認一覧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5">
          <table:table-cell table:style-name="ce9" office:value-type="float" office:value="1" calcext:value-type="float" table:number-columns-spanned="1" table:number-rows-spanned="2">
            <text:p>1</text:p>
          </table:table-cell>
          <table:table-cell table:style-name="ce14" office:value-type="string" calcext:value-type="string" table:number-columns-spanned="1" table:number-rows-spanned="2">
            <text:p>承認済受講承認データ更新(先頭)</text:p>
          </table:table-cell>
          <table:table-cell table:style-name="ce14" office:value-type="string" calcext:value-type="string">
            <text:p>承認済受講承認一覧</text:p>
          </table:table-cell>
          <table:table-cell table:style-name="ce14" office:value-type="string" calcext:value-type="string">
            <text:p>受講料(列)</text:p>
          </table:table-cell>
          <table:table-cell table:style-name="ce16" office:value-type="string" calcext:value-type="string">
            <text:p>正常</text:p>
          </table:table-cell>
          <table:table-cell table:style-name="ce38" office:value-type="string" calcext:value-type="string">
            <text:p>1.先頭行の受講料のテキストボックスを押下する。</text:p>
            <text:p>2.入力を行う。</text:p>
          </table:table-cell>
          <table:table-cell table:style-name="ce20" office:value-type="string" calcext:value-type="string">
            <text:p>(イ. 遷移)</text:p>
            <text:p>1.受講料のテキストボックスをフォーカスすることができること。</text:p>
            <text:p>2.0以上の値のみ入力できること。</text:p>
            <text:p>(ロ. データ)</text:p>
            <text:p>1.</text:p>
            <text:p>(ハ.前提条件)</text:p>
            <text:p>1.予め20件以上受講承認データが表示されるように準備しておく。</text:p>
          </table:table-cell>
          <table:table-cell table:number-columns-repeated="1017"/>
        </table:table-row>
        <table:table-row table:style-name="ro55">
          <table:covered-table-cell table:style-name="ce9" office:value-type="float" office:value="4" calcext:value-type="float">
            <text:p>4</text:p>
          </table:covered-table-cell>
          <table:covered-table-cell table:style-name="ce14" office:value-type="string" calcext:value-type="string">
            <text:p>承認済受講承認一覧編集</text:p>
          </table:covered-table-cell>
          <table:table-cell table:style-name="ce14" office:value-type="string" calcext:value-type="string">
            <text:p>ボタン</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38" office:value-type="string" calcext:value-type="string">
            <text:p>1.更新ボタンを押下する。</text:p>
          </table:table-cell>
          <table:table-cell table:style-name="ce20" office:value-type="string" calcext:value-type="string">
            <text:p>(イ. 遷移)</text:p>
            <text:p>1.承認済受講承認一覧のデータが更新でき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4">
          <table:table-cell table:style-name="ce9" office:value-type="float" office:value="2" calcext:value-type="float" table:number-columns-spanned="1" table:number-rows-spanned="2">
            <text:p>2</text:p>
          </table:table-cell>
          <table:table-cell table:style-name="ce14" office:value-type="string" calcext:value-type="string" table:number-columns-spanned="1" table:number-rows-spanned="2">
            <text:p>承認済受講承認データ更新(最後尾)</text:p>
          </table:table-cell>
          <table:table-cell table:style-name="ce14" office:value-type="string" calcext:value-type="string">
            <text:p>承認済受講承認一覧</text:p>
          </table:table-cell>
          <table:table-cell table:style-name="ce14" office:value-type="string" calcext:value-type="string">
            <text:p>受講料(列)</text:p>
          </table:table-cell>
          <table:table-cell table:style-name="ce16" office:value-type="string" calcext:value-type="string">
            <text:p>正常</text:p>
          </table:table-cell>
          <table:table-cell table:style-name="ce38" office:value-type="string" calcext:value-type="string">
            <text:p>1.最後尾の行の受講料のテキストボックスを押下する。</text:p>
            <text:p>2.入力を行う。</text:p>
          </table:table-cell>
          <table:table-cell table:style-name="ce20" office:value-type="string" calcext:value-type="string">
            <text:p>(イ. 遷移)</text:p>
            <text:p>1.受講料のテキストボックスをフォーカスすることができること。</text:p>
            <text:p>2.0以上の値のみ入力できること。</text:p>
            <text:p>(ロ. データ)</text:p>
            <text:p>1.</text:p>
            <text:p>(ハ.前提条件)</text:p>
            <text:p>1.予め20件以上受講承認データが表示されるように準備しておく。</text:p>
          </table:table-cell>
          <table:table-cell table:number-columns-repeated="1017"/>
        </table:table-row>
        <table:table-row table:style-name="ro55">
          <table:covered-table-cell table:style-name="ce9" office:value-type="float" office:value="4" calcext:value-type="float">
            <text:p>4</text:p>
          </table:covered-table-cell>
          <table:covered-table-cell table:style-name="ce14" office:value-type="string" calcext:value-type="string">
            <text:p>承認済受講承認一覧編集</text:p>
          </table:covered-table-cell>
          <table:table-cell table:style-name="ce14" office:value-type="string" calcext:value-type="string">
            <text:p>ボタン</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38" office:value-type="string" calcext:value-type="string">
            <text:p>1.更新ボタンを押下する。</text:p>
          </table:table-cell>
          <table:table-cell table:style-name="ce20" office:value-type="string" calcext:value-type="string">
            <text:p>(イ. 遷移)</text:p>
            <text:p>1.承認済受講承認一覧のデータが更新でき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4">
          <table:table-cell table:style-name="ce9" office:value-type="float" office:value="3" calcext:value-type="float" table:number-columns-spanned="1" table:number-rows-spanned="2">
            <text:p>3</text:p>
          </table:table-cell>
          <table:table-cell table:style-name="ce14" office:value-type="string" calcext:value-type="string" table:number-columns-spanned="1" table:number-rows-spanned="2">
            <text:p>承認済受講承認データ更新(中心)</text:p>
          </table:table-cell>
          <table:table-cell table:style-name="ce14" office:value-type="string" calcext:value-type="string">
            <text:p>承認済受講承認一覧</text:p>
          </table:table-cell>
          <table:table-cell table:style-name="ce14" office:value-type="string" calcext:value-type="string">
            <text:p>受講料(列)</text:p>
          </table:table-cell>
          <table:table-cell table:style-name="ce16" office:value-type="string" calcext:value-type="string">
            <text:p>正常</text:p>
          </table:table-cell>
          <table:table-cell table:style-name="ce38" office:value-type="string" calcext:value-type="string">
            <text:p>1.中心の行の受講料のテキストボックスを押下する。</text:p>
            <text:p>2.入力を行う。</text:p>
          </table:table-cell>
          <table:table-cell table:style-name="ce20" office:value-type="string" calcext:value-type="string">
            <text:p>(イ. 遷移)</text:p>
            <text:p>1.受講料のテキストボックスをフォーカスすることができること。</text:p>
            <text:p>2.0以上の値のみ入力できること。</text:p>
            <text:p>(ロ. データ)</text:p>
            <text:p>1.</text:p>
            <text:p>(ハ.前提条件)</text:p>
            <text:p>1.予め20件以上受講承認データが表示されるように準備しておく。</text:p>
          </table:table-cell>
          <table:table-cell table:number-columns-repeated="1017"/>
        </table:table-row>
        <table:table-row table:style-name="ro55">
          <table:covered-table-cell table:style-name="ce9" office:value-type="float" office:value="4" calcext:value-type="float">
            <text:p>4</text:p>
          </table:covered-table-cell>
          <table:covered-table-cell table:style-name="ce14" office:value-type="string" calcext:value-type="string">
            <text:p>承認済受講承認一覧編集</text:p>
          </table:covered-table-cell>
          <table:table-cell table:style-name="ce14" office:value-type="string" calcext:value-type="string">
            <text:p>ボタン</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38" office:value-type="string" calcext:value-type="string">
            <text:p>1.更新ボタンを押下する。</text:p>
          </table:table-cell>
          <table:table-cell table:style-name="ce20" office:value-type="string" calcext:value-type="string">
            <text:p>(イ. 遷移)</text:p>
            <text:p>1.承認済受講承認一覧のデータが更新でき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4">
          <table:table-cell table:style-name="ce9" office:value-type="float" office:value="4" calcext:value-type="float" table:number-columns-spanned="1" table:number-rows-spanned="4">
            <text:p>4</text:p>
          </table:table-cell>
          <table:table-cell table:style-name="ce14" office:value-type="string" calcext:value-type="string" table:number-columns-spanned="1" table:number-rows-spanned="4">
            <text:p>承認済受講承認データ更新(3点)</text:p>
          </table:table-cell>
          <table:table-cell table:style-name="ce14" office:value-type="string" calcext:value-type="string">
            <text:p>承認済受講承認一覧</text:p>
          </table:table-cell>
          <table:table-cell table:style-name="ce14" office:value-type="string" calcext:value-type="string">
            <text:p>受講料(列)</text:p>
          </table:table-cell>
          <table:table-cell table:style-name="ce16" office:value-type="string" calcext:value-type="string">
            <text:p>正常</text:p>
          </table:table-cell>
          <table:table-cell table:style-name="ce38" office:value-type="string" calcext:value-type="string">
            <text:p>1.先頭行の受講料のテキストボックスを押下する。</text:p>
            <text:p>2.入力を行う。</text:p>
          </table:table-cell>
          <table:table-cell table:style-name="ce20" office:value-type="string" calcext:value-type="string">
            <text:p>(イ. 遷移)</text:p>
            <text:p>1.受講料のテキストボックスをフォーカスすることができること。</text:p>
            <text:p>2.0以上の値のみ入力できること。</text:p>
            <text:p>(ロ. データ)</text:p>
            <text:p>1.</text:p>
            <text:p>(ハ.前提条件)</text:p>
            <text:p>1.予め20件以上受講承認データが表示されるように準備しておく。</text:p>
          </table:table-cell>
          <table:table-cell table:number-columns-repeated="1017"/>
        </table:table-row>
        <table:table-row table:style-name="ro33">
          <table:covered-table-cell table:style-name="ce9"/>
          <table:covered-table-cell table:style-name="ce14"/>
          <table:table-cell table:style-name="ce14" office:value-type="string" calcext:value-type="string">
            <text:p>承認済受講承認一覧</text:p>
          </table:table-cell>
          <table:table-cell table:style-name="ce14" office:value-type="string" calcext:value-type="string">
            <text:p>受講料(列)</text:p>
          </table:table-cell>
          <table:table-cell table:style-name="ce16" office:value-type="string" calcext:value-type="string">
            <text:p>正常</text:p>
          </table:table-cell>
          <table:table-cell table:style-name="ce38" office:value-type="string" calcext:value-type="string">
            <text:p>1.最後尾の行の受講料のテキストボックスを押下する。</text:p>
            <text:p>2.入力を行う。</text:p>
          </table:table-cell>
          <table:table-cell table:style-name="ce20" office:value-type="string" calcext:value-type="string">
            <text:p>(イ. 遷移)</text:p>
            <text:p>1.受講料のテキストボックスをフォーカスすることができること。</text:p>
            <text:p>2.0以上の値のみ入力できること。</text:p>
            <text:p>(ロ. データ)</text:p>
            <text:p>1.</text:p>
          </table:table-cell>
          <table:table-cell table:number-columns-repeated="1017"/>
        </table:table-row>
        <table:table-row table:style-name="ro33">
          <table:covered-table-cell table:style-name="ce9"/>
          <table:covered-table-cell table:style-name="ce14"/>
          <table:table-cell table:style-name="ce14" office:value-type="string" calcext:value-type="string">
            <text:p>承認済受講承認一覧</text:p>
          </table:table-cell>
          <table:table-cell table:style-name="ce14" office:value-type="string" calcext:value-type="string">
            <text:p>受講料(列)</text:p>
          </table:table-cell>
          <table:table-cell table:style-name="ce16" office:value-type="string" calcext:value-type="string">
            <text:p>正常</text:p>
          </table:table-cell>
          <table:table-cell table:style-name="ce38" office:value-type="string" calcext:value-type="string">
            <text:p>1.中心の行の受講料のテキストボックスを押下する。</text:p>
            <text:p>2.入力を行う。</text:p>
          </table:table-cell>
          <table:table-cell table:style-name="ce20" office:value-type="string" calcext:value-type="string">
            <text:p>(イ. 遷移)</text:p>
            <text:p>1.受講料のテキストボックスをフォーカスすることができること。</text:p>
            <text:p>2.0以上の値のみ入力できること。</text:p>
            <text:p>(ロ. データ)</text:p>
            <text:p>1.</text:p>
          </table:table-cell>
          <table:table-cell table:number-columns-repeated="1017"/>
        </table:table-row>
        <table:table-row table:style-name="ro55">
          <table:covered-table-cell table:style-name="ce9" office:value-type="float" office:value="4" calcext:value-type="float">
            <text:p>4</text:p>
          </table:covered-table-cell>
          <table:covered-table-cell table:style-name="ce14" office:value-type="string" calcext:value-type="string">
            <text:p>承認済受講承認一覧編集</text:p>
          </table:covered-table-cell>
          <table:table-cell table:style-name="ce14" office:value-type="string" calcext:value-type="string">
            <text:p>ボタン</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38" office:value-type="string" calcext:value-type="string">
            <text:p>1.更新ボタンを押下する。</text:p>
          </table:table-cell>
          <table:table-cell table:style-name="ce20" office:value-type="string" calcext:value-type="string">
            <text:p>(イ. 遷移)</text:p>
            <text:p>1.承認済受講承認一覧のデータが更新でき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table-cell table:style-name="ce9" office:value-type="float" office:value="5" calcext:value-type="float" table:number-columns-spanned="1" table:number-rows-spanned="6">
            <text:p>5</text:p>
          </table:table-cell>
          <table:table-cell table:style-name="ce14" office:value-type="string" calcext:value-type="string" table:number-columns-spanned="1" table:number-rows-spanned="6">
            <text:p>期間絞込後の承認済受講承認データ更新</text:p>
          </table:table-cell>
          <table:table-cell table:style-name="ce14" office:value-type="string" calcext:value-type="string">
            <text:p>承認期間入力フォーム</text:p>
          </table:table-cell>
          <table:table-cell table:style-name="ce14" office:value-type="string" calcext:value-type="string">
            <text:p>開始日付入力フォーム</text:p>
          </table:table-cell>
          <table:table-cell table:style-name="ce15" office:value-type="string" calcext:value-type="string">
            <text:p>正常</text:p>
          </table:table-cell>
          <table:table-cell table:style-name="ce18" office:value-type="string" calcext:value-type="string">
            <text:p>1.開始期間(左側)のテキストボックスを押下する。</text:p>
          </table:table-cell>
          <table:table-cell table:style-name="ce39" office:value-type="string" calcext:value-type="string">
            <text:p>(イ. 遷移)</text:p>
            <text:p>1.カレンダー、またはドラムロール入力で日付が入力できること。</text:p>
            <text:p><text:span text:style-name="T1">(ロ. データ)</text:span></text:p>
            <text:p><text:span text:style-name="T1">1.日付は任意の値を入力すること。ただし、終了日以前の日付であること。</text:span></text:p>
          </table:table-cell>
          <table:table-cell table:style-name="ce23" table:number-columns-repeated="4"/>
          <table:table-cell table:number-columns-repeated="1013"/>
        </table:table-row>
        <table:table-row table:style-name="ro42">
          <table:covered-table-cell table:style-name="ce9" office:value-type="float" office:value="2" calcext:value-type="float">
            <text:p>2</text:p>
          </table:covered-table-cell>
          <table:covered-table-cell table:style-name="ce14"/>
          <table:table-cell table:style-name="ce14" office:value-type="string" calcext:value-type="string">
            <text:p>承認期間入力フォーム</text:p>
          </table:table-cell>
          <table:table-cell table:style-name="ce14" office:value-type="string" calcext:value-type="string">
            <text:p>終了日付入力フォーム</text:p>
          </table:table-cell>
          <table:table-cell table:style-name="ce15" office:value-type="string" calcext:value-type="string">
            <text:p>正常</text:p>
          </table:table-cell>
          <table:table-cell table:style-name="ce18" office:value-type="string" calcext:value-type="string">
            <text:p>1.終了期間(右側)のテキストボックスを押下する。</text:p>
          </table:table-cell>
          <table:table-cell table:style-name="ce39" office:value-type="string" calcext:value-type="string">
            <text:p>(イ. 遷移)</text:p>
            <text:p>1.カレンダー、またはドラムロール入力で日付が入力できること。</text:p>
            <text:p><text:span text:style-name="T1">(ロ. データ)</text:span></text:p>
            <text:p><text:span text:style-name="T1">1.日付は任意の値を入力すること。ただし、開始日以降の日付であること。</text:span></text:p>
          </table:table-cell>
          <table:table-cell table:style-name="ce23" table:number-columns-repeated="4"/>
          <table:table-cell table:number-columns-repeated="1013"/>
        </table:table-row>
        <table:table-row table:style-name="ro33">
          <table:covered-table-cell table:style-name="ce9" office:value-type="float" office:value="3" calcext:value-type="float">
            <text:p>3</text:p>
          </table:covered-table-cell>
          <table:covered-table-cell table:style-name="ce14"/>
          <table:table-cell table:style-name="ce14" office:value-type="string" calcext:value-type="string">
            <text:p>ボタン</text:p>
          </table:table-cell>
          <table:table-cell table:style-name="ce14" office:value-type="string" calcext:value-type="string">
            <text:p>絞込ボタン</text:p>
          </table:table-cell>
          <table:table-cell table:style-name="ce15" office:value-type="string" calcext:value-type="string">
            <text:p>正常</text:p>
          </table:table-cell>
          <table:table-cell table:style-name="ce18" office:value-type="string" calcext:value-type="string">
            <text:p>1.絞り込みボタンを押下する。</text:p>
          </table:table-cell>
          <table:table-cell table:style-name="ce39" office:value-type="string" calcext:value-type="string">
            <text:p>(イ. 遷移)</text:p>
            <text:p>1.開始日付入力フォーム、終了日付入力フォームで指定した期間の承認済受講承認データが表示されること。</text:p>
            <text:p><text:span text:style-name="T1">(ロ. データ)</text:span></text:p>
            <text:p><text:span text:style-name="T1">1.</text:span></text:p>
          </table:table-cell>
          <table:table-cell table:style-name="ce23" table:number-columns-repeated="4"/>
          <table:table-cell table:number-columns-repeated="1013"/>
        </table:table-row>
        <table:table-row table:style-name="ro33">
          <table:covered-table-cell table:style-name="ce9" office:value-type="float" office:value="2" calcext:value-type="float">
            <text:p>2</text:p>
          </table:covered-table-cell>
          <table:covered-table-cell table:style-name="ce14" office:value-type="string" calcext:value-type="string">
            <text:p>承認済受講承認一覧更新</text:p>
          </table:covered-table-cell>
          <table:table-cell table:style-name="ce14" office:value-type="string" calcext:value-type="string">
            <text:p>承認済受講承認一覧</text:p>
          </table:table-cell>
          <table:table-cell table:style-name="ce14" office:value-type="string" calcext:value-type="string">
            <text:p>使用ポイント</text:p>
          </table:table-cell>
          <table:table-cell table:style-name="ce16" office:value-type="string" calcext:value-type="string">
            <text:p>正常</text:p>
          </table:table-cell>
          <table:table-cell table:style-name="ce38" office:value-type="string" calcext:value-type="string">
            <text:p>1.使用ptのテキストボックスを押下する。</text:p>
            <text:p>2.入力を行う。</text:p>
          </table:table-cell>
          <table:table-cell table:style-name="ce20" office:value-type="string" calcext:value-type="string">
            <text:p>(イ. 遷移)</text:p>
            <text:p>1.使用ptのテキストボックスをフォーカスすることができること。</text:p>
            <text:p>2.0以上の値のみ入力できること。</text:p>
            <text:p>(ロ. データ)</text:p>
            <text:p>1.</text:p>
          </table:table-cell>
          <table:table-cell table:style-name="ce26" table:number-columns-repeated="4"/>
          <table:table-cell table:number-columns-repeated="1013"/>
        </table:table-row>
        <table:table-row table:style-name="ro33">
          <table:covered-table-cell table:style-name="ce9" office:value-type="float" office:value="13" calcext:value-type="float">
            <text:p>13</text:p>
          </table:covered-table-cell>
          <table:covered-table-cell table:style-name="ce14" office:value-type="string" calcext:value-type="string">
            <text:p>承認済受講承認一覧</text:p>
          </table:covered-table-cell>
          <table:table-cell table:style-name="ce14" office:value-type="string" calcext:value-type="string">
            <text:p>承認済受講承認一覧</text:p>
          </table:table-cell>
          <table:table-cell table:style-name="ce14" office:value-type="string" calcext:value-type="string">
            <text:p>受講料</text:p>
          </table:table-cell>
          <table:table-cell table:style-name="ce16" office:value-type="string" calcext:value-type="string">
            <text:p>正常</text:p>
          </table:table-cell>
          <table:table-cell table:style-name="ce38" office:value-type="string" calcext:value-type="string">
            <text:p>1.受講料のテキストボックスを押下する。</text:p>
            <text:p>2.入力を行う。</text:p>
          </table:table-cell>
          <table:table-cell table:style-name="ce20" office:value-type="string" calcext:value-type="string">
            <text:p>(イ. 遷移)</text:p>
            <text:p>1.受講料のテキストボックスをフォーカスすることができること。</text:p>
            <text:p>2.0以上の値のみ入力できること。</text:p>
            <text:p>(ロ. データ)</text:p>
            <text:p>1.</text:p>
          </table:table-cell>
          <table:table-cell table:style-name="ce26" table:number-columns-repeated="4"/>
          <table:table-cell table:number-columns-repeated="1013"/>
        </table:table-row>
        <table:table-row table:style-name="ro13">
          <table:covered-table-cell table:style-name="ce9" office:value-type="float" office:value="4" calcext:value-type="float">
            <text:p>4</text:p>
          </table:covered-table-cell>
          <table:covered-table-cell table:style-name="ce14" office:value-type="string" calcext:value-type="string">
            <text:p>承認済受講承認一覧編集</text:p>
          </table:covered-table-cell>
          <table:table-cell table:style-name="ce14" office:value-type="string" calcext:value-type="string">
            <text:p>ボタン</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38" office:value-type="string" calcext:value-type="string">
            <text:p>1.更新ボタンを押下する。</text:p>
          </table:table-cell>
          <table:table-cell table:style-name="ce20" office:value-type="string" calcext:value-type="string">
            <text:p>(イ. 遷移)</text:p>
            <text:p>1.承認済受講承認一覧のデータが更新でき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table-cell table:style-name="ce33" office:value-type="float" office:value="6" calcext:value-type="float" table:number-columns-spanned="1" table:number-rows-spanned="4">
            <text:p>6</text:p>
          </table:table-cell>
          <table:table-cell table:style-name="ce14" office:value-type="string" calcext:value-type="string" table:number-columns-spanned="1" table:number-rows-spanned="4">
            <text:p>ページング後の承認済受講承認データ更新</text:p>
          </table:table-cell>
          <table:table-cell table:number-columns-repeated="2" table:style-name="ce14" office:value-type="string" calcext:value-type="string">
            <text:p>ページャ</text:p>
          </table:table-cell>
          <table:table-cell table:style-name="ce16"/>
          <table:table-cell table:style-name="ce38" office:value-type="string" calcext:value-type="string">
            <text:p>1.ページャ「&gt;」を押下する。</text:p>
            <text:p/>
          </table:table-cell>
          <table:table-cell table:style-name="ce20" office:value-type="string" calcext:value-type="string">
            <text:p>(イ. 遷移)</text:p>
            <text:p>1.ページャ「2」がハイライトされ、2ページ目の承認済受講承認データ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9" office:value-type="float" office:value="2" calcext:value-type="float">
            <text:p>2</text:p>
          </table:covered-table-cell>
          <table:covered-table-cell table:style-name="ce14" office:value-type="string" calcext:value-type="string">
            <text:p>承認済受講承認一覧更新</text:p>
          </table:covered-table-cell>
          <table:table-cell table:style-name="ce14" office:value-type="string" calcext:value-type="string">
            <text:p>承認済受講承認一覧</text:p>
          </table:table-cell>
          <table:table-cell table:style-name="ce14" office:value-type="string" calcext:value-type="string">
            <text:p>使用ポイント</text:p>
          </table:table-cell>
          <table:table-cell table:style-name="ce16" office:value-type="string" calcext:value-type="string">
            <text:p>正常</text:p>
          </table:table-cell>
          <table:table-cell table:style-name="ce38" office:value-type="string" calcext:value-type="string">
            <text:p>1.使用ptのテキストボックスを押下する。</text:p>
            <text:p>2.入力を行う。</text:p>
          </table:table-cell>
          <table:table-cell table:style-name="ce20" office:value-type="string" calcext:value-type="string">
            <text:p>(イ. 遷移)</text:p>
            <text:p>1.使用ptのテキストボックスをフォーカスすることができること。</text:p>
            <text:p>2.0以上の値のみ入力できること。</text:p>
            <text:p>(ロ. データ)</text:p>
            <text:p>1.</text:p>
          </table:table-cell>
          <table:table-cell table:style-name="ce26" table:number-columns-repeated="4"/>
          <table:table-cell table:number-columns-repeated="1013"/>
        </table:table-row>
        <table:table-row table:style-name="ro41">
          <table:covered-table-cell table:style-name="ce9" office:value-type="float" office:value="13" calcext:value-type="float">
            <text:p>13</text:p>
          </table:covered-table-cell>
          <table:covered-table-cell table:style-name="ce14" office:value-type="string" calcext:value-type="string">
            <text:p>承認済受講承認一覧</text:p>
          </table:covered-table-cell>
          <table:table-cell table:style-name="ce14" office:value-type="string" calcext:value-type="string">
            <text:p>承認済受講承認一覧</text:p>
          </table:table-cell>
          <table:table-cell table:style-name="ce14" office:value-type="string" calcext:value-type="string">
            <text:p>受講料</text:p>
          </table:table-cell>
          <table:table-cell table:style-name="ce16" office:value-type="string" calcext:value-type="string">
            <text:p>正常</text:p>
          </table:table-cell>
          <table:table-cell table:style-name="ce38" office:value-type="string" calcext:value-type="string">
            <text:p>1.受講料のテキストボックスを押下する。</text:p>
            <text:p>2.入力を行う。</text:p>
          </table:table-cell>
          <table:table-cell table:style-name="ce20" office:value-type="string" calcext:value-type="string">
            <text:p>(イ. 遷移)</text:p>
            <text:p>1.受講料のテキストボックスをフォーカスすることができること。</text:p>
            <text:p>2.0以上の値のみ入力できること。</text:p>
            <text:p>(ロ. データ)</text:p>
            <text:p>1.</text:p>
          </table:table-cell>
          <table:table-cell table:style-name="ce26" table:number-columns-repeated="4"/>
          <table:table-cell table:number-columns-repeated="1013"/>
        </table:table-row>
        <table:table-row table:style-name="ro42">
          <table:covered-table-cell table:style-name="ce9" office:value-type="float" office:value="4" calcext:value-type="float">
            <text:p>4</text:p>
          </table:covered-table-cell>
          <table:covered-table-cell table:style-name="ce14" office:value-type="string" calcext:value-type="string">
            <text:p>承認済受講承認一覧編集</text:p>
          </table:covered-table-cell>
          <table:table-cell table:style-name="ce14" office:value-type="string" calcext:value-type="string">
            <text:p>ボタン</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38" office:value-type="string" calcext:value-type="string">
            <text:p>1.更新ボタンを押下する。</text:p>
          </table:table-cell>
          <table:table-cell table:style-name="ce20" office:value-type="string" calcext:value-type="string">
            <text:p>(イ. 遷移)</text:p>
            <text:p>1.承認済受講承認一覧のデータが更新でき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33" table:visibility="collapse">
          <table:table-cell table:style-name="ce9" office:value-type="float" office:value="1" calcext:value-type="float">
            <text:p>1</text:p>
          </table:table-cell>
          <table:table-cell table:style-name="ce14" office:value-type="string" calcext:value-type="string">
            <text:p>承認期間絞込フォーム</text:p>
          </table:table-cell>
          <table:table-cell table:style-name="ce14" office:value-type="string" calcext:value-type="string">
            <text:p>承認期間入力フォーム</text:p>
          </table:table-cell>
          <table:table-cell table:style-name="ce14" office:value-type="string" calcext:value-type="string">
            <text:p>開始日付入力フォーム</text:p>
          </table:table-cell>
          <table:table-cell table:style-name="ce15" office:value-type="string" calcext:value-type="string">
            <text:p>正常</text:p>
          </table:table-cell>
          <table:table-cell table:style-name="ce18" office:value-type="string" calcext:value-type="string">
            <text:p>1.受講承認一覧画面を表示する。</text:p>
            <text:p>2. 開始期間(左側)のテキストボックスを押下する。</text:p>
          </table:table-cell>
          <table:table-cell table:style-name="ce39" office:value-type="string" calcext:value-type="string">
            <text:p>(イ. 遷移)</text:p>
            <text:p>1.HTTPサーバの現在日付の年月の1日が入力されていること。</text:p>
            <text:p>2.カレンダー、またはドラムロール入力で日付が入力できること。</text:p>
            <text:p><text:span text:style-name="T1">(ロ. データ)</text:span></text:p>
            <text:p><text:span text:style-name="T1">なし</text:span></text:p>
          </table:table-cell>
          <table:table-cell table:style-name="ce34" table:number-columns-repeated="4"/>
          <table:table-cell table:number-columns-repeated="1013"/>
        </table:table-row>
        <table:table-row table:style-name="ro12" table:visibility="collapse">
          <table:table-cell table:style-name="ce9" office:value-type="float" office:value="2" calcext:value-type="float">
            <text:p>2</text:p>
          </table:table-cell>
          <table:table-cell table:style-name="ce14" office:value-type="string" calcext:value-type="string">
            <text:p>承認期間絞込フォーム</text:p>
          </table:table-cell>
          <table:table-cell table:style-name="ce14" office:value-type="string" calcext:value-type="string">
            <text:p>承認期間入力フォーム</text:p>
          </table:table-cell>
          <table:table-cell table:style-name="ce14" office:value-type="string" calcext:value-type="string">
            <text:p>終了日付入力フォーム</text:p>
          </table:table-cell>
          <table:table-cell table:style-name="ce15" office:value-type="string" calcext:value-type="string">
            <text:p>正常</text:p>
          </table:table-cell>
          <table:table-cell table:style-name="ce18" office:value-type="string" calcext:value-type="string">
            <text:p>1.受講承認一覧画面を表示する。</text:p>
            <text:p>2.終了期間(右側)のテキストボックスを押下する。</text:p>
          </table:table-cell>
          <table:table-cell table:style-name="ce39" office:value-type="string" calcext:value-type="string">
            <text:p>(イ. 遷移)</text:p>
            <text:p><text:span text:style-name="T1">1.HTTPサーバの現在日付の年月の最終日が入力されていること。</text:span></text:p>
            <text:p>2.カレンダー、またはドラムロール入力で日付が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9" office:value-type="float" office:value="3" calcext:value-type="float">
            <text:p>3</text:p>
          </table:table-cell>
          <table:table-cell table:style-name="ce14" office:value-type="string" calcext:value-type="string">
            <text:p>承認期間絞込フォーム</text:p>
          </table:table-cell>
          <table:table-cell table:style-name="ce14" office:value-type="string" calcext:value-type="string">
            <text:p>ボタン</text:p>
          </table:table-cell>
          <table:table-cell table:style-name="ce14" office:value-type="string" calcext:value-type="string">
            <text:p>絞込ボタン</text:p>
          </table:table-cell>
          <table:table-cell table:style-name="ce15" office:value-type="string" calcext:value-type="string">
            <text:p>正常</text:p>
          </table:table-cell>
          <table:table-cell table:style-name="ce18" office:value-type="string" calcext:value-type="string">
            <text:p>1. 絞り込みボタンを押下する。</text:p>
          </table:table-cell>
          <table:table-cell table:style-name="ce39" office:value-type="string" calcext:value-type="string">
            <text:p>(イ. 遷移)</text:p>
            <text:p>1.開始日付入力フォーム、終了日付入力フォームで指定した期間の承認済受講承認データ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55" table:visibility="collapse">
          <table:table-cell table:style-name="ce9" office:value-type="float" office:value="4" calcext:value-type="float">
            <text:p>4</text:p>
          </table:table-cell>
          <table:table-cell table:style-name="ce14" office:value-type="string" calcext:value-type="string">
            <text:p>承認済受講承認一覧編集</text:p>
          </table:table-cell>
          <table:table-cell table:style-name="ce14" office:value-type="string" calcext:value-type="string">
            <text:p>ボタン</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38" office:value-type="string" calcext:value-type="string">
            <text:p>1.更新ボタンを押下する。</text:p>
          </table:table-cell>
          <table:table-cell table:style-name="ce20" office:value-type="string" calcext:value-type="string">
            <text:p>(イ. 遷移)</text:p>
            <text:p>1.承認済受講承認一覧のデータが更新でき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8" table:visibility="collapse">
          <table:table-cell table:style-name="ce9" office:value-type="float" office:value="5" calcext:value-type="float">
            <text:p>5</text:p>
          </table:table-cell>
          <table:table-cell table:style-name="ce14" office:value-type="string" calcext:value-type="string">
            <text:p>承認済受講承認一覧</text:p>
          </table:table-cell>
          <table:table-cell table:style-name="ce14" office:value-type="string" calcext:value-type="string">
            <text:p>行</text:p>
          </table:table-cell>
          <table:table-cell table:style-name="ce14" office:value-type="string" calcext:value-type="string">
            <text:p>見出し行</text:p>
          </table:table-cell>
          <table:table-cell table:style-name="ce16" office:value-type="string" calcext:value-type="string">
            <text:p>正常</text:p>
          </table:table-cell>
          <table:table-cell table:style-name="ce38" office:value-type="string" calcext:value-type="string">
            <text:p>1.受講承認一覧画面を表示する。</text:p>
          </table:table-cell>
          <table:table-cell table:style-name="ce20" office:value-type="string" calcext:value-type="string">
            <text:p>(イ. 遷移)</text:p>
            <text:p>1.承認済受講承認情報一覧の見出し行に以下の列が存在すること。</text:p>
            <text:p> a.No.</text:p>
            <text:p> b.日時</text:p>
            <text:p> c.名前</text:p>
            <text:p> d.所持pt</text:p>
            <text:p> e.内容</text:p>
            <text:p> f.使用ポイント</text:p>
            <text:p> g.受講料</text:p>
            <text:p>(ロ. データ)</text:p>
            <text:p>1.</text:p>
          </table:table-cell>
          <table:table-cell table:style-name="ce23" table:number-columns-repeated="2"/>
          <table:table-cell table:style-name="ce26"/>
          <table:table-cell table:style-name="ce27"/>
          <table:table-cell table:number-columns-repeated="1013"/>
        </table:table-row>
        <table:table-row table:style-name="ro32" table:visibility="collapse">
          <table:table-cell table:style-name="ce9" office:value-type="float" office:value="6" calcext:value-type="float">
            <text:p>6</text:p>
          </table:table-cell>
          <table:table-cell table:style-name="ce14" office:value-type="string" calcext:value-type="string">
            <text:p>承認済受講承認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受講承認一覧画面を表示する。</text:p>
            <text:p>2.任意のデータ行を押下する。</text:p>
          </table:table-cell>
          <table:table-cell table:style-name="ce20" office:value-type="string" calcext:value-type="string">
            <text:p>(イ. 遷移)</text:p>
            <text:p>1.承認済受講承認一覧のデータ行に以下の列が存在すること。</text:p>
            <text:p> a.No.</text:p>
            <text:p> b.日時</text:p>
            <text:p> c.名前</text:p>
            <text:p> d.所持pt</text:p>
            <text:p> e.内容</text:p>
            <text:p> f.使用ポイント</text:p>
            <text:p> g.受講料</text:p>
            <text:p>2.選択したデータ行がハイライトされ、選択状態となる。</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9" office:value-type="float" office:value="7" calcext:value-type="float">
            <text:p>7</text:p>
          </table:table-cell>
          <table:table-cell table:style-name="ce14" office:value-type="string" calcext:value-type="string">
            <text:p>承認済受講承認一覧</text:p>
          </table:table-cell>
          <table:table-cell table:style-name="ce14" office:value-type="string" calcext:value-type="string">
            <text:p>列</text:p>
          </table:table-cell>
          <table:table-cell table:style-name="ce14" office:value-type="string" calcext:value-type="string">
            <text:p>No.</text:p>
          </table:table-cell>
          <table:table-cell table:style-name="ce16" office:value-type="string" calcext:value-type="string">
            <text:p>正常</text:p>
          </table:table-cell>
          <table:table-cell table:style-name="ce38" office:value-type="string" calcext:value-type="string">
            <text:p>1.受講承認一覧画面を表示する。</text:p>
          </table:table-cell>
          <table:table-cell table:style-name="ce20" office:value-type="string" calcext:value-type="string">
            <text:p>(イ. 遷移)</text:p>
            <text:p>1.承認済受講承認一覧のデータ行のNo.列に行単位の連番が振ら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4" table:visibility="collapse">
          <table:table-cell table:style-name="ce9" office:value-type="float" office:value="8" calcext:value-type="float">
            <text:p>8</text:p>
          </table:table-cell>
          <table:table-cell table:style-name="ce14" office:value-type="string" calcext:value-type="string">
            <text:p>承認済受講承認一覧</text:p>
          </table:table-cell>
          <table:table-cell table:style-name="ce14" office:value-type="string" calcext:value-type="string">
            <text:p>列</text:p>
          </table:table-cell>
          <table:table-cell table:style-name="ce14" office:value-type="string" calcext:value-type="string">
            <text:p>日時</text:p>
          </table:table-cell>
          <table:table-cell table:style-name="ce16" office:value-type="string" calcext:value-type="string">
            <text:p>正常</text:p>
          </table:table-cell>
          <table:table-cell table:style-name="ce38" office:value-type="string" calcext:value-type="string">
            <text:p>1.受講承認一覧画面を表示する。</text:p>
          </table:table-cell>
          <table:table-cell table:style-name="ce20" office:value-type="string" calcext:value-type="string">
            <text:p>(イ. 遷移)</text:p>
            <text:p>1.承認済受講承認一覧のデータ行の日時列に承認済受講承認データの授業の日時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4" table:visibility="collapse">
          <table:table-cell table:style-name="ce9" office:value-type="float" office:value="9" calcext:value-type="float">
            <text:p>9</text:p>
          </table:table-cell>
          <table:table-cell table:style-name="ce14" office:value-type="string" calcext:value-type="string">
            <text:p>承認済受講承認一覧</text:p>
          </table:table-cell>
          <table:table-cell table:style-name="ce14" office:value-type="string" calcext:value-type="string">
            <text:p>列</text:p>
          </table:table-cell>
          <table:table-cell table:style-name="ce14" office:value-type="string" calcext:value-type="string">
            <text:p>名前</text:p>
          </table:table-cell>
          <table:table-cell table:style-name="ce16" office:value-type="string" calcext:value-type="string">
            <text:p>正常</text:p>
          </table:table-cell>
          <table:table-cell table:style-name="ce38" office:value-type="string" calcext:value-type="string">
            <text:p>1.受講承認一覧画面を表示する。</text:p>
          </table:table-cell>
          <table:table-cell table:style-name="ce20" office:value-type="string" calcext:value-type="string">
            <text:p>(イ. 遷移)</text:p>
            <text:p>1.承認済受講承認一覧のデータ行の名前列に承認済受講承認データのユーザの名前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9" office:value-type="float" office:value="10" calcext:value-type="float">
            <text:p>10</text:p>
          </table:table-cell>
          <table:table-cell table:style-name="ce14" office:value-type="string" calcext:value-type="string">
            <text:p>承認済受講承認一覧</text:p>
          </table:table-cell>
          <table:table-cell table:style-name="ce14" office:value-type="string" calcext:value-type="string">
            <text:p>列</text:p>
          </table:table-cell>
          <table:table-cell table:style-name="ce14" office:value-type="string" calcext:value-type="string">
            <text:p>所持pt</text:p>
          </table:table-cell>
          <table:table-cell table:style-name="ce16" office:value-type="string" calcext:value-type="string">
            <text:p>正常</text:p>
          </table:table-cell>
          <table:table-cell table:style-name="ce38" office:value-type="string" calcext:value-type="string">
            <text:p>1.受講承認一覧画面を表示する。</text:p>
          </table:table-cell>
          <table:table-cell table:style-name="ce20" office:value-type="string" calcext:value-type="string">
            <text:p>(イ. 遷移)</text:p>
            <text:p>1.承認済受講承認一覧のデータ行の所持pt列に承認済受講承認データのユーザの所持ポイント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9" office:value-type="float" office:value="11" calcext:value-type="float">
            <text:p>11</text:p>
          </table:table-cell>
          <table:table-cell table:style-name="ce14" office:value-type="string" calcext:value-type="string">
            <text:p>承認済受講承認一覧</text:p>
          </table:table-cell>
          <table:table-cell table:style-name="ce14" office:value-type="string" calcext:value-type="string">
            <text:p>列</text:p>
          </table:table-cell>
          <table:table-cell table:style-name="ce14" office:value-type="string" calcext:value-type="string">
            <text:p>内容</text:p>
          </table:table-cell>
          <table:table-cell table:style-name="ce16" office:value-type="string" calcext:value-type="string">
            <text:p>正常</text:p>
          </table:table-cell>
          <table:table-cell table:style-name="ce38" office:value-type="string" calcext:value-type="string">
            <text:p>1.受講承認一覧画面を表示する。</text:p>
          </table:table-cell>
          <table:table-cell table:style-name="ce20" office:value-type="string" calcext:value-type="string">
            <text:p>(イ. 遷移)</text:p>
            <text:p>1.承認済受講承認一覧のデータ行の内容列に承認済受講承認データの授業の内容(テーマ)が入力されていること。</text:p>
            <text:p>(ロ. データ)</text:p>
            <text:p>1.</text:p>
          </table:table-cell>
          <table:table-cell table:number-columns-repeated="1017"/>
        </table:table-row>
        <table:table-row table:style-name="ro14" table:visibility="collapse">
          <table:table-cell table:style-name="ce9" office:value-type="float" office:value="12" calcext:value-type="float">
            <text:p>12</text:p>
          </table:table-cell>
          <table:table-cell table:style-name="ce14" office:value-type="string" calcext:value-type="string">
            <text:p>承認済受講承認一覧</text:p>
          </table:table-cell>
          <table:table-cell table:style-name="ce14" office:value-type="string" calcext:value-type="string">
            <text:p>列</text:p>
          </table:table-cell>
          <table:table-cell table:style-name="ce14" office:value-type="string" calcext:value-type="string">
            <text:p>使用ポイント</text:p>
          </table:table-cell>
          <table:table-cell table:style-name="ce16" office:value-type="string" calcext:value-type="string">
            <text:p>正常</text:p>
          </table:table-cell>
          <table:table-cell table:style-name="ce38" office:value-type="string" calcext:value-type="string">
            <text:p>1.日ごと予約者一覧画面を表示する。</text:p>
            <text:p>2.使用ptのテキストボックスを押下する。</text:p>
            <text:p>3.入力を行う。</text:p>
          </table:table-cell>
          <table:table-cell table:style-name="ce20" office:value-type="string" calcext:value-type="string">
            <text:p>(イ. 遷移)</text:p>
            <text:p>1.承認済受講承認一覧のデータ行の使用pt列がテキストボックスとなっており、承認済受講承認データのユーザが使用したポイントが入力されていること。</text:p>
            <text:p>2.使用ptのテキストボックスをフォーカスすることができること。</text:p>
            <text:p>3.0以上の値のみ入力できること。</text:p>
            <text:p>(ロ. データ)</text:p>
            <text:p>1.</text:p>
          </table:table-cell>
          <table:table-cell table:number-columns-repeated="1017"/>
        </table:table-row>
        <table:table-row table:style-name="ro14" table:visibility="collapse">
          <table:table-cell table:style-name="ce9" office:value-type="float" office:value="13" calcext:value-type="float">
            <text:p>13</text:p>
          </table:table-cell>
          <table:table-cell table:style-name="ce14" office:value-type="string" calcext:value-type="string">
            <text:p>承認済受講承認一覧</text:p>
          </table:table-cell>
          <table:table-cell table:style-name="ce14" office:value-type="string" calcext:value-type="string">
            <text:p>列</text:p>
          </table:table-cell>
          <table:table-cell table:style-name="ce14" office:value-type="string" calcext:value-type="string">
            <text:p>受講料</text:p>
          </table:table-cell>
          <table:table-cell table:style-name="ce16" office:value-type="string" calcext:value-type="string">
            <text:p>正常</text:p>
          </table:table-cell>
          <table:table-cell table:style-name="ce38" office:value-type="string" calcext:value-type="string">
            <text:p>1.日ごと予約者一覧画面を表示する。</text:p>
            <text:p>2.受講料のテキストボックスを押下する。</text:p>
            <text:p>3.入力を行う。</text:p>
          </table:table-cell>
          <table:table-cell table:style-name="ce20" office:value-type="string" calcext:value-type="string">
            <text:p>(イ. 遷移)</text:p>
            <text:p>1.承認済受講承認一覧のデータ行の受講料列がテキストボックスとなっており、承認済受講承認データのユーザが支払った受講料が入力されていること。</text:p>
            <text:p>2.受講料のテキストボックスをフォーカスすることができること。</text:p>
            <text:p>3.0以上の値のみ入力できること。</text:p>
            <text:p>(ロ. データ)</text:p>
            <text:p>1.</text:p>
          </table:table-cell>
          <table:table-cell table:number-columns-repeated="1017"/>
        </table:table-row>
        <table:table-row table:style-name="ro26" table:visibility="collapse">
          <table:table-cell table:style-name="ce9" office:value-type="float" office:value="14" calcext:value-type="float">
            <text:p>14</text:p>
          </table:table-cell>
          <table:table-cell table:style-name="ce14" office:value-type="string" calcext:value-type="string">
            <text:p>承認済受講承認一覧</text:p>
          </table:table-cell>
          <table:table-cell table:number-columns-repeated="2" table:style-name="ce14" office:value-type="string" calcext:value-type="string">
            <text:p>ページャ</text:p>
          </table:table-cell>
          <table:table-cell table:style-name="ce16"/>
          <table:table-cell table:style-name="ce38"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20" office:value-type="string" calcext:value-type="string">
            <text:p>(イ. 遷移)</text:p>
            <text:p>1.ページャ「1」がハイライトされ、1ページ目の承認済受講承認データが表示されること。</text:p>
            <text:p>2.ページャ「2」がハイライトされ、2ページ目の承認済受講承認データが表示されること。</text:p>
            <text:p>3.ページャ「3」がハイライトされ、3ページ目の承認済受講承認データが表示されること。</text:p>
            <text:p>4.右端のページャがハイライトされ、該当するページの承認済受講承認データが表示されること。</text:p>
            <text:p>5.表示中のページャの数字が全てプラス1され、右端のページャがハイライトされること。</text:p>
            <text:p>  また、該当するページの承認済受講承認データが表示されること。</text:p>
            <text:p>  加えてページャ「2」の左隣に「&lt;」のページャが表示されること。</text:p>
            <text:p>6.ハイライトしていたページャの左隣のページャがハイライトされ、該当するページの承認済受講承認データが表示されること。</text:p>
            <text:p>7.ページャ「2」がハイライトされ、2ページ目の承認済受講承認データが表示されること。</text:p>
            <text:p>8.表示中のページャの数字が全てマイナス1され、左端のページャがハイライトされること。</text:p>
            <text:p>  また、該当するページの承認済受講承認データが表示されること。</text:p>
            <text:p>  加えてページャ「1」の左隣に「&lt;」のページャが表示されない。</text:p>
            <text:p>(ロ. データ)</text:p>
            <text:p>1.</text:p>
          </table:table-cell>
          <table:table-cell table:style-name="ce23" table:number-columns-repeated="2"/>
          <table:table-cell table:style-name="ce26"/>
          <table:table-cell table:style-name="ce27"/>
          <table:table-cell table:number-columns-repeated="1013"/>
        </table:table-row>
        <table:table-row table:style-name="ro6" table:number-rows-repeated="1048532">
          <table:table-cell table:number-columns-repeated="1024"/>
        </table:table-row>
        <table:table-row table:style-name="ro27" table:number-rows-repeated="5">
          <table:table-cell table:number-columns-repeated="1024"/>
        </table:table-row>
        <table:table-row table:style-name="ro27">
          <table:table-cell table:number-columns-repeated="1024"/>
        </table:table-row>
      </table:table>
      <table:table table:name="商品購入承認一覧画面" table:style-name="ta3" table:print-ranges="商品購入承認一覧画面.A1:商品購入承認一覧画面.K37">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34">
          <table:table-cell table:style-name="ce30"/>
          <table:table-cell table:style-name="ce30" office:value-type="string" calcext:value-type="string">
            <text:p>対象画面：商品購入承認一覧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3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5">
          <table:table-cell table:style-name="ce9" office:value-type="float" office:value="1" calcext:value-type="float" table:number-columns-spanned="1" table:number-rows-spanned="2">
            <text:p>1</text:p>
          </table:table-cell>
          <table:table-cell table:style-name="ce14" office:value-type="string" calcext:value-type="string" table:number-columns-spanned="1" table:number-rows-spanned="2">
            <text:p>承認済商品購入承認データ更新(先頭)</text:p>
          </table:table-cell>
          <table:table-cell table:style-name="ce14" office:value-type="string" calcext:value-type="string">
            <text:p>承認済商品購入承認一覧</text:p>
          </table:table-cell>
          <table:table-cell table:style-name="ce14" office:value-type="string" calcext:value-type="string">
            <text:p>使用ポイント(列)</text:p>
          </table:table-cell>
          <table:table-cell table:style-name="ce16" office:value-type="string" calcext:value-type="string">
            <text:p>正常</text:p>
          </table:table-cell>
          <table:table-cell table:style-name="ce38" office:value-type="string" calcext:value-type="string">
            <text:p>1.先頭行の使用ポイントのテキストボックスを押下する。</text:p>
            <text:p>2.入力を行う。</text:p>
          </table:table-cell>
          <table:table-cell table:style-name="ce20" office:value-type="string" calcext:value-type="string">
            <text:p>(イ. 遷移)</text:p>
            <text:p>1.使用ポイントのテキストボックスをフォーカスすることができること。</text:p>
            <text:p>2.0以上の値のみ入力できること。</text:p>
            <text:p>(ロ. データ)</text:p>
            <text:p>1.</text:p>
            <text:p>(ハ.前提条件)</text:p>
            <text:p>1.予め20件以上商品購入承認データが表示されるように準備しておく。</text:p>
          </table:table-cell>
          <table:table-cell table:number-columns-repeated="1017"/>
        </table:table-row>
        <table:table-row table:style-name="ro42">
          <table:covered-table-cell table:style-name="ce9" office:value-type="float" office:value="4" calcext:value-type="float">
            <text:p>4</text:p>
          </table:covered-table-cell>
          <table:covered-table-cell table:style-name="ce14" office:value-type="string" calcext:value-type="string">
            <text:p>承認済商品購入承認一覧編集</text:p>
          </table:covered-table-cell>
          <table:table-cell table:style-name="ce14" office:value-type="string" calcext:value-type="string">
            <text:p>ボタン</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38" office:value-type="string" calcext:value-type="string">
            <text:p>1.更新ボタンを押下する。</text:p>
          </table:table-cell>
          <table:table-cell table:style-name="ce20" office:value-type="string" calcext:value-type="string">
            <text:p>(イ. 遷移)</text:p>
            <text:p>1.承認済商品購入承認一覧のデータが更新でき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5">
          <table:table-cell table:style-name="ce9" office:value-type="float" office:value="2" calcext:value-type="float" table:number-columns-spanned="1" table:number-rows-spanned="2">
            <text:p>2</text:p>
          </table:table-cell>
          <table:table-cell table:style-name="ce14" office:value-type="string" calcext:value-type="string" table:number-columns-spanned="1" table:number-rows-spanned="2">
            <text:p>承認済商品購入承認データ更新(最後尾)</text:p>
          </table:table-cell>
          <table:table-cell table:style-name="ce14" office:value-type="string" calcext:value-type="string">
            <text:p>承認済商品購入承認一覧</text:p>
          </table:table-cell>
          <table:table-cell table:style-name="ce14" office:value-type="string" calcext:value-type="string">
            <text:p>使用ポイント(列)</text:p>
          </table:table-cell>
          <table:table-cell table:style-name="ce16" office:value-type="string" calcext:value-type="string">
            <text:p>正常</text:p>
          </table:table-cell>
          <table:table-cell table:style-name="ce38" office:value-type="string" calcext:value-type="string">
            <text:p>1.最後尾の行の使用ポイントのテキストボックスを押下する。</text:p>
            <text:p>2.入力を行う。</text:p>
          </table:table-cell>
          <table:table-cell table:style-name="ce20" office:value-type="string" calcext:value-type="string">
            <text:p>(イ. 遷移)</text:p>
            <text:p>1.使用ポイントのテキストボックスをフォーカスすることができること。</text:p>
            <text:p>2.0以上の値のみ入力できること。</text:p>
            <text:p>(ロ. データ)</text:p>
            <text:p>1.</text:p>
            <text:p>(ハ.前提条件)</text:p>
            <text:p>1.予め20件以上商品購入承認データが表示されるように準備しておく。</text:p>
          </table:table-cell>
          <table:table-cell table:number-columns-repeated="1017"/>
        </table:table-row>
        <table:table-row table:style-name="ro42">
          <table:covered-table-cell table:style-name="ce9" office:value-type="float" office:value="4" calcext:value-type="float">
            <text:p>4</text:p>
          </table:covered-table-cell>
          <table:covered-table-cell table:style-name="ce14" office:value-type="string" calcext:value-type="string">
            <text:p>承認済商品購入承認一覧編集</text:p>
          </table:covered-table-cell>
          <table:table-cell table:style-name="ce14" office:value-type="string" calcext:value-type="string">
            <text:p>ボタン</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38" office:value-type="string" calcext:value-type="string">
            <text:p>1.更新ボタンを押下する。</text:p>
          </table:table-cell>
          <table:table-cell table:style-name="ce20" office:value-type="string" calcext:value-type="string">
            <text:p>(イ. 遷移)</text:p>
            <text:p>1.承認済商品購入承認一覧のデータが更新でき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5">
          <table:table-cell table:style-name="ce9" office:value-type="float" office:value="3" calcext:value-type="float" table:number-columns-spanned="1" table:number-rows-spanned="2">
            <text:p>3</text:p>
          </table:table-cell>
          <table:table-cell table:style-name="ce14" office:value-type="string" calcext:value-type="string" table:number-columns-spanned="1" table:number-rows-spanned="2">
            <text:p>承認済商品購入承認データ更新(中心)</text:p>
          </table:table-cell>
          <table:table-cell table:style-name="ce14" office:value-type="string" calcext:value-type="string">
            <text:p>承認済商品購入承認一覧</text:p>
          </table:table-cell>
          <table:table-cell table:style-name="ce14" office:value-type="string" calcext:value-type="string">
            <text:p>使用ポイント(列)</text:p>
          </table:table-cell>
          <table:table-cell table:style-name="ce16" office:value-type="string" calcext:value-type="string">
            <text:p>正常</text:p>
          </table:table-cell>
          <table:table-cell table:style-name="ce38" office:value-type="string" calcext:value-type="string">
            <text:p>1.中心の行の使用ポイントのテキストボックスを押下する。</text:p>
            <text:p>2.入力を行う。</text:p>
          </table:table-cell>
          <table:table-cell table:style-name="ce20" office:value-type="string" calcext:value-type="string">
            <text:p>(イ. 遷移)</text:p>
            <text:p>1.使用ポイントのテキストボックスをフォーカスすることができること。</text:p>
            <text:p>2.0以上の値のみ入力できること。</text:p>
            <text:p>(ロ. データ)</text:p>
            <text:p>1.</text:p>
            <text:p>(ハ.前提条件)</text:p>
            <text:p>1.予め20件以上商品購入承認データが表示されるように準備しておく。</text:p>
          </table:table-cell>
          <table:table-cell table:number-columns-repeated="1017"/>
        </table:table-row>
        <table:table-row table:style-name="ro42">
          <table:covered-table-cell table:style-name="ce9" office:value-type="float" office:value="4" calcext:value-type="float">
            <text:p>4</text:p>
          </table:covered-table-cell>
          <table:covered-table-cell table:style-name="ce14" office:value-type="string" calcext:value-type="string">
            <text:p>承認済商品購入承認一覧編集</text:p>
          </table:covered-table-cell>
          <table:table-cell table:style-name="ce14" office:value-type="string" calcext:value-type="string">
            <text:p>ボタン</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38" office:value-type="string" calcext:value-type="string">
            <text:p>1.更新ボタンを押下する。</text:p>
          </table:table-cell>
          <table:table-cell table:style-name="ce20" office:value-type="string" calcext:value-type="string">
            <text:p>(イ. 遷移)</text:p>
            <text:p>1.承認済商品購入承認一覧のデータが更新でき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5">
          <table:table-cell table:style-name="ce9" office:value-type="float" office:value="4" calcext:value-type="float" table:number-columns-spanned="1" table:number-rows-spanned="4">
            <text:p>4</text:p>
          </table:table-cell>
          <table:table-cell table:style-name="ce14" office:value-type="string" calcext:value-type="string" table:number-columns-spanned="1" table:number-rows-spanned="4">
            <text:p>承認済商品購入承認データ更新(3点)</text:p>
          </table:table-cell>
          <table:table-cell table:style-name="ce14" office:value-type="string" calcext:value-type="string">
            <text:p>承認済商品購入承認一覧</text:p>
          </table:table-cell>
          <table:table-cell table:style-name="ce14" office:value-type="string" calcext:value-type="string">
            <text:p>使用ポイント(列)</text:p>
          </table:table-cell>
          <table:table-cell table:style-name="ce16" office:value-type="string" calcext:value-type="string">
            <text:p>正常</text:p>
          </table:table-cell>
          <table:table-cell table:style-name="ce38" office:value-type="string" calcext:value-type="string">
            <text:p>1.先頭行の使用ポイントのテキストボックスを押下する。</text:p>
            <text:p>2.入力を行う。</text:p>
          </table:table-cell>
          <table:table-cell table:style-name="ce20" office:value-type="string" calcext:value-type="string">
            <text:p>(イ. 遷移)</text:p>
            <text:p>1.使用ポイントのテキストボックスをフォーカスすることができること。</text:p>
            <text:p>2.0以上の値のみ入力できること。</text:p>
            <text:p>(ロ. データ)</text:p>
            <text:p>1.</text:p>
            <text:p>(ハ.前提条件)</text:p>
            <text:p>1.予め20件以上商品購入承認データが表示されるように準備しておく。</text:p>
          </table:table-cell>
          <table:table-cell table:number-columns-repeated="1017"/>
        </table:table-row>
        <table:table-row table:style-name="ro41">
          <table:covered-table-cell table:style-name="ce9"/>
          <table:covered-table-cell table:style-name="ce14"/>
          <table:table-cell table:style-name="ce14" office:value-type="string" calcext:value-type="string">
            <text:p>承認済商品購入承認一覧</text:p>
          </table:table-cell>
          <table:table-cell table:style-name="ce14" office:value-type="string" calcext:value-type="string">
            <text:p>使用ポイント(列)</text:p>
          </table:table-cell>
          <table:table-cell table:style-name="ce16" office:value-type="string" calcext:value-type="string">
            <text:p>正常</text:p>
          </table:table-cell>
          <table:table-cell table:style-name="ce38" office:value-type="string" calcext:value-type="string">
            <text:p>1.最後尾の行の使用ポイントのテキストボックスを押下する。</text:p>
            <text:p>2.入力を行う。</text:p>
          </table:table-cell>
          <table:table-cell table:style-name="ce20" office:value-type="string" calcext:value-type="string">
            <text:p>(イ. 遷移)</text:p>
            <text:p>1.使用ポイントのテキストボックスをフォーカスすることができること。</text:p>
            <text:p>2.0以上の値のみ入力できること。</text:p>
            <text:p>(ロ. データ)</text:p>
            <text:p>1.</text:p>
          </table:table-cell>
          <table:table-cell table:number-columns-repeated="1017"/>
        </table:table-row>
        <table:table-row table:style-name="ro41">
          <table:covered-table-cell table:style-name="ce9"/>
          <table:covered-table-cell table:style-name="ce14"/>
          <table:table-cell table:style-name="ce14" office:value-type="string" calcext:value-type="string">
            <text:p>承認済商品購入承認一覧</text:p>
          </table:table-cell>
          <table:table-cell table:style-name="ce14" office:value-type="string" calcext:value-type="string">
            <text:p>使用ポイント(列)</text:p>
          </table:table-cell>
          <table:table-cell table:style-name="ce16" office:value-type="string" calcext:value-type="string">
            <text:p>正常</text:p>
          </table:table-cell>
          <table:table-cell table:style-name="ce38" office:value-type="string" calcext:value-type="string">
            <text:p>1.中心の行の使用ポイントのテキストボックスを押下する。</text:p>
            <text:p>2.入力を行う。</text:p>
          </table:table-cell>
          <table:table-cell table:style-name="ce20" office:value-type="string" calcext:value-type="string">
            <text:p>(イ. 遷移)</text:p>
            <text:p>1.使用ポイントのテキストボックスをフォーカスすることができること。</text:p>
            <text:p>2.0以上の値のみ入力できること。</text:p>
            <text:p>(ロ. データ)</text:p>
            <text:p>1.</text:p>
          </table:table-cell>
          <table:table-cell table:number-columns-repeated="1017"/>
        </table:table-row>
        <table:table-row table:style-name="ro42">
          <table:covered-table-cell table:style-name="ce9" office:value-type="float" office:value="4" calcext:value-type="float">
            <text:p>4</text:p>
          </table:covered-table-cell>
          <table:covered-table-cell table:style-name="ce14" office:value-type="string" calcext:value-type="string">
            <text:p>承認済商品購入承認一覧編集</text:p>
          </table:covered-table-cell>
          <table:table-cell table:style-name="ce14" office:value-type="string" calcext:value-type="string">
            <text:p>ボタン</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38" office:value-type="string" calcext:value-type="string">
            <text:p>1.更新ボタンを押下する。</text:p>
          </table:table-cell>
          <table:table-cell table:style-name="ce20" office:value-type="string" calcext:value-type="string">
            <text:p>(イ. 遷移)</text:p>
            <text:p>1.承認済商品購入承認一覧のデータが更新でき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table-cell table:style-name="ce9" office:value-type="float" office:value="5" calcext:value-type="float" table:number-columns-spanned="1" table:number-rows-spanned="5">
            <text:p>5</text:p>
          </table:table-cell>
          <table:table-cell table:style-name="ce14" office:value-type="string" calcext:value-type="string" table:number-columns-spanned="1" table:number-rows-spanned="5">
            <text:p>期間絞込後の承認済商品購入承認データ更新</text:p>
          </table:table-cell>
          <table:table-cell table:style-name="ce14" office:value-type="string" calcext:value-type="string">
            <text:p>承認期間入力フォーム</text:p>
          </table:table-cell>
          <table:table-cell table:style-name="ce14" office:value-type="string" calcext:value-type="string">
            <text:p>開始日付入力フォーム</text:p>
          </table:table-cell>
          <table:table-cell table:style-name="ce15" office:value-type="string" calcext:value-type="string">
            <text:p>正常</text:p>
          </table:table-cell>
          <table:table-cell table:style-name="ce18" office:value-type="string" calcext:value-type="string">
            <text:p>1.開始期間(左側)のテキストボックスを押下する。</text:p>
          </table:table-cell>
          <table:table-cell table:style-name="ce39" office:value-type="string" calcext:value-type="string">
            <text:p>(イ. 遷移)</text:p>
            <text:p>1.カレンダー、またはドラムロール入力で日付が入力できること。</text:p>
            <text:p><text:span text:style-name="T1">(ロ. データ)</text:span></text:p>
            <text:p><text:span text:style-name="T1">1.日付は任意の値を入力すること。ただし、終了日以前の日付であること。</text:span></text:p>
          </table:table-cell>
          <table:table-cell table:style-name="ce23" table:number-columns-repeated="4"/>
          <table:table-cell table:number-columns-repeated="1013"/>
        </table:table-row>
        <table:table-row table:style-name="ro13">
          <table:covered-table-cell table:style-name="ce9" office:value-type="float" office:value="2" calcext:value-type="float">
            <text:p>2</text:p>
          </table:covered-table-cell>
          <table:covered-table-cell table:style-name="ce14"/>
          <table:table-cell table:style-name="ce14" office:value-type="string" calcext:value-type="string">
            <text:p>承認期間入力フォーム</text:p>
          </table:table-cell>
          <table:table-cell table:style-name="ce14" office:value-type="string" calcext:value-type="string">
            <text:p>終了日付入力フォーム</text:p>
          </table:table-cell>
          <table:table-cell table:style-name="ce15" office:value-type="string" calcext:value-type="string">
            <text:p>正常</text:p>
          </table:table-cell>
          <table:table-cell table:style-name="ce18" office:value-type="string" calcext:value-type="string">
            <text:p>1.終了期間(右側)のテキストボックスを押下する。</text:p>
          </table:table-cell>
          <table:table-cell table:style-name="ce39" office:value-type="string" calcext:value-type="string">
            <text:p>(イ. 遷移)</text:p>
            <text:p>1.カレンダー、またはドラムロール入力で日付が入力できること。</text:p>
            <text:p><text:span text:style-name="T1">(ロ. データ)</text:span></text:p>
            <text:p><text:span text:style-name="T1">1.日付は任意の値を入力すること。ただし、開始日以降の日付であること。</text:span></text:p>
          </table:table-cell>
          <table:table-cell table:style-name="ce23" table:number-columns-repeated="4"/>
          <table:table-cell table:number-columns-repeated="1013"/>
        </table:table-row>
        <table:table-row table:style-name="ro33">
          <table:covered-table-cell table:style-name="ce9" office:value-type="float" office:value="3" calcext:value-type="float">
            <text:p>3</text:p>
          </table:covered-table-cell>
          <table:covered-table-cell table:style-name="ce14"/>
          <table:table-cell table:style-name="ce14" office:value-type="string" calcext:value-type="string">
            <text:p>ボタン</text:p>
          </table:table-cell>
          <table:table-cell table:style-name="ce14" office:value-type="string" calcext:value-type="string">
            <text:p>絞込ボタン</text:p>
          </table:table-cell>
          <table:table-cell table:style-name="ce15" office:value-type="string" calcext:value-type="string">
            <text:p>正常</text:p>
          </table:table-cell>
          <table:table-cell table:style-name="ce18" office:value-type="string" calcext:value-type="string">
            <text:p>1.絞り込みボタンを押下する。</text:p>
          </table:table-cell>
          <table:table-cell table:style-name="ce39" office:value-type="string" calcext:value-type="string">
            <text:p>(イ. 遷移)</text:p>
            <text:p>1.開始日付入力フォーム、終了日付入力フォームで指定した期間の承認済商品購入承認データが表示されること。</text:p>
            <text:p>(ロ. データ)</text:p>
            <text:p>1.</text:p>
          </table:table-cell>
          <table:table-cell table:style-name="ce23" table:number-columns-repeated="4"/>
          <table:table-cell table:number-columns-repeated="1013"/>
        </table:table-row>
        <table:table-row table:style-name="ro33">
          <table:covered-table-cell table:style-name="ce9" office:value-type="float" office:value="2" calcext:value-type="float">
            <text:p>2</text:p>
          </table:covered-table-cell>
          <table:covered-table-cell table:style-name="ce14" office:value-type="string" calcext:value-type="string">
            <text:p>承認済商品購入承認一覧更新</text:p>
          </table:covered-table-cell>
          <table:table-cell table:style-name="ce14" office:value-type="string" calcext:value-type="string">
            <text:p>承認済商品購入承認一覧</text:p>
          </table:table-cell>
          <table:table-cell table:style-name="ce14" office:value-type="string" calcext:value-type="string">
            <text:p>使用ポイント</text:p>
          </table:table-cell>
          <table:table-cell table:style-name="ce16" office:value-type="string" calcext:value-type="string">
            <text:p>正常</text:p>
          </table:table-cell>
          <table:table-cell table:style-name="ce38" office:value-type="string" calcext:value-type="string">
            <text:p>1.使用ptのテキストボックスを押下する。</text:p>
            <text:p>2.入力を行う。</text:p>
          </table:table-cell>
          <table:table-cell table:style-name="ce20" office:value-type="string" calcext:value-type="string">
            <text:p>(イ. 遷移)</text:p>
            <text:p>1.使用ptのテキストボックスをフォーカスすることができること。</text:p>
            <text:p>2.0以上の値のみ入力できること。</text:p>
            <text:p>(ロ. データ)</text:p>
            <text:p>1.</text:p>
          </table:table-cell>
          <table:table-cell table:style-name="ce26" table:number-columns-repeated="4"/>
          <table:table-cell table:number-columns-repeated="1013"/>
        </table:table-row>
        <table:table-row table:style-name="ro13">
          <table:covered-table-cell table:style-name="ce9" office:value-type="float" office:value="4" calcext:value-type="float">
            <text:p>4</text:p>
          </table:covered-table-cell>
          <table:covered-table-cell table:style-name="ce14" office:value-type="string" calcext:value-type="string">
            <text:p>承認済商品購入承認一覧編集</text:p>
          </table:covered-table-cell>
          <table:table-cell table:style-name="ce14" office:value-type="string" calcext:value-type="string">
            <text:p>ボタン</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38" office:value-type="string" calcext:value-type="string">
            <text:p>1.更新ボタンを押下する。</text:p>
          </table:table-cell>
          <table:table-cell table:style-name="ce20" office:value-type="string" calcext:value-type="string">
            <text:p>(イ. 遷移)</text:p>
            <text:p>1.承認済商品購入承認一覧のデータが更新でき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table-cell table:style-name="ce33" office:value-type="float" office:value="6" calcext:value-type="float" table:number-columns-spanned="1" table:number-rows-spanned="3">
            <text:p>6</text:p>
          </table:table-cell>
          <table:table-cell table:style-name="ce14" office:value-type="string" calcext:value-type="string" table:number-columns-spanned="1" table:number-rows-spanned="3">
            <text:p>ページング後の承認済商品購入承認データ更新</text:p>
          </table:table-cell>
          <table:table-cell table:number-columns-repeated="2" table:style-name="ce14" office:value-type="string" calcext:value-type="string">
            <text:p>ページャ</text:p>
          </table:table-cell>
          <table:table-cell table:style-name="ce16"/>
          <table:table-cell table:style-name="ce38" office:value-type="string" calcext:value-type="string">
            <text:p>1.ページャ「&gt;」を押下する。</text:p>
            <text:p/>
          </table:table-cell>
          <table:table-cell table:style-name="ce20" office:value-type="string" calcext:value-type="string">
            <text:p>(イ. 遷移)</text:p>
            <text:p>1.ページャ「2」がハイライトされ、2ページ目の承認済商品購入承認データ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9" office:value-type="float" office:value="2" calcext:value-type="float">
            <text:p>2</text:p>
          </table:covered-table-cell>
          <table:covered-table-cell table:style-name="ce14" office:value-type="string" calcext:value-type="string">
            <text:p>承認済商品購入承認一覧更新</text:p>
          </table:covered-table-cell>
          <table:table-cell table:style-name="ce14" office:value-type="string" calcext:value-type="string">
            <text:p>承認済商品購入承認一覧</text:p>
          </table:table-cell>
          <table:table-cell table:style-name="ce14" office:value-type="string" calcext:value-type="string">
            <text:p>使用ポイント</text:p>
          </table:table-cell>
          <table:table-cell table:style-name="ce16" office:value-type="string" calcext:value-type="string">
            <text:p>正常</text:p>
          </table:table-cell>
          <table:table-cell table:style-name="ce38" office:value-type="string" calcext:value-type="string">
            <text:p>1.使用ptのテキストボックスを押下する。</text:p>
            <text:p>2.入力を行う。</text:p>
          </table:table-cell>
          <table:table-cell table:style-name="ce20" office:value-type="string" calcext:value-type="string">
            <text:p>(イ. 遷移)</text:p>
            <text:p>1.使用ptのテキストボックスをフォーカスすることができること。</text:p>
            <text:p>2.0以上の値のみ入力できること。</text:p>
            <text:p>(ロ. データ)</text:p>
            <text:p>1.</text:p>
          </table:table-cell>
          <table:table-cell table:style-name="ce26" table:number-columns-repeated="4"/>
          <table:table-cell table:number-columns-repeated="1013"/>
        </table:table-row>
        <table:table-row table:style-name="ro13">
          <table:covered-table-cell table:style-name="ce9" office:value-type="float" office:value="4" calcext:value-type="float">
            <text:p>4</text:p>
          </table:covered-table-cell>
          <table:covered-table-cell table:style-name="ce14" office:value-type="string" calcext:value-type="string">
            <text:p>承認済商品購入承認一覧編集</text:p>
          </table:covered-table-cell>
          <table:table-cell table:style-name="ce14" office:value-type="string" calcext:value-type="string">
            <text:p>ボタン</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38" office:value-type="string" calcext:value-type="string">
            <text:p>1.更新ボタンを押下する。</text:p>
          </table:table-cell>
          <table:table-cell table:style-name="ce20" office:value-type="string" calcext:value-type="string">
            <text:p>(イ. 遷移)</text:p>
            <text:p>1.承認済商品購入承認一覧のデータが更新でき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 table:number-rows-repeated="2">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41" table:visibility="collapse">
          <table:table-cell table:style-name="ce9" office:value-type="float" office:value="1" calcext:value-type="float">
            <text:p>1</text:p>
          </table:table-cell>
          <table:table-cell table:style-name="ce14" office:value-type="string" calcext:value-type="string">
            <text:p>承認期間絞込フォーム</text:p>
          </table:table-cell>
          <table:table-cell table:style-name="ce14" office:value-type="string" calcext:value-type="string">
            <text:p>承認期間入力フォーム</text:p>
          </table:table-cell>
          <table:table-cell table:style-name="ce14" office:value-type="string" calcext:value-type="string">
            <text:p>開始日付入力フォーム</text:p>
          </table:table-cell>
          <table:table-cell table:style-name="ce15" office:value-type="string" calcext:value-type="string">
            <text:p>正常</text:p>
          </table:table-cell>
          <table:table-cell table:style-name="ce18" office:value-type="string" calcext:value-type="string">
            <text:p>1.商品購入承認一覧画面を表示する。</text:p>
            <text:p>2. 開始期間(左側)のテキストボックスを押下する。</text:p>
          </table:table-cell>
          <table:table-cell table:style-name="ce39" office:value-type="string" calcext:value-type="string">
            <text:p>(イ. 遷移)</text:p>
            <text:p>1.HTTPサーバの現在日付の年月の1日が入力されていること。</text:p>
            <text:p>2.カレンダー、またはドラムロール入力で日付が入力できること。</text:p>
            <text:p><text:span text:style-name="T1">(ロ. データ)</text:span></text:p>
            <text:p><text:span text:style-name="T1">なし</text:span></text:p>
          </table:table-cell>
          <table:table-cell table:style-name="ce36" table:number-columns-repeated="3"/>
          <table:table-cell table:style-name="ce34"/>
          <table:table-cell table:number-columns-repeated="1013"/>
        </table:table-row>
        <table:table-row table:style-name="ro41" table:visibility="collapse">
          <table:table-cell table:style-name="ce9" office:value-type="float" office:value="2" calcext:value-type="float">
            <text:p>2</text:p>
          </table:table-cell>
          <table:table-cell table:style-name="ce14" office:value-type="string" calcext:value-type="string">
            <text:p>承認期間絞込フォーム</text:p>
          </table:table-cell>
          <table:table-cell table:style-name="ce14" office:value-type="string" calcext:value-type="string">
            <text:p>承認期間入力フォーム</text:p>
          </table:table-cell>
          <table:table-cell table:style-name="ce14" office:value-type="string" calcext:value-type="string">
            <text:p>終了日付入力フォーム</text:p>
          </table:table-cell>
          <table:table-cell table:style-name="ce15" office:value-type="string" calcext:value-type="string">
            <text:p>正常</text:p>
          </table:table-cell>
          <table:table-cell table:style-name="ce18" office:value-type="string" calcext:value-type="string">
            <text:p>1.商品購入承認一覧画面を表示する。</text:p>
            <text:p>2.終了期間(右側)のテキストボックスを押下する。</text:p>
          </table:table-cell>
          <table:table-cell table:style-name="ce39" office:value-type="string" calcext:value-type="string">
            <text:p>(イ. 遷移)</text:p>
            <text:p><text:span text:style-name="T1">1.HTTPサーバの現在日付の年月の最終日が入力されていること。</text:span></text:p>
            <text:p>2.カレンダー、またはドラムロール入力で日付が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9" office:value-type="float" office:value="3" calcext:value-type="float">
            <text:p>3</text:p>
          </table:table-cell>
          <table:table-cell table:style-name="ce14" office:value-type="string" calcext:value-type="string">
            <text:p>承認期間絞込フォーム</text:p>
          </table:table-cell>
          <table:table-cell table:style-name="ce14" office:value-type="string" calcext:value-type="string">
            <text:p>ボタン</text:p>
          </table:table-cell>
          <table:table-cell table:style-name="ce14" office:value-type="string" calcext:value-type="string">
            <text:p>絞込ボタン</text:p>
          </table:table-cell>
          <table:table-cell table:style-name="ce15" office:value-type="string" calcext:value-type="string">
            <text:p>正常</text:p>
          </table:table-cell>
          <table:table-cell table:style-name="ce18" office:value-type="string" calcext:value-type="string">
            <text:p>1. 絞り込みボタンを押下する。</text:p>
          </table:table-cell>
          <table:table-cell table:style-name="ce39" office:value-type="string" calcext:value-type="string">
            <text:p>(イ. 遷移)</text:p>
            <text:p>1.開始日付入力フォーム、終了日付入力フォームで指定した期間の承認済商品購入承認データ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9" office:value-type="float" office:value="4" calcext:value-type="float">
            <text:p>4</text:p>
          </table:table-cell>
          <table:table-cell table:style-name="ce14" office:value-type="string" calcext:value-type="string">
            <text:p>承認済商品購入承認一覧編集</text:p>
          </table:table-cell>
          <table:table-cell table:style-name="ce14" office:value-type="string" calcext:value-type="string">
            <text:p>ボタン</text:p>
          </table:table-cell>
          <table:table-cell table:style-name="ce14" office:value-type="string" calcext:value-type="string">
            <text:p>更新ボタン</text:p>
          </table:table-cell>
          <table:table-cell table:style-name="ce16" office:value-type="string" calcext:value-type="string">
            <text:p>正常</text:p>
          </table:table-cell>
          <table:table-cell table:style-name="ce38" office:value-type="string" calcext:value-type="string">
            <text:p>1.更新ボタンを押下する。</text:p>
          </table:table-cell>
          <table:table-cell table:style-name="ce20" office:value-type="string" calcext:value-type="string">
            <text:p>(イ. 遷移)</text:p>
            <text:p>1.承認済商品購入承認一覧のデータが更新でき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51" table:visibility="collapse">
          <table:table-cell table:style-name="ce9" office:value-type="float" office:value="5" calcext:value-type="float">
            <text:p>5</text:p>
          </table:table-cell>
          <table:table-cell table:style-name="ce14" office:value-type="string" calcext:value-type="string">
            <text:p>承認済商品購入承認一覧</text:p>
          </table:table-cell>
          <table:table-cell table:style-name="ce14" office:value-type="string" calcext:value-type="string">
            <text:p>行</text:p>
          </table:table-cell>
          <table:table-cell table:style-name="ce14" office:value-type="string" calcext:value-type="string">
            <text:p>見出し行</text:p>
          </table:table-cell>
          <table:table-cell table:style-name="ce16" office:value-type="string" calcext:value-type="string">
            <text:p>正常</text:p>
          </table:table-cell>
          <table:table-cell table:style-name="ce38" office:value-type="string" calcext:value-type="string">
            <text:p>1.承認済商品購入承認一覧画面を表示する。</text:p>
          </table:table-cell>
          <table:table-cell table:style-name="ce20" office:value-type="string" calcext:value-type="string">
            <text:p>(イ. 遷移)</text:p>
            <text:p>1.承認済商品購入承認情報一覧の見出し行に以下の列が存在すること。</text:p>
            <text:p> a.No.</text:p>
            <text:p> b.名前</text:p>
            <text:p> c.所持ポイント</text:p>
            <text:p> d.内容</text:p>
            <text:p> e.入金(円)</text:p>
            <text:p> f.使用ポイント</text:p>
            <text:p> g.受講料</text:p>
            <text:p>(ロ. データ)</text:p>
            <text:p>1.</text:p>
          </table:table-cell>
          <table:table-cell table:style-name="ce23" table:number-columns-repeated="2"/>
          <table:table-cell table:style-name="ce26"/>
          <table:table-cell table:style-name="ce27"/>
          <table:table-cell table:number-columns-repeated="1013"/>
        </table:table-row>
        <table:table-row table:style-name="ro57" table:visibility="collapse">
          <table:table-cell table:style-name="ce9" office:value-type="float" office:value="6" calcext:value-type="float">
            <text:p>6</text:p>
          </table:table-cell>
          <table:table-cell table:style-name="ce14" office:value-type="string" calcext:value-type="string">
            <text:p>承認済商品購入承認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承認済商品購入承認一覧画面を表示する。</text:p>
            <text:p>2.任意のデータ行を押下する。</text:p>
          </table:table-cell>
          <table:table-cell table:style-name="ce20" office:value-type="string" calcext:value-type="string">
            <text:p>(イ. 遷移)</text:p>
            <text:p>1.承認済商品購入承認一覧のデータ行に以下の列が存在すること。</text:p>
            <text:p><text:span text:style-name="T1"> a.No.</text:span></text:p>
            <text:p><text:span text:style-name="T1"> b.名前</text:span></text:p>
            <text:p><text:span text:style-name="T1"> c.所持ポイント</text:span></text:p>
            <text:p><text:span text:style-name="T1"> d.内容</text:span></text:p>
            <text:p><text:span text:style-name="T1"> e.入金(円)</text:span></text:p>
            <text:p><text:span text:style-name="T1"> f.使用ポイント</text:span></text:p>
            <text:p><text:span text:style-name="T1"> g.受講料</text:span></text:p>
            <text:p>2.選択したデータ行がハイライトされ、選択状態となる。</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9" office:value-type="float" office:value="7" calcext:value-type="float">
            <text:p>7</text:p>
          </table:table-cell>
          <table:table-cell table:style-name="ce14" office:value-type="string" calcext:value-type="string">
            <text:p>承認済商品購入承認一覧</text:p>
          </table:table-cell>
          <table:table-cell table:style-name="ce14" office:value-type="string" calcext:value-type="string">
            <text:p>列</text:p>
          </table:table-cell>
          <table:table-cell table:style-name="ce14" office:value-type="string" calcext:value-type="string">
            <text:p>No.</text:p>
          </table:table-cell>
          <table:table-cell table:style-name="ce16" office:value-type="string" calcext:value-type="string">
            <text:p>正常</text:p>
          </table:table-cell>
          <table:table-cell table:style-name="ce38" office:value-type="string" calcext:value-type="string">
            <text:p>1.商品済商品購入承認一覧画面を表示する。</text:p>
          </table:table-cell>
          <table:table-cell table:style-name="ce20" office:value-type="string" calcext:value-type="string">
            <text:p>(イ. 遷移)</text:p>
            <text:p>1.承認済商品購入承認一覧のデータ行のNo.列に行単位の連番が振ら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9" office:value-type="float" office:value="8" calcext:value-type="float">
            <text:p>8</text:p>
          </table:table-cell>
          <table:table-cell table:style-name="ce14" office:value-type="string" calcext:value-type="string">
            <text:p>商品購入承認情報一覧</text:p>
          </table:table-cell>
          <table:table-cell table:style-name="ce14" office:value-type="string" calcext:value-type="string">
            <text:p>列</text:p>
          </table:table-cell>
          <table:table-cell table:style-name="ce14" office:value-type="string" calcext:value-type="string">
            <text:p>名前</text:p>
          </table:table-cell>
          <table:table-cell table:style-name="ce16" office:value-type="string" calcext:value-type="string">
            <text:p>正常</text:p>
          </table:table-cell>
          <table:table-cell table:style-name="ce38" office:value-type="string" calcext:value-type="string">
            <text:p>1.商品済商品購入承認一覧画面を表示する。</text:p>
          </table:table-cell>
          <table:table-cell table:style-name="ce20" office:value-type="string" calcext:value-type="string">
            <text:p>(イ. 遷移)</text:p>
            <text:p>1.商品購入承認情報一覧のデータ行の名前列に商品購入承認を行ったユーザの名前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9" office:value-type="float" office:value="9" calcext:value-type="float">
            <text:p>9</text:p>
          </table:table-cell>
          <table:table-cell table:style-name="ce14" office:value-type="string" calcext:value-type="string">
            <text:p>商品購入承認情報一覧</text:p>
          </table:table-cell>
          <table:table-cell table:style-name="ce14" office:value-type="string" calcext:value-type="string">
            <text:p>列</text:p>
          </table:table-cell>
          <table:table-cell table:style-name="ce14" office:value-type="string" calcext:value-type="string">
            <text:p>所持ポイント</text:p>
          </table:table-cell>
          <table:table-cell table:style-name="ce16" office:value-type="string" calcext:value-type="string">
            <text:p>正常</text:p>
          </table:table-cell>
          <table:table-cell table:style-name="ce38" office:value-type="string" calcext:value-type="string">
            <text:p>1.商品済商品購入承認一覧画面を表示する。</text:p>
          </table:table-cell>
          <table:table-cell table:style-name="ce20" office:value-type="string" calcext:value-type="string">
            <text:p>(イ. 遷移)</text:p>
            <text:p>1.商品購入承認情報一覧のデータ行の所持ポイント列に商品購入承認を行ったユーザの所持ポイント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5" table:visibility="collapse">
          <table:table-cell table:style-name="ce9" office:value-type="float" office:value="10" calcext:value-type="float">
            <text:p>10</text:p>
          </table:table-cell>
          <table:table-cell table:style-name="ce14" office:value-type="string" calcext:value-type="string">
            <text:p>商品購入承認情報一覧</text:p>
          </table:table-cell>
          <table:table-cell table:style-name="ce14" office:value-type="string" calcext:value-type="string">
            <text:p>列</text:p>
          </table:table-cell>
          <table:table-cell table:style-name="ce14" office:value-type="string" calcext:value-type="string">
            <text:p>内容</text:p>
          </table:table-cell>
          <table:table-cell table:style-name="ce16" office:value-type="string" calcext:value-type="string">
            <text:p>正常</text:p>
          </table:table-cell>
          <table:table-cell table:style-name="ce38" office:value-type="string" calcext:value-type="string">
            <text:p>1.商品済商品購入承認一覧画面を表示する。</text:p>
            <text:p>2.内容(商品名)のセレクトメニューを押下する。</text:p>
            <text:p>3.任意の項目を押下する。</text:p>
          </table:table-cell>
          <table:table-cell table:style-name="ce20" office:value-type="string" calcext:value-type="string">
            <text:p>(イ. 遷移)</text:p>
            <text:p>1.商品購入承認情報一覧のデータ行の内容列がセレクトメニューとなっており、商品購入承認対象の商品名が選択されていること。</text:p>
            <text:p>2.購入できる商品の一覧が表示されること。</text:p>
            <text:p>3.選択した項目が商品名のセレクトメニューに表示されること。</text:p>
            <text:p>(ロ. データ)</text:p>
            <text:p>1.</text:p>
          </table:table-cell>
          <table:table-cell table:number-columns-repeated="1017"/>
        </table:table-row>
        <table:table-row table:style-name="ro15" table:visibility="collapse">
          <table:table-cell table:style-name="ce9" office:value-type="float" office:value="11" calcext:value-type="float">
            <text:p>11</text:p>
          </table:table-cell>
          <table:table-cell table:style-name="ce14" office:value-type="string" calcext:value-type="string">
            <text:p>商品購入承認情報一覧</text:p>
          </table:table-cell>
          <table:table-cell table:style-name="ce14" office:value-type="string" calcext:value-type="string">
            <text:p>列</text:p>
          </table:table-cell>
          <table:table-cell table:style-name="ce14" office:value-type="string" calcext:value-type="string">
            <text:p>入金(円)</text:p>
          </table:table-cell>
          <table:table-cell table:style-name="ce16" office:value-type="string" calcext:value-type="string">
            <text:p>正常</text:p>
          </table:table-cell>
          <table:table-cell table:style-name="ce38" office:value-type="string" calcext:value-type="string">
            <text:p>1.商品済商品購入承認一覧画面を表示する。</text:p>
            <text:p>2.入金のテキストボックスを押下する。</text:p>
            <text:p>3.入力を行う。</text:p>
          </table:table-cell>
          <table:table-cell table:style-name="ce20" office:value-type="string" calcext:value-type="string">
            <text:p>(イ. 遷移)</text:p>
            <text:p>1.商品購入承認情報一覧のデータ行の入金(円)列がテキストボックスとなっており、商品購入承認の入金額が入力されていること。</text:p>
            <text:p>2.入金のテキストボックスをフォーカスすることができること。</text:p>
            <text:p><text:span text:style-name="T1">3.0以上の値のみ入力できること。</text:span></text:p>
            <text:p>(ロ. データ)</text:p>
            <text:p>1.</text:p>
          </table:table-cell>
          <table:table-cell table:number-columns-repeated="1017"/>
        </table:table-row>
        <table:table-row table:style-name="ro15" table:visibility="collapse">
          <table:table-cell table:style-name="ce9" office:value-type="float" office:value="12" calcext:value-type="float">
            <text:p>12</text:p>
          </table:table-cell>
          <table:table-cell table:style-name="ce14" office:value-type="string" calcext:value-type="string">
            <text:p>商品購入承認情報一覧</text:p>
          </table:table-cell>
          <table:table-cell table:style-name="ce14" office:value-type="string" calcext:value-type="string">
            <text:p>列</text:p>
          </table:table-cell>
          <table:table-cell table:style-name="ce14" office:value-type="string" calcext:value-type="string">
            <text:p>使用ポイント</text:p>
          </table:table-cell>
          <table:table-cell table:style-name="ce16" office:value-type="string" calcext:value-type="string">
            <text:p>正常</text:p>
          </table:table-cell>
          <table:table-cell table:style-name="ce38" office:value-type="string" calcext:value-type="string">
            <text:p>1.商品済商品購入承認一覧画面を表示する。</text:p>
            <text:p>2.使用ptのテキストボックスを押下する。</text:p>
            <text:p>3.入力を行う。</text:p>
          </table:table-cell>
          <table:table-cell table:style-name="ce20" office:value-type="string" calcext:value-type="string">
            <text:p>(イ. 遷移)</text:p>
            <text:p>1.商品購入承認情報一覧のデータ行の使用ポイント列がテキストボックスとなっており、商品購入承認対象のユーザが使用するポイントが入力されていること。</text:p>
            <text:p>2.使用ポイントのテキストボックスをフォーカスすることができること。</text:p>
            <text:p>3.0以上の値のみ入力できること。</text:p>
            <text:p>(ロ. データ)</text:p>
            <text:p>1.</text:p>
          </table:table-cell>
          <table:table-cell table:number-columns-repeated="1017"/>
        </table:table-row>
        <table:table-row table:style-name="ro50" table:visibility="collapse">
          <table:table-cell table:style-name="ce9" office:value-type="float" office:value="13" calcext:value-type="float">
            <text:p>13</text:p>
          </table:table-cell>
          <table:table-cell table:style-name="ce14" office:value-type="string" calcext:value-type="string">
            <text:p>承認済受講承認一覧</text:p>
          </table:table-cell>
          <table:table-cell table:number-columns-repeated="2" table:style-name="ce14" office:value-type="string" calcext:value-type="string">
            <text:p>ページャ</text:p>
          </table:table-cell>
          <table:table-cell table:style-name="ce16"/>
          <table:table-cell table:style-name="ce38"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20" office:value-type="string" calcext:value-type="string">
            <text:p>(イ. 遷移)</text:p>
            <text:p>1.ページャ「1」がハイライトされ、1ページ目の承認済商品購入承認データが表示されること。</text:p>
            <text:p>2.ページャ「2」がハイライトされ、2ページ目の承認済商品購入承認データが表示されること。</text:p>
            <text:p>3.ページャ「3」がハイライトされ、3ページ目の承認済商品購入承認データが表示されること。</text:p>
            <text:p>4.右端のページャがハイライトされ、該当するページの承認済商品購入承認データが表示されること。</text:p>
            <text:p>5.表示中のページャの数字が全てプラス1され、右端のページャがハイライトされること。</text:p>
            <text:p>  また、該当するページの承認済商品購入承認データが表示されること。</text:p>
            <text:p>  加えてページャ「2」の左隣に「&lt;」のページャが表示されること。</text:p>
            <text:p>6.ハイライトしていたページャの左隣のページャがハイライトされ、該当するページの承認済商品購入承認データが表示されること。</text:p>
            <text:p>7.ページャ「2」がハイライトされ、2ページ目の承認済商品購入承認データが表示されること。</text:p>
            <text:p>8.表示中のページャの数字が全てマイナス1され、左端のページャがハイライトされること。</text:p>
            <text:p>  また、該当するページの承認済商品購入承認データが表示されること。</text:p>
            <text:p>  加えてページャ「1」の左隣に「&lt;」のページャが表示されない。</text:p>
            <text:p>(ロ. データ)</text:p>
            <text:p>1.</text:p>
          </table:table-cell>
          <table:table-cell table:style-name="ce23" table:number-columns-repeated="2"/>
          <table:table-cell table:style-name="ce26"/>
          <table:table-cell table:style-name="ce27"/>
          <table:table-cell table:number-columns-repeated="1013"/>
        </table:table-row>
        <table:table-row table:style-name="ro1" table:number-rows-repeated="1048539">
          <table:table-cell table:number-columns-repeated="1024"/>
        </table:table-row>
        <table:table-row table:style-name="ro1">
          <table:table-cell table:number-columns-repeated="1024"/>
        </table:table-row>
      </table:table>
      <table:table table:name="ユーザ一覧画面" table:style-name="ta3" table:print-ranges="ユーザ一覧画面.A1:ユーザ一覧画面.K106">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ユーザ一覧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2">
          <table:table-cell table:style-name="ce33" office:value-type="float" office:value="1" calcext:value-type="float" table:number-columns-spanned="1" table:number-rows-spanned="21">
            <text:p>1</text:p>
          </table:table-cell>
          <table:table-cell table:style-name="ce14" office:value-type="string" calcext:value-type="string" table:number-columns-spanned="1" table:number-rows-spanned="21">
            <text:p>ユーザ一覧の検索フォームとユーザ絞込ダイアログの検索フォームの連動</text:p>
          </table:table-cell>
          <table:table-cell table:style-name="ce14" office:value-type="string" calcext:value-type="string">
            <text:p>ボタン</text:p>
          </table:table-cell>
          <table:table-cell table:style-name="ce14" office:value-type="string" calcext:value-type="string">
            <text:p>絞込ボタン</text:p>
          </table:table-cell>
          <table:table-cell table:style-name="ce16" office:value-type="string" calcext:value-type="string">
            <text:p>正常</text:p>
          </table:table-cell>
          <table:table-cell table:style-name="ce38" office:value-type="string" calcext:value-type="string">
            <text:p>1.絞込ボタンを押下する。</text:p>
          </table:table-cell>
          <table:table-cell table:style-name="ce20" office:value-type="string" calcext:value-type="string">
            <text:p>(イ. 遷移)</text:p>
            <text:p>1.ユーザ絞込ダイアログ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9" office:value-type="float" office:value="3" calcext:value-type="float">
            <text:p>3</text:p>
          </table:covered-table-cell>
          <table:covered-table-cell table:style-name="ce14"/>
          <table:table-cell table:style-name="ce14" office:value-type="string" calcext:value-type="string">
            <text:p>入力フォーム</text:p>
          </table:table-cell>
          <table:table-cell table:style-name="ce14" office:value-type="string" calcext:value-type="string">
            <text:p>氏名(カナ)入力フォーム</text:p>
          </table:table-cell>
          <table:table-cell table:style-name="ce15" office:value-type="string" calcext:value-type="string">
            <text:p>正常</text:p>
          </table:table-cell>
          <table:table-cell table:style-name="ce18" office:value-type="string" calcext:value-type="string">
            <text:p>1. 氏名(カナ)入力フォームを押下する。</text:p>
            <text:p>2.入力を行う。</text:p>
          </table:table-cell>
          <table:table-cell table:style-name="ce39"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36" table:number-columns-repeated="3"/>
          <table:table-cell table:style-name="ce27"/>
          <table:table-cell table:number-columns-repeated="1013"/>
        </table:table-row>
        <table:table-row table:style-name="ro12">
          <table:covered-table-cell table:style-name="ce9" office:value-type="float" office:value="4" calcext:value-type="float">
            <text:p>4</text:p>
          </table:covered-table-cell>
          <table:covered-table-cell table:style-name="ce14"/>
          <table:table-cell table:style-name="ce14" office:value-type="string" calcext:value-type="string">
            <text:p>入力フォーム</text:p>
          </table:table-cell>
          <table:table-cell table:style-name="ce14" office:value-type="string" calcext:value-type="string">
            <text:p>氏名入力フォーム</text:p>
          </table:table-cell>
          <table:table-cell table:style-name="ce15" office:value-type="string" calcext:value-type="string">
            <text:p>正常</text:p>
          </table:table-cell>
          <table:table-cell table:style-name="ce18" office:value-type="string" calcext:value-type="string">
            <text:p>1. 氏名入力フォームを押下する。</text:p>
            <text:p>2.入力を行う。</text:p>
          </table:table-cell>
          <table:table-cell table:style-name="ce39"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9" office:value-type="float" office:value="5" calcext:value-type="float">
            <text:p>5</text:p>
          </table:covered-table-cell>
          <table:covered-table-cell table:style-name="ce14"/>
          <table:table-cell table:style-name="ce14" office:value-type="string" calcext:value-type="string">
            <text:p>入力フォーム</text:p>
          </table:table-cell>
          <table:table-cell table:style-name="ce14" office:value-type="string" calcext:value-type="string">
            <text:p>電話番号入力フォーム</text:p>
          </table:table-cell>
          <table:table-cell table:style-name="ce15" office:value-type="string" calcext:value-type="string">
            <text:p>正常</text:p>
          </table:table-cell>
          <table:table-cell table:style-name="ce18" office:value-type="string" calcext:value-type="string">
            <text:p>1. 電話番号入力フォームを押下する。</text:p>
            <text:p>2.入力を行う。</text:p>
          </table:table-cell>
          <table:table-cell table:style-name="ce39" office:value-type="string" calcext:value-type="string">
            <text:p>(イ. 遷移)</text:p>
            <text:p>1.電話番号入力フォームがフォーカスされること。</text:p>
            <text:p>2.数字、ハイフンのみ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6" calcext:value-type="float">
            <text:p>6</text:p>
          </table:covered-table-cell>
          <table:covered-table-cell table:style-name="ce14"/>
          <table:table-cell table:style-name="ce14" office:value-type="string" calcext:value-type="string">
            <text:p>入力フォーム</text:p>
          </table:table-cell>
          <table:table-cell table:style-name="ce14" office:value-type="string" calcext:value-type="string">
            <text:p>メールアドレスフォーム</text:p>
          </table:table-cell>
          <table:table-cell table:style-name="ce15" office:value-type="string" calcext:value-type="string">
            <text:p>正常</text:p>
          </table:table-cell>
          <table:table-cell table:style-name="ce18" office:value-type="string" calcext:value-type="string">
            <text:p>1. メールアドレス入力フォームを押下する。</text:p>
            <text:p>2.入力を行う。</text:p>
          </table:table-cell>
          <table:table-cell table:style-name="ce39" office:value-type="string" calcext:value-type="string">
            <text:p>(イ. 遷移)</text:p>
            <text:p>1.氏名(カナ)入力フォームがフォーカスされること。</text:p>
            <text:p>2.英数字とメール対応記号のみ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7" calcext:value-type="float">
            <text:p>7</text:p>
          </table:covered-table-cell>
          <table:covered-table-cell table:style-name="ce14"/>
          <table:table-cell table:style-name="ce14" office:value-type="string" calcext:value-type="string">
            <text:p>入力フォーム</text:p>
          </table:table-cell>
          <table:table-cell table:style-name="ce14" office:value-type="string" calcext:value-type="string">
            <text:p>ID入力フォーム</text:p>
          </table:table-cell>
          <table:table-cell table:style-name="ce15" office:value-type="string" calcext:value-type="string">
            <text:p>正常</text:p>
          </table:table-cell>
          <table:table-cell table:style-name="ce18" office:value-type="string" calcext:value-type="string">
            <text:p>1. ID入力フォームを押下する。</text:p>
            <text:p>2.入力を行う。</text:p>
          </table:table-cell>
          <table:table-cell table:style-name="ce39" office:value-type="string" calcext:value-type="string">
            <text:p>(イ. 遷移)</text:p>
            <text:p>1.ID入力フォームがフォーカスされること。</text:p>
            <text:p>2.数値のみが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8" calcext:value-type="float">
            <text:p>8</text:p>
          </table:covered-table-cell>
          <table:covered-table-cell table:style-name="ce14"/>
          <table:table-cell table:style-name="ce14" office:value-type="string" calcext:value-type="string">
            <text:p>入力フォーム</text:p>
          </table:table-cell>
          <table:table-cell table:style-name="ce14" office:value-type="string" calcext:value-type="string">
            <text:p>テーマ入力フォーム</text:p>
          </table:table-cell>
          <table:table-cell table:style-name="ce15" office:value-type="string" calcext:value-type="string">
            <text:p>正常</text:p>
          </table:table-cell>
          <table:table-cell table:style-name="ce18" office:value-type="string" calcext:value-type="string">
            <text:p>1. テーマ入力フォームを押下する。</text:p>
            <text:p>2.入力を行う。</text:p>
          </table:table-cell>
          <table:table-cell table:style-name="ce39" office:value-type="string" calcext:value-type="string">
            <text:p>(イ. 遷移)</text:p>
            <text:p>1.テーマ入力フォームがフォーカスされること。</text:p>
            <text:p>2.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9" calcext:value-type="float">
            <text:p>9</text:p>
          </table:covered-table-cell>
          <table:covered-table-cell table:style-name="ce14"/>
          <table:table-cell table:style-name="ce14" office:value-type="string" calcext:value-type="string">
            <text:p>入力フォーム</text:p>
          </table:table-cell>
          <table:table-cell table:style-name="ce14" office:value-type="string" calcext:value-type="string">
            <text:p>絞込開始期間入力フォーム</text:p>
          </table:table-cell>
          <table:table-cell table:style-name="ce15" office:value-type="string" calcext:value-type="string">
            <text:p>正常</text:p>
          </table:table-cell>
          <table:table-cell table:style-name="ce18" office:value-type="string" calcext:value-type="string">
            <text:p>1. 開始期間(左側)のテキストボックスを押下する。</text:p>
          </table:table-cell>
          <table:table-cell table:style-name="ce39"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10" calcext:value-type="float">
            <text:p>10</text:p>
          </table:covered-table-cell>
          <table:covered-table-cell table:style-name="ce14"/>
          <table:table-cell table:style-name="ce14" office:value-type="string" calcext:value-type="string">
            <text:p>入力フォーム</text:p>
          </table:table-cell>
          <table:table-cell table:style-name="ce14" office:value-type="string" calcext:value-type="string">
            <text:p>絞込終了期間入力フォーム</text:p>
          </table:table-cell>
          <table:table-cell table:style-name="ce15" office:value-type="string" calcext:value-type="string">
            <text:p>正常</text:p>
          </table:table-cell>
          <table:table-cell table:style-name="ce18" office:value-type="string" calcext:value-type="string">
            <text:p>1.終了期間(右側)のテキストボックスを押下する。</text:p>
          </table:table-cell>
          <table:table-cell table:style-name="ce39"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29">
          <table:covered-table-cell table:style-name="ce9" office:value-type="float" office:value="11" calcext:value-type="float">
            <text:p>11</text:p>
          </table:covered-table-cell>
          <table:covered-table-cell table:style-name="ce14"/>
          <table:table-cell table:style-name="ce14" office:value-type="string" calcext:value-type="string">
            <text:p>ボタン</text:p>
          </table:table-cell>
          <table:table-cell table:style-name="ce14" office:value-type="string" calcext:value-type="string">
            <text:p>検索ボタン</text:p>
          </table:table-cell>
          <table:table-cell table:style-name="ce15" office:value-type="string" calcext:value-type="string">
            <text:p>正常</text:p>
          </table:table-cell>
          <table:table-cell table:style-name="ce18" office:value-type="string" calcext:value-type="string">
            <text:p>1.検索ボタンを押下する。</text:p>
          </table:table-cell>
          <table:table-cell table:style-name="ce39" office:value-type="string" calcext:value-type="string">
            <text:p>(イ. 遷移)</text:p>
            <text:p>1.以下の条件を満たす事。</text:p>
            <text:p> a.ユーザ一覧にユーザ絞込フォームで入力した内容を元に絞り込まれたユーザデータが表示されること。</text:p>
            <text:p> b.ユーザ絞込ダイアログが閉じられること。</text:p>
            <text:p> c.ユーザ一覧画面のユーザ検索フォームに、入力が行われたユーザ絞込フォームの入力フォームが全て追加されること。</text:p>
            <text:p>(ロ. データ)</text:p>
            <text:p>1.</text:p>
            <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33" office:value-type="float" office:value="1" calcext:value-type="float">
            <text:p>1</text:p>
          </table:covered-table-cell>
          <table:covered-table-cell table:style-name="ce14"/>
          <table:table-cell table:style-name="ce14" office:value-type="string" calcext:value-type="string">
            <text:p>ボタン</text:p>
          </table:table-cell>
          <table:table-cell table:style-name="ce14" office:value-type="string" calcext:value-type="string">
            <text:p>絞込ボタン</text:p>
          </table:table-cell>
          <table:table-cell table:style-name="ce16" office:value-type="string" calcext:value-type="string">
            <text:p>正常</text:p>
          </table:table-cell>
          <table:table-cell table:style-name="ce38" office:value-type="string" calcext:value-type="string">
            <text:p>1.絞込ボタンを押下する。</text:p>
          </table:table-cell>
          <table:table-cell table:style-name="ce20" office:value-type="string" calcext:value-type="string">
            <text:p>(イ. 遷移)</text:p>
            <text:p>1.ユーザ絞込ダイアログ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9" office:value-type="float" office:value="3" calcext:value-type="float">
            <text:p>3</text:p>
          </table:covered-table-cell>
          <table:covered-table-cell table:style-name="ce14"/>
          <table:table-cell table:style-name="ce14" office:value-type="string" calcext:value-type="string">
            <text:p>入力フォーム</text:p>
          </table:table-cell>
          <table:table-cell table:style-name="ce14" office:value-type="string" calcext:value-type="string">
            <text:p>氏名(カナ)入力フォーム</text:p>
          </table:table-cell>
          <table:table-cell table:style-name="ce15" office:value-type="string" calcext:value-type="string">
            <text:p>正常</text:p>
          </table:table-cell>
          <table:table-cell table:style-name="ce18" office:value-type="string" calcext:value-type="string">
            <text:p>1. 氏名(カナ)入力フォームを押下する。</text:p>
            <text:p>2.フォームの値を空にする。</text:p>
          </table:table-cell>
          <table:table-cell table:style-name="ce39" office:value-type="string" calcext:value-type="string">
            <text:p>(イ. 遷移)</text:p>
            <text:p>1.氏名(カナ)入力フォームがフォーカスされること。</text:p>
            <text:p><text:span text:style-name="T1">2.フォームの値が空になること。</text:span></text:p>
            <text:p><text:span text:style-name="T1">(ロ. データ)</text:span></text:p>
            <text:p><text:span text:style-name="T1">1.表示時にユーザ一覧側の同フォームと同じ値が入力されていること。</text:span></text:p>
          </table:table-cell>
          <table:table-cell table:style-name="ce36" table:number-columns-repeated="3"/>
          <table:table-cell table:style-name="ce27"/>
          <table:table-cell table:number-columns-repeated="1013"/>
        </table:table-row>
        <table:table-row table:style-name="ro12">
          <table:covered-table-cell table:style-name="ce9" office:value-type="float" office:value="4" calcext:value-type="float">
            <text:p>4</text:p>
          </table:covered-table-cell>
          <table:covered-table-cell table:style-name="ce14"/>
          <table:table-cell table:style-name="ce14" office:value-type="string" calcext:value-type="string">
            <text:p>入力フォーム</text:p>
          </table:table-cell>
          <table:table-cell table:style-name="ce14" office:value-type="string" calcext:value-type="string">
            <text:p>氏名入力フォーム</text:p>
          </table:table-cell>
          <table:table-cell table:style-name="ce15" office:value-type="string" calcext:value-type="string">
            <text:p>正常</text:p>
          </table:table-cell>
          <table:table-cell table:style-name="ce18" office:value-type="string" calcext:value-type="string">
            <text:p>1. 氏名入力フォームを押下する。</text:p>
            <text:p><text:span text:style-name="T1">2.フォームの値を空にする。</text:span></text:p>
          </table:table-cell>
          <table:table-cell table:style-name="ce39" office:value-type="string" calcext:value-type="string">
            <text:p>(イ. 遷移)</text:p>
            <text:p>1.氏名(カナ)入力フォームがフォーカスされること。</text:p>
            <text:p><text:span text:style-name="T1">2.フォームの値が空になること。</text:span></text:p>
            <text:p><text:span text:style-name="T1">(ロ. データ)</text:span></text:p>
            <text:p><text:span text:style-name="T1">1.表示時にユーザ一覧側の同フォームと同じ値が入力されていること。</text:span></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9" office:value-type="float" office:value="5" calcext:value-type="float">
            <text:p>5</text:p>
          </table:covered-table-cell>
          <table:covered-table-cell table:style-name="ce14"/>
          <table:table-cell table:style-name="ce14" office:value-type="string" calcext:value-type="string">
            <text:p>入力フォーム</text:p>
          </table:table-cell>
          <table:table-cell table:style-name="ce14" office:value-type="string" calcext:value-type="string">
            <text:p>電話番号入力フォーム</text:p>
          </table:table-cell>
          <table:table-cell table:style-name="ce15" office:value-type="string" calcext:value-type="string">
            <text:p>正常</text:p>
          </table:table-cell>
          <table:table-cell table:style-name="ce18" office:value-type="string" calcext:value-type="string">
            <text:p>1. 電話番号入力フォームを押下する。</text:p>
            <text:p>2.入力を行う。</text:p>
          </table:table-cell>
          <table:table-cell table:style-name="ce39" office:value-type="string" calcext:value-type="string">
            <text:p>(イ. 遷移)</text:p>
            <text:p>1.電話番号入力フォームがフォーカスされること。</text:p>
            <text:p>2.数字、ハイフンのみ入力できること。</text:p>
            <text:p><text:span text:style-name="T1">(ロ. データ)</text:span></text:p>
            <text:p><text:span text:style-name="T1">1.表示時にユーザ一覧側の同フォームと同じ値が入力されていること。</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6" calcext:value-type="float">
            <text:p>6</text:p>
          </table:covered-table-cell>
          <table:covered-table-cell table:style-name="ce14"/>
          <table:table-cell table:style-name="ce14" office:value-type="string" calcext:value-type="string">
            <text:p>入力フォーム</text:p>
          </table:table-cell>
          <table:table-cell table:style-name="ce14" office:value-type="string" calcext:value-type="string">
            <text:p>メールアドレスフォーム</text:p>
          </table:table-cell>
          <table:table-cell table:style-name="ce15" office:value-type="string" calcext:value-type="string">
            <text:p>正常</text:p>
          </table:table-cell>
          <table:table-cell table:style-name="ce18" office:value-type="string" calcext:value-type="string">
            <text:p>1. メールアドレス入力フォームを押下する。</text:p>
            <text:p>2.入力を行う。</text:p>
          </table:table-cell>
          <table:table-cell table:style-name="ce39" office:value-type="string" calcext:value-type="string">
            <text:p>(イ. 遷移)</text:p>
            <text:p>1.氏名(カナ)入力フォームがフォーカスされること。</text:p>
            <text:p>2.英数字とメール対応記号のみ入力できること。</text:p>
            <text:p><text:span text:style-name="T1">(ロ. データ)</text:span></text:p>
            <text:p><text:span text:style-name="T1">1.表示時にユーザ一覧側の同フォームと同じ値が入力されていること。</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7" calcext:value-type="float">
            <text:p>7</text:p>
          </table:covered-table-cell>
          <table:covered-table-cell table:style-name="ce14"/>
          <table:table-cell table:style-name="ce14" office:value-type="string" calcext:value-type="string">
            <text:p>入力フォーム</text:p>
          </table:table-cell>
          <table:table-cell table:style-name="ce14" office:value-type="string" calcext:value-type="string">
            <text:p>ID入力フォーム</text:p>
          </table:table-cell>
          <table:table-cell table:style-name="ce15" office:value-type="string" calcext:value-type="string">
            <text:p>正常</text:p>
          </table:table-cell>
          <table:table-cell table:style-name="ce18" office:value-type="string" calcext:value-type="string">
            <text:p>1. ID入力フォームを押下する。</text:p>
            <text:p><text:span text:style-name="T1">2.フォームの値を空にする。</text:span></text:p>
          </table:table-cell>
          <table:table-cell table:style-name="ce39" office:value-type="string" calcext:value-type="string">
            <text:p>(イ. 遷移)</text:p>
            <text:p>1.ID入力フォームがフォーカスされること。</text:p>
            <text:p><text:span text:style-name="T1">2.フォームの値が空になること。</text:span></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8" calcext:value-type="float">
            <text:p>8</text:p>
          </table:covered-table-cell>
          <table:covered-table-cell table:style-name="ce14"/>
          <table:table-cell table:style-name="ce14" office:value-type="string" calcext:value-type="string">
            <text:p>入力フォーム</text:p>
          </table:table-cell>
          <table:table-cell table:style-name="ce14" office:value-type="string" calcext:value-type="string">
            <text:p>テーマ入力フォーム</text:p>
          </table:table-cell>
          <table:table-cell table:style-name="ce15" office:value-type="string" calcext:value-type="string">
            <text:p>正常</text:p>
          </table:table-cell>
          <table:table-cell table:style-name="ce18" office:value-type="string" calcext:value-type="string">
            <text:p>1. テーマ入力フォームを押下する。</text:p>
            <text:p><text:span text:style-name="T1">2.フォームの値を空にする。</text:span></text:p>
          </table:table-cell>
          <table:table-cell table:style-name="ce39" office:value-type="string" calcext:value-type="string">
            <text:p>(イ. 遷移)</text:p>
            <text:p>1.テーマ入力フォームがフォーカスされること。</text:p>
            <text:p><text:span text:style-name="T1">2.フォームの値が空になること。</text:span></text:p>
            <text:p><text:span text:style-name="T1">(ロ. データ)</text:span></text:p>
            <text:p><text:span text:style-name="T1">1.表示時にユーザ一覧側の同フォームと同じ値が入力されていること。</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9" calcext:value-type="float">
            <text:p>9</text:p>
          </table:covered-table-cell>
          <table:covered-table-cell table:style-name="ce14"/>
          <table:table-cell table:style-name="ce14" office:value-type="string" calcext:value-type="string">
            <text:p>入力フォーム</text:p>
          </table:table-cell>
          <table:table-cell table:style-name="ce14" office:value-type="string" calcext:value-type="string">
            <text:p>絞込開始期間入力フォーム</text:p>
          </table:table-cell>
          <table:table-cell table:style-name="ce15" office:value-type="string" calcext:value-type="string">
            <text:p>正常</text:p>
          </table:table-cell>
          <table:table-cell table:style-name="ce18" office:value-type="string" calcext:value-type="string">
            <text:p>1. 開始期間(左側)のテキストボックスを押下する。</text:p>
            <text:p><text:span text:style-name="T1">2.フォームの値を空にする。</text:span></text:p>
          </table:table-cell>
          <table:table-cell table:style-name="ce39" office:value-type="string" calcext:value-type="string">
            <text:p>(イ. 遷移)</text:p>
            <text:p>1.カレンダー、またはドラムロール入力で日付が入力できること。</text:p>
            <text:p><text:span text:style-name="T1">2.フォームの値が空になること。</text:span></text:p>
            <text:p><text:span text:style-name="T1">(</text:span></text:p>
            <text:p><text:span text:style-name="T1">(ロ. データ)</text:span></text:p>
            <text:p><text:span text:style-name="T1">1.表示時にユーザ一覧側の同フォームと同じ値が入力されていること。</text:span></text:p>
          </table:table-cell>
          <table:table-cell table:style-name="ce23" table:number-columns-repeated="2"/>
          <table:table-cell table:style-name="ce26"/>
          <table:table-cell table:style-name="ce27"/>
          <table:table-cell table:number-columns-repeated="1013"/>
        </table:table-row>
        <table:table-row table:style-name="ro17">
          <table:covered-table-cell table:style-name="ce9" office:value-type="float" office:value="10" calcext:value-type="float">
            <text:p>10</text:p>
          </table:covered-table-cell>
          <table:covered-table-cell table:style-name="ce14"/>
          <table:table-cell table:style-name="ce14" office:value-type="string" calcext:value-type="string">
            <text:p>入力フォーム</text:p>
          </table:table-cell>
          <table:table-cell table:style-name="ce14" office:value-type="string" calcext:value-type="string">
            <text:p>絞込終了期間入力フォーム</text:p>
          </table:table-cell>
          <table:table-cell table:style-name="ce15" office:value-type="string" calcext:value-type="string">
            <text:p>正常</text:p>
          </table:table-cell>
          <table:table-cell table:style-name="ce18" office:value-type="string" calcext:value-type="string">
            <text:p>1.終了期間(右側)のテキストボックスを押下する。</text:p>
            <text:p><text:span text:style-name="T1">2.フォームの値を空にする。</text:span></text:p>
          </table:table-cell>
          <table:table-cell table:style-name="ce39" office:value-type="string" calcext:value-type="string">
            <text:p>(イ. 遷移)</text:p>
            <text:p>1.カレンダー、またはドラムロール入力で日付が入力できること。</text:p>
            <text:p>2.フォームの値が空になること。</text:p>
            <text:p><text:span text:style-name="T1">(ロ. データ)</text:span></text:p>
            <text:p><text:span text:style-name="T1">1.表示時にユーザ一覧側の同フォームと同じ値が入力されていること。</text:span></text:p>
          </table:table-cell>
          <table:table-cell table:style-name="ce23" table:number-columns-repeated="2"/>
          <table:table-cell table:style-name="ce26"/>
          <table:table-cell table:style-name="ce27"/>
          <table:table-cell table:number-columns-repeated="1013"/>
        </table:table-row>
        <table:table-row table:style-name="ro29">
          <table:covered-table-cell table:style-name="ce9" office:value-type="float" office:value="11" calcext:value-type="float">
            <text:p>11</text:p>
          </table:covered-table-cell>
          <table:covered-table-cell table:style-name="ce14"/>
          <table:table-cell table:style-name="ce14" office:value-type="string" calcext:value-type="string">
            <text:p>ボタン</text:p>
          </table:table-cell>
          <table:table-cell table:style-name="ce14" office:value-type="string" calcext:value-type="string">
            <text:p>検索ボタン</text:p>
          </table:table-cell>
          <table:table-cell table:style-name="ce15" office:value-type="string" calcext:value-type="string">
            <text:p>正常</text:p>
          </table:table-cell>
          <table:table-cell table:style-name="ce18" office:value-type="string" calcext:value-type="string">
            <text:p>1.検索ボタンを押下する。</text:p>
          </table:table-cell>
          <table:table-cell table:style-name="ce39" office:value-type="string" calcext:value-type="string">
            <text:p>(イ. 遷移)</text:p>
            <text:p>1.以下の条件を満たす事。</text:p>
            <text:p> a.ユーザ一覧にユーザ絞込フォームで入力した内容を元に絞り込まれたユーザデータが表示されること。</text:p>
            <text:p> b.ユーザ絞込ダイアログが閉じられること。</text:p>
            <text:p> c.ユーザ一覧画面のユーザ検索フォームに、入力が行われたユーザ絞込フォームの入力フォームが全て追加されること。</text:p>
            <text:p>(ロ. データ)</text:p>
            <text:p>1.</text:p>
            <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table:covered-table-cell table:style-name="ce14"/>
          <table:table-cell table:style-name="ce14" office:value-type="string" calcext:value-type="string">
            <text:p>ユーザ絞込フォーム</text:p>
          </table:table-cell>
          <table:table-cell table:style-name="ce14"/>
          <table:table-cell table:style-name="ce15" office:value-type="string" calcext:value-type="string">
            <text:p>正常</text:p>
          </table:table-cell>
          <table:table-cell table:style-name="ce38" office:value-type="string" calcext:value-type="string">
            <text:p>1.ユーザ一覧のユーザ絞込フォームが表示される。</text:p>
          </table:table-cell>
          <table:table-cell table:style-name="ce38" office:value-type="string" calcext:value-type="string">
            <text:p><text:span text:style-name="T1">(イ. 遷移)</text:span></text:p>
            <text:p>1.入力フォームが電話番号入力フォーム、メールアドレスフォームだけとなっていること。</text:p>
            <text:p><text:span text:style-name="T1">(ロ. データ)</text:span></text:p>
            <text:p><text:span text:style-name="T1">1.</text:span></text:p>
            <text:p/>
          </table:table-cell>
          <table:table-cell table:style-name="ce23" table:number-columns-repeated="2"/>
          <table:table-cell table:style-name="ce26"/>
          <table:table-cell table:style-name="ce27"/>
          <table:table-cell table:number-columns-repeated="1013"/>
        </table:table-row>
        <table:table-row table:style-name="ro13">
          <table:table-cell table:style-name="ce33" office:value-type="float" office:value="2" calcext:value-type="float" table:number-columns-spanned="1" table:number-rows-spanned="4">
            <text:p>2</text:p>
          </table:table-cell>
          <table:table-cell table:style-name="ce14" office:value-type="string" calcext:value-type="string" table:number-columns-spanned="1" table:number-rows-spanned="4">
            <text:p>会員画面への管理者ログインと授業予約</text:p>
          </table:table-cell>
          <table:table-cell table:style-name="ce14" office:value-type="string" calcext:value-type="string">
            <text:p>ユーザ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text:span text:style-name="T1">1.選択したユーザとして会員トップ画面へ遷移する。</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9">
          <table:covered-table-cell table:style-name="ce33"/>
          <table:covered-table-cell table:style-name="ce14"/>
          <table:table-cell table:style-name="ce14" office:value-type="string" calcext:value-type="string">
            <text:p>予約カレンダー</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明るい緑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ること。</text:p>
            <text:p><text:span text:style-name="T1">(ロ. データ)</text:span></text:p>
            <text:p><text:span text:style-name="T1">1.授業テーブル(classwork)に同日の授業データがあること。</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9"/>
          <table:covered-table-cell table:style-name="ce14"/>
          <table:table-cell table:style-name="ce14" office:value-type="string" calcext:value-type="string">
            <text:p>日ごと授業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授業一覧の背景色が白(活性)かつ予約状況が予約可の授業データを押下する。</text:p>
          </table:table-cell>
          <table:table-cell table:style-name="ce39" office:value-type="string" calcext:value-type="string">
            <text:p><text:span text:style-name="T1">(イ. 遷移)</text:span></text:p>
            <text:p><text:span text:style-name="T1">1.授業予約ダイアログが表示される。</text:span></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4">
          <table:covered-table-cell table:style-name="ce9"/>
          <table:covered-table-cell table:style-name="ce14"/>
          <table:table-cell table:style-name="ce14" office:value-type="string" calcext:value-type="string">
            <text:p>授業予約ダイアログ</text:p>
          </table:table-cell>
          <table:table-cell table:style-name="ce14" office:value-type="string" calcext:value-type="string">
            <text:p>はいボタン</text:p>
          </table:table-cell>
          <table:table-cell table:style-name="ce15" office:value-type="string" calcext:value-type="string">
            <text:p>正常</text:p>
          </table:table-cell>
          <table:table-cell table:style-name="ce18" office:value-type="string" calcext:value-type="string">
            <text:p>1.はいボタンを押下する。</text:p>
          </table:table-cell>
          <table:table-cell table:style-name="ce19" office:value-type="string" calcext:value-type="string">
            <text:p><text:span text:style-name="T2">(イ. 遷移)</text:span></text:p>
            <text:p><text:span text:style-name="T2">1.以下の通りとなること。</text:span></text:p>
            <text:p><text:span text:style-name="T2"> a.授業予約ダイアログが閉じられる。</text:span></text:p>
            <text:p><text:span text:style-name="T2"> b.日ごと予約者一覧が更新され、選択した授業データの予約状況が予約済となること。</text:span></text:p>
            <text:p><text:span text:style-name="T2"> c.予約済の授業一覧が更新され、選択した授業データが追加されること。</text:span></text:p>
            <text:p><text:span text:style-name="T2">(ロ. データ)</text:span></text:p>
            <text:p><text:span text:style-name="T2">1.授業予約ダイアログが閉じられること。</text:span></text:p>
          </table:table-cell>
          <table:table-cell table:style-name="ce23" table:number-columns-repeated="2"/>
          <table:table-cell table:style-name="ce26"/>
          <table:table-cell table:style-name="ce27"/>
          <table:table-cell table:number-columns-repeated="1013"/>
        </table:table-row>
        <table:table-row table:style-name="ro13">
          <table:table-cell table:style-name="ce33" office:value-type="float" office:value="3" calcext:value-type="float" table:number-columns-spanned="1" table:number-rows-spanned="4">
            <text:p>3</text:p>
          </table:table-cell>
          <table:table-cell table:style-name="ce14" office:value-type="string" calcext:value-type="string" table:number-columns-spanned="1" table:number-rows-spanned="4">
            <text:p>会員画面への管理者ログインと授業キャンセル</text:p>
          </table:table-cell>
          <table:table-cell table:style-name="ce14" office:value-type="string" calcext:value-type="string">
            <text:p>ユーザ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text:span text:style-name="T1">1.選択したユーザとして会員トップ画面へ遷移する。</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9">
          <table:covered-table-cell table:style-name="ce33"/>
          <table:covered-table-cell table:style-name="ce14"/>
          <table:table-cell table:style-name="ce14" office:value-type="string" calcext:value-type="string">
            <text:p>予約カレンダー</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明るい黄色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ること。</text:p>
            <text:p><text:span text:style-name="T1">(ロ. データ)</text:span></text:p>
            <text:p><text:span text:style-name="T1">1.授業テーブル(classwork)に同日の授業データがあること。</text:span></text:p>
          </table:table-cell>
          <table:table-cell table:style-name="ce23" table:number-columns-repeated="2"/>
          <table:table-cell table:style-name="ce26"/>
          <table:table-cell table:style-name="ce27"/>
          <table:table-cell table:number-columns-repeated="1013"/>
        </table:table-row>
        <table:table-row table:style-name="ro14">
          <table:covered-table-cell table:style-name="ce9"/>
          <table:covered-table-cell table:style-name="ce14"/>
          <table:table-cell table:style-name="ce14" office:value-type="string" calcext:value-type="string">
            <text:p>日ごと授業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 色が黄色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キャンセル済みの授業(本人、管理者操作問わず)の情報が記載されていないこと。</text:p>
            <text:p><text:span text:style-name="T1">1.受講テーブル(user_classwork)に同日のキャンセル済の授業データ(受講状態列(user_work_status)の値が10または11)があること。</text:span></text:p>
          </table:table-cell>
          <table:table-cell table:style-name="ce23" table:number-columns-repeated="2"/>
          <table:table-cell table:style-name="ce26"/>
          <table:table-cell table:style-name="ce27"/>
          <table:table-cell table:number-columns-repeated="1013"/>
        </table:table-row>
        <table:table-row table:style-name="ro23">
          <table:covered-table-cell table:style-name="ce9"/>
          <table:covered-table-cell table:style-name="ce14"/>
          <table:table-cell table:style-name="ce14" office:value-type="string" calcext:value-type="string">
            <text:p>授業キャンセルダイアログ</text:p>
          </table:table-cell>
          <table:table-cell table:style-name="ce14" office:value-type="string" calcext:value-type="string">
            <text:p>はいボタン</text:p>
          </table:table-cell>
          <table:table-cell table:style-name="ce15" office:value-type="string" calcext:value-type="string">
            <text:p>正常</text:p>
          </table:table-cell>
          <table:table-cell table:style-name="ce18" office:value-type="string" calcext:value-type="string">
            <text:p>1.はいボタンを押下する。</text:p>
          </table:table-cell>
          <table:table-cell table:style-name="ce19" office:value-type="string" calcext:value-type="string">
            <text:p><text:span text:style-name="T2">(イ. 遷移)</text:span></text:p>
            <text:p><text:span text:style-name="T2">1.以下の通りとなること。</text:span></text:p>
            <text:p><text:span text:style-name="T2"> a.授業キャンセルダイアログが閉じられる。</text:span></text:p>
            <text:p><text:span text:style-name="T2"> b.日ごと予約者一覧が更新され、選択した授業データの予約状況がキャンセル(管理者)となること。</text:span></text:p>
            <text:p><text:span text:style-name="T2"> c.予約済の授業一覧が更新され、選択した授業データが無くなること。</text:span></text:p>
            <text:p><text:span text:style-name="T2">(ロ. データ)</text:span></text:p>
            <text:p><text:span text:style-name="T2">1.授業予約ダイアログが閉じられること。</text:span></text:p>
          </table:table-cell>
          <table:table-cell table:style-name="ce23" table:number-columns-repeated="2"/>
          <table:table-cell table:style-name="ce26"/>
          <table:table-cell table:style-name="ce27"/>
          <table:table-cell table:number-columns-repeated="1013"/>
        </table:table-row>
        <table:table-row table:style-name="ro13">
          <table:table-cell table:style-name="ce33" office:value-type="float" office:value="4" calcext:value-type="float" table:number-columns-spanned="1" table:number-rows-spanned="4">
            <text:p>4</text:p>
          </table:table-cell>
          <table:table-cell table:style-name="ce14" office:value-type="string" calcext:value-type="string" table:number-columns-spanned="1" table:number-rows-spanned="4">
            <text:p>会員画面への管理者ログインと授業予約(キャンセル済の授業に対して)</text:p>
          </table:table-cell>
          <table:table-cell table:style-name="ce14" office:value-type="string" calcext:value-type="string">
            <text:p>ユーザ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text:span text:style-name="T1">1.選択したユーザとして会員トップ画面へ遷移する。</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9">
          <table:covered-table-cell table:style-name="ce33"/>
          <table:covered-table-cell table:style-name="ce14"/>
          <table:table-cell table:style-name="ce14" office:value-type="string" calcext:value-type="string">
            <text:p>予約カレンダー</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明るい緑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ること。</text:p>
            <text:p><text:span text:style-name="T1">(ロ. データ)</text:span></text:p>
            <text:p><text:span text:style-name="T1">1.授業テーブル(classwork)に同日の授業データがあること。</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9"/>
          <table:covered-table-cell table:style-name="ce14"/>
          <table:table-cell table:style-name="ce14" office:value-type="string" calcext:value-type="string">
            <text:p>日ごと授業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授業一覧の背景色が白(活性)かつ予約状況がキャンセル(管理者)の授業データを押下する。</text:p>
          </table:table-cell>
          <table:table-cell table:style-name="ce39" office:value-type="string" calcext:value-type="string">
            <text:p><text:span text:style-name="T1">(イ. 遷移)</text:span></text:p>
            <text:p><text:span text:style-name="T1">1.授業予約ダイアログが表示される。</text:span></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4">
          <table:covered-table-cell table:style-name="ce9"/>
          <table:covered-table-cell table:style-name="ce14"/>
          <table:table-cell table:style-name="ce14" office:value-type="string" calcext:value-type="string">
            <text:p>授業予約ダイアログ</text:p>
          </table:table-cell>
          <table:table-cell table:style-name="ce14" office:value-type="string" calcext:value-type="string">
            <text:p>はいボタン</text:p>
          </table:table-cell>
          <table:table-cell table:style-name="ce15" office:value-type="string" calcext:value-type="string">
            <text:p>正常</text:p>
          </table:table-cell>
          <table:table-cell table:style-name="ce18" office:value-type="string" calcext:value-type="string">
            <text:p>1.はいボタンを押下する。</text:p>
          </table:table-cell>
          <table:table-cell table:style-name="ce19" office:value-type="string" calcext:value-type="string">
            <text:p><text:span text:style-name="T2">(イ. 遷移)</text:span></text:p>
            <text:p><text:span text:style-name="T2">1.以下の通りとなること。</text:span></text:p>
            <text:p><text:span text:style-name="T2"> a.授業予約ダイアログが閉じられる。</text:span></text:p>
            <text:p><text:span text:style-name="T2"> b.日ごと予約者一覧が更新され、選択した授業データの予約状況が予約済となること。</text:span></text:p>
            <text:p><text:span text:style-name="T2"> c.予約済の授業一覧が更新され、選択した授業データが追加されること。</text:span></text:p>
            <text:p><text:span text:style-name="T2">(ロ. データ)</text:span></text:p>
            <text:p><text:span text:style-name="T2">1.授業予約ダイアログが閉じられること。</text:span></text:p>
          </table:table-cell>
          <table:table-cell table:style-name="ce23" table:number-columns-repeated="2"/>
          <table:table-cell table:style-name="ce26"/>
          <table:table-cell table:style-name="ce27"/>
          <table:table-cell table:number-columns-repeated="1013"/>
        </table:table-row>
        <table:table-row table:style-name="ro13">
          <table:table-cell table:style-name="ce9" office:value-type="float" office:value="5" calcext:value-type="float" table:number-columns-spanned="1" table:number-rows-spanned="9">
            <text:p>5</text:p>
          </table:table-cell>
          <table:table-cell table:style-name="ce14" office:value-type="string" calcext:value-type="string" table:number-columns-spanned="1" table:number-rows-spanned="9">
            <text:p>会員画面への管理者ログインとブログ記事作成</text:p>
          </table:table-cell>
          <table:table-cell table:style-name="ce14" office:value-type="string" calcext:value-type="string">
            <text:p>ユーザ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text:span text:style-name="T1">1.選択したユーザとして会員トップ画面へ遷移する。</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33" office:value-type="float" office:value="11" calcext:value-type="float">
            <text:p>11</text:p>
          </table:covered-table-cell>
          <table:covered-table-cell table:style-name="ce14"/>
          <table:table-cell table:style-name="ce36" office:value-type="string" calcext:value-type="string">
            <text:p>ボタン</text:p>
          </table:table-cell>
          <table:table-cell table:style-name="ce14"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 マイブログ画面ボタンを押下する。</text:p>
          </table:table-cell>
          <table:table-cell table:style-name="ce20" office:value-type="string" calcext:value-type="string">
            <text:p>(イ. 遷移)</text:p>
            <text:p>1.マイブログ画面に遷移す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33" office:value-type="float" office:value="29" calcext:value-type="float">
            <text:p>29</text:p>
          </table:covered-table-cell>
          <table:covered-table-cell table:style-name="ce14"/>
          <table:table-cell table:number-columns-repeated="2" table:style-name="ce14" office:value-type="string" calcext:value-type="string">
            <text:p>新規ボタン</text:p>
          </table:table-cell>
          <table:table-cell table:style-name="ce16" office:value-type="string" calcext:value-type="string">
            <text:p>正常</text:p>
          </table:table-cell>
          <table:table-cell table:style-name="ce38" office:value-type="string" calcext:value-type="string">
            <text:p>1.新規ボタンを押下する。</text:p>
            <text:p/>
          </table:table-cell>
          <table:table-cell table:style-name="ce20" office:value-type="string" calcext:value-type="string">
            <text:p>(イ. 遷移)</text:p>
            <text:p>1.ブログ編集画面へ遷移す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33" office:value-type="float" office:value="2" calcext:value-type="float">
            <text:p>2</text:p>
          </table:covered-table-cell>
          <table:covered-table-cell table:style-name="ce14"/>
          <table:table-cell table:style-name="ce14" office:value-type="string" calcext:value-type="string">
            <text:p>タイトル編集</text:p>
          </table:table-cell>
          <table:table-cell table:style-name="ce14" office:value-type="string" calcext:value-type="string">
            <text:p>タイトル入力フォーム</text:p>
          </table:table-cell>
          <table:table-cell table:style-name="ce16" office:value-type="string" calcext:value-type="string">
            <text:p>正常</text:p>
          </table:table-cell>
          <table:table-cell table:style-name="ce18" office:value-type="string" calcext:value-type="string">
            <text:p>1.タイトル入力フォームを押下する。</text:p>
            <text:p>2.入力を行う。</text:p>
          </table:table-cell>
          <table:table-cell table:style-name="ce20" office:value-type="string" calcext:value-type="string">
            <text:p>(イ. 遷移)</text:p>
            <text:p>1.タイトル入力フォームへのフォーカスが行われる事。</text:p>
            <text:p>2.入力が行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33"/>
          <table:covered-table-cell table:style-name="ce14"/>
          <table:table-cell table:style-name="ce14" office:value-type="string" calcext:value-type="string">
            <text:p>タイトル編集</text:p>
          </table:table-cell>
          <table:table-cell table:style-name="ce14" office:value-type="string" calcext:value-type="string">
            <text:p>タイトル入力フォーム</text:p>
          </table:table-cell>
          <table:table-cell table:style-name="ce16" office:value-type="string" calcext:value-type="string">
            <text:p>正常</text:p>
          </table:table-cell>
          <table:table-cell table:style-name="ce18" office:value-type="string" calcext:value-type="string">
            <text:p>1.タイトル入力フォームを押下する。</text:p>
            <text:p>2.入力を行う。</text:p>
          </table:table-cell>
          <table:table-cell table:style-name="ce20" office:value-type="string" calcext:value-type="string">
            <text:p>(イ. 遷移)</text:p>
            <text:p>1.タイトル入力フォームへのフォーカスが行われる事。</text:p>
            <text:p>2.入力が行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33"/>
          <table:covered-table-cell table:style-name="ce14"/>
          <table:table-cell table:style-name="ce14" office:value-type="string" calcext:value-type="string">
            <text:p>画像編集</text:p>
          </table:table-cell>
          <table:table-cell table:style-name="ce14" office:value-type="string" calcext:value-type="string">
            <text:p>選択ボタン</text:p>
          </table:table-cell>
          <table:table-cell table:style-name="ce16" office:value-type="string" calcext:value-type="string">
            <text:p>正常</text:p>
          </table:table-cell>
          <table:table-cell table:style-name="ce18" office:value-type="string" calcext:value-type="string">
            <text:p>1.任意の選択ボタンを押下する。</text:p>
            <text:p>2.任意の画像ファイルを選択する。</text:p>
          </table:table-cell>
          <table:table-cell table:style-name="ce20"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33"/>
          <table:covered-table-cell table:style-name="ce14"/>
          <table:table-cell table:style-name="ce14" office:value-type="string" calcext:value-type="string">
            <text:p>本文編集</text:p>
          </table:table-cell>
          <table:table-cell table:style-name="ce14" office:value-type="string" calcext:value-type="string">
            <text:p>本文入力フォーム</text:p>
          </table:table-cell>
          <table:table-cell table:style-name="ce16" office:value-type="string" calcext:value-type="string">
            <text:p>正常</text:p>
          </table:table-cell>
          <table:table-cell table:style-name="ce18" office:value-type="string" calcext:value-type="string">
            <text:p><text:span text:style-name="T1">1.本文入力フォームを押下する。</text:span></text:p>
            <text:p><text:span text:style-name="T1">2.入力を行う。</text:span></text:p>
          </table:table-cell>
          <table:table-cell table:style-name="ce20" office:value-type="string" calcext:value-type="string">
            <text:p>(イ. 遷移)</text:p>
            <text:p>1.本文入力フォームへのフォーカスが行われる事。</text:p>
            <text:p><text:span text:style-name="T1">2.入力が行えること。</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33"/>
          <table:covered-table-cell table:style-name="ce14"/>
          <table:table-cell table:style-name="ce14" office:value-type="string" calcext:value-type="string">
            <text:p>公開設定編集</text:p>
          </table:table-cell>
          <table:table-cell table:style-name="ce14" office:value-type="string" calcext:value-type="string">
            <text:p>公開設定ラジオボタン</text:p>
          </table:table-cell>
          <table:table-cell table:style-name="ce16" office:value-type="string" calcext:value-type="string">
            <text:p>正常</text:p>
          </table:table-cell>
          <table:table-cell table:style-name="ce18" office:value-type="string" calcext:value-type="string">
            <text:p>1.公開設定ラジオボタンのうち公開のラジオボタンを押下する。</text:p>
            <text:p/>
          </table:table-cell>
          <table:table-cell table:style-name="ce20" office:value-type="string" calcext:value-type="string">
            <text:p>(イ. 遷移)</text:p>
            <text:p>1.公開のラジオボタンにチェックが入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33"/>
          <table:covered-table-cell table:style-name="ce14"/>
          <table:table-cell table:style-name="ce14" office:value-type="string" calcext:value-type="string">
            <text:p>ボタン</text:p>
          </table:table-cell>
          <table:table-cell table:style-name="ce14" office:value-type="string" calcext:value-type="string">
            <text:p>編集ボタン</text:p>
          </table:table-cell>
          <table:table-cell table:style-name="ce16" office:value-type="string" calcext:value-type="string">
            <text:p>正常</text:p>
          </table:table-cell>
          <table:table-cell table:style-name="ce38" office:value-type="string" calcext:value-type="string">
            <text:p>1.タイトル編集フォーム、本文編集フォームそれぞれに内容が入力されている状態で編集ボタンを押下する。</text:p>
          </table:table-cell>
          <table:table-cell table:style-name="ce20" office:value-type="string" calcext:value-type="string">
            <text:p>(イ. 遷移)</text:p>
            <text:p>1.以下を満たすこと。</text:p>
            <text:p> a.マイブログ画面へ遷移すること。</text:p>
            <text:p> b.入力した内容で記事が作成され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3">
          <table:table-cell table:style-name="ce9" office:value-type="float" office:value="6" calcext:value-type="float" table:number-columns-spanned="1" table:number-rows-spanned="9">
            <text:p>6</text:p>
          </table:table-cell>
          <table:table-cell table:style-name="ce14" office:value-type="string" calcext:value-type="string" table:number-columns-spanned="1" table:number-rows-spanned="9">
            <text:p>会員画面への管理者ログインとブログ記事編集</text:p>
          </table:table-cell>
          <table:table-cell table:style-name="ce14" office:value-type="string" calcext:value-type="string">
            <text:p>ユーザ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text:span text:style-name="T1">1.選択したユーザとして会員トップ画面へ遷移する。</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office:value-type="float" office:value="11" calcext:value-type="float">
            <text:p>11</text:p>
          </table:covered-table-cell>
          <table:covered-table-cell table:style-name="ce14"/>
          <table:table-cell table:style-name="ce36" office:value-type="string" calcext:value-type="string">
            <text:p>ボタン</text:p>
          </table:table-cell>
          <table:table-cell table:style-name="ce14"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 マイブログ画面ボタンを押下する。</text:p>
          </table:table-cell>
          <table:table-cell table:style-name="ce20" office:value-type="string" calcext:value-type="string">
            <text:p>(イ. 遷移)</text:p>
            <text:p>1.マイブログ画面に遷移す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office:value-type="float" office:value="29" calcext:value-type="float">
            <text:p>29</text:p>
          </table:covered-table-cell>
          <table:covered-table-cell table:style-name="ce14"/>
          <table:table-cell table:number-columns-repeated="2" table:style-name="ce14" office:value-type="string" calcext:value-type="string">
            <text:p>新規ボタン</text:p>
          </table:table-cell>
          <table:table-cell table:style-name="ce16" office:value-type="string" calcext:value-type="string">
            <text:p>正常</text:p>
          </table:table-cell>
          <table:table-cell table:style-name="ce38" office:value-type="string" calcext:value-type="string">
            <text:p>1.新規ボタンを押下する。</text:p>
            <text:p/>
          </table:table-cell>
          <table:table-cell table:style-name="ce20" office:value-type="string" calcext:value-type="string">
            <text:p>(イ. 遷移)</text:p>
            <text:p>1.ブログ編集画面へ遷移す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office:value-type="float" office:value="2" calcext:value-type="float">
            <text:p>2</text:p>
          </table:covered-table-cell>
          <table:covered-table-cell table:style-name="ce14"/>
          <table:table-cell table:style-name="ce14" office:value-type="string" calcext:value-type="string">
            <text:p>タイトル編集</text:p>
          </table:table-cell>
          <table:table-cell table:style-name="ce14" office:value-type="string" calcext:value-type="string">
            <text:p>タイトル入力フォーム</text:p>
          </table:table-cell>
          <table:table-cell table:style-name="ce16" office:value-type="string" calcext:value-type="string">
            <text:p>正常</text:p>
          </table:table-cell>
          <table:table-cell table:style-name="ce18" office:value-type="string" calcext:value-type="string">
            <text:p>1.タイトル入力フォームを押下する。</text:p>
            <text:p>2.入力を行う。</text:p>
          </table:table-cell>
          <table:table-cell table:style-name="ce20" office:value-type="string" calcext:value-type="string">
            <text:p>(イ. 遷移)</text:p>
            <text:p>1.タイトル入力フォームへのフォーカスが行われる事。</text:p>
            <text:p>2.入力が行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table:covered-table-cell table:style-name="ce14"/>
          <table:table-cell table:style-name="ce14" office:value-type="string" calcext:value-type="string">
            <text:p>タイトル編集</text:p>
          </table:table-cell>
          <table:table-cell table:style-name="ce14" office:value-type="string" calcext:value-type="string">
            <text:p>タイトル入力フォーム</text:p>
          </table:table-cell>
          <table:table-cell table:style-name="ce16" office:value-type="string" calcext:value-type="string">
            <text:p>正常</text:p>
          </table:table-cell>
          <table:table-cell table:style-name="ce18" office:value-type="string" calcext:value-type="string">
            <text:p>1.タイトル入力フォームを押下する。</text:p>
            <text:p>2.入力を行う。</text:p>
          </table:table-cell>
          <table:table-cell table:style-name="ce20" office:value-type="string" calcext:value-type="string">
            <text:p>(イ. 遷移)</text:p>
            <text:p>1.タイトル入力フォームへのフォーカスが行われる事。</text:p>
            <text:p>2.入力が行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table:covered-table-cell table:style-name="ce14"/>
          <table:table-cell table:style-name="ce14" office:value-type="string" calcext:value-type="string">
            <text:p>画像編集</text:p>
          </table:table-cell>
          <table:table-cell table:style-name="ce14" office:value-type="string" calcext:value-type="string">
            <text:p>選択ボタン</text:p>
          </table:table-cell>
          <table:table-cell table:style-name="ce16" office:value-type="string" calcext:value-type="string">
            <text:p>正常</text:p>
          </table:table-cell>
          <table:table-cell table:style-name="ce18" office:value-type="string" calcext:value-type="string">
            <text:p>1.任意の選択ボタンを押下する。</text:p>
            <text:p>2.任意の画像ファイルを選択する。</text:p>
          </table:table-cell>
          <table:table-cell table:style-name="ce20"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table:covered-table-cell table:style-name="ce14"/>
          <table:table-cell table:style-name="ce14" office:value-type="string" calcext:value-type="string">
            <text:p>本文編集</text:p>
          </table:table-cell>
          <table:table-cell table:style-name="ce14" office:value-type="string" calcext:value-type="string">
            <text:p>本文入力フォーム</text:p>
          </table:table-cell>
          <table:table-cell table:style-name="ce16" office:value-type="string" calcext:value-type="string">
            <text:p>正常</text:p>
          </table:table-cell>
          <table:table-cell table:style-name="ce18" office:value-type="string" calcext:value-type="string">
            <text:p><text:span text:style-name="T1">1.本文入力フォームを押下する。</text:span></text:p>
            <text:p><text:span text:style-name="T1">2.入力を行う。</text:span></text:p>
          </table:table-cell>
          <table:table-cell table:style-name="ce20" office:value-type="string" calcext:value-type="string">
            <text:p>(イ. 遷移)</text:p>
            <text:p>1.本文入力フォームへのフォーカスが行われる事。</text:p>
            <text:p><text:span text:style-name="T1">2.入力が行えること。</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table:table-cell table:style-name="ce14" office:value-type="string" calcext:value-type="string">
            <text:p>公開設定編集</text:p>
          </table:table-cell>
          <table:table-cell table:style-name="ce14" office:value-type="string" calcext:value-type="string">
            <text:p>公開設定ラジオボタン</text:p>
          </table:table-cell>
          <table:table-cell table:style-name="ce16" office:value-type="string" calcext:value-type="string">
            <text:p>正常</text:p>
          </table:table-cell>
          <table:table-cell table:style-name="ce18" office:value-type="string" calcext:value-type="string">
            <text:p>1.公開設定ラジオボタンのうち公開のラジオボタンを押下する。</text:p>
            <text:p/>
          </table:table-cell>
          <table:table-cell table:style-name="ce20" office:value-type="string" calcext:value-type="string">
            <text:p>(イ. 遷移)</text:p>
            <text:p>1.公開のラジオボタンにチェックが入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7" table:visibility="collapse">
          <table:covered-table-cell table:style-name="ce33"/>
          <table:covered-table-cell table:style-name="ce14"/>
          <table:table-cell table:style-name="ce14" office:value-type="string" calcext:value-type="string">
            <text:p>ボタン</text:p>
          </table:table-cell>
          <table:table-cell table:style-name="ce14" office:value-type="string" calcext:value-type="string">
            <text:p>編集ボタン</text:p>
          </table:table-cell>
          <table:table-cell table:style-name="ce16" office:value-type="string" calcext:value-type="string">
            <text:p>正常</text:p>
          </table:table-cell>
          <table:table-cell table:style-name="ce38" office:value-type="string" calcext:value-type="string">
            <text:p>1.タイトル編集フォーム、本文編集フォームそれぞれに内容が入力されている状態で編集ボタンを押下する。</text:p>
          </table:table-cell>
          <table:table-cell table:style-name="ce20" office:value-type="string" calcext:value-type="string">
            <text:p>(イ. 遷移)</text:p>
            <text:p>1.以下を満たすこと。</text:p>
            <text:p> a.マイブログ画面へ遷移すること。</text:p>
            <text:p> b.入力した内容で記事が作成され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2" calcext:value-type="float">
            <text:p>2</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フラワースクールトップ画面ボタン</text:p>
          </table:table-cell>
          <table:table-cell table:style-name="ce16" office:value-type="string" calcext:value-type="string">
            <text:p>正常</text:p>
          </table:table-cell>
          <table:table-cell table:style-name="ce38" office:value-type="string" calcext:value-type="string">
            <text:p>1. フラワースクールトップ画面ボタン(ロゴの形式)を押下する。</text:p>
          </table:table-cell>
          <table:table-cell table:style-name="ce21" office:value-type="string" calcext:value-type="string">
            <text:p>(イ. 遷移)</text:p>
            <text:p>通常画面へ遷移する。</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3" calcext:value-type="float">
            <text:p>3</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ログアウトボタン</text:p>
          </table:table-cell>
          <table:table-cell table:style-name="ce16" office:value-type="string" calcext:value-type="string">
            <text:p>正常</text:p>
          </table:table-cell>
          <table:table-cell table:style-name="ce18" office:value-type="string" calcext:value-type="string">
            <text:p>1. ログアウトボタンを押下する。</text:p>
          </table:table-cell>
          <table:table-cell table:style-name="ce20"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4" calcext:value-type="float">
            <text:p>4</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日ごと予約者一覧</text:p>
          </table:table-cell>
          <table:table-cell table:style-name="ce16" office:value-type="string" calcext:value-type="string">
            <text:p>正常</text:p>
          </table:table-cell>
          <table:table-cell table:style-name="ce38" office:value-type="string" calcext:value-type="string">
            <text:p>1.日ごと予約者一覧のタブインデックスを押下する。</text:p>
          </table:table-cell>
          <table:table-cell table:style-name="ce20" office:value-type="string" calcext:value-type="string">
            <text:p>(イ. 遷移)</text:p>
            <text:p>1.タブパネルに日ごと予約者一覧画面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5" calcext:value-type="float">
            <text:p>5</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受講承認</text:p>
          </table:table-cell>
          <table:table-cell table:style-name="ce16" office:value-type="string" calcext:value-type="string">
            <text:p>正常</text:p>
          </table:table-cell>
          <table:table-cell table:style-name="ce38" office:value-type="string" calcext:value-type="string">
            <text:p>1.受講承認のタブインデックスを押下する。</text:p>
          </table:table-cell>
          <table:table-cell table:style-name="ce20"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6" calcext:value-type="float">
            <text:p>6</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ユーザ一覧</text:p>
          </table:table-cell>
          <table:table-cell table:style-name="ce16" office:value-type="string" calcext:value-type="string">
            <text:p>正常</text:p>
          </table:table-cell>
          <table:table-cell table:style-name="ce38" office:value-type="string" calcext:value-type="string">
            <text:p>1.ユーザ一覧のタブインデックスを押下する。</text:p>
          </table:table-cell>
          <table:table-cell table:style-name="ce20"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7" calcext:value-type="float">
            <text:p>7</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授業詳細</text:p>
          </table:table-cell>
          <table:table-cell table:style-name="ce16" office:value-type="string" calcext:value-type="string">
            <text:p>正常</text:p>
          </table:table-cell>
          <table:table-cell table:style-name="ce38" office:value-type="string" calcext:value-type="string">
            <text:p>1.授業詳細のタブインデックスを押下する。</text:p>
          </table:table-cell>
          <table:table-cell table:style-name="ce20"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8" calcext:value-type="float">
            <text:p>8</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メルマガ</text:p>
          </table:table-cell>
          <table:table-cell table:style-name="ce16" office:value-type="string" calcext:value-type="string">
            <text:p>正常</text:p>
          </table:table-cell>
          <table:table-cell table:style-name="ce38" office:value-type="string" calcext:value-type="string">
            <text:p>1.メルマガのタブインデックスを押下する。</text:p>
          </table:table-cell>
          <table:table-cell table:style-name="ce20"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9" calcext:value-type="float">
            <text:p>9</text:p>
          </table:table-cell>
          <table:table-cell table:style-name="ce14" office:value-type="string" calcext:value-type="string">
            <text:p>管理者画面タブ</text:p>
          </table:table-cell>
          <table:table-cell table:number-columns-repeated="2" table:style-name="ce14" office:value-type="string" calcext:value-type="string">
            <text:p>タブパネル</text:p>
          </table:table-cell>
          <table:table-cell table:style-name="ce16" office:value-type="string" calcext:value-type="string">
            <text:p>正常</text:p>
          </table:table-cell>
          <table:table-cell table:style-name="ce38" office:value-type="string" calcext:value-type="string">
            <text:p>1.任意の管理者画面タブのタブインデックスを押下する。</text:p>
          </table:table-cell>
          <table:table-cell table:style-name="ce20"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10" calcext:value-type="float">
            <text:p>10</text:p>
          </table:table-cell>
          <table:table-cell table:style-name="ce14" office:value-type="string" calcext:value-type="string">
            <text:p>検索フォーム</text:p>
          </table:table-cell>
          <table:table-cell table:style-name="ce14" office:value-type="string" calcext:value-type="string">
            <text:p>ボタン</text:p>
          </table:table-cell>
          <table:table-cell table:style-name="ce14" office:value-type="string" calcext:value-type="string">
            <text:p>絞込ボタン</text:p>
          </table:table-cell>
          <table:table-cell table:style-name="ce16" office:value-type="string" calcext:value-type="string">
            <text:p>正常</text:p>
          </table:table-cell>
          <table:table-cell table:style-name="ce38" office:value-type="string" calcext:value-type="string">
            <text:p>1.絞込ボタンを押下する。</text:p>
          </table:table-cell>
          <table:table-cell table:style-name="ce20" office:value-type="string" calcext:value-type="string">
            <text:p>(イ. 遷移)</text:p>
            <text:p>1.ユーザ絞込ダイアログ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11" calcext:value-type="float">
            <text:p>11</text:p>
          </table:table-cell>
          <table:table-cell table:style-name="ce14" office:value-type="string" calcext:value-type="string">
            <text:p>検索フォーム</text:p>
          </table:table-cell>
          <table:table-cell table:style-name="ce14" office:value-type="string" calcext:value-type="string">
            <text:p>ボタン</text:p>
          </table:table-cell>
          <table:table-cell table:style-name="ce14" office:value-type="string" calcext:value-type="string">
            <text:p>検索ボタン</text:p>
          </table:table-cell>
          <table:table-cell table:style-name="ce16" office:value-type="string" calcext:value-type="string">
            <text:p>正常</text:p>
          </table:table-cell>
          <table:table-cell table:style-name="ce38" office:value-type="string" calcext:value-type="string">
            <text:p>1.検索ボタンを押下する。</text:p>
          </table:table-cell>
          <table:table-cell table:style-name="ce20" office:value-type="string" calcext:value-type="string">
            <text:p>(イ. 遷移)</text:p>
            <text:p>1.検索フォームにある各入力フォームの内容を元にユーザデータの検索を行いユーザ一覧に結果を表示すること。</text:p>
            <text:p>  入力フォームがない場合は全ユーザデータ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5" table:visibility="collapse">
          <table:table-cell table:style-name="ce33" office:value-type="float" office:value="12" calcext:value-type="float">
            <text:p>12</text:p>
          </table:table-cell>
          <table:table-cell table:style-name="ce14" office:value-type="string" calcext:value-type="string">
            <text:p>ユーザ一覧</text:p>
          </table:table-cell>
          <table:table-cell table:style-name="ce14" office:value-type="string" calcext:value-type="string">
            <text:p>行</text:p>
          </table:table-cell>
          <table:table-cell table:style-name="ce14" office:value-type="string" calcext:value-type="string">
            <text:p>見出し行</text:p>
          </table:table-cell>
          <table:table-cell table:style-name="ce16" office:value-type="string" calcext:value-type="string">
            <text:p>正常</text:p>
          </table:table-cell>
          <table:table-cell table:style-name="ce38" office:value-type="string" calcext:value-type="string">
            <text:p>1.ユーザ一覧画面を表示する。</text:p>
          </table:table-cell>
          <table:table-cell table:style-name="ce20" office:value-type="string" calcext:value-type="string">
            <text:p>(イ. 遷移)</text:p>
            <text:p>1.ユーザ一覧の見出し行に以下の列が存在すること。</text:p>
            <text:p> a.名前</text:p>
            <text:p> b.残高</text:p>
            <text:p> c.ポイント</text:p>
            <text:p> d.最終予約日</text:p>
            <text:p> e.入会状況</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13" calcext:value-type="float">
            <text:p>13</text:p>
          </table:table-cell>
          <table:table-cell table:style-name="ce14" office:value-type="string" calcext:value-type="string">
            <text:p>ユーザ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text:span text:style-name="T1">1.選択したユーザとして会員トップ画面へ遷移する。</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33" office:value-type="float" office:value="14" calcext:value-type="float">
            <text:p>14</text:p>
          </table:table-cell>
          <table:table-cell table:style-name="ce14" office:value-type="string" calcext:value-type="string">
            <text:p>ユーザ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14" calcext:value-type="float">
            <text:p>14</text:p>
          </table:table-cell>
          <table:table-cell table:style-name="ce14" office:value-type="string" calcext:value-type="string">
            <text:p>ユーザ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押下する。</text:p>
          </table:table-cell>
          <table:table-cell table:style-name="ce20"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15" calcext:value-type="float">
            <text:p>15</text:p>
          </table:table-cell>
          <table:table-cell table:style-name="ce14" office:value-type="string" calcext:value-type="string">
            <text:p>ユーザ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選択状態ののデータ行を押下する。</text:p>
          </table:table-cell>
          <table:table-cell table:style-name="ce20" office:value-type="string" calcext:value-type="string">
            <text:p>(イ. 遷移)</text:p>
            <text:p>1.選択したデータ行のハイライトが消え、非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16" calcext:value-type="float">
            <text:p>16</text:p>
          </table:table-cell>
          <table:table-cell table:style-name="ce14" office:value-type="string" calcext:value-type="string">
            <text:p>ユーザ一覧</text:p>
          </table:table-cell>
          <table:table-cell table:style-name="ce14" office:value-type="string" calcext:value-type="string">
            <text:p>列</text:p>
          </table:table-cell>
          <table:table-cell table:style-name="ce14" office:value-type="string" calcext:value-type="string">
            <text:p>名前</text:p>
          </table:table-cell>
          <table:table-cell table:style-name="ce16" office:value-type="string" calcext:value-type="string">
            <text:p>正常</text:p>
          </table:table-cell>
          <table:table-cell table:style-name="ce38" office:value-type="string" calcext:value-type="string">
            <text:p>1.ユーザ一覧画面を表示する。</text:p>
          </table:table-cell>
          <table:table-cell table:style-name="ce20" office:value-type="string" calcext:value-type="string">
            <text:p>(イ. 遷移)</text:p>
            <text:p>1.ユーザ一覧のデータ行の名前列にユーザの名前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17" calcext:value-type="float">
            <text:p>17</text:p>
          </table:table-cell>
          <table:table-cell table:style-name="ce14" office:value-type="string" calcext:value-type="string">
            <text:p>ユーザ一覧</text:p>
          </table:table-cell>
          <table:table-cell table:style-name="ce14" office:value-type="string" calcext:value-type="string">
            <text:p>列</text:p>
          </table:table-cell>
          <table:table-cell table:style-name="ce14" office:value-type="string" calcext:value-type="string">
            <text:p>残高</text:p>
          </table:table-cell>
          <table:table-cell table:style-name="ce16" office:value-type="string" calcext:value-type="string">
            <text:p>正常</text:p>
          </table:table-cell>
          <table:table-cell table:style-name="ce38" office:value-type="string" calcext:value-type="string">
            <text:p>1.ユーザ一覧画面を表示する。</text:p>
          </table:table-cell>
          <table:table-cell table:style-name="ce20" office:value-type="string" calcext:value-type="string">
            <text:p>(イ. 遷移)</text:p>
            <text:p>1.ユーザ一覧のデータ行の残高列にユーザの残高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18" calcext:value-type="float">
            <text:p>18</text:p>
          </table:table-cell>
          <table:table-cell table:style-name="ce14" office:value-type="string" calcext:value-type="string">
            <text:p>ユーザ一覧</text:p>
          </table:table-cell>
          <table:table-cell table:style-name="ce14" office:value-type="string" calcext:value-type="string">
            <text:p>列</text:p>
          </table:table-cell>
          <table:table-cell table:style-name="ce14" office:value-type="string" calcext:value-type="string">
            <text:p>ポイント</text:p>
          </table:table-cell>
          <table:table-cell table:style-name="ce16" office:value-type="string" calcext:value-type="string">
            <text:p>正常</text:p>
          </table:table-cell>
          <table:table-cell table:style-name="ce38" office:value-type="string" calcext:value-type="string">
            <text:p>1.ユーザ一覧画面を表示する。</text:p>
          </table:table-cell>
          <table:table-cell table:style-name="ce20" office:value-type="string" calcext:value-type="string">
            <text:p>(イ. 遷移)</text:p>
            <text:p>1.ユーザ一覧のデータ行のポイント列にユーザの所持ポイント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19" calcext:value-type="float">
            <text:p>19</text:p>
          </table:table-cell>
          <table:table-cell table:style-name="ce14" office:value-type="string" calcext:value-type="string">
            <text:p>ユーザ一覧</text:p>
          </table:table-cell>
          <table:table-cell table:style-name="ce14" office:value-type="string" calcext:value-type="string">
            <text:p>列</text:p>
          </table:table-cell>
          <table:table-cell table:style-name="ce14" office:value-type="string" calcext:value-type="string">
            <text:p>最終予約日</text:p>
          </table:table-cell>
          <table:table-cell table:style-name="ce16" office:value-type="string" calcext:value-type="string">
            <text:p>正常</text:p>
          </table:table-cell>
          <table:table-cell table:style-name="ce38" office:value-type="string" calcext:value-type="string">
            <text:p>1.ユーザ一覧画面を表示する。</text:p>
          </table:table-cell>
          <table:table-cell table:style-name="ce20" office:value-type="string" calcext:value-type="string">
            <text:p>(イ. 遷移)</text:p>
            <text:p>1.ユーザ一覧のデータ行の最終予約日列にユーザの最終予約日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20" calcext:value-type="float">
            <text:p>20</text:p>
          </table:table-cell>
          <table:table-cell table:style-name="ce14" office:value-type="string" calcext:value-type="string">
            <text:p>ユーザ一覧</text:p>
          </table:table-cell>
          <table:table-cell table:style-name="ce14" office:value-type="string" calcext:value-type="string">
            <text:p>列</text:p>
          </table:table-cell>
          <table:table-cell table:style-name="ce14" office:value-type="string" calcext:value-type="string">
            <text:p>入会状況</text:p>
          </table:table-cell>
          <table:table-cell table:style-name="ce16" office:value-type="string" calcext:value-type="string">
            <text:p>正常</text:p>
          </table:table-cell>
          <table:table-cell table:style-name="ce38" office:value-type="string" calcext:value-type="string">
            <text:p>1.ユーザ一覧画面を表示する。</text:p>
          </table:table-cell>
          <table:table-cell table:style-name="ce20" office:value-type="string" calcext:value-type="string">
            <text:p>(イ. 遷移)</text:p>
            <text:p>1.ユーザ一覧のデータ行の入会状況列にユーザの入会状況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26" table:visibility="collapse">
          <table:table-cell table:style-name="ce33" office:value-type="float" office:value="21" calcext:value-type="float">
            <text:p>21</text:p>
          </table:table-cell>
          <table:table-cell table:style-name="ce14" office:value-type="string" calcext:value-type="string">
            <text:p>ユーザ一覧</text:p>
          </table:table-cell>
          <table:table-cell table:number-columns-repeated="2"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20" office:value-type="string" calcext:value-type="string">
            <text:p>(イ. 遷移)</text:p>
            <text:p>1.ページャ「1」がハイライトされ、1ページ目のユーザデータが表示されること。</text:p>
            <text:p>2.ページャ「2」がハイライトされ、2ページ目のユーザデータが表示されること。</text:p>
            <text:p>3.ページャ「3」がハイライトされ、3ページ目のユーザデータが表示されること。</text:p>
            <text:p>4.右端のページャがハイライトされ、該当するページのユーザデータが表示されること。</text:p>
            <text:p>5.表示中のページャの数字が全てプラス1され、右端のページャがハイライトされること。</text:p>
            <text:p>  また、該当するページのユーザデータが表示されること。</text:p>
            <text:p>  加えてページャ「2」の左隣に「&lt;」のページャが表示されること。</text:p>
            <text:p>6.ハイライトしていたページャの左隣のページャがハイライトされ、該当するページのユーザデータが表示されること。</text:p>
            <text:p>7.ページャ「2」がハイライトされ、2ページ目のユーザデータが表示されること。</text:p>
            <text:p>8.表示中のページャの数字が全てマイナス1され、左端のページャがハイライトされること。</text:p>
            <text:p>  また、該当するページのユーザデータが表示されること。</text:p>
            <text:p>  加えてページャ「1」の左隣に「&lt;」のページャが表示されない。</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22" calcext:value-type="float">
            <text:p>22</text:p>
          </table:table-cell>
          <table:table-cell table:style-name="ce14" office:value-type="string" calcext:value-type="string">
            <text:p>メール・お知らせ</text:p>
          </table:table-cell>
          <table:table-cell table:style-name="ce14" office:value-type="string" calcext:value-type="string">
            <text:p>ボタン</text:p>
          </table:table-cell>
          <table:table-cell table:style-name="ce14" office:value-type="string" calcext:value-type="string">
            <text:p>メールボタン</text:p>
          </table:table-cell>
          <table:table-cell table:style-name="ce16" office:value-type="string" calcext:value-type="string">
            <text:p>正常</text:p>
          </table:table-cell>
          <table:table-cell table:style-name="ce38" office:value-type="string" calcext:value-type="string">
            <text:p>1.選択しているデータ行が無い状態でメールボタンを押下する。</text:p>
            <text:p/>
          </table:table-cell>
          <table:table-cell table:style-name="ce20" office:value-type="string" calcext:value-type="string">
            <text:p>(イ. 遷移)</text:p>
            <text:p>1.警告が出てメール送信ダイアログが表示されないこと。</text:p>
            <text:p><text:span text:style-name="T1">(ロ. データ)</text:span></text:p>
            <text:p><text:span text:style-name="T1">1.</text:span></text:p>
          </table:table-cell>
          <table:table-cell table:style-name="ce23" table:number-columns-repeated="2"/>
          <table:table-cell table:style-name="ce26"/>
          <table:table-cell table:style-name="ce27"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12" table:visibility="collapse">
          <table:table-cell table:style-name="ce33" office:value-type="float" office:value="23" calcext:value-type="float">
            <text:p>23</text:p>
          </table:table-cell>
          <table:table-cell table:style-name="ce14" office:value-type="string" calcext:value-type="string">
            <text:p>メール・お知らせ</text:p>
          </table:table-cell>
          <table:table-cell table:style-name="ce14" office:value-type="string" calcext:value-type="string">
            <text:p>ボタン</text:p>
          </table:table-cell>
          <table:table-cell table:style-name="ce14" office:value-type="string" calcext:value-type="string">
            <text:p>メールボタン</text:p>
          </table:table-cell>
          <table:table-cell table:style-name="ce16" office:value-type="string" calcext:value-type="string">
            <text:p>正常</text:p>
          </table:table-cell>
          <table:table-cell table:style-name="ce38" office:value-type="string" calcext:value-type="string">
            <text:p>1.1行以上データ行を選択した状態でメールボタンを押下する。</text:p>
          </table:table-cell>
          <table:table-cell table:style-name="ce20" office:value-type="string" calcext:value-type="string">
            <text:p>(イ. 遷移)</text:p>
            <text:p>1.メール送信ダイアログが表示されること。</text:p>
            <text:p><text:span text:style-name="T1">(ロ. データ)</text:span></text:p>
            <text:p><text:span text:style-name="T1">1.</text:span></text:p>
          </table:table-cell>
          <table:table-cell table:style-name="ce23" table:number-columns-repeated="2"/>
          <table:table-cell table:style-name="ce26"/>
          <table:table-cell table:style-name="ce27"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12" table:visibility="collapse">
          <table:table-cell table:style-name="ce33" office:value-type="float" office:value="24" calcext:value-type="float">
            <text:p>24</text:p>
          </table:table-cell>
          <table:table-cell table:style-name="ce14" office:value-type="string" calcext:value-type="string">
            <text:p>メール・お知らせ</text:p>
          </table:table-cell>
          <table:table-cell table:style-name="ce14" office:value-type="string" calcext:value-type="string">
            <text:p>ボタン</text:p>
          </table:table-cell>
          <table:table-cell table:style-name="ce14" office:value-type="string" calcext:value-type="string">
            <text:p>お知らせボタン</text:p>
          </table:table-cell>
          <table:table-cell table:style-name="ce16" office:value-type="string" calcext:value-type="string">
            <text:p>正常</text:p>
          </table:table-cell>
          <table:table-cell table:style-name="ce38" office:value-type="string" calcext:value-type="string">
            <text:p>1.選択しているデータ行が無い状態でお知らせボタンを押下する。</text:p>
            <text:p/>
          </table:table-cell>
          <table:table-cell table:style-name="ce20" office:value-type="string" calcext:value-type="string">
            <text:p>(イ. 遷移)</text:p>
            <text:p>1.警告が出てメール送信ダイアログが表示されないこと。</text:p>
            <text:p><text:span text:style-name="T1">(ロ. データ)</text:span></text:p>
            <text:p><text:span text:style-name="T1">1.</text:span></text:p>
          </table:table-cell>
          <table:table-cell table:style-name="ce23" table:number-columns-repeated="2"/>
          <table:table-cell table:style-name="ce26"/>
          <table:table-cell table:style-name="ce27"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12" table:visibility="collapse">
          <table:table-cell table:style-name="ce33" office:value-type="float" office:value="25" calcext:value-type="float">
            <text:p>25</text:p>
          </table:table-cell>
          <table:table-cell table:style-name="ce14" office:value-type="string" calcext:value-type="string">
            <text:p>メール・お知らせ</text:p>
          </table:table-cell>
          <table:table-cell table:style-name="ce14" office:value-type="string" calcext:value-type="string">
            <text:p>ボタン</text:p>
          </table:table-cell>
          <table:table-cell table:style-name="ce14" office:value-type="string" calcext:value-type="string">
            <text:p>お知らせボタン</text:p>
          </table:table-cell>
          <table:table-cell table:style-name="ce16" office:value-type="string" calcext:value-type="string">
            <text:p>正常</text:p>
          </table:table-cell>
          <table:table-cell table:style-name="ce38" office:value-type="string" calcext:value-type="string">
            <text:p>1.1行以上データ行を選択した状態でお知らせボタンを押下する。</text:p>
          </table:table-cell>
          <table:table-cell table:style-name="ce20" office:value-type="string" calcext:value-type="string">
            <text:p>(イ. 遷移)</text:p>
            <text:p>1.メール送信ダイアログが表示されること。</text:p>
            <text:p><text:span text:style-name="T1">(ロ. データ)</text:span></text:p>
            <text:p><text:span text:style-name="T1">1.</text:span></text:p>
          </table:table-cell>
          <table:table-cell table:style-name="ce23" table:number-columns-repeated="2"/>
          <table:table-cell table:style-name="ce26"/>
          <table:table-cell table:style-name="ce27"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33" table:visibility="collapse">
          <table:table-cell table:style-name="ce33" office:value-type="float" office:value="26" calcext:value-type="float">
            <text:p>26</text:p>
          </table:table-cell>
          <table:table-cell table:style-name="ce14" office:value-type="string" calcext:value-type="string">
            <text:p>メール・お知らせ</text:p>
          </table:table-cell>
          <table:table-cell table:style-name="ce14" office:value-type="string" calcext:value-type="string">
            <text:p>ボタン</text:p>
          </table:table-cell>
          <table:table-cell table:style-name="ce14" office:value-type="string" calcext:value-type="string">
            <text:p>選択ボタン</text:p>
          </table:table-cell>
          <table:table-cell table:style-name="ce16" office:value-type="string" calcext:value-type="string">
            <text:p>正常</text:p>
          </table:table-cell>
          <table:table-cell table:style-name="ce38" office:value-type="string" calcext:value-type="string">
            <text:p>1.選択しているデータ行が無い状態で選択ボタンを押下する。</text:p>
            <text:p>2.1行以上データ行を選択した状態で選択ボタンを押下する。</text:p>
          </table:table-cell>
          <table:table-cell table:style-name="ce20" office:value-type="string" calcext:value-type="string">
            <text:p>(イ. 遷移)</text:p>
            <text:p>1.1行以上データ行を選択する必要があるという旨のメッセージが表示され、画面が遷移しない。</text:p>
            <text:p>2.ユーザ選択機能を利用した画面に遷移する。</text:p>
            <text:p><text:span text:style-name="T1">(ロ. データ)</text:span></text:p>
            <text:p><text:span text:style-name="T1">1.</text:span></text:p>
          </table:table-cell>
          <table:table-cell table:number-columns-repeated="3"/>
          <table:table-cell table:style-name="ce27" office:value-type="string" calcext:value-type="string">
            <text:p>直接ユーザ一覧画面を表示した場合は非活性となり、ユーザ選択機能で表示された場合は活性となる。</text:p>
          </table:table-cell>
          <table:table-cell table:number-columns-repeated="1013"/>
        </table:table-row>
        <table:table-row table:style-name="ro13" table:visibility="collapse">
          <table:table-cell table:style-name="ce33" office:value-type="float" office:value="27" calcext:value-type="float">
            <text:p>27</text:p>
          </table:table-cell>
          <table:table-cell table:style-name="ce14" office:value-type="string" calcext:value-type="string">
            <text:p>メール・お知らせ</text:p>
          </table:table-cell>
          <table:table-cell table:style-name="ce14" office:value-type="string" calcext:value-type="string">
            <text:p>ボタン</text:p>
          </table:table-cell>
          <table:table-cell table:style-name="ce14" office:value-type="string" calcext:value-type="string">
            <text:p>キャンセルボタン</text:p>
          </table:table-cell>
          <table:table-cell table:style-name="ce16" office:value-type="string" calcext:value-type="string">
            <text:p>正常</text:p>
          </table:table-cell>
          <table:table-cell table:style-name="ce38" office:value-type="string" calcext:value-type="string">
            <text:p>1.キャンセルボタンを押下する。</text:p>
          </table:table-cell>
          <table:table-cell table:style-name="ce20" office:value-type="string" calcext:value-type="string">
            <text:p>(イ. 遷移)</text:p>
            <text:p><text:span text:style-name="T1">1.ユーザ選択機能を利用した画面に遷移する。</text:span></text:p>
            <text:p><text:span text:style-name="T1">(ロ. データ)</text:span></text:p>
            <text:p><text:span text:style-name="T1">1.</text:span></text:p>
          </table:table-cell>
          <table:table-cell table:number-columns-repeated="3"/>
          <table:table-cell table:style-name="ce27" office:value-type="string" calcext:value-type="string">
            <text:p>直接ユーザ一覧画面を表示した場合は非活性となり、ユーザ選択機能で表示された場合は活性となる。</text:p>
          </table:table-cell>
          <table:table-cell table:number-columns-repeated="1013"/>
        </table:table-row>
        <table:table-row table:style-name="ro42">
          <table:table-cell table:style-name="ce33" office:value-type="float" office:value="7" calcext:value-type="float" table:number-columns-spanned="1" table:number-rows-spanned="4">
            <text:p>7</text:p>
          </table:table-cell>
          <table:table-cell table:style-name="ce14" office:value-type="string" calcext:value-type="string" table:number-columns-spanned="1" table:number-rows-spanned="4">
            <text:p>会員画面への管理者ログインとブログ記事削除</text:p>
          </table:table-cell>
          <table:table-cell table:style-name="ce14" office:value-type="string" calcext:value-type="string">
            <text:p>ユーザ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text:span text:style-name="T1">1.選択したユーザとして会員トップ画面へ遷移する。</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table:table-cell table:style-name="ce36" office:value-type="string" calcext:value-type="string">
            <text:p>ボタン</text:p>
          </table:table-cell>
          <table:table-cell table:style-name="ce14"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 マイブログ画面ボタンを押下する。</text:p>
          </table:table-cell>
          <table:table-cell table:style-name="ce20" office:value-type="string" calcext:value-type="string">
            <text:p>(イ. 遷移)</text:p>
            <text:p>1.マイブログ画面に遷移す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58">
          <table:covered-table-cell table:style-name="ce33"/>
          <table:covered-table-cell table:style-name="ce14"/>
          <table:table-cell table:style-name="ce14" office:value-type="string" calcext:value-type="string">
            <text:p>ブログ編集</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任意の記事の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記事が削除された旨のメッセージが表示され、ブログ一覧からチェックを入れた記事が消えること。</text:p>
            <text:p>(ロ. データ)</text:p>
            <text:p>1.</text:p>
            <text:p><text:span text:style-name="T1"/></text:p>
          </table:table-cell>
          <table:table-cell table:style-name="ce23" table:number-columns-repeated="2"/>
          <table:table-cell table:style-name="ce26"/>
          <table:table-cell table:style-name="ce27"/>
          <table:table-cell table:number-columns-repeated="1013"/>
        </table:table-row>
        <table:table-row table:style-name="ro59">
          <table:covered-table-cell table:style-name="ce33"/>
          <table:covered-table-cell table:style-name="ce14"/>
          <table:table-cell table:style-name="ce36" office:value-type="string" calcext:value-type="string">
            <text:p>ボタン</text:p>
          </table:table-cell>
          <table:table-cell table:style-name="ce14"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 マイブログ画面ボタンを押下する。</text:p>
          </table:table-cell>
          <table:table-cell table:style-name="ce20" office:value-type="string" calcext:value-type="string">
            <text:p>(イ. 遷移)</text:p>
            <text:p>1.以下を満たすこと。</text:p>
            <text:p> a.マイブログ画面に遷移すること。</text:p>
            <text:p> b.削除を行った記事が表示されていない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3">
          <table:table-cell table:style-name="ce33" office:value-type="float" office:value="8" calcext:value-type="float" table:number-columns-spanned="1" table:number-rows-spanned="4">
            <text:p>8</text:p>
          </table:table-cell>
          <table:table-cell table:style-name="ce14" office:value-type="string" calcext:value-type="string" table:number-columns-spanned="1" table:number-rows-spanned="4">
            <text:p>会員画面への管理者ログインとギャラリー記事作成</text:p>
          </table:table-cell>
          <table:table-cell table:style-name="ce14" office:value-type="string" calcext:value-type="string">
            <text:p>ユーザ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text:span text:style-name="T1">1.選択したユーザとして会員トップ画面へ遷移する。</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33"/>
          <table:covered-table-cell table:style-name="ce14"/>
          <table:table-cell table:style-name="ce36" office:value-type="string" calcext:value-type="string">
            <text:p>ボタン</text:p>
          </table:table-cell>
          <table:table-cell table:style-name="ce14"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マイギャラリー画面ボタンを押下する。</text:p>
          </table:table-cell>
          <table:table-cell table:style-name="ce20" office:value-type="string" calcext:value-type="string">
            <text:p>(イ. 遷移)</text:p>
            <text:p>1.マイギャラリー画面に遷移す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29">
          <table:covered-table-cell table:style-name="ce33"/>
          <table:covered-table-cell table:style-name="ce14"/>
          <table:table-cell table:style-name="ce36" office:value-type="string" calcext:value-type="string">
            <text:p>ボタン</text:p>
          </table:table-cell>
          <table:table-cell table:style-name="ce14" office:value-type="string" calcext:value-type="string">
            <text:p>新規ボタン</text:p>
          </table:table-cell>
          <table:table-cell table:style-name="ce16" office:value-type="string" calcext:value-type="string">
            <text:p>正常</text:p>
          </table:table-cell>
          <table:table-cell table:style-name="ce18" office:value-type="string" calcext:value-type="string">
            <text:p>1.新規ボタンを押下する。</text:p>
            <text:p>2.任意の画像ファイルを選択する。</text:p>
          </table:table-cell>
          <table:table-cell table:style-name="ce20" office:value-type="string" calcext:value-type="string">
            <text:p>(イ. 遷移)</text:p>
            <text:p>1.ファイルエクスプローラーが立ち上がること。</text:p>
            <text:p>2.以下の条件を満たしている事。</text:p>
            <text:p> a.ギャラリー一覧の先頭に新規記事が追加され、ギャラリー一覧の最後尾にあった記事が見えなくなっていること。</text:p>
            <text:p> b.ギャラリー一覧に追加された新規記事に選択した画像が表示されていること。</text:p>
            <text:p> c.ギャラリー一覧に追加された新規記事のタイトルが空白になっていること。</text:p>
            <text:p> d.ギャラリー一覧に追加された新規記事のコメントに「コメントを入力」と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33"/>
          <table:covered-table-cell table:style-name="ce14"/>
          <table:table-cell table:style-name="ce36" office:value-type="string" calcext:value-type="string">
            <text:p>ボタン</text:p>
          </table:table-cell>
          <table:table-cell table:style-name="ce14"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マイギャラリー画面ボタンを押下する。</text:p>
          </table:table-cell>
          <table:table-cell table:style-name="ce20" office:value-type="string" calcext:value-type="string">
            <text:p>(イ. 遷移)</text:p>
            <text:p>1.以下を満たすこと。</text:p>
            <text:p> a.マイギャラリー画面に遷移すること。</text:p>
            <text:p> b.作成した記事が表示され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3">
          <table:table-cell table:style-name="ce33" office:value-type="float" office:value="9" calcext:value-type="float" table:number-columns-spanned="1" table:number-rows-spanned="3">
            <text:p>9</text:p>
          </table:table-cell>
          <table:table-cell table:style-name="ce14" office:value-type="string" calcext:value-type="string" table:number-columns-spanned="1" table:number-rows-spanned="3">
            <text:p>会員画面への管理者ログインとギャラリー記事編集</text:p>
          </table:table-cell>
          <table:table-cell table:style-name="ce14" office:value-type="string" calcext:value-type="string">
            <text:p>ユーザ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text:span text:style-name="T1">1.選択したユーザとして会員トップ画面へ遷移する。</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table:table-cell table:style-name="ce36" office:value-type="string" calcext:value-type="string">
            <text:p>ボタン</text:p>
          </table:table-cell>
          <table:table-cell table:style-name="ce14"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マイギャラリー画面ボタンを押下する。</text:p>
          </table:table-cell>
          <table:table-cell table:style-name="ce20" office:value-type="string" calcext:value-type="string">
            <text:p>(イ. 遷移)</text:p>
            <text:p>1.マイギャラリー画面に遷移す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60">
          <table:covered-table-cell table:style-name="ce33" office:value-type="float" office:value="2" calcext:value-type="float">
            <text:p>2</text:p>
          </table:covered-table-cell>
          <table:covered-table-cell table:style-name="ce14" office:value-type="string" calcext:value-type="string">
            <text:p>ギャラリー記事</text:p>
          </table:covered-table-cell>
          <table:table-cell table:number-columns-repeated="2" table:style-name="ce36" office:value-type="string" calcext:value-type="string">
            <text:p>記事更新</text:p>
          </table:table-cell>
          <table:table-cell table:style-name="ce16" office:value-type="string" calcext:value-type="string">
            <text:p>正常</text:p>
          </table:table-cell>
          <table:table-cell table:style-name="ce38" office:value-type="string" calcext:value-type="string">
            <text:p><text:span text:style-name="T2">1.タイトルをダブルクリック(またはダブルタップ)する。</text:span></text:p>
            <text:p><text:span text:style-name="T2">2.タイトルを編集後、タイトルの外を押下する。</text:span></text:p>
            <text:p><text:span text:style-name="T2">3.コメントをダブルクリック(またはダブルタップ)する。</text:span></text:p>
            <text:p>4.コメントを編集後、コメントの外を押下する。</text:p>
            <text:p>5.チェックボックスを押下する。</text:p>
            <text:p>6.更新ボタンを押下する。</text:p>
            <text:p><text:span text:style-name="T1">7.マイギャラリー画面ボタンを押下する。</text:span></text:p>
          </table:table-cell>
          <table:table-cell table:style-name="ce20" office:value-type="string" calcext:value-type="string">
            <text:p>(イ. 遷移)</text:p>
            <text:p>1.タイトルがテキストボックスになり、編集できること。</text:p>
            <text:p>2.テキストボックスがなくなり、編集したタイトルが反映されること。</text:p>
            <text:p><text:span text:style-name="T1">3.コメントがテキストエリアになり、編集できること。</text:span></text:p>
            <text:p><text:span text:style-name="T1">4.テキストエリアがなくなり、編集したエリアが反映されること。</text:span></text:p>
            <text:p><text:span text:style-name="T1">5.チェックボックスにチェックが入ること。</text:span></text:p>
            <text:p><text:span text:style-name="T1">6.選択した記事が更新された旨のメッセージが表示されること。</text:span></text:p>
            <text:p><text:span text:style-name="T1">7.更新を行った記事が更新直前と同じ内容となっていること。</text:span></text:p>
            <text:p>(ロ. データ)</text:p>
            <text:p>6.ギャラリーテーブル(user_image)テーブルのレコードのIDを指定して更新を行う。</text:p>
            <text:p>  更新列とセットする値は以下の通りとなる。</text:p>
            <text:p>  a.タイトル(title) : 編集した更新対象の記事のタイトル </text:p>
            <text:p>  b.本文(content) : 編集した更新対象の記事の本文 </text:p>
            <text:p>  c.更新日時(update_timestamp) : 更新を行った時刻</text:p>
          </table:table-cell>
          <table:table-cell table:style-name="ce23" table:number-columns-repeated="2"/>
          <table:table-cell table:style-name="ce26"/>
          <table:table-cell table:style-name="ce27"/>
          <table:table-cell table:number-columns-repeated="1013"/>
        </table:table-row>
        <table:table-row table:style-name="ro13">
          <table:table-cell table:style-name="ce33" office:value-type="float" office:value="10" calcext:value-type="float" table:number-columns-spanned="1" table:number-rows-spanned="4">
            <text:p>10</text:p>
          </table:table-cell>
          <table:table-cell table:style-name="ce14" office:value-type="string" calcext:value-type="string" table:number-columns-spanned="1" table:number-rows-spanned="4">
            <text:p>会員画面への管理者ログインとギャラリー記事削除</text:p>
          </table:table-cell>
          <table:table-cell table:style-name="ce14" office:value-type="string" calcext:value-type="string">
            <text:p>ユーザ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text:span text:style-name="T1">1.選択したユーザとして会員トップ画面へ遷移する。</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33"/>
          <table:covered-table-cell table:style-name="ce14"/>
          <table:table-cell table:style-name="ce36" office:value-type="string" calcext:value-type="string">
            <text:p>ボタン</text:p>
          </table:table-cell>
          <table:table-cell table:style-name="ce14"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マイギャラリー画面ボタンを押下する。</text:p>
          </table:table-cell>
          <table:table-cell table:style-name="ce20" office:value-type="string" calcext:value-type="string">
            <text:p>(イ. 遷移)</text:p>
            <text:p>1.マイギャラリー画面に遷移す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0">
          <table:covered-table-cell table:style-name="ce33" office:value-type="float" office:value="2" calcext:value-type="float">
            <text:p>2</text:p>
          </table:covered-table-cell>
          <table:covered-table-cell table:style-name="ce14"/>
          <table:table-cell table:number-columns-repeated="2" table:style-name="ce36" office:value-type="string" calcext:value-type="string">
            <text:p>記事更新</text:p>
          </table:table-cell>
          <table:table-cell table:style-name="ce16" office:value-type="string" calcext:value-type="string">
            <text:p>正常</text:p>
          </table:table-cell>
          <table:table-cell table:style-name="ce38" office:value-type="string" calcext:value-type="string">
            <text:p><text:span text:style-name="T2">1.タイトルをダブルクリック(またはダブルタップ)する。</text:span></text:p>
            <text:p><text:span text:style-name="T2">2.タイトルを編集後、タイトルの外を押下する。</text:span></text:p>
            <text:p><text:span text:style-name="T2">3.コメントをダブルクリック(またはダブルタップ)する。</text:span></text:p>
            <text:p>4.コメントを編集後、コメントの外を押下する。</text:p>
            <text:p>5.チェックボックスを押下する。</text:p>
            <text:p>6.更新ボタンを押下する。</text:p>
            <text:p><text:span text:style-name="T1">7.マイギャラリー画面ボタンを押下する。</text:span></text:p>
          </table:table-cell>
          <table:table-cell table:style-name="ce20" office:value-type="string" calcext:value-type="string">
            <text:p>(イ. 遷移)</text:p>
            <text:p>1.タイトルがテキストボックスになり、編集できること。</text:p>
            <text:p>2.テキストボックスがなくなり、編集したタイトルが反映されること。</text:p>
            <text:p><text:span text:style-name="T1">3.コメントがテキストエリアになり、編集できること。</text:span></text:p>
            <text:p><text:span text:style-name="T1">4.テキストエリアがなくなり、編集したエリアが反映されること。</text:span></text:p>
            <text:p><text:span text:style-name="T1">5.チェックボックスにチェックが入ること。</text:span></text:p>
            <text:p><text:span text:style-name="T1">6.選択した記事が更新された旨のメッセージが表示されること。</text:span></text:p>
            <text:p><text:span text:style-name="T1">7.更新を行った記事が更新直前と同じ内容となっていること。</text:span></text:p>
            <text:p>(ロ. データ)</text:p>
            <text:p>6.ギャラリーテーブル(user_image)テーブルのレコードのIDを指定して更新を行う。</text:p>
            <text:p>  更新列とセットする値は以下の通りとなる。</text:p>
            <text:p>  a.タイトル(title) : 編集した更新対象の記事のタイトル </text:p>
            <text:p>  b.本文(content) : 編集した更新対象の記事の本文 </text:p>
            <text:p>  c.更新日時(update_timestamp) : 更新を行った時刻</text:p>
          </table:table-cell>
          <table:table-cell table:style-name="ce23" table:number-columns-repeated="2"/>
          <table:table-cell table:style-name="ce26"/>
          <table:table-cell table:style-name="ce27"/>
          <table:table-cell table:number-columns-repeated="1013"/>
        </table:table-row>
        <table:table-row table:style-name="ro14">
          <table:covered-table-cell table:style-name="ce33" office:value-type="float" office:value="14" calcext:value-type="float">
            <text:p>14</text:p>
          </table:covered-table-cell>
          <table:covered-table-cell table:style-name="ce14"/>
          <table:table-cell table:style-name="ce36" office:value-type="string" calcext:value-type="string">
            <text:p>ボタン</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任意のギャラリー記事にチェックを入れ、削除ボタンを押下する。</text:p>
            <text:p>2.確認ダイアログの「はい」ボタンを押下する。</text:p>
            <text:p><text:span text:style-name="T1">3. マイギャラリー画面ボタンを押下する。</text:span></text:p>
          </table:table-cell>
          <table:table-cell table:style-name="ce20" office:value-type="string" calcext:value-type="string">
            <text:p>(イ. 遷移)</text:p>
            <text:p>1.確認ダイアログが表示される。</text:p>
            <text:p>2.選択した記事が削除された旨のメッセージが表示され、ギャラリー一覧からチェックを入れた記事が消えること。</text:p>
            <text:p>3.削除された記事が表示されない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table-cell table:style-name="ce33" office:value-type="float" office:value="11" calcext:value-type="float" table:number-columns-spanned="1" table:number-rows-spanned="3">
            <text:p>11</text:p>
          </table:table-cell>
          <table:table-cell table:style-name="ce14" office:value-type="string" calcext:value-type="string" table:number-columns-spanned="1" table:number-rows-spanned="3">
            <text:p>会員画面への管理者ログインとプロフィール更新</text:p>
          </table:table-cell>
          <table:table-cell table:style-name="ce14" office:value-type="string" calcext:value-type="string">
            <text:p>ユーザ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text:span text:style-name="T1">1.選択したユーザとして会員トップ画面へ遷移する。</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33"/>
          <table:covered-table-cell table:style-name="ce14"/>
          <table:table-cell table:style-name="ce36" office:value-type="string" calcext:value-type="string">
            <text:p>ボタン</text:p>
          </table:table-cell>
          <table:table-cell table:style-name="ce14" office:value-type="string" calcext:value-type="string">
            <text:p>プロフィール変更画面ボタン</text:p>
          </table:table-cell>
          <table:table-cell table:style-name="ce16" office:value-type="string" calcext:value-type="string">
            <text:p>正常</text:p>
          </table:table-cell>
          <table:table-cell table:style-name="ce18" office:value-type="string" calcext:value-type="string">
            <text:p>1.プロフィール変更画面ボタンを押下する。</text:p>
          </table:table-cell>
          <table:table-cell table:style-name="ce20" office:value-type="string" calcext:value-type="string">
            <text:p>(イ. 遷移)</text:p>
            <text:p>1.プロフィール変更画面に遷移す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24">
          <table:covered-table-cell table:style-name="ce33" office:value-type="float" office:value="2" calcext:value-type="float">
            <text:p>2</text:p>
          </table:covered-table-cell>
          <table:covered-table-cell table:style-name="ce14" office:value-type="string" calcext:value-type="string">
            <text:p>プロフィール変更フォーム</text:p>
          </table:covered-table-cell>
          <table:table-cell table:number-columns-repeated="2" table:style-name="ce14" office:value-type="string" calcext:value-type="string">
            <text:p>プロフィール変更</text:p>
          </table:table-cell>
          <table:table-cell table:style-name="ce16" office:value-type="string" calcext:value-type="string">
            <text:p>正常</text:p>
          </table:table-cell>
          <table:table-cell table:style-name="ce38" office:value-type="string" calcext:value-type="string">
            <text:p>1.名前入力フォームを押下し、任意の内容で入力を行う。</text:p>
            <text:p>2.名前(カナ)入力フォームを押下し、任意のカタカナでの入力を行う。</text:p>
            <text:p>3.性別選択セレクトメニューを押下し、任意の項目を選択する。</text:p>
            <text:p>4.生年月日入力フォームを押下し、任意の日付の入力を行う。</text:p>
            <text:p>5.郵便番号入力フォームを押下し、任意の郵便番号の入力を行う。</text:p>
            <text:p>6.住所入力フォームを押下し、任意の内容で入力を行う。</text:p>
            <text:p>7.メールアドレス入力フォームを押下し、任意のメールアドレスの入力を行う。</text:p>
            <text:p>8.電話番号入力フォームを押下し、任意の電話番号の入力を行う。</text:p>
            <text:p>9.緊急番号入力フォームを押下し、任意の電話番号の入力を行う。</text:p>
            <text:p>10.任意の受信設定のラジオボタンを押下する。</text:p>
            <text:p>11.パスワード入力フォームを押下し、任意のパスワードの入力を行う。</text:p>
            <text:p>12.パスワード入力確認フォームを押下し、パスワード入力フォームと同じ内容で入力を行う。</text:p>
            <text:p><text:span text:style-name="T1">13.更新ボタンを押下する。</text:span></text:p>
            <text:p><text:span text:style-name="T1">14.プロフィール変更画面ボタンを押下する。</text:span></text:p>
            <text:p/>
          </table:table-cell>
          <table:table-cell table:style-name="ce21" office:value-type="string" calcext:value-type="string">
            <text:p>(イ. 遷移)</text:p>
            <text:p>1. 〜 12.入力、選択が行えること。</text:p>
            <text:p><text:span text:style-name="T1">13.プロフィール更新完了のメッセージが出ること。</text:span></text:p>
            <text:p><text:span text:style-name="T1">14.変更した内容を反映したプロフィール変更画面が表示されること。</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1" table:number-rows-repeated="5">
          <table:table-cell table:style-name="ce33"/>
          <table:table-cell table:style-name="ce14" table:number-columns-repeated="3"/>
          <table:table-cell table:style-name="ce16"/>
          <table:table-cell table:style-name="ce38"/>
          <table:table-cell table:style-name="ce20"/>
          <table:table-cell table:style-name="ce23" table:number-columns-repeated="2"/>
          <table:table-cell table:style-name="ce26"/>
          <table:table-cell table:style-name="ce27"/>
          <table:table-cell table:number-columns-repeated="1013"/>
        </table:table-row>
        <table:table-row table:style-name="ro6" table:number-rows-repeated="1048465">
          <table:table-cell table:number-columns-repeated="1024"/>
        </table:table-row>
        <table:table-row table:style-name="ro27" table:number-rows-repeated="6">
          <table:table-cell table:number-columns-repeated="1024"/>
        </table:table-row>
        <table:table-row table:style-name="ro27">
          <table:table-cell table:number-columns-repeated="1024"/>
        </table:table-row>
      </table:table>
      <table:table table:name="メール送信ダイアログ" table:style-name="ta2" table:print-ranges="メール送信ダイアログ.A1:メール送信ダイアログ.K15">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メール作成ダイアログ</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8" table:visibility="collapse">
          <table:table-cell table:style-name="ce9" office:value-type="float" office:value="1" calcext:value-type="float">
            <text:p>1</text:p>
          </table:table-cell>
          <table:table-cell table:style-name="ce14" office:value-type="string" calcext:value-type="string">
            <text:p>タイトルバー</text:p>
          </table:table-cell>
          <table:table-cell table:style-name="ce14" office:value-type="string" calcext:value-type="string">
            <text:p>テキスト</text:p>
          </table:table-cell>
          <table:table-cell table:style-name="ce14" office:value-type="string" calcext:value-type="string">
            <text:p>日付</text:p>
          </table:table-cell>
          <table:table-cell table:style-name="ce15" office:value-type="string" calcext:value-type="string">
            <text:p>正常</text:p>
          </table:table-cell>
          <table:table-cell table:style-name="ce38" office:value-type="string" calcext:value-type="string">
            <text:p>1.メール画面の新規ボタンを押下する。</text:p>
          </table:table-cell>
          <table:table-cell table:style-name="ce19" office:value-type="string" calcext:value-type="string">
            <text:p>(イ. 遷移)</text:p>
            <text:p>1.メール作成ダイアログが表示されること。</text:p>
            <text:p>  また、タイトルバーに「メール作成」と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8" table:visibility="collapse">
          <table:table-cell table:style-name="ce9" office:value-type="float" office:value="2" calcext:value-type="float">
            <text:p>2</text:p>
          </table:table-cell>
          <table:table-cell table:style-name="ce14" office:value-type="string" calcext:value-type="string">
            <text:p>タイトルバー</text:p>
          </table:table-cell>
          <table:table-cell table:style-name="ce14" office:value-type="string" calcext:value-type="string">
            <text:p>ボタン</text:p>
          </table:table-cell>
          <table:table-cell table:style-name="ce14" office:value-type="string" calcext:value-type="string">
            <text:p>クローズボックス</text:p>
          </table:table-cell>
          <table:table-cell table:style-name="ce15" office:value-type="string" calcext:value-type="string">
            <text:p>正常</text:p>
          </table:table-cell>
          <table:table-cell table:style-name="ce38" office:value-type="string" calcext:value-type="string">
            <text:p>1.メール作成ダイアログのクローズボックスを押下する。</text:p>
          </table:table-cell>
          <table:table-cell table:style-name="ce19" office:value-type="string" calcext:value-type="string">
            <text:p>(イ. 遷移)</text:p>
            <text:p>1.メール作成ダイアログが閉じ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9" office:value-type="float" office:value="3" calcext:value-type="float">
            <text:p>3</text:p>
          </table:table-cell>
          <table:table-cell table:style-name="ce14" office:value-type="string" calcext:value-type="string">
            <text:p>メール作成フォーム</text:p>
          </table:table-cell>
          <table:table-cell table:style-name="ce14" office:value-type="string" calcext:value-type="string">
            <text:p>表示情報</text:p>
          </table:table-cell>
          <table:table-cell table:style-name="ce14" office:value-type="string" calcext:value-type="string">
            <text:p>宛先人</text:p>
          </table:table-cell>
          <table:table-cell table:style-name="ce16" office:value-type="string" calcext:value-type="string">
            <text:p>正常</text:p>
          </table:table-cell>
          <table:table-cell table:style-name="ce38" office:value-type="string" calcext:value-type="string">
            <text:p>1.メール作成ダイアログを表示する。</text:p>
          </table:table-cell>
          <table:table-cell table:style-name="ce20" office:value-type="string" calcext:value-type="string">
            <text:p>(イ. 遷移)</text:p>
            <text:p>1.宛先人の欄にユーザ一覧で選択したユーザの名前が全て表示され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4" table:visibility="collapse">
          <table:table-cell table:style-name="ce9" office:value-type="float" office:value="4" calcext:value-type="float">
            <text:p>4</text:p>
          </table:table-cell>
          <table:table-cell table:style-name="ce14" office:value-type="string" calcext:value-type="string">
            <text:p>メール作成フォーム</text:p>
          </table:table-cell>
          <table:table-cell table:style-name="ce14" office:value-type="string" calcext:value-type="string">
            <text:p>表示情報</text:p>
          </table:table-cell>
          <table:table-cell table:style-name="ce14" office:value-type="string" calcext:value-type="string">
            <text:p>宛先</text:p>
          </table:table-cell>
          <table:table-cell table:style-name="ce16" office:value-type="string" calcext:value-type="string">
            <text:p>正常</text:p>
          </table:table-cell>
          <table:table-cell table:style-name="ce38" office:value-type="string" calcext:value-type="string">
            <text:p>1.メール作成ダイアログを表示する。</text:p>
          </table:table-cell>
          <table:table-cell table:style-name="ce20" office:value-type="string" calcext:value-type="string">
            <text:p>(イ. 遷移)</text:p>
            <text:p>1.以下の条件により期待値が変わる。</text:p>
            <text:p> a. メールボタンを押してダイアログが表示された場合: 宛先の欄にユーザ一覧で選択したユーザのメールアドレスが全て表示されていること。</text:p>
            <text:p> b. お知らせボタンを押してダイアログが表示された場合 : 宛先欄が表示されない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0" table:visibility="collapse">
          <table:table-cell table:style-name="ce9" office:value-type="float" office:value="5" calcext:value-type="float">
            <text:p>5</text:p>
          </table:table-cell>
          <table:table-cell table:style-name="ce14" office:value-type="string" calcext:value-type="string">
            <text:p>メール作成フォーム</text:p>
          </table:table-cell>
          <table:table-cell table:style-name="ce14" office:value-type="string" calcext:value-type="string">
            <text:p>入力フォーム</text:p>
          </table:table-cell>
          <table:table-cell table:style-name="ce14" office:value-type="string" calcext:value-type="string">
            <text:p>タイトル入力フォーム</text:p>
          </table:table-cell>
          <table:table-cell table:style-name="ce15" office:value-type="string" calcext:value-type="string">
            <text:p>正常</text:p>
          </table:table-cell>
          <table:table-cell table:style-name="ce18" office:value-type="string" calcext:value-type="string">
            <text:p>1.メール作成ダイアログを表示する。</text:p>
            <text:p>2.タイトル入力フォームを押下する。</text:p>
            <text:p>3.入力を行う。</text:p>
          </table:table-cell>
          <table:table-cell table:style-name="ce39" office:value-type="string" calcext:value-type="string">
            <text:p>(イ. 遷移)</text:p>
            <text:p>1.タイトル入力フォームが空であること。</text:p>
            <text:p>2.タイトル入力フォームがフォーカスされること。</text:p>
            <text:p>3.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30" table:visibility="collapse">
          <table:table-cell table:style-name="ce9" office:value-type="float" office:value="6" calcext:value-type="float">
            <text:p>6</text:p>
          </table:table-cell>
          <table:table-cell table:style-name="ce14" office:value-type="string" calcext:value-type="string">
            <text:p>メール作成フォーム</text:p>
          </table:table-cell>
          <table:table-cell table:style-name="ce14" office:value-type="string" calcext:value-type="string">
            <text:p>入力フォーム</text:p>
          </table:table-cell>
          <table:table-cell table:style-name="ce14" office:value-type="string" calcext:value-type="string">
            <text:p>本文入力フォーム</text:p>
          </table:table-cell>
          <table:table-cell table:style-name="ce15" office:value-type="string" calcext:value-type="string">
            <text:p>正常</text:p>
          </table:table-cell>
          <table:table-cell table:style-name="ce18" office:value-type="string" calcext:value-type="string">
            <text:p>1.メール作成ダイアログを表示する。</text:p>
            <text:p>2.本文入力フォームを押下する。</text:p>
            <text:p>3.入力を行う。</text:p>
          </table:table-cell>
          <table:table-cell table:style-name="ce39" office:value-type="string" calcext:value-type="string">
            <text:p>(イ. 遷移)</text:p>
            <text:p>1.本文入力フォームが空であること。</text:p>
            <text:p>2.本文入力フォームがフォーカスされること。</text:p>
            <text:p>3.入力でき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30" table:visibility="collapse">
          <table:table-cell table:style-name="ce9" office:value-type="float" office:value="7" calcext:value-type="float">
            <text:p>7</text:p>
          </table:table-cell>
          <table:table-cell table:style-name="ce14" office:value-type="string" calcext:value-type="string">
            <text:p>メール作成フォーム</text:p>
          </table:table-cell>
          <table:table-cell table:style-name="ce14" office:value-type="string" calcext:value-type="string">
            <text:p>ボタン</text:p>
          </table:table-cell>
          <table:table-cell table:style-name="ce14" office:value-type="string" calcext:value-type="string">
            <text:p>送信ボタン</text:p>
          </table:table-cell>
          <table:table-cell table:style-name="ce15" office:value-type="string" calcext:value-type="string">
            <text:p>正常</text:p>
          </table:table-cell>
          <table:table-cell table:style-name="ce18" office:value-type="string" calcext:value-type="string">
            <text:p>1.送信ボタンを押下する。</text:p>
          </table:table-cell>
          <table:table-cell table:style-name="ce39" office:value-type="string" calcext:value-type="string">
            <text:p>(イ. 遷移)</text:p>
            <text:p>1.入力したメール作成フォームの内容でメール送信、またはお知らせが登録された旨を伝えるメッセージが表示されること。</text:p>
            <text:p>  その後、メール送信ダイアログが閉じられる事。</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9" office:value-type="float" office:value="8" calcext:value-type="float">
            <text:p>8</text:p>
          </table:table-cell>
          <table:table-cell table:style-name="ce14" office:value-type="string" calcext:value-type="string">
            <text:p>メール作成フォーム</text:p>
          </table:table-cell>
          <table:table-cell table:style-name="ce14" office:value-type="string" calcext:value-type="string">
            <text:p>ボタン</text:p>
          </table:table-cell>
          <table:table-cell table:style-name="ce14" office:value-type="string" calcext:value-type="string">
            <text:p>リセットボタン</text:p>
          </table:table-cell>
          <table:table-cell table:style-name="ce15" office:value-type="string" calcext:value-type="string">
            <text:p>正常</text:p>
          </table:table-cell>
          <table:table-cell table:style-name="ce18" office:value-type="string" calcext:value-type="string">
            <text:p>1.リセットボタンを押下する。</text:p>
          </table:table-cell>
          <table:table-cell table:style-name="ce39" office:value-type="string" calcext:value-type="string">
            <text:p>(イ. 遷移)</text:p>
            <text:p>1.メール作成フォームの内容がリセット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6" table:number-rows-repeated="1048556">
          <table:table-cell table:number-columns-repeated="1024"/>
        </table:table-row>
        <table:table-row table:style-name="ro27" table:number-rows-repeated="5">
          <table:table-cell table:number-columns-repeated="1024"/>
        </table:table-row>
        <table:table-row table:style-name="ro27">
          <table:table-cell table:number-columns-repeated="1024"/>
        </table:table-row>
      </table:table>
      <table:table table:name="ユーザ絞込ダイアログ" table:style-name="ta2" table:print-ranges="ユーザ絞込ダイアログ.A1:ユーザ絞込ダイアログ.K19">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ユーザ絞込ダイアログ</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8" table:visibility="collapse">
          <table:table-cell table:style-name="ce9" office:value-type="float" office:value="1" calcext:value-type="float">
            <text:p>1</text:p>
          </table:table-cell>
          <table:table-cell table:style-name="ce14" office:value-type="string" calcext:value-type="string">
            <text:p>タイトルバー</text:p>
          </table:table-cell>
          <table:table-cell table:style-name="ce14" office:value-type="string" calcext:value-type="string">
            <text:p>テキスト</text:p>
          </table:table-cell>
          <table:table-cell table:style-name="ce14" office:value-type="string" calcext:value-type="string">
            <text:p>日付</text:p>
          </table:table-cell>
          <table:table-cell table:style-name="ce15" office:value-type="string" calcext:value-type="string">
            <text:p>正常</text:p>
          </table:table-cell>
          <table:table-cell table:style-name="ce38" office:value-type="string" calcext:value-type="string">
            <text:p>1.ユーザ一覧画面の絞込ボタンを押下する。</text:p>
          </table:table-cell>
          <table:table-cell table:style-name="ce19" office:value-type="string" calcext:value-type="string">
            <text:p><text:span text:style-name="T2">(イ. 遷移)</text:span></text:p>
            <text:p><text:span text:style-name="T2">1.ユーザ絞込ダイアログが表示されること。</text:span></text:p>
            <text:p><text:span text:style-name="T2">  また、タイトルバーに「ユーザ絞込」と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8" table:visibility="collapse">
          <table:table-cell table:style-name="ce9" office:value-type="float" office:value="2" calcext:value-type="float">
            <text:p>2</text:p>
          </table:table-cell>
          <table:table-cell table:style-name="ce14" office:value-type="string" calcext:value-type="string">
            <text:p>タイトルバー</text:p>
          </table:table-cell>
          <table:table-cell table:style-name="ce14" office:value-type="string" calcext:value-type="string">
            <text:p>ボタン</text:p>
          </table:table-cell>
          <table:table-cell table:style-name="ce14" office:value-type="string" calcext:value-type="string">
            <text:p>クローズボックス</text:p>
          </table:table-cell>
          <table:table-cell table:style-name="ce15" office:value-type="string" calcext:value-type="string">
            <text:p>正常</text:p>
          </table:table-cell>
          <table:table-cell table:style-name="ce38" office:value-type="string" calcext:value-type="string">
            <text:p>1.授業予約ダイアログのクローズボックスを押下する。</text:p>
          </table:table-cell>
          <table:table-cell table:style-name="ce19" office:value-type="string" calcext:value-type="string">
            <text:p><text:span text:style-name="T2">(イ. 遷移)</text:span></text:p>
            <text:p><text:span text:style-name="T2">1.ユーザ絞込ダイアログが閉じ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9" office:value-type="float" office:value="3" calcext:value-type="float">
            <text:p>3</text:p>
          </table:table-cell>
          <table:table-cell table:style-name="ce14" office:value-type="string" calcext:value-type="string">
            <text:p>ユーザ絞込フォーム</text:p>
          </table:table-cell>
          <table:table-cell table:style-name="ce14" office:value-type="string" calcext:value-type="string">
            <text:p>入力フォーム</text:p>
          </table:table-cell>
          <table:table-cell table:style-name="ce14" office:value-type="string" calcext:value-type="string">
            <text:p>氏名(カナ)入力フォーム</text:p>
          </table:table-cell>
          <table:table-cell table:style-name="ce15" office:value-type="string" calcext:value-type="string">
            <text:p>正常</text:p>
          </table:table-cell>
          <table:table-cell table:style-name="ce18" office:value-type="string" calcext:value-type="string">
            <text:p>1. 氏名(カナ)入力フォームを押下する。</text:p>
            <text:p>2.入力を行う。</text:p>
          </table:table-cell>
          <table:table-cell table:style-name="ce39"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36" table:number-columns-repeated="3"/>
          <table:table-cell table:style-name="ce34"/>
          <table:table-cell table:number-columns-repeated="1013"/>
        </table:table-row>
        <table:table-row table:style-name="ro12" table:visibility="collapse">
          <table:table-cell table:style-name="ce9" office:value-type="float" office:value="4" calcext:value-type="float">
            <text:p>4</text:p>
          </table:table-cell>
          <table:table-cell table:style-name="ce14" office:value-type="string" calcext:value-type="string">
            <text:p>ユーザ絞込フォーム</text:p>
          </table:table-cell>
          <table:table-cell table:style-name="ce14" office:value-type="string" calcext:value-type="string">
            <text:p>入力フォーム</text:p>
          </table:table-cell>
          <table:table-cell table:style-name="ce14" office:value-type="string" calcext:value-type="string">
            <text:p>氏名入力フォーム</text:p>
          </table:table-cell>
          <table:table-cell table:style-name="ce15" office:value-type="string" calcext:value-type="string">
            <text:p>正常</text:p>
          </table:table-cell>
          <table:table-cell table:style-name="ce18" office:value-type="string" calcext:value-type="string">
            <text:p>1. 氏名入力フォームを押下する。</text:p>
            <text:p>2.入力を行う。</text:p>
          </table:table-cell>
          <table:table-cell table:style-name="ce39"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9" office:value-type="float" office:value="5" calcext:value-type="float">
            <text:p>5</text:p>
          </table:table-cell>
          <table:table-cell table:style-name="ce14" office:value-type="string" calcext:value-type="string">
            <text:p>ユーザ絞込フォーム</text:p>
          </table:table-cell>
          <table:table-cell table:style-name="ce14" office:value-type="string" calcext:value-type="string">
            <text:p>入力フォーム</text:p>
          </table:table-cell>
          <table:table-cell table:style-name="ce14" office:value-type="string" calcext:value-type="string">
            <text:p>電話番号入力フォーム</text:p>
          </table:table-cell>
          <table:table-cell table:style-name="ce15" office:value-type="string" calcext:value-type="string">
            <text:p>正常</text:p>
          </table:table-cell>
          <table:table-cell table:style-name="ce18" office:value-type="string" calcext:value-type="string">
            <text:p>1. 電話番号入力フォームを押下する。</text:p>
            <text:p>2.入力を行う。</text:p>
          </table:table-cell>
          <table:table-cell table:style-name="ce39" office:value-type="string" calcext:value-type="string">
            <text:p>(イ. 遷移)</text:p>
            <text:p>1.電話番号入力フォームがフォーカスされること。</text:p>
            <text:p>2.数字、ハイフンのみ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6" calcext:value-type="float">
            <text:p>6</text:p>
          </table:table-cell>
          <table:table-cell table:style-name="ce14" office:value-type="string" calcext:value-type="string">
            <text:p>ユーザ絞込フォーム</text:p>
          </table:table-cell>
          <table:table-cell table:style-name="ce14" office:value-type="string" calcext:value-type="string">
            <text:p>入力フォーム</text:p>
          </table:table-cell>
          <table:table-cell table:style-name="ce14" office:value-type="string" calcext:value-type="string">
            <text:p>メールアドレスフォーム</text:p>
          </table:table-cell>
          <table:table-cell table:style-name="ce15" office:value-type="string" calcext:value-type="string">
            <text:p>正常</text:p>
          </table:table-cell>
          <table:table-cell table:style-name="ce18" office:value-type="string" calcext:value-type="string">
            <text:p>1. メールアドレス入力フォームを押下する。</text:p>
            <text:p>2.入力を行う。</text:p>
          </table:table-cell>
          <table:table-cell table:style-name="ce39" office:value-type="string" calcext:value-type="string">
            <text:p>(イ. 遷移)</text:p>
            <text:p>1.氏名(カナ)入力フォームがフォーカスされること。</text:p>
            <text:p>2.英数字とメール対応記号のみ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7" calcext:value-type="float">
            <text:p>7</text:p>
          </table:table-cell>
          <table:table-cell table:style-name="ce14" office:value-type="string" calcext:value-type="string">
            <text:p>ユーザ絞込フォーム</text:p>
          </table:table-cell>
          <table:table-cell table:style-name="ce14" office:value-type="string" calcext:value-type="string">
            <text:p>入力フォーム</text:p>
          </table:table-cell>
          <table:table-cell table:style-name="ce14" office:value-type="string" calcext:value-type="string">
            <text:p>ID入力フォーム</text:p>
          </table:table-cell>
          <table:table-cell table:style-name="ce15" office:value-type="string" calcext:value-type="string">
            <text:p>正常</text:p>
          </table:table-cell>
          <table:table-cell table:style-name="ce18" office:value-type="string" calcext:value-type="string">
            <text:p>1. ID入力フォームを押下する。</text:p>
            <text:p>2.入力を行う。</text:p>
          </table:table-cell>
          <table:table-cell table:style-name="ce39" office:value-type="string" calcext:value-type="string">
            <text:p>(イ. 遷移)</text:p>
            <text:p>1.ID入力フォームがフォーカスされること。</text:p>
            <text:p>2.数値のみが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8" calcext:value-type="float">
            <text:p>8</text:p>
          </table:table-cell>
          <table:table-cell table:style-name="ce14" office:value-type="string" calcext:value-type="string">
            <text:p>ユーザ絞込フォーム</text:p>
          </table:table-cell>
          <table:table-cell table:style-name="ce14" office:value-type="string" calcext:value-type="string">
            <text:p>入力フォーム</text:p>
          </table:table-cell>
          <table:table-cell table:style-name="ce14" office:value-type="string" calcext:value-type="string">
            <text:p>テーマ入力フォーム</text:p>
          </table:table-cell>
          <table:table-cell table:style-name="ce15" office:value-type="string" calcext:value-type="string">
            <text:p>正常</text:p>
          </table:table-cell>
          <table:table-cell table:style-name="ce18" office:value-type="string" calcext:value-type="string">
            <text:p>1. テーマ入力フォームを押下する。</text:p>
            <text:p>2.入力を行う。</text:p>
          </table:table-cell>
          <table:table-cell table:style-name="ce39" office:value-type="string" calcext:value-type="string">
            <text:p>(イ. 遷移)</text:p>
            <text:p>1.テーマ入力フォームがフォーカスされること。</text:p>
            <text:p>2.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9" calcext:value-type="float">
            <text:p>9</text:p>
          </table:table-cell>
          <table:table-cell table:style-name="ce14" office:value-type="string" calcext:value-type="string">
            <text:p>ユーザ絞込フォーム</text:p>
          </table:table-cell>
          <table:table-cell table:style-name="ce14" office:value-type="string" calcext:value-type="string">
            <text:p>入力フォーム</text:p>
          </table:table-cell>
          <table:table-cell table:style-name="ce14" office:value-type="string" calcext:value-type="string">
            <text:p>絞込開始期間入力フォーム</text:p>
          </table:table-cell>
          <table:table-cell table:style-name="ce15" office:value-type="string" calcext:value-type="string">
            <text:p>正常</text:p>
          </table:table-cell>
          <table:table-cell table:style-name="ce18" office:value-type="string" calcext:value-type="string">
            <text:p>1. 開始期間(左側)のテキストボックスを押下する。</text:p>
          </table:table-cell>
          <table:table-cell table:style-name="ce39"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10" calcext:value-type="float">
            <text:p>10</text:p>
          </table:table-cell>
          <table:table-cell table:style-name="ce14" office:value-type="string" calcext:value-type="string">
            <text:p>ユーザ絞込フォーム</text:p>
          </table:table-cell>
          <table:table-cell table:style-name="ce14" office:value-type="string" calcext:value-type="string">
            <text:p>入力フォーム</text:p>
          </table:table-cell>
          <table:table-cell table:style-name="ce14" office:value-type="string" calcext:value-type="string">
            <text:p>絞込終了期間入力フォーム</text:p>
          </table:table-cell>
          <table:table-cell table:style-name="ce15" office:value-type="string" calcext:value-type="string">
            <text:p>正常</text:p>
          </table:table-cell>
          <table:table-cell table:style-name="ce18" office:value-type="string" calcext:value-type="string">
            <text:p>1.終了期間(右側)のテキストボックスを押下する。</text:p>
          </table:table-cell>
          <table:table-cell table:style-name="ce39"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45" table:visibility="collapse">
          <table:table-cell table:style-name="ce9" office:value-type="float" office:value="11" calcext:value-type="float">
            <text:p>11</text:p>
          </table:table-cell>
          <table:table-cell table:style-name="ce14" office:value-type="string" calcext:value-type="string">
            <text:p>ユーザ絞込フォーム</text:p>
          </table:table-cell>
          <table:table-cell table:style-name="ce14" office:value-type="string" calcext:value-type="string">
            <text:p>ボタン</text:p>
          </table:table-cell>
          <table:table-cell table:style-name="ce14" office:value-type="string" calcext:value-type="string">
            <text:p>検索ボタン</text:p>
          </table:table-cell>
          <table:table-cell table:style-name="ce15" office:value-type="string" calcext:value-type="string">
            <text:p>正常</text:p>
          </table:table-cell>
          <table:table-cell table:style-name="ce18" office:value-type="string" calcext:value-type="string">
            <text:p>1.検索ボタンを押下する。</text:p>
          </table:table-cell>
          <table:table-cell table:style-name="ce39" office:value-type="string" calcext:value-type="string">
            <text:p>(イ. 遷移)</text:p>
            <text:p>1.以下の条件を満たす事。</text:p>
            <text:p> a.ユーザ一覧にユーザ絞込フォームで入力した内容を元に絞り込まれたユーザデータが表示されること。</text:p>
            <text:p> b.ユーザ絞込ダイアログが閉じられること。</text:p>
            <text:p> c.ユーザ一覧画面のユーザ検索フォームに、入力が行われたユーザ絞込フォームの入力フォームが全て追加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6">
          <table:table-cell table:style-name="ce9"/>
          <table:table-cell table:style-name="ce14" table:number-columns-repeated="3"/>
          <table:table-cell table:style-name="ce15"/>
          <table:table-cell table:style-name="ce1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556">
          <table:table-cell table:number-columns-repeated="1024"/>
        </table:table-row>
        <table:table-row table:style-name="ro27">
          <table:table-cell table:number-columns-repeated="1024"/>
        </table:table-row>
        <table:table-row table:style-name="ro27">
          <table:table-cell table:number-columns-repeated="1024"/>
        </table:table-row>
      </table:table>
      <table:table table:name="授業詳細画面" table:style-name="ta2" table:print-ranges="授業詳細画面.A1:授業詳細画面.K23">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授業詳細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1" calcext:value-type="float">
            <text:p>1</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ユーザ名</text:p>
          </table:table-cell>
          <table:table-cell table:style-name="ce16" office:value-type="string" calcext:value-type="string">
            <text:p>正常</text:p>
          </table:table-cell>
          <table:table-cell table:style-name="ce18" office:value-type="string" calcext:value-type="string">
            <text:p>1.管理者画面へ遷移する。</text:p>
          </table:table-cell>
          <table:table-cell table:style-name="ce21"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2" calcext:value-type="float">
            <text:p>2</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フラワースクールトップ画面ボタン</text:p>
          </table:table-cell>
          <table:table-cell table:style-name="ce16" office:value-type="string" calcext:value-type="string">
            <text:p>正常</text:p>
          </table:table-cell>
          <table:table-cell table:style-name="ce38" office:value-type="string" calcext:value-type="string">
            <text:p>1. フラワースクールトップ画面ボタン(ロゴの形式)を押下する。</text:p>
          </table:table-cell>
          <table:table-cell table:style-name="ce21" office:value-type="string" calcext:value-type="string">
            <text:p>(イ. 遷移)</text:p>
            <text:p>通常画面へ遷移する。</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3" calcext:value-type="float">
            <text:p>3</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ログアウトボタン</text:p>
          </table:table-cell>
          <table:table-cell table:style-name="ce16" office:value-type="string" calcext:value-type="string">
            <text:p>正常</text:p>
          </table:table-cell>
          <table:table-cell table:style-name="ce18" office:value-type="string" calcext:value-type="string">
            <text:p>1. ログアウトボタンを押下する。</text:p>
          </table:table-cell>
          <table:table-cell table:style-name="ce20"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4" calcext:value-type="float">
            <text:p>4</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日ごと予約者一覧</text:p>
          </table:table-cell>
          <table:table-cell table:style-name="ce16" office:value-type="string" calcext:value-type="string">
            <text:p>正常</text:p>
          </table:table-cell>
          <table:table-cell table:style-name="ce38" office:value-type="string" calcext:value-type="string">
            <text:p>1.日ごと予約者一覧のタブインデックスを押下する。</text:p>
          </table:table-cell>
          <table:table-cell table:style-name="ce20" office:value-type="string" calcext:value-type="string">
            <text:p>(イ. 遷移)</text:p>
            <text:p>1.タブパネルに日ごと予約者一覧画面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5" calcext:value-type="float">
            <text:p>5</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受講承認</text:p>
          </table:table-cell>
          <table:table-cell table:style-name="ce16" office:value-type="string" calcext:value-type="string">
            <text:p>正常</text:p>
          </table:table-cell>
          <table:table-cell table:style-name="ce38" office:value-type="string" calcext:value-type="string">
            <text:p>1.受講承認のタブインデックスを押下する。</text:p>
          </table:table-cell>
          <table:table-cell table:style-name="ce20"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6" calcext:value-type="float">
            <text:p>6</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ユーザ一覧</text:p>
          </table:table-cell>
          <table:table-cell table:style-name="ce16" office:value-type="string" calcext:value-type="string">
            <text:p>正常</text:p>
          </table:table-cell>
          <table:table-cell table:style-name="ce38" office:value-type="string" calcext:value-type="string">
            <text:p>1.ユーザ一覧のタブインデックスを押下する。</text:p>
          </table:table-cell>
          <table:table-cell table:style-name="ce20"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7" calcext:value-type="float">
            <text:p>7</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授業詳細</text:p>
          </table:table-cell>
          <table:table-cell table:style-name="ce16" office:value-type="string" calcext:value-type="string">
            <text:p>正常</text:p>
          </table:table-cell>
          <table:table-cell table:style-name="ce38" office:value-type="string" calcext:value-type="string">
            <text:p>1.授業詳細のタブインデックスを押下する。</text:p>
          </table:table-cell>
          <table:table-cell table:style-name="ce20"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8" calcext:value-type="float">
            <text:p>8</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メルマガ</text:p>
          </table:table-cell>
          <table:table-cell table:style-name="ce16" office:value-type="string" calcext:value-type="string">
            <text:p>正常</text:p>
          </table:table-cell>
          <table:table-cell table:style-name="ce38" office:value-type="string" calcext:value-type="string">
            <text:p>1.メルマガのタブインデックスを押下する。</text:p>
          </table:table-cell>
          <table:table-cell table:style-name="ce20"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9" calcext:value-type="float">
            <text:p>9</text:p>
          </table:table-cell>
          <table:table-cell table:style-name="ce14" office:value-type="string" calcext:value-type="string">
            <text:p>管理者画面タブ</text:p>
          </table:table-cell>
          <table:table-cell table:number-columns-repeated="2" table:style-name="ce14" office:value-type="string" calcext:value-type="string">
            <text:p>タブパネル</text:p>
          </table:table-cell>
          <table:table-cell table:style-name="ce16" office:value-type="string" calcext:value-type="string">
            <text:p>正常</text:p>
          </table:table-cell>
          <table:table-cell table:style-name="ce38" office:value-type="string" calcext:value-type="string">
            <text:p>1.任意の管理者画面タブのタブインデックスを押下する。</text:p>
          </table:table-cell>
          <table:table-cell table:style-name="ce20"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10" calcext:value-type="float">
            <text:p>10</text:p>
          </table:table-cell>
          <table:table-cell table:style-name="ce14" office:value-type="string" calcext:value-type="string">
            <text:p>授業カレンダー</text:p>
          </table:table-cell>
          <table:table-cell table:style-name="ce14" office:value-type="string" calcext:value-type="string">
            <text:p>表示情報</text:p>
          </table:table-cell>
          <table:table-cell table:style-name="ce14" office:value-type="string" calcext:value-type="string">
            <text:p>年月表示</text:p>
          </table:table-cell>
          <table:table-cell table:style-name="ce15" office:value-type="string" calcext:value-type="string">
            <text:p>正常</text:p>
          </table:table-cell>
          <table:table-cell table:style-name="ce18" office:value-type="string" calcext:value-type="string">
            <text:p>1. 授業詳細画面へ遷移する。</text:p>
          </table:table-cell>
          <table:table-cell table:style-name="ce39"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3" table:number-columns-repeated="2"/>
          <table:table-cell table:style-name="ce26"/>
          <table:table-cell table:style-name="ce27"/>
          <table:table-cell table:number-columns-repeated="1013"/>
        </table:table-row>
        <table:table-row table:style-name="ro10" table:visibility="collapse">
          <table:table-cell table:style-name="ce33" office:value-type="float" office:value="11" calcext:value-type="float">
            <text:p>11</text:p>
          </table:table-cell>
          <table:table-cell table:style-name="ce14" office:value-type="string" calcext:value-type="string">
            <text:p>授業カレンダー</text:p>
          </table:table-cell>
          <table:table-cell table:style-name="ce14" office:value-type="string" calcext:value-type="string">
            <text:p>ボタン</text:p>
          </table:table-cell>
          <table:table-cell table:style-name="ce14" office:value-type="string" calcext:value-type="string">
            <text:p>矢印ボタン(左)</text:p>
          </table:table-cell>
          <table:table-cell table:style-name="ce15" office:value-type="string" calcext:value-type="string">
            <text:p>正常</text:p>
          </table:table-cell>
          <table:table-cell table:style-name="ce18" office:value-type="string" calcext:value-type="string">
            <text:p>1. カレンダーの現在の年月表示右の矢印ボタンを押下する。(回数は任意)</text:p>
            <text:p/>
          </table:table-cell>
          <table:table-cell table:style-name="ce39" office:value-type="string" calcext:value-type="string">
            <text:p>(イ. 遷移)</text:p>
            <text:p>1.カレンダーの月が次の月へ変わること。</text:p>
            <text:p><text:span text:style-name="T1">(ロ. データ)</text:span></text:p>
            <text:p><text:span text:style-name="T1"> なし</text:span></text:p>
            <text:p/>
          </table:table-cell>
          <table:table-cell table:style-name="ce23" table:number-columns-repeated="2"/>
          <table:table-cell table:style-name="ce26"/>
          <table:table-cell table:style-name="ce27"/>
          <table:table-cell table:number-columns-repeated="1013"/>
        </table:table-row>
        <table:table-row table:style-name="ro10" table:visibility="collapse">
          <table:table-cell table:style-name="ce33" office:value-type="float" office:value="12" calcext:value-type="float">
            <text:p>12</text:p>
          </table:table-cell>
          <table:table-cell table:style-name="ce14" office:value-type="string" calcext:value-type="string">
            <text:p>授業カレンダー</text:p>
          </table:table-cell>
          <table:table-cell table:style-name="ce14" office:value-type="string" calcext:value-type="string">
            <text:p>ボタン</text:p>
          </table:table-cell>
          <table:table-cell table:style-name="ce14" office:value-type="string" calcext:value-type="string">
            <text:p>矢印ボタン(右)</text:p>
          </table:table-cell>
          <table:table-cell table:style-name="ce15" office:value-type="string" calcext:value-type="string">
            <text:p>正常</text:p>
          </table:table-cell>
          <table:table-cell table:style-name="ce18" office:value-type="string" calcext:value-type="string">
            <text:p>1. カレンダーの現在の年月表示右の矢印ボタンを押下する。(回数は任意)</text:p>
          </table:table-cell>
          <table:table-cell table:style-name="ce39" office:value-type="string" calcext:value-type="string">
            <text:p>(イ. 遷移)</text:p>
            <text:p>1.カレンダーの月が前の月へ変わること。</text:p>
            <text:p><text:span text:style-name="T1">(ロ. データ)</text:span></text:p>
            <text:p><text:span text:style-name="T1"> なし</text:span></text:p>
            <text:p/>
          </table:table-cell>
          <table:table-cell table:style-name="ce23" table:number-columns-repeated="2"/>
          <table:table-cell table:style-name="ce26"/>
          <table:table-cell table:style-name="ce27"/>
          <table:table-cell table:number-columns-repeated="1013"/>
        </table:table-row>
        <table:table-row table:style-name="ro30" table:visibility="collapse">
          <table:table-cell table:style-name="ce33" office:value-type="float" office:value="13" calcext:value-type="float">
            <text:p>13</text:p>
          </table:table-cell>
          <table:table-cell table:style-name="ce14" office:value-type="string" calcext:value-type="string">
            <text:p>授業カレンダー</text:p>
          </table:table-cell>
          <table:table-cell table:style-name="ce14" office:value-type="string" calcext:value-type="string">
            <text:p>ボタン</text:p>
          </table:table-cell>
          <table:table-cell table:style-name="ce15"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カレンダーの月が切り替わる。</text:p>
          </table:table-cell>
          <table:table-cell table:style-name="ce39" office:value-type="string" calcext:value-type="string">
            <text:p>(イ. 遷移)</text:p>
            <text:p>1. 日付ボタンの色が以下の通りになっていること。</text:p>
            <text:p> a.授業がある日付ボタンの色が明るい緑色になっていること。</text:p>
            <text:p> b.授業がない日付ボタンの色が薄い灰色になっ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30" table:visibility="collapse">
          <table:table-cell table:style-name="ce33" office:value-type="float" office:value="14" calcext:value-type="float">
            <text:p>14</text:p>
          </table:table-cell>
          <table:table-cell table:style-name="ce14" office:value-type="string" calcext:value-type="string">
            <text:p>授業カレンダー</text:p>
          </table:table-cell>
          <table:table-cell table:style-name="ce14" office:value-type="string" calcext:value-type="string">
            <text:p>ボタン</text:p>
          </table:table-cell>
          <table:table-cell table:style-name="ce15"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授業詳細画面へ遷移する。</text:p>
          </table:table-cell>
          <table:table-cell table:style-name="ce39" office:value-type="string" calcext:value-type="string">
            <text:p>(イ. 遷移)</text:p>
            <text:p>1. 日付ボタンの色が以下の通りになっていること。</text:p>
            <text:p> a.授業がある日付ボタンの色が明るい緑色になっていること。</text:p>
            <text:p> b.授業がない日付ボタンの色が薄い灰色になってい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21" table:visibility="collapse">
          <table:table-cell table:style-name="ce33" office:value-type="float" office:value="15" calcext:value-type="float">
            <text:p>15</text:p>
          </table:table-cell>
          <table:table-cell table:style-name="ce14" office:value-type="string" calcext:value-type="string">
            <text:p>授業カレンダー</text:p>
          </table:table-cell>
          <table:table-cell table:style-name="ce14" office:value-type="string" calcext:value-type="string">
            <text:p>ボタン</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薄い灰色となっている日付を押下する。</text:p>
          </table:table-cell>
          <table:table-cell table:style-name="ce39" office:value-type="string" calcext:value-type="string">
            <text:p>(イ. 遷移)</text:p>
            <text:p>1.以下の条件を満たす事。</text:p>
            <text:p> a.授業詳細ダイアログが表示されること。</text:p>
            <text:p> b.授業詳細ダイアログ内授業詳細タブ内授業一覧画面内の授業一覧に授業データがない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16" calcext:value-type="float">
            <text:p>16</text:p>
          </table:table-cell>
          <table:table-cell table:style-name="ce14" office:value-type="string" calcext:value-type="string">
            <text:p>授業カレンダー</text:p>
          </table:table-cell>
          <table:table-cell table:style-name="ce14" office:value-type="string" calcext:value-type="string">
            <text:p>ボタン</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明るい緑となっている日付を押下する。</text:p>
          </table:table-cell>
          <table:table-cell table:style-name="ce39" office:value-type="string" calcext:value-type="string">
            <text:p>(イ. 遷移)</text:p>
            <text:p>1.以下の条件を満たす事。</text:p>
            <text:p> a.授業詳細ダイアログが表示されること。</text:p>
            <text:p> b.授業詳細ダイアログ内授業一覧画面内の授業一覧に授業データがあ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table-cell table:style-name="ce9"/>
          <table:table-cell table:style-name="ce14" table:number-columns-repeated="3"/>
          <table:table-cell table:style-name="ce16"/>
          <table:table-cell table:style-name="ce38"/>
          <table:table-cell table:style-name="ce20"/>
          <table:table-cell table:style-name="ce23" table:number-columns-repeated="2"/>
          <table:table-cell table:style-name="ce26"/>
          <table:table-cell table:style-name="ce27"/>
          <table:table-cell table:number-columns-repeated="1013"/>
        </table:table-row>
        <table:table-row table:style-name="ro12">
          <table:table-cell table:style-name="ce9"/>
          <table:table-cell table:style-name="ce14" table:number-columns-repeated="3"/>
          <table:table-cell table:style-name="ce15"/>
          <table:table-cell table:style-name="ce38"/>
          <table:table-cell table:style-name="ce39"/>
          <table:table-cell table:style-name="ce23" table:number-columns-repeated="2"/>
          <table:table-cell table:style-name="ce26"/>
          <table:table-cell table:style-name="ce27"/>
          <table:table-cell table:number-columns-repeated="1013"/>
        </table:table-row>
        <table:table-row table:style-name="ro6">
          <table:table-cell table:number-columns-repeated="1024"/>
        </table:table-row>
        <table:table-row table:style-name="ro6">
          <table:table-cell/>
          <table:table-cell office:value-type="string" calcext:value-type="string">
            <text:p>S</text:p>
          </table:table-cell>
          <table:table-cell table:number-columns-repeated="1022"/>
        </table:table-row>
        <table:table-row table:style-name="ro6" table:number-rows-repeated="1048516">
          <table:table-cell table:number-columns-repeated="1024"/>
        </table:table-row>
        <table:table-row table:style-name="ro27" table:number-rows-repeated="35">
          <table:table-cell table:number-columns-repeated="1024"/>
        </table:table-row>
        <table:table-row table:style-name="ro27">
          <table:table-cell table:number-columns-repeated="1024"/>
        </table:table-row>
      </table:table>
      <table:table table:name="授業詳細ダイアログ" table:style-name="ta2" table:print-ranges="授業詳細ダイアログ.A1:授業詳細ダイアログ.K12">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授業詳細ダイアログ</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8" table:visibility="collapse">
          <table:table-cell table:style-name="ce9" office:value-type="float" office:value="1" calcext:value-type="float">
            <text:p>1</text:p>
          </table:table-cell>
          <table:table-cell table:style-name="ce14" office:value-type="string" calcext:value-type="string">
            <text:p>タイトルバー</text:p>
          </table:table-cell>
          <table:table-cell table:style-name="ce14" office:value-type="string" calcext:value-type="string">
            <text:p>テキスト</text:p>
          </table:table-cell>
          <table:table-cell table:style-name="ce14" office:value-type="string" calcext:value-type="string">
            <text:p>日付</text:p>
          </table:table-cell>
          <table:table-cell table:style-name="ce15" office:value-type="string" calcext:value-type="string">
            <text:p>正常</text:p>
          </table:table-cell>
          <table:table-cell table:style-name="ce38" office:value-type="string" calcext:value-type="string">
            <text:p>1.授業カレンダーの日付ボタンを押下する。</text:p>
          </table:table-cell>
          <table:table-cell table:style-name="ce19" office:value-type="string" calcext:value-type="string">
            <text:p><text:span text:style-name="T2">(イ. 遷移)</text:span></text:p>
            <text:p><text:span text:style-name="T2">1.授業詳細ダイアログが表示されること。</text:span></text:p>
            <text:p><text:span text:style-name="T2">  また、タイトルバーに選択した日付ボタンの日付が日本語で表示されること。</text:span></text:p>
            <text:p><text:span text:style-name="T2">  例)2016年5月7日(土)</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8" table:visibility="collapse">
          <table:table-cell table:style-name="ce9" office:value-type="float" office:value="2" calcext:value-type="float">
            <text:p>2</text:p>
          </table:table-cell>
          <table:table-cell table:style-name="ce14" office:value-type="string" calcext:value-type="string">
            <text:p>タイトルバー</text:p>
          </table:table-cell>
          <table:table-cell table:style-name="ce14" office:value-type="string" calcext:value-type="string">
            <text:p>ボタン</text:p>
          </table:table-cell>
          <table:table-cell table:style-name="ce14" office:value-type="string" calcext:value-type="string">
            <text:p>クローズボックス</text:p>
          </table:table-cell>
          <table:table-cell table:style-name="ce15" office:value-type="string" calcext:value-type="string">
            <text:p>正常</text:p>
          </table:table-cell>
          <table:table-cell table:style-name="ce38" office:value-type="string" calcext:value-type="string">
            <text:p>1.授業詳細ダイアログのクローズボックスを押下する。</text:p>
          </table:table-cell>
          <table:table-cell table:style-name="ce19" office:value-type="string" calcext:value-type="string">
            <text:p><text:span text:style-name="T2">(イ. 遷移)</text:span></text:p>
            <text:p><text:span text:style-name="T2">1.授業詳細ダイアログが閉じ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9" office:value-type="float" office:value="3" calcext:value-type="float">
            <text:p>3</text:p>
          </table:table-cell>
          <table:table-cell table:style-name="ce14" office:value-type="string" calcext:value-type="string">
            <text:p>授業詳細タブ</text:p>
          </table:table-cell>
          <table:table-cell table:style-name="ce14" office:value-type="string" calcext:value-type="string">
            <text:p>タブインデックス</text:p>
          </table:table-cell>
          <table:table-cell table:style-name="ce15" office:value-type="string" calcext:value-type="string">
            <text:p>授業一覧</text:p>
          </table:table-cell>
          <table:table-cell table:style-name="ce15" office:value-type="string" calcext:value-type="string">
            <text:p>正常</text:p>
          </table:table-cell>
          <table:table-cell table:style-name="ce18" office:value-type="string" calcext:value-type="string">
            <text:p>1.授業一覧のタブインデックスを押下する。</text:p>
          </table:table-cell>
          <table:table-cell table:style-name="ce19" office:value-type="string" calcext:value-type="string">
            <text:p><text:span text:style-name="T2">(イ. 遷移)</text:span></text:p>
            <text:p><text:span text:style-name="T2">1.タブパネルに授業一覧画面が表示されること。</text:span></text:p>
            <text:p><text:span text:style-name="T2">(ロ. データ)</text:span></text:p>
            <text:p><text:span text:style-name="T2">1.</text:span></text:p>
          </table:table-cell>
          <table:table-cell table:style-name="ce36" table:number-columns-repeated="3"/>
          <table:table-cell table:style-name="ce34"/>
          <table:table-cell table:number-columns-repeated="1013"/>
        </table:table-row>
        <table:table-row table:style-name="ro12" table:visibility="collapse">
          <table:table-cell table:style-name="ce9" office:value-type="float" office:value="4" calcext:value-type="float">
            <text:p>4</text:p>
          </table:table-cell>
          <table:table-cell table:style-name="ce14" office:value-type="string" calcext:value-type="string">
            <text:p>授業詳細タブ</text:p>
          </table:table-cell>
          <table:table-cell table:style-name="ce14" office:value-type="string" calcext:value-type="string">
            <text:p>タブインデックス</text:p>
          </table:table-cell>
          <table:table-cell table:style-name="ce15" office:value-type="string" calcext:value-type="string">
            <text:p>時間帯一覧</text:p>
          </table:table-cell>
          <table:table-cell table:style-name="ce15" office:value-type="string" calcext:value-type="string">
            <text:p>正常</text:p>
          </table:table-cell>
          <table:table-cell table:style-name="ce18" office:value-type="string" calcext:value-type="string">
            <text:p>1.時間帯一覧のタブインデックスを押下する。</text:p>
          </table:table-cell>
          <table:table-cell table:style-name="ce19" office:value-type="string" calcext:value-type="string">
            <text:p><text:span text:style-name="T2">(イ. 遷移)</text:span></text:p>
            <text:p><text:span text:style-name="T2">1.タブパネルに時間帯一覧画面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9" office:value-type="float" office:value="5" calcext:value-type="float">
            <text:p>5</text:p>
          </table:table-cell>
          <table:table-cell table:style-name="ce14" office:value-type="string" calcext:value-type="string">
            <text:p>授業詳細タブ</text:p>
          </table:table-cell>
          <table:table-cell table:number-columns-repeated="2" table:style-name="ce14" office:value-type="string" calcext:value-type="string">
            <text:p>タブパネル</text:p>
          </table:table-cell>
          <table:table-cell table:style-name="ce15" office:value-type="string" calcext:value-type="string">
            <text:p>正常</text:p>
          </table:table-cell>
          <table:table-cell table:style-name="ce38" office:value-type="string" calcext:value-type="string">
            <text:p>1.授業カレンダーの日付ボタンを押下する。</text:p>
            <text:p>2.任意のタブインデックスを押下する。</text:p>
          </table:table-cell>
          <table:table-cell table:style-name="ce19" office:value-type="string" calcext:value-type="string">
            <text:p><text:span text:style-name="T2">(イ. 遷移)</text:span></text:p>
            <text:p><text:span text:style-name="T2">1.授業詳細ダイアログが表示され、授業詳細タブのタブパネルに授業一覧画面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17">
          <table:table-cell table:style-name="ce9"/>
          <table:table-cell table:style-name="ce14" table:number-columns-repeated="3"/>
          <table:table-cell table:style-name="ce15"/>
          <table:table-cell table:style-name="ce1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555">
          <table:table-cell table:number-columns-repeated="1024"/>
        </table:table-row>
        <table:table-row table:style-name="ro27" table:number-rows-repeated="8">
          <table:table-cell table:number-columns-repeated="1024"/>
        </table:table-row>
        <table:table-row table:style-name="ro27">
          <table:table-cell table:number-columns-repeated="1024"/>
        </table:table-row>
      </table:table>
      <table:table table:name="授業一覧画面" table:style-name="ta3" table:print-ranges="授業一覧画面.A1:授業一覧画面.K36">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授業一覧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30">
          <table:table-cell table:style-name="ce9" office:value-type="float" office:value="1" calcext:value-type="float" table:number-columns-spanned="1" table:number-rows-spanned="4">
            <text:p>1</text:p>
          </table:table-cell>
          <table:table-cell table:style-name="ce14" office:value-type="string" calcext:value-type="string" table:number-columns-spanned="1" table:number-rows-spanned="4">
            <text:p>授業の削除(先頭)</text:p>
          </table:table-cell>
          <table:table-cell table:style-name="ce14" office:value-type="string" calcext:value-type="string">
            <text:p>授業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授業一覧の先頭のデータ行を押下する。</text:p>
          </table:table-cell>
          <table:table-cell table:style-name="ce19"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ext:p><text:span text:style-name="T2">(ハ. 前提条件)</text:span></text:p>
            <text:p><text:span text:style-name="T2">1.あらかじめ全ての時間帯に授業を作成しておく。</text:span></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9"/>
          <table:covered-table-cell table:style-name="ce14"/>
          <table:table-cell table:style-name="ce14" office:value-type="string" calcext:value-type="string">
            <text:p>授業一覧</text:p>
          </table:table-cell>
          <table:table-cell table:style-name="ce14" office:value-type="string" calcext:value-type="string">
            <text:p>削除ボタン</text:p>
          </table:table-cell>
          <table:table-cell table:style-name="ce15" office:value-type="string" calcext:value-type="string">
            <text:p>正常</text:p>
          </table:table-cell>
          <table:table-cell table:style-name="ce18" office:value-type="string" calcext:value-type="string">
            <text:p>1.任意の授業一覧のデータ行を選択した上で、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授業データが削除された旨のメッセージが表示され、授業一覧から選択したデータ行が消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9"/>
          <table:covered-table-cell table:style-name="ce14"/>
          <table:table-cell table:style-name="ce14" office:value-type="string" calcext:value-type="string">
            <text:p>授業詳細タブ</text:p>
          </table:table-cell>
          <table:table-cell table:style-name="ce15" office:value-type="string" calcext:value-type="string">
            <text:p>時間帯一覧</text:p>
          </table:table-cell>
          <table:table-cell table:style-name="ce15" office:value-type="string" calcext:value-type="string">
            <text:p>正常</text:p>
          </table:table-cell>
          <table:table-cell table:style-name="ce18" office:value-type="string" calcext:value-type="string">
            <text:p>1.時間帯一覧のタブインデックスを押下する。</text:p>
          </table:table-cell>
          <table:table-cell table:style-name="ce19" office:value-type="string" calcext:value-type="string">
            <text:p><text:span text:style-name="T2">(イ. 遷移)</text:span></text:p>
            <text:p><text:span text:style-name="T2">1.タブパネルに時間帯一覧画面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9"/>
          <table:covered-table-cell table:style-name="ce14"/>
          <table:table-cell table:style-name="ce14" office:value-type="string" calcext:value-type="string">
            <text:p>授業詳細タブ</text:p>
          </table:table-cell>
          <table:table-cell table:style-name="ce15" office:value-type="string" calcext:value-type="string">
            <text:p>授業一覧</text:p>
          </table:table-cell>
          <table:table-cell table:style-name="ce15" office:value-type="string" calcext:value-type="string">
            <text:p>正常</text:p>
          </table:table-cell>
          <table:table-cell table:style-name="ce18" office:value-type="string" calcext:value-type="string">
            <text:p>1.授業一覧のタブインデックスを押下する。</text:p>
          </table:table-cell>
          <table:table-cell table:style-name="ce19" office:value-type="string" calcext:value-type="string">
            <text:p><text:span text:style-name="T2">(イ. 遷移)</text:span></text:p>
            <text:p><text:span text:style-name="T2">1.以下を満たすこと。</text:span></text:p>
            <text:p><text:span text:style-name="T2"> a.タブパネルに授業一覧画面が表示されること。</text:span></text:p>
            <text:p><text:span text:style-name="T2"> b.削除した授業が表示されていないこと。</text:span></text:p>
            <text:p><text:span text:style-name="T2">(ロ. データ)</text:span></text:p>
            <text:p><text:span text:style-name="T2">1.</text:span></text:p>
          </table:table-cell>
          <table:table-cell table:style-name="ce36" table:number-columns-repeated="3"/>
          <table:table-cell table:style-name="ce34"/>
          <table:table-cell table:number-columns-repeated="1013"/>
        </table:table-row>
        <table:table-row table:style-name="ro30">
          <table:table-cell table:style-name="ce9" office:value-type="float" office:value="2" calcext:value-type="float" table:number-columns-spanned="1" table:number-rows-spanned="4">
            <text:p>2</text:p>
          </table:table-cell>
          <table:table-cell table:style-name="ce14" office:value-type="string" calcext:value-type="string" table:number-columns-spanned="1" table:number-rows-spanned="4">
            <text:p>授業の削除(最後尾)</text:p>
          </table:table-cell>
          <table:table-cell table:style-name="ce14" office:value-type="string" calcext:value-type="string">
            <text:p>授業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授業一覧の最後尾のデータ行を押下する。</text:p>
          </table:table-cell>
          <table:table-cell table:style-name="ce19"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ext:p><text:span text:style-name="T2">(ハ. 前提条件)</text:span></text:p>
            <text:p><text:span text:style-name="T2">1.あらかじめ全ての時間帯に授業を作成しておく。</text:span></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9"/>
          <table:covered-table-cell table:style-name="ce14"/>
          <table:table-cell table:style-name="ce14" office:value-type="string" calcext:value-type="string">
            <text:p>授業一覧</text:p>
          </table:table-cell>
          <table:table-cell table:style-name="ce14" office:value-type="string" calcext:value-type="string">
            <text:p>削除ボタン</text:p>
          </table:table-cell>
          <table:table-cell table:style-name="ce15" office:value-type="string" calcext:value-type="string">
            <text:p>正常</text:p>
          </table:table-cell>
          <table:table-cell table:style-name="ce18" office:value-type="string" calcext:value-type="string">
            <text:p>1.任意の授業一覧のデータ行を選択した上で、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授業データが削除された旨のメッセージが表示され、授業一覧から選択したデータ行が消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9"/>
          <table:covered-table-cell table:style-name="ce14"/>
          <table:table-cell table:style-name="ce14" office:value-type="string" calcext:value-type="string">
            <text:p>授業詳細タブ</text:p>
          </table:table-cell>
          <table:table-cell table:style-name="ce15" office:value-type="string" calcext:value-type="string">
            <text:p>時間帯一覧</text:p>
          </table:table-cell>
          <table:table-cell table:style-name="ce15" office:value-type="string" calcext:value-type="string">
            <text:p>正常</text:p>
          </table:table-cell>
          <table:table-cell table:style-name="ce18" office:value-type="string" calcext:value-type="string">
            <text:p>1.時間帯一覧のタブインデックスを押下する。</text:p>
          </table:table-cell>
          <table:table-cell table:style-name="ce19" office:value-type="string" calcext:value-type="string">
            <text:p><text:span text:style-name="T2">(イ. 遷移)</text:span></text:p>
            <text:p><text:span text:style-name="T2">1.タブパネルに時間帯一覧画面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9"/>
          <table:covered-table-cell table:style-name="ce14"/>
          <table:table-cell table:style-name="ce14" office:value-type="string" calcext:value-type="string">
            <text:p>授業詳細タブ</text:p>
          </table:table-cell>
          <table:table-cell table:style-name="ce15" office:value-type="string" calcext:value-type="string">
            <text:p>授業一覧</text:p>
          </table:table-cell>
          <table:table-cell table:style-name="ce15" office:value-type="string" calcext:value-type="string">
            <text:p>正常</text:p>
          </table:table-cell>
          <table:table-cell table:style-name="ce18" office:value-type="string" calcext:value-type="string">
            <text:p>1.授業一覧のタブインデックスを押下する。</text:p>
          </table:table-cell>
          <table:table-cell table:style-name="ce19" office:value-type="string" calcext:value-type="string">
            <text:p><text:span text:style-name="T2">(イ. 遷移)</text:span></text:p>
            <text:p><text:span text:style-name="T2">1.以下を満たすこと。</text:span></text:p>
            <text:p><text:span text:style-name="T2"> a.タブパネルに授業一覧画面が表示されること。</text:span></text:p>
            <text:p><text:span text:style-name="T2"> b.削除した授業が表示されていないこと。</text:span></text:p>
            <text:p><text:span text:style-name="T2">(ロ. データ)</text:span></text:p>
            <text:p><text:span text:style-name="T2">1.</text:span></text:p>
          </table:table-cell>
          <table:table-cell table:style-name="ce36" table:number-columns-repeated="3"/>
          <table:table-cell table:style-name="ce34"/>
          <table:table-cell table:number-columns-repeated="1013"/>
        </table:table-row>
        <table:table-row table:style-name="ro30">
          <table:table-cell table:style-name="ce9" office:value-type="float" office:value="3" calcext:value-type="float" table:number-columns-spanned="1" table:number-rows-spanned="4">
            <text:p>3</text:p>
          </table:table-cell>
          <table:table-cell table:style-name="ce14" office:value-type="string" calcext:value-type="string" table:number-columns-spanned="1" table:number-rows-spanned="4">
            <text:p>授業の削除(中心)</text:p>
          </table:table-cell>
          <table:table-cell table:style-name="ce14" office:value-type="string" calcext:value-type="string">
            <text:p>授業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授業一覧の中心のデータ行を押下する。</text:p>
          </table:table-cell>
          <table:table-cell table:style-name="ce19"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ext:p><text:span text:style-name="T2">(ハ. 前提条件)</text:span></text:p>
            <text:p><text:span text:style-name="T2">1.あらかじめ全ての時間帯に授業を作成しておく。</text:span></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9"/>
          <table:covered-table-cell table:style-name="ce14"/>
          <table:table-cell table:style-name="ce14" office:value-type="string" calcext:value-type="string">
            <text:p>授業一覧</text:p>
          </table:table-cell>
          <table:table-cell table:style-name="ce14" office:value-type="string" calcext:value-type="string">
            <text:p>削除ボタン</text:p>
          </table:table-cell>
          <table:table-cell table:style-name="ce15" office:value-type="string" calcext:value-type="string">
            <text:p>正常</text:p>
          </table:table-cell>
          <table:table-cell table:style-name="ce18" office:value-type="string" calcext:value-type="string">
            <text:p>1.任意の授業一覧のデータ行を選択した上で、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授業データが削除された旨のメッセージが表示され、授業一覧から選択したデータ行が消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9"/>
          <table:covered-table-cell table:style-name="ce14"/>
          <table:table-cell table:style-name="ce14" office:value-type="string" calcext:value-type="string">
            <text:p>授業詳細タブ</text:p>
          </table:table-cell>
          <table:table-cell table:style-name="ce15" office:value-type="string" calcext:value-type="string">
            <text:p>時間帯一覧</text:p>
          </table:table-cell>
          <table:table-cell table:style-name="ce15" office:value-type="string" calcext:value-type="string">
            <text:p>正常</text:p>
          </table:table-cell>
          <table:table-cell table:style-name="ce18" office:value-type="string" calcext:value-type="string">
            <text:p>1.時間帯一覧のタブインデックスを押下する。</text:p>
          </table:table-cell>
          <table:table-cell table:style-name="ce19" office:value-type="string" calcext:value-type="string">
            <text:p><text:span text:style-name="T2">(イ. 遷移)</text:span></text:p>
            <text:p><text:span text:style-name="T2">1.タブパネルに時間帯一覧画面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9"/>
          <table:covered-table-cell table:style-name="ce14"/>
          <table:table-cell table:style-name="ce14" office:value-type="string" calcext:value-type="string">
            <text:p>授業詳細タブ</text:p>
          </table:table-cell>
          <table:table-cell table:style-name="ce15" office:value-type="string" calcext:value-type="string">
            <text:p>授業一覧</text:p>
          </table:table-cell>
          <table:table-cell table:style-name="ce15" office:value-type="string" calcext:value-type="string">
            <text:p>正常</text:p>
          </table:table-cell>
          <table:table-cell table:style-name="ce18" office:value-type="string" calcext:value-type="string">
            <text:p>1.授業一覧のタブインデックスを押下する。</text:p>
          </table:table-cell>
          <table:table-cell table:style-name="ce19" office:value-type="string" calcext:value-type="string">
            <text:p><text:span text:style-name="T2">(イ. 遷移)</text:span></text:p>
            <text:p><text:span text:style-name="T2">1.以下を満たすこと。</text:span></text:p>
            <text:p><text:span text:style-name="T2"> a.タブパネルに授業一覧画面が表示されること。</text:span></text:p>
            <text:p><text:span text:style-name="T2"> b.削除した授業が表示されていないこと。</text:span></text:p>
            <text:p><text:span text:style-name="T2">(ロ. データ)</text:span></text:p>
            <text:p><text:span text:style-name="T2">1.</text:span></text:p>
          </table:table-cell>
          <table:table-cell table:style-name="ce36" table:number-columns-repeated="3"/>
          <table:table-cell table:style-name="ce34"/>
          <table:table-cell table:number-columns-repeated="1013"/>
        </table:table-row>
        <table:table-row table:style-name="ro30">
          <table:table-cell table:style-name="ce9" office:value-type="float" office:value="4" calcext:value-type="float" table:number-columns-spanned="1" table:number-rows-spanned="6">
            <text:p>4</text:p>
          </table:table-cell>
          <table:table-cell table:style-name="ce14" office:value-type="string" calcext:value-type="string" table:number-columns-spanned="1" table:number-rows-spanned="6">
            <text:p>授業の削除(3点)</text:p>
          </table:table-cell>
          <table:table-cell table:style-name="ce14" office:value-type="string" calcext:value-type="string">
            <text:p>授業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授業一覧の先頭のデータ行を押下する。</text:p>
          </table:table-cell>
          <table:table-cell table:style-name="ce19"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ext:p><text:span text:style-name="T2">(ハ. 前提条件)</text:span></text:p>
            <text:p><text:span text:style-name="T2">1.あらかじめ全ての時間帯に授業を作成しておく。</text:span></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9"/>
          <table:covered-table-cell table:style-name="ce14"/>
          <table:table-cell table:style-name="ce14" office:value-type="string" calcext:value-type="string">
            <text:p>授業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授業一覧の最後尾のデータ行を押下する。</text:p>
          </table:table-cell>
          <table:table-cell table:style-name="ce19"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ext:p><text:span text:style-name="T2"/></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9"/>
          <table:covered-table-cell table:style-name="ce14"/>
          <table:table-cell table:style-name="ce14" office:value-type="string" calcext:value-type="string">
            <text:p>授業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授業一覧の中心のデータ行を押下する。</text:p>
          </table:table-cell>
          <table:table-cell table:style-name="ce19"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ext:p><text:span text:style-name="T2"/></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9"/>
          <table:covered-table-cell table:style-name="ce14"/>
          <table:table-cell table:style-name="ce14" office:value-type="string" calcext:value-type="string">
            <text:p>授業一覧</text:p>
          </table:table-cell>
          <table:table-cell table:style-name="ce14" office:value-type="string" calcext:value-type="string">
            <text:p>削除ボタン</text:p>
          </table:table-cell>
          <table:table-cell table:style-name="ce15" office:value-type="string" calcext:value-type="string">
            <text:p>正常</text:p>
          </table:table-cell>
          <table:table-cell table:style-name="ce18" office:value-type="string" calcext:value-type="string">
            <text:p>1.任意の授業一覧のデータ行を選択した上で、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授業データが削除された旨のメッセージが表示され、授業一覧から選択したデータ行が消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9"/>
          <table:covered-table-cell table:style-name="ce14"/>
          <table:table-cell table:style-name="ce14" office:value-type="string" calcext:value-type="string">
            <text:p>授業詳細タブ</text:p>
          </table:table-cell>
          <table:table-cell table:style-name="ce15" office:value-type="string" calcext:value-type="string">
            <text:p>時間帯一覧</text:p>
          </table:table-cell>
          <table:table-cell table:style-name="ce15" office:value-type="string" calcext:value-type="string">
            <text:p>正常</text:p>
          </table:table-cell>
          <table:table-cell table:style-name="ce18" office:value-type="string" calcext:value-type="string">
            <text:p>1.時間帯一覧のタブインデックスを押下する。</text:p>
          </table:table-cell>
          <table:table-cell table:style-name="ce19" office:value-type="string" calcext:value-type="string">
            <text:p><text:span text:style-name="T2">(イ. 遷移)</text:span></text:p>
            <text:p><text:span text:style-name="T2">1.タブパネルに時間帯一覧画面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9"/>
          <table:covered-table-cell table:style-name="ce14"/>
          <table:table-cell table:style-name="ce14" office:value-type="string" calcext:value-type="string">
            <text:p>授業詳細タブ</text:p>
          </table:table-cell>
          <table:table-cell table:style-name="ce15" office:value-type="string" calcext:value-type="string">
            <text:p>授業一覧</text:p>
          </table:table-cell>
          <table:table-cell table:style-name="ce15" office:value-type="string" calcext:value-type="string">
            <text:p>正常</text:p>
          </table:table-cell>
          <table:table-cell table:style-name="ce18" office:value-type="string" calcext:value-type="string">
            <text:p>1.授業一覧のタブインデックスを押下する。</text:p>
          </table:table-cell>
          <table:table-cell table:style-name="ce19" office:value-type="string" calcext:value-type="string">
            <text:p><text:span text:style-name="T2">(イ. 遷移)</text:span></text:p>
            <text:p><text:span text:style-name="T2">1.以下を満たすこと。</text:span></text:p>
            <text:p><text:span text:style-name="T2"> a.タブパネルに授業一覧画面が表示されること。</text:span></text:p>
            <text:p><text:span text:style-name="T2"> b.削除した授業が表示されていないこと。</text:span></text:p>
            <text:p><text:span text:style-name="T2">(ロ. データ)</text:span></text:p>
            <text:p><text:span text:style-name="T2">1.</text:span></text:p>
          </table:table-cell>
          <table:table-cell table:style-name="ce36" table:number-columns-repeated="3"/>
          <table:table-cell table:style-name="ce34"/>
          <table:table-cell table:number-columns-repeated="1013"/>
        </table:table-row>
        <table:table-row table:style-name="ro30">
          <table:table-cell table:style-name="ce9" office:value-type="float" office:value="5" calcext:value-type="float" table:number-columns-spanned="1" table:number-rows-spanned="4">
            <text:p>5</text:p>
          </table:table-cell>
          <table:table-cell table:style-name="ce14" office:value-type="string" calcext:value-type="string" table:number-columns-spanned="1" table:number-rows-spanned="4">
            <text:p>授業の削除(全削除)</text:p>
          </table:table-cell>
          <table:table-cell table:style-name="ce14" office:value-type="string" calcext:value-type="string">
            <text:p>授業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授業一覧の全てのデータ行を押下する。</text:p>
          </table:table-cell>
          <table:table-cell table:style-name="ce19"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ext:p><text:span text:style-name="T2">(ハ. 前提条件)</text:span></text:p>
            <text:p><text:span text:style-name="T2">1.あらかじめ全ての時間帯に授業を作成しておく。</text:span></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9"/>
          <table:covered-table-cell table:style-name="ce14"/>
          <table:table-cell table:style-name="ce14" office:value-type="string" calcext:value-type="string">
            <text:p>授業一覧</text:p>
          </table:table-cell>
          <table:table-cell table:style-name="ce14" office:value-type="string" calcext:value-type="string">
            <text:p>削除ボタン</text:p>
          </table:table-cell>
          <table:table-cell table:style-name="ce15" office:value-type="string" calcext:value-type="string">
            <text:p>正常</text:p>
          </table:table-cell>
          <table:table-cell table:style-name="ce18" office:value-type="string" calcext:value-type="string">
            <text:p>1.任意の授業一覧のデータ行を選択した上で、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授業データが削除された旨のメッセージが表示され、授業一覧から選択したデータ行が消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9"/>
          <table:covered-table-cell table:style-name="ce14"/>
          <table:table-cell table:style-name="ce14" office:value-type="string" calcext:value-type="string">
            <text:p>授業詳細タブ</text:p>
          </table:table-cell>
          <table:table-cell table:style-name="ce15" office:value-type="string" calcext:value-type="string">
            <text:p>時間帯一覧</text:p>
          </table:table-cell>
          <table:table-cell table:style-name="ce15" office:value-type="string" calcext:value-type="string">
            <text:p>正常</text:p>
          </table:table-cell>
          <table:table-cell table:style-name="ce18" office:value-type="string" calcext:value-type="string">
            <text:p>1.時間帯一覧のタブインデックスを押下する。</text:p>
          </table:table-cell>
          <table:table-cell table:style-name="ce19" office:value-type="string" calcext:value-type="string">
            <text:p><text:span text:style-name="T2">(イ. 遷移)</text:span></text:p>
            <text:p><text:span text:style-name="T2">1.タブパネルに時間帯一覧画面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9"/>
          <table:covered-table-cell table:style-name="ce14"/>
          <table:table-cell table:style-name="ce14" office:value-type="string" calcext:value-type="string">
            <text:p>授業詳細タブ</text:p>
          </table:table-cell>
          <table:table-cell table:style-name="ce15" office:value-type="string" calcext:value-type="string">
            <text:p>授業一覧</text:p>
          </table:table-cell>
          <table:table-cell table:style-name="ce15" office:value-type="string" calcext:value-type="string">
            <text:p>正常</text:p>
          </table:table-cell>
          <table:table-cell table:style-name="ce18" office:value-type="string" calcext:value-type="string">
            <text:p>1.授業一覧のタブインデックスを押下する。</text:p>
          </table:table-cell>
          <table:table-cell table:style-name="ce19" office:value-type="string" calcext:value-type="string">
            <text:p><text:span text:style-name="T2">(イ. 遷移)</text:span></text:p>
            <text:p><text:span text:style-name="T2">1.以下を満たすこと。</text:span></text:p>
            <text:p><text:span text:style-name="T2"> a.タブパネルに授業一覧画面が表示されること。</text:span></text:p>
            <text:p><text:span text:style-name="T2"> b.削除した授業が表示されていないこと。</text:span></text:p>
            <text:p><text:span text:style-name="T2">(ロ. データ)</text:span></text:p>
            <text:p><text:span text:style-name="T2">1.</text:span></text:p>
          </table:table-cell>
          <table:table-cell table:style-name="ce36" table:number-columns-repeated="3"/>
          <table:table-cell table:style-name="ce34"/>
          <table:table-cell table:number-columns-repeated="1013"/>
        </table:table-row>
        <table:table-row table:style-name="ro1">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39" table:visibility="collapse">
          <table:table-cell table:style-name="ce9" office:value-type="float" office:value="1" calcext:value-type="float">
            <text:p>1</text:p>
          </table:table-cell>
          <table:table-cell table:style-name="ce14" office:value-type="string" calcext:value-type="string">
            <text:p>授業一覧</text:p>
          </table:table-cell>
          <table:table-cell table:style-name="ce14" office:value-type="string" calcext:value-type="string">
            <text:p>授業データ</text:p>
          </table:table-cell>
          <table:table-cell table:style-name="ce14" office:value-type="string" calcext:value-type="string">
            <text:p>授業一覧</text:p>
          </table:table-cell>
          <table:table-cell table:style-name="ce15" office:value-type="string" calcext:value-type="string">
            <text:p>正常</text:p>
          </table:table-cell>
          <table:table-cell table:style-name="ce18" office:value-type="string" calcext:value-type="string">
            <text:p>1.授業一覧画面を表示する。</text:p>
          </table:table-cell>
          <table:table-cell table:style-name="ce19" office:value-type="string" calcext:value-type="string">
            <text:p><text:span text:style-name="T2">(イ. 遷移)</text:span></text:p>
            <text:p><text:span text:style-name="T2">1.日ごと授業一覧ダイアログを表示すると共に、当該ダイアログ内に日ごと授業一覧が表示されること。</text:span></text:p>
            <text:p><text:span text:style-name="T2">  加えて、授業一覧が以下の様になっていること。</text:span></text:p>
            <text:p><text:span text:style-name="T2"> a.以下のデータが表示されていること。</text:span></text:p>
            <text:p><text:span text:style-name="T2">  a-1.時間割</text:span></text:p>
            <text:p><text:span text:style-name="T2">  a-2.店舗</text:span></text:p>
            <text:p><text:span text:style-name="T2">  a-3.テーマ</text:span></text:p>
            <text:p><text:span text:style-name="T2">  a-4.料金(円)</text:span></text:p>
            <text:p><text:span text:style-name="T2">  a-5.残席</text:span></text:p>
            <text:p><text:span text:style-name="T2">  a-6.状況</text:span></text:p>
            <text:p><text:span text:style-name="T2"> b.データ内の状況列の値が予約不可、満席、予約締切、中止となっているデータについて、背景色が濃い灰色になっている(選択不可状態)こと。</text:span></text:p>
            <text:p><text:span text:style-name="T2">  また、予約不可である場合は料金(円)列の値がハイフンになっていること。</text:span></text:p>
            <text:p><text:span text:style-name="T2">(ロ. データ)</text:span></text:p>
            <text:p><text:span text:style-name="T2">1. </text:span></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9" office:value-type="float" office:value="2" calcext:value-type="float">
            <text:p>2</text:p>
          </table:table-cell>
          <table:table-cell table:style-name="ce14" office:value-type="string" calcext:value-type="string">
            <text:p>授業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授業一覧の任意のデータ行を押下する。</text:p>
          </table:table-cell>
          <table:table-cell table:style-name="ce19"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9" office:value-type="float" office:value="3" calcext:value-type="float">
            <text:p>3</text:p>
          </table:table-cell>
          <table:table-cell table:style-name="ce14" office:value-type="string" calcext:value-type="string">
            <text:p>授業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選択状態ののデータ行を押下する。</text:p>
          </table:table-cell>
          <table:table-cell table:style-name="ce20" office:value-type="string" calcext:value-type="string">
            <text:p>(イ. 遷移)</text:p>
            <text:p>1.選択したデータ行のハイライトが消え、非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9" office:value-type="float" office:value="4" calcext:value-type="float">
            <text:p>4</text:p>
          </table:table-cell>
          <table:table-cell table:style-name="ce14" office:value-type="string" calcext:value-type="string">
            <text:p>授業一覧</text:p>
          </table:table-cell>
          <table:table-cell table:style-name="ce14" office:value-type="string" calcext:value-type="string">
            <text:p>ボタン</text:p>
          </table:table-cell>
          <table:table-cell table:style-name="ce14" office:value-type="string" calcext:value-type="string">
            <text:p>新規ボタン</text:p>
          </table:table-cell>
          <table:table-cell table:style-name="ce15" office:value-type="string" calcext:value-type="string">
            <text:p>正常</text:p>
          </table:table-cell>
          <table:table-cell table:style-name="ce18" office:value-type="string" calcext:value-type="string">
            <text:p>1.新規ボタンを押下する。</text:p>
          </table:table-cell>
          <table:table-cell table:style-name="ce20" office:value-type="string" calcext:value-type="string">
            <text:p>(イ. 遷移)</text:p>
            <text:p>1.授業作成ダイアログ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3" table:visibility="collapse">
          <table:table-cell table:style-name="ce9" office:value-type="float" office:value="5" calcext:value-type="float">
            <text:p>5</text:p>
          </table:table-cell>
          <table:table-cell table:style-name="ce14" office:value-type="string" calcext:value-type="string">
            <text:p>授業一覧</text:p>
          </table:table-cell>
          <table:table-cell table:style-name="ce14" office:value-type="string" calcext:value-type="string">
            <text:p>ボタン</text:p>
          </table:table-cell>
          <table:table-cell table:style-name="ce14" office:value-type="string" calcext:value-type="string">
            <text:p>編集ボタン</text:p>
          </table:table-cell>
          <table:table-cell table:style-name="ce15" office:value-type="string" calcext:value-type="string">
            <text:p>正常</text:p>
          </table:table-cell>
          <table:table-cell table:style-name="ce18" office:value-type="string" calcext:value-type="string">
            <text:p>1.授業一覧のデータ行を選択していない状態、または2行以上選択している状態で編集ボタンを押下する。</text:p>
            <text:p/>
          </table:table-cell>
          <table:table-cell table:style-name="ce20" office:value-type="string" calcext:value-type="string">
            <text:p>(イ. 遷移)</text:p>
            <text:p>1.「授業データを1個選択する必要がある」旨のメッセージが表示され、授業編集ダイアログが表示されない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9" office:value-type="float" office:value="6" calcext:value-type="float">
            <text:p>6</text:p>
          </table:table-cell>
          <table:table-cell table:style-name="ce14" office:value-type="string" calcext:value-type="string">
            <text:p>授業一覧</text:p>
          </table:table-cell>
          <table:table-cell table:style-name="ce14" office:value-type="string" calcext:value-type="string">
            <text:p>ボタン</text:p>
          </table:table-cell>
          <table:table-cell table:style-name="ce14" office:value-type="string" calcext:value-type="string">
            <text:p>編集ボタン</text:p>
          </table:table-cell>
          <table:table-cell table:style-name="ce15" office:value-type="string" calcext:value-type="string">
            <text:p>正常</text:p>
          </table:table-cell>
          <table:table-cell table:style-name="ce18" office:value-type="string" calcext:value-type="string">
            <text:p>1.任意の授業一覧のデータ行を1行選択した上で編集ボタンを押下する。</text:p>
          </table:table-cell>
          <table:table-cell table:style-name="ce20" office:value-type="string" calcext:value-type="string">
            <text:p>(イ. 遷移)</text:p>
            <text:p>1.授業編集ダイアログ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23" table:visibility="collapse">
          <table:table-cell table:style-name="ce9" office:value-type="float" office:value="7" calcext:value-type="float">
            <text:p>7</text:p>
          </table:table-cell>
          <table:table-cell table:style-name="ce14" office:value-type="string" calcext:value-type="string">
            <text:p>授業一覧</text:p>
          </table:table-cell>
          <table:table-cell table:style-name="ce14" office:value-type="string" calcext:value-type="string">
            <text:p>ボタン</text:p>
          </table:table-cell>
          <table:table-cell table:style-name="ce14" office:value-type="string" calcext:value-type="string">
            <text:p>削除ボタン</text:p>
          </table:table-cell>
          <table:table-cell table:style-name="ce15" office:value-type="string" calcext:value-type="string">
            <text:p>正常</text:p>
          </table:table-cell>
          <table:table-cell table:style-name="ce18" office:value-type="string" calcext:value-type="string">
            <text:p>1.授業一覧のデータ行を選択していない状態で削除ボタンを押下する。</text:p>
            <text:p>2.任意の授業一覧のデータ行を選択(複数可)した上で、削除ボタンを押下する。</text:p>
            <text:p>3.確認ダイアログの「はい」ボタンを押下する。</text:p>
          </table:table-cell>
          <table:table-cell table:style-name="ce20" office:value-type="string" calcext:value-type="string">
            <text:p>(イ. 遷移)</text:p>
            <text:p>1.「授業データを1個以上選択する必要がある」旨のメッセージが表示され、授業データが削除されないこと。</text:p>
            <text:p>2.確認ダイアログが表示される。</text:p>
            <text:p>3.選択した授業データが削除された旨のメッセージが表示され、授業一覧から選択したデータ行が消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29" table:visibility="collapse">
          <table:table-cell table:style-name="ce9" office:value-type="float" office:value="8" calcext:value-type="float">
            <text:p>8</text:p>
          </table:table-cell>
          <table:table-cell table:style-name="ce14" office:value-type="string" calcext:value-type="string">
            <text:p>授業一覧</text:p>
          </table:table-cell>
          <table:table-cell table:style-name="ce14" office:value-type="string" calcext:value-type="string">
            <text:p>静的テキスト</text:p>
          </table:table-cell>
          <table:table-cell table:style-name="ce14" office:value-type="string" calcext:value-type="string">
            <text:p>残席アイコン解説</text:p>
          </table:table-cell>
          <table:table-cell table:style-name="ce15" office:value-type="string" calcext:value-type="string">
            <text:p>正常</text:p>
          </table:table-cell>
          <table:table-cell table:style-name="ce18" office:value-type="string" calcext:value-type="string">
            <text:p>1.予約カレンダーの活性となっている日付ボタンを押下する。</text:p>
          </table:table-cell>
          <table:table-cell table:style-name="ce19" office:value-type="string" calcext:value-type="string">
            <text:p><text:span text:style-name="T2">(イ. 遷移)</text:span></text:p>
            <text:p><text:span text:style-name="T2">1.日ごと授業一覧ダイアログを表示すると共に、当該ダイアログ内に残席アイコン解説が表示されること。</text:span></text:p>
            <text:p><text:span text:style-name="T2">  加えて、授業データの残席のアイコン表示について以下の解説がなされていること。</text:span></text:p>
            <text:p><text:span text:style-name="T2"> a.アイコンが◎である場合 : 残席に余裕がある</text:span></text:p>
            <text:p><text:span text:style-name="T2"> b.アイコンが○である場合 : 残席が4席以上ある</text:span></text:p>
            <text:p><text:span text:style-name="T2"> c.アイコンが△である場合 : 残席が残りわずかである</text:span></text:p>
            <text:p><text:span text:style-name="T2"> d.アイコンが×である場合 : 残席なし(満席)である </text:span></text:p>
            <text:p><text:span text:style-name="T2">(ロ. データ)</text:span></text:p>
            <text:p><text:span text:style-name="T2">なし</text:span></text:p>
          </table:table-cell>
          <table:table-cell table:style-name="ce23" table:number-columns-repeated="2"/>
          <table:table-cell table:style-name="ce26"/>
          <table:table-cell table:style-name="ce27"/>
          <table:table-cell table:number-columns-repeated="1013"/>
        </table:table-row>
        <table:table-row table:style-name="ro6">
          <table:table-cell table:style-name="ce9"/>
          <table:table-cell table:style-name="ce14" table:number-columns-repeated="3"/>
          <table:table-cell table:style-name="ce15"/>
          <table:table-cell table:style-name="ce1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523">
          <table:table-cell table:number-columns-repeated="1024"/>
        </table:table-row>
        <table:table-row table:style-name="ro27" table:number-rows-repeated="17">
          <table:table-cell table:number-columns-repeated="1024"/>
        </table:table-row>
        <table:table-row table:style-name="ro27">
          <table:table-cell table:number-columns-repeated="1024"/>
        </table:table-row>
      </table:table>
      <table:table table:name="授業作成ダイアログ" table:style-name="ta2" table:print-ranges="授業作成ダイアログ.A1:授業作成ダイアログ.K19">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授業作成ダイアログ</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8" table:visibility="collapse">
          <table:table-cell table:style-name="ce9" office:value-type="float" office:value="1" calcext:value-type="float">
            <text:p>1</text:p>
          </table:table-cell>
          <table:table-cell table:style-name="ce14" office:value-type="string" calcext:value-type="string">
            <text:p>タイトルバー</text:p>
          </table:table-cell>
          <table:table-cell table:style-name="ce14" office:value-type="string" calcext:value-type="string">
            <text:p>テキスト</text:p>
          </table:table-cell>
          <table:table-cell table:style-name="ce14" office:value-type="string" calcext:value-type="string">
            <text:p>日付</text:p>
          </table:table-cell>
          <table:table-cell table:style-name="ce15" office:value-type="string" calcext:value-type="string">
            <text:p>正常</text:p>
          </table:table-cell>
          <table:table-cell table:style-name="ce38" office:value-type="string" calcext:value-type="string">
            <text:p>1.授業一覧画面の新規ボタンを押下する。</text:p>
          </table:table-cell>
          <table:table-cell table:style-name="ce19" office:value-type="string" calcext:value-type="string">
            <text:p><text:span text:style-name="T2">(イ. 遷移)</text:span></text:p>
            <text:p><text:span text:style-name="T2">1.授業作成ダイアログが表示されること。</text:span></text:p>
            <text:p><text:span text:style-name="T2">  また、タイトルバーに「授業作成」と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8" table:visibility="collapse">
          <table:table-cell table:style-name="ce9" office:value-type="float" office:value="2" calcext:value-type="float">
            <text:p>2</text:p>
          </table:table-cell>
          <table:table-cell table:style-name="ce14" office:value-type="string" calcext:value-type="string">
            <text:p>タイトルバー</text:p>
          </table:table-cell>
          <table:table-cell table:style-name="ce14" office:value-type="string" calcext:value-type="string">
            <text:p>ボタン</text:p>
          </table:table-cell>
          <table:table-cell table:style-name="ce14" office:value-type="string" calcext:value-type="string">
            <text:p>クローズボックス</text:p>
          </table:table-cell>
          <table:table-cell table:style-name="ce15" office:value-type="string" calcext:value-type="string">
            <text:p>正常</text:p>
          </table:table-cell>
          <table:table-cell table:style-name="ce38" office:value-type="string" calcext:value-type="string">
            <text:p>1.授業編集ダイアログのクローズボックスを押下する。</text:p>
          </table:table-cell>
          <table:table-cell table:style-name="ce19" office:value-type="string" calcext:value-type="string">
            <text:p><text:span text:style-name="T2">(イ. 遷移)</text:span></text:p>
            <text:p><text:span text:style-name="T2">1.授業作成ダイアログが閉じ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30" table:visibility="collapse">
          <table:table-cell table:style-name="ce9" office:value-type="float" office:value="3" calcext:value-type="float">
            <text:p>3</text:p>
          </table:table-cell>
          <table:table-cell table:style-name="ce14" office:value-type="string" calcext:value-type="string">
            <text:p>授業作成フォーム</text:p>
          </table:table-cell>
          <table:table-cell table:style-name="ce14" office:value-type="string" calcext:value-type="string">
            <text:p>表示情報</text:p>
          </table:table-cell>
          <table:table-cell table:style-name="ce14" office:value-type="string" calcext:value-type="string">
            <text:p>授業日付</text:p>
          </table:table-cell>
          <table:table-cell table:style-name="ce15" office:value-type="string" calcext:value-type="string">
            <text:p>正常</text:p>
          </table:table-cell>
          <table:table-cell table:style-name="ce38" office:value-type="string" calcext:value-type="string">
            <text:p>1.授業一覧画面の新規ボタンを押下する。</text:p>
          </table:table-cell>
          <table:table-cell table:style-name="ce19" office:value-type="string" calcext:value-type="string">
            <text:p><text:span text:style-name="T2">(イ. 遷移)</text:span></text:p>
            <text:p><text:span text:style-name="T2">1.授業作成ダイアログが表示されること。</text:span></text:p>
            <text:p><text:span text:style-name="T2">  また、授業日付部分に授業の日付が日本語で表示されること。</text:span></text:p>
            <text:p><text:span text:style-name="T2">  例)2016年5月7日(土)</text:span></text:p>
            <text:p><text:span text:style-name="T2">(ロ. データ)</text:span></text:p>
            <text:p><text:span text:style-name="T2">1.</text:span></text:p>
          </table:table-cell>
          <table:table-cell table:style-name="ce36" table:number-columns-repeated="3"/>
          <table:table-cell table:style-name="ce34"/>
          <table:table-cell table:number-columns-repeated="1013"/>
        </table:table-row>
        <table:table-row table:style-name="ro30" table:visibility="collapse">
          <table:table-cell table:style-name="ce9" office:value-type="float" office:value="4" calcext:value-type="float">
            <text:p>4</text:p>
          </table:table-cell>
          <table:table-cell table:style-name="ce14" office:value-type="string" calcext:value-type="string">
            <text:p>授業作成フォーム</text:p>
          </table:table-cell>
          <table:table-cell table:style-name="ce14" office:value-type="string" calcext:value-type="string">
            <text:p>入力フォーム</text:p>
          </table:table-cell>
          <table:table-cell table:style-name="ce14" office:value-type="string" calcext:value-type="string">
            <text:p>テーマ選択セレクトメニュー</text:p>
          </table:table-cell>
          <table:table-cell table:style-name="ce15" office:value-type="string" calcext:value-type="string">
            <text:p>正常</text:p>
          </table:table-cell>
          <table:table-cell table:style-name="ce18" office:value-type="string" calcext:value-type="string">
            <text:p><text:span text:style-name="T1">1.授業一覧画面の新規ボタンを押下する。</text:span></text:p>
            <text:p>2.テーマ選択セレクトメニュー押下する。</text:p>
            <text:p>3.任意の項目を押下する。</text:p>
          </table:table-cell>
          <table:table-cell table:style-name="ce39" office:value-type="string" calcext:value-type="string">
            <text:p>(イ. 遷移)</text:p>
            <text:p>1.テーマ選択セレクトメニューに当該セレクトメニューの一番上の項目がセットされていること。</text:p>
            <text:p>2.テーマ選択セレクトメニューの項目が表示されること。</text:p>
            <text:p>3.選択した項目がテーマ選択セレクトメニューにセットされ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23" table:visibility="collapse">
          <table:table-cell table:style-name="ce9" office:value-type="float" office:value="5" calcext:value-type="float">
            <text:p>5</text:p>
          </table:table-cell>
          <table:table-cell table:style-name="ce14" office:value-type="string" calcext:value-type="string">
            <text:p>授業作成フォーム</text:p>
          </table:table-cell>
          <table:table-cell table:style-name="ce14" office:value-type="string" calcext:value-type="string">
            <text:p>入力フォーム</text:p>
          </table:table-cell>
          <table:table-cell table:style-name="ce14" office:value-type="string" calcext:value-type="string">
            <text:p>時間割選択セレクトメニュー</text:p>
          </table:table-cell>
          <table:table-cell table:style-name="ce15" office:value-type="string" calcext:value-type="string">
            <text:p>正常</text:p>
          </table:table-cell>
          <table:table-cell table:style-name="ce18" office:value-type="string" calcext:value-type="string">
            <text:p><text:span text:style-name="T1">1.授業一覧画面の新規ボタンを押下する。</text:span></text:p>
            <text:p>2.時間割選択セレクトメニュー押下する。</text:p>
            <text:p><text:span text:style-name="T1">3.任意の項目を押下する。</text:span></text:p>
          </table:table-cell>
          <table:table-cell table:style-name="ce39" office:value-type="string" calcext:value-type="string">
            <text:p>(イ. 遷移)</text:p>
            <text:p>1.時間割選択セレクトメニューが現在存在する授業日付の授業時間帯のうち最も時間が早いものが項目として選択されていること。</text:p>
            <text:p>2.時間割選択セレクトメニューが現在存在する授業日付の授業時間帯が全て項目として表示されること。</text:p>
            <text:p>3.選択した項目が時間割選択セレクトメニューにセットされ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6" calcext:value-type="float">
            <text:p>6</text:p>
          </table:table-cell>
          <table:table-cell table:style-name="ce14" office:value-type="string" calcext:value-type="string">
            <text:p>授業作成フォーム</text:p>
          </table:table-cell>
          <table:table-cell table:style-name="ce14" office:value-type="string" calcext:value-type="string">
            <text:p>入力フォーム</text:p>
          </table:table-cell>
          <table:table-cell table:style-name="ce14" office:value-type="string" calcext:value-type="string">
            <text:p>最小人数入力フォーム</text:p>
          </table:table-cell>
          <table:table-cell table:style-name="ce15" office:value-type="string" calcext:value-type="string">
            <text:p>正常</text:p>
          </table:table-cell>
          <table:table-cell table:style-name="ce18" office:value-type="string" calcext:value-type="string">
            <text:p><text:span text:style-name="T1">1.授業一覧画面の新規ボタンを押下する。</text:span></text:p>
            <text:p>2.最小人数入力フォームを押下する。</text:p>
            <text:p>3.入力を行う。</text:p>
          </table:table-cell>
          <table:table-cell table:style-name="ce39" office:value-type="string" calcext:value-type="string">
            <text:p>(イ. 遷移)</text:p>
            <text:p>1.最小人数入力フォームに0がセットされていること。</text:p>
            <text:p>2.最小人数入力フォームがフォーカスされること。</text:p>
            <text:p>3.0以上100以下の数値のみ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30" table:visibility="collapse">
          <table:table-cell table:style-name="ce9" office:value-type="float" office:value="7" calcext:value-type="float">
            <text:p>7</text:p>
          </table:table-cell>
          <table:table-cell table:style-name="ce14" office:value-type="string" calcext:value-type="string">
            <text:p>授業作成フォーム</text:p>
          </table:table-cell>
          <table:table-cell table:style-name="ce14" office:value-type="string" calcext:value-type="string">
            <text:p>入力フォーム</text:p>
          </table:table-cell>
          <table:table-cell table:style-name="ce14" office:value-type="string" calcext:value-type="string">
            <text:p>最大人数入力フォーム</text:p>
          </table:table-cell>
          <table:table-cell table:style-name="ce15" office:value-type="string" calcext:value-type="string">
            <text:p>正常</text:p>
          </table:table-cell>
          <table:table-cell table:style-name="ce18" office:value-type="string" calcext:value-type="string">
            <text:p><text:span text:style-name="T1">1.授業一覧画面の新規ボタンを押下する。</text:span></text:p>
            <text:p>2.最大人数入力フォームを押下する。</text:p>
            <text:p>3.入力を行う。</text:p>
          </table:table-cell>
          <table:table-cell table:style-name="ce39" office:value-type="string" calcext:value-type="string">
            <text:p>(イ. 遷移)</text:p>
            <text:p>1.最大人数入力フォームに0がセットされていること。</text:p>
            <text:p>2.最大人数入力フォームがフォーカスされること。</text:p>
            <text:p>3.0以上100以下の数値のみ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4" table:visibility="collapse">
          <table:table-cell table:style-name="ce9" office:value-type="float" office:value="8" calcext:value-type="float">
            <text:p>8</text:p>
          </table:table-cell>
          <table:table-cell table:style-name="ce14" office:value-type="string" calcext:value-type="string">
            <text:p>授業作成フォーム</text:p>
          </table:table-cell>
          <table:table-cell table:style-name="ce14" office:value-type="string" calcext:value-type="string">
            <text:p>入力フォーム</text:p>
          </table:table-cell>
          <table:table-cell table:style-name="ce14" office:value-type="string" calcext:value-type="string">
            <text:p>ステータス選択セレクトメニュー</text:p>
          </table:table-cell>
          <table:table-cell table:style-name="ce15" office:value-type="string" calcext:value-type="string">
            <text:p>正常</text:p>
          </table:table-cell>
          <table:table-cell table:style-name="ce18" office:value-type="string" calcext:value-type="string">
            <text:p><text:span text:style-name="T1">1.授業一覧画面の新規ボタンを押下する。</text:span></text:p>
            <text:p>2.ステータス選択セレクトメニュー押下する。</text:p>
            <text:p><text:span text:style-name="T1">3.任意の項目を押下する。</text:span></text:p>
          </table:table-cell>
          <table:table-cell table:style-name="ce39" office:value-type="string" calcext:value-type="string">
            <text:p>(イ. 遷移)</text:p>
            <text:p>1.ステータス選択セレクトメニューに当該セレクトメニューの一番上の項目がセットされていること。</text:p>
            <text:p>2.ステータス選択セレクトメニューの項目全てが表示されること。</text:p>
            <text:p>3.選択した項目がテーマ選択セレクトメニューにセットされ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9" calcext:value-type="float">
            <text:p>9</text:p>
          </table:table-cell>
          <table:table-cell table:style-name="ce14" office:value-type="string" calcext:value-type="string">
            <text:p>授業作成フォーム</text:p>
          </table:table-cell>
          <table:table-cell table:style-name="ce14" office:value-type="string" calcext:value-type="string">
            <text:p>入力フォーム</text:p>
          </table:table-cell>
          <table:table-cell table:style-name="ce14" office:value-type="string" calcext:value-type="string">
            <text:p>教室入力フォーム</text:p>
          </table:table-cell>
          <table:table-cell table:style-name="ce15" office:value-type="string" calcext:value-type="string">
            <text:p>正常</text:p>
          </table:table-cell>
          <table:table-cell table:style-name="ce18" office:value-type="string" calcext:value-type="string">
            <text:p><text:span text:style-name="T1">1.授業一覧画面の新規ボタンを押下する。</text:span></text:p>
            <text:p>2.教室入力フォームを押下する。</text:p>
            <text:p>3.入力を行う。</text:p>
          </table:table-cell>
          <table:table-cell table:style-name="ce39" office:value-type="string" calcext:value-type="string">
            <text:p>(イ. 遷移)</text:p>
            <text:p>1.教室入力フォームに「A」がセットされていること。</text:p>
            <text:p>2.教室入力フォームがフォーカスされること。</text:p>
            <text:p>3.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10" calcext:value-type="float">
            <text:p>10</text:p>
          </table:table-cell>
          <table:table-cell table:style-name="ce14" office:value-type="string" calcext:value-type="string">
            <text:p>授業作成フォーム</text:p>
          </table:table-cell>
          <table:table-cell table:style-name="ce14" office:value-type="string" calcext:value-type="string">
            <text:p>入力フォーム</text:p>
          </table:table-cell>
          <table:table-cell table:style-name="ce14" office:value-type="string" calcext:value-type="string">
            <text:p>メモ入力フォーム</text:p>
          </table:table-cell>
          <table:table-cell table:style-name="ce15" office:value-type="string" calcext:value-type="string">
            <text:p>正常</text:p>
          </table:table-cell>
          <table:table-cell table:style-name="ce18" office:value-type="string" calcext:value-type="string">
            <text:p><text:span text:style-name="T1">1.授業一覧画面の新規ボタンを押下する。</text:span></text:p>
            <text:p>2.メモ入力フォームを押下する。</text:p>
            <text:p>3.入力を行う。</text:p>
          </table:table-cell>
          <table:table-cell table:style-name="ce39" office:value-type="string" calcext:value-type="string">
            <text:p>(イ. 遷移)</text:p>
            <text:p>1.メモ入力フォームが空であること。</text:p>
            <text:p>2.メモ入力フォームがフォーカスされること。</text:p>
            <text:p>3.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9" office:value-type="float" office:value="11" calcext:value-type="float">
            <text:p>11</text:p>
          </table:table-cell>
          <table:table-cell table:style-name="ce14" office:value-type="string" calcext:value-type="string">
            <text:p>授業作成フォーム</text:p>
          </table:table-cell>
          <table:table-cell table:style-name="ce14" office:value-type="string" calcext:value-type="string">
            <text:p>ボタン</text:p>
          </table:table-cell>
          <table:table-cell table:style-name="ce14" office:value-type="string" calcext:value-type="string">
            <text:p>作成ボタン</text:p>
          </table:table-cell>
          <table:table-cell table:style-name="ce15" office:value-type="string" calcext:value-type="string">
            <text:p>正常</text:p>
          </table:table-cell>
          <table:table-cell table:style-name="ce18" office:value-type="string" calcext:value-type="string">
            <text:p>1.作成ボタンを押下する。</text:p>
          </table:table-cell>
          <table:table-cell table:style-name="ce39" office:value-type="string" calcext:value-type="string">
            <text:p>(イ. 遷移)</text:p>
            <text:p>1.授業が作成された旨のメッセージが表示され、授業作成フォームが閉じら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6">
          <table:table-cell table:style-name="ce9"/>
          <table:table-cell table:style-name="ce14" table:number-columns-repeated="3"/>
          <table:table-cell table:style-name="ce15"/>
          <table:table-cell table:style-name="ce1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556">
          <table:table-cell table:number-columns-repeated="1024"/>
        </table:table-row>
        <table:table-row table:style-name="ro27">
          <table:table-cell table:number-columns-repeated="1024"/>
        </table:table-row>
        <table:table-row table:style-name="ro27">
          <table:table-cell table:number-columns-repeated="1024"/>
        </table:table-row>
      </table:table>
      <table:table table:name="授業編集ダイアログ" table:style-name="ta2" table:print-ranges="授業編集ダイアログ.A1:授業編集ダイアログ.K19">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授業編集ダイアログ</text:p>
          </table:table-cell>
          <table:table-cell table:style-name="ce35" table:number-columns-repeated="5"/>
          <table:table-cell table:style-name="ce41" office:value-type="string" calcext:value-type="string">
            <text:p>編集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編集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8" table:visibility="collapse">
          <table:table-cell table:style-name="ce9" office:value-type="float" office:value="1" calcext:value-type="float">
            <text:p>1</text:p>
          </table:table-cell>
          <table:table-cell table:style-name="ce14" office:value-type="string" calcext:value-type="string">
            <text:p>タイトルバー</text:p>
          </table:table-cell>
          <table:table-cell table:style-name="ce14" office:value-type="string" calcext:value-type="string">
            <text:p>テキスト</text:p>
          </table:table-cell>
          <table:table-cell table:style-name="ce14" office:value-type="string" calcext:value-type="string">
            <text:p>日付</text:p>
          </table:table-cell>
          <table:table-cell table:style-name="ce15" office:value-type="string" calcext:value-type="string">
            <text:p>正常</text:p>
          </table:table-cell>
          <table:table-cell table:style-name="ce38" office:value-type="string" calcext:value-type="string">
            <text:p>1.授業一覧画面の編集ボタンを押下する。</text:p>
          </table:table-cell>
          <table:table-cell table:style-name="ce19" office:value-type="string" calcext:value-type="string">
            <text:p><text:span text:style-name="T2">(イ. 遷移)</text:span></text:p>
            <text:p><text:span text:style-name="T2">1.授業編集ダイアログが表示されること。</text:span></text:p>
            <text:p><text:span text:style-name="T2">  また、タイトルバーに「授業編集」と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8" table:visibility="collapse">
          <table:table-cell table:style-name="ce9" office:value-type="float" office:value="2" calcext:value-type="float">
            <text:p>2</text:p>
          </table:table-cell>
          <table:table-cell table:style-name="ce14" office:value-type="string" calcext:value-type="string">
            <text:p>タイトルバー</text:p>
          </table:table-cell>
          <table:table-cell table:style-name="ce14" office:value-type="string" calcext:value-type="string">
            <text:p>ボタン</text:p>
          </table:table-cell>
          <table:table-cell table:style-name="ce14" office:value-type="string" calcext:value-type="string">
            <text:p>クローズボックス</text:p>
          </table:table-cell>
          <table:table-cell table:style-name="ce15" office:value-type="string" calcext:value-type="string">
            <text:p>正常</text:p>
          </table:table-cell>
          <table:table-cell table:style-name="ce38" office:value-type="string" calcext:value-type="string">
            <text:p>1.授業編集ダイアログのクローズボックスを押下する。</text:p>
          </table:table-cell>
          <table:table-cell table:style-name="ce19" office:value-type="string" calcext:value-type="string">
            <text:p>(イ. 遷移)</text:p>
            <text:p>1.授業編集ダイアログが閉じ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0" table:visibility="collapse">
          <table:table-cell table:style-name="ce9" office:value-type="float" office:value="3" calcext:value-type="float">
            <text:p>3</text:p>
          </table:table-cell>
          <table:table-cell table:style-name="ce14" office:value-type="string" calcext:value-type="string">
            <text:p>授業編集フォーム</text:p>
          </table:table-cell>
          <table:table-cell table:style-name="ce14" office:value-type="string" calcext:value-type="string">
            <text:p>表示情報</text:p>
          </table:table-cell>
          <table:table-cell table:style-name="ce14" office:value-type="string" calcext:value-type="string">
            <text:p>授業日付</text:p>
          </table:table-cell>
          <table:table-cell table:style-name="ce15" office:value-type="string" calcext:value-type="string">
            <text:p>正常</text:p>
          </table:table-cell>
          <table:table-cell table:style-name="ce38" office:value-type="string" calcext:value-type="string">
            <text:p>1.授業一覧のデータ行を1行選択した上で授業一覧画面の画面の編集ボタンを押下する。</text:p>
          </table:table-cell>
          <table:table-cell table:style-name="ce19" office:value-type="string" calcext:value-type="string">
            <text:p>(イ. 遷移)</text:p>
            <text:p>1.授業編集ダイアログが表示されること。</text:p>
            <text:p>  また、授業日付部分に授業の日付が日本語で表示されること。</text:p>
            <text:p>  例)2016年5月7日(土)</text:p>
            <text:p>(ロ. データ)</text:p>
            <text:p>1.</text:p>
          </table:table-cell>
          <table:table-cell table:style-name="ce36" table:number-columns-repeated="3"/>
          <table:table-cell table:style-name="ce34"/>
          <table:table-cell table:number-columns-repeated="1013"/>
        </table:table-row>
        <table:table-row table:style-name="ro13" table:visibility="collapse">
          <table:table-cell table:style-name="ce9" office:value-type="float" office:value="4" calcext:value-type="float">
            <text:p>4</text:p>
          </table:table-cell>
          <table:table-cell table:style-name="ce14" office:value-type="string" calcext:value-type="string">
            <text:p>授業編集フォーム</text:p>
          </table:table-cell>
          <table:table-cell table:style-name="ce14" office:value-type="string" calcext:value-type="string">
            <text:p>表示情報</text:p>
          </table:table-cell>
          <table:table-cell table:style-name="ce14" office:value-type="string" calcext:value-type="string">
            <text:p>テーマ</text:p>
          </table:table-cell>
          <table:table-cell table:style-name="ce15" office:value-type="string" calcext:value-type="string">
            <text:p>正常</text:p>
          </table:table-cell>
          <table:table-cell table:style-name="ce38" office:value-type="string" calcext:value-type="string">
            <text:p>1.授業一覧のデータ行を1行選択した上で授業一覧画面の画面の編集ボタンを押下する。</text:p>
          </table:table-cell>
          <table:table-cell table:style-name="ce39" office:value-type="string" calcext:value-type="string">
            <text:p>(イ. 遷移)</text:p>
            <text:p>1.編集対象の授業のテーマが表示され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9" office:value-type="float" office:value="5" calcext:value-type="float">
            <text:p>5</text:p>
          </table:table-cell>
          <table:table-cell table:style-name="ce14" office:value-type="string" calcext:value-type="string">
            <text:p>授業編集フォーム</text:p>
          </table:table-cell>
          <table:table-cell table:style-name="ce14" office:value-type="string" calcext:value-type="string">
            <text:p>表示情報</text:p>
          </table:table-cell>
          <table:table-cell table:style-name="ce14" office:value-type="string" calcext:value-type="string">
            <text:p>時間割</text:p>
          </table:table-cell>
          <table:table-cell table:style-name="ce15" office:value-type="string" calcext:value-type="string">
            <text:p>正常</text:p>
          </table:table-cell>
          <table:table-cell table:style-name="ce38" office:value-type="string" calcext:value-type="string">
            <text:p>1.授業一覧のデータ行を1行選択した上で授業一覧画面の画面の編集ボタンを押下する。</text:p>
          </table:table-cell>
          <table:table-cell table:style-name="ce39" office:value-type="string" calcext:value-type="string">
            <text:p>(イ. 遷移)</text:p>
            <text:p>1.編集対象の授業の時間帯が表示され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6" calcext:value-type="float">
            <text:p>6</text:p>
          </table:table-cell>
          <table:table-cell table:style-name="ce14" office:value-type="string" calcext:value-type="string">
            <text:p>授業編集フォーム</text:p>
          </table:table-cell>
          <table:table-cell table:style-name="ce14" office:value-type="string" calcext:value-type="string">
            <text:p>入力フォーム</text:p>
          </table:table-cell>
          <table:table-cell table:style-name="ce14" office:value-type="string" calcext:value-type="string">
            <text:p>最小人数入力フォーム</text:p>
          </table:table-cell>
          <table:table-cell table:style-name="ce15" office:value-type="string" calcext:value-type="string">
            <text:p>正常</text:p>
          </table:table-cell>
          <table:table-cell table:style-name="ce18" office:value-type="string" calcext:value-type="string">
            <text:p><text:span text:style-name="T1">1.授業一覧画面の新規ボタンを押下する。</text:span></text:p>
            <text:p>2.最小人数入力フォームを押下する。</text:p>
            <text:p>3.入力を行う。</text:p>
          </table:table-cell>
          <table:table-cell table:style-name="ce39" office:value-type="string" calcext:value-type="string">
            <text:p>(イ. 遷移)</text:p>
            <text:p>1.最小人数入力フォームに編集対象の授業の最小人数がセットされていること。</text:p>
            <text:p>2.最小人数入力フォームがフォーカスされること。</text:p>
            <text:p>3.0以上100以下の数値のみ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30" table:visibility="collapse">
          <table:table-cell table:style-name="ce9" office:value-type="float" office:value="7" calcext:value-type="float">
            <text:p>7</text:p>
          </table:table-cell>
          <table:table-cell table:style-name="ce14" office:value-type="string" calcext:value-type="string">
            <text:p>授業編集フォーム</text:p>
          </table:table-cell>
          <table:table-cell table:style-name="ce14" office:value-type="string" calcext:value-type="string">
            <text:p>入力フォーム</text:p>
          </table:table-cell>
          <table:table-cell table:style-name="ce14" office:value-type="string" calcext:value-type="string">
            <text:p>最大人数入力フォーム</text:p>
          </table:table-cell>
          <table:table-cell table:style-name="ce15" office:value-type="string" calcext:value-type="string">
            <text:p>正常</text:p>
          </table:table-cell>
          <table:table-cell table:style-name="ce18" office:value-type="string" calcext:value-type="string">
            <text:p><text:span text:style-name="T1">1.授業一覧画面の新規ボタンを押下する。</text:span></text:p>
            <text:p>2.最大人数入力フォームを押下する。</text:p>
            <text:p>3.入力を行う。</text:p>
          </table:table-cell>
          <table:table-cell table:style-name="ce39" office:value-type="string" calcext:value-type="string">
            <text:p>(イ. 遷移)</text:p>
            <text:p>1.最大人数入力フォームに編集対象の授業の最大人数がセットされていること。</text:p>
            <text:p>2.最大人数入力フォームがフォーカスされること。</text:p>
            <text:p>3.0以上100以下の数値のみ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30" table:visibility="collapse">
          <table:table-cell table:style-name="ce9" office:value-type="float" office:value="8" calcext:value-type="float">
            <text:p>8</text:p>
          </table:table-cell>
          <table:table-cell table:style-name="ce14" office:value-type="string" calcext:value-type="string">
            <text:p>授業編集フォーム</text:p>
          </table:table-cell>
          <table:table-cell table:style-name="ce14" office:value-type="string" calcext:value-type="string">
            <text:p>入力フォーム</text:p>
          </table:table-cell>
          <table:table-cell table:style-name="ce14" office:value-type="string" calcext:value-type="string">
            <text:p>ステータス選択セレクトメニュー</text:p>
          </table:table-cell>
          <table:table-cell table:style-name="ce15" office:value-type="string" calcext:value-type="string">
            <text:p>正常</text:p>
          </table:table-cell>
          <table:table-cell table:style-name="ce18" office:value-type="string" calcext:value-type="string">
            <text:p><text:span text:style-name="T1">1.授業一覧画面の新規ボタンを押下する。</text:span></text:p>
            <text:p>2.ステータス選択セレクトメニュー押下する。</text:p>
            <text:p><text:span text:style-name="T1">3.任意の項目を押下する。</text:span></text:p>
          </table:table-cell>
          <table:table-cell table:style-name="ce39" office:value-type="string" calcext:value-type="string">
            <text:p>(イ. 遷移)</text:p>
            <text:p>1.ステータス選択セレクトメニューに編集対象の授業のステータスの項目がセットされていること。</text:p>
            <text:p>2.ステータス選択セレクトメニューの項目全てが表示されること。</text:p>
            <text:p>3.選択した項目がテーマ選択セレクトメニューにセットされ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9" calcext:value-type="float">
            <text:p>9</text:p>
          </table:table-cell>
          <table:table-cell table:style-name="ce14" office:value-type="string" calcext:value-type="string">
            <text:p>授業編集フォーム</text:p>
          </table:table-cell>
          <table:table-cell table:style-name="ce14" office:value-type="string" calcext:value-type="string">
            <text:p>入力フォーム</text:p>
          </table:table-cell>
          <table:table-cell table:style-name="ce14" office:value-type="string" calcext:value-type="string">
            <text:p>教室入力フォーム</text:p>
          </table:table-cell>
          <table:table-cell table:style-name="ce15" office:value-type="string" calcext:value-type="string">
            <text:p>正常</text:p>
          </table:table-cell>
          <table:table-cell table:style-name="ce18" office:value-type="string" calcext:value-type="string">
            <text:p><text:span text:style-name="T1">1.授業一覧画面の新規ボタンを押下する。</text:span></text:p>
            <text:p>2.教室入力フォームを押下する。</text:p>
            <text:p>3.入力を行う。</text:p>
          </table:table-cell>
          <table:table-cell table:style-name="ce39" office:value-type="string" calcext:value-type="string">
            <text:p>(イ. 遷移)</text:p>
            <text:p>1.教室入力フォームに編集対象の授業の教室がセットされていること。</text:p>
            <text:p>2.教室入力フォームがフォーカスされること。</text:p>
            <text:p>3.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10" calcext:value-type="float">
            <text:p>10</text:p>
          </table:table-cell>
          <table:table-cell table:style-name="ce14" office:value-type="string" calcext:value-type="string">
            <text:p>授業編集フォーム</text:p>
          </table:table-cell>
          <table:table-cell table:style-name="ce14" office:value-type="string" calcext:value-type="string">
            <text:p>入力フォーム</text:p>
          </table:table-cell>
          <table:table-cell table:style-name="ce14" office:value-type="string" calcext:value-type="string">
            <text:p>メモ入力フォーム</text:p>
          </table:table-cell>
          <table:table-cell table:style-name="ce15" office:value-type="string" calcext:value-type="string">
            <text:p>正常</text:p>
          </table:table-cell>
          <table:table-cell table:style-name="ce18" office:value-type="string" calcext:value-type="string">
            <text:p><text:span text:style-name="T1">1.授業一覧画面の新規ボタンを押下する。</text:span></text:p>
            <text:p>2.メモ入力フォームを押下する。</text:p>
            <text:p>3.入力を行う。</text:p>
          </table:table-cell>
          <table:table-cell table:style-name="ce39" office:value-type="string" calcext:value-type="string">
            <text:p>(イ. 遷移)</text:p>
            <text:p>1.メモ入力フォームに編集対象の授業のメモがセットされていること。</text:p>
            <text:p>2.メモ入力フォームがフォーカスされること。</text:p>
            <text:p>3.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9" office:value-type="float" office:value="11" calcext:value-type="float">
            <text:p>11</text:p>
          </table:table-cell>
          <table:table-cell table:style-name="ce14" office:value-type="string" calcext:value-type="string">
            <text:p>授業編集フォーム</text:p>
          </table:table-cell>
          <table:table-cell table:style-name="ce14" office:value-type="string" calcext:value-type="string">
            <text:p>ボタン</text:p>
          </table:table-cell>
          <table:table-cell table:style-name="ce14" office:value-type="string" calcext:value-type="string">
            <text:p>更新ボタン</text:p>
          </table:table-cell>
          <table:table-cell table:style-name="ce15" office:value-type="string" calcext:value-type="string">
            <text:p>正常</text:p>
          </table:table-cell>
          <table:table-cell table:style-name="ce18" office:value-type="string" calcext:value-type="string">
            <text:p>1.更新ボタンを押下する。</text:p>
          </table:table-cell>
          <table:table-cell table:style-name="ce39" office:value-type="string" calcext:value-type="string">
            <text:p>(イ. 遷移)</text:p>
            <text:p>1.授業が編集された旨のメッセージが表示され、授業編集フォームが閉じら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9" office:value-type="float" office:value="12" calcext:value-type="float">
            <text:p>12</text:p>
          </table:table-cell>
          <table:table-cell table:style-name="ce14" office:value-type="string" calcext:value-type="string">
            <text:p>授業編集フォーム</text:p>
          </table:table-cell>
          <table:table-cell table:style-name="ce14" office:value-type="string" calcext:value-type="string">
            <text:p>ボタン</text:p>
          </table:table-cell>
          <table:table-cell table:style-name="ce14" office:value-type="string" calcext:value-type="string">
            <text:p>受講者一覧ボタン</text:p>
          </table:table-cell>
          <table:table-cell table:style-name="ce15" office:value-type="string" calcext:value-type="string">
            <text:p>正常</text:p>
          </table:table-cell>
          <table:table-cell table:style-name="ce18" office:value-type="string" calcext:value-type="string">
            <text:p>1.受講者一覧ボタンを押下する。</text:p>
          </table:table-cell>
          <table:table-cell table:style-name="ce39" office:value-type="string" calcext:value-type="string">
            <text:p>(イ. 遷移)</text:p>
            <text:p>1.受講者一覧ダイアログ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6" table:number-rows-repeated="1048556">
          <table:table-cell table:number-columns-repeated="1024"/>
        </table:table-row>
        <table:table-row table:style-name="ro27">
          <table:table-cell table:number-columns-repeated="1024"/>
        </table:table-row>
        <table:table-row table:style-name="ro27">
          <table:table-cell table:number-columns-repeated="1024"/>
        </table:table-row>
      </table:table>
      <table:table table:name="受講者一覧ダイアログ" table:style-name="ta3" table:print-ranges="受講者一覧ダイアログ.A1:受講者一覧ダイアログ.K64">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受講者一覧ダイアログ</text:p>
          </table:table-cell>
          <table:table-cell table:style-name="ce35" table:number-columns-repeated="5"/>
          <table:table-cell table:style-name="ce41" office:value-type="string" calcext:value-type="string">
            <text:p>編集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編集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3">
          <table:table-cell table:style-name="ce33" office:value-type="float" office:value="1" calcext:value-type="float" table:number-columns-spanned="1" table:number-rows-spanned="4">
            <text:p>1</text:p>
          </table:table-cell>
          <table:table-cell table:style-name="ce14" office:value-type="string" calcext:value-type="string" table:number-columns-spanned="1" table:number-rows-spanned="4">
            <text:p>会員画面への管理者ログインと授業予約</text:p>
          </table:table-cell>
          <table:table-cell table:style-name="ce14" office:value-type="string" calcext:value-type="string">
            <text:p>受講者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1.<text:span text:style-name="T1">選択したユーザとして会員トップ画面へ遷移する。</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9">
          <table:covered-table-cell table:style-name="ce33"/>
          <table:covered-table-cell table:style-name="ce14"/>
          <table:table-cell table:style-name="ce14" office:value-type="string" calcext:value-type="string">
            <text:p>予約カレンダー</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明るい緑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ること。</text:p>
            <text:p><text:span text:style-name="T1">(ロ. データ)</text:span></text:p>
            <text:p><text:span text:style-name="T1">1.授業テーブル(classwork)に同日の授業データがあること。</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9"/>
          <table:covered-table-cell table:style-name="ce14"/>
          <table:table-cell table:style-name="ce14" office:value-type="string" calcext:value-type="string">
            <text:p>日ごと授業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授業一覧の背景色が白(活性)かつ予約状況が予約可の授業データを押下する。</text:p>
          </table:table-cell>
          <table:table-cell table:style-name="ce39" office:value-type="string" calcext:value-type="string">
            <text:p><text:span text:style-name="T1">(イ. 遷移)</text:span></text:p>
            <text:p><text:span text:style-name="T1">1.授業予約ダイアログが表示される。</text:span></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5">
          <table:covered-table-cell table:style-name="ce9"/>
          <table:covered-table-cell table:style-name="ce14"/>
          <table:table-cell table:style-name="ce14" office:value-type="string" calcext:value-type="string">
            <text:p>授業予約ダイアログ</text:p>
          </table:table-cell>
          <table:table-cell table:style-name="ce14" office:value-type="string" calcext:value-type="string">
            <text:p>はいボタン</text:p>
          </table:table-cell>
          <table:table-cell table:style-name="ce15" office:value-type="string" calcext:value-type="string">
            <text:p>正常</text:p>
          </table:table-cell>
          <table:table-cell table:style-name="ce18" office:value-type="string" calcext:value-type="string">
            <text:p>1.はいボタンを押下する。</text:p>
          </table:table-cell>
          <table:table-cell table:style-name="ce19" office:value-type="string" calcext:value-type="string">
            <text:p><text:span text:style-name="T2">(イ. 遷移)</text:span></text:p>
            <text:p><text:span text:style-name="T2">1.以下の通りとなること。</text:span></text:p>
            <text:p><text:span text:style-name="T2"> a.授業予約ダイアログが閉じられる。</text:span></text:p>
            <text:p><text:span text:style-name="T2"> b.日ごと予約者一覧が更新され、選択した授業データの予約状況が予約済となること。</text:span></text:p>
            <text:p><text:span text:style-name="T2"> c.予約済の授業一覧が更新され、選択した授業データが追加されること。</text:span></text:p>
            <text:p><text:span text:style-name="T2">(ロ. データ)</text:span></text:p>
            <text:p><text:span text:style-name="T2">1.授業予約ダイアログが閉じられること。</text:span></text:p>
          </table:table-cell>
          <table:table-cell table:style-name="ce23" table:number-columns-repeated="2"/>
          <table:table-cell table:style-name="ce26"/>
          <table:table-cell table:style-name="ce27"/>
          <table:table-cell table:number-columns-repeated="1013"/>
        </table:table-row>
        <table:table-row table:style-name="ro42">
          <table:table-cell table:style-name="ce33" office:value-type="float" office:value="2" calcext:value-type="float" table:number-columns-spanned="1" table:number-rows-spanned="4">
            <text:p>2</text:p>
          </table:table-cell>
          <table:table-cell table:style-name="ce14" office:value-type="string" calcext:value-type="string" table:number-columns-spanned="1" table:number-rows-spanned="4">
            <text:p>会員画面への管理者ログインと授業キャンセル</text:p>
          </table:table-cell>
          <table:table-cell table:style-name="ce14" office:value-type="string" calcext:value-type="string">
            <text:p>受講者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1.<text:span text:style-name="T1">選択したユーザとして会員トップ画面へ遷移する。</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9">
          <table:covered-table-cell table:style-name="ce33"/>
          <table:covered-table-cell table:style-name="ce14"/>
          <table:table-cell table:style-name="ce14" office:value-type="string" calcext:value-type="string">
            <text:p>予約カレンダー</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明るい黄色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ること。</text:p>
            <text:p><text:span text:style-name="T1">(ロ. データ)</text:span></text:p>
            <text:p><text:span text:style-name="T1">1.授業テーブル(classwork)に同日の授業データがあること。</text:span></text:p>
          </table:table-cell>
          <table:table-cell table:style-name="ce23" table:number-columns-repeated="2"/>
          <table:table-cell table:style-name="ce26"/>
          <table:table-cell table:style-name="ce27"/>
          <table:table-cell table:number-columns-repeated="1013"/>
        </table:table-row>
        <table:table-row table:style-name="ro15">
          <table:covered-table-cell table:style-name="ce9"/>
          <table:covered-table-cell table:style-name="ce14"/>
          <table:table-cell table:style-name="ce14" office:value-type="string" calcext:value-type="string">
            <text:p>日ごと授業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 色が黄色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キャンセル済みの授業(本人、管理者操作問わず)の情報が記載されていないこと。</text:p>
            <text:p><text:span text:style-name="T1">1.受講テーブル(user_classwork)に同日のキャンセル済の授業データ(受講状態列(user_work_status)の値が10または11)があること。</text:span></text:p>
          </table:table-cell>
          <table:table-cell table:style-name="ce23" table:number-columns-repeated="2"/>
          <table:table-cell table:style-name="ce26"/>
          <table:table-cell table:style-name="ce27"/>
          <table:table-cell table:number-columns-repeated="1013"/>
        </table:table-row>
        <table:table-row table:style-name="ro43">
          <table:covered-table-cell table:style-name="ce9"/>
          <table:covered-table-cell table:style-name="ce14"/>
          <table:table-cell table:style-name="ce14" office:value-type="string" calcext:value-type="string">
            <text:p>授業キャンセルダイアログ</text:p>
          </table:table-cell>
          <table:table-cell table:style-name="ce14" office:value-type="string" calcext:value-type="string">
            <text:p>はいボタン</text:p>
          </table:table-cell>
          <table:table-cell table:style-name="ce15" office:value-type="string" calcext:value-type="string">
            <text:p>正常</text:p>
          </table:table-cell>
          <table:table-cell table:style-name="ce18" office:value-type="string" calcext:value-type="string">
            <text:p>1.はいボタンを押下する。</text:p>
          </table:table-cell>
          <table:table-cell table:style-name="ce19" office:value-type="string" calcext:value-type="string">
            <text:p><text:span text:style-name="T2">(イ. 遷移)</text:span></text:p>
            <text:p><text:span text:style-name="T2">1.以下の通りとなること。</text:span></text:p>
            <text:p><text:span text:style-name="T2"> a.授業キャンセルダイアログが閉じられる。</text:span></text:p>
            <text:p><text:span text:style-name="T2"> b.日ごと予約者一覧が更新され、選択した授業データの予約状況がキャンセル(管理者)となること。</text:span></text:p>
            <text:p><text:span text:style-name="T2"> c.予約済の授業一覧が更新され、選択した授業データが無くなること。</text:span></text:p>
            <text:p><text:span text:style-name="T2">(ロ. データ)</text:span></text:p>
            <text:p><text:span text:style-name="T2">1.授業予約ダイアログが閉じられること。</text:span></text:p>
          </table:table-cell>
          <table:table-cell table:style-name="ce23" table:number-columns-repeated="2"/>
          <table:table-cell table:style-name="ce26"/>
          <table:table-cell table:style-name="ce27"/>
          <table:table-cell table:number-columns-repeated="1013"/>
        </table:table-row>
        <table:table-row table:style-name="ro42">
          <table:table-cell table:style-name="ce33" office:value-type="float" office:value="3" calcext:value-type="float" table:number-columns-spanned="1" table:number-rows-spanned="4">
            <text:p>3</text:p>
          </table:table-cell>
          <table:table-cell table:style-name="ce14" office:value-type="string" calcext:value-type="string" table:number-columns-spanned="1" table:number-rows-spanned="4">
            <text:p>会員画面への管理者ログインと授業予約(キャンセル済の授業に対して)</text:p>
          </table:table-cell>
          <table:table-cell table:style-name="ce14" office:value-type="string" calcext:value-type="string">
            <text:p>受講者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1.<text:span text:style-name="T1">選択したユーザとして会員トップ画面へ遷移する。</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9">
          <table:covered-table-cell table:style-name="ce33"/>
          <table:covered-table-cell table:style-name="ce14"/>
          <table:table-cell table:style-name="ce14" office:value-type="string" calcext:value-type="string">
            <text:p>予約カレンダー</text:p>
          </table:table-cell>
          <table:table-cell table:style-name="ce14" office:value-type="string" calcext:value-type="string">
            <text:p>日付ボタン</text:p>
          </table:table-cell>
          <table:table-cell table:style-name="ce15" office:value-type="string" calcext:value-type="string">
            <text:p>正常</text:p>
          </table:table-cell>
          <table:table-cell table:style-name="ce18" office:value-type="string" calcext:value-type="string">
            <text:p>1. 色が明るい緑となっている日付を押下する。</text:p>
          </table:table-cell>
          <table:table-cell table:style-name="ce39" office:value-type="string" calcext:value-type="string">
            <text:p>(イ. 遷移)</text:p>
            <text:p>1.以下の条件を満たす事。</text:p>
            <text:p> a..日ごと授業一覧ダイアログが表示されること。</text:p>
            <text:p> b.日ごと授業一覧ダイアログ内の日ごと授業一覧に予約できる授業の情報が記載されていること。</text:p>
            <text:p><text:span text:style-name="T1">(ロ. データ)</text:span></text:p>
            <text:p><text:span text:style-name="T1">1.授業テーブル(classwork)に同日の授業データがあること。</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9"/>
          <table:covered-table-cell table:style-name="ce14"/>
          <table:table-cell table:style-name="ce14" office:value-type="string" calcext:value-type="string">
            <text:p>日ごと授業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授業一覧の背景色が白(活性)かつ予約状況がキャンセル(管理者)の授業データを押下する。</text:p>
          </table:table-cell>
          <table:table-cell table:style-name="ce39" office:value-type="string" calcext:value-type="string">
            <text:p><text:span text:style-name="T1">(イ. 遷移)</text:span></text:p>
            <text:p><text:span text:style-name="T1">1.授業予約ダイアログが表示される。</text:span></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5">
          <table:covered-table-cell table:style-name="ce9"/>
          <table:covered-table-cell table:style-name="ce14"/>
          <table:table-cell table:style-name="ce14" office:value-type="string" calcext:value-type="string">
            <text:p>授業予約ダイアログ</text:p>
          </table:table-cell>
          <table:table-cell table:style-name="ce14" office:value-type="string" calcext:value-type="string">
            <text:p>はいボタン</text:p>
          </table:table-cell>
          <table:table-cell table:style-name="ce15" office:value-type="string" calcext:value-type="string">
            <text:p>正常</text:p>
          </table:table-cell>
          <table:table-cell table:style-name="ce18" office:value-type="string" calcext:value-type="string">
            <text:p>1.はいボタンを押下する。</text:p>
          </table:table-cell>
          <table:table-cell table:style-name="ce19" office:value-type="string" calcext:value-type="string">
            <text:p><text:span text:style-name="T2">(イ. 遷移)</text:span></text:p>
            <text:p><text:span text:style-name="T2">1.以下の通りとなること。</text:span></text:p>
            <text:p><text:span text:style-name="T2"> a.授業予約ダイアログが閉じられる。</text:span></text:p>
            <text:p><text:span text:style-name="T2"> b.日ごと予約者一覧が更新され、選択した授業データの予約状況が予約済となること。</text:span></text:p>
            <text:p><text:span text:style-name="T2"> c.予約済の授業一覧が更新され、選択した授業データが追加されること。</text:span></text:p>
            <text:p><text:span text:style-name="T2">(ロ. データ)</text:span></text:p>
            <text:p><text:span text:style-name="T2">1.授業予約ダイアログが閉じられること。</text:span></text:p>
          </table:table-cell>
          <table:table-cell table:style-name="ce23" table:number-columns-repeated="2"/>
          <table:table-cell table:style-name="ce26"/>
          <table:table-cell table:style-name="ce27"/>
          <table:table-cell table:number-columns-repeated="1013"/>
        </table:table-row>
        <table:table-row table:style-name="ro42">
          <table:table-cell table:style-name="ce9" office:value-type="float" office:value="4" calcext:value-type="float" table:number-columns-spanned="1" table:number-rows-spanned="9">
            <text:p>4</text:p>
          </table:table-cell>
          <table:table-cell table:style-name="ce14" office:value-type="string" calcext:value-type="string" table:number-columns-spanned="1" table:number-rows-spanned="9">
            <text:p>会員画面への管理者ログインとブログ記事作成</text:p>
          </table:table-cell>
          <table:table-cell table:style-name="ce14" office:value-type="string" calcext:value-type="string">
            <text:p>受講者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1.<text:span text:style-name="T1">選択したユーザとして会員トップ画面へ遷移する。</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office:value-type="float" office:value="11" calcext:value-type="float">
            <text:p>11</text:p>
          </table:covered-table-cell>
          <table:covered-table-cell table:style-name="ce14"/>
          <table:table-cell table:style-name="ce36" office:value-type="string" calcext:value-type="string">
            <text:p>ボタン</text:p>
          </table:table-cell>
          <table:table-cell table:style-name="ce14"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 マイブログ画面ボタンを押下する。</text:p>
          </table:table-cell>
          <table:table-cell table:style-name="ce20" office:value-type="string" calcext:value-type="string">
            <text:p>(イ. 遷移)</text:p>
            <text:p>1.マイブログ画面に遷移す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office:value-type="float" office:value="29" calcext:value-type="float">
            <text:p>29</text:p>
          </table:covered-table-cell>
          <table:covered-table-cell table:style-name="ce14"/>
          <table:table-cell table:number-columns-repeated="2" table:style-name="ce14" office:value-type="string" calcext:value-type="string">
            <text:p>新規ボタン</text:p>
          </table:table-cell>
          <table:table-cell table:style-name="ce16" office:value-type="string" calcext:value-type="string">
            <text:p>正常</text:p>
          </table:table-cell>
          <table:table-cell table:style-name="ce38" office:value-type="string" calcext:value-type="string">
            <text:p>1.新規ボタンを押下する。</text:p>
            <text:p/>
          </table:table-cell>
          <table:table-cell table:style-name="ce20" office:value-type="string" calcext:value-type="string">
            <text:p>(イ. 遷移)</text:p>
            <text:p>1.ブログ編集画面へ遷移す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office:value-type="float" office:value="2" calcext:value-type="float">
            <text:p>2</text:p>
          </table:covered-table-cell>
          <table:covered-table-cell table:style-name="ce14"/>
          <table:table-cell table:style-name="ce14" office:value-type="string" calcext:value-type="string">
            <text:p>タイトル編集</text:p>
          </table:table-cell>
          <table:table-cell table:style-name="ce14" office:value-type="string" calcext:value-type="string">
            <text:p>タイトル入力フォーム</text:p>
          </table:table-cell>
          <table:table-cell table:style-name="ce16" office:value-type="string" calcext:value-type="string">
            <text:p>正常</text:p>
          </table:table-cell>
          <table:table-cell table:style-name="ce18" office:value-type="string" calcext:value-type="string">
            <text:p>1.タイトル入力フォームを押下する。</text:p>
            <text:p>2.入力を行う。</text:p>
          </table:table-cell>
          <table:table-cell table:style-name="ce20" office:value-type="string" calcext:value-type="string">
            <text:p>(イ. 遷移)</text:p>
            <text:p>1.タイトル入力フォームへのフォーカスが行われる事。</text:p>
            <text:p>2.入力が行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table:covered-table-cell table:style-name="ce14"/>
          <table:table-cell table:style-name="ce14" office:value-type="string" calcext:value-type="string">
            <text:p>タイトル編集</text:p>
          </table:table-cell>
          <table:table-cell table:style-name="ce14" office:value-type="string" calcext:value-type="string">
            <text:p>タイトル入力フォーム</text:p>
          </table:table-cell>
          <table:table-cell table:style-name="ce16" office:value-type="string" calcext:value-type="string">
            <text:p>正常</text:p>
          </table:table-cell>
          <table:table-cell table:style-name="ce18" office:value-type="string" calcext:value-type="string">
            <text:p>1.タイトル入力フォームを押下する。</text:p>
            <text:p>2.入力を行う。</text:p>
          </table:table-cell>
          <table:table-cell table:style-name="ce20" office:value-type="string" calcext:value-type="string">
            <text:p>(イ. 遷移)</text:p>
            <text:p>1.タイトル入力フォームへのフォーカスが行われる事。</text:p>
            <text:p>2.入力が行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table:covered-table-cell table:style-name="ce14"/>
          <table:table-cell table:style-name="ce14" office:value-type="string" calcext:value-type="string">
            <text:p>画像編集</text:p>
          </table:table-cell>
          <table:table-cell table:style-name="ce14" office:value-type="string" calcext:value-type="string">
            <text:p>選択ボタン</text:p>
          </table:table-cell>
          <table:table-cell table:style-name="ce16" office:value-type="string" calcext:value-type="string">
            <text:p>正常</text:p>
          </table:table-cell>
          <table:table-cell table:style-name="ce18" office:value-type="string" calcext:value-type="string">
            <text:p>1.任意の選択ボタンを押下する。</text:p>
            <text:p>2.任意の画像ファイルを選択する。</text:p>
          </table:table-cell>
          <table:table-cell table:style-name="ce20"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table:covered-table-cell table:style-name="ce14"/>
          <table:table-cell table:style-name="ce14" office:value-type="string" calcext:value-type="string">
            <text:p>本文編集</text:p>
          </table:table-cell>
          <table:table-cell table:style-name="ce14" office:value-type="string" calcext:value-type="string">
            <text:p>本文入力フォーム</text:p>
          </table:table-cell>
          <table:table-cell table:style-name="ce16" office:value-type="string" calcext:value-type="string">
            <text:p>正常</text:p>
          </table:table-cell>
          <table:table-cell table:style-name="ce18" office:value-type="string" calcext:value-type="string">
            <text:p><text:span text:style-name="T1">1.本文入力フォームを押下する。</text:span></text:p>
            <text:p><text:span text:style-name="T1">2.入力を行う。</text:span></text:p>
          </table:table-cell>
          <table:table-cell table:style-name="ce20" office:value-type="string" calcext:value-type="string">
            <text:p>(イ. 遷移)</text:p>
            <text:p>1.本文入力フォームへのフォーカスが行われる事。</text:p>
            <text:p><text:span text:style-name="T1">2.入力が行えること。</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table:table-cell table:style-name="ce14" office:value-type="string" calcext:value-type="string">
            <text:p>公開設定編集</text:p>
          </table:table-cell>
          <table:table-cell table:style-name="ce14" office:value-type="string" calcext:value-type="string">
            <text:p>公開設定ラジオボタン</text:p>
          </table:table-cell>
          <table:table-cell table:style-name="ce16" office:value-type="string" calcext:value-type="string">
            <text:p>正常</text:p>
          </table:table-cell>
          <table:table-cell table:style-name="ce18" office:value-type="string" calcext:value-type="string">
            <text:p>1.公開設定ラジオボタンのうち公開のラジオボタンを押下する。</text:p>
            <text:p/>
          </table:table-cell>
          <table:table-cell table:style-name="ce20" office:value-type="string" calcext:value-type="string">
            <text:p>(イ. 遷移)</text:p>
            <text:p>1.公開のラジオボタンにチェックが入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33"/>
          <table:covered-table-cell table:style-name="ce14"/>
          <table:table-cell table:style-name="ce14" office:value-type="string" calcext:value-type="string">
            <text:p>ボタン</text:p>
          </table:table-cell>
          <table:table-cell table:style-name="ce14" office:value-type="string" calcext:value-type="string">
            <text:p>編集ボタン</text:p>
          </table:table-cell>
          <table:table-cell table:style-name="ce16" office:value-type="string" calcext:value-type="string">
            <text:p>正常</text:p>
          </table:table-cell>
          <table:table-cell table:style-name="ce38" office:value-type="string" calcext:value-type="string">
            <text:p>1.タイトル編集フォーム、本文編集フォームそれぞれに内容が入力されている状態で編集ボタンを押下する。</text:p>
          </table:table-cell>
          <table:table-cell table:style-name="ce20" office:value-type="string" calcext:value-type="string">
            <text:p>(イ. 遷移)</text:p>
            <text:p>1.以下を満たすこと。</text:p>
            <text:p> a.マイブログ画面へ遷移すること。</text:p>
            <text:p> b.入力した内容で記事が作成され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2">
          <table:table-cell table:style-name="ce9" office:value-type="float" office:value="5" calcext:value-type="float" table:number-columns-spanned="1" table:number-rows-spanned="9">
            <text:p>5</text:p>
          </table:table-cell>
          <table:table-cell table:style-name="ce14" office:value-type="string" calcext:value-type="string" table:number-columns-spanned="1" table:number-rows-spanned="9">
            <text:p>会員画面への管理者ログインとブログ記事編集</text:p>
          </table:table-cell>
          <table:table-cell table:style-name="ce14" office:value-type="string" calcext:value-type="string">
            <text:p>受講者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1.<text:span text:style-name="T1">選択したユーザとして会員トップ画面へ遷移する。</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office:value-type="float" office:value="11" calcext:value-type="float">
            <text:p>11</text:p>
          </table:covered-table-cell>
          <table:covered-table-cell table:style-name="ce14"/>
          <table:table-cell table:style-name="ce36" office:value-type="string" calcext:value-type="string">
            <text:p>ボタン</text:p>
          </table:table-cell>
          <table:table-cell table:style-name="ce14"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 マイブログ画面ボタンを押下する。</text:p>
          </table:table-cell>
          <table:table-cell table:style-name="ce20" office:value-type="string" calcext:value-type="string">
            <text:p>(イ. 遷移)</text:p>
            <text:p>1.マイブログ画面に遷移す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office:value-type="float" office:value="29" calcext:value-type="float">
            <text:p>29</text:p>
          </table:covered-table-cell>
          <table:covered-table-cell table:style-name="ce14"/>
          <table:table-cell table:number-columns-repeated="2" table:style-name="ce14" office:value-type="string" calcext:value-type="string">
            <text:p>新規ボタン</text:p>
          </table:table-cell>
          <table:table-cell table:style-name="ce16" office:value-type="string" calcext:value-type="string">
            <text:p>正常</text:p>
          </table:table-cell>
          <table:table-cell table:style-name="ce38" office:value-type="string" calcext:value-type="string">
            <text:p>1.新規ボタンを押下する。</text:p>
            <text:p/>
          </table:table-cell>
          <table:table-cell table:style-name="ce20" office:value-type="string" calcext:value-type="string">
            <text:p>(イ. 遷移)</text:p>
            <text:p>1.ブログ編集画面へ遷移す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office:value-type="float" office:value="2" calcext:value-type="float">
            <text:p>2</text:p>
          </table:covered-table-cell>
          <table:covered-table-cell table:style-name="ce14"/>
          <table:table-cell table:style-name="ce14" office:value-type="string" calcext:value-type="string">
            <text:p>タイトル編集</text:p>
          </table:table-cell>
          <table:table-cell table:style-name="ce14" office:value-type="string" calcext:value-type="string">
            <text:p>タイトル入力フォーム</text:p>
          </table:table-cell>
          <table:table-cell table:style-name="ce16" office:value-type="string" calcext:value-type="string">
            <text:p>正常</text:p>
          </table:table-cell>
          <table:table-cell table:style-name="ce18" office:value-type="string" calcext:value-type="string">
            <text:p>1.タイトル入力フォームを押下する。</text:p>
            <text:p>2.入力を行う。</text:p>
          </table:table-cell>
          <table:table-cell table:style-name="ce20" office:value-type="string" calcext:value-type="string">
            <text:p>(イ. 遷移)</text:p>
            <text:p>1.タイトル入力フォームへのフォーカスが行われる事。</text:p>
            <text:p>2.入力が行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table:covered-table-cell table:style-name="ce14"/>
          <table:table-cell table:style-name="ce14" office:value-type="string" calcext:value-type="string">
            <text:p>タイトル編集</text:p>
          </table:table-cell>
          <table:table-cell table:style-name="ce14" office:value-type="string" calcext:value-type="string">
            <text:p>タイトル入力フォーム</text:p>
          </table:table-cell>
          <table:table-cell table:style-name="ce16" office:value-type="string" calcext:value-type="string">
            <text:p>正常</text:p>
          </table:table-cell>
          <table:table-cell table:style-name="ce18" office:value-type="string" calcext:value-type="string">
            <text:p>1.タイトル入力フォームを押下する。</text:p>
            <text:p>2.入力を行う。</text:p>
          </table:table-cell>
          <table:table-cell table:style-name="ce20" office:value-type="string" calcext:value-type="string">
            <text:p>(イ. 遷移)</text:p>
            <text:p>1.タイトル入力フォームへのフォーカスが行われる事。</text:p>
            <text:p>2.入力が行え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table:covered-table-cell table:style-name="ce14"/>
          <table:table-cell table:style-name="ce14" office:value-type="string" calcext:value-type="string">
            <text:p>画像編集</text:p>
          </table:table-cell>
          <table:table-cell table:style-name="ce14" office:value-type="string" calcext:value-type="string">
            <text:p>選択ボタン</text:p>
          </table:table-cell>
          <table:table-cell table:style-name="ce16" office:value-type="string" calcext:value-type="string">
            <text:p>正常</text:p>
          </table:table-cell>
          <table:table-cell table:style-name="ce18" office:value-type="string" calcext:value-type="string">
            <text:p>1.任意の選択ボタンを押下する。</text:p>
            <text:p>2.任意の画像ファイルを選択する。</text:p>
          </table:table-cell>
          <table:table-cell table:style-name="ce20"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33"/>
          <table:covered-table-cell table:style-name="ce14"/>
          <table:table-cell table:style-name="ce14" office:value-type="string" calcext:value-type="string">
            <text:p>本文編集</text:p>
          </table:table-cell>
          <table:table-cell table:style-name="ce14" office:value-type="string" calcext:value-type="string">
            <text:p>本文入力フォーム</text:p>
          </table:table-cell>
          <table:table-cell table:style-name="ce16" office:value-type="string" calcext:value-type="string">
            <text:p>正常</text:p>
          </table:table-cell>
          <table:table-cell table:style-name="ce18" office:value-type="string" calcext:value-type="string">
            <text:p><text:span text:style-name="T1">1.本文入力フォームを押下する。</text:span></text:p>
            <text:p><text:span text:style-name="T1">2.入力を行う。</text:span></text:p>
          </table:table-cell>
          <table:table-cell table:style-name="ce20" office:value-type="string" calcext:value-type="string">
            <text:p>(イ. 遷移)</text:p>
            <text:p>1.本文入力フォームへのフォーカスが行われる事。</text:p>
            <text:p><text:span text:style-name="T1">2.入力が行えること。</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table:table-cell table:style-name="ce14" office:value-type="string" calcext:value-type="string">
            <text:p>公開設定編集</text:p>
          </table:table-cell>
          <table:table-cell table:style-name="ce14" office:value-type="string" calcext:value-type="string">
            <text:p>公開設定ラジオボタン</text:p>
          </table:table-cell>
          <table:table-cell table:style-name="ce16" office:value-type="string" calcext:value-type="string">
            <text:p>正常</text:p>
          </table:table-cell>
          <table:table-cell table:style-name="ce18" office:value-type="string" calcext:value-type="string">
            <text:p>1.公開設定ラジオボタンのうち公開のラジオボタンを押下する。</text:p>
            <text:p/>
          </table:table-cell>
          <table:table-cell table:style-name="ce20" office:value-type="string" calcext:value-type="string">
            <text:p>(イ. 遷移)</text:p>
            <text:p>1.公開のラジオボタンにチェックが入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33"/>
          <table:covered-table-cell table:style-name="ce14"/>
          <table:table-cell table:style-name="ce14" office:value-type="string" calcext:value-type="string">
            <text:p>ボタン</text:p>
          </table:table-cell>
          <table:table-cell table:style-name="ce14" office:value-type="string" calcext:value-type="string">
            <text:p>編集ボタン</text:p>
          </table:table-cell>
          <table:table-cell table:style-name="ce16" office:value-type="string" calcext:value-type="string">
            <text:p>正常</text:p>
          </table:table-cell>
          <table:table-cell table:style-name="ce38" office:value-type="string" calcext:value-type="string">
            <text:p>1.タイトル編集フォーム、本文編集フォームそれぞれに内容が入力されている状態で編集ボタンを押下する。</text:p>
          </table:table-cell>
          <table:table-cell table:style-name="ce20" office:value-type="string" calcext:value-type="string">
            <text:p>(イ. 遷移)</text:p>
            <text:p>1.以下を満たすこと。</text:p>
            <text:p> a.マイブログ画面へ遷移すること。</text:p>
            <text:p> b.入力した内容で記事が作成され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2">
          <table:table-cell table:style-name="ce33" office:value-type="float" office:value="6" calcext:value-type="float" table:number-columns-spanned="1" table:number-rows-spanned="4">
            <text:p>6</text:p>
          </table:table-cell>
          <table:table-cell table:style-name="ce14" office:value-type="string" calcext:value-type="string" table:number-columns-spanned="1" table:number-rows-spanned="4">
            <text:p>会員画面への管理者ログインとブログ記事削除</text:p>
          </table:table-cell>
          <table:table-cell table:style-name="ce14" office:value-type="string" calcext:value-type="string">
            <text:p>受講者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1.<text:span text:style-name="T1">選択したユーザとして会員トップ画面へ遷移する。</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table:table-cell table:style-name="ce36" office:value-type="string" calcext:value-type="string">
            <text:p>ボタン</text:p>
          </table:table-cell>
          <table:table-cell table:style-name="ce14"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 マイブログ画面ボタンを押下する。</text:p>
          </table:table-cell>
          <table:table-cell table:style-name="ce20" office:value-type="string" calcext:value-type="string">
            <text:p>(イ. 遷移)</text:p>
            <text:p>1.マイブログ画面に遷移す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5">
          <table:covered-table-cell table:style-name="ce33"/>
          <table:covered-table-cell table:style-name="ce14"/>
          <table:table-cell table:style-name="ce14" office:value-type="string" calcext:value-type="string">
            <text:p>ブログ編集</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任意の記事の削除ボタンを押下する。</text:p>
            <text:p>2.確認ダイアログの「はい」ボタンを押下する。</text:p>
          </table:table-cell>
          <table:table-cell table:style-name="ce20" office:value-type="string" calcext:value-type="string">
            <text:p>(イ. 遷移)</text:p>
            <text:p>1.確認ダイアログが表示される。</text:p>
            <text:p>2.選択した記事が削除された旨のメッセージが表示され、ブログ一覧からチェックを入れた記事が消えること。</text:p>
            <text:p>(ロ. データ)</text:p>
            <text:p>1.</text:p>
            <text:p><text:span text:style-name="T1"/></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33"/>
          <table:covered-table-cell table:style-name="ce14"/>
          <table:table-cell table:style-name="ce36" office:value-type="string" calcext:value-type="string">
            <text:p>ボタン</text:p>
          </table:table-cell>
          <table:table-cell table:style-name="ce14" office:value-type="string" calcext:value-type="string">
            <text:p>マイブログ画面ボタン</text:p>
          </table:table-cell>
          <table:table-cell table:style-name="ce16" office:value-type="string" calcext:value-type="string">
            <text:p>正常</text:p>
          </table:table-cell>
          <table:table-cell table:style-name="ce18" office:value-type="string" calcext:value-type="string">
            <text:p>1. マイブログ画面ボタンを押下する。</text:p>
          </table:table-cell>
          <table:table-cell table:style-name="ce20" office:value-type="string" calcext:value-type="string">
            <text:p>(イ. 遷移)</text:p>
            <text:p>1.以下を満たすこと。</text:p>
            <text:p> a.マイブログ画面に遷移すること。</text:p>
            <text:p> b.削除を行った記事が表示されていない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2">
          <table:table-cell table:style-name="ce33" office:value-type="float" office:value="7" calcext:value-type="float" table:number-columns-spanned="1" table:number-rows-spanned="4">
            <text:p>7</text:p>
          </table:table-cell>
          <table:table-cell table:style-name="ce14" office:value-type="string" calcext:value-type="string" table:number-columns-spanned="1" table:number-rows-spanned="4">
            <text:p>会員画面への管理者ログインとギャラリー記事作成</text:p>
          </table:table-cell>
          <table:table-cell table:style-name="ce14" office:value-type="string" calcext:value-type="string">
            <text:p>受講者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1.<text:span text:style-name="T1">選択したユーザとして会員トップ画面へ遷移する。</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table:table-cell table:style-name="ce36" office:value-type="string" calcext:value-type="string">
            <text:p>ボタン</text:p>
          </table:table-cell>
          <table:table-cell table:style-name="ce14"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マイギャラリー画面ボタンを押下する。</text:p>
          </table:table-cell>
          <table:table-cell table:style-name="ce20" office:value-type="string" calcext:value-type="string">
            <text:p>(イ. 遷移)</text:p>
            <text:p>1.マイギャラリー画面に遷移す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53">
          <table:covered-table-cell table:style-name="ce33"/>
          <table:covered-table-cell table:style-name="ce14"/>
          <table:table-cell table:style-name="ce36" office:value-type="string" calcext:value-type="string">
            <text:p>ボタン</text:p>
          </table:table-cell>
          <table:table-cell table:style-name="ce14" office:value-type="string" calcext:value-type="string">
            <text:p>新規ボタン</text:p>
          </table:table-cell>
          <table:table-cell table:style-name="ce16" office:value-type="string" calcext:value-type="string">
            <text:p>正常</text:p>
          </table:table-cell>
          <table:table-cell table:style-name="ce18" office:value-type="string" calcext:value-type="string">
            <text:p>1.新規ボタンを押下する。</text:p>
            <text:p>2.任意の画像ファイルを選択する。</text:p>
          </table:table-cell>
          <table:table-cell table:style-name="ce20" office:value-type="string" calcext:value-type="string">
            <text:p>(イ. 遷移)</text:p>
            <text:p>1.ファイルエクスプローラーが立ち上がること。</text:p>
            <text:p>2.以下の条件を満たしている事。</text:p>
            <text:p> a.ギャラリー一覧の先頭に新規記事が追加され、ギャラリー一覧の最後尾にあった記事が見えなくなっていること。</text:p>
            <text:p> b.ギャラリー一覧に追加された新規記事に選択した画像が表示されていること。</text:p>
            <text:p> c.ギャラリー一覧に追加された新規記事のタイトルが空白になっていること。</text:p>
            <text:p> d.ギャラリー一覧に追加された新規記事のコメントに「コメントを入力」と表示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33"/>
          <table:covered-table-cell table:style-name="ce14"/>
          <table:table-cell table:style-name="ce36" office:value-type="string" calcext:value-type="string">
            <text:p>ボタン</text:p>
          </table:table-cell>
          <table:table-cell table:style-name="ce14"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マイギャラリー画面ボタンを押下する。</text:p>
          </table:table-cell>
          <table:table-cell table:style-name="ce20" office:value-type="string" calcext:value-type="string">
            <text:p>(イ. 遷移)</text:p>
            <text:p>1.以下を満たすこと。</text:p>
            <text:p> a.マイギャラリー画面に遷移すること。</text:p>
            <text:p> b.作成した記事が表示されてい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42">
          <table:table-cell table:style-name="ce33" office:value-type="float" office:value="8" calcext:value-type="float" table:number-columns-spanned="1" table:number-rows-spanned="3">
            <text:p>8</text:p>
          </table:table-cell>
          <table:table-cell table:style-name="ce14" office:value-type="string" calcext:value-type="string" table:number-columns-spanned="1" table:number-rows-spanned="3">
            <text:p>会員画面への管理者ログインとギャラリー記事編集</text:p>
          </table:table-cell>
          <table:table-cell table:style-name="ce14" office:value-type="string" calcext:value-type="string">
            <text:p>受講者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1.<text:span text:style-name="T1">選択したユーザとして会員トップ画面へ遷移する。</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table:table-cell table:style-name="ce36" office:value-type="string" calcext:value-type="string">
            <text:p>ボタン</text:p>
          </table:table-cell>
          <table:table-cell table:style-name="ce14"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マイギャラリー画面ボタンを押下する。</text:p>
          </table:table-cell>
          <table:table-cell table:style-name="ce20" office:value-type="string" calcext:value-type="string">
            <text:p>(イ. 遷移)</text:p>
            <text:p>1.マイギャラリー画面に遷移す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52">
          <table:covered-table-cell table:style-name="ce33" office:value-type="float" office:value="2" calcext:value-type="float">
            <text:p>2</text:p>
          </table:covered-table-cell>
          <table:covered-table-cell table:style-name="ce14" office:value-type="string" calcext:value-type="string">
            <text:p>ギャラリー記事</text:p>
          </table:covered-table-cell>
          <table:table-cell table:number-columns-repeated="2" table:style-name="ce36" office:value-type="string" calcext:value-type="string">
            <text:p>記事更新</text:p>
          </table:table-cell>
          <table:table-cell table:style-name="ce16" office:value-type="string" calcext:value-type="string">
            <text:p>正常</text:p>
          </table:table-cell>
          <table:table-cell table:style-name="ce38" office:value-type="string" calcext:value-type="string">
            <text:p><text:span text:style-name="T2">1.タイトルをダブルクリック(またはダブルタップ)する。</text:span></text:p>
            <text:p><text:span text:style-name="T2">2.タイトルを編集後、タイトルの外を押下する。</text:span></text:p>
            <text:p><text:span text:style-name="T2">3.コメントをダブルクリック(またはダブルタップ)する。</text:span></text:p>
            <text:p>4.コメントを編集後、コメントの外を押下する。</text:p>
            <text:p>5.チェックボックスを押下する。</text:p>
            <text:p>6.更新ボタンを押下する。</text:p>
            <text:p><text:span text:style-name="T1">7.マイギャラリー画面ボタンを押下する。</text:span></text:p>
          </table:table-cell>
          <table:table-cell table:style-name="ce20" office:value-type="string" calcext:value-type="string">
            <text:p>(イ. 遷移)</text:p>
            <text:p>1.タイトルがテキストボックスになり、編集できること。</text:p>
            <text:p>2.テキストボックスがなくなり、編集したタイトルが反映されること。</text:p>
            <text:p><text:span text:style-name="T1">3.コメントがテキストエリアになり、編集できること。</text:span></text:p>
            <text:p><text:span text:style-name="T1">4.テキストエリアがなくなり、編集したエリアが反映されること。</text:span></text:p>
            <text:p><text:span text:style-name="T1">5.チェックボックスにチェックが入ること。</text:span></text:p>
            <text:p><text:span text:style-name="T1">6.選択した記事が更新された旨のメッセージが表示されること。</text:span></text:p>
            <text:p><text:span text:style-name="T1">7.更新を行った記事が更新直前と同じ内容となっていること。</text:span></text:p>
            <text:p>(ロ. データ)</text:p>
            <text:p>6.ギャラリーテーブル(user_image)テーブルのレコードのIDを指定して更新を行う。</text:p>
            <text:p>  更新列とセットする値は以下の通りとなる。</text:p>
            <text:p>  a.タイトル(title) : 編集した更新対象の記事のタイトル </text:p>
            <text:p>  b.本文(content) : 編集した更新対象の記事の本文 </text:p>
            <text:p>  c.更新日時(update_timestamp) : 更新を行った時刻</text:p>
          </table:table-cell>
          <table:table-cell table:style-name="ce23" table:number-columns-repeated="2"/>
          <table:table-cell table:style-name="ce26"/>
          <table:table-cell table:style-name="ce27"/>
          <table:table-cell table:number-columns-repeated="1013"/>
        </table:table-row>
        <table:table-row table:style-name="ro42">
          <table:table-cell table:style-name="ce33" office:value-type="float" office:value="9" calcext:value-type="float" table:number-columns-spanned="1" table:number-rows-spanned="4">
            <text:p>9</text:p>
          </table:table-cell>
          <table:table-cell table:style-name="ce14" office:value-type="string" calcext:value-type="string" table:number-columns-spanned="1" table:number-rows-spanned="4">
            <text:p>会員画面への管理者ログインとギャラリー記事削除</text:p>
          </table:table-cell>
          <table:table-cell table:style-name="ce14" office:value-type="string" calcext:value-type="string">
            <text:p>受講者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1.<text:span text:style-name="T1">選択したユーザとして会員トップ画面へ遷移する。</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table:table-cell table:style-name="ce36" office:value-type="string" calcext:value-type="string">
            <text:p>ボタン</text:p>
          </table:table-cell>
          <table:table-cell table:style-name="ce14" office:value-type="string" calcext:value-type="string">
            <text:p>マイギャラリー画面ボタン</text:p>
          </table:table-cell>
          <table:table-cell table:style-name="ce16" office:value-type="string" calcext:value-type="string">
            <text:p>正常</text:p>
          </table:table-cell>
          <table:table-cell table:style-name="ce18" office:value-type="string" calcext:value-type="string">
            <text:p>1.マイギャラリー画面ボタンを押下する。</text:p>
          </table:table-cell>
          <table:table-cell table:style-name="ce20" office:value-type="string" calcext:value-type="string">
            <text:p>(イ. 遷移)</text:p>
            <text:p>1.マイギャラリー画面に遷移す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52">
          <table:covered-table-cell table:style-name="ce33" office:value-type="float" office:value="2" calcext:value-type="float">
            <text:p>2</text:p>
          </table:covered-table-cell>
          <table:covered-table-cell table:style-name="ce14"/>
          <table:table-cell table:number-columns-repeated="2" table:style-name="ce36" office:value-type="string" calcext:value-type="string">
            <text:p>記事更新</text:p>
          </table:table-cell>
          <table:table-cell table:style-name="ce16" office:value-type="string" calcext:value-type="string">
            <text:p>正常</text:p>
          </table:table-cell>
          <table:table-cell table:style-name="ce38" office:value-type="string" calcext:value-type="string">
            <text:p><text:span text:style-name="T2">1.タイトルをダブルクリック(またはダブルタップ)する。</text:span></text:p>
            <text:p><text:span text:style-name="T2">2.タイトルを編集後、タイトルの外を押下する。</text:span></text:p>
            <text:p><text:span text:style-name="T2">3.コメントをダブルクリック(またはダブルタップ)する。</text:span></text:p>
            <text:p>4.コメントを編集後、コメントの外を押下する。</text:p>
            <text:p>5.チェックボックスを押下する。</text:p>
            <text:p>6.更新ボタンを押下する。</text:p>
            <text:p><text:span text:style-name="T1">7.マイギャラリー画面ボタンを押下する。</text:span></text:p>
          </table:table-cell>
          <table:table-cell table:style-name="ce20" office:value-type="string" calcext:value-type="string">
            <text:p>(イ. 遷移)</text:p>
            <text:p>1.タイトルがテキストボックスになり、編集できること。</text:p>
            <text:p>2.テキストボックスがなくなり、編集したタイトルが反映されること。</text:p>
            <text:p><text:span text:style-name="T1">3.コメントがテキストエリアになり、編集できること。</text:span></text:p>
            <text:p><text:span text:style-name="T1">4.テキストエリアがなくなり、編集したエリアが反映されること。</text:span></text:p>
            <text:p><text:span text:style-name="T1">5.チェックボックスにチェックが入ること。</text:span></text:p>
            <text:p><text:span text:style-name="T1">6.選択した記事が更新された旨のメッセージが表示されること。</text:span></text:p>
            <text:p><text:span text:style-name="T1">7.更新を行った記事が更新直前と同じ内容となっていること。</text:span></text:p>
            <text:p>(ロ. データ)</text:p>
            <text:p>6.ギャラリーテーブル(user_image)テーブルのレコードのIDを指定して更新を行う。</text:p>
            <text:p>  更新列とセットする値は以下の通りとなる。</text:p>
            <text:p>  a.タイトル(title) : 編集した更新対象の記事のタイトル </text:p>
            <text:p>  b.本文(content) : 編集した更新対象の記事の本文 </text:p>
            <text:p>  c.更新日時(update_timestamp) : 更新を行った時刻</text:p>
          </table:table-cell>
          <table:table-cell table:style-name="ce23" table:number-columns-repeated="2"/>
          <table:table-cell table:style-name="ce26"/>
          <table:table-cell table:style-name="ce27"/>
          <table:table-cell table:number-columns-repeated="1013"/>
        </table:table-row>
        <table:table-row table:style-name="ro15">
          <table:covered-table-cell table:style-name="ce33" office:value-type="float" office:value="14" calcext:value-type="float">
            <text:p>14</text:p>
          </table:covered-table-cell>
          <table:covered-table-cell table:style-name="ce14"/>
          <table:table-cell table:style-name="ce36" office:value-type="string" calcext:value-type="string">
            <text:p>ボタン</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18" office:value-type="string" calcext:value-type="string">
            <text:p>1.任意のギャラリー記事にチェックを入れ、削除ボタンを押下する。</text:p>
            <text:p>2.確認ダイアログの「はい」ボタンを押下する。</text:p>
            <text:p><text:span text:style-name="T1">3. マイギャラリー画面ボタンを押下する。</text:span></text:p>
          </table:table-cell>
          <table:table-cell table:style-name="ce20" office:value-type="string" calcext:value-type="string">
            <text:p>(イ. 遷移)</text:p>
            <text:p>1.確認ダイアログが表示される。</text:p>
            <text:p>2.選択した記事が削除された旨のメッセージが表示され、ギャラリー一覧からチェックを入れた記事が消えること。</text:p>
            <text:p>3.削除された記事が表示されない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table-cell table:style-name="ce33" office:value-type="float" office:value="10" calcext:value-type="float" table:number-columns-spanned="1" table:number-rows-spanned="3">
            <text:p>10</text:p>
          </table:table-cell>
          <table:table-cell table:style-name="ce14" office:value-type="string" calcext:value-type="string" table:number-columns-spanned="1" table:number-rows-spanned="3">
            <text:p>会員画面への管理者ログインとプロフィール更新</text:p>
          </table:table-cell>
          <table:table-cell table:style-name="ce14" office:value-type="string" calcext:value-type="string">
            <text:p>受講者一覧</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1.<text:span text:style-name="T1">選択したユーザとして会員トップ画面へ遷移する。</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33"/>
          <table:covered-table-cell table:style-name="ce14"/>
          <table:table-cell table:style-name="ce36" office:value-type="string" calcext:value-type="string">
            <text:p>ボタン</text:p>
          </table:table-cell>
          <table:table-cell table:style-name="ce14" office:value-type="string" calcext:value-type="string">
            <text:p>プロフィール変更画面ボタン</text:p>
          </table:table-cell>
          <table:table-cell table:style-name="ce16" office:value-type="string" calcext:value-type="string">
            <text:p>正常</text:p>
          </table:table-cell>
          <table:table-cell table:style-name="ce18" office:value-type="string" calcext:value-type="string">
            <text:p>1.プロフィール変更画面ボタンを押下する。</text:p>
          </table:table-cell>
          <table:table-cell table:style-name="ce20" office:value-type="string" calcext:value-type="string">
            <text:p>(イ. 遷移)</text:p>
            <text:p>1.プロフィール変更画面に遷移すること。</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50">
          <table:covered-table-cell table:style-name="ce33" office:value-type="float" office:value="2" calcext:value-type="float">
            <text:p>2</text:p>
          </table:covered-table-cell>
          <table:covered-table-cell table:style-name="ce14" office:value-type="string" calcext:value-type="string">
            <text:p>プロフィール変更フォーム</text:p>
          </table:covered-table-cell>
          <table:table-cell table:number-columns-repeated="2" table:style-name="ce14" office:value-type="string" calcext:value-type="string">
            <text:p>プロフィール変更</text:p>
          </table:table-cell>
          <table:table-cell table:style-name="ce16" office:value-type="string" calcext:value-type="string">
            <text:p>正常</text:p>
          </table:table-cell>
          <table:table-cell table:style-name="ce38" office:value-type="string" calcext:value-type="string">
            <text:p>1.名前入力フォームを押下し、任意の内容で入力を行う。</text:p>
            <text:p>2.名前(カナ)入力フォームを押下し、任意のカタカナでの入力を行う。</text:p>
            <text:p>3.性別選択セレクトメニューを押下し、任意の項目を選択する。</text:p>
            <text:p>4.生年月日入力フォームを押下し、任意の日付の入力を行う。</text:p>
            <text:p>5.郵便番号入力フォームを押下し、任意の郵便番号の入力を行う。</text:p>
            <text:p>6.住所入力フォームを押下し、任意の内容で入力を行う。</text:p>
            <text:p>7.メールアドレス入力フォームを押下し、任意のメールアドレスの入力を行う。</text:p>
            <text:p>8.電話番号入力フォームを押下し、任意の電話番号の入力を行う。</text:p>
            <text:p>9.緊急番号入力フォームを押下し、任意の電話番号の入力を行う。</text:p>
            <text:p>10.任意の受信設定のラジオボタンを押下する。</text:p>
            <text:p>11.パスワード入力フォームを押下し、任意のパスワードの入力を行う。</text:p>
            <text:p>12.パスワード入力確認フォームを押下し、パスワード入力フォームと同じ内容で入力を行う。</text:p>
            <text:p><text:span text:style-name="T1">13.更新ボタンを押下する。</text:span></text:p>
            <text:p><text:span text:style-name="T1">14.プロフィール変更画面ボタンを押下する。</text:span></text:p>
            <text:p/>
          </table:table-cell>
          <table:table-cell table:style-name="ce21" office:value-type="string" calcext:value-type="string">
            <text:p>(イ. 遷移)</text:p>
            <text:p>1. 〜 12.入力、選択が行えること。</text:p>
            <text:p><text:span text:style-name="T1">13.プロフィール更新完了のメッセージが出ること。</text:span></text:p>
            <text:p><text:span text:style-name="T1">14.変更した内容を反映したプロフィール変更画面が表示されること。</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8" table:visibility="collapse">
          <table:table-cell table:style-name="ce9" office:value-type="float" office:value="1" calcext:value-type="float">
            <text:p>1</text:p>
          </table:table-cell>
          <table:table-cell table:style-name="ce14" office:value-type="string" calcext:value-type="string">
            <text:p>タイトルバー</text:p>
          </table:table-cell>
          <table:table-cell table:style-name="ce14" office:value-type="string" calcext:value-type="string">
            <text:p>テキスト</text:p>
          </table:table-cell>
          <table:table-cell table:style-name="ce14" office:value-type="string" calcext:value-type="string">
            <text:p>日付</text:p>
          </table:table-cell>
          <table:table-cell table:style-name="ce15" office:value-type="string" calcext:value-type="string">
            <text:p>正常</text:p>
          </table:table-cell>
          <table:table-cell table:style-name="ce38" office:value-type="string" calcext:value-type="string">
            <text:p>1.授業編集画面の受講者一覧ボタンを押下する。</text:p>
          </table:table-cell>
          <table:table-cell table:style-name="ce19" office:value-type="string" calcext:value-type="string">
            <text:p><text:span text:style-name="T2">(イ. 遷移)</text:span></text:p>
            <text:p><text:span text:style-name="T2">1.授業編集ダイアログが表示されること。</text:span></text:p>
            <text:p><text:span text:style-name="T2">  また、タイトルバーに「授業受講者一覧」と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8" table:visibility="collapse">
          <table:table-cell table:style-name="ce9" office:value-type="float" office:value="2" calcext:value-type="float">
            <text:p>2</text:p>
          </table:table-cell>
          <table:table-cell table:style-name="ce14" office:value-type="string" calcext:value-type="string">
            <text:p>タイトルバー</text:p>
          </table:table-cell>
          <table:table-cell table:style-name="ce14" office:value-type="string" calcext:value-type="string">
            <text:p>ボタン</text:p>
          </table:table-cell>
          <table:table-cell table:style-name="ce14" office:value-type="string" calcext:value-type="string">
            <text:p>クローズボックス</text:p>
          </table:table-cell>
          <table:table-cell table:style-name="ce15" office:value-type="string" calcext:value-type="string">
            <text:p>正常</text:p>
          </table:table-cell>
          <table:table-cell table:style-name="ce38" office:value-type="string" calcext:value-type="string">
            <text:p>1.受講者一覧ダイアログのクローズボックスを押下する。</text:p>
          </table:table-cell>
          <table:table-cell table:style-name="ce19" office:value-type="string" calcext:value-type="string">
            <text:p>(イ. 遷移)</text:p>
            <text:p>1.受講者一覧ダイアログが閉じ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0" table:visibility="collapse">
          <table:table-cell table:style-name="ce9" office:value-type="float" office:value="3" calcext:value-type="float">
            <text:p>3</text:p>
          </table:table-cell>
          <table:table-cell table:style-name="ce14" office:value-type="string" calcext:value-type="string">
            <text:p>受講者一覧</text:p>
          </table:table-cell>
          <table:table-cell table:style-name="ce14" office:value-type="string" calcext:value-type="string">
            <text:p>行</text:p>
          </table:table-cell>
          <table:table-cell table:style-name="ce14" office:value-type="string" calcext:value-type="string">
            <text:p>見出し行</text:p>
          </table:table-cell>
          <table:table-cell table:style-name="ce16" office:value-type="string" calcext:value-type="string">
            <text:p>正常</text:p>
          </table:table-cell>
          <table:table-cell table:style-name="ce38" office:value-type="string" calcext:value-type="string">
            <text:p>1.受講者一覧ダイアログを表示する。</text:p>
          </table:table-cell>
          <table:table-cell table:style-name="ce20" office:value-type="string" calcext:value-type="string">
            <text:p>(イ. 遷移)</text:p>
            <text:p>1.受講者一覧が表示される。受講者一覧の見出し行に以下の列が存在すること。</text:p>
            <text:p> a.名前</text:p>
            <text:p> b.予約状況</text:p>
            <text:p>(ロ. データ)</text:p>
            <text:p>1.</text:p>
          </table:table-cell>
          <table:table-cell table:style-name="ce23" table:number-columns-repeated="2"/>
          <table:table-cell table:style-name="ce26"/>
          <table:table-cell table:style-name="ce27"/>
          <table:table-cell table:number-columns-repeated="1013"/>
        </table:table-row>
        <table:table-row table:style-name="ro14" table:visibility="collapse">
          <table:table-cell table:style-name="ce9" office:value-type="float" office:value="4" calcext:value-type="float">
            <text:p>4</text:p>
          </table:table-cell>
          <table:table-cell table:style-name="ce14" office:value-type="string" calcext:value-type="string">
            <text:p>受講者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ユーザ一覧画面を表示する。</text:p>
            <text:p>2.任意のデータ行をダブルクリック(ダブルタップ)する。</text:p>
          </table:table-cell>
          <table:table-cell table:style-name="ce20" office:value-type="string" calcext:value-type="string">
            <text:p>(イ. 遷移)</text:p>
            <text:p>1.受講者一覧が表示される。受講者一覧のデータ行に以下の列が存在すること。</text:p>
            <text:p> a.名前</text:p>
            <text:p> b.予約状況</text:p>
            <text:p><text:span text:style-name="T1">2.選択したユーザとして会員トップ画面へ遷移する。</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9" office:value-type="float" office:value="4" calcext:value-type="float">
            <text:p>4</text:p>
          </table:table-cell>
          <table:table-cell table:style-name="ce14" office:value-type="string" calcext:value-type="string">
            <text:p>受講者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データ行をダブルクリック(ダブルタップ)する。</text:p>
          </table:table-cell>
          <table:table-cell table:style-name="ce20" office:value-type="string" calcext:value-type="string">
            <text:p>(イ. 遷移)</text:p>
            <text:p>1.<text:span text:style-name="T1">選択したユーザとして会員トップ画面へ遷移する。</text:span></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9" office:value-type="float" office:value="5" calcext:value-type="float">
            <text:p>5</text:p>
          </table:table-cell>
          <table:table-cell table:style-name="ce14" office:value-type="string" calcext:value-type="string">
            <text:p>受講者一覧</text:p>
          </table:table-cell>
          <table:table-cell table:style-name="ce14" office:value-type="string" calcext:value-type="string">
            <text:p>列</text:p>
          </table:table-cell>
          <table:table-cell table:style-name="ce14" office:value-type="string" calcext:value-type="string">
            <text:p>名前</text:p>
          </table:table-cell>
          <table:table-cell table:style-name="ce16" office:value-type="string" calcext:value-type="string">
            <text:p>正常</text:p>
          </table:table-cell>
          <table:table-cell table:style-name="ce38" office:value-type="string" calcext:value-type="string">
            <text:p>1.受講者一覧ダイアログを表示する。</text:p>
          </table:table-cell>
          <table:table-cell table:style-name="ce20" office:value-type="string" calcext:value-type="string">
            <text:p>(イ. 遷移)</text:p>
            <text:p>1.受講者一覧のデータ行の名前列に予約者の名前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9" office:value-type="float" office:value="6" calcext:value-type="float">
            <text:p>6</text:p>
          </table:table-cell>
          <table:table-cell table:style-name="ce14" office:value-type="string" calcext:value-type="string">
            <text:p>受講者一覧</text:p>
          </table:table-cell>
          <table:table-cell table:style-name="ce14" office:value-type="string" calcext:value-type="string">
            <text:p>列</text:p>
          </table:table-cell>
          <table:table-cell table:style-name="ce14" office:value-type="string" calcext:value-type="string">
            <text:p>予約状況</text:p>
          </table:table-cell>
          <table:table-cell table:style-name="ce16" office:value-type="string" calcext:value-type="string">
            <text:p>正常</text:p>
          </table:table-cell>
          <table:table-cell table:style-name="ce38" office:value-type="string" calcext:value-type="string">
            <text:p>1.受講者一覧ダイアログを表示する。</text:p>
          </table:table-cell>
          <table:table-cell table:style-name="ce20" office:value-type="string" calcext:value-type="string">
            <text:p>(イ. 遷移)</text:p>
            <text:p>1.受講者一覧のデータ行の名前列に予約者の予約状況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 table:number-rows-repeated="2">
          <table:table-cell table:style-name="ce9"/>
          <table:table-cell table:style-name="ce14" table:number-columns-repeated="3"/>
          <table:table-cell table:style-name="ce15"/>
          <table:table-cell table:style-name="ce1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512">
          <table:table-cell table:number-columns-repeated="1024"/>
        </table:table-row>
        <table:table-row table:style-name="ro6">
          <table:table-cell table:number-columns-repeated="1024"/>
        </table:table-row>
      </table:table>
      <table:table table:name="時間帯一覧画面" table:style-name="ta3" table:print-ranges="時間帯一覧画面.A1:時間帯一覧画面.K53">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34">
          <table:table-cell table:style-name="ce30"/>
          <table:table-cell table:style-name="ce30" office:value-type="string" calcext:value-type="string">
            <text:p>対象画面：時間帯一覧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3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30">
          <table:table-cell table:style-name="ce9" office:value-type="float" office:value="1" calcext:value-type="float" table:number-columns-spanned="1" table:number-rows-spanned="4">
            <text:p>1</text:p>
          </table:table-cell>
          <table:table-cell table:style-name="ce14" office:value-type="string" calcext:value-type="string" table:number-columns-spanned="1" table:number-rows-spanned="4">
            <text:p>時間帯有効(先頭)</text:p>
          </table:table-cell>
          <table:table-cell table:style-name="ce14" office:value-type="string" calcext:value-type="string">
            <text:p>時間帯一覧</text:p>
          </table:table-cell>
          <table:table-cell table:style-name="ce14" office:value-type="string" calcext:value-type="string">
            <text:p>有効チェックボックス</text:p>
          </table:table-cell>
          <table:table-cell table:style-name="ce16" office:value-type="string" calcext:value-type="string">
            <text:p>正常</text:p>
          </table:table-cell>
          <table:table-cell table:style-name="ce18" office:value-type="string" calcext:value-type="string">
            <text:p><text:span text:style-name="T1">1</text:span>.先頭の有効チェックボックスを押下する。</text:p>
          </table:table-cell>
          <table:table-cell table:style-name="ce39" office:value-type="string" calcext:value-type="string">
            <text:p>(イ. 遷移)</text:p>
            <text:p>1.チェックが入り、有効となること。</text:p>
            <text:p><text:span text:style-name="T1">(ロ. データ)</text:span></text:p>
            <text:p><text:span text:style-name="T1">なし</text:span></text:p>
            <text:p><text:span text:style-name="T1">(ハ. 前提条件)</text:span></text:p>
            <text:p><text:span text:style-name="T1">1.予め全ての時間帯を無効にしておくこと。</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9"/>
          <table:covered-table-cell table:style-name="ce14"/>
          <table:table-cell table:style-name="ce14" office:value-type="string" calcext:value-type="string">
            <text:p>時間帯一覧</text:p>
          </table:table-cell>
          <table:table-cell table:style-name="ce14" office:value-type="string" calcext:value-type="string">
            <text:p>更新ボタン</text:p>
          </table:table-cell>
          <table:table-cell table:style-name="ce15" office:value-type="string" calcext:value-type="string">
            <text:p>正常</text:p>
          </table:table-cell>
          <table:table-cell table:style-name="ce18" office:value-type="string" calcext:value-type="string">
            <text:p>1.更新ボタンを押下する。</text:p>
          </table:table-cell>
          <table:table-cell table:style-name="ce20" office:value-type="string" calcext:value-type="string">
            <text:p>(イ. 遷移)</text:p>
            <text:p>1.時間帯の更新が行われ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9"/>
          <table:covered-table-cell table:style-name="ce14"/>
          <table:table-cell table:style-name="ce14" office:value-type="string" calcext:value-type="string">
            <text:p>授業詳細タブ</text:p>
          </table:table-cell>
          <table:table-cell table:style-name="ce15" office:value-type="string" calcext:value-type="string">
            <text:p>授業一覧</text:p>
          </table:table-cell>
          <table:table-cell table:style-name="ce15" office:value-type="string" calcext:value-type="string">
            <text:p>正常</text:p>
          </table:table-cell>
          <table:table-cell table:style-name="ce18" office:value-type="string" calcext:value-type="string">
            <text:p>1.授業一覧のタブインデックスを押下する。</text:p>
          </table:table-cell>
          <table:table-cell table:style-name="ce19" office:value-type="string" calcext:value-type="string">
            <text:p><text:span text:style-name="T2">(イ. 遷移)</text:span></text:p>
            <text:p><text:span text:style-name="T2">1.タブパネルに授業一覧画面が表示されること。</text:span></text:p>
            <text:p><text:span text:style-name="T2">(ロ. データ)</text:span></text:p>
            <text:p><text:span text:style-name="T2">1.</text:span></text:p>
          </table:table-cell>
          <table:table-cell table:style-name="ce36" table:number-columns-repeated="3"/>
          <table:table-cell table:style-name="ce34"/>
          <table:table-cell table:number-columns-repeated="1013"/>
        </table:table-row>
        <table:table-row table:style-name="ro47">
          <table:covered-table-cell table:style-name="ce9"/>
          <table:covered-table-cell table:style-name="ce14"/>
          <table:table-cell table:style-name="ce14" office:value-type="string" calcext:value-type="string">
            <text:p>授業詳細タブ</text:p>
          </table:table-cell>
          <table:table-cell table:style-name="ce15" office:value-type="string" calcext:value-type="string">
            <text:p>時間帯一覧</text:p>
          </table:table-cell>
          <table:table-cell table:style-name="ce15" office:value-type="string" calcext:value-type="string">
            <text:p>正常</text:p>
          </table:table-cell>
          <table:table-cell table:style-name="ce18" office:value-type="string" calcext:value-type="string">
            <text:p>1.時間帯一覧のタブインデックスを押下する。</text:p>
          </table:table-cell>
          <table:table-cell table:style-name="ce19" office:value-type="string" calcext:value-type="string">
            <text:p><text:span text:style-name="T2">(イ. 遷移)</text:span></text:p>
            <text:p><text:span text:style-name="T2">1.以下を満たすこと。</text:span></text:p>
            <text:p><text:span text:style-name="T2"> a.タブパネルに時間帯一覧画面が表示されること。</text:span></text:p>
            <text:p><text:span text:style-name="T2"> b.編集した時間帯が有効になってい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2" calcext:value-type="float" table:number-columns-spanned="1" table:number-rows-spanned="4">
            <text:p>2</text:p>
          </table:table-cell>
          <table:table-cell table:style-name="ce14" office:value-type="string" calcext:value-type="string" table:number-columns-spanned="1" table:number-rows-spanned="4">
            <text:p>時間帯有効(最後尾)</text:p>
          </table:table-cell>
          <table:table-cell table:style-name="ce14" office:value-type="string" calcext:value-type="string">
            <text:p>時間帯一覧</text:p>
          </table:table-cell>
          <table:table-cell table:style-name="ce14" office:value-type="string" calcext:value-type="string">
            <text:p>有効チェックボックス</text:p>
          </table:table-cell>
          <table:table-cell table:style-name="ce16" office:value-type="string" calcext:value-type="string">
            <text:p>正常</text:p>
          </table:table-cell>
          <table:table-cell table:style-name="ce18" office:value-type="string" calcext:value-type="string">
            <text:p><text:span text:style-name="T1">1</text:span>.先頭の最後尾チェックボックスを押下する。</text:p>
          </table:table-cell>
          <table:table-cell table:style-name="ce39" office:value-type="string" calcext:value-type="string">
            <text:p>(イ. 遷移)</text:p>
            <text:p>1.チェックが入り、有効となること。</text:p>
            <text:p><text:span text:style-name="T1">(ロ. データ)</text:span></text:p>
            <text:p><text:span text:style-name="T1">なし</text:span></text:p>
            <text:p><text:span text:style-name="T1">(ハ. 前提条件)</text:span></text:p>
            <text:p><text:span text:style-name="T1">1.予め全ての時間帯を無効にしておくこと。</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9"/>
          <table:covered-table-cell table:style-name="ce14"/>
          <table:table-cell table:style-name="ce14" office:value-type="string" calcext:value-type="string">
            <text:p>時間帯一覧</text:p>
          </table:table-cell>
          <table:table-cell table:style-name="ce14" office:value-type="string" calcext:value-type="string">
            <text:p>更新ボタン</text:p>
          </table:table-cell>
          <table:table-cell table:style-name="ce15" office:value-type="string" calcext:value-type="string">
            <text:p>正常</text:p>
          </table:table-cell>
          <table:table-cell table:style-name="ce18" office:value-type="string" calcext:value-type="string">
            <text:p>1.更新ボタンを押下する。</text:p>
          </table:table-cell>
          <table:table-cell table:style-name="ce20" office:value-type="string" calcext:value-type="string">
            <text:p>(イ. 遷移)</text:p>
            <text:p>1.時間帯の更新が行われ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9"/>
          <table:covered-table-cell table:style-name="ce14"/>
          <table:table-cell table:style-name="ce14" office:value-type="string" calcext:value-type="string">
            <text:p>授業詳細タブ</text:p>
          </table:table-cell>
          <table:table-cell table:style-name="ce15" office:value-type="string" calcext:value-type="string">
            <text:p>授業一覧</text:p>
          </table:table-cell>
          <table:table-cell table:style-name="ce15" office:value-type="string" calcext:value-type="string">
            <text:p>正常</text:p>
          </table:table-cell>
          <table:table-cell table:style-name="ce18" office:value-type="string" calcext:value-type="string">
            <text:p>1.授業一覧のタブインデックスを押下する。</text:p>
          </table:table-cell>
          <table:table-cell table:style-name="ce19" office:value-type="string" calcext:value-type="string">
            <text:p><text:span text:style-name="T2">(イ. 遷移)</text:span></text:p>
            <text:p><text:span text:style-name="T2">1.タブパネルに授業一覧画面が表示されること。</text:span></text:p>
            <text:p><text:span text:style-name="T2">(ロ. データ)</text:span></text:p>
            <text:p><text:span text:style-name="T2">1.</text:span></text:p>
          </table:table-cell>
          <table:table-cell table:style-name="ce36" table:number-columns-repeated="3"/>
          <table:table-cell table:style-name="ce34"/>
          <table:table-cell table:number-columns-repeated="1013"/>
        </table:table-row>
        <table:table-row table:style-name="ro47">
          <table:covered-table-cell table:style-name="ce9"/>
          <table:covered-table-cell table:style-name="ce14"/>
          <table:table-cell table:style-name="ce14" office:value-type="string" calcext:value-type="string">
            <text:p>授業詳細タブ</text:p>
          </table:table-cell>
          <table:table-cell table:style-name="ce15" office:value-type="string" calcext:value-type="string">
            <text:p>時間帯一覧</text:p>
          </table:table-cell>
          <table:table-cell table:style-name="ce15" office:value-type="string" calcext:value-type="string">
            <text:p>正常</text:p>
          </table:table-cell>
          <table:table-cell table:style-name="ce18" office:value-type="string" calcext:value-type="string">
            <text:p>1.時間帯一覧のタブインデックスを押下する。</text:p>
          </table:table-cell>
          <table:table-cell table:style-name="ce19" office:value-type="string" calcext:value-type="string">
            <text:p><text:span text:style-name="T2">(イ. 遷移)</text:span></text:p>
            <text:p><text:span text:style-name="T2">1.以下を満たすこと。</text:span></text:p>
            <text:p><text:span text:style-name="T2"> a.タブパネルに時間帯一覧画面が表示されること。</text:span></text:p>
            <text:p><text:span text:style-name="T2"> b.編集した時間帯が有効になってい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3" calcext:value-type="float" table:number-columns-spanned="1" table:number-rows-spanned="4">
            <text:p>3</text:p>
          </table:table-cell>
          <table:table-cell table:style-name="ce14" office:value-type="string" calcext:value-type="string" table:number-columns-spanned="1" table:number-rows-spanned="4">
            <text:p>時間帯有効(中心)</text:p>
          </table:table-cell>
          <table:table-cell table:style-name="ce14" office:value-type="string" calcext:value-type="string">
            <text:p>時間帯一覧</text:p>
          </table:table-cell>
          <table:table-cell table:style-name="ce14" office:value-type="string" calcext:value-type="string">
            <text:p>有効チェックボックス</text:p>
          </table:table-cell>
          <table:table-cell table:style-name="ce16" office:value-type="string" calcext:value-type="string">
            <text:p>正常</text:p>
          </table:table-cell>
          <table:table-cell table:style-name="ce18" office:value-type="string" calcext:value-type="string">
            <text:p><text:span text:style-name="T1">1</text:span>.先頭の中心チェックボックスを押下する。</text:p>
          </table:table-cell>
          <table:table-cell table:style-name="ce39" office:value-type="string" calcext:value-type="string">
            <text:p>(イ. 遷移)</text:p>
            <text:p>1.チェックが入り、有効となること。</text:p>
            <text:p><text:span text:style-name="T1">(ロ. データ)</text:span></text:p>
            <text:p><text:span text:style-name="T1">なし</text:span></text:p>
            <text:p><text:span text:style-name="T1">(ハ. 前提条件)</text:span></text:p>
            <text:p><text:span text:style-name="T1">1.予め全ての時間帯を無効にしておくこと。</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9"/>
          <table:covered-table-cell table:style-name="ce14"/>
          <table:table-cell table:style-name="ce14" office:value-type="string" calcext:value-type="string">
            <text:p>時間帯一覧</text:p>
          </table:table-cell>
          <table:table-cell table:style-name="ce14" office:value-type="string" calcext:value-type="string">
            <text:p>更新ボタン</text:p>
          </table:table-cell>
          <table:table-cell table:style-name="ce15" office:value-type="string" calcext:value-type="string">
            <text:p>正常</text:p>
          </table:table-cell>
          <table:table-cell table:style-name="ce18" office:value-type="string" calcext:value-type="string">
            <text:p>1.更新ボタンを押下する。</text:p>
          </table:table-cell>
          <table:table-cell table:style-name="ce20" office:value-type="string" calcext:value-type="string">
            <text:p>(イ. 遷移)</text:p>
            <text:p>1.時間帯の更新が行われ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9"/>
          <table:covered-table-cell table:style-name="ce14"/>
          <table:table-cell table:style-name="ce14" office:value-type="string" calcext:value-type="string">
            <text:p>授業詳細タブ</text:p>
          </table:table-cell>
          <table:table-cell table:style-name="ce15" office:value-type="string" calcext:value-type="string">
            <text:p>授業一覧</text:p>
          </table:table-cell>
          <table:table-cell table:style-name="ce15" office:value-type="string" calcext:value-type="string">
            <text:p>正常</text:p>
          </table:table-cell>
          <table:table-cell table:style-name="ce18" office:value-type="string" calcext:value-type="string">
            <text:p>1.授業一覧のタブインデックスを押下する。</text:p>
          </table:table-cell>
          <table:table-cell table:style-name="ce19" office:value-type="string" calcext:value-type="string">
            <text:p><text:span text:style-name="T2">(イ. 遷移)</text:span></text:p>
            <text:p><text:span text:style-name="T2">1.タブパネルに授業一覧画面が表示されること。</text:span></text:p>
            <text:p><text:span text:style-name="T2">(ロ. データ)</text:span></text:p>
            <text:p><text:span text:style-name="T2">1.</text:span></text:p>
          </table:table-cell>
          <table:table-cell table:style-name="ce36" table:number-columns-repeated="3"/>
          <table:table-cell table:style-name="ce34"/>
          <table:table-cell table:number-columns-repeated="1013"/>
        </table:table-row>
        <table:table-row table:style-name="ro47">
          <table:covered-table-cell table:style-name="ce9"/>
          <table:covered-table-cell table:style-name="ce14"/>
          <table:table-cell table:style-name="ce14" office:value-type="string" calcext:value-type="string">
            <text:p>授業詳細タブ</text:p>
          </table:table-cell>
          <table:table-cell table:style-name="ce15" office:value-type="string" calcext:value-type="string">
            <text:p>時間帯一覧</text:p>
          </table:table-cell>
          <table:table-cell table:style-name="ce15" office:value-type="string" calcext:value-type="string">
            <text:p>正常</text:p>
          </table:table-cell>
          <table:table-cell table:style-name="ce18" office:value-type="string" calcext:value-type="string">
            <text:p>1.時間帯一覧のタブインデックスを押下する。</text:p>
          </table:table-cell>
          <table:table-cell table:style-name="ce19" office:value-type="string" calcext:value-type="string">
            <text:p><text:span text:style-name="T2">(イ. 遷移)</text:span></text:p>
            <text:p><text:span text:style-name="T2">1.以下を満たすこと。</text:span></text:p>
            <text:p><text:span text:style-name="T2"> a.タブパネルに時間帯一覧画面が表示されること。</text:span></text:p>
            <text:p><text:span text:style-name="T2"> b.編集した時間帯が有効になってい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4" calcext:value-type="float" table:number-columns-spanned="1" table:number-rows-spanned="6">
            <text:p>4</text:p>
          </table:table-cell>
          <table:table-cell table:style-name="ce14" office:value-type="string" calcext:value-type="string" table:number-columns-spanned="1" table:number-rows-spanned="6">
            <text:p>時間帯有効(3点)</text:p>
          </table:table-cell>
          <table:table-cell table:style-name="ce14" office:value-type="string" calcext:value-type="string">
            <text:p>時間帯一覧</text:p>
          </table:table-cell>
          <table:table-cell table:style-name="ce14" office:value-type="string" calcext:value-type="string">
            <text:p>有効チェックボックス</text:p>
          </table:table-cell>
          <table:table-cell table:style-name="ce16" office:value-type="string" calcext:value-type="string">
            <text:p>正常</text:p>
          </table:table-cell>
          <table:table-cell table:style-name="ce18" office:value-type="string" calcext:value-type="string">
            <text:p><text:span text:style-name="T1">1</text:span>.先頭の有効チェックボックスを押下する。</text:p>
          </table:table-cell>
          <table:table-cell table:style-name="ce39" office:value-type="string" calcext:value-type="string">
            <text:p>(イ. 遷移)</text:p>
            <text:p>1.チェックが入り、有効となること。</text:p>
            <text:p><text:span text:style-name="T1">(ロ. データ)</text:span></text:p>
            <text:p><text:span text:style-name="T1">なし</text:span></text:p>
            <text:p><text:span text:style-name="T1">(ハ. 前提条件)</text:span></text:p>
            <text:p><text:span text:style-name="T1">1.予め全ての時間帯を無効にしておくこと。</text:span></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9"/>
          <table:covered-table-cell table:style-name="ce14"/>
          <table:table-cell table:style-name="ce14" office:value-type="string" calcext:value-type="string">
            <text:p>時間帯一覧</text:p>
          </table:table-cell>
          <table:table-cell table:style-name="ce14" office:value-type="string" calcext:value-type="string">
            <text:p>有効チェックボックス</text:p>
          </table:table-cell>
          <table:table-cell table:style-name="ce16" office:value-type="string" calcext:value-type="string">
            <text:p>正常</text:p>
          </table:table-cell>
          <table:table-cell table:style-name="ce18" office:value-type="string" calcext:value-type="string">
            <text:p><text:span text:style-name="T1">1</text:span>.先頭の最後尾チェックボックスを押下する。</text:p>
          </table:table-cell>
          <table:table-cell table:style-name="ce39" office:value-type="string" calcext:value-type="string">
            <text:p>(イ. 遷移)</text:p>
            <text:p>1.チェックが入り、有効となること。</text:p>
            <text:p><text:span text:style-name="T1">(ロ. データ)</text:span></text:p>
            <text:p><text:span text:style-name="T1">なし</text:span></text:p>
            <text:p><text:span text:style-name="T1"/></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9"/>
          <table:covered-table-cell table:style-name="ce14"/>
          <table:table-cell table:style-name="ce14" office:value-type="string" calcext:value-type="string">
            <text:p>時間帯一覧</text:p>
          </table:table-cell>
          <table:table-cell table:style-name="ce14" office:value-type="string" calcext:value-type="string">
            <text:p>有効チェックボックス</text:p>
          </table:table-cell>
          <table:table-cell table:style-name="ce16" office:value-type="string" calcext:value-type="string">
            <text:p>正常</text:p>
          </table:table-cell>
          <table:table-cell table:style-name="ce18" office:value-type="string" calcext:value-type="string">
            <text:p><text:span text:style-name="T1">1</text:span>.先頭の中心チェックボックスを押下する。</text:p>
          </table:table-cell>
          <table:table-cell table:style-name="ce39" office:value-type="string" calcext:value-type="string">
            <text:p>(イ. 遷移)</text:p>
            <text:p>1.チェックが入り、有効となること。</text:p>
            <text:p><text:span text:style-name="T1">(ロ. データ)</text:span></text:p>
            <text:p><text:span text:style-name="T1">なし</text:span></text:p>
            <text:p><text:span text:style-name="T1"/></text:p>
          </table:table-cell>
          <table:table-cell table:style-name="ce36" table:number-columns-repeated="3"/>
          <table:table-cell table:style-name="ce34"/>
          <table:table-cell table:number-columns-repeated="1013"/>
        </table:table-row>
        <table:table-row table:style-name="ro42">
          <table:covered-table-cell table:style-name="ce9"/>
          <table:covered-table-cell table:style-name="ce14"/>
          <table:table-cell table:style-name="ce14" office:value-type="string" calcext:value-type="string">
            <text:p>時間帯一覧</text:p>
          </table:table-cell>
          <table:table-cell table:style-name="ce14" office:value-type="string" calcext:value-type="string">
            <text:p>更新ボタン</text:p>
          </table:table-cell>
          <table:table-cell table:style-name="ce15" office:value-type="string" calcext:value-type="string">
            <text:p>正常</text:p>
          </table:table-cell>
          <table:table-cell table:style-name="ce18" office:value-type="string" calcext:value-type="string">
            <text:p>1.更新ボタンを押下する。</text:p>
          </table:table-cell>
          <table:table-cell table:style-name="ce20" office:value-type="string" calcext:value-type="string">
            <text:p>(イ. 遷移)</text:p>
            <text:p>1.時間帯の更新が行われ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9"/>
          <table:covered-table-cell table:style-name="ce14"/>
          <table:table-cell table:style-name="ce14" office:value-type="string" calcext:value-type="string">
            <text:p>授業詳細タブ</text:p>
          </table:table-cell>
          <table:table-cell table:style-name="ce15" office:value-type="string" calcext:value-type="string">
            <text:p>授業一覧</text:p>
          </table:table-cell>
          <table:table-cell table:style-name="ce15" office:value-type="string" calcext:value-type="string">
            <text:p>正常</text:p>
          </table:table-cell>
          <table:table-cell table:style-name="ce18" office:value-type="string" calcext:value-type="string">
            <text:p>1.授業一覧のタブインデックスを押下する。</text:p>
          </table:table-cell>
          <table:table-cell table:style-name="ce19" office:value-type="string" calcext:value-type="string">
            <text:p><text:span text:style-name="T2">(イ. 遷移)</text:span></text:p>
            <text:p><text:span text:style-name="T2">1.タブパネルに授業一覧画面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9"/>
          <table:covered-table-cell table:style-name="ce14"/>
          <table:table-cell table:style-name="ce14" office:value-type="string" calcext:value-type="string">
            <text:p>授業詳細タブ</text:p>
          </table:table-cell>
          <table:table-cell table:style-name="ce15" office:value-type="string" calcext:value-type="string">
            <text:p>時間帯一覧</text:p>
          </table:table-cell>
          <table:table-cell table:style-name="ce15" office:value-type="string" calcext:value-type="string">
            <text:p>正常</text:p>
          </table:table-cell>
          <table:table-cell table:style-name="ce18" office:value-type="string" calcext:value-type="string">
            <text:p>1.時間帯一覧のタブインデックスを押下する。</text:p>
          </table:table-cell>
          <table:table-cell table:style-name="ce19" office:value-type="string" calcext:value-type="string">
            <text:p><text:span text:style-name="T2">(イ. 遷移)</text:span></text:p>
            <text:p><text:span text:style-name="T2">1.以下を満たすこと。</text:span></text:p>
            <text:p><text:span text:style-name="T2"> a.タブパネルに時間帯一覧画面が表示されること。</text:span></text:p>
            <text:p><text:span text:style-name="T2"> b.編集した時間帯が有効になってい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5" calcext:value-type="float" table:number-columns-spanned="1" table:number-rows-spanned="4">
            <text:p>5</text:p>
          </table:table-cell>
          <table:table-cell table:style-name="ce14" office:value-type="string" calcext:value-type="string" table:number-columns-spanned="1" table:number-rows-spanned="4">
            <text:p>時間帯無効(先頭)</text:p>
          </table:table-cell>
          <table:table-cell table:style-name="ce14" office:value-type="string" calcext:value-type="string">
            <text:p>時間帯一覧</text:p>
          </table:table-cell>
          <table:table-cell table:style-name="ce14" office:value-type="string" calcext:value-type="string">
            <text:p>有効チェックボックス</text:p>
          </table:table-cell>
          <table:table-cell table:style-name="ce16" office:value-type="string" calcext:value-type="string">
            <text:p>正常</text:p>
          </table:table-cell>
          <table:table-cell table:style-name="ce18" office:value-type="string" calcext:value-type="string">
            <text:p><text:span text:style-name="T1">1</text:span>.先頭の有効チェックボックスを押下する。</text:p>
          </table:table-cell>
          <table:table-cell table:style-name="ce39" office:value-type="string" calcext:value-type="string">
            <text:p>(イ. 遷移)</text:p>
            <text:p>1.チェックが入り、無効となること。</text:p>
            <text:p>(ロ. データ)</text:p>
            <text:p>なし</text:p>
            <text:p>(ハ. 前提条件)</text:p>
            <text:p>1.予め全ての時間帯を有効にしておくこと。</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9"/>
          <table:covered-table-cell table:style-name="ce14"/>
          <table:table-cell table:style-name="ce14" office:value-type="string" calcext:value-type="string">
            <text:p>時間帯一覧</text:p>
          </table:table-cell>
          <table:table-cell table:style-name="ce14" office:value-type="string" calcext:value-type="string">
            <text:p>更新ボタン</text:p>
          </table:table-cell>
          <table:table-cell table:style-name="ce15" office:value-type="string" calcext:value-type="string">
            <text:p>正常</text:p>
          </table:table-cell>
          <table:table-cell table:style-name="ce18" office:value-type="string" calcext:value-type="string">
            <text:p>1.更新ボタンを押下する。</text:p>
          </table:table-cell>
          <table:table-cell table:style-name="ce20" office:value-type="string" calcext:value-type="string">
            <text:p>(イ. 遷移)</text:p>
            <text:p>1.時間帯の更新が行われ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9"/>
          <table:covered-table-cell table:style-name="ce14"/>
          <table:table-cell table:style-name="ce14" office:value-type="string" calcext:value-type="string">
            <text:p>授業詳細タブ</text:p>
          </table:table-cell>
          <table:table-cell table:style-name="ce15" office:value-type="string" calcext:value-type="string">
            <text:p>授業一覧</text:p>
          </table:table-cell>
          <table:table-cell table:style-name="ce15" office:value-type="string" calcext:value-type="string">
            <text:p>正常</text:p>
          </table:table-cell>
          <table:table-cell table:style-name="ce18" office:value-type="string" calcext:value-type="string">
            <text:p>1.授業一覧のタブインデックスを押下する。</text:p>
          </table:table-cell>
          <table:table-cell table:style-name="ce19" office:value-type="string" calcext:value-type="string">
            <text:p><text:span text:style-name="T2">(イ. 遷移)</text:span></text:p>
            <text:p><text:span text:style-name="T2">1.タブパネルに授業一覧画面が表示されること。</text:span></text:p>
            <text:p><text:span text:style-name="T2">(ロ. データ)</text:span></text:p>
            <text:p><text:span text:style-name="T2">1.</text:span></text:p>
          </table:table-cell>
          <table:table-cell table:style-name="ce36" table:number-columns-repeated="3"/>
          <table:table-cell table:style-name="ce34"/>
          <table:table-cell table:number-columns-repeated="1013"/>
        </table:table-row>
        <table:table-row table:style-name="ro47">
          <table:covered-table-cell table:style-name="ce9"/>
          <table:covered-table-cell table:style-name="ce14"/>
          <table:table-cell table:style-name="ce14" office:value-type="string" calcext:value-type="string">
            <text:p>授業詳細タブ</text:p>
          </table:table-cell>
          <table:table-cell table:style-name="ce15" office:value-type="string" calcext:value-type="string">
            <text:p>時間帯一覧</text:p>
          </table:table-cell>
          <table:table-cell table:style-name="ce15" office:value-type="string" calcext:value-type="string">
            <text:p>正常</text:p>
          </table:table-cell>
          <table:table-cell table:style-name="ce18" office:value-type="string" calcext:value-type="string">
            <text:p>1.時間帯一覧のタブインデックスを押下する。</text:p>
          </table:table-cell>
          <table:table-cell table:style-name="ce19" office:value-type="string" calcext:value-type="string">
            <text:p>(イ. 遷移)</text:p>
            <text:p>1.以下を満たすこと。</text:p>
            <text:p> a.タブパネルに時間帯一覧画面が表示されること。</text:p>
            <text:p> b.編集した時間帯が無効になっ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6" calcext:value-type="float" table:number-columns-spanned="1" table:number-rows-spanned="4">
            <text:p>6</text:p>
          </table:table-cell>
          <table:table-cell table:style-name="ce14" office:value-type="string" calcext:value-type="string" table:number-columns-spanned="1" table:number-rows-spanned="4">
            <text:p>時間帯無効(最後尾)</text:p>
          </table:table-cell>
          <table:table-cell table:style-name="ce14" office:value-type="string" calcext:value-type="string">
            <text:p>時間帯一覧</text:p>
          </table:table-cell>
          <table:table-cell table:style-name="ce14" office:value-type="string" calcext:value-type="string">
            <text:p>有効チェックボックス</text:p>
          </table:table-cell>
          <table:table-cell table:style-name="ce16" office:value-type="string" calcext:value-type="string">
            <text:p>正常</text:p>
          </table:table-cell>
          <table:table-cell table:style-name="ce18" office:value-type="string" calcext:value-type="string">
            <text:p><text:span text:style-name="T1">1</text:span>.先頭の最後尾チェックボックスを押下する。</text:p>
          </table:table-cell>
          <table:table-cell table:style-name="ce39" office:value-type="string" calcext:value-type="string">
            <text:p>(イ. 遷移)</text:p>
            <text:p>1.チェックが入り、無効となること。</text:p>
            <text:p>(ロ. データ)</text:p>
            <text:p>なし</text:p>
            <text:p>(ハ. 前提条件)</text:p>
            <text:p>1.予め全ての時間帯を有効にしておくこと。</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9"/>
          <table:covered-table-cell table:style-name="ce14"/>
          <table:table-cell table:style-name="ce14" office:value-type="string" calcext:value-type="string">
            <text:p>時間帯一覧</text:p>
          </table:table-cell>
          <table:table-cell table:style-name="ce14" office:value-type="string" calcext:value-type="string">
            <text:p>更新ボタン</text:p>
          </table:table-cell>
          <table:table-cell table:style-name="ce15" office:value-type="string" calcext:value-type="string">
            <text:p>正常</text:p>
          </table:table-cell>
          <table:table-cell table:style-name="ce18" office:value-type="string" calcext:value-type="string">
            <text:p>1.更新ボタンを押下する。</text:p>
          </table:table-cell>
          <table:table-cell table:style-name="ce20" office:value-type="string" calcext:value-type="string">
            <text:p>(イ. 遷移)</text:p>
            <text:p>1.時間帯の更新が行われ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9"/>
          <table:covered-table-cell table:style-name="ce14"/>
          <table:table-cell table:style-name="ce14" office:value-type="string" calcext:value-type="string">
            <text:p>授業詳細タブ</text:p>
          </table:table-cell>
          <table:table-cell table:style-name="ce15" office:value-type="string" calcext:value-type="string">
            <text:p>授業一覧</text:p>
          </table:table-cell>
          <table:table-cell table:style-name="ce15" office:value-type="string" calcext:value-type="string">
            <text:p>正常</text:p>
          </table:table-cell>
          <table:table-cell table:style-name="ce18" office:value-type="string" calcext:value-type="string">
            <text:p>1.授業一覧のタブインデックスを押下する。</text:p>
          </table:table-cell>
          <table:table-cell table:style-name="ce19" office:value-type="string" calcext:value-type="string">
            <text:p><text:span text:style-name="T2">(イ. 遷移)</text:span></text:p>
            <text:p><text:span text:style-name="T2">1.タブパネルに授業一覧画面が表示されること。</text:span></text:p>
            <text:p><text:span text:style-name="T2">(ロ. データ)</text:span></text:p>
            <text:p><text:span text:style-name="T2">1.</text:span></text:p>
          </table:table-cell>
          <table:table-cell table:style-name="ce36" table:number-columns-repeated="3"/>
          <table:table-cell table:style-name="ce34"/>
          <table:table-cell table:number-columns-repeated="1013"/>
        </table:table-row>
        <table:table-row table:style-name="ro47">
          <table:covered-table-cell table:style-name="ce9"/>
          <table:covered-table-cell table:style-name="ce14"/>
          <table:table-cell table:style-name="ce14" office:value-type="string" calcext:value-type="string">
            <text:p>授業詳細タブ</text:p>
          </table:table-cell>
          <table:table-cell table:style-name="ce15" office:value-type="string" calcext:value-type="string">
            <text:p>時間帯一覧</text:p>
          </table:table-cell>
          <table:table-cell table:style-name="ce15" office:value-type="string" calcext:value-type="string">
            <text:p>正常</text:p>
          </table:table-cell>
          <table:table-cell table:style-name="ce18" office:value-type="string" calcext:value-type="string">
            <text:p>1.時間帯一覧のタブインデックスを押下する。</text:p>
          </table:table-cell>
          <table:table-cell table:style-name="ce19" office:value-type="string" calcext:value-type="string">
            <text:p>(イ. 遷移)</text:p>
            <text:p>1.以下を満たすこと。</text:p>
            <text:p> a.タブパネルに時間帯一覧画面が表示されること。</text:p>
            <text:p> b.編集した時間帯が無効になっ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7" calcext:value-type="float" table:number-columns-spanned="1" table:number-rows-spanned="4">
            <text:p>7</text:p>
          </table:table-cell>
          <table:table-cell table:style-name="ce14" office:value-type="string" calcext:value-type="string" table:number-columns-spanned="1" table:number-rows-spanned="4">
            <text:p>時間帯無効(中心)</text:p>
          </table:table-cell>
          <table:table-cell table:style-name="ce14" office:value-type="string" calcext:value-type="string">
            <text:p>時間帯一覧</text:p>
          </table:table-cell>
          <table:table-cell table:style-name="ce14" office:value-type="string" calcext:value-type="string">
            <text:p>有効チェックボックス</text:p>
          </table:table-cell>
          <table:table-cell table:style-name="ce16" office:value-type="string" calcext:value-type="string">
            <text:p>正常</text:p>
          </table:table-cell>
          <table:table-cell table:style-name="ce18" office:value-type="string" calcext:value-type="string">
            <text:p><text:span text:style-name="T1">1</text:span>.先頭の中心チェックボックスを押下する。</text:p>
          </table:table-cell>
          <table:table-cell table:style-name="ce39" office:value-type="string" calcext:value-type="string">
            <text:p>(イ. 遷移)</text:p>
            <text:p>1.チェックが入り、無効となること。</text:p>
            <text:p>(ロ. データ)</text:p>
            <text:p>なし</text:p>
            <text:p>(ハ. 前提条件)</text:p>
            <text:p>1.予め全ての時間帯を有効にしておくこと。</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9"/>
          <table:covered-table-cell table:style-name="ce14"/>
          <table:table-cell table:style-name="ce14" office:value-type="string" calcext:value-type="string">
            <text:p>時間帯一覧</text:p>
          </table:table-cell>
          <table:table-cell table:style-name="ce14" office:value-type="string" calcext:value-type="string">
            <text:p>更新ボタン</text:p>
          </table:table-cell>
          <table:table-cell table:style-name="ce15" office:value-type="string" calcext:value-type="string">
            <text:p>正常</text:p>
          </table:table-cell>
          <table:table-cell table:style-name="ce18" office:value-type="string" calcext:value-type="string">
            <text:p>1.更新ボタンを押下する。</text:p>
          </table:table-cell>
          <table:table-cell table:style-name="ce20" office:value-type="string" calcext:value-type="string">
            <text:p>(イ. 遷移)</text:p>
            <text:p>1.時間帯の更新が行われ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9"/>
          <table:covered-table-cell table:style-name="ce14"/>
          <table:table-cell table:style-name="ce14" office:value-type="string" calcext:value-type="string">
            <text:p>授業詳細タブ</text:p>
          </table:table-cell>
          <table:table-cell table:style-name="ce15" office:value-type="string" calcext:value-type="string">
            <text:p>授業一覧</text:p>
          </table:table-cell>
          <table:table-cell table:style-name="ce15" office:value-type="string" calcext:value-type="string">
            <text:p>正常</text:p>
          </table:table-cell>
          <table:table-cell table:style-name="ce18" office:value-type="string" calcext:value-type="string">
            <text:p>1.授業一覧のタブインデックスを押下する。</text:p>
          </table:table-cell>
          <table:table-cell table:style-name="ce19" office:value-type="string" calcext:value-type="string">
            <text:p><text:span text:style-name="T2">(イ. 遷移)</text:span></text:p>
            <text:p><text:span text:style-name="T2">1.タブパネルに授業一覧画面が表示されること。</text:span></text:p>
            <text:p><text:span text:style-name="T2">(ロ. データ)</text:span></text:p>
            <text:p><text:span text:style-name="T2">1.</text:span></text:p>
          </table:table-cell>
          <table:table-cell table:style-name="ce36" table:number-columns-repeated="3"/>
          <table:table-cell table:style-name="ce34"/>
          <table:table-cell table:number-columns-repeated="1013"/>
        </table:table-row>
        <table:table-row table:style-name="ro47">
          <table:covered-table-cell table:style-name="ce9"/>
          <table:covered-table-cell table:style-name="ce14"/>
          <table:table-cell table:style-name="ce14" office:value-type="string" calcext:value-type="string">
            <text:p>授業詳細タブ</text:p>
          </table:table-cell>
          <table:table-cell table:style-name="ce15" office:value-type="string" calcext:value-type="string">
            <text:p>時間帯一覧</text:p>
          </table:table-cell>
          <table:table-cell table:style-name="ce15" office:value-type="string" calcext:value-type="string">
            <text:p>正常</text:p>
          </table:table-cell>
          <table:table-cell table:style-name="ce18" office:value-type="string" calcext:value-type="string">
            <text:p>1.時間帯一覧のタブインデックスを押下する。</text:p>
          </table:table-cell>
          <table:table-cell table:style-name="ce19" office:value-type="string" calcext:value-type="string">
            <text:p>(イ. 遷移)</text:p>
            <text:p>1.以下を満たすこと。</text:p>
            <text:p> a.タブパネルに時間帯一覧画面が表示されること。</text:p>
            <text:p> b.編集した時間帯が無効になっ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8" calcext:value-type="float" table:number-columns-spanned="1" table:number-rows-spanned="6">
            <text:p>8</text:p>
          </table:table-cell>
          <table:table-cell table:style-name="ce14" office:value-type="string" calcext:value-type="string" table:number-columns-spanned="1" table:number-rows-spanned="6">
            <text:p>時間帯無効(3点)</text:p>
          </table:table-cell>
          <table:table-cell table:style-name="ce14" office:value-type="string" calcext:value-type="string">
            <text:p>時間帯一覧</text:p>
          </table:table-cell>
          <table:table-cell table:style-name="ce14" office:value-type="string" calcext:value-type="string">
            <text:p>有効チェックボックス</text:p>
          </table:table-cell>
          <table:table-cell table:style-name="ce16" office:value-type="string" calcext:value-type="string">
            <text:p>正常</text:p>
          </table:table-cell>
          <table:table-cell table:style-name="ce18" office:value-type="string" calcext:value-type="string">
            <text:p><text:span text:style-name="T1">1</text:span>.先頭の有効チェックボックスを押下する。</text:p>
          </table:table-cell>
          <table:table-cell table:style-name="ce39" office:value-type="string" calcext:value-type="string">
            <text:p>(イ. 遷移)</text:p>
            <text:p>1.チェックが入り、無効となること。</text:p>
            <text:p>(ロ. データ)</text:p>
            <text:p>なし</text:p>
            <text:p>(ハ. 前提条件)</text:p>
            <text:p>1.予め全ての時間帯を有効にしておくこと。</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9"/>
          <table:covered-table-cell table:style-name="ce14"/>
          <table:table-cell table:style-name="ce14" office:value-type="string" calcext:value-type="string">
            <text:p>時間帯一覧</text:p>
          </table:table-cell>
          <table:table-cell table:style-name="ce14" office:value-type="string" calcext:value-type="string">
            <text:p>有効チェックボックス</text:p>
          </table:table-cell>
          <table:table-cell table:style-name="ce16" office:value-type="string" calcext:value-type="string">
            <text:p>正常</text:p>
          </table:table-cell>
          <table:table-cell table:style-name="ce18" office:value-type="string" calcext:value-type="string">
            <text:p><text:span text:style-name="T1">1</text:span>.先頭の最後尾チェックボックスを押下する。</text:p>
          </table:table-cell>
          <table:table-cell table:style-name="ce39" office:value-type="string" calcext:value-type="string">
            <text:p>(イ. 遷移)</text:p>
            <text:p>1.チェックが入り、無効となること。</text:p>
            <text:p>(ロ. データ)</text:p>
            <text:p>なし</text:p>
            <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9"/>
          <table:covered-table-cell table:style-name="ce14"/>
          <table:table-cell table:style-name="ce14" office:value-type="string" calcext:value-type="string">
            <text:p>時間帯一覧</text:p>
          </table:table-cell>
          <table:table-cell table:style-name="ce14" office:value-type="string" calcext:value-type="string">
            <text:p>有効チェックボックス</text:p>
          </table:table-cell>
          <table:table-cell table:style-name="ce16" office:value-type="string" calcext:value-type="string">
            <text:p>正常</text:p>
          </table:table-cell>
          <table:table-cell table:style-name="ce18" office:value-type="string" calcext:value-type="string">
            <text:p><text:span text:style-name="T1">1</text:span>.先頭の中心チェックボックスを押下する。</text:p>
          </table:table-cell>
          <table:table-cell table:style-name="ce39" office:value-type="string" calcext:value-type="string">
            <text:p>(イ. 遷移)</text:p>
            <text:p>1.チェックが入り、無効となること。</text:p>
            <text:p>(ロ. データ)</text:p>
            <text:p>なし</text:p>
            <text:p/>
          </table:table-cell>
          <table:table-cell table:style-name="ce36" table:number-columns-repeated="3"/>
          <table:table-cell table:style-name="ce34"/>
          <table:table-cell table:number-columns-repeated="1013"/>
        </table:table-row>
        <table:table-row table:style-name="ro42">
          <table:covered-table-cell table:style-name="ce9"/>
          <table:covered-table-cell table:style-name="ce14"/>
          <table:table-cell table:style-name="ce14" office:value-type="string" calcext:value-type="string">
            <text:p>時間帯一覧</text:p>
          </table:table-cell>
          <table:table-cell table:style-name="ce14" office:value-type="string" calcext:value-type="string">
            <text:p>更新ボタン</text:p>
          </table:table-cell>
          <table:table-cell table:style-name="ce15" office:value-type="string" calcext:value-type="string">
            <text:p>正常</text:p>
          </table:table-cell>
          <table:table-cell table:style-name="ce18" office:value-type="string" calcext:value-type="string">
            <text:p>1.更新ボタンを押下する。</text:p>
          </table:table-cell>
          <table:table-cell table:style-name="ce20" office:value-type="string" calcext:value-type="string">
            <text:p>(イ. 遷移)</text:p>
            <text:p>1.時間帯の更新が行われ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9"/>
          <table:covered-table-cell table:style-name="ce14"/>
          <table:table-cell table:style-name="ce14" office:value-type="string" calcext:value-type="string">
            <text:p>授業詳細タブ</text:p>
          </table:table-cell>
          <table:table-cell table:style-name="ce15" office:value-type="string" calcext:value-type="string">
            <text:p>授業一覧</text:p>
          </table:table-cell>
          <table:table-cell table:style-name="ce15" office:value-type="string" calcext:value-type="string">
            <text:p>正常</text:p>
          </table:table-cell>
          <table:table-cell table:style-name="ce18" office:value-type="string" calcext:value-type="string">
            <text:p>1.授業一覧のタブインデックスを押下する。</text:p>
          </table:table-cell>
          <table:table-cell table:style-name="ce19" office:value-type="string" calcext:value-type="string">
            <text:p><text:span text:style-name="T2">(イ. 遷移)</text:span></text:p>
            <text:p><text:span text:style-name="T2">1.タブパネルに授業一覧画面が表示されること。</text:span></text:p>
            <text:p><text:span text:style-name="T2">(ロ. データ)</text:span></text:p>
            <text:p><text:span text:style-name="T2">1.</text:span></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9"/>
          <table:covered-table-cell table:style-name="ce14"/>
          <table:table-cell table:style-name="ce14" office:value-type="string" calcext:value-type="string">
            <text:p>授業詳細タブ</text:p>
          </table:table-cell>
          <table:table-cell table:style-name="ce15" office:value-type="string" calcext:value-type="string">
            <text:p>時間帯一覧</text:p>
          </table:table-cell>
          <table:table-cell table:style-name="ce15" office:value-type="string" calcext:value-type="string">
            <text:p>正常</text:p>
          </table:table-cell>
          <table:table-cell table:style-name="ce18" office:value-type="string" calcext:value-type="string">
            <text:p>1.時間帯一覧のタブインデックスを押下する。</text:p>
          </table:table-cell>
          <table:table-cell table:style-name="ce19" office:value-type="string" calcext:value-type="string">
            <text:p>(イ. 遷移)</text:p>
            <text:p>1.以下を満たすこと。</text:p>
            <text:p> a.タブパネルに時間帯一覧画面が表示されること。</text:p>
            <text:p> b.編集した時間帯が無効になっ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
          <table:table-cell table:style-name="ce9"/>
          <table:table-cell table:style-name="ce14" table:number-columns-repeated="2"/>
          <table:table-cell table:style-name="ce15" table:number-columns-repeated="2"/>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44" table:visibility="collapse">
          <table:table-cell table:style-name="ce9" office:value-type="float" office:value="1" calcext:value-type="float">
            <text:p>1</text:p>
          </table:table-cell>
          <table:table-cell table:style-name="ce14" office:value-type="string" calcext:value-type="string">
            <text:p>時間帯一覧</text:p>
          </table:table-cell>
          <table:table-cell table:style-name="ce14" office:value-type="string" calcext:value-type="string">
            <text:p>授業データ</text:p>
          </table:table-cell>
          <table:table-cell table:style-name="ce14" office:value-type="string" calcext:value-type="string">
            <text:p>時間帯一覧</text:p>
          </table:table-cell>
          <table:table-cell table:style-name="ce15" office:value-type="string" calcext:value-type="string">
            <text:p>正常</text:p>
          </table:table-cell>
          <table:table-cell table:style-name="ce18" office:value-type="string" calcext:value-type="string">
            <text:p>1.時間帯一覧画面を表示する。</text:p>
          </table:table-cell>
          <table:table-cell table:style-name="ce19" office:value-type="string" calcext:value-type="string">
            <text:p>(イ. 遷移)</text:p>
            <text:p>1.日ごと時間帯一覧ダイアログを表示すると共に、当該ダイアログ内に日ごと時間帯一覧が表示されること。</text:p>
            <text:p>  加えて、時間帯一覧が以下の様になっていること。</text:p>
            <text:p> a.以下のデータが表示されていること。</text:p>
            <text:p>  a-1.時間割</text:p>
            <text:p>  a-2.店舗</text:p>
            <text:p>  a-3.テーマ</text:p>
            <text:p>  a-4.料金(円)</text:p>
            <text:p>  a-5.残席</text:p>
            <text:p>  a-6.状況</text:p>
            <text:p> b.データ内の状況列の値が予約不可、満席、予約締切、中止となっているデータについて、背景色が濃い灰色になっている(選択不可状態)こと。</text:p>
            <text:p>  また、予約不可である場合は料金(円)列の値がハイフンになっていること。</text:p>
            <text:p>(ロ. データ)</text:p>
            <text:p>1. </text:p>
          </table:table-cell>
          <table:table-cell table:style-name="ce23" table:number-columns-repeated="2"/>
          <table:table-cell table:style-name="ce26"/>
          <table:table-cell table:style-name="ce27"/>
          <table:table-cell table:number-columns-repeated="1013"/>
        </table:table-row>
        <table:table-row table:style-name="ro47" table:visibility="collapse">
          <table:table-cell table:style-name="ce9" office:value-type="float" office:value="2" calcext:value-type="float">
            <text:p>2</text:p>
          </table:table-cell>
          <table:table-cell table:style-name="ce14" office:value-type="string" calcext:value-type="string">
            <text:p>時間帯一覧</text:p>
          </table:table-cell>
          <table:table-cell table:style-name="ce14" office:value-type="string" calcext:value-type="string">
            <text:p>行</text:p>
          </table:table-cell>
          <table:table-cell table:style-name="ce14" office:value-type="string" calcext:value-type="string">
            <text:p>見出し行</text:p>
          </table:table-cell>
          <table:table-cell table:style-name="ce16" office:value-type="string" calcext:value-type="string">
            <text:p>正常</text:p>
          </table:table-cell>
          <table:table-cell table:style-name="ce18" office:value-type="string" calcext:value-type="string">
            <text:p>1.時間帯一覧画面を表示する。</text:p>
          </table:table-cell>
          <table:table-cell table:style-name="ce20" office:value-type="string" calcext:value-type="string">
            <text:p>(イ. 遷移)</text:p>
            <text:p>1.時間帯一覧が表示される。時間帯一覧の見出し行に以下の列が存在すること。</text:p>
            <text:p> a.名前</text:p>
            <text:p> b.予約状況</text:p>
            <text:p>(ロ. データ)</text:p>
            <text:p>1.</text:p>
          </table:table-cell>
          <table:table-cell table:style-name="ce23" table:number-columns-repeated="2"/>
          <table:table-cell table:style-name="ce26"/>
          <table:table-cell table:style-name="ce27"/>
          <table:table-cell table:number-columns-repeated="1013"/>
        </table:table-row>
        <table:table-row table:style-name="ro15" table:visibility="collapse">
          <table:table-cell table:style-name="ce9" office:value-type="float" office:value="3" calcext:value-type="float">
            <text:p>3</text:p>
          </table:table-cell>
          <table:table-cell table:style-name="ce14" office:value-type="string" calcext:value-type="string">
            <text:p>時間帯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ユーザ一覧画面を表示する。</text:p>
          </table:table-cell>
          <table:table-cell table:style-name="ce20" office:value-type="string" calcext:value-type="string">
            <text:p>(イ. 遷移)</text:p>
            <text:p>1.時間帯一覧が表示される。時間帯一覧のデータ行に以下の列が存在すること。</text:p>
            <text:p>また、存在する時間帯に対応する行が全て存在すること。</text:p>
            <text:p> a.名前</text:p>
            <text:p> b.予約状況</text:p>
            <text:p>(ロ. データ)</text:p>
            <text:p>1.</text:p>
          </table:table-cell>
          <table:table-cell table:style-name="ce23" table:number-columns-repeated="2"/>
          <table:table-cell table:style-name="ce26"/>
          <table:table-cell table:style-name="ce27"/>
          <table:table-cell table:number-columns-repeated="1013"/>
        </table:table-row>
        <table:table-row table:style-name="ro41" table:visibility="collapse">
          <table:table-cell table:style-name="ce9" office:value-type="float" office:value="4" calcext:value-type="float">
            <text:p>4</text:p>
          </table:table-cell>
          <table:table-cell table:style-name="ce14" office:value-type="string" calcext:value-type="string">
            <text:p>時間帯一覧</text:p>
          </table:table-cell>
          <table:table-cell table:style-name="ce14" office:value-type="string" calcext:value-type="string">
            <text:p>列</text:p>
          </table:table-cell>
          <table:table-cell table:style-name="ce14" office:value-type="string" calcext:value-type="string">
            <text:p>有効チェックボックス</text:p>
          </table:table-cell>
          <table:table-cell table:style-name="ce16" office:value-type="string" calcext:value-type="string">
            <text:p>正常</text:p>
          </table:table-cell>
          <table:table-cell table:style-name="ce18" office:value-type="string" calcext:value-type="string">
            <text:p>1.時間帯一覧画面を表示する。</text:p>
          </table:table-cell>
          <table:table-cell table:style-name="ce39" office:value-type="string" calcext:value-type="string">
            <text:p>(イ. 遷移)</text:p>
            <text:p>1.有効チェックボックスに編集対象の時間帯の有効か否かの判定がチェックボックスにセットされてい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9" office:value-type="float" office:value="5" calcext:value-type="float">
            <text:p>5</text:p>
          </table:table-cell>
          <table:table-cell table:style-name="ce14" office:value-type="string" calcext:value-type="string">
            <text:p>時間帯一覧</text:p>
          </table:table-cell>
          <table:table-cell table:style-name="ce14" office:value-type="string" calcext:value-type="string">
            <text:p>列</text:p>
          </table:table-cell>
          <table:table-cell table:style-name="ce14" office:value-type="string" calcext:value-type="string">
            <text:p>有効チェックボックス</text:p>
          </table:table-cell>
          <table:table-cell table:style-name="ce16" office:value-type="string" calcext:value-type="string">
            <text:p>正常</text:p>
          </table:table-cell>
          <table:table-cell table:style-name="ce18" office:value-type="string" calcext:value-type="string">
            <text:p><text:span text:style-name="T1">1</text:span>.チェックが入っている有効チェックボックスを押下する。</text:p>
          </table:table-cell>
          <table:table-cell table:style-name="ce39" office:value-type="string" calcext:value-type="string">
            <text:p>(イ. 遷移)</text:p>
            <text:p>1.チェックが外れ、無効とな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9" office:value-type="float" office:value="6" calcext:value-type="float">
            <text:p>6</text:p>
          </table:table-cell>
          <table:table-cell table:style-name="ce14" office:value-type="string" calcext:value-type="string">
            <text:p>時間帯一覧</text:p>
          </table:table-cell>
          <table:table-cell table:style-name="ce14" office:value-type="string" calcext:value-type="string">
            <text:p>列</text:p>
          </table:table-cell>
          <table:table-cell table:style-name="ce14" office:value-type="string" calcext:value-type="string">
            <text:p>有効チェックボックス</text:p>
          </table:table-cell>
          <table:table-cell table:style-name="ce16" office:value-type="string" calcext:value-type="string">
            <text:p>正常</text:p>
          </table:table-cell>
          <table:table-cell table:style-name="ce18" office:value-type="string" calcext:value-type="string">
            <text:p><text:span text:style-name="T1">1</text:span>.チェックが入っていない有効チェックボックスを押下する。</text:p>
          </table:table-cell>
          <table:table-cell table:style-name="ce39" office:value-type="string" calcext:value-type="string">
            <text:p>(イ. 遷移)</text:p>
            <text:p>1.チェックが入り、有効とな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9" office:value-type="float" office:value="7" calcext:value-type="float">
            <text:p>7</text:p>
          </table:table-cell>
          <table:table-cell table:style-name="ce14" office:value-type="string" calcext:value-type="string">
            <text:p>時間帯一覧</text:p>
          </table:table-cell>
          <table:table-cell table:style-name="ce14" office:value-type="string" calcext:value-type="string">
            <text:p>列</text:p>
          </table:table-cell>
          <table:table-cell table:style-name="ce14" office:value-type="string" calcext:value-type="string">
            <text:p>時間帯</text:p>
          </table:table-cell>
          <table:table-cell table:style-name="ce16" office:value-type="string" calcext:value-type="string">
            <text:p>正常</text:p>
          </table:table-cell>
          <table:table-cell table:style-name="ce18" office:value-type="string" calcext:value-type="string">
            <text:p>1.時間帯一覧画面を表示する。</text:p>
          </table:table-cell>
          <table:table-cell table:style-name="ce20" office:value-type="string" calcext:value-type="string">
            <text:p>(イ. 遷移)</text:p>
            <text:p>1.時間帯一覧のデータ行の時間帯列に時間帯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7" table:visibility="collapse">
          <table:table-cell table:style-name="ce9" office:value-type="float" office:value="8" calcext:value-type="float">
            <text:p>8</text:p>
          </table:table-cell>
          <table:table-cell table:style-name="ce14" office:value-type="string" calcext:value-type="string">
            <text:p>時間帯一覧</text:p>
          </table:table-cell>
          <table:table-cell table:style-name="ce14" office:value-type="string" calcext:value-type="string">
            <text:p>列</text:p>
          </table:table-cell>
          <table:table-cell table:style-name="ce14" office:value-type="string" calcext:value-type="string">
            <text:p>最小人数入力フォーム</text:p>
          </table:table-cell>
          <table:table-cell table:style-name="ce15" office:value-type="string" calcext:value-type="string">
            <text:p>正常</text:p>
          </table:table-cell>
          <table:table-cell table:style-name="ce18" office:value-type="string" calcext:value-type="string">
            <text:p><text:span text:style-name="T1">1.時間帯一覧画面を表示する。</text:span></text:p>
            <text:p>2.最小人数入力フォームを押下する。</text:p>
            <text:p>3.入力を行う。</text:p>
          </table:table-cell>
          <table:table-cell table:style-name="ce39" office:value-type="string" calcext:value-type="string">
            <text:p>(イ. 遷移)</text:p>
            <text:p>1.最小人数入力フォームに編集対象の時間帯の最小人数がセットされていること。</text:p>
            <text:p>2.最小人数入力フォームがフォーカスされること。</text:p>
            <text:p>3.0以上100以下の数値のみ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47" table:visibility="collapse">
          <table:table-cell table:style-name="ce9" office:value-type="float" office:value="9" calcext:value-type="float">
            <text:p>9</text:p>
          </table:table-cell>
          <table:table-cell table:style-name="ce14" office:value-type="string" calcext:value-type="string">
            <text:p>時間帯一覧</text:p>
          </table:table-cell>
          <table:table-cell table:style-name="ce14" office:value-type="string" calcext:value-type="string">
            <text:p>列</text:p>
          </table:table-cell>
          <table:table-cell table:style-name="ce14" office:value-type="string" calcext:value-type="string">
            <text:p>最大人数入力フォーム</text:p>
          </table:table-cell>
          <table:table-cell table:style-name="ce15" office:value-type="string" calcext:value-type="string">
            <text:p>正常</text:p>
          </table:table-cell>
          <table:table-cell table:style-name="ce18" office:value-type="string" calcext:value-type="string">
            <text:p><text:span text:style-name="T1">1.時間帯一覧画面を表示する。</text:span></text:p>
            <text:p>2.最大人数入力フォームを押下する。</text:p>
            <text:p>3.入力を行う。</text:p>
          </table:table-cell>
          <table:table-cell table:style-name="ce39" office:value-type="string" calcext:value-type="string">
            <text:p>(イ. 遷移)</text:p>
            <text:p>1.最大人数入力フォームに編集対象の時間帯の最大人数がセットされていること。</text:p>
            <text:p>2.最大人数入力フォームがフォーカスされること。</text:p>
            <text:p>3.0以上100以下の数値のみ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9" office:value-type="float" office:value="10" calcext:value-type="float">
            <text:p>10</text:p>
          </table:table-cell>
          <table:table-cell table:style-name="ce14" office:value-type="string" calcext:value-type="string">
            <text:p>時間帯一覧</text:p>
          </table:table-cell>
          <table:table-cell table:style-name="ce14" office:value-type="string" calcext:value-type="string">
            <text:p>ボタン</text:p>
          </table:table-cell>
          <table:table-cell table:style-name="ce14" office:value-type="string" calcext:value-type="string">
            <text:p>更新ボタン</text:p>
          </table:table-cell>
          <table:table-cell table:style-name="ce15" office:value-type="string" calcext:value-type="string">
            <text:p>正常</text:p>
          </table:table-cell>
          <table:table-cell table:style-name="ce18" office:value-type="string" calcext:value-type="string">
            <text:p>1.更新ボタンを押下する。</text:p>
          </table:table-cell>
          <table:table-cell table:style-name="ce20" office:value-type="string" calcext:value-type="string">
            <text:p>(イ. 遷移)</text:p>
            <text:p>1.時間帯の更新が行われた旨を伝えるメッセージ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3" table:visibility="collapse">
          <table:table-cell table:style-name="ce9" office:value-type="float" office:value="11" calcext:value-type="float">
            <text:p>11</text:p>
          </table:table-cell>
          <table:table-cell table:style-name="ce14" office:value-type="string" calcext:value-type="string">
            <text:p>時間帯一覧</text:p>
          </table:table-cell>
          <table:table-cell table:style-name="ce14" office:value-type="string" calcext:value-type="string">
            <text:p>静的テキスト</text:p>
          </table:table-cell>
          <table:table-cell table:style-name="ce14" office:value-type="string" calcext:value-type="string">
            <text:p>有効チェックボックス解説</text:p>
          </table:table-cell>
          <table:table-cell table:style-name="ce15" office:value-type="string" calcext:value-type="string">
            <text:p>正常</text:p>
          </table:table-cell>
          <table:table-cell table:style-name="ce18" office:value-type="string" calcext:value-type="string">
            <text:p>1.時間帯一覧画面を表示する。</text:p>
          </table:table-cell>
          <table:table-cell table:style-name="ce19" office:value-type="string" calcext:value-type="string">
            <text:p>(イ. 遷移)</text:p>
            <text:p>1.以下の旨の説明が表示されること。</text:p>
            <text:p> a.時間帯データ行に対応した有効チェックボックスにチェックを入れて更新を行うことで時間帯が有効になります。(時間帯データが作成されます)</text:p>
            <text:p> b.時間帯データ行に対応した有効チェックボックスにチェックのチェックを外して更新を行うことで時間帯が無効になります。(時間帯データが削除されます)</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
          <table:table-cell table:style-name="ce9"/>
          <table:table-cell table:style-name="ce14" table:number-columns-repeated="3"/>
          <table:table-cell table:style-name="ce15"/>
          <table:table-cell table:style-name="ce18"/>
          <table:table-cell table:style-name="ce39"/>
          <table:table-cell table:style-name="ce23" table:number-columns-repeated="2"/>
          <table:table-cell table:style-name="ce26"/>
          <table:table-cell table:style-name="ce27"/>
          <table:table-cell table:number-columns-repeated="1013"/>
        </table:table-row>
        <table:table-row table:style-name="ro1">
          <table:table-cell table:style-name="ce9"/>
          <table:table-cell table:style-name="ce14" table:number-columns-repeated="3"/>
          <table:table-cell table:style-name="ce15"/>
          <table:table-cell table:style-name="ce18" table:number-columns-repeated="2"/>
          <table:table-cell table:style-name="ce20"/>
          <table:table-cell table:style-name="ce23"/>
          <table:table-cell table:style-name="ce26"/>
          <table:table-cell table:style-name="ce27"/>
          <table:table-cell table:number-columns-repeated="1013"/>
        </table:table-row>
        <table:table-row table:style-name="ro1" table:number-rows-repeated="1048522">
          <table:table-cell table:number-columns-repeated="1024"/>
        </table:table-row>
        <table:table-row table:style-name="ro1">
          <table:table-cell table:number-columns-repeated="1024"/>
        </table:table-row>
      </table:table>
      <table:table table:name="メルマガ画面" table:style-name="ta3" table:print-ranges="メルマガ画面.A1:メルマガ画面.K81">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メルマガ画面</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3">
          <table:table-cell table:style-name="ce9" office:value-type="float" office:value="1" calcext:value-type="float" table:number-columns-spanned="1" table:number-rows-spanned="4">
            <text:p>1</text:p>
          </table:table-cell>
          <table:table-cell table:style-name="ce14" office:value-type="string" calcext:value-type="string" table:number-columns-spanned="1" table:number-rows-spanned="4">
            <text:p>メルマガ削除(先頭)</text:p>
          </table:table-cell>
          <table:table-cell table:style-name="ce14" office:value-type="string" calcext:value-type="string">
            <text:p>メルマガ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先頭のデータ行を押下する。</text:p>
          </table:table-cell>
          <table:table-cell table:style-name="ce19"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9"/>
          <table:covered-table-cell table:style-name="ce14"/>
          <table:table-cell table:style-name="ce14" office:value-type="string" calcext:value-type="string">
            <text:p>ボタン</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38" office:value-type="string" calcext:value-type="string">
            <text:p>1.メルマガ一覧のデータ行が1つ以上選択された状態で削除ボタンを押下する。</text:p>
            <text:p>2.確認ダイアログの「はい」ボタンを押下すること。</text:p>
          </table:table-cell>
          <table:table-cell table:style-name="ce20" office:value-type="string" calcext:value-type="string">
            <text:p>(イ. 遷移)</text:p>
            <text:p><text:span text:style-name="T1">1.確認ダイアログが表示されること。</text:span></text:p>
            <text:p><text:span text:style-name="T1">2.選択したデータ行が削除された旨のメッセージが表示され、選択したデータ行が消え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9"/>
          <table:covered-table-cell table:style-name="ce14"/>
          <table:table-cell table:style-name="ce14" office:value-type="string" calcext:value-type="string">
            <text:p>管理者画面タブ</text:p>
          </table:table-cell>
          <table:table-cell table:style-name="ce14" office:value-type="string" calcext:value-type="string">
            <text:p>日ごと予約者一覧</text:p>
          </table:table-cell>
          <table:table-cell table:style-name="ce16" office:value-type="string" calcext:value-type="string">
            <text:p>正常</text:p>
          </table:table-cell>
          <table:table-cell table:style-name="ce38" office:value-type="string" calcext:value-type="string">
            <text:p>1.日ごと予約者一覧のタブインデックスを押下する。</text:p>
          </table:table-cell>
          <table:table-cell table:style-name="ce20" office:value-type="string" calcext:value-type="string">
            <text:p>(イ. 遷移)</text:p>
            <text:p>1.タブパネルに日ごと予約者一覧画面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9"/>
          <table:covered-table-cell table:style-name="ce14"/>
          <table:table-cell table:style-name="ce14" office:value-type="string" calcext:value-type="string">
            <text:p>管理者画面タブ</text:p>
          </table:table-cell>
          <table:table-cell table:style-name="ce14" office:value-type="string" calcext:value-type="string">
            <text:p>メルマガ</text:p>
          </table:table-cell>
          <table:table-cell table:style-name="ce16" office:value-type="string" calcext:value-type="string">
            <text:p>正常</text:p>
          </table:table-cell>
          <table:table-cell table:style-name="ce38" office:value-type="string" calcext:value-type="string">
            <text:p>1.メルマガのタブインデックスを押下する。</text:p>
          </table:table-cell>
          <table:table-cell table:style-name="ce20" office:value-type="string" calcext:value-type="string">
            <text:p>(イ. 遷移)</text:p>
            <text:p>1.以下を満たすこと。</text:p>
            <text:p> a.タブパネルにメルマガ画面が表示されること。</text:p>
            <text:p> b.削除したメルマガが表示されない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3">
          <table:table-cell table:style-name="ce9" office:value-type="float" office:value="2" calcext:value-type="float" table:number-columns-spanned="1" table:number-rows-spanned="4">
            <text:p>2</text:p>
          </table:table-cell>
          <table:table-cell table:style-name="ce14" office:value-type="string" calcext:value-type="string" table:number-columns-spanned="1" table:number-rows-spanned="4">
            <text:p>メルマガ削除(最後尾)</text:p>
          </table:table-cell>
          <table:table-cell table:style-name="ce14" office:value-type="string" calcext:value-type="string">
            <text:p>メルマガ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最後尾のデータ行を押下する。</text:p>
          </table:table-cell>
          <table:table-cell table:style-name="ce19"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9"/>
          <table:covered-table-cell table:style-name="ce14"/>
          <table:table-cell table:style-name="ce14" office:value-type="string" calcext:value-type="string">
            <text:p>ボタン</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38" office:value-type="string" calcext:value-type="string">
            <text:p>1.メルマガ一覧のデータ行が1つ以上選択された状態で削除ボタンを押下する。</text:p>
            <text:p>2.確認ダイアログの「はい」ボタンを押下すること。</text:p>
          </table:table-cell>
          <table:table-cell table:style-name="ce20" office:value-type="string" calcext:value-type="string">
            <text:p>(イ. 遷移)</text:p>
            <text:p><text:span text:style-name="T1">1.確認ダイアログが表示されること。</text:span></text:p>
            <text:p><text:span text:style-name="T1">2.選択したデータ行が削除された旨のメッセージが表示され、選択したデータ行が消え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9"/>
          <table:covered-table-cell table:style-name="ce14"/>
          <table:table-cell table:style-name="ce14" office:value-type="string" calcext:value-type="string">
            <text:p>管理者画面タブ</text:p>
          </table:table-cell>
          <table:table-cell table:style-name="ce14" office:value-type="string" calcext:value-type="string">
            <text:p>日ごと予約者一覧</text:p>
          </table:table-cell>
          <table:table-cell table:style-name="ce16" office:value-type="string" calcext:value-type="string">
            <text:p>正常</text:p>
          </table:table-cell>
          <table:table-cell table:style-name="ce38" office:value-type="string" calcext:value-type="string">
            <text:p>1.日ごと予約者一覧のタブインデックスを押下する。</text:p>
          </table:table-cell>
          <table:table-cell table:style-name="ce20" office:value-type="string" calcext:value-type="string">
            <text:p>(イ. 遷移)</text:p>
            <text:p>1.タブパネルに日ごと予約者一覧画面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9"/>
          <table:covered-table-cell table:style-name="ce14"/>
          <table:table-cell table:style-name="ce14" office:value-type="string" calcext:value-type="string">
            <text:p>管理者画面タブ</text:p>
          </table:table-cell>
          <table:table-cell table:style-name="ce14" office:value-type="string" calcext:value-type="string">
            <text:p>メルマガ</text:p>
          </table:table-cell>
          <table:table-cell table:style-name="ce16" office:value-type="string" calcext:value-type="string">
            <text:p>正常</text:p>
          </table:table-cell>
          <table:table-cell table:style-name="ce38" office:value-type="string" calcext:value-type="string">
            <text:p>1.メルマガのタブインデックスを押下する。</text:p>
          </table:table-cell>
          <table:table-cell table:style-name="ce20" office:value-type="string" calcext:value-type="string">
            <text:p>(イ. 遷移)</text:p>
            <text:p>1.以下を満たすこと。</text:p>
            <text:p> a.タブパネルにメルマガ画面が表示されること。</text:p>
            <text:p> b.削除したメルマガが表示されない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3">
          <table:table-cell table:style-name="ce9" office:value-type="float" office:value="3" calcext:value-type="float" table:number-columns-spanned="1" table:number-rows-spanned="4">
            <text:p>3</text:p>
          </table:table-cell>
          <table:table-cell table:style-name="ce14" office:value-type="string" calcext:value-type="string" table:number-columns-spanned="1" table:number-rows-spanned="4">
            <text:p>メルマガ削除(中心)</text:p>
          </table:table-cell>
          <table:table-cell table:style-name="ce14" office:value-type="string" calcext:value-type="string">
            <text:p>メルマガ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中心のデータ行を押下する。</text:p>
          </table:table-cell>
          <table:table-cell table:style-name="ce19"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able:table-cell>
          <table:table-cell table:style-name="ce23" table:number-columns-repeated="2"/>
          <table:table-cell table:style-name="ce26"/>
          <table:table-cell table:style-name="ce27"/>
          <table:table-cell table:number-columns-repeated="1013"/>
        </table:table-row>
        <table:table-row table:style-name="ro41">
          <table:covered-table-cell table:style-name="ce9"/>
          <table:covered-table-cell table:style-name="ce14"/>
          <table:table-cell table:style-name="ce14" office:value-type="string" calcext:value-type="string">
            <text:p>ボタン</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38" office:value-type="string" calcext:value-type="string">
            <text:p>1.メルマガ一覧のデータ行が1つ以上選択された状態で削除ボタンを押下する。</text:p>
            <text:p>2.確認ダイアログの「はい」ボタンを押下すること。</text:p>
          </table:table-cell>
          <table:table-cell table:style-name="ce20" office:value-type="string" calcext:value-type="string">
            <text:p>(イ. 遷移)</text:p>
            <text:p><text:span text:style-name="T1">1.確認ダイアログが表示されること。</text:span></text:p>
            <text:p><text:span text:style-name="T1">2.選択したデータ行が削除された旨のメッセージが表示され、選択したデータ行が消え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2">
          <table:covered-table-cell table:style-name="ce9"/>
          <table:covered-table-cell table:style-name="ce14"/>
          <table:table-cell table:style-name="ce14" office:value-type="string" calcext:value-type="string">
            <text:p>管理者画面タブ</text:p>
          </table:table-cell>
          <table:table-cell table:style-name="ce14" office:value-type="string" calcext:value-type="string">
            <text:p>日ごと予約者一覧</text:p>
          </table:table-cell>
          <table:table-cell table:style-name="ce16" office:value-type="string" calcext:value-type="string">
            <text:p>正常</text:p>
          </table:table-cell>
          <table:table-cell table:style-name="ce38" office:value-type="string" calcext:value-type="string">
            <text:p>1.日ごと予約者一覧のタブインデックスを押下する。</text:p>
          </table:table-cell>
          <table:table-cell table:style-name="ce20" office:value-type="string" calcext:value-type="string">
            <text:p>(イ. 遷移)</text:p>
            <text:p>1.タブパネルに日ごと予約者一覧画面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9"/>
          <table:covered-table-cell table:style-name="ce14"/>
          <table:table-cell table:style-name="ce14" office:value-type="string" calcext:value-type="string">
            <text:p>管理者画面タブ</text:p>
          </table:table-cell>
          <table:table-cell table:style-name="ce14" office:value-type="string" calcext:value-type="string">
            <text:p>メルマガ</text:p>
          </table:table-cell>
          <table:table-cell table:style-name="ce16" office:value-type="string" calcext:value-type="string">
            <text:p>正常</text:p>
          </table:table-cell>
          <table:table-cell table:style-name="ce38" office:value-type="string" calcext:value-type="string">
            <text:p>1.メルマガのタブインデックスを押下する。</text:p>
          </table:table-cell>
          <table:table-cell table:style-name="ce20" office:value-type="string" calcext:value-type="string">
            <text:p>(イ. 遷移)</text:p>
            <text:p>1.以下を満たすこと。</text:p>
            <text:p> a.タブパネルにメルマガ画面が表示されること。</text:p>
            <text:p> b.削除したメルマガが表示されない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3">
          <table:table-cell table:style-name="ce9" office:value-type="float" office:value="4" calcext:value-type="float" table:number-columns-spanned="1" table:number-rows-spanned="6">
            <text:p>4</text:p>
          </table:table-cell>
          <table:table-cell table:style-name="ce14" office:value-type="string" calcext:value-type="string" table:number-columns-spanned="1" table:number-rows-spanned="6">
            <text:p>メルマガ削除(3点)</text:p>
          </table:table-cell>
          <table:table-cell table:style-name="ce14" office:value-type="string" calcext:value-type="string">
            <text:p>メルマガ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先頭のデータ行を押下する。</text:p>
          </table:table-cell>
          <table:table-cell table:style-name="ce19"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9"/>
          <table:covered-table-cell table:style-name="ce14"/>
          <table:table-cell table:style-name="ce14" office:value-type="string" calcext:value-type="string">
            <text:p>メルマガ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中心のデータ行を押下する。</text:p>
          </table:table-cell>
          <table:table-cell table:style-name="ce19"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9"/>
          <table:covered-table-cell table:style-name="ce14"/>
          <table:table-cell table:style-name="ce14" office:value-type="string" calcext:value-type="string">
            <text:p>メルマガ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最後尾のデータ行を押下する。</text:p>
          </table:table-cell>
          <table:table-cell table:style-name="ce19"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9"/>
          <table:covered-table-cell table:style-name="ce14"/>
          <table:table-cell table:style-name="ce14" office:value-type="string" calcext:value-type="string">
            <text:p>ボタン</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38" office:value-type="string" calcext:value-type="string">
            <text:p>1.メルマガ一覧のデータ行が1つ以上選択された状態で削除ボタンを押下する。</text:p>
            <text:p>2.確認ダイアログの「はい」ボタンを押下すること。</text:p>
          </table:table-cell>
          <table:table-cell table:style-name="ce20" office:value-type="string" calcext:value-type="string">
            <text:p>(イ. 遷移)</text:p>
            <text:p><text:span text:style-name="T1">1.確認ダイアログが表示されること。</text:span></text:p>
            <text:p><text:span text:style-name="T1">2.選択したデータ行が削除された旨のメッセージが表示され、選択したデータ行が消え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9"/>
          <table:covered-table-cell table:style-name="ce14"/>
          <table:table-cell table:style-name="ce14" office:value-type="string" calcext:value-type="string">
            <text:p>管理者画面タブ</text:p>
          </table:table-cell>
          <table:table-cell table:style-name="ce14" office:value-type="string" calcext:value-type="string">
            <text:p>日ごと予約者一覧</text:p>
          </table:table-cell>
          <table:table-cell table:style-name="ce16" office:value-type="string" calcext:value-type="string">
            <text:p>正常</text:p>
          </table:table-cell>
          <table:table-cell table:style-name="ce38" office:value-type="string" calcext:value-type="string">
            <text:p>1.日ごと予約者一覧のタブインデックスを押下する。</text:p>
          </table:table-cell>
          <table:table-cell table:style-name="ce20" office:value-type="string" calcext:value-type="string">
            <text:p>(イ. 遷移)</text:p>
            <text:p>1.タブパネルに日ごと予約者一覧画面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9"/>
          <table:covered-table-cell table:style-name="ce14"/>
          <table:table-cell table:style-name="ce14" office:value-type="string" calcext:value-type="string">
            <text:p>管理者画面タブ</text:p>
          </table:table-cell>
          <table:table-cell table:style-name="ce14" office:value-type="string" calcext:value-type="string">
            <text:p>メルマガ</text:p>
          </table:table-cell>
          <table:table-cell table:style-name="ce16" office:value-type="string" calcext:value-type="string">
            <text:p>正常</text:p>
          </table:table-cell>
          <table:table-cell table:style-name="ce38" office:value-type="string" calcext:value-type="string">
            <text:p>1.メルマガのタブインデックスを押下する。</text:p>
          </table:table-cell>
          <table:table-cell table:style-name="ce20" office:value-type="string" calcext:value-type="string">
            <text:p>(イ. 遷移)</text:p>
            <text:p>1.以下を満たすこと。</text:p>
            <text:p> a.タブパネルにメルマガ画面が表示されること。</text:p>
            <text:p> b.削除したメルマガが表示されない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5" calcext:value-type="float" table:number-columns-spanned="1" table:number-rows-spanned="6">
            <text:p>5</text:p>
          </table:table-cell>
          <table:table-cell table:style-name="ce14" office:value-type="string" calcext:value-type="string" table:number-columns-spanned="1" table:number-rows-spanned="6">
            <text:p>ページング後のメルマガ削除(先頭)</text:p>
          </table:table-cell>
          <table:table-cell table:style-name="ce14" office:value-type="string" calcext:value-type="string">
            <text:p>メルマガ一覧</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ページャ「2」がハイライトされ、2ページ目のメルマガデータが表示されること。</text:p>
            <text:p>(ロ. データ)</text:p>
            <text:p>1.</text:p>
            <text:p>(ハ.前提条件)</text:p>
            <text:p>1.予めメルマガ一覧に30件以上記事が表示されるように準備しておくこと。</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9"/>
          <table:covered-table-cell table:style-name="ce14"/>
          <table:table-cell table:style-name="ce14" office:value-type="string" calcext:value-type="string">
            <text:p>メルマガ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先頭のデータ行を押下する。</text:p>
          </table:table-cell>
          <table:table-cell table:style-name="ce19"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9"/>
          <table:covered-table-cell table:style-name="ce14"/>
          <table:table-cell table:style-name="ce14" office:value-type="string" calcext:value-type="string">
            <text:p>ボタン</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38" office:value-type="string" calcext:value-type="string">
            <text:p>1.メルマガ一覧のデータ行が1つ以上選択された状態で削除ボタンを押下する。</text:p>
            <text:p>2.確認ダイアログの「はい」ボタンを押下すること。</text:p>
          </table:table-cell>
          <table:table-cell table:style-name="ce20" office:value-type="string" calcext:value-type="string">
            <text:p>(イ. 遷移)</text:p>
            <text:p><text:span text:style-name="T1">1.確認ダイアログが表示されること。</text:span></text:p>
            <text:p><text:span text:style-name="T1">2.選択したデータ行が削除された旨のメッセージが表示され、選択したデータ行が消え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9"/>
          <table:covered-table-cell table:style-name="ce14"/>
          <table:table-cell table:style-name="ce14" office:value-type="string" calcext:value-type="string">
            <text:p>管理者画面タブ</text:p>
          </table:table-cell>
          <table:table-cell table:style-name="ce14" office:value-type="string" calcext:value-type="string">
            <text:p>日ごと予約者一覧</text:p>
          </table:table-cell>
          <table:table-cell table:style-name="ce16" office:value-type="string" calcext:value-type="string">
            <text:p>正常</text:p>
          </table:table-cell>
          <table:table-cell table:style-name="ce38" office:value-type="string" calcext:value-type="string">
            <text:p>1.日ごと予約者一覧のタブインデックスを押下する。</text:p>
          </table:table-cell>
          <table:table-cell table:style-name="ce20" office:value-type="string" calcext:value-type="string">
            <text:p>(イ. 遷移)</text:p>
            <text:p>1.タブパネルに日ごと予約者一覧画面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9"/>
          <table:covered-table-cell table:style-name="ce14"/>
          <table:table-cell table:style-name="ce14" office:value-type="string" calcext:value-type="string">
            <text:p>管理者画面タブ</text:p>
          </table:table-cell>
          <table:table-cell table:style-name="ce14" office:value-type="string" calcext:value-type="string">
            <text:p>メルマガ</text:p>
          </table:table-cell>
          <table:table-cell table:style-name="ce16" office:value-type="string" calcext:value-type="string">
            <text:p>正常</text:p>
          </table:table-cell>
          <table:table-cell table:style-name="ce38" office:value-type="string" calcext:value-type="string">
            <text:p>1.メルマガのタブインデックスを押下する。</text:p>
          </table:table-cell>
          <table:table-cell table:style-name="ce20" office:value-type="string" calcext:value-type="string">
            <text:p>(イ. 遷移)</text:p>
            <text:p>1.以下を満たすこと。</text:p>
            <text:p> a.タブパネルにメルマガ画面が表示されること。</text:p>
            <text:p> b.削除したメルマガが表示されない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47">
          <table:covered-table-cell table:style-name="ce9"/>
          <table:covered-table-cell table:style-name="ce14"/>
          <table:table-cell table:style-name="ce14" office:value-type="string" calcext:value-type="string">
            <text:p>メルマガ一覧</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以下を満たすこと。</text:p>
            <text:p> a.ページャ「2」がハイライトされ、2ページ目のメルマガデータが表示されること。</text:p>
            <text:p> b.メルマガした記事が表示されていない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6" calcext:value-type="float" table:number-columns-spanned="1" table:number-rows-spanned="6">
            <text:p>6</text:p>
          </table:table-cell>
          <table:table-cell table:style-name="ce14" office:value-type="string" calcext:value-type="string" table:number-columns-spanned="1" table:number-rows-spanned="6">
            <text:p>ページング後のメルマガ削除(最後尾)</text:p>
          </table:table-cell>
          <table:table-cell table:style-name="ce14" office:value-type="string" calcext:value-type="string">
            <text:p>メルマガ一覧</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ページャ「2」がハイライトされ、2ページ目のメルマガデータが表示されること。</text:p>
            <text:p>(ロ. データ)</text:p>
            <text:p>1.</text:p>
            <text:p>(ハ.前提条件)</text:p>
            <text:p>1.予めメルマガ一覧に30件以上記事が表示されるように準備しておくこと。</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9"/>
          <table:covered-table-cell table:style-name="ce14"/>
          <table:table-cell table:style-name="ce14" office:value-type="string" calcext:value-type="string">
            <text:p>メルマガ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最後尾のデータ行を押下する。</text:p>
          </table:table-cell>
          <table:table-cell table:style-name="ce19"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9"/>
          <table:covered-table-cell table:style-name="ce14"/>
          <table:table-cell table:style-name="ce14" office:value-type="string" calcext:value-type="string">
            <text:p>ボタン</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38" office:value-type="string" calcext:value-type="string">
            <text:p>1.メルマガ一覧のデータ行が1つ以上選択された状態で削除ボタンを押下する。</text:p>
            <text:p>2.確認ダイアログの「はい」ボタンを押下すること。</text:p>
          </table:table-cell>
          <table:table-cell table:style-name="ce20" office:value-type="string" calcext:value-type="string">
            <text:p>(イ. 遷移)</text:p>
            <text:p><text:span text:style-name="T1">1.確認ダイアログが表示されること。</text:span></text:p>
            <text:p><text:span text:style-name="T1">2.選択したデータ行が削除された旨のメッセージが表示され、選択したデータ行が消え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9"/>
          <table:covered-table-cell table:style-name="ce14"/>
          <table:table-cell table:style-name="ce14" office:value-type="string" calcext:value-type="string">
            <text:p>管理者画面タブ</text:p>
          </table:table-cell>
          <table:table-cell table:style-name="ce14" office:value-type="string" calcext:value-type="string">
            <text:p>日ごと予約者一覧</text:p>
          </table:table-cell>
          <table:table-cell table:style-name="ce16" office:value-type="string" calcext:value-type="string">
            <text:p>正常</text:p>
          </table:table-cell>
          <table:table-cell table:style-name="ce38" office:value-type="string" calcext:value-type="string">
            <text:p>1.日ごと予約者一覧のタブインデックスを押下する。</text:p>
          </table:table-cell>
          <table:table-cell table:style-name="ce20" office:value-type="string" calcext:value-type="string">
            <text:p>(イ. 遷移)</text:p>
            <text:p>1.タブパネルに日ごと予約者一覧画面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9"/>
          <table:covered-table-cell table:style-name="ce14"/>
          <table:table-cell table:style-name="ce14" office:value-type="string" calcext:value-type="string">
            <text:p>管理者画面タブ</text:p>
          </table:table-cell>
          <table:table-cell table:style-name="ce14" office:value-type="string" calcext:value-type="string">
            <text:p>メルマガ</text:p>
          </table:table-cell>
          <table:table-cell table:style-name="ce16" office:value-type="string" calcext:value-type="string">
            <text:p>正常</text:p>
          </table:table-cell>
          <table:table-cell table:style-name="ce38" office:value-type="string" calcext:value-type="string">
            <text:p>1.メルマガのタブインデックスを押下する。</text:p>
          </table:table-cell>
          <table:table-cell table:style-name="ce20" office:value-type="string" calcext:value-type="string">
            <text:p>(イ. 遷移)</text:p>
            <text:p>1.以下を満たすこと。</text:p>
            <text:p> a.タブパネルにメルマガ画面が表示されること。</text:p>
            <text:p> b.削除したメルマガが表示されない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9"/>
          <table:covered-table-cell table:style-name="ce14"/>
          <table:table-cell table:style-name="ce14" office:value-type="string" calcext:value-type="string">
            <text:p>メルマガ一覧</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以下を満たすこと。</text:p>
            <text:p> a.ページャ「2」がハイライトされ、2ページ目のメルマガデータが表示されること。</text:p>
            <text:p> b.メルマガした記事が表示されていない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7" calcext:value-type="float" table:number-columns-spanned="1" table:number-rows-spanned="6">
            <text:p>7</text:p>
          </table:table-cell>
          <table:table-cell table:style-name="ce14" office:value-type="string" calcext:value-type="string" table:number-columns-spanned="1" table:number-rows-spanned="6">
            <text:p>ページング後のメルマガ削除(中心)</text:p>
          </table:table-cell>
          <table:table-cell table:style-name="ce14" office:value-type="string" calcext:value-type="string">
            <text:p>メルマガ一覧</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ページャ「2」がハイライトされ、2ページ目のメルマガデータが表示されること。</text:p>
            <text:p>(ロ. データ)</text:p>
            <text:p>1.</text:p>
            <text:p>(ハ.前提条件)</text:p>
            <text:p>1.予めメルマガ一覧に30件以上記事が表示されるように準備しておくこと。</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9"/>
          <table:covered-table-cell table:style-name="ce14"/>
          <table:table-cell table:style-name="ce14" office:value-type="string" calcext:value-type="string">
            <text:p>メルマガ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中心のデータ行を押下する。</text:p>
          </table:table-cell>
          <table:table-cell table:style-name="ce19"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9"/>
          <table:covered-table-cell table:style-name="ce14"/>
          <table:table-cell table:style-name="ce14" office:value-type="string" calcext:value-type="string">
            <text:p>ボタン</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38" office:value-type="string" calcext:value-type="string">
            <text:p>1.メルマガ一覧のデータ行が1つ以上選択された状態で削除ボタンを押下する。</text:p>
            <text:p>2.確認ダイアログの「はい」ボタンを押下すること。</text:p>
          </table:table-cell>
          <table:table-cell table:style-name="ce20" office:value-type="string" calcext:value-type="string">
            <text:p>(イ. 遷移)</text:p>
            <text:p><text:span text:style-name="T1">1.確認ダイアログが表示されること。</text:span></text:p>
            <text:p><text:span text:style-name="T1">2.選択したデータ行が削除された旨のメッセージが表示され、選択したデータ行が消え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9"/>
          <table:covered-table-cell table:style-name="ce14"/>
          <table:table-cell table:style-name="ce14" office:value-type="string" calcext:value-type="string">
            <text:p>管理者画面タブ</text:p>
          </table:table-cell>
          <table:table-cell table:style-name="ce14" office:value-type="string" calcext:value-type="string">
            <text:p>日ごと予約者一覧</text:p>
          </table:table-cell>
          <table:table-cell table:style-name="ce16" office:value-type="string" calcext:value-type="string">
            <text:p>正常</text:p>
          </table:table-cell>
          <table:table-cell table:style-name="ce38" office:value-type="string" calcext:value-type="string">
            <text:p>1.日ごと予約者一覧のタブインデックスを押下する。</text:p>
          </table:table-cell>
          <table:table-cell table:style-name="ce20" office:value-type="string" calcext:value-type="string">
            <text:p>(イ. 遷移)</text:p>
            <text:p>1.タブパネルに日ごと予約者一覧画面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9"/>
          <table:covered-table-cell table:style-name="ce14"/>
          <table:table-cell table:style-name="ce14" office:value-type="string" calcext:value-type="string">
            <text:p>管理者画面タブ</text:p>
          </table:table-cell>
          <table:table-cell table:style-name="ce14" office:value-type="string" calcext:value-type="string">
            <text:p>メルマガ</text:p>
          </table:table-cell>
          <table:table-cell table:style-name="ce16" office:value-type="string" calcext:value-type="string">
            <text:p>正常</text:p>
          </table:table-cell>
          <table:table-cell table:style-name="ce38" office:value-type="string" calcext:value-type="string">
            <text:p>1.メルマガのタブインデックスを押下する。</text:p>
          </table:table-cell>
          <table:table-cell table:style-name="ce20" office:value-type="string" calcext:value-type="string">
            <text:p>(イ. 遷移)</text:p>
            <text:p>1.以下を満たすこと。</text:p>
            <text:p> a.タブパネルにメルマガ画面が表示されること。</text:p>
            <text:p> b.削除したメルマガが表示されない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9"/>
          <table:covered-table-cell table:style-name="ce14"/>
          <table:table-cell table:style-name="ce14" office:value-type="string" calcext:value-type="string">
            <text:p>メルマガ一覧</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以下を満たすこと。</text:p>
            <text:p> a.ページャ「2」がハイライトされ、2ページ目のメルマガデータが表示されること。</text:p>
            <text:p> b.メルマガした記事が表示されていない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0">
          <table:table-cell table:style-name="ce9" office:value-type="float" office:value="8" calcext:value-type="float" table:number-columns-spanned="1" table:number-rows-spanned="8">
            <text:p>8</text:p>
          </table:table-cell>
          <table:table-cell table:style-name="ce14" office:value-type="string" calcext:value-type="string" table:number-columns-spanned="1" table:number-rows-spanned="8">
            <text:p>ページング後のメルマガ削除(3点)</text:p>
          </table:table-cell>
          <table:table-cell table:style-name="ce14" office:value-type="string" calcext:value-type="string">
            <text:p>メルマガ一覧</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ページャ「2」がハイライトされ、2ページ目のメルマガデータが表示されること。</text:p>
            <text:p>(ロ. データ)</text:p>
            <text:p>1.</text:p>
            <text:p>(ハ.前提条件)</text:p>
            <text:p>1.予めメルマガ一覧に30件以上記事が表示されるように準備しておくこと。</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9"/>
          <table:covered-table-cell table:style-name="ce14"/>
          <table:table-cell table:style-name="ce14" office:value-type="string" calcext:value-type="string">
            <text:p>メルマガ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先頭のデータ行を押下する。</text:p>
          </table:table-cell>
          <table:table-cell table:style-name="ce19"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9"/>
          <table:covered-table-cell table:style-name="ce14"/>
          <table:table-cell table:style-name="ce14" office:value-type="string" calcext:value-type="string">
            <text:p>メルマガ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中心のデータ行を押下する。</text:p>
          </table:table-cell>
          <table:table-cell table:style-name="ce19"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9"/>
          <table:covered-table-cell table:style-name="ce14"/>
          <table:table-cell table:style-name="ce14" office:value-type="string" calcext:value-type="string">
            <text:p>メルマガ一覧</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最後尾のデータ行を押下する。</text:p>
          </table:table-cell>
          <table:table-cell table:style-name="ce19"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9"/>
          <table:covered-table-cell table:style-name="ce14"/>
          <table:table-cell table:style-name="ce14" office:value-type="string" calcext:value-type="string">
            <text:p>ボタン</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38" office:value-type="string" calcext:value-type="string">
            <text:p>1.メルマガ一覧のデータ行が1つ以上選択された状態で削除ボタンを押下する。</text:p>
            <text:p>2.確認ダイアログの「はい」ボタンを押下すること。</text:p>
          </table:table-cell>
          <table:table-cell table:style-name="ce20" office:value-type="string" calcext:value-type="string">
            <text:p>(イ. 遷移)</text:p>
            <text:p><text:span text:style-name="T1">1.確認ダイアログが表示されること。</text:span></text:p>
            <text:p><text:span text:style-name="T1">2.選択したデータ行が削除された旨のメッセージが表示され、選択したデータ行が消え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9"/>
          <table:covered-table-cell table:style-name="ce14"/>
          <table:table-cell table:style-name="ce14" office:value-type="string" calcext:value-type="string">
            <text:p>管理者画面タブ</text:p>
          </table:table-cell>
          <table:table-cell table:style-name="ce14" office:value-type="string" calcext:value-type="string">
            <text:p>日ごと予約者一覧</text:p>
          </table:table-cell>
          <table:table-cell table:style-name="ce16" office:value-type="string" calcext:value-type="string">
            <text:p>正常</text:p>
          </table:table-cell>
          <table:table-cell table:style-name="ce38" office:value-type="string" calcext:value-type="string">
            <text:p>1.日ごと予約者一覧のタブインデックスを押下する。</text:p>
          </table:table-cell>
          <table:table-cell table:style-name="ce20" office:value-type="string" calcext:value-type="string">
            <text:p>(イ. 遷移)</text:p>
            <text:p>1.タブパネルに日ごと予約者一覧画面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9"/>
          <table:covered-table-cell table:style-name="ce14"/>
          <table:table-cell table:style-name="ce14" office:value-type="string" calcext:value-type="string">
            <text:p>管理者画面タブ</text:p>
          </table:table-cell>
          <table:table-cell table:style-name="ce14" office:value-type="string" calcext:value-type="string">
            <text:p>メルマガ</text:p>
          </table:table-cell>
          <table:table-cell table:style-name="ce16" office:value-type="string" calcext:value-type="string">
            <text:p>正常</text:p>
          </table:table-cell>
          <table:table-cell table:style-name="ce38" office:value-type="string" calcext:value-type="string">
            <text:p>1.メルマガのタブインデックスを押下する。</text:p>
          </table:table-cell>
          <table:table-cell table:style-name="ce20" office:value-type="string" calcext:value-type="string">
            <text:p>(イ. 遷移)</text:p>
            <text:p>1.以下を満たすこと。</text:p>
            <text:p> a.タブパネルにメルマガ画面が表示されること。</text:p>
            <text:p> b.削除したメルマガが表示されない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9"/>
          <table:covered-table-cell table:style-name="ce14"/>
          <table:table-cell table:style-name="ce14" office:value-type="string" calcext:value-type="string">
            <text:p>メルマガ一覧</text:p>
          </table:table-cell>
          <table:table-cell table:style-name="ce14" office:value-type="string" calcext:value-type="string">
            <text:p>ページャ</text:p>
          </table:table-cell>
          <table:table-cell table:style-name="ce16" office:value-type="string" calcext:value-type="string">
            <text:p>正常</text:p>
          </table:table-cell>
          <table:table-cell table:style-name="ce38" office:value-type="string" calcext:value-type="string">
            <text:p>1.ページャ「&gt;」を押下する。</text:p>
            <text:p/>
          </table:table-cell>
          <table:table-cell table:style-name="ce20" office:value-type="string" calcext:value-type="string">
            <text:p>(イ. 遷移)</text:p>
            <text:p>1.以下を満たすこと。</text:p>
            <text:p> a.ページャ「2」がハイライトされ、2ページ目のメルマガデータが表示されること。</text:p>
            <text:p> b.メルマガした記事が表示されていない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table-cell table:style-name="ce9" office:value-type="float" office:value="9" calcext:value-type="float" table:number-columns-spanned="1" table:number-rows-spanned="4">
            <text:p>9</text:p>
          </table:table-cell>
          <table:table-cell table:style-name="ce14" office:value-type="string" calcext:value-type="string" table:number-columns-spanned="1" table:number-rows-spanned="4">
            <text:p>メルマガ削除(全削除)</text:p>
          </table:table-cell>
          <table:table-cell table:style-name="ce14" office:value-type="string" calcext:value-type="string">
            <text:p>メルマガ一覧</text:p>
          </table:table-cell>
          <table:table-cell table:style-name="ce14" office:value-type="string" calcext:value-type="string">
            <text:p>全選択ボタン</text:p>
          </table:table-cell>
          <table:table-cell table:style-name="ce16" office:value-type="string" calcext:value-type="string">
            <text:p>正常</text:p>
          </table:table-cell>
          <table:table-cell table:style-name="ce38" office:value-type="string" calcext:value-type="string">
            <text:p>1.全選択ボタンを押下する。</text:p>
          </table:table-cell>
          <table:table-cell table:style-name="ce20" office:value-type="string" calcext:value-type="string">
            <text:p>(イ. 遷移)</text:p>
            <text:p>1.メルマガ一覧の全てのデータ行がハイライトされ、選択状態とな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3">
          <table:covered-table-cell table:style-name="ce9"/>
          <table:covered-table-cell table:style-name="ce14"/>
          <table:table-cell table:style-name="ce14" office:value-type="string" calcext:value-type="string">
            <text:p>ボタン</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38" office:value-type="string" calcext:value-type="string">
            <text:p>1.メルマガ一覧のデータ行が1つ以上選択された状態で削除ボタンを押下する。</text:p>
            <text:p>2.確認ダイアログの「はい」ボタンを押下すること。</text:p>
            <text:p>※全てのメルマガが削除されるまで全選択と削除を繰り返す。</text:p>
          </table:table-cell>
          <table:table-cell table:style-name="ce20" office:value-type="string" calcext:value-type="string">
            <text:p>(イ. 遷移)</text:p>
            <text:p><text:span text:style-name="T1">1.確認ダイアログが表示されること。</text:span></text:p>
            <text:p><text:span text:style-name="T1">2.選択したデータ行が削除された旨のメッセージが表示され、選択したデータ行が消え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3">
          <table:covered-table-cell table:style-name="ce9"/>
          <table:covered-table-cell table:style-name="ce14"/>
          <table:table-cell table:style-name="ce14" office:value-type="string" calcext:value-type="string">
            <text:p>管理者画面タブ</text:p>
          </table:table-cell>
          <table:table-cell table:style-name="ce14" office:value-type="string" calcext:value-type="string">
            <text:p>日ごと予約者一覧</text:p>
          </table:table-cell>
          <table:table-cell table:style-name="ce16" office:value-type="string" calcext:value-type="string">
            <text:p>正常</text:p>
          </table:table-cell>
          <table:table-cell table:style-name="ce38" office:value-type="string" calcext:value-type="string">
            <text:p>1.日ごと予約者一覧のタブインデックスを押下する。</text:p>
          </table:table-cell>
          <table:table-cell table:style-name="ce20" office:value-type="string" calcext:value-type="string">
            <text:p>(イ. 遷移)</text:p>
            <text:p>1.タブパネルに日ごと予約者一覧画面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30">
          <table:covered-table-cell table:style-name="ce9"/>
          <table:covered-table-cell table:style-name="ce14"/>
          <table:table-cell table:style-name="ce14" office:value-type="string" calcext:value-type="string">
            <text:p>管理者画面タブ</text:p>
          </table:table-cell>
          <table:table-cell table:style-name="ce14" office:value-type="string" calcext:value-type="string">
            <text:p>メルマガ</text:p>
          </table:table-cell>
          <table:table-cell table:style-name="ce16" office:value-type="string" calcext:value-type="string">
            <text:p>正常</text:p>
          </table:table-cell>
          <table:table-cell table:style-name="ce38" office:value-type="string" calcext:value-type="string">
            <text:p>1.メルマガのタブインデックスを押下する。</text:p>
          </table:table-cell>
          <table:table-cell table:style-name="ce20" office:value-type="string" calcext:value-type="string">
            <text:p>(イ. 遷移)</text:p>
            <text:p>1.以下を満たすこと。</text:p>
            <text:p> a.タブパネルにメルマガ画面が表示されること。</text:p>
            <text:p> b.削除したメルマガが表示されない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61">
          <table:table-cell table:style-name="ce9"/>
          <table:table-cell table:style-name="ce14" table:number-columns-repeated="3"/>
          <table:table-cell table:style-name="ce16"/>
          <table:table-cell table:style-name="ce38"/>
          <table:table-cell table:style-name="ce20"/>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string" calcext:value-type="string">
            <text:p>Ss</text:p>
          </table:table-cell>
          <table:table-cell table:style-name="ce14" office:value-type="string" calcext:value-type="string">
            <text:p>上部メニュー部分</text:p>
          </table:table-cell>
          <table:table-cell table:style-name="ce36" office:value-type="string" calcext:value-type="string">
            <text:p>表示情報</text:p>
          </table:table-cell>
          <table:table-cell table:style-name="ce14" office:value-type="string" calcext:value-type="string">
            <text:p>ユーザ名</text:p>
          </table:table-cell>
          <table:table-cell table:style-name="ce16" office:value-type="string" calcext:value-type="string">
            <text:p>正常</text:p>
          </table:table-cell>
          <table:table-cell table:style-name="ce18" office:value-type="string" calcext:value-type="string">
            <text:p>1.管理者画面へ遷移する。</text:p>
          </table:table-cell>
          <table:table-cell table:style-name="ce21"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2" calcext:value-type="float">
            <text:p>2</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14" office:value-type="string" calcext:value-type="string">
            <text:p>フラワースクールトップ画面ボタン</text:p>
          </table:table-cell>
          <table:table-cell table:style-name="ce16" office:value-type="string" calcext:value-type="string">
            <text:p>正常</text:p>
          </table:table-cell>
          <table:table-cell table:style-name="ce38" office:value-type="string" calcext:value-type="string">
            <text:p>1. フラワースクールトップ画面ボタン(ロゴの形式)を押下する。</text:p>
          </table:table-cell>
          <table:table-cell table:style-name="ce21" office:value-type="string" calcext:value-type="string">
            <text:p>(イ. 遷移)</text:p>
            <text:p>通常画面へ遷移する。</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9" table:visibility="collapse">
          <table:table-cell table:style-name="ce33" office:value-type="float" office:value="3" calcext:value-type="float">
            <text:p>3</text:p>
          </table:table-cell>
          <table:table-cell table:style-name="ce14" office:value-type="string" calcext:value-type="string">
            <text:p>上部メニュー部分</text:p>
          </table:table-cell>
          <table:table-cell table:style-name="ce36" office:value-type="string" calcext:value-type="string">
            <text:p>ボタン</text:p>
          </table:table-cell>
          <table:table-cell table:style-name="ce36" office:value-type="string" calcext:value-type="string">
            <text:p>ログアウトボタン</text:p>
          </table:table-cell>
          <table:table-cell table:style-name="ce16" office:value-type="string" calcext:value-type="string">
            <text:p>正常</text:p>
          </table:table-cell>
          <table:table-cell table:style-name="ce18" office:value-type="string" calcext:value-type="string">
            <text:p>1. ログアウトボタンを押下する。</text:p>
          </table:table-cell>
          <table:table-cell table:style-name="ce20"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33" office:value-type="float" office:value="4" calcext:value-type="float">
            <text:p>4</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日ごと予約者一覧</text:p>
          </table:table-cell>
          <table:table-cell table:style-name="ce16" office:value-type="string" calcext:value-type="string">
            <text:p>正常</text:p>
          </table:table-cell>
          <table:table-cell table:style-name="ce38" office:value-type="string" calcext:value-type="string">
            <text:p>1.日ごと予約者一覧のタブインデックスを押下する。</text:p>
          </table:table-cell>
          <table:table-cell table:style-name="ce20" office:value-type="string" calcext:value-type="string">
            <text:p>(イ. 遷移)</text:p>
            <text:p>1.タブパネルに日ごと予約者一覧画面が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5" calcext:value-type="float">
            <text:p>5</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受講承認</text:p>
          </table:table-cell>
          <table:table-cell table:style-name="ce16" office:value-type="string" calcext:value-type="string">
            <text:p>正常</text:p>
          </table:table-cell>
          <table:table-cell table:style-name="ce38" office:value-type="string" calcext:value-type="string">
            <text:p>1.受講承認のタブインデックスを押下する。</text:p>
          </table:table-cell>
          <table:table-cell table:style-name="ce20"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6" calcext:value-type="float">
            <text:p>6</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ユーザ一覧</text:p>
          </table:table-cell>
          <table:table-cell table:style-name="ce16" office:value-type="string" calcext:value-type="string">
            <text:p>正常</text:p>
          </table:table-cell>
          <table:table-cell table:style-name="ce38" office:value-type="string" calcext:value-type="string">
            <text:p>1.ユーザ一覧のタブインデックスを押下する。</text:p>
          </table:table-cell>
          <table:table-cell table:style-name="ce20"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7" calcext:value-type="float">
            <text:p>7</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授業詳細</text:p>
          </table:table-cell>
          <table:table-cell table:style-name="ce16" office:value-type="string" calcext:value-type="string">
            <text:p>正常</text:p>
          </table:table-cell>
          <table:table-cell table:style-name="ce38" office:value-type="string" calcext:value-type="string">
            <text:p>1.授業詳細のタブインデックスを押下する。</text:p>
          </table:table-cell>
          <table:table-cell table:style-name="ce20"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8" calcext:value-type="float">
            <text:p>8</text:p>
          </table:table-cell>
          <table:table-cell table:style-name="ce14" office:value-type="string" calcext:value-type="string">
            <text:p>管理者画面タブ</text:p>
          </table:table-cell>
          <table:table-cell table:style-name="ce14" office:value-type="string" calcext:value-type="string">
            <text:p>タブインデックス</text:p>
          </table:table-cell>
          <table:table-cell table:style-name="ce14" office:value-type="string" calcext:value-type="string">
            <text:p>メルマガ</text:p>
          </table:table-cell>
          <table:table-cell table:style-name="ce16" office:value-type="string" calcext:value-type="string">
            <text:p>正常</text:p>
          </table:table-cell>
          <table:table-cell table:style-name="ce38" office:value-type="string" calcext:value-type="string">
            <text:p>1.メルマガのタブインデックスを押下する。</text:p>
          </table:table-cell>
          <table:table-cell table:style-name="ce20"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9" calcext:value-type="float">
            <text:p>9</text:p>
          </table:table-cell>
          <table:table-cell table:style-name="ce14" office:value-type="string" calcext:value-type="string">
            <text:p>管理者画面タブ</text:p>
          </table:table-cell>
          <table:table-cell table:number-columns-repeated="2" table:style-name="ce14" office:value-type="string" calcext:value-type="string">
            <text:p>タブパネル</text:p>
          </table:table-cell>
          <table:table-cell table:style-name="ce16" office:value-type="string" calcext:value-type="string">
            <text:p>正常</text:p>
          </table:table-cell>
          <table:table-cell table:style-name="ce38" office:value-type="string" calcext:value-type="string">
            <text:p>1.任意の管理者画面タブのタブインデックスを押下する。</text:p>
          </table:table-cell>
          <table:table-cell table:style-name="ce20"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10" calcext:value-type="float">
            <text:p>10</text:p>
          </table:table-cell>
          <table:table-cell table:style-name="ce14" office:value-type="string" calcext:value-type="string">
            <text:p>検索フォーム</text:p>
          </table:table-cell>
          <table:table-cell table:style-name="ce14" office:value-type="string" calcext:value-type="string">
            <text:p>入力フォーム</text:p>
          </table:table-cell>
          <table:table-cell table:style-name="ce14" office:value-type="string" calcext:value-type="string">
            <text:p>店舗選択セレクトメニュー</text:p>
          </table:table-cell>
          <table:table-cell table:style-name="ce16" office:value-type="string" calcext:value-type="string">
            <text:p>正常</text:p>
          </table:table-cell>
          <table:table-cell table:style-name="ce38" office:value-type="string" calcext:value-type="string">
            <text:p>1.メルマガ画面を表示する。</text:p>
            <text:p>2.店舗選択セレクトメニューを押下する。</text:p>
            <text:p>3.任意の項目を選択する。</text:p>
          </table:table-cell>
          <table:table-cell table:style-name="ce20" office:value-type="string" calcext:value-type="string">
            <text:p>(イ. 遷移)</text:p>
            <text:p>1.店舗選択セレクトメニューに「全て」の項目が選択されていること。</text:p>
            <text:p>2.店舗名選択セレクトメニューの全項目が表示されること。</text:p>
            <text:p>3.選択した項目が店舗名選択セレクトメニューにセット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11" calcext:value-type="float">
            <text:p>11</text:p>
          </table:table-cell>
          <table:table-cell table:style-name="ce14" office:value-type="string" calcext:value-type="string">
            <text:p>検索フォーム</text:p>
          </table:table-cell>
          <table:table-cell table:style-name="ce14" office:value-type="string" calcext:value-type="string">
            <text:p>入力フォーム</text:p>
          </table:table-cell>
          <table:table-cell table:style-name="ce14" office:value-type="string" calcext:value-type="string">
            <text:p>メルマガ種別選択セレクトメニュー</text:p>
          </table:table-cell>
          <table:table-cell table:style-name="ce16" office:value-type="string" calcext:value-type="string">
            <text:p>正常</text:p>
          </table:table-cell>
          <table:table-cell table:style-name="ce38" office:value-type="string" calcext:value-type="string">
            <text:p>1.メルマガ画面を表示する。</text:p>
            <text:p>2.メルマガ種別選択セレクトメニューを押下する。</text:p>
            <text:p>3.任意の項目を選択する。</text:p>
          </table:table-cell>
          <table:table-cell table:style-name="ce20" office:value-type="string" calcext:value-type="string">
            <text:p>(イ. 遷移)</text:p>
            <text:p>1.メルマガ種別選択セレクトメニューに「全て」の項目が選択されていること。</text:p>
            <text:p>2.メルマガ種別選択セレクトメニューの全項目が表示されること。</text:p>
            <text:p>3.選択した項目がメルマガ種別選択セレクトメニューにセット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12" calcext:value-type="float">
            <text:p>12</text:p>
          </table:table-cell>
          <table:table-cell table:style-name="ce14" office:value-type="string" calcext:value-type="string">
            <text:p>検索フォーム</text:p>
          </table:table-cell>
          <table:table-cell table:style-name="ce14" office:value-type="string" calcext:value-type="string">
            <text:p>入力フォーム</text:p>
          </table:table-cell>
          <table:table-cell table:style-name="ce14" office:value-type="string" calcext:value-type="string">
            <text:p>内容検索フォーム</text:p>
          </table:table-cell>
          <table:table-cell table:style-name="ce16" office:value-type="string" calcext:value-type="string">
            <text:p>正常</text:p>
          </table:table-cell>
          <table:table-cell table:style-name="ce38" office:value-type="string" calcext:value-type="string">
            <text:p>1.メルマガ画面を表示する。</text:p>
            <text:p>2.内容検索フォームを押下する。</text:p>
            <text:p>3.入力を行う。</text:p>
          </table:table-cell>
          <table:table-cell table:style-name="ce20" office:value-type="string" calcext:value-type="string">
            <text:p>(イ. 遷移)</text:p>
            <text:p>1.内容検索フォームが空であること。</text:p>
            <text:p>2.内容検索フォームにカーソルがフォーカスされること。</text:p>
            <text:p>3.入力が行わ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13" calcext:value-type="float">
            <text:p>13</text:p>
          </table:table-cell>
          <table:table-cell table:style-name="ce14" office:value-type="string" calcext:value-type="string">
            <text:p>検索フォーム</text:p>
          </table:table-cell>
          <table:table-cell table:style-name="ce14" office:value-type="string" calcext:value-type="string">
            <text:p>ボタン</text:p>
          </table:table-cell>
          <table:table-cell table:style-name="ce14" office:value-type="string" calcext:value-type="string">
            <text:p>検索ボタン</text:p>
          </table:table-cell>
          <table:table-cell table:style-name="ce16" office:value-type="string" calcext:value-type="string">
            <text:p>正常</text:p>
          </table:table-cell>
          <table:table-cell table:style-name="ce38" office:value-type="string" calcext:value-type="string">
            <text:p>1.検索ボタンを押下する。</text:p>
          </table:table-cell>
          <table:table-cell table:style-name="ce20" office:value-type="string" calcext:value-type="string">
            <text:p>(イ. 遷移)</text:p>
            <text:p>1.メルマガ一覧に検索フォームの内容を検索結果に反映させたメルマガデータ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14" calcext:value-type="float">
            <text:p>14</text:p>
          </table:table-cell>
          <table:table-cell table:style-name="ce14" office:value-type="string" calcext:value-type="string">
            <text:p>メルマガ編集</text:p>
          </table:table-cell>
          <table:table-cell table:style-name="ce14" office:value-type="string" calcext:value-type="string">
            <text:p>ボタン</text:p>
          </table:table-cell>
          <table:table-cell table:style-name="ce14" office:value-type="string" calcext:value-type="string">
            <text:p>新規ボタン</text:p>
          </table:table-cell>
          <table:table-cell table:style-name="ce16" office:value-type="string" calcext:value-type="string">
            <text:p>正常</text:p>
          </table:table-cell>
          <table:table-cell table:style-name="ce38" office:value-type="string" calcext:value-type="string">
            <text:p>1.新規ボタンを押下する。</text:p>
          </table:table-cell>
          <table:table-cell table:style-name="ce20" office:value-type="string" calcext:value-type="string">
            <text:p>(イ. 遷移)</text:p>
            <text:p>1.メルマガ作成ダイアログが表示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15" calcext:value-type="float">
            <text:p>15</text:p>
          </table:table-cell>
          <table:table-cell table:style-name="ce14" office:value-type="string" calcext:value-type="string">
            <text:p>メルマガ編集</text:p>
          </table:table-cell>
          <table:table-cell table:style-name="ce14" office:value-type="string" calcext:value-type="string">
            <text:p>ボタン</text:p>
          </table:table-cell>
          <table:table-cell table:style-name="ce14" office:value-type="string" calcext:value-type="string">
            <text:p>削除ボタン</text:p>
          </table:table-cell>
          <table:table-cell table:style-name="ce16" office:value-type="string" calcext:value-type="string">
            <text:p>正常</text:p>
          </table:table-cell>
          <table:table-cell table:style-name="ce38" office:value-type="string" calcext:value-type="string">
            <text:p>1.メルマガ一覧のデータ行が1つも選択されていない状態で削除ボタンを押下する。</text:p>
            <text:p>2.メルマガ一覧のデータ行が1つ以上選択された状態で削除ボタンを押下する。</text:p>
            <text:p>3.確認ダイアログの「はい」ボタンを押下すること。</text:p>
          </table:table-cell>
          <table:table-cell table:style-name="ce20" office:value-type="string" calcext:value-type="string">
            <text:p>(イ. 遷移)</text:p>
            <text:p><text:span text:style-name="T1">1.データ行が選択されていない旨のメッセージが表示され、削除が行われないこと。</text:span></text:p>
            <text:p><text:span text:style-name="T1">2.確認ダイアログが表示されること。</text:span></text:p>
            <text:p><text:span text:style-name="T1">3.選択したデータ行が削除された旨のメッセージが表示され、選択したデータ行が消えること。</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16" calcext:value-type="float">
            <text:p>16</text:p>
          </table:table-cell>
          <table:table-cell table:style-name="ce14" office:value-type="string" calcext:value-type="string">
            <text:p>商品購入承認編集</text:p>
          </table:table-cell>
          <table:table-cell table:style-name="ce14" office:value-type="string" calcext:value-type="string">
            <text:p>ボタン</text:p>
          </table:table-cell>
          <table:table-cell table:style-name="ce14" office:value-type="string" calcext:value-type="string">
            <text:p>全選択ボタン</text:p>
          </table:table-cell>
          <table:table-cell table:style-name="ce16" office:value-type="string" calcext:value-type="string">
            <text:p>正常</text:p>
          </table:table-cell>
          <table:table-cell table:style-name="ce38" office:value-type="string" calcext:value-type="string">
            <text:p>1.全選択ボタンを押下する。</text:p>
          </table:table-cell>
          <table:table-cell table:style-name="ce20" office:value-type="string" calcext:value-type="string">
            <text:p>(イ. 遷移)</text:p>
            <text:p>1.メルマガ一覧の全てのデータ行がハイライトされ、選択状態とな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33" office:value-type="float" office:value="17" calcext:value-type="float">
            <text:p>17</text:p>
          </table:table-cell>
          <table:table-cell table:style-name="ce14" office:value-type="string" calcext:value-type="string">
            <text:p>商品購入承認編集</text:p>
          </table:table-cell>
          <table:table-cell table:style-name="ce14" office:value-type="string" calcext:value-type="string">
            <text:p>ボタン</text:p>
          </table:table-cell>
          <table:table-cell table:style-name="ce14" office:value-type="string" calcext:value-type="string">
            <text:p>全解除ボタン</text:p>
          </table:table-cell>
          <table:table-cell table:style-name="ce16" office:value-type="string" calcext:value-type="string">
            <text:p>正常</text:p>
          </table:table-cell>
          <table:table-cell table:style-name="ce38" office:value-type="string" calcext:value-type="string">
            <text:p>1.全解除ボタンを押下する。</text:p>
          </table:table-cell>
          <table:table-cell table:style-name="ce20" office:value-type="string" calcext:value-type="string">
            <text:p>(イ. 遷移)</text:p>
            <text:p>1.メルマガ一覧の全てのデータ行のハイライトが消えて、選択解除状態とな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23" table:visibility="collapse">
          <table:table-cell table:style-name="ce33" office:value-type="float" office:value="18" calcext:value-type="float">
            <text:p>18</text:p>
          </table:table-cell>
          <table:table-cell table:style-name="ce14" office:value-type="string" calcext:value-type="string">
            <text:p>メルマガ一覧</text:p>
          </table:table-cell>
          <table:table-cell table:style-name="ce14" office:value-type="string" calcext:value-type="string">
            <text:p>行</text:p>
          </table:table-cell>
          <table:table-cell table:style-name="ce14" office:value-type="string" calcext:value-type="string">
            <text:p>見出し行</text:p>
          </table:table-cell>
          <table:table-cell table:style-name="ce16" office:value-type="string" calcext:value-type="string">
            <text:p>正常</text:p>
          </table:table-cell>
          <table:table-cell table:style-name="ce38" office:value-type="string" calcext:value-type="string">
            <text:p>1.メルマガ画面を表示する。</text:p>
          </table:table-cell>
          <table:table-cell table:style-name="ce20" office:value-type="string" calcext:value-type="string">
            <text:p>(イ. 遷移)</text:p>
            <text:p>1.メルマガ画面、メルマガ一覧が表示され、メルマガ一覧の見出し行に以下の列が存在すること。</text:p>
            <text:p> a.No.</text:p>
            <text:p> b.送信日時</text:p>
            <text:p> c.タイトル</text:p>
            <text:p> d.内容</text:p>
            <text:p>(ロ. データ)</text:p>
            <text:p>1.</text:p>
          </table:table-cell>
          <table:table-cell table:style-name="ce23" table:number-columns-repeated="2"/>
          <table:table-cell table:style-name="ce26"/>
          <table:table-cell table:style-name="ce27"/>
          <table:table-cell table:number-columns-repeated="1013"/>
        </table:table-row>
        <table:table-row table:style-name="ro23" table:visibility="collapse">
          <table:table-cell table:style-name="ce33" office:value-type="float" office:value="19" calcext:value-type="float">
            <text:p>19</text:p>
          </table:table-cell>
          <table:table-cell table:style-name="ce14" office:value-type="string" calcext:value-type="string">
            <text:p>メルマガ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ユーザ一覧画面を表示する。</text:p>
          </table:table-cell>
          <table:table-cell table:style-name="ce20" office:value-type="string" calcext:value-type="string">
            <text:p><text:span text:style-name="T1">(イ. 遷移)</text:span></text:p>
            <text:p><text:span text:style-name="T1">1.メルマガ画面、メルマガ一覧が表示され、メルマガ一覧のデータ行に以下の列が存在すること。</text:span></text:p>
            <text:p><text:span text:style-name="T1"> a.No.</text:span></text:p>
            <text:p><text:span text:style-name="T1"> b.送信日時</text:span></text:p>
            <text:p><text:span text:style-name="T1"> c.タイトル</text:span></text:p>
            <text:p><text:span text:style-name="T1"> d.内容</text:span></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9"/>
          <table:table-cell table:style-name="ce14" office:value-type="string" calcext:value-type="string">
            <text:p>メルマガ一覧</text:p>
          </table:table-cell>
          <table:table-cell table:style-name="ce14" office:value-type="string" calcext:value-type="string">
            <text:p>授業データ</text:p>
          </table:table-cell>
          <table:table-cell table:style-name="ce14" office:value-type="string" calcext:value-type="string">
            <text:p>データ行</text:p>
          </table:table-cell>
          <table:table-cell table:style-name="ce15" office:value-type="string" calcext:value-type="string">
            <text:p>正常</text:p>
          </table:table-cell>
          <table:table-cell table:style-name="ce18" office:value-type="string" calcext:value-type="string">
            <text:p>1.任意のデータ行を押下する。</text:p>
          </table:table-cell>
          <table:table-cell table:style-name="ce19"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able:table-cell>
          <table:table-cell table:style-name="ce23" table:number-columns-repeated="2"/>
          <table:table-cell table:style-name="ce26"/>
          <table:table-cell table:style-name="ce27"/>
          <table:table-cell table:number-columns-repeated="1013"/>
        </table:table-row>
        <table:table-row table:style-name="ro42" table:visibility="collapse">
          <table:table-cell table:style-name="ce9"/>
          <table:table-cell table:style-name="ce14" office:value-type="string" calcext:value-type="string">
            <text:p>メルマガ一覧</text:p>
          </table:table-cell>
          <table:table-cell table:style-name="ce14" office:value-type="string" calcext:value-type="string">
            <text:p>行</text:p>
          </table:table-cell>
          <table:table-cell table:style-name="ce14" office:value-type="string" calcext:value-type="string">
            <text:p>データ行</text:p>
          </table:table-cell>
          <table:table-cell table:style-name="ce16" office:value-type="string" calcext:value-type="string">
            <text:p>正常</text:p>
          </table:table-cell>
          <table:table-cell table:style-name="ce38" office:value-type="string" calcext:value-type="string">
            <text:p>1.任意の選択状態ののデータ行を押下する。</text:p>
          </table:table-cell>
          <table:table-cell table:style-name="ce20" office:value-type="string" calcext:value-type="string">
            <text:p>(イ. 遷移)</text:p>
            <text:p>1.選択したデータ行のハイライトが消え、非選択状態となる。</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20" calcext:value-type="float">
            <text:p>20</text:p>
          </table:table-cell>
          <table:table-cell table:style-name="ce14" office:value-type="string" calcext:value-type="string">
            <text:p>メルマガ一覧</text:p>
          </table:table-cell>
          <table:table-cell table:style-name="ce14" office:value-type="string" calcext:value-type="string">
            <text:p>列</text:p>
          </table:table-cell>
          <table:table-cell table:style-name="ce14" office:value-type="string" calcext:value-type="string">
            <text:p>No.</text:p>
          </table:table-cell>
          <table:table-cell table:style-name="ce16" office:value-type="string" calcext:value-type="string">
            <text:p>正常</text:p>
          </table:table-cell>
          <table:table-cell table:style-name="ce38" office:value-type="string" calcext:value-type="string">
            <text:p>1.メルマガ画面を表示する。</text:p>
          </table:table-cell>
          <table:table-cell table:style-name="ce20" office:value-type="string" calcext:value-type="string">
            <text:p>(イ. 遷移)</text:p>
            <text:p>1.メルマガ一覧のデータ行のNo.列に行単位の連番が振ら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21" calcext:value-type="float">
            <text:p>21</text:p>
          </table:table-cell>
          <table:table-cell table:style-name="ce14" office:value-type="string" calcext:value-type="string">
            <text:p>メルマガ一覧</text:p>
          </table:table-cell>
          <table:table-cell table:style-name="ce14" office:value-type="string" calcext:value-type="string">
            <text:p>列</text:p>
          </table:table-cell>
          <table:table-cell table:style-name="ce14" office:value-type="string" calcext:value-type="string">
            <text:p>送信日時</text:p>
          </table:table-cell>
          <table:table-cell table:style-name="ce16" office:value-type="string" calcext:value-type="string">
            <text:p>正常</text:p>
          </table:table-cell>
          <table:table-cell table:style-name="ce38" office:value-type="string" calcext:value-type="string">
            <text:p>1.メルマガ画面を表示する。</text:p>
          </table:table-cell>
          <table:table-cell table:style-name="ce20" office:value-type="string" calcext:value-type="string">
            <text:p>(イ. 遷移)</text:p>
            <text:p>1.メルマガ一覧のデータ行の送信日時列にメルマガの送信日時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22" calcext:value-type="float">
            <text:p>22</text:p>
          </table:table-cell>
          <table:table-cell table:style-name="ce14" office:value-type="string" calcext:value-type="string">
            <text:p>メルマガ一覧</text:p>
          </table:table-cell>
          <table:table-cell table:style-name="ce14" office:value-type="string" calcext:value-type="string">
            <text:p>列</text:p>
          </table:table-cell>
          <table:table-cell table:style-name="ce14" office:value-type="string" calcext:value-type="string">
            <text:p>タイトル</text:p>
          </table:table-cell>
          <table:table-cell table:style-name="ce16" office:value-type="string" calcext:value-type="string">
            <text:p>正常</text:p>
          </table:table-cell>
          <table:table-cell table:style-name="ce38" office:value-type="string" calcext:value-type="string">
            <text:p>1.メルマガ画面を表示する。</text:p>
          </table:table-cell>
          <table:table-cell table:style-name="ce20" office:value-type="string" calcext:value-type="string">
            <text:p>(イ. 遷移)</text:p>
            <text:p>1.メルマガ一覧のデータ行のタイトル列にメルマガのタイトル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33" office:value-type="float" office:value="23" calcext:value-type="float">
            <text:p>23</text:p>
          </table:table-cell>
          <table:table-cell table:style-name="ce14" office:value-type="string" calcext:value-type="string">
            <text:p>メルマガ一覧</text:p>
          </table:table-cell>
          <table:table-cell table:style-name="ce14" office:value-type="string" calcext:value-type="string">
            <text:p>列</text:p>
          </table:table-cell>
          <table:table-cell table:style-name="ce14" office:value-type="string" calcext:value-type="string">
            <text:p>内容</text:p>
          </table:table-cell>
          <table:table-cell table:style-name="ce16" office:value-type="string" calcext:value-type="string">
            <text:p>正常</text:p>
          </table:table-cell>
          <table:table-cell table:style-name="ce38" office:value-type="string" calcext:value-type="string">
            <text:p>1.メルマガ画面を表示する。</text:p>
          </table:table-cell>
          <table:table-cell table:style-name="ce20" office:value-type="string" calcext:value-type="string">
            <text:p>(イ. 遷移)</text:p>
            <text:p>1.メルマガ一覧のデータ行の内容列にメルマガの内容が入力されてい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26" table:visibility="collapse">
          <table:table-cell table:style-name="ce33" office:value-type="float" office:value="24" calcext:value-type="float">
            <text:p>24</text:p>
          </table:table-cell>
          <table:table-cell table:style-name="ce14" office:value-type="string" calcext:value-type="string">
            <text:p>メルマガ一覧</text:p>
          </table:table-cell>
          <table:table-cell table:number-columns-repeated="2" table:style-name="ce14" office:value-type="string" calcext:value-type="string">
            <text:p>ページャ</text:p>
          </table:table-cell>
          <table:table-cell table:style-name="ce16"/>
          <table:table-cell table:style-name="ce38"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20" office:value-type="string" calcext:value-type="string">
            <text:p>(イ. 遷移)</text:p>
            <text:p>1.ページャ「1」がハイライトされ、1ページ目のメルマガデータが表示されること。</text:p>
            <text:p>2.ページャ「2」がハイライトされ、2ページ目のメルマガデータが表示されること。</text:p>
            <text:p>3.ページャ「3」がハイライトされ、3ページ目のメルマガデータが表示されること。</text:p>
            <text:p>4.右端のページャがハイライトされ、該当するページのメルマガデータが表示されること。</text:p>
            <text:p>5.表示中のページャの数字が全てプラス1され、右端のページャがハイライトされること。</text:p>
            <text:p>  また、該当するページのメルマガデータが表示されること。</text:p>
            <text:p>  加えてページャ「2」の左隣に「&lt;」のページャが表示されること。</text:p>
            <text:p>6.ハイライトしていたページャの左隣のページャがハイライトされ、該当するページのメルマガデータが表示されること。</text:p>
            <text:p>7.ページャ「2」がハイライトされ、2ページ目のメルマガデータが表示されること。</text:p>
            <text:p>8.表示中のページャの数字が全てマイナス1され、左端のページャがハイライトされること。</text:p>
            <text:p>  また、該当するページのメルマガデータが表示されること。</text:p>
            <text:p>  加えてページャ「1」の左隣に「&lt;」のページャが表示されない。</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number-rows-repeated="2">
          <table:table-cell table:style-name="ce9"/>
          <table:table-cell table:style-name="ce14" table:number-columns-repeated="3"/>
          <table:table-cell table:style-name="ce15"/>
          <table:table-cell table:style-name="ce38"/>
          <table:table-cell table:style-name="ce39"/>
          <table:table-cell table:style-name="ce23" table:number-columns-repeated="2"/>
          <table:table-cell table:style-name="ce26"/>
          <table:table-cell table:style-name="ce27"/>
          <table:table-cell table:number-columns-repeated="1013"/>
        </table:table-row>
        <table:table-row table:style-name="ro6" table:number-rows-repeated="1048481">
          <table:table-cell table:number-columns-repeated="1024"/>
        </table:table-row>
        <table:table-row table:style-name="ro27" table:number-rows-repeated="14">
          <table:table-cell table:number-columns-repeated="1024"/>
        </table:table-row>
        <table:table-row table:style-name="ro27">
          <table:table-cell table:number-columns-repeated="1024"/>
        </table:table-row>
      </table:table>
      <table:table table:name="メルマガ作成ダイアログ" table:style-name="ta2" table:print-ranges="メルマガ作成ダイアログ.A1:メルマガ作成ダイアログ.K15">
        <office:forms form:automatic-focus="false" form:apply-design-mode="false"/>
        <table:table-column table:style-name="co14" table:default-cell-style-name="ce28"/>
        <table:table-column table:style-name="co15" table:default-cell-style-name="ce28"/>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45"/>
        <table:table-column table:style-name="co23" table:default-cell-style-name="ce28"/>
        <table:table-column table:style-name="co24" table:default-cell-style-name="ce28"/>
        <table:table-column table:style-name="co14" table:number-columns-repeated="972" table:default-cell-style-name="ce28"/>
        <table:table-column table:style-name="co14" table:number-columns-repeated="41" table:default-cell-style-name="ce29"/>
        <table:table-row table:style-name="ro4">
          <table:table-cell table:style-name="ce30"/>
          <table:table-cell table:style-name="ce30" office:value-type="string" calcext:value-type="string">
            <text:p>対象画面：メルマガ作成ダイアログ</text:p>
          </table:table-cell>
          <table:table-cell table:style-name="ce35"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9" table:number-columns-repeated="41"/>
        </table:table-row>
        <table:table-row table:style-name="ro5">
          <table:table-cell table:style-name="ce31"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6">
          <table:table-cell table:style-name="ce32" office:value-type="string" calcext:value-type="string">
            <text:p>NO.</text:p>
          </table:table-cell>
          <table:table-cell table:style-name="ce34" office:value-type="string" calcext:value-type="string">
            <text:p>大分類</text:p>
          </table:table-cell>
          <table:table-cell table:style-name="ce34" office:value-type="string" calcext:value-type="string">
            <text:p>中分類</text:p>
          </table:table-cell>
          <table:table-cell table:style-name="ce34" office:value-type="string" calcext:value-type="string">
            <text:p>小分類</text:p>
          </table:table-cell>
          <table:table-cell table:style-name="ce34" office:value-type="string" calcext:value-type="string">
            <text:p>区分</text:p>
          </table:table-cell>
          <table:table-cell table:style-name="ce34" office:value-type="string" calcext:value-type="string">
            <text:p>試験手順</text:p>
          </table:table-cell>
          <table:table-cell table:style-name="ce34" office:value-type="string" calcext:value-type="string">
            <text:p>期待値</text:p>
          </table:table-cell>
          <table:table-cell table:style-name="ce34" office:value-type="string" calcext:value-type="string">
            <text:p>結果</text:p>
          </table:table-cell>
          <table:table-cell table:style-name="ce34" office:value-type="string" calcext:value-type="string">
            <text:p>確認者</text:p>
          </table:table-cell>
          <table:table-cell table:style-name="ce34" office:value-type="string" calcext:value-type="string">
            <text:p>確認日時</text:p>
          </table:table-cell>
          <table:table-cell table:style-name="ce34" office:value-type="string" calcext:value-type="string">
            <text:p>備考</text:p>
          </table:table-cell>
          <table:table-cell table:number-columns-repeated="1013"/>
        </table:table-row>
        <table:table-row table:style-name="ro1" table:number-rows-repeated="3">
          <table:table-cell table:style-name="ce9"/>
          <table:table-cell table:style-name="ce14" table:number-columns-repeated="3"/>
          <table:table-cell table:style-name="ce15"/>
          <table:table-cell table:style-name="ce18"/>
          <table:table-cell table:style-name="ce19"/>
          <table:table-cell table:style-name="ce23" table:number-columns-repeated="2"/>
          <table:table-cell table:style-name="ce26"/>
          <table:table-cell table:style-name="ce27"/>
          <table:table-cell table:number-columns-repeated="1013"/>
        </table:table-row>
        <table:table-row table:style-name="ro8" table:visibility="collapse">
          <table:table-cell table:style-name="ce9" office:value-type="float" office:value="1" calcext:value-type="float">
            <text:p>1</text:p>
          </table:table-cell>
          <table:table-cell table:style-name="ce14" office:value-type="string" calcext:value-type="string">
            <text:p>タイトルバー</text:p>
          </table:table-cell>
          <table:table-cell table:style-name="ce14" office:value-type="string" calcext:value-type="string">
            <text:p>テキスト</text:p>
          </table:table-cell>
          <table:table-cell table:style-name="ce14" office:value-type="string" calcext:value-type="string">
            <text:p>日付</text:p>
          </table:table-cell>
          <table:table-cell table:style-name="ce15" office:value-type="string" calcext:value-type="string">
            <text:p>正常</text:p>
          </table:table-cell>
          <table:table-cell table:style-name="ce38" office:value-type="string" calcext:value-type="string">
            <text:p>1.メルマガ画面の新規ボタンを押下する。</text:p>
          </table:table-cell>
          <table:table-cell table:style-name="ce19" office:value-type="string" calcext:value-type="string">
            <text:p>(イ. 遷移)</text:p>
            <text:p>1.メルマガ作成ダイアログが表示されること。</text:p>
            <text:p>  また、タイトルバーに「メルマガ作成」と表示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8" table:visibility="collapse">
          <table:table-cell table:style-name="ce9" office:value-type="float" office:value="2" calcext:value-type="float">
            <text:p>2</text:p>
          </table:table-cell>
          <table:table-cell table:style-name="ce14" office:value-type="string" calcext:value-type="string">
            <text:p>タイトルバー</text:p>
          </table:table-cell>
          <table:table-cell table:style-name="ce14" office:value-type="string" calcext:value-type="string">
            <text:p>ボタン</text:p>
          </table:table-cell>
          <table:table-cell table:style-name="ce14" office:value-type="string" calcext:value-type="string">
            <text:p>クローズボックス</text:p>
          </table:table-cell>
          <table:table-cell table:style-name="ce15" office:value-type="string" calcext:value-type="string">
            <text:p>正常</text:p>
          </table:table-cell>
          <table:table-cell table:style-name="ce38" office:value-type="string" calcext:value-type="string">
            <text:p>1.メルマガ作成ダイアログのクローズボックスを押下する。</text:p>
          </table:table-cell>
          <table:table-cell table:style-name="ce19" office:value-type="string" calcext:value-type="string">
            <text:p>(イ. 遷移)</text:p>
            <text:p>1.メルマガ作成ダイアログが閉じ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9" office:value-type="float" office:value="3" calcext:value-type="float">
            <text:p>3</text:p>
          </table:table-cell>
          <table:table-cell table:style-name="ce14" office:value-type="string" calcext:value-type="string">
            <text:p>メルマガ作成フォーム</text:p>
          </table:table-cell>
          <table:table-cell table:style-name="ce14" office:value-type="string" calcext:value-type="string">
            <text:p>入力フォーム</text:p>
          </table:table-cell>
          <table:table-cell table:style-name="ce14" office:value-type="string" calcext:value-type="string">
            <text:p>店舗選択セレクトメニュー</text:p>
          </table:table-cell>
          <table:table-cell table:style-name="ce16" office:value-type="string" calcext:value-type="string">
            <text:p>正常</text:p>
          </table:table-cell>
          <table:table-cell table:style-name="ce38" office:value-type="string" calcext:value-type="string">
            <text:p>1.メルマガ作成ダイアログを表示する。</text:p>
            <text:p>2.店舗選択セレクトメニューを押下する。</text:p>
            <text:p>3.任意の項目を選択する。</text:p>
          </table:table-cell>
          <table:table-cell table:style-name="ce20" office:value-type="string" calcext:value-type="string">
            <text:p>(イ. 遷移)</text:p>
            <text:p>1.店舗選択セレクトメニューに「新宿店」の項目が選択されていること。</text:p>
            <text:p>2.店舗名選択セレクトメニューの全項目が表示されること。</text:p>
            <text:p>3.選択した項目が店舗名選択セレクトメニューにセット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2" table:visibility="collapse">
          <table:table-cell table:style-name="ce9" office:value-type="float" office:value="4" calcext:value-type="float">
            <text:p>4</text:p>
          </table:table-cell>
          <table:table-cell table:style-name="ce14" office:value-type="string" calcext:value-type="string">
            <text:p>メルマガ作成フォーム</text:p>
          </table:table-cell>
          <table:table-cell table:style-name="ce14" office:value-type="string" calcext:value-type="string">
            <text:p>入力フォーム</text:p>
          </table:table-cell>
          <table:table-cell table:style-name="ce14" office:value-type="string" calcext:value-type="string">
            <text:p>メルマガ種別選択セレクトメニュー</text:p>
          </table:table-cell>
          <table:table-cell table:style-name="ce16" office:value-type="string" calcext:value-type="string">
            <text:p>正常</text:p>
          </table:table-cell>
          <table:table-cell table:style-name="ce38" office:value-type="string" calcext:value-type="string">
            <text:p>1.メルマガ作成ダイアログを表示する。</text:p>
            <text:p>2.メルマガ種別選択セレクトメニューを押下する。</text:p>
            <text:p>3.任意の項目を選択する。</text:p>
          </table:table-cell>
          <table:table-cell table:style-name="ce20" office:value-type="string" calcext:value-type="string">
            <text:p>(イ. 遷移)</text:p>
            <text:p>1.メルマガ種別選択セレクトメニューに「情報」の項目が選択されていること。</text:p>
            <text:p>2.メルマガ種別選択セレクトメニューの全項目が表示されること。</text:p>
            <text:p>3.選択した項目がメルマガ種別選択セレクトメニューにセットされること。</text:p>
            <text:p><text:span text:style-name="T1">(ロ. データ)</text:span></text:p>
            <text:p><text:span text:style-name="T1">1.</text:span></text:p>
          </table:table-cell>
          <table:table-cell table:style-name="ce23" table:number-columns-repeated="2"/>
          <table:table-cell table:style-name="ce26"/>
          <table:table-cell table:style-name="ce27"/>
          <table:table-cell table:number-columns-repeated="1013"/>
        </table:table-row>
        <table:table-row table:style-name="ro17" table:visibility="collapse">
          <table:table-cell table:style-name="ce9" office:value-type="float" office:value="5" calcext:value-type="float">
            <text:p>5</text:p>
          </table:table-cell>
          <table:table-cell table:style-name="ce14" office:value-type="string" calcext:value-type="string">
            <text:p>メルマガ作成フォーム</text:p>
          </table:table-cell>
          <table:table-cell table:style-name="ce14" office:value-type="string" calcext:value-type="string">
            <text:p>入力フォーム</text:p>
          </table:table-cell>
          <table:table-cell table:style-name="ce14" office:value-type="string" calcext:value-type="string">
            <text:p>タイトル入力フォーム</text:p>
          </table:table-cell>
          <table:table-cell table:style-name="ce15" office:value-type="string" calcext:value-type="string">
            <text:p>正常</text:p>
          </table:table-cell>
          <table:table-cell table:style-name="ce18" office:value-type="string" calcext:value-type="string">
            <text:p><text:span text:style-name="T1">1.メルマガ作成ダイアログを表示する。</text:span></text:p>
            <text:p>2.タイトル入力フォームを押下する。</text:p>
            <text:p>3.入力を行う。</text:p>
          </table:table-cell>
          <table:table-cell table:style-name="ce39" office:value-type="string" calcext:value-type="string">
            <text:p>(イ. 遷移)</text:p>
            <text:p>1.タイトル入力フォームが空であること。</text:p>
            <text:p>2.タイトル入力フォームがフォーカスされること。</text:p>
            <text:p>3.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30" table:visibility="collapse">
          <table:table-cell table:style-name="ce9" office:value-type="float" office:value="6" calcext:value-type="float">
            <text:p>6</text:p>
          </table:table-cell>
          <table:table-cell table:style-name="ce14" office:value-type="string" calcext:value-type="string">
            <text:p>メルマガ作成フォーム</text:p>
          </table:table-cell>
          <table:table-cell table:style-name="ce14" office:value-type="string" calcext:value-type="string">
            <text:p>入力フォーム</text:p>
          </table:table-cell>
          <table:table-cell table:style-name="ce14" office:value-type="string" calcext:value-type="string">
            <text:p>内容入力フォーム</text:p>
          </table:table-cell>
          <table:table-cell table:style-name="ce15" office:value-type="string" calcext:value-type="string">
            <text:p>正常</text:p>
          </table:table-cell>
          <table:table-cell table:style-name="ce18" office:value-type="string" calcext:value-type="string">
            <text:p><text:span text:style-name="T1">1.メルマガ作成ダイアログを表示する。</text:span></text:p>
            <text:p>2.内容入力フォームを押下する。</text:p>
            <text:p>3.入力を行う。</text:p>
          </table:table-cell>
          <table:table-cell table:style-name="ce39" office:value-type="string" calcext:value-type="string">
            <text:p>(イ. 遷移)</text:p>
            <text:p>1.内容入力フォームが空であること。</text:p>
            <text:p>2.内容入力フォームがフォーカスされること。</text:p>
            <text:p>3.入力できること。</text:p>
            <text:p><text:span text:style-name="T1">(ロ. データ)</text:span></text:p>
            <text:p><text:span text:style-name="T1">なし</text:span></text:p>
          </table:table-cell>
          <table:table-cell table:style-name="ce23" table:number-columns-repeated="2"/>
          <table:table-cell table:style-name="ce26"/>
          <table:table-cell table:style-name="ce27"/>
          <table:table-cell table:number-columns-repeated="1013"/>
        </table:table-row>
        <table:table-row table:style-name="ro14" table:visibility="collapse">
          <table:table-cell table:style-name="ce9" office:value-type="float" office:value="7" calcext:value-type="float">
            <text:p>7</text:p>
          </table:table-cell>
          <table:table-cell table:style-name="ce14" office:value-type="string" calcext:value-type="string">
            <text:p>メルマガ作成フォーム</text:p>
          </table:table-cell>
          <table:table-cell table:style-name="ce14" office:value-type="string" calcext:value-type="string">
            <text:p>ボタン</text:p>
          </table:table-cell>
          <table:table-cell table:style-name="ce14" office:value-type="string" calcext:value-type="string">
            <text:p>送信ボタン</text:p>
          </table:table-cell>
          <table:table-cell table:style-name="ce15" office:value-type="string" calcext:value-type="string">
            <text:p>正常</text:p>
          </table:table-cell>
          <table:table-cell table:style-name="ce18" office:value-type="string" calcext:value-type="string">
            <text:p>1.送信ボタンを押下する。</text:p>
          </table:table-cell>
          <table:table-cell table:style-name="ce39" office:value-type="string" calcext:value-type="string">
            <text:p>(イ. 遷移)</text:p>
            <text:p>1.入力したメルマガ作成フォームの内容でメルマガが受信設定を有効にしているユーザに対して送信されること。</text:p>
            <text:p>  また、その旨を伝えるメッセージが表示されること。</text:p>
            <text:p>  その後、メルマガ送信ダイアログが閉じられる事。</text:p>
            <text:p>(ロ. データ)</text:p>
            <text:p>1.</text:p>
          </table:table-cell>
          <table:table-cell table:style-name="ce23" table:number-columns-repeated="2"/>
          <table:table-cell table:style-name="ce26"/>
          <table:table-cell table:style-name="ce27"/>
          <table:table-cell table:number-columns-repeated="1013"/>
        </table:table-row>
        <table:table-row table:style-name="ro13" table:visibility="collapse">
          <table:table-cell table:style-name="ce9" office:value-type="float" office:value="8" calcext:value-type="float">
            <text:p>8</text:p>
          </table:table-cell>
          <table:table-cell table:style-name="ce14" office:value-type="string" calcext:value-type="string">
            <text:p>メルマガ作成フォーム</text:p>
          </table:table-cell>
          <table:table-cell table:style-name="ce14" office:value-type="string" calcext:value-type="string">
            <text:p>ボタン</text:p>
          </table:table-cell>
          <table:table-cell table:style-name="ce14" office:value-type="string" calcext:value-type="string">
            <text:p>リセットボタン</text:p>
          </table:table-cell>
          <table:table-cell table:style-name="ce15" office:value-type="string" calcext:value-type="string">
            <text:p>正常</text:p>
          </table:table-cell>
          <table:table-cell table:style-name="ce18" office:value-type="string" calcext:value-type="string">
            <text:p>1.リセットボタンを押下する。</text:p>
          </table:table-cell>
          <table:table-cell table:style-name="ce39" office:value-type="string" calcext:value-type="string">
            <text:p>(イ. 遷移)</text:p>
            <text:p>1.メルマガ作成フォームの内容がリセットされること。</text:p>
            <text:p>(ロ. データ)</text:p>
            <text:p>1.</text:p>
          </table:table-cell>
          <table:table-cell table:style-name="ce23" table:number-columns-repeated="2"/>
          <table:table-cell table:style-name="ce26"/>
          <table:table-cell table:style-name="ce27"/>
          <table:table-cell table:number-columns-repeated="1013"/>
        </table:table-row>
        <table:table-row table:style-name="ro6" table:number-rows-repeated="1048556">
          <table:table-cell table:number-columns-repeated="1024"/>
        </table:table-row>
        <table:table-row table:style-name="ro27" table:number-rows-repeated="5">
          <table:table-cell table:number-columns-repeated="1024"/>
        </table:table-row>
        <table:table-row table:style-name="ro27">
          <table:table-cell table:number-columns-repeated="1024"/>
        </table:table-row>
      </table:table>
      <table:table table:name="テンプレ" table:style-name="ta3" table:print-ranges="テンプレ.A1:テンプレ.AR20">
        <office:forms form:automatic-focus="false" form:apply-design-mode="false"/>
        <table:table-column table:style-name="co14" table:number-columns-repeated="40" table:default-cell-style-name="ce53"/>
        <table:table-column table:style-name="co14" table:number-columns-repeated="4" table:default-cell-style-name="ce65"/>
        <table:table-column table:style-name="co14" table:number-columns-repeated="980" table:default-cell-style-name="ce53"/>
        <table:table-row table:style-name="ro62">
          <table:table-cell table:style-name="ce12"/>
          <table:table-cell table:style-name="ce12" office:value-type="string" calcext:value-type="string">
            <text:p>対象画面：ログイン画面</text:p>
          </table:table-cell>
          <table:table-cell table:style-name="ce12" table:number-columns-repeated="3"/>
          <table:table-cell table:style-name="ce50" table:number-columns-repeated="5"/>
          <table:table-cell table:style-name="ce57"/>
          <table:table-cell table:style-name="ce50" table:number-columns-repeated="18"/>
          <table:table-cell table:style-name="ce41" office:value-type="string" calcext:value-type="string">
            <text:p>作成者</text:p>
          </table:table-cell>
          <table:table-cell table:style-name="ce50"/>
          <table:table-cell table:style-name="ce22" office:value-type="string" calcext:value-type="string">
            <text:p>：</text:p>
          </table:table-cell>
          <table:table-cell table:style-name="ce62" office:value-type="string" calcext:value-type="string">
            <text:p>本村</text:p>
          </table:table-cell>
          <table:table-cell table:style-name="ce50" table:number-columns-repeated="7"/>
          <table:table-cell table:number-columns-repeated="984"/>
        </table:table-row>
        <table:table-row table:style-name="ro62">
          <table:table-cell table:style-name="ce50" table:number-columns-repeated="29"/>
          <table:table-cell table:style-name="ce41" office:value-type="string" calcext:value-type="string">
            <text:p>作成日時</text:p>
          </table:table-cell>
          <table:table-cell table:style-name="ce50"/>
          <table:table-cell table:style-name="ce22" office:value-type="string" calcext:value-type="string">
            <text:p>：</text:p>
          </table:table-cell>
          <table:table-cell table:style-name="ce25" office:value-type="date" office:date-value="2014-07-28" calcext:value-type="date" table:number-columns-spanned="5" table:number-rows-spanned="1">
            <text:p>2014-07-28</text:p>
          </table:table-cell>
          <table:covered-table-cell table:number-columns-repeated="4" table:style-name="ce25"/>
          <table:table-cell table:style-name="ce50" table:number-columns-repeated="3"/>
          <table:table-cell table:number-columns-repeated="984"/>
        </table:table-row>
        <table:table-row table:style-name="ro62">
          <table:table-cell table:style-name="ce51" office:value-type="string" calcext:value-type="string">
            <text:p>NO.</text:p>
          </table:table-cell>
          <table:table-cell table:style-name="ce13" office:value-type="string" calcext:value-type="string" table:number-columns-spanned="4" table:number-rows-spanned="1">
            <text:p>大分類</text:p>
          </table:table-cell>
          <table:covered-table-cell table:number-columns-repeated="3" table:style-name="ce13"/>
          <table:table-cell table:style-name="ce13" office:value-type="string" calcext:value-type="string" table:number-columns-spanned="4" table:number-rows-spanned="1">
            <text:p>中分類</text:p>
          </table:table-cell>
          <table:covered-table-cell table:number-columns-repeated="3" table:style-name="ce13"/>
          <table:table-cell table:style-name="ce13" office:value-type="string" calcext:value-type="string" table:number-columns-spanned="2" table:number-rows-spanned="1">
            <text:p>区分</text:p>
          </table:table-cell>
          <table:covered-table-cell table:style-name="ce13"/>
          <table:table-cell table:style-name="ce13" office:value-type="string" calcext:value-type="string" table:number-columns-spanned="11" table:number-rows-spanned="1">
            <text:p>試験手順</text:p>
          </table:table-cell>
          <table:covered-table-cell table:number-columns-repeated="10" table:style-name="ce13"/>
          <table:table-cell table:style-name="ce13" office:value-type="string" calcext:value-type="string" table:number-columns-spanned="9" table:number-rows-spanned="1">
            <text:p>期待値</text:p>
          </table:table-cell>
          <table:covered-table-cell table:number-columns-repeated="8" table:style-name="ce13"/>
          <table:table-cell table:style-name="ce13" office:value-type="string" calcext:value-type="string" table:number-columns-spanned="2" table:number-rows-spanned="1">
            <text:p>結果</text:p>
          </table:table-cell>
          <table:covered-table-cell table:style-name="ce13"/>
          <table:table-cell table:style-name="ce13" office:value-type="string" calcext:value-type="string" table:number-columns-spanned="3" table:number-rows-spanned="1">
            <text:p>確認者</text:p>
          </table:table-cell>
          <table:covered-table-cell table:number-columns-repeated="2" table:style-name="ce13"/>
          <table:table-cell table:style-name="ce13" office:value-type="string" calcext:value-type="string" table:number-columns-spanned="4" table:number-rows-spanned="1">
            <text:p>確認日時</text:p>
          </table:table-cell>
          <table:covered-table-cell table:number-columns-repeated="3" table:style-name="ce13"/>
          <table:table-cell table:style-name="ce13" office:value-type="string" calcext:value-type="string" table:number-columns-spanned="4" table:number-rows-spanned="1">
            <text:p>備考</text:p>
          </table:table-cell>
          <table:covered-table-cell table:number-columns-repeated="3"/>
          <table:table-cell table:number-columns-repeated="980"/>
        </table:table-row>
        <table:table-row table:style-name="ro62">
          <table:table-cell table:style-name="ce52" office:value-type="float" office:value="1" calcext:value-type="float">
            <text:p>1</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8" table:number-columns-spanned="11" table:number-rows-spanned="1"/>
          <table:covered-table-cell table:number-columns-repeated="10" table:style-name="ce18"/>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3" table:number-columns-spanned="4" table:number-rows-spanned="1"/>
          <table:covered-table-cell table:number-columns-repeated="3" table:style-name="ce63"/>
          <table:table-cell table:style-name="ce66" table:number-columns-spanned="4" table:number-rows-spanned="1"/>
          <table:covered-table-cell table:number-columns-repeated="3" table:style-name="ce67"/>
          <table:table-cell table:number-columns-repeated="980"/>
        </table:table-row>
        <table:table-row table:style-name="ro62">
          <table:table-cell table:style-name="ce52" office:value-type="float" office:value="2" calcext:value-type="float">
            <text:p>2</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8" table:number-columns-spanned="11" table:number-rows-spanned="1"/>
          <table:covered-table-cell table:number-columns-repeated="10" table:style-name="ce18"/>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62">
          <table:table-cell table:style-name="ce52" office:value-type="float" office:value="3" calcext:value-type="float">
            <text:p>3</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8" table:number-columns-spanned="11" table:number-rows-spanned="1"/>
          <table:covered-table-cell table:number-columns-repeated="10" table:style-name="ce18"/>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62">
          <table:table-cell table:style-name="ce52" office:value-type="float" office:value="4" calcext:value-type="float">
            <text:p>4</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8" table:number-columns-spanned="11" table:number-rows-spanned="1"/>
          <table:covered-table-cell table:number-columns-repeated="10" table:style-name="ce18"/>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62">
          <table:table-cell table:style-name="ce52" office:value-type="float" office:value="5" calcext:value-type="float">
            <text:p>5</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8" table:number-columns-spanned="11" table:number-rows-spanned="1"/>
          <table:covered-table-cell table:number-columns-repeated="10" table:style-name="ce18"/>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62">
          <table:table-cell table:style-name="ce52" office:value-type="float" office:value="6" calcext:value-type="float">
            <text:p>6</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8" table:number-columns-spanned="11" table:number-rows-spanned="1"/>
          <table:covered-table-cell table:number-columns-repeated="10" table:style-name="ce18"/>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62">
          <table:table-cell table:style-name="ce52" office:value-type="float" office:value="7" calcext:value-type="float">
            <text:p>7</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62">
          <table:table-cell table:style-name="ce52" office:value-type="float" office:value="8" calcext:value-type="float">
            <text:p>8</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8" table:number-columns-spanned="11" table:number-rows-spanned="1"/>
          <table:covered-table-cell table:number-columns-repeated="10" table:style-name="ce18"/>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62">
          <table:table-cell table:style-name="ce52" office:value-type="float" office:value="9" calcext:value-type="float">
            <text:p>9</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18" table:number-columns-spanned="11" table:number-rows-spanned="1"/>
          <table:covered-table-cell table:number-columns-repeated="10" table:style-name="ce18"/>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62">
          <table:table-cell table:style-name="ce52" office:value-type="float" office:value="10" calcext:value-type="float">
            <text:p>10</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62">
          <table:table-cell table:style-name="ce52" office:value-type="float" office:value="11" calcext:value-type="float">
            <text:p>11</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62">
          <table:table-cell table:style-name="ce52" office:value-type="float" office:value="12" calcext:value-type="float">
            <text:p>12</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62">
          <table:table-cell table:style-name="ce52" office:value-type="float" office:value="13" calcext:value-type="float">
            <text:p>13</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62">
          <table:table-cell table:style-name="ce52" office:value-type="float" office:value="14" calcext:value-type="float">
            <text:p>14</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62">
          <table:table-cell table:style-name="ce52" office:value-type="float" office:value="15" calcext:value-type="float">
            <text:p>15</text:p>
          </table:table-cell>
          <table:table-cell table:style-name="ce54" table:number-columns-spanned="4" table:number-rows-spanned="1"/>
          <table:covered-table-cell table:number-columns-repeated="3" table:style-name="ce54"/>
          <table:table-cell table:style-name="ce55" table:number-columns-spanned="4" table:number-rows-spanned="1"/>
          <table:covered-table-cell table:number-columns-repeated="3" table:style-name="ce55"/>
          <table:table-cell table:style-name="ce56" table:number-columns-spanned="2" table:number-rows-spanned="1"/>
          <table:covered-table-cell table:style-name="ce58"/>
          <table:table-cell table:style-name="ce59" table:number-columns-spanned="11" table:number-rows-spanned="1"/>
          <table:covered-table-cell table:number-columns-repeated="10" table:style-name="ce59"/>
          <table:table-cell table:style-name="ce60" table:number-columns-spanned="9" table:number-rows-spanned="1"/>
          <table:covered-table-cell table:number-columns-repeated="8" table:style-name="ce60"/>
          <table:table-cell table:style-name="ce61" table:number-columns-spanned="2" table:number-rows-spanned="1"/>
          <table:covered-table-cell table:style-name="ce61"/>
          <table:table-cell table:style-name="ce61" table:number-columns-spanned="3" table:number-rows-spanned="1"/>
          <table:covered-table-cell table:number-columns-repeated="2" table:style-name="ce61"/>
          <table:table-cell table:style-name="ce61" table:number-columns-spanned="4" table:number-rows-spanned="1"/>
          <table:covered-table-cell table:number-columns-repeated="3" table:style-name="ce61"/>
          <table:table-cell table:style-name="ce66" table:number-columns-spanned="4" table:number-rows-spanned="1"/>
          <table:covered-table-cell table:number-columns-repeated="3" table:style-name="ce67"/>
          <table:table-cell table:number-columns-repeated="980"/>
        </table:table-row>
        <table:table-row table:style-name="ro1" table:number-rows-repeated="3">
          <table:table-cell table:number-columns-repeated="1024"/>
        </table:table-row>
        <table:table-row table:style-name="ro1">
          <table:table-cell table:style-name="ce9"/>
          <table:table-cell table:style-name="ce14" table:number-columns-repeated="8"/>
          <table:table-cell table:style-name="ce14" table:number-columns-spanned="4" table:number-rows-spanned="1"/>
          <table:covered-table-cell table:number-columns-repeated="3" table:style-name="ce14"/>
          <table:table-cell table:style-name="ce15" table:number-columns-spanned="2" table:number-rows-spanned="1"/>
          <table:covered-table-cell table:style-name="ce15"/>
          <table:table-cell table:style-name="ce18" table:number-columns-spanned="11" table:number-rows-spanned="1"/>
          <table:covered-table-cell table:number-columns-repeated="10" table:style-name="ce18"/>
          <table:table-cell table:style-name="ce39" table:number-columns-spanned="9" table:number-rows-spanned="1"/>
          <table:covered-table-cell table:number-columns-repeated="8" table:style-name="ce39"/>
          <table:table-cell table:style-name="ce23" table:number-columns-spanned="2" table:number-rows-spanned="1"/>
          <table:covered-table-cell table:style-name="ce23"/>
          <table:table-cell table:style-name="ce23" table:number-columns-spanned="3" table:number-rows-spanned="1"/>
          <table:covered-table-cell table:number-columns-repeated="2" table:style-name="ce64"/>
          <table:table-cell table:style-name="ce26" table:number-columns-spanned="4" table:number-rows-spanned="1"/>
          <table:covered-table-cell table:number-columns-repeated="3" table:style-name="ce68"/>
          <table:table-cell table:style-name="ce27" table:number-columns-spanned="8" table:number-rows-spanned="1"/>
          <table:covered-table-cell table:number-columns-repeated="7" table:style-name="ce69"/>
          <table:table-cell table:number-columns-repeated="972"/>
        </table:table-row>
        <table:table-row table:style-name="ro1" table:number-rows-repeated="1048553">
          <table:table-cell table:number-columns-repeated="1024"/>
        </table:table-row>
        <table:table-row table:style-name="ro1">
          <table:table-cell table:number-columns-repeated="1024"/>
        </table:table-row>
        <table:named-expressions>
          <table:named-range table:name="_xlnm.Print_Area" table:base-cell-address="$テンプレ.$A$1" table:cell-range-address="$テンプレ.$A$1:.$AN$20" table:range-usable-as="print-range"/>
          <table:named-range table:name="_xlnm.Print_Area_0" table:base-cell-address="$テンプレ.$A$1" table:cell-range-address="$テンプレ.$A$1:.$AN$20" table:range-usable-as="print-range"/>
          <table:named-range table:name="_xlnm.Print_Area_0_0" table:base-cell-address="$テンプレ.$A$1" table:cell-range-address="$テンプレ.$A$1:.$AN$20"/>
          <table:named-range table:name="_xlnm.Print_Area_0_0_0" table:base-cell-address="$テンプレ.$A$1" table:cell-range-address="$テンプレ.$A$1:.$AN$20"/>
        </table:named-expressions>
      </table:table>
      <table:named-expressions/>
      <table:database-ranges>
        <table:database-range table:name="__Anonymous_Sheet_DB__1" table:target-range-address="フラワースクールトップ画面.H1:フラワースクールトップ画面.H1048544" table:orientation="column"/>
        <table:database-range table:name="__Anonymous_Sheet_DB__2" table:target-range-address="会員トップ画面.H25:会員トップ画面.H27" table:orientation="column"/>
        <table:database-range table:name="__Anonymous_Sheet_DB__3" table:target-range-address="日ごと授業一覧ダイアログ.H7:日ごと授業一覧ダイアログ.H7" table:orientation="column"/>
        <table:database-range table:name="__Anonymous_Sheet_DB__4" table:target-range-address="授業予約ダイアログ.H7:授業予約ダイアログ.H7" table:orientation="column"/>
        <table:database-range table:name="__Anonymous_Sheet_DB__5" table:target-range-address="授業キャンセルダイアログ.H7:授業キャンセルダイアログ.H7" table:orientation="column"/>
        <table:database-range table:name="__Anonymous_Sheet_DB__6" table:target-range-address="プロフィール変更画面.H7:プロフィール変更画面.H7" table:orientation="column"/>
        <table:database-range table:name="__Anonymous_Sheet_DB__7" table:target-range-address="目安箱画面.H7:目安箱画面.H7" table:orientation="column"/>
        <table:database-range table:name="__Anonymous_Sheet_DB__8" table:target-range-address="ギャラリー画面.H7:ギャラリー画面.H7" table:orientation="column"/>
        <table:database-range table:name="__Anonymous_Sheet_DB__9" table:target-range-address="ブログ画面.H7:ブログ画面.H7" table:orientation="column"/>
        <table:database-range table:name="__Anonymous_Sheet_DB__10" table:target-range-address="マイギャラリー画面.H92:マイギャラリー画面.H92" table:orientation="column"/>
        <table:database-range table:name="__Anonymous_Sheet_DB__11" table:target-range-address="マイブログ画面.H25:マイブログ画面.H25" table:orientation="column"/>
        <table:database-range table:name="__Anonymous_Sheet_DB__12" table:target-range-address="ブログ編集画面.H35:ブログ編集画面.H35" table:orientation="column"/>
        <table:database-range table:name="__Anonymous_Sheet_DB__13" table:target-range-address="管理者画面.H7:管理者画面.H7" table:orientation="column"/>
        <table:database-range table:name="__Anonymous_Sheet_DB__14" table:target-range-address="日ごと予約者一覧画面.H55:日ごと予約者一覧画面.H55" table:orientation="column"/>
        <table:database-range table:name="__Anonymous_Sheet_DB__15" table:target-range-address="受講承認タブ.H7:受講承認タブ.H7" table:orientation="column"/>
        <table:database-range table:name="__Anonymous_Sheet_DB__16" table:target-range-address="承認タブ.H7:承認タブ.H7" table:orientation="column"/>
        <table:database-range table:name="__Anonymous_Sheet_DB__17" table:target-range-address="受講承認画面.H34:受講承認画面.H34" table:orientation="column"/>
        <table:database-range table:name="__Anonymous_Sheet_DB__18" table:target-range-address="商品購入承認画面.H38:商品購入承認画面.H38" table:orientation="column"/>
        <table:database-range table:name="__Anonymous_Sheet_DB__19" table:target-range-address="承認一覧タブ.H4:承認一覧タブ.H4" table:orientation="column"/>
        <table:database-range table:name="__Anonymous_Sheet_DB__20" table:target-range-address="受講承認一覧画面.H28:受講承認一覧画面.H28" table:orientation="column"/>
        <table:database-range table:name="__Anonymous_Sheet_DB__21" table:target-range-address="商品購入承認一覧画面.H27:商品購入承認一覧画面.H27" table:orientation="column"/>
        <table:database-range table:name="__Anonymous_Sheet_DB__22" table:target-range-address="ユーザ一覧画面.H54:ユーザ一覧画面.H54" table:orientation="column"/>
        <table:database-range table:name="__Anonymous_Sheet_DB__23" table:target-range-address="メール送信ダイアログ.H7:メール送信ダイアログ.H7" table:orientation="column"/>
        <table:database-range table:name="__Anonymous_Sheet_DB__24" table:target-range-address="ユーザ絞込ダイアログ.H7:ユーザ絞込ダイアログ.H7" table:orientation="column"/>
        <table:database-range table:name="__Anonymous_Sheet_DB__25" table:target-range-address="授業詳細画面.H5:授業詳細画面.H5" table:orientation="column"/>
        <table:database-range table:name="__Anonymous_Sheet_DB__26" table:target-range-address="授業詳細ダイアログ.H7:授業詳細ダイアログ.H7" table:orientation="column"/>
        <table:database-range table:name="__Anonymous_Sheet_DB__27" table:target-range-address="授業一覧画面.H27:授業一覧画面.H27" table:orientation="column"/>
        <table:database-range table:name="__Anonymous_Sheet_DB__28" table:target-range-address="授業作成ダイアログ.H7:授業作成ダイアログ.H7" table:orientation="column"/>
        <table:database-range table:name="__Anonymous_Sheet_DB__29" table:target-range-address="授業編集ダイアログ.H7:授業編集ダイアログ.H7" table:orientation="column"/>
        <table:database-range table:name="__Anonymous_Sheet_DB__30" table:target-range-address="受講者一覧ダイアログ.H55:受講者一覧ダイアログ.H55" table:orientation="column"/>
        <table:database-range table:name="__Anonymous_Sheet_DB__31" table:target-range-address="時間帯一覧画面.H41:時間帯一覧画面.H41" table:orientation="column"/>
        <table:database-range table:name="__Anonymous_Sheet_DB__32" table:target-range-address="メルマガ画面.H53:メルマガ画面.H53" table:orientation="column"/>
        <table:database-range table:name="__Anonymous_Sheet_DB__33" table:target-range-address="メルマガ作成ダイアログ.H7:メルマガ作成ダイアログ.H7"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Hiragino Kaku Gothic ProN" svg:font-family="'Hiragino Kaku Gothic ProN'"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ＭＳ ゴシック" svg:font-family="'ＭＳ ゴシック'"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5">
      <number:number number:decimal-places="0" number:min-integer-digits="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number:text>-¥</number:text>
      <number:number number:decimal-places="0" number:min-integer-digits="1" number:grouping="true"/>
      <style:map style:condition="value()&gt;=0" style:apply-style-name="N10111P0"/>
    </number:number-style>
    <number:number-style style:name="N10112P0" style:volatile="true" number:language="ja" number:country="JP">
      <number:text>¥</number:text>
      <number:number number:decimal-places="0" number:min-integer-digits="1" number:grouping="true"/>
    </number:number-style>
    <number:number-style style:name="N10112" number:language="ja" number:country="JP">
      <style:text-properties fo:color="#ff0000"/>
      <number:text>-¥</number:text>
      <number:number number:decimal-places="0" number:min-integer-digits="1" number:grouping="true"/>
      <style:map style:condition="value()&gt;=0" style:apply-style-name="N10112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number:text>-¥</number:text>
      <number:number number:decimal-places="2" number:min-integer-digits="1" number:grouping="true"/>
      <style:map style:condition="value()&gt;=0" style:apply-style-name="N10114P0"/>
    </number:number-style>
    <number:number-style style:name="N10115P0" style:volatile="true" number:language="ja" number:country="JP">
      <number:text>¥</number:text>
      <number:number number:decimal-places="2" number:min-integer-digits="1" number:grouping="true"/>
    </number:number-style>
    <number:number-style style:name="N10115" number:language="ja" number:country="JP">
      <style:text-properties fo:color="#ff0000"/>
      <number:text>-¥</number:text>
      <number:number number:decimal-places="2" number:min-integer-digits="1" number:grouping="true"/>
      <style:map style:condition="value()&gt;=0" style:apply-style-name="N10115P0"/>
    </number:number-style>
    <number:date-style style:name="N10116" number:language="ja" number:country="JP">
      <number:day number:style="long"/>
      <number:text>-</number:text>
      <number:month number:textual="true"/>
      <number:text>-</number:text>
      <number:year/>
    </number:date-style>
    <number:date-style style:name="N10117" number:language="ja" number:country="JP">
      <number:day number:style="long"/>
      <number:text>-</number:text>
      <number:month number:textual="true"/>
    </number:date-style>
    <number:date-style style:name="N10118" number:language="ja" number:country="JP">
      <number:month number:textual="true"/>
      <number:text>-</number:text>
      <number:year/>
    </number:date-style>
    <number:time-style style:name="N10119" number:language="ja" number:country="JP">
      <number:hours/>
      <number:text>:</number:text>
      <number:minutes number:style="long"/>
      <number:text> </number:text>
      <number:am-pm/>
    </number:time-style>
    <number:time-style style:name="N10120" number:language="ja" number:country="JP">
      <number:hours/>
      <number:text>:</number:text>
      <number:minutes number:style="long"/>
      <number:text>:</number:text>
      <number:seconds number:style="long"/>
      <number:text> </number:text>
      <number:am-pm/>
    </number:time-style>
    <number:time-style style:name="N10121" number:language="ja" number:country="JP">
      <number:hours/>
      <number:text>:</number:text>
      <number:minutes number:style="long"/>
      <number:text>:</number:text>
      <number:seconds number:style="long"/>
    </number:time-style>
    <number:date-style style:name="N10122"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number:text>($</number:text>
      <number:number number:decimal-places="0" number:min-integer-digits="1" number:grouping="true"/>
      <number:text>)</number:text>
      <style:map style:condition="value()&gt;=0" style:apply-style-name="N10124P0"/>
    </number:number-style>
    <number:number-style style:name="N10125P0" style:volatile="true" number:language="ja" number:country="JP">
      <number:text>$</number:text>
      <number:number number:decimal-places="0" number:min-integer-digits="1" number:grouping="true"/>
      <number:text> </number:text>
    </number:number-style>
    <number:number-style style:name="N10125" number:language="ja" number:country="JP">
      <style:text-properties fo:color="#ff0000"/>
      <number:text>($</number:text>
      <number:number number:decimal-places="0" number:min-integer-digits="1" number:grouping="true"/>
      <number:text>)</number:text>
      <style:map style:condition="value()&gt;=0" style:apply-style-name="N10125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number:text>($</number:text>
      <number:number number:decimal-places="2" number:min-integer-digits="1" number:grouping="true"/>
      <number:text>)</number:text>
      <style:map style:condition="value()&gt;=0" style:apply-style-name="N10127P0"/>
    </number:number-style>
    <number:number-style style:name="N10128P0" style:volatile="true" number:language="ja" number:country="JP">
      <number:text>$</number:text>
      <number:number number:decimal-places="2" number:min-integer-digits="1" number:grouping="true"/>
      <number:text> </number:text>
    </number:number-style>
    <number:number-style style:name="N10128" number:language="ja" number:country="JP">
      <style:text-properties fo:color="#ff0000"/>
      <number:text>($</number:text>
      <number:number number:decimal-places="2" number:min-integer-digits="1" number:grouping="true"/>
      <number:text>)</number:text>
      <style:map style:condition="value()&gt;=0" style:apply-style-name="N10128P0"/>
    </number:number-style>
    <number:date-style style:name="N10129"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30"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1" number:language="ja" number:country="JP">
      <number:month number:style="long"/>
      <number:text>/</number:text>
      <number:day number:style="long"/>
      <number:text>/</number:text>
      <number:year/>
    </number:date-style>
    <number:date-style style:name="N10132" number:language="ja" number:country="JP">
      <number:year number:style="long"/>
      <number:text>年</number:text>
      <number:month number:style="long"/>
      <number:text>月</number:text>
      <number:day number:style="long"/>
      <number:text>日</number:text>
    </number:date-style>
    <number:time-style style:name="N10133" number:language="ja" number:country="JP">
      <number:hours/>
      <number:text>時</number:text>
      <number:minutes number:style="long"/>
      <number:text>分</number:text>
    </number:time-style>
    <number:time-style style:name="N10134" number:language="ja" number:country="JP">
      <number:hours/>
      <number:text>時</number:text>
      <number:minutes number:style="long"/>
      <number:text>分</number:text>
      <number:seconds number:style="long"/>
      <number:text>秒</number:text>
    </number:time-style>
    <number:date-style style:name="N10135" number:language="ja" number:country="JP">
      <number:year number:style="long"/>
      <number:text>年</number:text>
      <number:month number:style="long"/>
      <number:text>月</number:text>
    </number:date-style>
    <number:date-style style:name="N10136" number:language="ja" number:country="JP">
      <number:month number:style="long"/>
      <number:text>月</number:text>
      <number:day number:style="long"/>
      <number:text>日</number:text>
    </number:date-style>
    <number:number-style style:name="N10137P0" style:volatile="true" number:language="ja" number:country="JP">
      <number:number number:decimal-places="0" number:min-integer-digits="1" number:grouping="true"/>
    </number:number-style>
    <number:number-style style:name="N10137" number:language="ja" number:country="JP">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0" number:min-integer-digits="1" number:grouping="true"/>
    </number:number-style>
    <number:number-style style:name="N10138" number:language="ja" number:country="JP">
      <style:text-properties fo:color="#ff0000"/>
      <number:text>-</number:text>
      <number:number number:decimal-places="0"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number:text>-</number:text>
      <number:number number:decimal-places="2" number:min-integer-digits="1" number:grouping="true"/>
      <style:map style:condition="value()&gt;=0" style:apply-style-name="N10139P0"/>
    </number:number-style>
    <number:number-style style:name="N10140P0" style:volatile="true" number:language="ja" number:country="JP">
      <number:number number:decimal-places="2" number:min-integer-digits="1" number:grouping="true"/>
    </number:number-style>
    <number:number-style style:name="N10140" number:language="ja" number:country="JP">
      <style:text-properties fo:color="#ff0000"/>
      <number:text>-</number:text>
      <number:number number:decimal-places="2" number:min-integer-digits="1" number:grouping="true"/>
      <style:map style:condition="value()&gt;=0" style:apply-style-name="N10140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6P0" style:volatile="true" number:language="ja" number:country="JP">
      <loext:fill-character> </loext:fill-character>
      <number:number number:decimal-places="2" number:min-integer-digits="1" number:grouping="true"/>
      <number:text> </number:text>
    </number:number-style>
    <number:number-style style:name="N10146P1" style:volatile="true" number:language="ja" number:country="JP">
      <loext:fill-character> </loext:fill-character>
      <number:number number:decimal-places="2" number:min-integer-digits="1" number:grouping="true"/>
      <number:text> </number:text>
    </number:number-style>
    <number:number-style style:name="N10146P2" style:volatile="true" number:language="ja" number:country="JP">
      <loext:fill-character> </loext:fill-character>
      <number:text>-</number:text>
      <number:number number:decimal-places="0" number:min-integer-digits="0"/>
      <number:text> </number:text>
    </number:number-style>
    <number:text-style style:name="N10146" number:language="ja" number:country="JP">
      <number:text-content/>
      <number:text> </number:text>
      <style:map style:condition="value()&gt;0" style:apply-style-name="N10146P0"/>
      <style:map style:condition="value()&lt;0" style:apply-style-name="N10146P1"/>
      <style:map style:condition="value()=0" style:apply-style-name="N10146P2"/>
    </number:text-style>
    <style:style style:name="Default" style:family="table-cell">
      <style:table-cell-properties style:rotation-align="none" style:vertical-align="bottom"/>
      <style:text-properties style:font-name="Hiragino Kaku Gothic ProN" fo:font-family="'Hiragino Kaku Gothic ProN'" style:font-family-generic="swiss" style:font-name-asian="Hiragino Kaku Gothic ProN" style:font-family-asian="'Hiragino Kaku Gothic ProN'" style:font-family-generic-asian="swiss"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scale-to="93%"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cm" fo:margin-bottom="2cm" fo:margin-left="2cm" fo:margin-right="2cm" style:print-page-order="ttb" style:first-page-number="continue" style:scale-to="46%" style:writing-mode="lr-tb" style:print="charts drawings objects zero-values"/>
      <style:header-style>
        <style:header-footer-properties fo:min-height="1.52cm" fo:margin-left="0cm" fo:margin-right="0cm" fo:margin-bottom="0.25cm"/>
      </style:header-style>
      <style:footer-style>
        <style:header-footer-properties fo:min-height="0.67cm" fo:margin-left="0cm" fo:margin-right="0cm" fo:margin-top="0.25cm"/>
      </style:footer-style>
    </style:page-layout>
    <style:page-layout style:name="Mpm4">
      <style:page-layout-properties fo:page-width="29.7cm" fo:page-height="21.001cm" style:num-format="1" style:print-orientation="landscape" fo:margin-top="2cm" fo:margin-bottom="2cm" fo:margin-left="2cm" fo:margin-right="2cm" style:print-page-order="ttb" style:first-page-number="continue" style:scale-to="60%" style:writing-mode="lr-tb" style:print="charts drawings objects zero-values"/>
      <style:header-style>
        <style:header-footer-properties fo:min-height="1.52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1">0000/00/00</text:date>, <text:time style:data-style-name="N2" text:time-value="13:40:33.021539000">00:00:00</text:time></text:p>
        </style:region-right>
      </style:header>
      <style:header-left style:display="false"/>
      <style:footer>
        <text:p>Page <text:page-number>1</text:page-number> / <text:page-count>99</text:page-count></text:p>
      </style:footer>
      <style:footer-left style:display="false"/>
    </style:master-page>
    <style:master-page style:name="PageStyle_5f_テンプレ" style:display-name="PageStyle_テンプレ" style:page-layout-name="Mpm3">
      <style:header>
        <style:region-right>
          <text:p><text:span text:style-name="MT1"><text:file-name text:display="name-and-extension">???</text:file-name></text:span></text:p>
          <text:p><text:span text:style-name="MT1"><text:sheet-name>???</text:sheet-name></text:span></text:p>
          <text:p><text:span text:style-name="MT1"><text:date style:data-style-name="N2" text:date-value="2016-05-21">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style:master-page style:name="PageStyle_5f_ログイン" style:display-name="PageStyle_ログイン" style:page-layout-name="Mpm4">
      <style:header>
        <style:region-right>
          <text:p><text:span text:style-name="MT1"><text:file-name text:display="name-and-extension">???</text:file-name></text:span></text:p>
          <text:p><text:span text:style-name="MT1"><text:sheet-name>???</text:sheet-name></text:span></text:p>
          <text:p><text:span text:style-name="MT1"><text:date style:data-style-name="N2" text:date-value="2016-05-21">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6:49:35</meta:creation-date>
    <dc:language>ja-JP</dc:language>
    <dc:date>2016-05-21T16:04:12.190678000</dc:date>
    <meta:editing-cycles>1459</meta:editing-cycles>
    <meta:editing-duration>P26DT2H44M53S</meta:editing-duration>
    <meta:generator>LibreOffice/4.3.2.2$MacOSX_X86_64 LibreOffice_project/edfb5295ba211bd31ad47d0bad0118690f76407d</meta:generator>
    <meta:print-date>2015-10-18T18:15:57.136793000</meta:print-date>
    <meta:document-statistic meta:table-count="35" meta:cell-count="7070" meta:object-count="0"/>
  </office:meta>
</office:document-meta>
</file>